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154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1.958cm"/>
    </style:style>
    <style:style style:name="co4" style:family="table-column">
      <style:table-column-properties fo:break-before="auto" style:column-width="2.041cm"/>
    </style:style>
    <style:style style:name="co5" style:family="table-column">
      <style:table-column-properties fo:break-before="auto" style:column-width="0.84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2.265cm"/>
    </style:style>
    <style:style style:name="co8" style:family="table-column">
      <style:table-column-properties fo:break-before="auto" style:column-width="4.699cm"/>
    </style:style>
    <style:style style:name="co9" style:family="table-column">
      <style:table-column-properties fo:break-before="auto" style:column-width="2.769cm"/>
    </style:style>
    <style:style style:name="co10" style:family="table-column">
      <style:table-column-properties fo:break-before="auto" style:column-width="0.866cm"/>
    </style:style>
    <style:style style:name="co11" style:family="table-column">
      <style:table-column-properties fo:break-before="auto" style:column-width="0.734cm"/>
    </style:style>
    <style:style style:name="co12" style:family="table-column">
      <style:table-column-properties fo:break-before="auto" style:column-width="0.755cm"/>
    </style:style>
    <style:style style:name="co13" style:family="table-column">
      <style:table-column-properties fo:break-before="auto" style:column-width="0.699cm"/>
    </style:style>
    <style:style style:name="co14" style:family="table-column">
      <style:table-column-properties fo:break-before="auto" style:column-width="2.708cm"/>
    </style:style>
    <style:style style:name="co15" style:family="table-column">
      <style:table-column-properties fo:break-before="auto" style:column-width="2.489cm"/>
    </style:style>
    <style:style style:name="co16" style:family="table-column">
      <style:table-column-properties fo:break-before="auto" style:column-width="2.461cm"/>
    </style:style>
    <style:style style:name="co17" style:family="table-column">
      <style:table-column-properties fo:break-before="auto" style:column-width="2.21cm"/>
    </style:style>
    <style:style style:name="co18" style:family="table-column">
      <style:table-column-properties fo:break-before="auto" style:column-width="2.545cm"/>
    </style:style>
    <style:style style:name="co19" style:family="table-column">
      <style:table-column-properties fo:break-before="auto" style:column-width="2.35cm"/>
    </style:style>
    <style:style style:name="co20" style:family="table-column">
      <style:table-column-properties fo:break-before="auto" style:column-width="2.628cm"/>
    </style:style>
    <style:style style:name="co21" style:family="table-column">
      <style:table-column-properties fo:break-before="auto" style:column-width="2.713cm"/>
    </style:style>
    <style:style style:name="co22" style:family="table-column">
      <style:table-column-properties fo:break-before="auto" style:column-width="2.517cm"/>
    </style:style>
    <style:style style:name="co23" style:family="table-column">
      <style:table-column-properties fo:break-before="auto" style:column-width="2.379cm"/>
    </style:style>
    <style:style style:name="co24" style:family="table-column">
      <style:table-column-properties fo:break-before="auto" style:column-width="2.909cm"/>
    </style:style>
    <style:style style:name="co25" style:family="table-column">
      <style:table-column-properties fo:break-before="auto" style:column-width="2.798cm"/>
    </style:style>
    <style:style style:name="co26" style:family="table-column">
      <style:table-column-properties fo:break-before="auto" style:column-width="3.103cm"/>
    </style:style>
    <style:style style:name="co27" style:family="table-column">
      <style:table-column-properties fo:break-before="auto" style:column-width="3.161cm"/>
    </style:style>
    <style:style style:name="co28" style:family="table-column">
      <style:table-column-properties fo:break-before="auto" style:column-width="2.258cm"/>
    </style:style>
    <style:style style:name="co29" style:family="table-column">
      <style:table-column-properties fo:break-before="auto" style:column-width="2.602cm"/>
    </style:style>
    <style:style style:name="co30" style:family="table-column">
      <style:table-column-properties fo:break-before="auto" style:column-width="2.238cm"/>
    </style:style>
    <style:style style:name="co31" style:family="table-column">
      <style:table-column-properties fo:break-before="auto" style:column-width="11.243cm"/>
    </style:style>
    <style:style style:name="ro1" style:family="table-row">
      <style:table-row-properties style:row-height="2.655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2.593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3.5cm" fo:break-before="auto" style:use-optimal-row-height="false"/>
    </style:style>
    <style:style style:name="ta1" style:family="table" style:master-page-name="PageStyle_5f_Channels">
      <style:table-properties table:display="true" style:writing-mode="lr-tb"/>
    </style:style>
    <style:style style:name="ta2" style:family="table" style:master-page-name="PageStyle_5f_Sockets">
      <style:table-properties table:display="true" style:writing-mode="lr-tb"/>
    </style:style>
    <style:style style:name="ta3" style:family="table" style:master-page-name="PageStyle_5f_Groups">
      <style:table-properties table:display="true" style:writing-mode="lr-tb"/>
    </style:style>
    <style:style style:name="ta4" style:family="table" style:master-page-name="PageStyle_5f_Mixer_20_Config">
      <style:table-properties table:display="true" style:writing-mode="lr-tb"/>
    </style:style>
    <style:style style:name="ta5" style:family="table" style:master-page-name="PageStyle_5f_Misc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100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 style:data-style-name="N0">
      <style:table-cell-properties fo:background-color="#b3b3b3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ackground-color="#bf819e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ackground-color="#b7b3ca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ackground-color="#ffb66c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afd095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ackground-color="#ff383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4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C2"/>
      <style:map style:condition="cell-content()=&quot;light blue&quot;" style:apply-style-name="ConditionalStyle_5f_9" style:base-cell-address="Groups.C2"/>
      <style:map style:condition="cell-content()=&quot;green&quot;" style:apply-style-name="ConditionalStyle_5f_10" style:base-cell-address="Groups.C2"/>
      <style:map style:condition="cell-content()=&quot;red&quot;" style:apply-style-name="ConditionalStyle_5f_11" style:base-cell-address="Groups.C2"/>
      <style:map style:condition="cell-content()=&quot;black&quot;" style:apply-style-name="ConditionalStyle_5f_12" style:base-cell-address="Groups.C2"/>
      <style:map style:condition="cell-content()=&quot;yellow&quot;" style:apply-style-name="ConditionalStyle_5f_13" style:base-cell-address="Groups.C2"/>
      <style:map style:condition="cell-content()=&quot;blue&quot;" style:apply-style-name="ConditionalStyle_5f_14" style:base-cell-address="Groups.C2"/>
    </style:style>
    <style:style style:name="ce2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ackground-color="#83ca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C2"/>
      <style:map style:condition="cell-content()=&quot;light blue&quot;" style:apply-style-name="ConditionalStyle_5f_9" style:base-cell-address="Groups.C2"/>
      <style:map style:condition="cell-content()=&quot;green&quot;" style:apply-style-name="ConditionalStyle_5f_10" style:base-cell-address="Groups.C2"/>
      <style:map style:condition="cell-content()=&quot;red&quot;" style:apply-style-name="ConditionalStyle_5f_11" style:base-cell-address="Groups.C2"/>
      <style:map style:condition="cell-content()=&quot;black&quot;" style:apply-style-name="ConditionalStyle_5f_12" style:base-cell-address="Groups.C2"/>
      <style:map style:condition="cell-content()=&quot;yellow&quot;" style:apply-style-name="ConditionalStyle_5f_13" style:base-cell-address="Groups.C2"/>
      <style:map style:condition="cell-content()=&quot;blue&quot;" style:apply-style-name="ConditionalStyle_5f_14" style:base-cell-address="Groups.C2"/>
    </style:style>
    <style:style style:name="ce31" style:family="table-cell" style:parent-style-name="Default">
      <style:table-cell-properties fo:background-color="#00458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a1467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purple&quot;" style:apply-style-name="ConditionalStyle_5f_8" style:base-cell-address="Groups.C2"/>
      <style:map style:condition="cell-content()=&quot;light blue&quot;" style:apply-style-name="ConditionalStyle_5f_9" style:base-cell-address="Groups.C2"/>
      <style:map style:condition="cell-content()=&quot;green&quot;" style:apply-style-name="ConditionalStyle_5f_10" style:base-cell-address="Groups.C2"/>
      <style:map style:condition="cell-content()=&quot;red&quot;" style:apply-style-name="ConditionalStyle_5f_11" style:base-cell-address="Groups.C2"/>
      <style:map style:condition="cell-content()=&quot;black&quot;" style:apply-style-name="ConditionalStyle_5f_12" style:base-cell-address="Groups.C2"/>
      <style:map style:condition="cell-content()=&quot;yellow&quot;" style:apply-style-name="ConditionalStyle_5f_13" style:base-cell-address="Groups.C2"/>
      <style:map style:condition="cell-content()=&quot;blue&quot;" style:apply-style-name="ConditionalStyle_5f_14" style:base-cell-address="Groups.C2"/>
    </style:style>
    <style:style style:name="ce3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5" style:base-cell-address="Groups.AJ34"/>
      <style:map style:condition="cell-content()=&quot;light blue&quot;" style:apply-style-name="ConditionalStyle_5f_16" style:base-cell-address="Groups.AJ34"/>
      <style:map style:condition="cell-content()=&quot;green&quot;" style:apply-style-name="ConditionalStyle_5f_17" style:base-cell-address="Groups.AJ34"/>
      <style:map style:condition="cell-content()=&quot;red&quot;" style:apply-style-name="ConditionalStyle_5f_18" style:base-cell-address="Groups.AJ34"/>
      <style:map style:condition="cell-content()=&quot;black&quot;" style:apply-style-name="ConditionalStyle_5f_19" style:base-cell-address="Groups.AJ34"/>
      <style:map style:condition="cell-content()=&quot;yellow&quot;" style:apply-style-name="ConditionalStyle_5f_20" style:base-cell-address="Groups.AJ34"/>
      <style:map style:condition="cell-content()=&quot;blue&quot;" style:apply-style-name="ConditionalStyle_5f_21" style:base-cell-address="Groups.AJ34"/>
    </style:style>
    <style:style style:name="ce36" style:family="table-cell" style:parent-style-name="Default">
      <style:table-cell-properties fo:background-color="#00a93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8" style:family="table-cell" style:parent-style-name="Default">
      <style:table-cell-properties fo:background-color="#00458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ackground-color="#83ca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a1467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blue&quot;;&quot;red&quot;;&quot;yellow&quot;;&quot;green&quot;;&quot;light blue&quot;;&quot;white&quot;;&quot;purple&quot;;&quot;black&quot;)" table:allow-empty-cell="true" table:display-list="unsorted" table:base-cell-address="Misc.C2">
          <table:error-message table:message-type="stop" table:display="true"/>
        </table:content-validation>
        <table:content-validation table:name="val2" table:condition="of:cell-content-is-in-list(&quot;-&quot;;&quot;yes&quot;;&quot;no&quot;)" table:allow-empty-cell="true" table:display-list="unsorted" table:base-cell-address="Channels.D2">
          <table:error-message table:message-type="stop" table:display="true"/>
        </table:content-validation>
        <table:content-validation table:name="val3" table:condition="of:cell-content-is-in-list(&quot;-&quot;;&quot;+10&quot;;&quot;+5&quot;;&quot;0&quot;;&quot;-5&quot;;&quot;-10&quot;;&quot;-15&quot;;&quot;-20&quot;;&quot;-25&quot;;&quot;-30&quot;;&quot;-35&quot;;&quot;-40&quot;;&quot;-45&quot;;&quot;-99&quot;)" table:allow-empty-cell="true" table:display-list="unsorted" table:base-cell-address="Channels.E2">
          <table:error-message table:message-type="stop" table:display="true"/>
        </table:content-validation>
        <table:content-validation table:name="val4" table:condition="of:cell-content-is-decimal-number() and cell-content-is-between(20,2000)" table:allow-empty-cell="false" table:base-cell-address="Channels.G2">
          <table:error-message table:message-type="stop" table:display="true"/>
        </table:content-validation>
        <table:content-validation table:name="val5" table:condition="of:cell-content-is-decimal-number() and cell-content-is-between(20,2000)" table:allow-empty-cell="true" table:base-cell-address="Misc.G2">
          <table:error-message table:message-type="stop" table:display="true"/>
        </table:content-validation>
        <table:content-validation table:name="val6" table:condition="of:cell-content-is-in-list(&quot;yes&quot;;&quot;no&quot;)" table:allow-empty-cell="true" table:display-list="unsorted" table:base-cell-address="Channels.I2">
          <table:error-message table:message-type="stop" table:display="true"/>
        </table:content-validation>
        <table:content-validation table:name="val7" table:condition="of:cell-content-is-in-list(&quot;-&quot;;&quot;yes&quot;;&quot;no&quot;)" table:allow-empty-cell="true" table:display-list="unsorted" table:base-cell-address="Misc.C2">
          <table:error-message table:message-type="stop" table:display="true"/>
        </table:content-validation>
        <table:content-validation table:name="val8" table:condition="of:cell-content-is-in-list(&quot;-&quot;;&quot;+5&quot;;&quot;+10&quot;;&quot;+15&quot;;&quot;+20&quot;;&quot;+25&quot;;&quot;+30&quot;;&quot;+35&quot;;&quot;+40&quot;;&quot;+45&quot;;&quot;+50&quot;;&quot;+55&quot;;&quot;+60&quot;)" table:allow-empty-cell="true" table:display-list="unsorted" table:base-cell-address="Misc.E2">
          <table:error-message table:message-type="stop" table:display="true"/>
        </table:content-validation>
        <table:content-validation table:name="val9" table:condition="of:cell-content-is-in-list(&quot;-&quot;;&quot;+5&quot;;&quot;+10&quot;;&quot;+15&quot;;&quot;+20&quot;;&quot;+25&quot;;&quot;+30&quot;;&quot;+35&quot;;&quot;+40&quot;;&quot;+45&quot;;&quot;+50&quot;;&quot;+55&quot;;&quot;+60&quot;;&quot;&quot;)" table:allow-empty-cell="true" table:display-list="unsorted" table:base-cell-address="Misc.I15">
          <table:error-message table:message-type="stop" table:display="true"/>
        </table:content-validation>
      </table:content-validations>
      <table:table table:name="Channe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1" table:default-cell-style-name="ce8"/>
        <table:table-column table:style-name="co2" table:number-columns-repeated="3" table:default-cell-style-name="ce2"/>
        <table:table-column table:style-name="co3" table:default-cell-style-name="ce2"/>
        <table:table-column table:style-name="co4" table:default-cell-style-name="ce11"/>
        <table:table-column table:style-name="co4" table:default-cell-style-name="ce8"/>
        <table:table-column table:style-name="co1" table:default-cell-style-name="ce2"/>
        <table:table-column table:style-name="co1" table:default-cell-style-name="Default"/>
        <table:table-column table:style-name="co5" table:number-columns-repeated="24" table:default-cell-style-name="ce2"/>
        <table:table-column table:style-name="co1" table:default-cell-style-name="Default"/>
        <table:table-column table:style-name="co5" table:number-columns-repeated="8" table:default-cell-style-name="ce2"/>
        <table:table-column table:style-name="co1" table:default-cell-style-name="Default"/>
        <table:table-column table:style-name="co5" table:visibility="collapse" table:number-columns-repeated="24" table:default-cell-style-name="ce2"/>
        <table:table-column table:style-name="co1" table:default-cell-style-name="Default"/>
        <table:table-column table:style-name="co6" table:number-columns-repeated="8" table:default-cell-style-name="ce2"/>
        <table:table-column table:style-name="co1" table:number-columns-repeated="16304" table:default-cell-style-name="Default"/>
        <table:table-column table:style-name="co7" table:number-columns-repeated="2" table:default-cell-style-name="ce11"/>
        <table:table-row table:style-name="ro1">
          <table:table-cell table:style-name="ce1" office:value-type="string" calcext:value-type="string">
            <text:p>Channel</text:p>
          </table:table-cell>
          <table:table-cell table:style-name="ce3" office:value-type="string" calcext:value-type="string">
            <text:p>Name</text:p>
          </table:table-cell>
          <table:table-cell table:style-name="ce6" office:value-type="string" calcext:value-type="string">
            <text:p>Color</text:p>
          </table:table-cell>
          <table:table-cell table:style-name="ce1" office:value-type="string" calcext:value-type="string">
            <text:p>Mute</text:p>
          </table:table-cell>
          <table:table-cell table:style-name="ce1" office:value-type="string" calcext:value-type="string">
            <text:p>Fader Level</text:p>
          </table:table-cell>
          <table:table-cell table:style-name="ce1" office:value-type="string" calcext:value-type="string">
            <text:p>HPF On</text:p>
          </table:table-cell>
          <table:table-cell table:style-name="ce1" office:value-type="string" calcext:value-type="string">
            <text:p>HPF Value</text:p>
          </table:table-cell>
          <table:table-cell table:style-name="ce10"/>
          <table:table-cell table:style-name="ce6" office:value-type="string" calcext:value-type="string">
            <text:p>Recording</text:p>
          </table:table-cell>
          <table:table-cell table:style-name="ce1" office:value-type="string" calcext:value-type="string">
            <text:p>Record Arm</text:p>
          </table:table-cell>
          <table:table-cell table:style-name="ce12"/>
          <table:table-cell table:style-name="ce13" table:formula="of:=CONCATENATE(&quot;DCA1 - &quot;;[$Groups.B2])" office:value-type="string" office:string-value="DCA1 - Dca1" calcext:value-type="string">
            <text:p>DCA1 - Dca1</text:p>
          </table:table-cell>
          <table:table-cell table:style-name="ce13" table:formula="of:=CONCATENATE(&quot;DCA2 - &quot;;[$Groups.B3])" office:value-type="string" office:string-value="DCA2 - Dca2" calcext:value-type="string">
            <text:p>DCA2 - Dca2</text:p>
          </table:table-cell>
          <table:table-cell table:style-name="ce13" table:formula="of:=CONCATENATE(&quot;DCA3 - &quot;;[$Groups.B4])" office:value-type="string" office:string-value="DCA3 - Dca3" calcext:value-type="string">
            <text:p>DCA3 - Dca3</text:p>
          </table:table-cell>
          <table:table-cell table:style-name="ce13" table:formula="of:=CONCATENATE(&quot;DCA4 - &quot;;[$Groups.B5])" office:value-type="string" office:string-value="DCA4 - Dca4" calcext:value-type="string">
            <text:p>DCA4 - Dca4</text:p>
          </table:table-cell>
          <table:table-cell table:style-name="ce13" table:formula="of:=CONCATENATE(&quot;DCA5 - &quot;;[$Groups.B6])" office:value-type="string" office:string-value="DCA5 - Dca5" calcext:value-type="string">
            <text:p>DCA5 - Dca5</text:p>
          </table:table-cell>
          <table:table-cell table:style-name="ce13" table:formula="of:=CONCATENATE(&quot;DCA6 - &quot;;[$Groups.B7])" office:value-type="string" office:string-value="DCA6 - Dca6" calcext:value-type="string">
            <text:p>DCA6 - Dca6</text:p>
          </table:table-cell>
          <table:table-cell table:style-name="ce13" table:formula="of:=CONCATENATE(&quot;DCA7 - &quot;;[$Groups.B8])" office:value-type="string" office:string-value="DCA7 - Dca7" calcext:value-type="string">
            <text:p>DCA7 - Dca7</text:p>
          </table:table-cell>
          <table:table-cell table:style-name="ce13" table:formula="of:=CONCATENATE(&quot;DCA8 - &quot;;[$Groups.B9])" office:value-type="string" office:string-value="DCA8 - Dca8" calcext:value-type="string">
            <text:p>DCA8 - Dca8</text:p>
          </table:table-cell>
          <table:table-cell table:style-name="ce13" table:formula="of:=CONCATENATE(&quot;DCA9 - &quot;;[$Groups.B10])" office:value-type="string" office:string-value="DCA9 - Dca9" calcext:value-type="string">
            <text:p>DCA9 - Dca9</text:p>
          </table:table-cell>
          <table:table-cell table:style-name="ce13" table:formula="of:=CONCATENATE(&quot;DCA10 - &quot;;[$Groups.B11])" office:value-type="string" office:string-value="DCA10 - Dca10" calcext:value-type="string">
            <text:p>DCA10 - Dca10</text:p>
          </table:table-cell>
          <table:table-cell table:style-name="ce13" table:formula="of:=CONCATENATE(&quot;DCA11 - &quot;;[$Groups.B12])" office:value-type="string" office:string-value="DCA11 - Dca11" calcext:value-type="string">
            <text:p>DCA11 - Dca11</text:p>
          </table:table-cell>
          <table:table-cell table:style-name="ce13" table:formula="of:=CONCATENATE(&quot;DCA12 - &quot;;[$Groups.B13])" office:value-type="string" office:string-value="DCA12 - Dca12" calcext:value-type="string">
            <text:p>DCA12 - Dca12</text:p>
          </table:table-cell>
          <table:table-cell table:style-name="ce13" table:formula="of:=CONCATENATE(&quot;DCA13 - &quot;;[$Groups.B14])" office:value-type="string" office:string-value="DCA13 - Dca13" calcext:value-type="string">
            <text:p>DCA13 - Dca13</text:p>
          </table:table-cell>
          <table:table-cell table:style-name="ce13" table:formula="of:=CONCATENATE(&quot;DCA14 - &quot;;[$Groups.B15])" office:value-type="string" office:string-value="DCA14 - Dca14" calcext:value-type="string">
            <text:p>DCA14 - Dca14</text:p>
          </table:table-cell>
          <table:table-cell table:style-name="ce13" table:formula="of:=CONCATENATE(&quot;DCA15 - &quot;;[$Groups.B16])" office:value-type="string" office:string-value="DCA15 - Dca15" calcext:value-type="string">
            <text:p>DCA15 - Dca15</text:p>
          </table:table-cell>
          <table:table-cell table:style-name="ce13" table:formula="of:=CONCATENATE(&quot;DCA16 - &quot;;[$Groups.B17])" office:value-type="string" office:string-value="DCA16 - Dca16" calcext:value-type="string">
            <text:p>DCA16 - Dca16</text:p>
          </table:table-cell>
          <table:table-cell table:style-name="ce13" table:formula="of:=CONCATENATE(&quot;DCA17 - &quot;;[$Groups.B18])" office:value-type="string" office:string-value="DCA17 - Dca17" calcext:value-type="string">
            <text:p>DCA17 - Dca17</text:p>
          </table:table-cell>
          <table:table-cell table:style-name="ce13" table:formula="of:=CONCATENATE(&quot;DCA18 - &quot;;[$Groups.B19])" office:value-type="string" office:string-value="DCA18 - Dca18" calcext:value-type="string">
            <text:p>DCA18 - Dca18</text:p>
          </table:table-cell>
          <table:table-cell table:style-name="ce13" table:formula="of:=CONCATENATE(&quot;DCA19 - &quot;;[$Groups.B20])" office:value-type="string" office:string-value="DCA19 - Dca19" calcext:value-type="string">
            <text:p>DCA19 - Dca19</text:p>
          </table:table-cell>
          <table:table-cell table:style-name="ce13" table:formula="of:=CONCATENATE(&quot;DCA20 - &quot;;[$Groups.B21])" office:value-type="string" office:string-value="DCA20 - Dca20" calcext:value-type="string">
            <text:p>DCA20 - Dca20</text:p>
          </table:table-cell>
          <table:table-cell table:style-name="ce13" table:formula="of:=CONCATENATE(&quot;DCA21 - &quot;;[$Groups.B22])" office:value-type="string" office:string-value="DCA21 - Dca21" calcext:value-type="string">
            <text:p>DCA21 - Dca21</text:p>
          </table:table-cell>
          <table:table-cell table:style-name="ce13" table:formula="of:=CONCATENATE(&quot;DCA22 - &quot;;[$Groups.B23])" office:value-type="string" office:string-value="DCA22 - Dca22" calcext:value-type="string">
            <text:p>DCA22 - Dca22</text:p>
          </table:table-cell>
          <table:table-cell table:style-name="ce13" table:formula="of:=CONCATENATE(&quot;DCA23 - &quot;;[$Groups.B24])" office:value-type="string" office:string-value="DCA23 - Dca23" calcext:value-type="string">
            <text:p>DCA23 - Dca23</text:p>
          </table:table-cell>
          <table:table-cell table:style-name="ce13" table:formula="of:=CONCATENATE(&quot;DCA24 - &quot;;[$Groups.B25])" office:value-type="string" office:string-value="DCA24 - Dca24" calcext:value-type="string">
            <text:p>DCA24 - Dca24</text:p>
          </table:table-cell>
          <table:table-cell table:style-name="ce12"/>
          <table:table-cell table:style-name="ce13" office:value-type="string" calcext:value-type="string">
            <text:p>Mute1</text:p>
          </table:table-cell>
          <table:table-cell table:style-name="ce13" office:value-type="string" calcext:value-type="string">
            <text:p>Mute2</text:p>
          </table:table-cell>
          <table:table-cell table:style-name="ce13" office:value-type="string" calcext:value-type="string">
            <text:p>Mute3</text:p>
          </table:table-cell>
          <table:table-cell table:style-name="ce13" office:value-type="string" calcext:value-type="string">
            <text:p>Mute4</text:p>
          </table:table-cell>
          <table:table-cell table:style-name="ce13" office:value-type="string" calcext:value-type="string">
            <text:p>Mute5</text:p>
          </table:table-cell>
          <table:table-cell table:style-name="ce13" office:value-type="string" calcext:value-type="string">
            <text:p>Mute6</text:p>
          </table:table-cell>
          <table:table-cell table:style-name="ce13" office:value-type="string" calcext:value-type="string">
            <text:p>Mute7</text:p>
          </table:table-cell>
          <table:table-cell table:style-name="ce13" office:value-type="string" calcext:value-type="string">
            <text:p>Mute8</text:p>
          </table:table-cell>
          <table:table-cell table:style-name="ce12"/>
          <table:table-cell table:style-name="ce13" office:value-type="string" calcext:value-type="string">
            <text:p>DCA1</text:p>
          </table:table-cell>
          <table:table-cell table:style-name="ce13" office:value-type="string" calcext:value-type="string">
            <text:p>DCA2</text:p>
          </table:table-cell>
          <table:table-cell table:style-name="ce13" office:value-type="string" calcext:value-type="string">
            <text:p>DCA3</text:p>
          </table:table-cell>
          <table:table-cell table:style-name="ce13" office:value-type="string" calcext:value-type="string">
            <text:p>DCA4</text:p>
          </table:table-cell>
          <table:table-cell table:style-name="ce13" office:value-type="string" calcext:value-type="string">
            <text:p>DCA5</text:p>
          </table:table-cell>
          <table:table-cell table:style-name="ce13" office:value-type="string" calcext:value-type="string">
            <text:p>DCA6</text:p>
          </table:table-cell>
          <table:table-cell table:style-name="ce13" office:value-type="string" calcext:value-type="string">
            <text:p>DCA7</text:p>
          </table:table-cell>
          <table:table-cell table:style-name="ce13" office:value-type="string" calcext:value-type="string">
            <text:p>DCA8</text:p>
          </table:table-cell>
          <table:table-cell table:style-name="ce13" office:value-type="string" calcext:value-type="string">
            <text:p>DCA9</text:p>
          </table:table-cell>
          <table:table-cell table:style-name="ce13" office:value-type="string" calcext:value-type="string">
            <text:p>DCA10</text:p>
          </table:table-cell>
          <table:table-cell table:style-name="ce13" office:value-type="string" calcext:value-type="string">
            <text:p>DCA11</text:p>
          </table:table-cell>
          <table:table-cell table:style-name="ce13" office:value-type="string" calcext:value-type="string">
            <text:p>DCA12</text:p>
          </table:table-cell>
          <table:table-cell table:style-name="ce13" office:value-type="string" calcext:value-type="string">
            <text:p>DCA13</text:p>
          </table:table-cell>
          <table:table-cell table:style-name="ce13" office:value-type="string" calcext:value-type="string">
            <text:p>DCA14</text:p>
          </table:table-cell>
          <table:table-cell table:style-name="ce13" office:value-type="string" calcext:value-type="string">
            <text:p>DCA15</text:p>
          </table:table-cell>
          <table:table-cell table:style-name="ce13" office:value-type="string" calcext:value-type="string">
            <text:p>DCA16</text:p>
          </table:table-cell>
          <table:table-cell table:style-name="ce13" office:value-type="string" calcext:value-type="string">
            <text:p>DCA17</text:p>
          </table:table-cell>
          <table:table-cell table:style-name="ce13" office:value-type="string" calcext:value-type="string">
            <text:p>DCA18</text:p>
          </table:table-cell>
          <table:table-cell table:style-name="ce13" office:value-type="string" calcext:value-type="string">
            <text:p>DCA19</text:p>
          </table:table-cell>
          <table:table-cell table:style-name="ce13" office:value-type="string" calcext:value-type="string">
            <text:p>DCA20</text:p>
          </table:table-cell>
          <table:table-cell table:style-name="ce13" office:value-type="string" calcext:value-type="string">
            <text:p>DCA21</text:p>
          </table:table-cell>
          <table:table-cell table:style-name="ce13" office:value-type="string" calcext:value-type="string">
            <text:p>DCA22</text:p>
          </table:table-cell>
          <table:table-cell table:style-name="ce13" office:value-type="string" calcext:value-type="string">
            <text:p>DCA23</text:p>
          </table:table-cell>
          <table:table-cell table:style-name="ce13" office:value-type="string" calcext:value-type="string">
            <text:p>DCA24</text:p>
          </table:table-cell>
          <table:table-cell table:style-name="ce12" office:value-type="string" calcext:value-type="string">
            <text:p>Hidden Helper Cells – Please dont touch</text:p>
          </table:table-cell>
          <table:table-cell table:style-name="ce13" table:number-columns-repeated="8"/>
          <table:table-cell table:style-name="ce12" table:number-columns-repeated="16304"/>
          <table:table-cell table:style-name="ce10"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TST001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string" calcext:value-type="string">
            <text:p>-</text:p>
          </table:table-cell>
          <table:table-cell table:content-validation-name="val2"/>
          <table:table-cell table:content-validation-name="val4" office:value-type="float" office:value="20" calcext:value-type="float">
            <text:p>2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3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2]=&quot;x&quot;;&quot;x&quot;;&quot;&quot;)" office:value-type="string" office:string-value="x" calcext:value-type="string">
            <text:p>x</text:p>
          </table:table-cell>
          <table:table-cell table:formula="of:=IF([.M2]=&quot;x&quot;;&quot;x&quot;;&quot;&quot;)">
            <text:p/>
          </table:table-cell>
          <table:table-cell table:formula="of:=IF([.N2]=&quot;x&quot;;&quot;x&quot;;&quot;&quot;)">
            <text:p/>
          </table:table-cell>
          <table:table-cell table:formula="of:=IF([.O2]=&quot;x&quot;;&quot;x&quot;;&quot;&quot;)">
            <text:p/>
          </table:table-cell>
          <table:table-cell table:formula="of:=IF([.P2]=&quot;x&quot;;&quot;x&quot;;&quot;&quot;)">
            <text:p/>
          </table:table-cell>
          <table:table-cell table:formula="of:=IF([.Q2]=&quot;x&quot;;&quot;x&quot;;&quot;&quot;)">
            <text:p/>
          </table:table-cell>
          <table:table-cell table:formula="of:=IF([.R2]=&quot;x&quot;;&quot;x&quot;;&quot;&quot;)">
            <text:p/>
          </table:table-cell>
          <table:table-cell table:formula="of:=IF([.S2]=&quot;x&quot;;&quot;x&quot;;&quot;&quot;)">
            <text:p/>
          </table:table-cell>
          <table:table-cell table:formula="of:=IF([.T2]=&quot;x&quot;;&quot;x&quot;;&quot;&quot;)">
            <text:p/>
          </table:table-cell>
          <table:table-cell table:formula="of:=IF([.U2]=&quot;x&quot;;&quot;x&quot;;&quot;&quot;)">
            <text:p/>
          </table:table-cell>
          <table:table-cell table:formula="of:=IF([.V2]=&quot;x&quot;;&quot;x&quot;;&quot;&quot;)">
            <text:p/>
          </table:table-cell>
          <table:table-cell table:formula="of:=IF([.W2]=&quot;x&quot;;&quot;x&quot;;&quot;&quot;)" office:value-type="string" office:string-value="x" calcext:value-type="string">
            <text:p>x</text:p>
          </table:table-cell>
          <table:table-cell table:formula="of:=IF([.X2]=&quot;x&quot;;&quot;x&quot;;&quot;&quot;)">
            <text:p/>
          </table:table-cell>
          <table:table-cell table:formula="of:=IF([.Y2]=&quot;x&quot;;&quot;x&quot;;&quot;&quot;)">
            <text:p/>
          </table:table-cell>
          <table:table-cell table:formula="of:=IF([.Z2]=&quot;x&quot;;&quot;x&quot;;&quot;&quot;)">
            <text:p/>
          </table:table-cell>
          <table:table-cell table:formula="of:=IF([.AA2]=&quot;x&quot;;&quot;x&quot;;&quot;&quot;)">
            <text:p/>
          </table:table-cell>
          <table:table-cell table:formula="of:=IF([.AB2]=&quot;x&quot;;&quot;x&quot;;&quot;&quot;)">
            <text:p/>
          </table:table-cell>
          <table:table-cell table:formula="of:=IF([.AC2]=&quot;x&quot;;&quot;x&quot;;&quot;&quot;)">
            <text:p/>
          </table:table-cell>
          <table:table-cell table:formula="of:=IF([.AD2]=&quot;x&quot;;&quot;x&quot;;&quot;&quot;)">
            <text:p/>
          </table:table-cell>
          <table:table-cell table:formula="of:=IF([.AE2]=&quot;x&quot;;&quot;x&quot;;&quot;&quot;)">
            <text:p/>
          </table:table-cell>
          <table:table-cell table:formula="of:=IF([.AF2]=&quot;x&quot;;&quot;x&quot;;&quot;&quot;)">
            <text:p/>
          </table:table-cell>
          <table:table-cell table:formula="of:=IF([.AG2]=&quot;x&quot;;&quot;x&quot;;&quot;&quot;)">
            <text:p/>
          </table:table-cell>
          <table:table-cell table:formula="of:=IF([.AH2]=&quot;x&quot;;&quot;x&quot;;&quot;&quot;)">
            <text:p/>
          </table:table-cell>
          <table:table-cell table:formula="of:=IF([.AI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TST002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content-validation-name="val2" office:value-type="string" calcext:value-type="string">
            <text:p>no</text:p>
          </table:table-cell>
          <table:table-cell table:style-name="ce9" table:content-validation-name="val3"/>
          <table:table-cell table:content-validation-name="val2" office:value-type="string" calcext:value-type="string">
            <text:p>-</text:p>
          </table:table-cell>
          <table:table-cell table:content-validation-name="val5" office:value-type="float" office:value="40" calcext:value-type="float">
            <text:p>4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2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3]=&quot;x&quot;;&quot;x&quot;;&quot;&quot;)" office:value-type="string" office:string-value="x" calcext:value-type="string">
            <text:p>x</text:p>
          </table:table-cell>
          <table:table-cell table:formula="of:=IF([.M3]=&quot;x&quot;;&quot;x&quot;;&quot;&quot;)">
            <text:p/>
          </table:table-cell>
          <table:table-cell table:formula="of:=IF([.N3]=&quot;x&quot;;&quot;x&quot;;&quot;&quot;)">
            <text:p/>
          </table:table-cell>
          <table:table-cell table:formula="of:=IF([.O3]=&quot;x&quot;;&quot;x&quot;;&quot;&quot;)">
            <text:p/>
          </table:table-cell>
          <table:table-cell table:formula="of:=IF([.P3]=&quot;x&quot;;&quot;x&quot;;&quot;&quot;)">
            <text:p/>
          </table:table-cell>
          <table:table-cell table:formula="of:=IF([.Q3]=&quot;x&quot;;&quot;x&quot;;&quot;&quot;)">
            <text:p/>
          </table:table-cell>
          <table:table-cell table:formula="of:=IF([.R3]=&quot;x&quot;;&quot;x&quot;;&quot;&quot;)">
            <text:p/>
          </table:table-cell>
          <table:table-cell table:formula="of:=IF([.S3]=&quot;x&quot;;&quot;x&quot;;&quot;&quot;)">
            <text:p/>
          </table:table-cell>
          <table:table-cell table:formula="of:=IF([.T3]=&quot;x&quot;;&quot;x&quot;;&quot;&quot;)">
            <text:p/>
          </table:table-cell>
          <table:table-cell table:formula="of:=IF([.U3]=&quot;x&quot;;&quot;x&quot;;&quot;&quot;)">
            <text:p/>
          </table:table-cell>
          <table:table-cell table:formula="of:=IF([.V3]=&quot;x&quot;;&quot;x&quot;;&quot;&quot;)">
            <text:p/>
          </table:table-cell>
          <table:table-cell table:formula="of:=IF([.W3]=&quot;x&quot;;&quot;x&quot;;&quot;&quot;)">
            <text:p/>
          </table:table-cell>
          <table:table-cell table:formula="of:=IF([.X3]=&quot;x&quot;;&quot;x&quot;;&quot;&quot;)" office:value-type="string" office:string-value="x" calcext:value-type="string">
            <text:p>x</text:p>
          </table:table-cell>
          <table:table-cell table:formula="of:=IF([.Y3]=&quot;x&quot;;&quot;x&quot;;&quot;&quot;)">
            <text:p/>
          </table:table-cell>
          <table:table-cell table:formula="of:=IF([.Z3]=&quot;x&quot;;&quot;x&quot;;&quot;&quot;)">
            <text:p/>
          </table:table-cell>
          <table:table-cell table:formula="of:=IF([.AA3]=&quot;x&quot;;&quot;x&quot;;&quot;&quot;)">
            <text:p/>
          </table:table-cell>
          <table:table-cell table:formula="of:=IF([.AB3]=&quot;x&quot;;&quot;x&quot;;&quot;&quot;)">
            <text:p/>
          </table:table-cell>
          <table:table-cell table:formula="of:=IF([.AC3]=&quot;x&quot;;&quot;x&quot;;&quot;&quot;)">
            <text:p/>
          </table:table-cell>
          <table:table-cell table:formula="of:=IF([.AD3]=&quot;x&quot;;&quot;x&quot;;&quot;&quot;)">
            <text:p/>
          </table:table-cell>
          <table:table-cell table:formula="of:=IF([.AE3]=&quot;x&quot;;&quot;x&quot;;&quot;&quot;)">
            <text:p/>
          </table:table-cell>
          <table:table-cell table:formula="of:=IF([.AF3]=&quot;x&quot;;&quot;x&quot;;&quot;&quot;)">
            <text:p/>
          </table:table-cell>
          <table:table-cell table:formula="of:=IF([.AG3]=&quot;x&quot;;&quot;x&quot;;&quot;&quot;)">
            <text:p/>
          </table:table-cell>
          <table:table-cell table:formula="of:=IF([.AH3]=&quot;x&quot;;&quot;x&quot;;&quot;&quot;)">
            <text:p/>
          </table:table-cell>
          <table:table-cell table:formula="of:=IF([.AI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TST003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string" calcext:value-type="string">
            <text:p>-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4" office:value-type="float" office:value="60" calcext:value-type="float">
            <text:p>6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1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4]=&quot;x&quot;;&quot;x&quot;;&quot;&quot;)" office:value-type="string" office:string-value="x" calcext:value-type="string">
            <text:p>x</text:p>
          </table:table-cell>
          <table:table-cell table:formula="of:=IF([.M4]=&quot;x&quot;;&quot;x&quot;;&quot;&quot;)">
            <text:p/>
          </table:table-cell>
          <table:table-cell table:formula="of:=IF([.N4]=&quot;x&quot;;&quot;x&quot;;&quot;&quot;)">
            <text:p/>
          </table:table-cell>
          <table:table-cell table:formula="of:=IF([.O4]=&quot;x&quot;;&quot;x&quot;;&quot;&quot;)">
            <text:p/>
          </table:table-cell>
          <table:table-cell table:formula="of:=IF([.P4]=&quot;x&quot;;&quot;x&quot;;&quot;&quot;)">
            <text:p/>
          </table:table-cell>
          <table:table-cell table:formula="of:=IF([.Q4]=&quot;x&quot;;&quot;x&quot;;&quot;&quot;)">
            <text:p/>
          </table:table-cell>
          <table:table-cell table:formula="of:=IF([.R4]=&quot;x&quot;;&quot;x&quot;;&quot;&quot;)">
            <text:p/>
          </table:table-cell>
          <table:table-cell table:formula="of:=IF([.S4]=&quot;x&quot;;&quot;x&quot;;&quot;&quot;)">
            <text:p/>
          </table:table-cell>
          <table:table-cell table:formula="of:=IF([.T4]=&quot;x&quot;;&quot;x&quot;;&quot;&quot;)">
            <text:p/>
          </table:table-cell>
          <table:table-cell table:formula="of:=IF([.U4]=&quot;x&quot;;&quot;x&quot;;&quot;&quot;)">
            <text:p/>
          </table:table-cell>
          <table:table-cell table:formula="of:=IF([.V4]=&quot;x&quot;;&quot;x&quot;;&quot;&quot;)">
            <text:p/>
          </table:table-cell>
          <table:table-cell table:formula="of:=IF([.W4]=&quot;x&quot;;&quot;x&quot;;&quot;&quot;)">
            <text:p/>
          </table:table-cell>
          <table:table-cell table:formula="of:=IF([.X4]=&quot;x&quot;;&quot;x&quot;;&quot;&quot;)">
            <text:p/>
          </table:table-cell>
          <table:table-cell table:formula="of:=IF([.Y4]=&quot;x&quot;;&quot;x&quot;;&quot;&quot;)" office:value-type="string" office:string-value="x" calcext:value-type="string">
            <text:p>x</text:p>
          </table:table-cell>
          <table:table-cell table:formula="of:=IF([.Z4]=&quot;x&quot;;&quot;x&quot;;&quot;&quot;)">
            <text:p/>
          </table:table-cell>
          <table:table-cell table:formula="of:=IF([.AA4]=&quot;x&quot;;&quot;x&quot;;&quot;&quot;)">
            <text:p/>
          </table:table-cell>
          <table:table-cell table:formula="of:=IF([.AB4]=&quot;x&quot;;&quot;x&quot;;&quot;&quot;)">
            <text:p/>
          </table:table-cell>
          <table:table-cell table:formula="of:=IF([.AC4]=&quot;x&quot;;&quot;x&quot;;&quot;&quot;)">
            <text:p/>
          </table:table-cell>
          <table:table-cell table:formula="of:=IF([.AD4]=&quot;x&quot;;&quot;x&quot;;&quot;&quot;)">
            <text:p/>
          </table:table-cell>
          <table:table-cell table:formula="of:=IF([.AE4]=&quot;x&quot;;&quot;x&quot;;&quot;&quot;)">
            <text:p/>
          </table:table-cell>
          <table:table-cell table:formula="of:=IF([.AF4]=&quot;x&quot;;&quot;x&quot;;&quot;&quot;)">
            <text:p/>
          </table:table-cell>
          <table:table-cell table:formula="of:=IF([.AG4]=&quot;x&quot;;&quot;x&quot;;&quot;&quot;)">
            <text:p/>
          </table:table-cell>
          <table:table-cell table:formula="of:=IF([.AH4]=&quot;x&quot;;&quot;x&quot;;&quot;&quot;)">
            <text:p/>
          </table:table-cell>
          <table:table-cell table:formula="of:=IF([.AI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TST004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content-validation-name="val2" office:value-type="string" calcext:value-type="string">
            <text:p>no</text:p>
          </table:table-cell>
          <table:table-cell table:style-name="ce9" table:content-validation-name="val3"/>
          <table:table-cell table:content-validation-name="val2" office:value-type="string" calcext:value-type="string">
            <text:p>no</text:p>
          </table:table-cell>
          <table:table-cell table:content-validation-name="val5" office:value-type="float" office:value="80" calcext:value-type="float">
            <text:p>8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5]=&quot;x&quot;;&quot;x&quot;;&quot;&quot;)" office:value-type="string" office:string-value="x" calcext:value-type="string">
            <text:p>x</text:p>
          </table:table-cell>
          <table:table-cell table:formula="of:=IF([.M5]=&quot;x&quot;;&quot;x&quot;;&quot;&quot;)">
            <text:p/>
          </table:table-cell>
          <table:table-cell table:formula="of:=IF([.N5]=&quot;x&quot;;&quot;x&quot;;&quot;&quot;)">
            <text:p/>
          </table:table-cell>
          <table:table-cell table:formula="of:=IF([.O5]=&quot;x&quot;;&quot;x&quot;;&quot;&quot;)">
            <text:p/>
          </table:table-cell>
          <table:table-cell table:formula="of:=IF([.P5]=&quot;x&quot;;&quot;x&quot;;&quot;&quot;)">
            <text:p/>
          </table:table-cell>
          <table:table-cell table:formula="of:=IF([.Q5]=&quot;x&quot;;&quot;x&quot;;&quot;&quot;)">
            <text:p/>
          </table:table-cell>
          <table:table-cell table:formula="of:=IF([.R5]=&quot;x&quot;;&quot;x&quot;;&quot;&quot;)">
            <text:p/>
          </table:table-cell>
          <table:table-cell table:formula="of:=IF([.S5]=&quot;x&quot;;&quot;x&quot;;&quot;&quot;)">
            <text:p/>
          </table:table-cell>
          <table:table-cell table:formula="of:=IF([.T5]=&quot;x&quot;;&quot;x&quot;;&quot;&quot;)">
            <text:p/>
          </table:table-cell>
          <table:table-cell table:formula="of:=IF([.U5]=&quot;x&quot;;&quot;x&quot;;&quot;&quot;)">
            <text:p/>
          </table:table-cell>
          <table:table-cell table:formula="of:=IF([.V5]=&quot;x&quot;;&quot;x&quot;;&quot;&quot;)">
            <text:p/>
          </table:table-cell>
          <table:table-cell table:formula="of:=IF([.W5]=&quot;x&quot;;&quot;x&quot;;&quot;&quot;)">
            <text:p/>
          </table:table-cell>
          <table:table-cell table:formula="of:=IF([.X5]=&quot;x&quot;;&quot;x&quot;;&quot;&quot;)">
            <text:p/>
          </table:table-cell>
          <table:table-cell table:formula="of:=IF([.Y5]=&quot;x&quot;;&quot;x&quot;;&quot;&quot;)">
            <text:p/>
          </table:table-cell>
          <table:table-cell table:formula="of:=IF([.Z5]=&quot;x&quot;;&quot;x&quot;;&quot;&quot;)" office:value-type="string" office:string-value="x" calcext:value-type="string">
            <text:p>x</text:p>
          </table:table-cell>
          <table:table-cell table:formula="of:=IF([.AA5]=&quot;x&quot;;&quot;x&quot;;&quot;&quot;)">
            <text:p/>
          </table:table-cell>
          <table:table-cell table:formula="of:=IF([.AB5]=&quot;x&quot;;&quot;x&quot;;&quot;&quot;)">
            <text:p/>
          </table:table-cell>
          <table:table-cell table:formula="of:=IF([.AC5]=&quot;x&quot;;&quot;x&quot;;&quot;&quot;)">
            <text:p/>
          </table:table-cell>
          <table:table-cell table:formula="of:=IF([.AD5]=&quot;x&quot;;&quot;x&quot;;&quot;&quot;)">
            <text:p/>
          </table:table-cell>
          <table:table-cell table:formula="of:=IF([.AE5]=&quot;x&quot;;&quot;x&quot;;&quot;&quot;)">
            <text:p/>
          </table:table-cell>
          <table:table-cell table:formula="of:=IF([.AF5]=&quot;x&quot;;&quot;x&quot;;&quot;&quot;)">
            <text:p/>
          </table:table-cell>
          <table:table-cell table:formula="of:=IF([.AG5]=&quot;x&quot;;&quot;x&quot;;&quot;&quot;)">
            <text:p/>
          </table:table-cell>
          <table:table-cell table:formula="of:=IF([.AH5]=&quot;x&quot;;&quot;x&quot;;&quot;&quot;)">
            <text:p/>
          </table:table-cell>
          <table:table-cell table:formula="of:=IF([.AI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TST005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string" calcext:value-type="string">
            <text:p>-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4" office:value-type="float" office:value="100" calcext:value-type="float">
            <text:p>10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9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6]=&quot;x&quot;;&quot;x&quot;;&quot;&quot;)" office:value-type="string" office:string-value="x" calcext:value-type="string">
            <text:p>x</text:p>
          </table:table-cell>
          <table:table-cell table:formula="of:=IF([.M6]=&quot;x&quot;;&quot;x&quot;;&quot;&quot;)">
            <text:p/>
          </table:table-cell>
          <table:table-cell table:formula="of:=IF([.N6]=&quot;x&quot;;&quot;x&quot;;&quot;&quot;)">
            <text:p/>
          </table:table-cell>
          <table:table-cell table:formula="of:=IF([.O6]=&quot;x&quot;;&quot;x&quot;;&quot;&quot;)">
            <text:p/>
          </table:table-cell>
          <table:table-cell table:formula="of:=IF([.P6]=&quot;x&quot;;&quot;x&quot;;&quot;&quot;)">
            <text:p/>
          </table:table-cell>
          <table:table-cell table:formula="of:=IF([.Q6]=&quot;x&quot;;&quot;x&quot;;&quot;&quot;)">
            <text:p/>
          </table:table-cell>
          <table:table-cell table:formula="of:=IF([.R6]=&quot;x&quot;;&quot;x&quot;;&quot;&quot;)">
            <text:p/>
          </table:table-cell>
          <table:table-cell table:formula="of:=IF([.S6]=&quot;x&quot;;&quot;x&quot;;&quot;&quot;)">
            <text:p/>
          </table:table-cell>
          <table:table-cell table:formula="of:=IF([.T6]=&quot;x&quot;;&quot;x&quot;;&quot;&quot;)">
            <text:p/>
          </table:table-cell>
          <table:table-cell table:formula="of:=IF([.U6]=&quot;x&quot;;&quot;x&quot;;&quot;&quot;)">
            <text:p/>
          </table:table-cell>
          <table:table-cell table:formula="of:=IF([.V6]=&quot;x&quot;;&quot;x&quot;;&quot;&quot;)">
            <text:p/>
          </table:table-cell>
          <table:table-cell table:formula="of:=IF([.W6]=&quot;x&quot;;&quot;x&quot;;&quot;&quot;)">
            <text:p/>
          </table:table-cell>
          <table:table-cell table:formula="of:=IF([.X6]=&quot;x&quot;;&quot;x&quot;;&quot;&quot;)">
            <text:p/>
          </table:table-cell>
          <table:table-cell table:formula="of:=IF([.Y6]=&quot;x&quot;;&quot;x&quot;;&quot;&quot;)">
            <text:p/>
          </table:table-cell>
          <table:table-cell table:formula="of:=IF([.Z6]=&quot;x&quot;;&quot;x&quot;;&quot;&quot;)">
            <text:p/>
          </table:table-cell>
          <table:table-cell table:formula="of:=IF([.AA6]=&quot;x&quot;;&quot;x&quot;;&quot;&quot;)" office:value-type="string" office:string-value="x" calcext:value-type="string">
            <text:p>x</text:p>
          </table:table-cell>
          <table:table-cell table:formula="of:=IF([.AB6]=&quot;x&quot;;&quot;x&quot;;&quot;&quot;)">
            <text:p/>
          </table:table-cell>
          <table:table-cell table:formula="of:=IF([.AC6]=&quot;x&quot;;&quot;x&quot;;&quot;&quot;)">
            <text:p/>
          </table:table-cell>
          <table:table-cell table:formula="of:=IF([.AD6]=&quot;x&quot;;&quot;x&quot;;&quot;&quot;)">
            <text:p/>
          </table:table-cell>
          <table:table-cell table:formula="of:=IF([.AE6]=&quot;x&quot;;&quot;x&quot;;&quot;&quot;)">
            <text:p/>
          </table:table-cell>
          <table:table-cell table:formula="of:=IF([.AF6]=&quot;x&quot;;&quot;x&quot;;&quot;&quot;)">
            <text:p/>
          </table:table-cell>
          <table:table-cell table:formula="of:=IF([.AG6]=&quot;x&quot;;&quot;x&quot;;&quot;&quot;)">
            <text:p/>
          </table:table-cell>
          <table:table-cell table:formula="of:=IF([.AH6]=&quot;x&quot;;&quot;x&quot;;&quot;&quot;)">
            <text:p/>
          </table:table-cell>
          <table:table-cell table:formula="of:=IF([.AI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TST006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content-validation-name="val2" office:value-type="string" calcext:value-type="string">
            <text:p>no</text:p>
          </table:table-cell>
          <table:table-cell table:style-name="ce9" table:content-validation-name="val3"/>
          <table:table-cell table:content-validation-name="val2" office:value-type="string" calcext:value-type="string">
            <text:p>no</text:p>
          </table:table-cell>
          <table:table-cell table:content-validation-name="val5" office:value-type="float" office:value="120" calcext:value-type="float">
            <text:p>12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8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7]=&quot;x&quot;;&quot;x&quot;;&quot;&quot;)" office:value-type="string" office:string-value="x" calcext:value-type="string">
            <text:p>x</text:p>
          </table:table-cell>
          <table:table-cell table:formula="of:=IF([.M7]=&quot;x&quot;;&quot;x&quot;;&quot;&quot;)">
            <text:p/>
          </table:table-cell>
          <table:table-cell table:formula="of:=IF([.N7]=&quot;x&quot;;&quot;x&quot;;&quot;&quot;)">
            <text:p/>
          </table:table-cell>
          <table:table-cell table:formula="of:=IF([.O7]=&quot;x&quot;;&quot;x&quot;;&quot;&quot;)">
            <text:p/>
          </table:table-cell>
          <table:table-cell table:formula="of:=IF([.P7]=&quot;x&quot;;&quot;x&quot;;&quot;&quot;)">
            <text:p/>
          </table:table-cell>
          <table:table-cell table:formula="of:=IF([.Q7]=&quot;x&quot;;&quot;x&quot;;&quot;&quot;)">
            <text:p/>
          </table:table-cell>
          <table:table-cell table:formula="of:=IF([.R7]=&quot;x&quot;;&quot;x&quot;;&quot;&quot;)">
            <text:p/>
          </table:table-cell>
          <table:table-cell table:formula="of:=IF([.S7]=&quot;x&quot;;&quot;x&quot;;&quot;&quot;)">
            <text:p/>
          </table:table-cell>
          <table:table-cell table:formula="of:=IF([.T7]=&quot;x&quot;;&quot;x&quot;;&quot;&quot;)">
            <text:p/>
          </table:table-cell>
          <table:table-cell table:formula="of:=IF([.U7]=&quot;x&quot;;&quot;x&quot;;&quot;&quot;)">
            <text:p/>
          </table:table-cell>
          <table:table-cell table:formula="of:=IF([.V7]=&quot;x&quot;;&quot;x&quot;;&quot;&quot;)">
            <text:p/>
          </table:table-cell>
          <table:table-cell table:formula="of:=IF([.W7]=&quot;x&quot;;&quot;x&quot;;&quot;&quot;)">
            <text:p/>
          </table:table-cell>
          <table:table-cell table:formula="of:=IF([.X7]=&quot;x&quot;;&quot;x&quot;;&quot;&quot;)">
            <text:p/>
          </table:table-cell>
          <table:table-cell table:formula="of:=IF([.Y7]=&quot;x&quot;;&quot;x&quot;;&quot;&quot;)">
            <text:p/>
          </table:table-cell>
          <table:table-cell table:formula="of:=IF([.Z7]=&quot;x&quot;;&quot;x&quot;;&quot;&quot;)">
            <text:p/>
          </table:table-cell>
          <table:table-cell table:formula="of:=IF([.AA7]=&quot;x&quot;;&quot;x&quot;;&quot;&quot;)">
            <text:p/>
          </table:table-cell>
          <table:table-cell table:formula="of:=IF([.AB7]=&quot;x&quot;;&quot;x&quot;;&quot;&quot;)" office:value-type="string" office:string-value="x" calcext:value-type="string">
            <text:p>x</text:p>
          </table:table-cell>
          <table:table-cell table:formula="of:=IF([.AC7]=&quot;x&quot;;&quot;x&quot;;&quot;&quot;)">
            <text:p/>
          </table:table-cell>
          <table:table-cell table:formula="of:=IF([.AD7]=&quot;x&quot;;&quot;x&quot;;&quot;&quot;)">
            <text:p/>
          </table:table-cell>
          <table:table-cell table:formula="of:=IF([.AE7]=&quot;x&quot;;&quot;x&quot;;&quot;&quot;)">
            <text:p/>
          </table:table-cell>
          <table:table-cell table:formula="of:=IF([.AF7]=&quot;x&quot;;&quot;x&quot;;&quot;&quot;)">
            <text:p/>
          </table:table-cell>
          <table:table-cell table:formula="of:=IF([.AG7]=&quot;x&quot;;&quot;x&quot;;&quot;&quot;)">
            <text:p/>
          </table:table-cell>
          <table:table-cell table:formula="of:=IF([.AH7]=&quot;x&quot;;&quot;x&quot;;&quot;&quot;)">
            <text:p/>
          </table:table-cell>
          <table:table-cell table:formula="of:=IF([.AI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TST007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string" calcext:value-type="string">
            <text:p>-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4" office:value-type="float" office:value="140" calcext:value-type="float">
            <text:p>14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7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8]=&quot;x&quot;;&quot;x&quot;;&quot;&quot;)" office:value-type="string" office:string-value="x" calcext:value-type="string">
            <text:p>x</text:p>
          </table:table-cell>
          <table:table-cell table:formula="of:=IF([.M8]=&quot;x&quot;;&quot;x&quot;;&quot;&quot;)">
            <text:p/>
          </table:table-cell>
          <table:table-cell table:formula="of:=IF([.N8]=&quot;x&quot;;&quot;x&quot;;&quot;&quot;)">
            <text:p/>
          </table:table-cell>
          <table:table-cell table:formula="of:=IF([.O8]=&quot;x&quot;;&quot;x&quot;;&quot;&quot;)">
            <text:p/>
          </table:table-cell>
          <table:table-cell table:formula="of:=IF([.P8]=&quot;x&quot;;&quot;x&quot;;&quot;&quot;)">
            <text:p/>
          </table:table-cell>
          <table:table-cell table:formula="of:=IF([.Q8]=&quot;x&quot;;&quot;x&quot;;&quot;&quot;)">
            <text:p/>
          </table:table-cell>
          <table:table-cell table:formula="of:=IF([.R8]=&quot;x&quot;;&quot;x&quot;;&quot;&quot;)">
            <text:p/>
          </table:table-cell>
          <table:table-cell table:formula="of:=IF([.S8]=&quot;x&quot;;&quot;x&quot;;&quot;&quot;)">
            <text:p/>
          </table:table-cell>
          <table:table-cell table:formula="of:=IF([.T8]=&quot;x&quot;;&quot;x&quot;;&quot;&quot;)">
            <text:p/>
          </table:table-cell>
          <table:table-cell table:formula="of:=IF([.U8]=&quot;x&quot;;&quot;x&quot;;&quot;&quot;)">
            <text:p/>
          </table:table-cell>
          <table:table-cell table:formula="of:=IF([.V8]=&quot;x&quot;;&quot;x&quot;;&quot;&quot;)">
            <text:p/>
          </table:table-cell>
          <table:table-cell table:formula="of:=IF([.W8]=&quot;x&quot;;&quot;x&quot;;&quot;&quot;)">
            <text:p/>
          </table:table-cell>
          <table:table-cell table:formula="of:=IF([.X8]=&quot;x&quot;;&quot;x&quot;;&quot;&quot;)">
            <text:p/>
          </table:table-cell>
          <table:table-cell table:formula="of:=IF([.Y8]=&quot;x&quot;;&quot;x&quot;;&quot;&quot;)">
            <text:p/>
          </table:table-cell>
          <table:table-cell table:formula="of:=IF([.Z8]=&quot;x&quot;;&quot;x&quot;;&quot;&quot;)">
            <text:p/>
          </table:table-cell>
          <table:table-cell table:formula="of:=IF([.AA8]=&quot;x&quot;;&quot;x&quot;;&quot;&quot;)">
            <text:p/>
          </table:table-cell>
          <table:table-cell table:formula="of:=IF([.AB8]=&quot;x&quot;;&quot;x&quot;;&quot;&quot;)">
            <text:p/>
          </table:table-cell>
          <table:table-cell table:formula="of:=IF([.AC8]=&quot;x&quot;;&quot;x&quot;;&quot;&quot;)" office:value-type="string" office:string-value="x" calcext:value-type="string">
            <text:p>x</text:p>
          </table:table-cell>
          <table:table-cell table:formula="of:=IF([.AD8]=&quot;x&quot;;&quot;x&quot;;&quot;&quot;)">
            <text:p/>
          </table:table-cell>
          <table:table-cell table:formula="of:=IF([.AE8]=&quot;x&quot;;&quot;x&quot;;&quot;&quot;)">
            <text:p/>
          </table:table-cell>
          <table:table-cell table:formula="of:=IF([.AF8]=&quot;x&quot;;&quot;x&quot;;&quot;&quot;)">
            <text:p/>
          </table:table-cell>
          <table:table-cell table:formula="of:=IF([.AG8]=&quot;x&quot;;&quot;x&quot;;&quot;&quot;)">
            <text:p/>
          </table:table-cell>
          <table:table-cell table:formula="of:=IF([.AH8]=&quot;x&quot;;&quot;x&quot;;&quot;&quot;)">
            <text:p/>
          </table:table-cell>
          <table:table-cell table:formula="of:=IF([.AI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TST008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content-validation-name="val2" office:value-type="string" calcext:value-type="string">
            <text:p>no</text:p>
          </table:table-cell>
          <table:table-cell table:style-name="ce9" table:content-validation-name="val3"/>
          <table:table-cell table:content-validation-name="val2" office:value-type="string" calcext:value-type="string">
            <text:p>no</text:p>
          </table:table-cell>
          <table:table-cell table:content-validation-name="val5" office:value-type="float" office:value="160" calcext:value-type="float">
            <text:p>16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6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9]=&quot;x&quot;;&quot;x&quot;;&quot;&quot;)" office:value-type="string" office:string-value="x" calcext:value-type="string">
            <text:p>x</text:p>
          </table:table-cell>
          <table:table-cell table:formula="of:=IF([.M9]=&quot;x&quot;;&quot;x&quot;;&quot;&quot;)">
            <text:p/>
          </table:table-cell>
          <table:table-cell table:formula="of:=IF([.N9]=&quot;x&quot;;&quot;x&quot;;&quot;&quot;)">
            <text:p/>
          </table:table-cell>
          <table:table-cell table:formula="of:=IF([.O9]=&quot;x&quot;;&quot;x&quot;;&quot;&quot;)">
            <text:p/>
          </table:table-cell>
          <table:table-cell table:formula="of:=IF([.P9]=&quot;x&quot;;&quot;x&quot;;&quot;&quot;)">
            <text:p/>
          </table:table-cell>
          <table:table-cell table:formula="of:=IF([.Q9]=&quot;x&quot;;&quot;x&quot;;&quot;&quot;)">
            <text:p/>
          </table:table-cell>
          <table:table-cell table:formula="of:=IF([.R9]=&quot;x&quot;;&quot;x&quot;;&quot;&quot;)">
            <text:p/>
          </table:table-cell>
          <table:table-cell table:formula="of:=IF([.S9]=&quot;x&quot;;&quot;x&quot;;&quot;&quot;)">
            <text:p/>
          </table:table-cell>
          <table:table-cell table:formula="of:=IF([.T9]=&quot;x&quot;;&quot;x&quot;;&quot;&quot;)">
            <text:p/>
          </table:table-cell>
          <table:table-cell table:formula="of:=IF([.U9]=&quot;x&quot;;&quot;x&quot;;&quot;&quot;)">
            <text:p/>
          </table:table-cell>
          <table:table-cell table:formula="of:=IF([.V9]=&quot;x&quot;;&quot;x&quot;;&quot;&quot;)">
            <text:p/>
          </table:table-cell>
          <table:table-cell table:formula="of:=IF([.W9]=&quot;x&quot;;&quot;x&quot;;&quot;&quot;)">
            <text:p/>
          </table:table-cell>
          <table:table-cell table:formula="of:=IF([.X9]=&quot;x&quot;;&quot;x&quot;;&quot;&quot;)">
            <text:p/>
          </table:table-cell>
          <table:table-cell table:formula="of:=IF([.Y9]=&quot;x&quot;;&quot;x&quot;;&quot;&quot;)">
            <text:p/>
          </table:table-cell>
          <table:table-cell table:formula="of:=IF([.Z9]=&quot;x&quot;;&quot;x&quot;;&quot;&quot;)">
            <text:p/>
          </table:table-cell>
          <table:table-cell table:formula="of:=IF([.AA9]=&quot;x&quot;;&quot;x&quot;;&quot;&quot;)">
            <text:p/>
          </table:table-cell>
          <table:table-cell table:formula="of:=IF([.AB9]=&quot;x&quot;;&quot;x&quot;;&quot;&quot;)">
            <text:p/>
          </table:table-cell>
          <table:table-cell table:formula="of:=IF([.AC9]=&quot;x&quot;;&quot;x&quot;;&quot;&quot;)">
            <text:p/>
          </table:table-cell>
          <table:table-cell table:formula="of:=IF([.AD9]=&quot;x&quot;;&quot;x&quot;;&quot;&quot;)" office:value-type="string" office:string-value="x" calcext:value-type="string">
            <text:p>x</text:p>
          </table:table-cell>
          <table:table-cell table:formula="of:=IF([.AE9]=&quot;x&quot;;&quot;x&quot;;&quot;&quot;)">
            <text:p/>
          </table:table-cell>
          <table:table-cell table:formula="of:=IF([.AF9]=&quot;x&quot;;&quot;x&quot;;&quot;&quot;)">
            <text:p/>
          </table:table-cell>
          <table:table-cell table:formula="of:=IF([.AG9]=&quot;x&quot;;&quot;x&quot;;&quot;&quot;)">
            <text:p/>
          </table:table-cell>
          <table:table-cell table:formula="of:=IF([.AH9]=&quot;x&quot;;&quot;x&quot;;&quot;&quot;)">
            <text:p/>
          </table:table-cell>
          <table:table-cell table:formula="of:=IF([.AI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TST009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string" calcext:value-type="string">
            <text:p>-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4" office:value-type="float" office:value="180" calcext:value-type="float">
            <text:p>18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table:formula="of:=IF([.L10]=&quot;x&quot;;&quot;x&quot;;&quot;&quot;)" office:value-type="string" office:string-value="x" calcext:value-type="string">
            <text:p>x</text:p>
          </table:table-cell>
          <table:table-cell table:formula="of:=IF([.M10]=&quot;x&quot;;&quot;x&quot;;&quot;&quot;)">
            <text:p/>
          </table:table-cell>
          <table:table-cell table:formula="of:=IF([.N10]=&quot;x&quot;;&quot;x&quot;;&quot;&quot;)">
            <text:p/>
          </table:table-cell>
          <table:table-cell table:formula="of:=IF([.O10]=&quot;x&quot;;&quot;x&quot;;&quot;&quot;)">
            <text:p/>
          </table:table-cell>
          <table:table-cell table:formula="of:=IF([.P10]=&quot;x&quot;;&quot;x&quot;;&quot;&quot;)">
            <text:p/>
          </table:table-cell>
          <table:table-cell table:formula="of:=IF([.Q10]=&quot;x&quot;;&quot;x&quot;;&quot;&quot;)">
            <text:p/>
          </table:table-cell>
          <table:table-cell table:formula="of:=IF([.R10]=&quot;x&quot;;&quot;x&quot;;&quot;&quot;)">
            <text:p/>
          </table:table-cell>
          <table:table-cell table:formula="of:=IF([.S10]=&quot;x&quot;;&quot;x&quot;;&quot;&quot;)">
            <text:p/>
          </table:table-cell>
          <table:table-cell table:formula="of:=IF([.T10]=&quot;x&quot;;&quot;x&quot;;&quot;&quot;)">
            <text:p/>
          </table:table-cell>
          <table:table-cell table:formula="of:=IF([.U10]=&quot;x&quot;;&quot;x&quot;;&quot;&quot;)">
            <text:p/>
          </table:table-cell>
          <table:table-cell table:formula="of:=IF([.V10]=&quot;x&quot;;&quot;x&quot;;&quot;&quot;)">
            <text:p/>
          </table:table-cell>
          <table:table-cell table:formula="of:=IF([.W10]=&quot;x&quot;;&quot;x&quot;;&quot;&quot;)">
            <text:p/>
          </table:table-cell>
          <table:table-cell table:formula="of:=IF([.X10]=&quot;x&quot;;&quot;x&quot;;&quot;&quot;)">
            <text:p/>
          </table:table-cell>
          <table:table-cell table:formula="of:=IF([.Y10]=&quot;x&quot;;&quot;x&quot;;&quot;&quot;)">
            <text:p/>
          </table:table-cell>
          <table:table-cell table:formula="of:=IF([.Z10]=&quot;x&quot;;&quot;x&quot;;&quot;&quot;)">
            <text:p/>
          </table:table-cell>
          <table:table-cell table:formula="of:=IF([.AA10]=&quot;x&quot;;&quot;x&quot;;&quot;&quot;)">
            <text:p/>
          </table:table-cell>
          <table:table-cell table:formula="of:=IF([.AB10]=&quot;x&quot;;&quot;x&quot;;&quot;&quot;)">
            <text:p/>
          </table:table-cell>
          <table:table-cell table:formula="of:=IF([.AC10]=&quot;x&quot;;&quot;x&quot;;&quot;&quot;)">
            <text:p/>
          </table:table-cell>
          <table:table-cell table:formula="of:=IF([.AD10]=&quot;x&quot;;&quot;x&quot;;&quot;&quot;)">
            <text:p/>
          </table:table-cell>
          <table:table-cell table:formula="of:=IF([.AE10]=&quot;x&quot;;&quot;x&quot;;&quot;&quot;)" office:value-type="string" office:string-value="x" calcext:value-type="string">
            <text:p>x</text:p>
          </table:table-cell>
          <table:table-cell table:formula="of:=IF([.AF10]=&quot;x&quot;;&quot;x&quot;;&quot;&quot;)">
            <text:p/>
          </table:table-cell>
          <table:table-cell table:formula="of:=IF([.AG10]=&quot;x&quot;;&quot;x&quot;;&quot;&quot;)">
            <text:p/>
          </table:table-cell>
          <table:table-cell table:formula="of:=IF([.AH10]=&quot;x&quot;;&quot;x&quot;;&quot;&quot;)">
            <text:p/>
          </table:table-cell>
          <table:table-cell table:formula="of:=IF([.AI1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TST010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content-validation-name="val2" office:value-type="string" calcext:value-type="string">
            <text:p>no</text:p>
          </table:table-cell>
          <table:table-cell table:style-name="ce9" table:content-validation-name="val3"/>
          <table:table-cell table:content-validation-name="val2" office:value-type="string" calcext:value-type="string">
            <text:p>no</text:p>
          </table:table-cell>
          <table:table-cell table:content-validation-name="val5" office:value-type="float" office:value="200" calcext:value-type="float">
            <text:p>20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8"/>
          <table:table-cell table:formula="of:=IF([.L11]=&quot;x&quot;;&quot;x&quot;;&quot;&quot;)" office:value-type="string" office:string-value="x" calcext:value-type="string">
            <text:p>x</text:p>
          </table:table-cell>
          <table:table-cell table:formula="of:=IF([.M11]=&quot;x&quot;;&quot;x&quot;;&quot;&quot;)">
            <text:p/>
          </table:table-cell>
          <table:table-cell table:formula="of:=IF([.N11]=&quot;x&quot;;&quot;x&quot;;&quot;&quot;)">
            <text:p/>
          </table:table-cell>
          <table:table-cell table:formula="of:=IF([.O11]=&quot;x&quot;;&quot;x&quot;;&quot;&quot;)">
            <text:p/>
          </table:table-cell>
          <table:table-cell table:formula="of:=IF([.P11]=&quot;x&quot;;&quot;x&quot;;&quot;&quot;)">
            <text:p/>
          </table:table-cell>
          <table:table-cell table:formula="of:=IF([.Q11]=&quot;x&quot;;&quot;x&quot;;&quot;&quot;)">
            <text:p/>
          </table:table-cell>
          <table:table-cell table:formula="of:=IF([.R11]=&quot;x&quot;;&quot;x&quot;;&quot;&quot;)">
            <text:p/>
          </table:table-cell>
          <table:table-cell table:formula="of:=IF([.S11]=&quot;x&quot;;&quot;x&quot;;&quot;&quot;)">
            <text:p/>
          </table:table-cell>
          <table:table-cell table:formula="of:=IF([.T11]=&quot;x&quot;;&quot;x&quot;;&quot;&quot;)">
            <text:p/>
          </table:table-cell>
          <table:table-cell table:formula="of:=IF([.U11]=&quot;x&quot;;&quot;x&quot;;&quot;&quot;)">
            <text:p/>
          </table:table-cell>
          <table:table-cell table:formula="of:=IF([.V11]=&quot;x&quot;;&quot;x&quot;;&quot;&quot;)">
            <text:p/>
          </table:table-cell>
          <table:table-cell table:formula="of:=IF([.W11]=&quot;x&quot;;&quot;x&quot;;&quot;&quot;)">
            <text:p/>
          </table:table-cell>
          <table:table-cell table:formula="of:=IF([.X11]=&quot;x&quot;;&quot;x&quot;;&quot;&quot;)">
            <text:p/>
          </table:table-cell>
          <table:table-cell table:formula="of:=IF([.Y11]=&quot;x&quot;;&quot;x&quot;;&quot;&quot;)">
            <text:p/>
          </table:table-cell>
          <table:table-cell table:formula="of:=IF([.Z11]=&quot;x&quot;;&quot;x&quot;;&quot;&quot;)">
            <text:p/>
          </table:table-cell>
          <table:table-cell table:formula="of:=IF([.AA11]=&quot;x&quot;;&quot;x&quot;;&quot;&quot;)">
            <text:p/>
          </table:table-cell>
          <table:table-cell table:formula="of:=IF([.AB11]=&quot;x&quot;;&quot;x&quot;;&quot;&quot;)">
            <text:p/>
          </table:table-cell>
          <table:table-cell table:formula="of:=IF([.AC11]=&quot;x&quot;;&quot;x&quot;;&quot;&quot;)">
            <text:p/>
          </table:table-cell>
          <table:table-cell table:formula="of:=IF([.AD11]=&quot;x&quot;;&quot;x&quot;;&quot;&quot;)">
            <text:p/>
          </table:table-cell>
          <table:table-cell table:formula="of:=IF([.AE11]=&quot;x&quot;;&quot;x&quot;;&quot;&quot;)">
            <text:p/>
          </table:table-cell>
          <table:table-cell table:formula="of:=IF([.AF11]=&quot;x&quot;;&quot;x&quot;;&quot;&quot;)" office:value-type="string" office:string-value="x" calcext:value-type="string">
            <text:p>x</text:p>
          </table:table-cell>
          <table:table-cell table:formula="of:=IF([.AG11]=&quot;x&quot;;&quot;x&quot;;&quot;&quot;)">
            <text:p/>
          </table:table-cell>
          <table:table-cell table:formula="of:=IF([.AH11]=&quot;x&quot;;&quot;x&quot;;&quot;&quot;)">
            <text:p/>
          </table:table-cell>
          <table:table-cell table:formula="of:=IF([.AI1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TST011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string" calcext:value-type="string">
            <text:p>-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4" office:value-type="float" office:value="220" calcext:value-type="float">
            <text:p>22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8"/>
          <table:table-cell table:formula="of:=IF([.L12]=&quot;x&quot;;&quot;x&quot;;&quot;&quot;)" office:value-type="string" office:string-value="x" calcext:value-type="string">
            <text:p>x</text:p>
          </table:table-cell>
          <table:table-cell table:formula="of:=IF([.M12]=&quot;x&quot;;&quot;x&quot;;&quot;&quot;)">
            <text:p/>
          </table:table-cell>
          <table:table-cell table:formula="of:=IF([.N12]=&quot;x&quot;;&quot;x&quot;;&quot;&quot;)">
            <text:p/>
          </table:table-cell>
          <table:table-cell table:formula="of:=IF([.O12]=&quot;x&quot;;&quot;x&quot;;&quot;&quot;)">
            <text:p/>
          </table:table-cell>
          <table:table-cell table:formula="of:=IF([.P12]=&quot;x&quot;;&quot;x&quot;;&quot;&quot;)">
            <text:p/>
          </table:table-cell>
          <table:table-cell table:formula="of:=IF([.Q12]=&quot;x&quot;;&quot;x&quot;;&quot;&quot;)">
            <text:p/>
          </table:table-cell>
          <table:table-cell table:formula="of:=IF([.R12]=&quot;x&quot;;&quot;x&quot;;&quot;&quot;)">
            <text:p/>
          </table:table-cell>
          <table:table-cell table:formula="of:=IF([.S12]=&quot;x&quot;;&quot;x&quot;;&quot;&quot;)">
            <text:p/>
          </table:table-cell>
          <table:table-cell table:formula="of:=IF([.T12]=&quot;x&quot;;&quot;x&quot;;&quot;&quot;)">
            <text:p/>
          </table:table-cell>
          <table:table-cell table:formula="of:=IF([.U12]=&quot;x&quot;;&quot;x&quot;;&quot;&quot;)">
            <text:p/>
          </table:table-cell>
          <table:table-cell table:formula="of:=IF([.V12]=&quot;x&quot;;&quot;x&quot;;&quot;&quot;)">
            <text:p/>
          </table:table-cell>
          <table:table-cell table:formula="of:=IF([.W12]=&quot;x&quot;;&quot;x&quot;;&quot;&quot;)">
            <text:p/>
          </table:table-cell>
          <table:table-cell table:formula="of:=IF([.X12]=&quot;x&quot;;&quot;x&quot;;&quot;&quot;)">
            <text:p/>
          </table:table-cell>
          <table:table-cell table:formula="of:=IF([.Y12]=&quot;x&quot;;&quot;x&quot;;&quot;&quot;)">
            <text:p/>
          </table:table-cell>
          <table:table-cell table:formula="of:=IF([.Z12]=&quot;x&quot;;&quot;x&quot;;&quot;&quot;)">
            <text:p/>
          </table:table-cell>
          <table:table-cell table:formula="of:=IF([.AA12]=&quot;x&quot;;&quot;x&quot;;&quot;&quot;)">
            <text:p/>
          </table:table-cell>
          <table:table-cell table:formula="of:=IF([.AB12]=&quot;x&quot;;&quot;x&quot;;&quot;&quot;)">
            <text:p/>
          </table:table-cell>
          <table:table-cell table:formula="of:=IF([.AC12]=&quot;x&quot;;&quot;x&quot;;&quot;&quot;)">
            <text:p/>
          </table:table-cell>
          <table:table-cell table:formula="of:=IF([.AD12]=&quot;x&quot;;&quot;x&quot;;&quot;&quot;)">
            <text:p/>
          </table:table-cell>
          <table:table-cell table:formula="of:=IF([.AE12]=&quot;x&quot;;&quot;x&quot;;&quot;&quot;)">
            <text:p/>
          </table:table-cell>
          <table:table-cell table:formula="of:=IF([.AF12]=&quot;x&quot;;&quot;x&quot;;&quot;&quot;)">
            <text:p/>
          </table:table-cell>
          <table:table-cell table:formula="of:=IF([.AG12]=&quot;x&quot;;&quot;x&quot;;&quot;&quot;)" office:value-type="string" office:string-value="x" calcext:value-type="string">
            <text:p>x</text:p>
          </table:table-cell>
          <table:table-cell table:formula="of:=IF([.AH12]=&quot;x&quot;;&quot;x&quot;;&quot;&quot;)">
            <text:p/>
          </table:table-cell>
          <table:table-cell table:formula="of:=IF([.AI1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TST012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content-validation-name="val2" office:value-type="string" calcext:value-type="string">
            <text:p>no</text:p>
          </table:table-cell>
          <table:table-cell table:style-name="ce9" table:content-validation-name="val3"/>
          <table:table-cell table:content-validation-name="val2" office:value-type="string" calcext:value-type="string">
            <text:p>no</text:p>
          </table:table-cell>
          <table:table-cell table:content-validation-name="val5" office:value-type="float" office:value="240" calcext:value-type="float">
            <text:p>24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  <table:table-cell table:formula="of:=IF([.L13]=&quot;x&quot;;&quot;x&quot;;&quot;&quot;)" office:value-type="string" office:string-value="x" calcext:value-type="string">
            <text:p>x</text:p>
          </table:table-cell>
          <table:table-cell table:formula="of:=IF([.M13]=&quot;x&quot;;&quot;x&quot;;&quot;&quot;)">
            <text:p/>
          </table:table-cell>
          <table:table-cell table:formula="of:=IF([.N13]=&quot;x&quot;;&quot;x&quot;;&quot;&quot;)">
            <text:p/>
          </table:table-cell>
          <table:table-cell table:formula="of:=IF([.O13]=&quot;x&quot;;&quot;x&quot;;&quot;&quot;)">
            <text:p/>
          </table:table-cell>
          <table:table-cell table:formula="of:=IF([.P13]=&quot;x&quot;;&quot;x&quot;;&quot;&quot;)">
            <text:p/>
          </table:table-cell>
          <table:table-cell table:formula="of:=IF([.Q13]=&quot;x&quot;;&quot;x&quot;;&quot;&quot;)">
            <text:p/>
          </table:table-cell>
          <table:table-cell table:formula="of:=IF([.R13]=&quot;x&quot;;&quot;x&quot;;&quot;&quot;)">
            <text:p/>
          </table:table-cell>
          <table:table-cell table:formula="of:=IF([.S13]=&quot;x&quot;;&quot;x&quot;;&quot;&quot;)">
            <text:p/>
          </table:table-cell>
          <table:table-cell table:formula="of:=IF([.T13]=&quot;x&quot;;&quot;x&quot;;&quot;&quot;)">
            <text:p/>
          </table:table-cell>
          <table:table-cell table:formula="of:=IF([.U13]=&quot;x&quot;;&quot;x&quot;;&quot;&quot;)">
            <text:p/>
          </table:table-cell>
          <table:table-cell table:formula="of:=IF([.V13]=&quot;x&quot;;&quot;x&quot;;&quot;&quot;)">
            <text:p/>
          </table:table-cell>
          <table:table-cell table:formula="of:=IF([.W13]=&quot;x&quot;;&quot;x&quot;;&quot;&quot;)">
            <text:p/>
          </table:table-cell>
          <table:table-cell table:formula="of:=IF([.X13]=&quot;x&quot;;&quot;x&quot;;&quot;&quot;)">
            <text:p/>
          </table:table-cell>
          <table:table-cell table:formula="of:=IF([.Y13]=&quot;x&quot;;&quot;x&quot;;&quot;&quot;)">
            <text:p/>
          </table:table-cell>
          <table:table-cell table:formula="of:=IF([.Z13]=&quot;x&quot;;&quot;x&quot;;&quot;&quot;)">
            <text:p/>
          </table:table-cell>
          <table:table-cell table:formula="of:=IF([.AA13]=&quot;x&quot;;&quot;x&quot;;&quot;&quot;)">
            <text:p/>
          </table:table-cell>
          <table:table-cell table:formula="of:=IF([.AB13]=&quot;x&quot;;&quot;x&quot;;&quot;&quot;)">
            <text:p/>
          </table:table-cell>
          <table:table-cell table:formula="of:=IF([.AC13]=&quot;x&quot;;&quot;x&quot;;&quot;&quot;)">
            <text:p/>
          </table:table-cell>
          <table:table-cell table:formula="of:=IF([.AD13]=&quot;x&quot;;&quot;x&quot;;&quot;&quot;)">
            <text:p/>
          </table:table-cell>
          <table:table-cell table:formula="of:=IF([.AE13]=&quot;x&quot;;&quot;x&quot;;&quot;&quot;)">
            <text:p/>
          </table:table-cell>
          <table:table-cell table:formula="of:=IF([.AF13]=&quot;x&quot;;&quot;x&quot;;&quot;&quot;)">
            <text:p/>
          </table:table-cell>
          <table:table-cell table:formula="of:=IF([.AG13]=&quot;x&quot;;&quot;x&quot;;&quot;&quot;)">
            <text:p/>
          </table:table-cell>
          <table:table-cell table:formula="of:=IF([.AH13]=&quot;x&quot;;&quot;x&quot;;&quot;&quot;)" office:value-type="string" office:string-value="x" calcext:value-type="string">
            <text:p>x</text:p>
          </table:table-cell>
          <table:table-cell table:formula="of:=IF([.AI1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TST013</text:p>
          </table:table-cell>
          <table:table-cell table:style-name="ce7" table:content-validation-name="val1" office:value-type="string" calcext:value-type="string">
            <text:p>red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4" office:value-type="float" office:value="260" calcext:value-type="float">
            <text:p>26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2"/>
          <table:table-cell table:style-name="ce9" office:value-type="string" calcext:value-type="string">
            <text:p>x</text:p>
          </table:table-cell>
          <table:table-cell table:number-columns-repeated="7"/>
          <table:table-cell table:formula="of:=IF([.L14]=&quot;x&quot;;&quot;x&quot;;&quot;&quot;)">
            <text:p/>
          </table:table-cell>
          <table:table-cell table:formula="of:=IF([.M14]=&quot;x&quot;;&quot;x&quot;;&quot;&quot;)" office:value-type="string" office:string-value="x" calcext:value-type="string">
            <text:p>x</text:p>
          </table:table-cell>
          <table:table-cell table:formula="of:=IF([.N14]=&quot;x&quot;;&quot;x&quot;;&quot;&quot;)">
            <text:p/>
          </table:table-cell>
          <table:table-cell table:formula="of:=IF([.O14]=&quot;x&quot;;&quot;x&quot;;&quot;&quot;)">
            <text:p/>
          </table:table-cell>
          <table:table-cell table:formula="of:=IF([.P14]=&quot;x&quot;;&quot;x&quot;;&quot;&quot;)">
            <text:p/>
          </table:table-cell>
          <table:table-cell table:formula="of:=IF([.Q14]=&quot;x&quot;;&quot;x&quot;;&quot;&quot;)">
            <text:p/>
          </table:table-cell>
          <table:table-cell table:formula="of:=IF([.R14]=&quot;x&quot;;&quot;x&quot;;&quot;&quot;)">
            <text:p/>
          </table:table-cell>
          <table:table-cell table:formula="of:=IF([.S14]=&quot;x&quot;;&quot;x&quot;;&quot;&quot;)">
            <text:p/>
          </table:table-cell>
          <table:table-cell table:formula="of:=IF([.T14]=&quot;x&quot;;&quot;x&quot;;&quot;&quot;)">
            <text:p/>
          </table:table-cell>
          <table:table-cell table:formula="of:=IF([.U14]=&quot;x&quot;;&quot;x&quot;;&quot;&quot;)">
            <text:p/>
          </table:table-cell>
          <table:table-cell table:formula="of:=IF([.V14]=&quot;x&quot;;&quot;x&quot;;&quot;&quot;)">
            <text:p/>
          </table:table-cell>
          <table:table-cell table:formula="of:=IF([.W14]=&quot;x&quot;;&quot;x&quot;;&quot;&quot;)">
            <text:p/>
          </table:table-cell>
          <table:table-cell table:formula="of:=IF([.X14]=&quot;x&quot;;&quot;x&quot;;&quot;&quot;)">
            <text:p/>
          </table:table-cell>
          <table:table-cell table:formula="of:=IF([.Y14]=&quot;x&quot;;&quot;x&quot;;&quot;&quot;)">
            <text:p/>
          </table:table-cell>
          <table:table-cell table:formula="of:=IF([.Z14]=&quot;x&quot;;&quot;x&quot;;&quot;&quot;)">
            <text:p/>
          </table:table-cell>
          <table:table-cell table:formula="of:=IF([.AA14]=&quot;x&quot;;&quot;x&quot;;&quot;&quot;)">
            <text:p/>
          </table:table-cell>
          <table:table-cell table:formula="of:=IF([.AB14]=&quot;x&quot;;&quot;x&quot;;&quot;&quot;)">
            <text:p/>
          </table:table-cell>
          <table:table-cell table:formula="of:=IF([.AC14]=&quot;x&quot;;&quot;x&quot;;&quot;&quot;)">
            <text:p/>
          </table:table-cell>
          <table:table-cell table:formula="of:=IF([.AD14]=&quot;x&quot;;&quot;x&quot;;&quot;&quot;)">
            <text:p/>
          </table:table-cell>
          <table:table-cell table:formula="of:=IF([.AE14]=&quot;x&quot;;&quot;x&quot;;&quot;&quot;)">
            <text:p/>
          </table:table-cell>
          <table:table-cell table:formula="of:=IF([.AF14]=&quot;x&quot;;&quot;x&quot;;&quot;&quot;)">
            <text:p/>
          </table:table-cell>
          <table:table-cell table:formula="of:=IF([.AG14]=&quot;x&quot;;&quot;x&quot;;&quot;&quot;)">
            <text:p/>
          </table:table-cell>
          <table:table-cell table:formula="of:=IF([.AH14]=&quot;x&quot;;&quot;x&quot;;&quot;&quot;)">
            <text:p/>
          </table:table-cell>
          <table:table-cell table:formula="of:=IF([.AI14]=&quot;x&quot;;&quot;x&quot;;&quot;&quot;)" office:value-type="string" office:string-value="x" calcext:value-type="string">
            <text:p>x</text:p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TST014</text:p>
          </table:table-cell>
          <table:table-cell table:style-name="ce7" table:content-validation-name="val1" office:value-type="string" calcext:value-type="string">
            <text:p>red</text:p>
          </table:table-cell>
          <table:table-cell table:content-validation-name="val2" office:value-type="string" calcext:value-type="string">
            <text:p>no</text:p>
          </table:table-cell>
          <table:table-cell table:style-name="ce9" table:content-validation-name="val3" office:value-type="float" office:value="5" calcext:value-type="float">
            <text:p>5</text:p>
          </table:table-cell>
          <table:table-cell table:content-validation-name="val2" office:value-type="string" calcext:value-type="string">
            <text:p>no</text:p>
          </table:table-cell>
          <table:table-cell table:content-validation-name="val5" office:value-type="float" office:value="280" calcext:value-type="float">
            <text:p>28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7"/>
          <table:table-cell table:formula="of:=IF([.L15]=&quot;x&quot;;&quot;x&quot;;&quot;&quot;)">
            <text:p/>
          </table:table-cell>
          <table:table-cell table:formula="of:=IF([.M15]=&quot;x&quot;;&quot;x&quot;;&quot;&quot;)" office:value-type="string" office:string-value="x" calcext:value-type="string">
            <text:p>x</text:p>
          </table:table-cell>
          <table:table-cell table:formula="of:=IF([.N15]=&quot;x&quot;;&quot;x&quot;;&quot;&quot;)">
            <text:p/>
          </table:table-cell>
          <table:table-cell table:formula="of:=IF([.O15]=&quot;x&quot;;&quot;x&quot;;&quot;&quot;)">
            <text:p/>
          </table:table-cell>
          <table:table-cell table:formula="of:=IF([.P15]=&quot;x&quot;;&quot;x&quot;;&quot;&quot;)">
            <text:p/>
          </table:table-cell>
          <table:table-cell table:formula="of:=IF([.Q15]=&quot;x&quot;;&quot;x&quot;;&quot;&quot;)">
            <text:p/>
          </table:table-cell>
          <table:table-cell table:formula="of:=IF([.R15]=&quot;x&quot;;&quot;x&quot;;&quot;&quot;)">
            <text:p/>
          </table:table-cell>
          <table:table-cell table:formula="of:=IF([.S15]=&quot;x&quot;;&quot;x&quot;;&quot;&quot;)">
            <text:p/>
          </table:table-cell>
          <table:table-cell table:formula="of:=IF([.T15]=&quot;x&quot;;&quot;x&quot;;&quot;&quot;)">
            <text:p/>
          </table:table-cell>
          <table:table-cell table:formula="of:=IF([.U15]=&quot;x&quot;;&quot;x&quot;;&quot;&quot;)">
            <text:p/>
          </table:table-cell>
          <table:table-cell table:formula="of:=IF([.V15]=&quot;x&quot;;&quot;x&quot;;&quot;&quot;)">
            <text:p/>
          </table:table-cell>
          <table:table-cell table:formula="of:=IF([.W15]=&quot;x&quot;;&quot;x&quot;;&quot;&quot;)">
            <text:p/>
          </table:table-cell>
          <table:table-cell table:formula="of:=IF([.X15]=&quot;x&quot;;&quot;x&quot;;&quot;&quot;)">
            <text:p/>
          </table:table-cell>
          <table:table-cell table:formula="of:=IF([.Y15]=&quot;x&quot;;&quot;x&quot;;&quot;&quot;)">
            <text:p/>
          </table:table-cell>
          <table:table-cell table:formula="of:=IF([.Z15]=&quot;x&quot;;&quot;x&quot;;&quot;&quot;)">
            <text:p/>
          </table:table-cell>
          <table:table-cell table:formula="of:=IF([.AA15]=&quot;x&quot;;&quot;x&quot;;&quot;&quot;)">
            <text:p/>
          </table:table-cell>
          <table:table-cell table:formula="of:=IF([.AB15]=&quot;x&quot;;&quot;x&quot;;&quot;&quot;)">
            <text:p/>
          </table:table-cell>
          <table:table-cell table:formula="of:=IF([.AC15]=&quot;x&quot;;&quot;x&quot;;&quot;&quot;)">
            <text:p/>
          </table:table-cell>
          <table:table-cell table:formula="of:=IF([.AD15]=&quot;x&quot;;&quot;x&quot;;&quot;&quot;)">
            <text:p/>
          </table:table-cell>
          <table:table-cell table:formula="of:=IF([.AE15]=&quot;x&quot;;&quot;x&quot;;&quot;&quot;)">
            <text:p/>
          </table:table-cell>
          <table:table-cell table:formula="of:=IF([.AF15]=&quot;x&quot;;&quot;x&quot;;&quot;&quot;)">
            <text:p/>
          </table:table-cell>
          <table:table-cell table:formula="of:=IF([.AG15]=&quot;x&quot;;&quot;x&quot;;&quot;&quot;)">
            <text:p/>
          </table:table-cell>
          <table:table-cell table:formula="of:=IF([.AH15]=&quot;x&quot;;&quot;x&quot;;&quot;&quot;)">
            <text:p/>
          </table:table-cell>
          <table:table-cell table:formula="of:=IF([.AI1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TST015</text:p>
          </table:table-cell>
          <table:table-cell table:style-name="ce7" table:content-validation-name="val1" office:value-type="string" calcext:value-type="string">
            <text:p>red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4" office:value-type="float" office:value="300" calcext:value-type="float">
            <text:p>30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7"/>
          <table:table-cell table:formula="of:=IF([.L16]=&quot;x&quot;;&quot;x&quot;;&quot;&quot;)">
            <text:p/>
          </table:table-cell>
          <table:table-cell table:formula="of:=IF([.M16]=&quot;x&quot;;&quot;x&quot;;&quot;&quot;)" office:value-type="string" office:string-value="x" calcext:value-type="string">
            <text:p>x</text:p>
          </table:table-cell>
          <table:table-cell table:formula="of:=IF([.N16]=&quot;x&quot;;&quot;x&quot;;&quot;&quot;)">
            <text:p/>
          </table:table-cell>
          <table:table-cell table:formula="of:=IF([.O16]=&quot;x&quot;;&quot;x&quot;;&quot;&quot;)">
            <text:p/>
          </table:table-cell>
          <table:table-cell table:formula="of:=IF([.P16]=&quot;x&quot;;&quot;x&quot;;&quot;&quot;)">
            <text:p/>
          </table:table-cell>
          <table:table-cell table:formula="of:=IF([.Q16]=&quot;x&quot;;&quot;x&quot;;&quot;&quot;)">
            <text:p/>
          </table:table-cell>
          <table:table-cell table:formula="of:=IF([.R16]=&quot;x&quot;;&quot;x&quot;;&quot;&quot;)">
            <text:p/>
          </table:table-cell>
          <table:table-cell table:formula="of:=IF([.S16]=&quot;x&quot;;&quot;x&quot;;&quot;&quot;)">
            <text:p/>
          </table:table-cell>
          <table:table-cell table:formula="of:=IF([.T16]=&quot;x&quot;;&quot;x&quot;;&quot;&quot;)">
            <text:p/>
          </table:table-cell>
          <table:table-cell table:formula="of:=IF([.U16]=&quot;x&quot;;&quot;x&quot;;&quot;&quot;)">
            <text:p/>
          </table:table-cell>
          <table:table-cell table:formula="of:=IF([.V16]=&quot;x&quot;;&quot;x&quot;;&quot;&quot;)">
            <text:p/>
          </table:table-cell>
          <table:table-cell table:formula="of:=IF([.W16]=&quot;x&quot;;&quot;x&quot;;&quot;&quot;)">
            <text:p/>
          </table:table-cell>
          <table:table-cell table:formula="of:=IF([.X16]=&quot;x&quot;;&quot;x&quot;;&quot;&quot;)">
            <text:p/>
          </table:table-cell>
          <table:table-cell table:formula="of:=IF([.Y16]=&quot;x&quot;;&quot;x&quot;;&quot;&quot;)">
            <text:p/>
          </table:table-cell>
          <table:table-cell table:formula="of:=IF([.Z16]=&quot;x&quot;;&quot;x&quot;;&quot;&quot;)">
            <text:p/>
          </table:table-cell>
          <table:table-cell table:formula="of:=IF([.AA16]=&quot;x&quot;;&quot;x&quot;;&quot;&quot;)">
            <text:p/>
          </table:table-cell>
          <table:table-cell table:formula="of:=IF([.AB16]=&quot;x&quot;;&quot;x&quot;;&quot;&quot;)">
            <text:p/>
          </table:table-cell>
          <table:table-cell table:formula="of:=IF([.AC16]=&quot;x&quot;;&quot;x&quot;;&quot;&quot;)">
            <text:p/>
          </table:table-cell>
          <table:table-cell table:formula="of:=IF([.AD16]=&quot;x&quot;;&quot;x&quot;;&quot;&quot;)">
            <text:p/>
          </table:table-cell>
          <table:table-cell table:formula="of:=IF([.AE16]=&quot;x&quot;;&quot;x&quot;;&quot;&quot;)">
            <text:p/>
          </table:table-cell>
          <table:table-cell table:formula="of:=IF([.AF16]=&quot;x&quot;;&quot;x&quot;;&quot;&quot;)">
            <text:p/>
          </table:table-cell>
          <table:table-cell table:formula="of:=IF([.AG16]=&quot;x&quot;;&quot;x&quot;;&quot;&quot;)">
            <text:p/>
          </table:table-cell>
          <table:table-cell table:formula="of:=IF([.AH16]=&quot;x&quot;;&quot;x&quot;;&quot;&quot;)">
            <text:p/>
          </table:table-cell>
          <table:table-cell table:formula="of:=IF([.AI1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TST016</text:p>
          </table:table-cell>
          <table:table-cell table:style-name="ce7" table:content-validation-name="val1" office:value-type="string" calcext:value-type="string">
            <text:p>red</text:p>
          </table:table-cell>
          <table:table-cell table:content-validation-name="val2" office:value-type="string" calcext:value-type="string">
            <text:p>no</text:p>
          </table:table-cell>
          <table:table-cell table:style-name="ce9" table:content-validation-name="val3" office:value-type="float" office:value="-5" calcext:value-type="float">
            <text:p>-5</text:p>
          </table:table-cell>
          <table:table-cell table:content-validation-name="val2" office:value-type="string" calcext:value-type="string">
            <text:p>no</text:p>
          </table:table-cell>
          <table:table-cell table:content-validation-name="val5" office:value-type="float" office:value="320" calcext:value-type="float">
            <text:p>32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7"/>
          <table:table-cell table:formula="of:=IF([.L17]=&quot;x&quot;;&quot;x&quot;;&quot;&quot;)">
            <text:p/>
          </table:table-cell>
          <table:table-cell table:formula="of:=IF([.M17]=&quot;x&quot;;&quot;x&quot;;&quot;&quot;)" office:value-type="string" office:string-value="x" calcext:value-type="string">
            <text:p>x</text:p>
          </table:table-cell>
          <table:table-cell table:formula="of:=IF([.N17]=&quot;x&quot;;&quot;x&quot;;&quot;&quot;)">
            <text:p/>
          </table:table-cell>
          <table:table-cell table:formula="of:=IF([.O17]=&quot;x&quot;;&quot;x&quot;;&quot;&quot;)">
            <text:p/>
          </table:table-cell>
          <table:table-cell table:formula="of:=IF([.P17]=&quot;x&quot;;&quot;x&quot;;&quot;&quot;)">
            <text:p/>
          </table:table-cell>
          <table:table-cell table:formula="of:=IF([.Q17]=&quot;x&quot;;&quot;x&quot;;&quot;&quot;)">
            <text:p/>
          </table:table-cell>
          <table:table-cell table:formula="of:=IF([.R17]=&quot;x&quot;;&quot;x&quot;;&quot;&quot;)">
            <text:p/>
          </table:table-cell>
          <table:table-cell table:formula="of:=IF([.S17]=&quot;x&quot;;&quot;x&quot;;&quot;&quot;)">
            <text:p/>
          </table:table-cell>
          <table:table-cell table:formula="of:=IF([.T17]=&quot;x&quot;;&quot;x&quot;;&quot;&quot;)">
            <text:p/>
          </table:table-cell>
          <table:table-cell table:formula="of:=IF([.U17]=&quot;x&quot;;&quot;x&quot;;&quot;&quot;)">
            <text:p/>
          </table:table-cell>
          <table:table-cell table:formula="of:=IF([.V17]=&quot;x&quot;;&quot;x&quot;;&quot;&quot;)">
            <text:p/>
          </table:table-cell>
          <table:table-cell table:formula="of:=IF([.W17]=&quot;x&quot;;&quot;x&quot;;&quot;&quot;)">
            <text:p/>
          </table:table-cell>
          <table:table-cell table:formula="of:=IF([.X17]=&quot;x&quot;;&quot;x&quot;;&quot;&quot;)">
            <text:p/>
          </table:table-cell>
          <table:table-cell table:formula="of:=IF([.Y17]=&quot;x&quot;;&quot;x&quot;;&quot;&quot;)">
            <text:p/>
          </table:table-cell>
          <table:table-cell table:formula="of:=IF([.Z17]=&quot;x&quot;;&quot;x&quot;;&quot;&quot;)">
            <text:p/>
          </table:table-cell>
          <table:table-cell table:formula="of:=IF([.AA17]=&quot;x&quot;;&quot;x&quot;;&quot;&quot;)">
            <text:p/>
          </table:table-cell>
          <table:table-cell table:formula="of:=IF([.AB17]=&quot;x&quot;;&quot;x&quot;;&quot;&quot;)">
            <text:p/>
          </table:table-cell>
          <table:table-cell table:formula="of:=IF([.AC17]=&quot;x&quot;;&quot;x&quot;;&quot;&quot;)">
            <text:p/>
          </table:table-cell>
          <table:table-cell table:formula="of:=IF([.AD17]=&quot;x&quot;;&quot;x&quot;;&quot;&quot;)">
            <text:p/>
          </table:table-cell>
          <table:table-cell table:formula="of:=IF([.AE17]=&quot;x&quot;;&quot;x&quot;;&quot;&quot;)">
            <text:p/>
          </table:table-cell>
          <table:table-cell table:formula="of:=IF([.AF17]=&quot;x&quot;;&quot;x&quot;;&quot;&quot;)">
            <text:p/>
          </table:table-cell>
          <table:table-cell table:formula="of:=IF([.AG17]=&quot;x&quot;;&quot;x&quot;;&quot;&quot;)">
            <text:p/>
          </table:table-cell>
          <table:table-cell table:formula="of:=IF([.AH17]=&quot;x&quot;;&quot;x&quot;;&quot;&quot;)">
            <text:p/>
          </table:table-cell>
          <table:table-cell table:formula="of:=IF([.AI1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TST017</text:p>
          </table:table-cell>
          <table:table-cell table:style-name="ce7" table:content-validation-name="val1" office:value-type="string" calcext:value-type="string">
            <text:p>red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10" calcext:value-type="float">
            <text:p>-10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4" office:value-type="float" office:value="340" calcext:value-type="float">
            <text:p>34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7"/>
          <table:table-cell table:formula="of:=IF([.L18]=&quot;x&quot;;&quot;x&quot;;&quot;&quot;)">
            <text:p/>
          </table:table-cell>
          <table:table-cell table:formula="of:=IF([.M18]=&quot;x&quot;;&quot;x&quot;;&quot;&quot;)" office:value-type="string" office:string-value="x" calcext:value-type="string">
            <text:p>x</text:p>
          </table:table-cell>
          <table:table-cell table:formula="of:=IF([.N18]=&quot;x&quot;;&quot;x&quot;;&quot;&quot;)">
            <text:p/>
          </table:table-cell>
          <table:table-cell table:formula="of:=IF([.O18]=&quot;x&quot;;&quot;x&quot;;&quot;&quot;)">
            <text:p/>
          </table:table-cell>
          <table:table-cell table:formula="of:=IF([.P18]=&quot;x&quot;;&quot;x&quot;;&quot;&quot;)">
            <text:p/>
          </table:table-cell>
          <table:table-cell table:formula="of:=IF([.Q18]=&quot;x&quot;;&quot;x&quot;;&quot;&quot;)">
            <text:p/>
          </table:table-cell>
          <table:table-cell table:formula="of:=IF([.R18]=&quot;x&quot;;&quot;x&quot;;&quot;&quot;)">
            <text:p/>
          </table:table-cell>
          <table:table-cell table:formula="of:=IF([.S18]=&quot;x&quot;;&quot;x&quot;;&quot;&quot;)">
            <text:p/>
          </table:table-cell>
          <table:table-cell table:formula="of:=IF([.T18]=&quot;x&quot;;&quot;x&quot;;&quot;&quot;)">
            <text:p/>
          </table:table-cell>
          <table:table-cell table:formula="of:=IF([.U18]=&quot;x&quot;;&quot;x&quot;;&quot;&quot;)">
            <text:p/>
          </table:table-cell>
          <table:table-cell table:formula="of:=IF([.V18]=&quot;x&quot;;&quot;x&quot;;&quot;&quot;)">
            <text:p/>
          </table:table-cell>
          <table:table-cell table:formula="of:=IF([.W18]=&quot;x&quot;;&quot;x&quot;;&quot;&quot;)">
            <text:p/>
          </table:table-cell>
          <table:table-cell table:formula="of:=IF([.X18]=&quot;x&quot;;&quot;x&quot;;&quot;&quot;)">
            <text:p/>
          </table:table-cell>
          <table:table-cell table:formula="of:=IF([.Y18]=&quot;x&quot;;&quot;x&quot;;&quot;&quot;)">
            <text:p/>
          </table:table-cell>
          <table:table-cell table:formula="of:=IF([.Z18]=&quot;x&quot;;&quot;x&quot;;&quot;&quot;)">
            <text:p/>
          </table:table-cell>
          <table:table-cell table:formula="of:=IF([.AA18]=&quot;x&quot;;&quot;x&quot;;&quot;&quot;)">
            <text:p/>
          </table:table-cell>
          <table:table-cell table:formula="of:=IF([.AB18]=&quot;x&quot;;&quot;x&quot;;&quot;&quot;)">
            <text:p/>
          </table:table-cell>
          <table:table-cell table:formula="of:=IF([.AC18]=&quot;x&quot;;&quot;x&quot;;&quot;&quot;)">
            <text:p/>
          </table:table-cell>
          <table:table-cell table:formula="of:=IF([.AD18]=&quot;x&quot;;&quot;x&quot;;&quot;&quot;)">
            <text:p/>
          </table:table-cell>
          <table:table-cell table:formula="of:=IF([.AE18]=&quot;x&quot;;&quot;x&quot;;&quot;&quot;)">
            <text:p/>
          </table:table-cell>
          <table:table-cell table:formula="of:=IF([.AF18]=&quot;x&quot;;&quot;x&quot;;&quot;&quot;)">
            <text:p/>
          </table:table-cell>
          <table:table-cell table:formula="of:=IF([.AG18]=&quot;x&quot;;&quot;x&quot;;&quot;&quot;)">
            <text:p/>
          </table:table-cell>
          <table:table-cell table:formula="of:=IF([.AH18]=&quot;x&quot;;&quot;x&quot;;&quot;&quot;)">
            <text:p/>
          </table:table-cell>
          <table:table-cell table:formula="of:=IF([.AI1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TST018</text:p>
          </table:table-cell>
          <table:table-cell table:style-name="ce7" table:content-validation-name="val1" office:value-type="string" calcext:value-type="string">
            <text:p>red</text:p>
          </table:table-cell>
          <table:table-cell table:content-validation-name="val2" office:value-type="string" calcext:value-type="string">
            <text:p>no</text:p>
          </table:table-cell>
          <table:table-cell table:style-name="ce9" table:content-validation-name="val3" office:value-type="float" office:value="-15" calcext:value-type="float">
            <text:p>-15</text:p>
          </table:table-cell>
          <table:table-cell table:content-validation-name="val2" office:value-type="string" calcext:value-type="string">
            <text:p>no</text:p>
          </table:table-cell>
          <table:table-cell table:content-validation-name="val5" office:value-type="float" office:value="360" calcext:value-type="float">
            <text:p>36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7"/>
          <table:table-cell table:formula="of:=IF([.L19]=&quot;x&quot;;&quot;x&quot;;&quot;&quot;)">
            <text:p/>
          </table:table-cell>
          <table:table-cell table:formula="of:=IF([.M19]=&quot;x&quot;;&quot;x&quot;;&quot;&quot;)" office:value-type="string" office:string-value="x" calcext:value-type="string">
            <text:p>x</text:p>
          </table:table-cell>
          <table:table-cell table:formula="of:=IF([.N19]=&quot;x&quot;;&quot;x&quot;;&quot;&quot;)">
            <text:p/>
          </table:table-cell>
          <table:table-cell table:formula="of:=IF([.O19]=&quot;x&quot;;&quot;x&quot;;&quot;&quot;)">
            <text:p/>
          </table:table-cell>
          <table:table-cell table:formula="of:=IF([.P19]=&quot;x&quot;;&quot;x&quot;;&quot;&quot;)">
            <text:p/>
          </table:table-cell>
          <table:table-cell table:formula="of:=IF([.Q19]=&quot;x&quot;;&quot;x&quot;;&quot;&quot;)">
            <text:p/>
          </table:table-cell>
          <table:table-cell table:formula="of:=IF([.R19]=&quot;x&quot;;&quot;x&quot;;&quot;&quot;)">
            <text:p/>
          </table:table-cell>
          <table:table-cell table:formula="of:=IF([.S19]=&quot;x&quot;;&quot;x&quot;;&quot;&quot;)">
            <text:p/>
          </table:table-cell>
          <table:table-cell table:formula="of:=IF([.T19]=&quot;x&quot;;&quot;x&quot;;&quot;&quot;)">
            <text:p/>
          </table:table-cell>
          <table:table-cell table:formula="of:=IF([.U19]=&quot;x&quot;;&quot;x&quot;;&quot;&quot;)">
            <text:p/>
          </table:table-cell>
          <table:table-cell table:formula="of:=IF([.V19]=&quot;x&quot;;&quot;x&quot;;&quot;&quot;)">
            <text:p/>
          </table:table-cell>
          <table:table-cell table:formula="of:=IF([.W19]=&quot;x&quot;;&quot;x&quot;;&quot;&quot;)">
            <text:p/>
          </table:table-cell>
          <table:table-cell table:formula="of:=IF([.X19]=&quot;x&quot;;&quot;x&quot;;&quot;&quot;)">
            <text:p/>
          </table:table-cell>
          <table:table-cell table:formula="of:=IF([.Y19]=&quot;x&quot;;&quot;x&quot;;&quot;&quot;)">
            <text:p/>
          </table:table-cell>
          <table:table-cell table:formula="of:=IF([.Z19]=&quot;x&quot;;&quot;x&quot;;&quot;&quot;)">
            <text:p/>
          </table:table-cell>
          <table:table-cell table:formula="of:=IF([.AA19]=&quot;x&quot;;&quot;x&quot;;&quot;&quot;)">
            <text:p/>
          </table:table-cell>
          <table:table-cell table:formula="of:=IF([.AB19]=&quot;x&quot;;&quot;x&quot;;&quot;&quot;)">
            <text:p/>
          </table:table-cell>
          <table:table-cell table:formula="of:=IF([.AC19]=&quot;x&quot;;&quot;x&quot;;&quot;&quot;)">
            <text:p/>
          </table:table-cell>
          <table:table-cell table:formula="of:=IF([.AD19]=&quot;x&quot;;&quot;x&quot;;&quot;&quot;)">
            <text:p/>
          </table:table-cell>
          <table:table-cell table:formula="of:=IF([.AE19]=&quot;x&quot;;&quot;x&quot;;&quot;&quot;)">
            <text:p/>
          </table:table-cell>
          <table:table-cell table:formula="of:=IF([.AF19]=&quot;x&quot;;&quot;x&quot;;&quot;&quot;)">
            <text:p/>
          </table:table-cell>
          <table:table-cell table:formula="of:=IF([.AG19]=&quot;x&quot;;&quot;x&quot;;&quot;&quot;)">
            <text:p/>
          </table:table-cell>
          <table:table-cell table:formula="of:=IF([.AH19]=&quot;x&quot;;&quot;x&quot;;&quot;&quot;)">
            <text:p/>
          </table:table-cell>
          <table:table-cell table:formula="of:=IF([.AI1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TST019</text:p>
          </table:table-cell>
          <table:table-cell table:style-name="ce7" table:content-validation-name="val1" office:value-type="string" calcext:value-type="string">
            <text:p>red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20" calcext:value-type="float">
            <text:p>-20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4" office:value-type="float" office:value="380" calcext:value-type="float">
            <text:p>38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7"/>
          <table:table-cell table:formula="of:=IF([.L20]=&quot;x&quot;;&quot;x&quot;;&quot;&quot;)">
            <text:p/>
          </table:table-cell>
          <table:table-cell table:formula="of:=IF([.M20]=&quot;x&quot;;&quot;x&quot;;&quot;&quot;)" office:value-type="string" office:string-value="x" calcext:value-type="string">
            <text:p>x</text:p>
          </table:table-cell>
          <table:table-cell table:formula="of:=IF([.N20]=&quot;x&quot;;&quot;x&quot;;&quot;&quot;)">
            <text:p/>
          </table:table-cell>
          <table:table-cell table:formula="of:=IF([.O20]=&quot;x&quot;;&quot;x&quot;;&quot;&quot;)">
            <text:p/>
          </table:table-cell>
          <table:table-cell table:formula="of:=IF([.P20]=&quot;x&quot;;&quot;x&quot;;&quot;&quot;)">
            <text:p/>
          </table:table-cell>
          <table:table-cell table:formula="of:=IF([.Q20]=&quot;x&quot;;&quot;x&quot;;&quot;&quot;)">
            <text:p/>
          </table:table-cell>
          <table:table-cell table:formula="of:=IF([.R20]=&quot;x&quot;;&quot;x&quot;;&quot;&quot;)">
            <text:p/>
          </table:table-cell>
          <table:table-cell table:formula="of:=IF([.S20]=&quot;x&quot;;&quot;x&quot;;&quot;&quot;)">
            <text:p/>
          </table:table-cell>
          <table:table-cell table:formula="of:=IF([.T20]=&quot;x&quot;;&quot;x&quot;;&quot;&quot;)">
            <text:p/>
          </table:table-cell>
          <table:table-cell table:formula="of:=IF([.U20]=&quot;x&quot;;&quot;x&quot;;&quot;&quot;)">
            <text:p/>
          </table:table-cell>
          <table:table-cell table:formula="of:=IF([.V20]=&quot;x&quot;;&quot;x&quot;;&quot;&quot;)">
            <text:p/>
          </table:table-cell>
          <table:table-cell table:formula="of:=IF([.W20]=&quot;x&quot;;&quot;x&quot;;&quot;&quot;)">
            <text:p/>
          </table:table-cell>
          <table:table-cell table:formula="of:=IF([.X20]=&quot;x&quot;;&quot;x&quot;;&quot;&quot;)">
            <text:p/>
          </table:table-cell>
          <table:table-cell table:formula="of:=IF([.Y20]=&quot;x&quot;;&quot;x&quot;;&quot;&quot;)">
            <text:p/>
          </table:table-cell>
          <table:table-cell table:formula="of:=IF([.Z20]=&quot;x&quot;;&quot;x&quot;;&quot;&quot;)">
            <text:p/>
          </table:table-cell>
          <table:table-cell table:formula="of:=IF([.AA20]=&quot;x&quot;;&quot;x&quot;;&quot;&quot;)">
            <text:p/>
          </table:table-cell>
          <table:table-cell table:formula="of:=IF([.AB20]=&quot;x&quot;;&quot;x&quot;;&quot;&quot;)">
            <text:p/>
          </table:table-cell>
          <table:table-cell table:formula="of:=IF([.AC20]=&quot;x&quot;;&quot;x&quot;;&quot;&quot;)">
            <text:p/>
          </table:table-cell>
          <table:table-cell table:formula="of:=IF([.AD20]=&quot;x&quot;;&quot;x&quot;;&quot;&quot;)">
            <text:p/>
          </table:table-cell>
          <table:table-cell table:formula="of:=IF([.AE20]=&quot;x&quot;;&quot;x&quot;;&quot;&quot;)">
            <text:p/>
          </table:table-cell>
          <table:table-cell table:formula="of:=IF([.AF20]=&quot;x&quot;;&quot;x&quot;;&quot;&quot;)">
            <text:p/>
          </table:table-cell>
          <table:table-cell table:formula="of:=IF([.AG20]=&quot;x&quot;;&quot;x&quot;;&quot;&quot;)">
            <text:p/>
          </table:table-cell>
          <table:table-cell table:formula="of:=IF([.AH20]=&quot;x&quot;;&quot;x&quot;;&quot;&quot;)">
            <text:p/>
          </table:table-cell>
          <table:table-cell table:formula="of:=IF([.AI2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TST020</text:p>
          </table:table-cell>
          <table:table-cell table:style-name="ce7" table:content-validation-name="val1" office:value-type="string" calcext:value-type="string">
            <text:p>red</text:p>
          </table:table-cell>
          <table:table-cell table:content-validation-name="val2" office:value-type="string" calcext:value-type="string">
            <text:p>no</text:p>
          </table:table-cell>
          <table:table-cell table:style-name="ce9" table:content-validation-name="val3" office:value-type="float" office:value="-25" calcext:value-type="float">
            <text:p>-25</text:p>
          </table:table-cell>
          <table:table-cell table:content-validation-name="val2" office:value-type="string" calcext:value-type="string">
            <text:p>no</text:p>
          </table:table-cell>
          <table:table-cell table:content-validation-name="val5" office:value-type="float" office:value="400" calcext:value-type="float">
            <text:p>40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7"/>
          <table:table-cell table:formula="of:=IF([.L21]=&quot;x&quot;;&quot;x&quot;;&quot;&quot;)">
            <text:p/>
          </table:table-cell>
          <table:table-cell table:formula="of:=IF([.M21]=&quot;x&quot;;&quot;x&quot;;&quot;&quot;)" office:value-type="string" office:string-value="x" calcext:value-type="string">
            <text:p>x</text:p>
          </table:table-cell>
          <table:table-cell table:formula="of:=IF([.N21]=&quot;x&quot;;&quot;x&quot;;&quot;&quot;)">
            <text:p/>
          </table:table-cell>
          <table:table-cell table:formula="of:=IF([.O21]=&quot;x&quot;;&quot;x&quot;;&quot;&quot;)">
            <text:p/>
          </table:table-cell>
          <table:table-cell table:formula="of:=IF([.P21]=&quot;x&quot;;&quot;x&quot;;&quot;&quot;)">
            <text:p/>
          </table:table-cell>
          <table:table-cell table:formula="of:=IF([.Q21]=&quot;x&quot;;&quot;x&quot;;&quot;&quot;)">
            <text:p/>
          </table:table-cell>
          <table:table-cell table:formula="of:=IF([.R21]=&quot;x&quot;;&quot;x&quot;;&quot;&quot;)">
            <text:p/>
          </table:table-cell>
          <table:table-cell table:formula="of:=IF([.S21]=&quot;x&quot;;&quot;x&quot;;&quot;&quot;)">
            <text:p/>
          </table:table-cell>
          <table:table-cell table:formula="of:=IF([.T21]=&quot;x&quot;;&quot;x&quot;;&quot;&quot;)">
            <text:p/>
          </table:table-cell>
          <table:table-cell table:formula="of:=IF([.U21]=&quot;x&quot;;&quot;x&quot;;&quot;&quot;)">
            <text:p/>
          </table:table-cell>
          <table:table-cell table:formula="of:=IF([.V21]=&quot;x&quot;;&quot;x&quot;;&quot;&quot;)">
            <text:p/>
          </table:table-cell>
          <table:table-cell table:formula="of:=IF([.W21]=&quot;x&quot;;&quot;x&quot;;&quot;&quot;)">
            <text:p/>
          </table:table-cell>
          <table:table-cell table:formula="of:=IF([.X21]=&quot;x&quot;;&quot;x&quot;;&quot;&quot;)">
            <text:p/>
          </table:table-cell>
          <table:table-cell table:formula="of:=IF([.Y21]=&quot;x&quot;;&quot;x&quot;;&quot;&quot;)">
            <text:p/>
          </table:table-cell>
          <table:table-cell table:formula="of:=IF([.Z21]=&quot;x&quot;;&quot;x&quot;;&quot;&quot;)">
            <text:p/>
          </table:table-cell>
          <table:table-cell table:formula="of:=IF([.AA21]=&quot;x&quot;;&quot;x&quot;;&quot;&quot;)">
            <text:p/>
          </table:table-cell>
          <table:table-cell table:formula="of:=IF([.AB21]=&quot;x&quot;;&quot;x&quot;;&quot;&quot;)">
            <text:p/>
          </table:table-cell>
          <table:table-cell table:formula="of:=IF([.AC21]=&quot;x&quot;;&quot;x&quot;;&quot;&quot;)">
            <text:p/>
          </table:table-cell>
          <table:table-cell table:formula="of:=IF([.AD21]=&quot;x&quot;;&quot;x&quot;;&quot;&quot;)">
            <text:p/>
          </table:table-cell>
          <table:table-cell table:formula="of:=IF([.AE21]=&quot;x&quot;;&quot;x&quot;;&quot;&quot;)">
            <text:p/>
          </table:table-cell>
          <table:table-cell table:formula="of:=IF([.AF21]=&quot;x&quot;;&quot;x&quot;;&quot;&quot;)">
            <text:p/>
          </table:table-cell>
          <table:table-cell table:formula="of:=IF([.AG21]=&quot;x&quot;;&quot;x&quot;;&quot;&quot;)">
            <text:p/>
          </table:table-cell>
          <table:table-cell table:formula="of:=IF([.AH21]=&quot;x&quot;;&quot;x&quot;;&quot;&quot;)">
            <text:p/>
          </table:table-cell>
          <table:table-cell table:formula="of:=IF([.AI2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TST021</text:p>
          </table:table-cell>
          <table:table-cell table:style-name="ce7" table:content-validation-name="val1" office:value-type="string" calcext:value-type="string">
            <text:p>red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30" calcext:value-type="float">
            <text:p>-30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4" office:value-type="float" office:value="420" calcext:value-type="float">
            <text:p>42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7"/>
          <table:table-cell table:formula="of:=IF([.L22]=&quot;x&quot;;&quot;x&quot;;&quot;&quot;)">
            <text:p/>
          </table:table-cell>
          <table:table-cell table:formula="of:=IF([.M22]=&quot;x&quot;;&quot;x&quot;;&quot;&quot;)" office:value-type="string" office:string-value="x" calcext:value-type="string">
            <text:p>x</text:p>
          </table:table-cell>
          <table:table-cell table:formula="of:=IF([.N22]=&quot;x&quot;;&quot;x&quot;;&quot;&quot;)">
            <text:p/>
          </table:table-cell>
          <table:table-cell table:formula="of:=IF([.O22]=&quot;x&quot;;&quot;x&quot;;&quot;&quot;)">
            <text:p/>
          </table:table-cell>
          <table:table-cell table:formula="of:=IF([.P22]=&quot;x&quot;;&quot;x&quot;;&quot;&quot;)">
            <text:p/>
          </table:table-cell>
          <table:table-cell table:formula="of:=IF([.Q22]=&quot;x&quot;;&quot;x&quot;;&quot;&quot;)">
            <text:p/>
          </table:table-cell>
          <table:table-cell table:formula="of:=IF([.R22]=&quot;x&quot;;&quot;x&quot;;&quot;&quot;)">
            <text:p/>
          </table:table-cell>
          <table:table-cell table:formula="of:=IF([.S22]=&quot;x&quot;;&quot;x&quot;;&quot;&quot;)">
            <text:p/>
          </table:table-cell>
          <table:table-cell table:formula="of:=IF([.T22]=&quot;x&quot;;&quot;x&quot;;&quot;&quot;)">
            <text:p/>
          </table:table-cell>
          <table:table-cell table:formula="of:=IF([.U22]=&quot;x&quot;;&quot;x&quot;;&quot;&quot;)">
            <text:p/>
          </table:table-cell>
          <table:table-cell table:formula="of:=IF([.V22]=&quot;x&quot;;&quot;x&quot;;&quot;&quot;)">
            <text:p/>
          </table:table-cell>
          <table:table-cell table:formula="of:=IF([.W22]=&quot;x&quot;;&quot;x&quot;;&quot;&quot;)">
            <text:p/>
          </table:table-cell>
          <table:table-cell table:formula="of:=IF([.X22]=&quot;x&quot;;&quot;x&quot;;&quot;&quot;)">
            <text:p/>
          </table:table-cell>
          <table:table-cell table:formula="of:=IF([.Y22]=&quot;x&quot;;&quot;x&quot;;&quot;&quot;)">
            <text:p/>
          </table:table-cell>
          <table:table-cell table:formula="of:=IF([.Z22]=&quot;x&quot;;&quot;x&quot;;&quot;&quot;)">
            <text:p/>
          </table:table-cell>
          <table:table-cell table:formula="of:=IF([.AA22]=&quot;x&quot;;&quot;x&quot;;&quot;&quot;)">
            <text:p/>
          </table:table-cell>
          <table:table-cell table:formula="of:=IF([.AB22]=&quot;x&quot;;&quot;x&quot;;&quot;&quot;)">
            <text:p/>
          </table:table-cell>
          <table:table-cell table:formula="of:=IF([.AC22]=&quot;x&quot;;&quot;x&quot;;&quot;&quot;)">
            <text:p/>
          </table:table-cell>
          <table:table-cell table:formula="of:=IF([.AD22]=&quot;x&quot;;&quot;x&quot;;&quot;&quot;)">
            <text:p/>
          </table:table-cell>
          <table:table-cell table:formula="of:=IF([.AE22]=&quot;x&quot;;&quot;x&quot;;&quot;&quot;)">
            <text:p/>
          </table:table-cell>
          <table:table-cell table:formula="of:=IF([.AF22]=&quot;x&quot;;&quot;x&quot;;&quot;&quot;)">
            <text:p/>
          </table:table-cell>
          <table:table-cell table:formula="of:=IF([.AG22]=&quot;x&quot;;&quot;x&quot;;&quot;&quot;)">
            <text:p/>
          </table:table-cell>
          <table:table-cell table:formula="of:=IF([.AH22]=&quot;x&quot;;&quot;x&quot;;&quot;&quot;)">
            <text:p/>
          </table:table-cell>
          <table:table-cell table:formula="of:=IF([.AI2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TST022</text:p>
          </table:table-cell>
          <table:table-cell table:style-name="ce7" table:content-validation-name="val1" office:value-type="string" calcext:value-type="string">
            <text:p>red</text:p>
          </table:table-cell>
          <table:table-cell table:content-validation-name="val2" office:value-type="string" calcext:value-type="string">
            <text:p>no</text:p>
          </table:table-cell>
          <table:table-cell table:style-name="ce9" table:content-validation-name="val3" office:value-type="float" office:value="-35" calcext:value-type="float">
            <text:p>-35</text:p>
          </table:table-cell>
          <table:table-cell table:content-validation-name="val2" office:value-type="string" calcext:value-type="string">
            <text:p>no</text:p>
          </table:table-cell>
          <table:table-cell table:content-validation-name="val5" office:value-type="float" office:value="440" calcext:value-type="float">
            <text:p>44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7"/>
          <table:table-cell table:formula="of:=IF([.L23]=&quot;x&quot;;&quot;x&quot;;&quot;&quot;)">
            <text:p/>
          </table:table-cell>
          <table:table-cell table:formula="of:=IF([.M23]=&quot;x&quot;;&quot;x&quot;;&quot;&quot;)" office:value-type="string" office:string-value="x" calcext:value-type="string">
            <text:p>x</text:p>
          </table:table-cell>
          <table:table-cell table:formula="of:=IF([.N23]=&quot;x&quot;;&quot;x&quot;;&quot;&quot;)">
            <text:p/>
          </table:table-cell>
          <table:table-cell table:formula="of:=IF([.O23]=&quot;x&quot;;&quot;x&quot;;&quot;&quot;)">
            <text:p/>
          </table:table-cell>
          <table:table-cell table:formula="of:=IF([.P23]=&quot;x&quot;;&quot;x&quot;;&quot;&quot;)">
            <text:p/>
          </table:table-cell>
          <table:table-cell table:formula="of:=IF([.Q23]=&quot;x&quot;;&quot;x&quot;;&quot;&quot;)">
            <text:p/>
          </table:table-cell>
          <table:table-cell table:formula="of:=IF([.R23]=&quot;x&quot;;&quot;x&quot;;&quot;&quot;)">
            <text:p/>
          </table:table-cell>
          <table:table-cell table:formula="of:=IF([.S23]=&quot;x&quot;;&quot;x&quot;;&quot;&quot;)">
            <text:p/>
          </table:table-cell>
          <table:table-cell table:formula="of:=IF([.T23]=&quot;x&quot;;&quot;x&quot;;&quot;&quot;)">
            <text:p/>
          </table:table-cell>
          <table:table-cell table:formula="of:=IF([.U23]=&quot;x&quot;;&quot;x&quot;;&quot;&quot;)">
            <text:p/>
          </table:table-cell>
          <table:table-cell table:formula="of:=IF([.V23]=&quot;x&quot;;&quot;x&quot;;&quot;&quot;)">
            <text:p/>
          </table:table-cell>
          <table:table-cell table:formula="of:=IF([.W23]=&quot;x&quot;;&quot;x&quot;;&quot;&quot;)">
            <text:p/>
          </table:table-cell>
          <table:table-cell table:formula="of:=IF([.X23]=&quot;x&quot;;&quot;x&quot;;&quot;&quot;)">
            <text:p/>
          </table:table-cell>
          <table:table-cell table:formula="of:=IF([.Y23]=&quot;x&quot;;&quot;x&quot;;&quot;&quot;)">
            <text:p/>
          </table:table-cell>
          <table:table-cell table:formula="of:=IF([.Z23]=&quot;x&quot;;&quot;x&quot;;&quot;&quot;)">
            <text:p/>
          </table:table-cell>
          <table:table-cell table:formula="of:=IF([.AA23]=&quot;x&quot;;&quot;x&quot;;&quot;&quot;)">
            <text:p/>
          </table:table-cell>
          <table:table-cell table:formula="of:=IF([.AB23]=&quot;x&quot;;&quot;x&quot;;&quot;&quot;)">
            <text:p/>
          </table:table-cell>
          <table:table-cell table:formula="of:=IF([.AC23]=&quot;x&quot;;&quot;x&quot;;&quot;&quot;)">
            <text:p/>
          </table:table-cell>
          <table:table-cell table:formula="of:=IF([.AD23]=&quot;x&quot;;&quot;x&quot;;&quot;&quot;)">
            <text:p/>
          </table:table-cell>
          <table:table-cell table:formula="of:=IF([.AE23]=&quot;x&quot;;&quot;x&quot;;&quot;&quot;)">
            <text:p/>
          </table:table-cell>
          <table:table-cell table:formula="of:=IF([.AF23]=&quot;x&quot;;&quot;x&quot;;&quot;&quot;)">
            <text:p/>
          </table:table-cell>
          <table:table-cell table:formula="of:=IF([.AG23]=&quot;x&quot;;&quot;x&quot;;&quot;&quot;)">
            <text:p/>
          </table:table-cell>
          <table:table-cell table:formula="of:=IF([.AH23]=&quot;x&quot;;&quot;x&quot;;&quot;&quot;)">
            <text:p/>
          </table:table-cell>
          <table:table-cell table:formula="of:=IF([.AI2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TST023</text:p>
          </table:table-cell>
          <table:table-cell table:style-name="ce7" table:content-validation-name="val1" office:value-type="string" calcext:value-type="string">
            <text:p>red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40" calcext:value-type="float">
            <text:p>-40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4" office:value-type="float" office:value="460" calcext:value-type="float">
            <text:p>46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7"/>
          <table:table-cell table:formula="of:=IF([.L24]=&quot;x&quot;;&quot;x&quot;;&quot;&quot;)">
            <text:p/>
          </table:table-cell>
          <table:table-cell table:formula="of:=IF([.M24]=&quot;x&quot;;&quot;x&quot;;&quot;&quot;)" office:value-type="string" office:string-value="x" calcext:value-type="string">
            <text:p>x</text:p>
          </table:table-cell>
          <table:table-cell table:formula="of:=IF([.N24]=&quot;x&quot;;&quot;x&quot;;&quot;&quot;)">
            <text:p/>
          </table:table-cell>
          <table:table-cell table:formula="of:=IF([.O24]=&quot;x&quot;;&quot;x&quot;;&quot;&quot;)">
            <text:p/>
          </table:table-cell>
          <table:table-cell table:formula="of:=IF([.P24]=&quot;x&quot;;&quot;x&quot;;&quot;&quot;)">
            <text:p/>
          </table:table-cell>
          <table:table-cell table:formula="of:=IF([.Q24]=&quot;x&quot;;&quot;x&quot;;&quot;&quot;)">
            <text:p/>
          </table:table-cell>
          <table:table-cell table:formula="of:=IF([.R24]=&quot;x&quot;;&quot;x&quot;;&quot;&quot;)">
            <text:p/>
          </table:table-cell>
          <table:table-cell table:formula="of:=IF([.S24]=&quot;x&quot;;&quot;x&quot;;&quot;&quot;)">
            <text:p/>
          </table:table-cell>
          <table:table-cell table:formula="of:=IF([.T24]=&quot;x&quot;;&quot;x&quot;;&quot;&quot;)">
            <text:p/>
          </table:table-cell>
          <table:table-cell table:formula="of:=IF([.U24]=&quot;x&quot;;&quot;x&quot;;&quot;&quot;)">
            <text:p/>
          </table:table-cell>
          <table:table-cell table:formula="of:=IF([.V24]=&quot;x&quot;;&quot;x&quot;;&quot;&quot;)">
            <text:p/>
          </table:table-cell>
          <table:table-cell table:formula="of:=IF([.W24]=&quot;x&quot;;&quot;x&quot;;&quot;&quot;)">
            <text:p/>
          </table:table-cell>
          <table:table-cell table:formula="of:=IF([.X24]=&quot;x&quot;;&quot;x&quot;;&quot;&quot;)">
            <text:p/>
          </table:table-cell>
          <table:table-cell table:formula="of:=IF([.Y24]=&quot;x&quot;;&quot;x&quot;;&quot;&quot;)">
            <text:p/>
          </table:table-cell>
          <table:table-cell table:formula="of:=IF([.Z24]=&quot;x&quot;;&quot;x&quot;;&quot;&quot;)">
            <text:p/>
          </table:table-cell>
          <table:table-cell table:formula="of:=IF([.AA24]=&quot;x&quot;;&quot;x&quot;;&quot;&quot;)">
            <text:p/>
          </table:table-cell>
          <table:table-cell table:formula="of:=IF([.AB24]=&quot;x&quot;;&quot;x&quot;;&quot;&quot;)">
            <text:p/>
          </table:table-cell>
          <table:table-cell table:formula="of:=IF([.AC24]=&quot;x&quot;;&quot;x&quot;;&quot;&quot;)">
            <text:p/>
          </table:table-cell>
          <table:table-cell table:formula="of:=IF([.AD24]=&quot;x&quot;;&quot;x&quot;;&quot;&quot;)">
            <text:p/>
          </table:table-cell>
          <table:table-cell table:formula="of:=IF([.AE24]=&quot;x&quot;;&quot;x&quot;;&quot;&quot;)">
            <text:p/>
          </table:table-cell>
          <table:table-cell table:formula="of:=IF([.AF24]=&quot;x&quot;;&quot;x&quot;;&quot;&quot;)">
            <text:p/>
          </table:table-cell>
          <table:table-cell table:formula="of:=IF([.AG24]=&quot;x&quot;;&quot;x&quot;;&quot;&quot;)">
            <text:p/>
          </table:table-cell>
          <table:table-cell table:formula="of:=IF([.AH24]=&quot;x&quot;;&quot;x&quot;;&quot;&quot;)">
            <text:p/>
          </table:table-cell>
          <table:table-cell table:formula="of:=IF([.AI2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TST024</text:p>
          </table:table-cell>
          <table:table-cell table:style-name="ce7" table:content-validation-name="val1" office:value-type="string" calcext:value-type="string">
            <text:p>red</text:p>
          </table:table-cell>
          <table:table-cell table:content-validation-name="val2" office:value-type="string" calcext:value-type="string">
            <text:p>no</text:p>
          </table:table-cell>
          <table:table-cell table:style-name="ce9" table:content-validation-name="val3" office:value-type="float" office:value="-45" calcext:value-type="float">
            <text:p>-45</text:p>
          </table:table-cell>
          <table:table-cell table:content-validation-name="val2" office:value-type="string" calcext:value-type="string">
            <text:p>no</text:p>
          </table:table-cell>
          <table:table-cell table:content-validation-name="val5" office:value-type="float" office:value="480" calcext:value-type="float">
            <text:p>48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7"/>
          <table:table-cell table:formula="of:=IF([.L25]=&quot;x&quot;;&quot;x&quot;;&quot;&quot;)">
            <text:p/>
          </table:table-cell>
          <table:table-cell table:formula="of:=IF([.M25]=&quot;x&quot;;&quot;x&quot;;&quot;&quot;)" office:value-type="string" office:string-value="x" calcext:value-type="string">
            <text:p>x</text:p>
          </table:table-cell>
          <table:table-cell table:formula="of:=IF([.N25]=&quot;x&quot;;&quot;x&quot;;&quot;&quot;)">
            <text:p/>
          </table:table-cell>
          <table:table-cell table:formula="of:=IF([.O25]=&quot;x&quot;;&quot;x&quot;;&quot;&quot;)">
            <text:p/>
          </table:table-cell>
          <table:table-cell table:formula="of:=IF([.P25]=&quot;x&quot;;&quot;x&quot;;&quot;&quot;)">
            <text:p/>
          </table:table-cell>
          <table:table-cell table:formula="of:=IF([.Q25]=&quot;x&quot;;&quot;x&quot;;&quot;&quot;)">
            <text:p/>
          </table:table-cell>
          <table:table-cell table:formula="of:=IF([.R25]=&quot;x&quot;;&quot;x&quot;;&quot;&quot;)">
            <text:p/>
          </table:table-cell>
          <table:table-cell table:formula="of:=IF([.S25]=&quot;x&quot;;&quot;x&quot;;&quot;&quot;)">
            <text:p/>
          </table:table-cell>
          <table:table-cell table:formula="of:=IF([.T25]=&quot;x&quot;;&quot;x&quot;;&quot;&quot;)">
            <text:p/>
          </table:table-cell>
          <table:table-cell table:formula="of:=IF([.U25]=&quot;x&quot;;&quot;x&quot;;&quot;&quot;)">
            <text:p/>
          </table:table-cell>
          <table:table-cell table:formula="of:=IF([.V25]=&quot;x&quot;;&quot;x&quot;;&quot;&quot;)">
            <text:p/>
          </table:table-cell>
          <table:table-cell table:formula="of:=IF([.W25]=&quot;x&quot;;&quot;x&quot;;&quot;&quot;)">
            <text:p/>
          </table:table-cell>
          <table:table-cell table:formula="of:=IF([.X25]=&quot;x&quot;;&quot;x&quot;;&quot;&quot;)">
            <text:p/>
          </table:table-cell>
          <table:table-cell table:formula="of:=IF([.Y25]=&quot;x&quot;;&quot;x&quot;;&quot;&quot;)">
            <text:p/>
          </table:table-cell>
          <table:table-cell table:formula="of:=IF([.Z25]=&quot;x&quot;;&quot;x&quot;;&quot;&quot;)">
            <text:p/>
          </table:table-cell>
          <table:table-cell table:formula="of:=IF([.AA25]=&quot;x&quot;;&quot;x&quot;;&quot;&quot;)">
            <text:p/>
          </table:table-cell>
          <table:table-cell table:formula="of:=IF([.AB25]=&quot;x&quot;;&quot;x&quot;;&quot;&quot;)">
            <text:p/>
          </table:table-cell>
          <table:table-cell table:formula="of:=IF([.AC25]=&quot;x&quot;;&quot;x&quot;;&quot;&quot;)">
            <text:p/>
          </table:table-cell>
          <table:table-cell table:formula="of:=IF([.AD25]=&quot;x&quot;;&quot;x&quot;;&quot;&quot;)">
            <text:p/>
          </table:table-cell>
          <table:table-cell table:formula="of:=IF([.AE25]=&quot;x&quot;;&quot;x&quot;;&quot;&quot;)">
            <text:p/>
          </table:table-cell>
          <table:table-cell table:formula="of:=IF([.AF25]=&quot;x&quot;;&quot;x&quot;;&quot;&quot;)">
            <text:p/>
          </table:table-cell>
          <table:table-cell table:formula="of:=IF([.AG25]=&quot;x&quot;;&quot;x&quot;;&quot;&quot;)">
            <text:p/>
          </table:table-cell>
          <table:table-cell table:formula="of:=IF([.AH25]=&quot;x&quot;;&quot;x&quot;;&quot;&quot;)">
            <text:p/>
          </table:table-cell>
          <table:table-cell table:formula="of:=IF([.AI2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TST025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4" office:value-type="float" office:value="500" calcext:value-type="float">
            <text:p>50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6"/>
          <table:table-cell table:formula="of:=IF([.L26]=&quot;x&quot;;&quot;x&quot;;&quot;&quot;)">
            <text:p/>
          </table:table-cell>
          <table:table-cell table:formula="of:=IF([.M26]=&quot;x&quot;;&quot;x&quot;;&quot;&quot;)">
            <text:p/>
          </table:table-cell>
          <table:table-cell table:formula="of:=IF([.N26]=&quot;x&quot;;&quot;x&quot;;&quot;&quot;)" office:value-type="string" office:string-value="x" calcext:value-type="string">
            <text:p>x</text:p>
          </table:table-cell>
          <table:table-cell table:formula="of:=IF([.O26]=&quot;x&quot;;&quot;x&quot;;&quot;&quot;)">
            <text:p/>
          </table:table-cell>
          <table:table-cell table:formula="of:=IF([.P26]=&quot;x&quot;;&quot;x&quot;;&quot;&quot;)">
            <text:p/>
          </table:table-cell>
          <table:table-cell table:formula="of:=IF([.Q26]=&quot;x&quot;;&quot;x&quot;;&quot;&quot;)">
            <text:p/>
          </table:table-cell>
          <table:table-cell table:formula="of:=IF([.R26]=&quot;x&quot;;&quot;x&quot;;&quot;&quot;)">
            <text:p/>
          </table:table-cell>
          <table:table-cell table:formula="of:=IF([.S26]=&quot;x&quot;;&quot;x&quot;;&quot;&quot;)">
            <text:p/>
          </table:table-cell>
          <table:table-cell table:formula="of:=IF([.T26]=&quot;x&quot;;&quot;x&quot;;&quot;&quot;)">
            <text:p/>
          </table:table-cell>
          <table:table-cell table:formula="of:=IF([.U26]=&quot;x&quot;;&quot;x&quot;;&quot;&quot;)">
            <text:p/>
          </table:table-cell>
          <table:table-cell table:formula="of:=IF([.V26]=&quot;x&quot;;&quot;x&quot;;&quot;&quot;)">
            <text:p/>
          </table:table-cell>
          <table:table-cell table:formula="of:=IF([.W26]=&quot;x&quot;;&quot;x&quot;;&quot;&quot;)">
            <text:p/>
          </table:table-cell>
          <table:table-cell table:formula="of:=IF([.X26]=&quot;x&quot;;&quot;x&quot;;&quot;&quot;)">
            <text:p/>
          </table:table-cell>
          <table:table-cell table:formula="of:=IF([.Y26]=&quot;x&quot;;&quot;x&quot;;&quot;&quot;)">
            <text:p/>
          </table:table-cell>
          <table:table-cell table:formula="of:=IF([.Z26]=&quot;x&quot;;&quot;x&quot;;&quot;&quot;)">
            <text:p/>
          </table:table-cell>
          <table:table-cell table:formula="of:=IF([.AA26]=&quot;x&quot;;&quot;x&quot;;&quot;&quot;)">
            <text:p/>
          </table:table-cell>
          <table:table-cell table:formula="of:=IF([.AB26]=&quot;x&quot;;&quot;x&quot;;&quot;&quot;)">
            <text:p/>
          </table:table-cell>
          <table:table-cell table:formula="of:=IF([.AC26]=&quot;x&quot;;&quot;x&quot;;&quot;&quot;)">
            <text:p/>
          </table:table-cell>
          <table:table-cell table:formula="of:=IF([.AD26]=&quot;x&quot;;&quot;x&quot;;&quot;&quot;)">
            <text:p/>
          </table:table-cell>
          <table:table-cell table:formula="of:=IF([.AE26]=&quot;x&quot;;&quot;x&quot;;&quot;&quot;)">
            <text:p/>
          </table:table-cell>
          <table:table-cell table:formula="of:=IF([.AF26]=&quot;x&quot;;&quot;x&quot;;&quot;&quot;)">
            <text:p/>
          </table:table-cell>
          <table:table-cell table:formula="of:=IF([.AG26]=&quot;x&quot;;&quot;x&quot;;&quot;&quot;)">
            <text:p/>
          </table:table-cell>
          <table:table-cell table:formula="of:=IF([.AH26]=&quot;x&quot;;&quot;x&quot;;&quot;&quot;)">
            <text:p/>
          </table:table-cell>
          <table:table-cell table:formula="of:=IF([.AI2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TST026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content-validation-name="val2" office:value-type="string" calcext:value-type="string">
            <text:p>no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content-validation-name="val2" office:value-type="string" calcext:value-type="string">
            <text:p>no</text:p>
          </table:table-cell>
          <table:table-cell table:content-validation-name="val5" office:value-type="float" office:value="520" calcext:value-type="float">
            <text:p>52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6"/>
          <table:table-cell table:formula="of:=IF([.L27]=&quot;x&quot;;&quot;x&quot;;&quot;&quot;)">
            <text:p/>
          </table:table-cell>
          <table:table-cell table:formula="of:=IF([.M27]=&quot;x&quot;;&quot;x&quot;;&quot;&quot;)">
            <text:p/>
          </table:table-cell>
          <table:table-cell table:formula="of:=IF([.N27]=&quot;x&quot;;&quot;x&quot;;&quot;&quot;)" office:value-type="string" office:string-value="x" calcext:value-type="string">
            <text:p>x</text:p>
          </table:table-cell>
          <table:table-cell table:formula="of:=IF([.O27]=&quot;x&quot;;&quot;x&quot;;&quot;&quot;)">
            <text:p/>
          </table:table-cell>
          <table:table-cell table:formula="of:=IF([.P27]=&quot;x&quot;;&quot;x&quot;;&quot;&quot;)">
            <text:p/>
          </table:table-cell>
          <table:table-cell table:formula="of:=IF([.Q27]=&quot;x&quot;;&quot;x&quot;;&quot;&quot;)">
            <text:p/>
          </table:table-cell>
          <table:table-cell table:formula="of:=IF([.R27]=&quot;x&quot;;&quot;x&quot;;&quot;&quot;)">
            <text:p/>
          </table:table-cell>
          <table:table-cell table:formula="of:=IF([.S27]=&quot;x&quot;;&quot;x&quot;;&quot;&quot;)">
            <text:p/>
          </table:table-cell>
          <table:table-cell table:formula="of:=IF([.T27]=&quot;x&quot;;&quot;x&quot;;&quot;&quot;)">
            <text:p/>
          </table:table-cell>
          <table:table-cell table:formula="of:=IF([.U27]=&quot;x&quot;;&quot;x&quot;;&quot;&quot;)">
            <text:p/>
          </table:table-cell>
          <table:table-cell table:formula="of:=IF([.V27]=&quot;x&quot;;&quot;x&quot;;&quot;&quot;)">
            <text:p/>
          </table:table-cell>
          <table:table-cell table:formula="of:=IF([.W27]=&quot;x&quot;;&quot;x&quot;;&quot;&quot;)">
            <text:p/>
          </table:table-cell>
          <table:table-cell table:formula="of:=IF([.X27]=&quot;x&quot;;&quot;x&quot;;&quot;&quot;)">
            <text:p/>
          </table:table-cell>
          <table:table-cell table:formula="of:=IF([.Y27]=&quot;x&quot;;&quot;x&quot;;&quot;&quot;)">
            <text:p/>
          </table:table-cell>
          <table:table-cell table:formula="of:=IF([.Z27]=&quot;x&quot;;&quot;x&quot;;&quot;&quot;)">
            <text:p/>
          </table:table-cell>
          <table:table-cell table:formula="of:=IF([.AA27]=&quot;x&quot;;&quot;x&quot;;&quot;&quot;)">
            <text:p/>
          </table:table-cell>
          <table:table-cell table:formula="of:=IF([.AB27]=&quot;x&quot;;&quot;x&quot;;&quot;&quot;)">
            <text:p/>
          </table:table-cell>
          <table:table-cell table:formula="of:=IF([.AC27]=&quot;x&quot;;&quot;x&quot;;&quot;&quot;)">
            <text:p/>
          </table:table-cell>
          <table:table-cell table:formula="of:=IF([.AD27]=&quot;x&quot;;&quot;x&quot;;&quot;&quot;)">
            <text:p/>
          </table:table-cell>
          <table:table-cell table:formula="of:=IF([.AE27]=&quot;x&quot;;&quot;x&quot;;&quot;&quot;)">
            <text:p/>
          </table:table-cell>
          <table:table-cell table:formula="of:=IF([.AF27]=&quot;x&quot;;&quot;x&quot;;&quot;&quot;)">
            <text:p/>
          </table:table-cell>
          <table:table-cell table:formula="of:=IF([.AG27]=&quot;x&quot;;&quot;x&quot;;&quot;&quot;)">
            <text:p/>
          </table:table-cell>
          <table:table-cell table:formula="of:=IF([.AH27]=&quot;x&quot;;&quot;x&quot;;&quot;&quot;)">
            <text:p/>
          </table:table-cell>
          <table:table-cell table:formula="of:=IF([.AI2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TST027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5" calcext:value-type="float">
            <text:p>5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4" office:value-type="float" office:value="540" calcext:value-type="float">
            <text:p>54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6"/>
          <table:table-cell table:formula="of:=IF([.L28]=&quot;x&quot;;&quot;x&quot;;&quot;&quot;)">
            <text:p/>
          </table:table-cell>
          <table:table-cell table:formula="of:=IF([.M28]=&quot;x&quot;;&quot;x&quot;;&quot;&quot;)">
            <text:p/>
          </table:table-cell>
          <table:table-cell table:formula="of:=IF([.N28]=&quot;x&quot;;&quot;x&quot;;&quot;&quot;)" office:value-type="string" office:string-value="x" calcext:value-type="string">
            <text:p>x</text:p>
          </table:table-cell>
          <table:table-cell table:formula="of:=IF([.O28]=&quot;x&quot;;&quot;x&quot;;&quot;&quot;)">
            <text:p/>
          </table:table-cell>
          <table:table-cell table:formula="of:=IF([.P28]=&quot;x&quot;;&quot;x&quot;;&quot;&quot;)">
            <text:p/>
          </table:table-cell>
          <table:table-cell table:formula="of:=IF([.Q28]=&quot;x&quot;;&quot;x&quot;;&quot;&quot;)">
            <text:p/>
          </table:table-cell>
          <table:table-cell table:formula="of:=IF([.R28]=&quot;x&quot;;&quot;x&quot;;&quot;&quot;)">
            <text:p/>
          </table:table-cell>
          <table:table-cell table:formula="of:=IF([.S28]=&quot;x&quot;;&quot;x&quot;;&quot;&quot;)">
            <text:p/>
          </table:table-cell>
          <table:table-cell table:formula="of:=IF([.T28]=&quot;x&quot;;&quot;x&quot;;&quot;&quot;)">
            <text:p/>
          </table:table-cell>
          <table:table-cell table:formula="of:=IF([.U28]=&quot;x&quot;;&quot;x&quot;;&quot;&quot;)">
            <text:p/>
          </table:table-cell>
          <table:table-cell table:formula="of:=IF([.V28]=&quot;x&quot;;&quot;x&quot;;&quot;&quot;)">
            <text:p/>
          </table:table-cell>
          <table:table-cell table:formula="of:=IF([.W28]=&quot;x&quot;;&quot;x&quot;;&quot;&quot;)">
            <text:p/>
          </table:table-cell>
          <table:table-cell table:formula="of:=IF([.X28]=&quot;x&quot;;&quot;x&quot;;&quot;&quot;)">
            <text:p/>
          </table:table-cell>
          <table:table-cell table:formula="of:=IF([.Y28]=&quot;x&quot;;&quot;x&quot;;&quot;&quot;)">
            <text:p/>
          </table:table-cell>
          <table:table-cell table:formula="of:=IF([.Z28]=&quot;x&quot;;&quot;x&quot;;&quot;&quot;)">
            <text:p/>
          </table:table-cell>
          <table:table-cell table:formula="of:=IF([.AA28]=&quot;x&quot;;&quot;x&quot;;&quot;&quot;)">
            <text:p/>
          </table:table-cell>
          <table:table-cell table:formula="of:=IF([.AB28]=&quot;x&quot;;&quot;x&quot;;&quot;&quot;)">
            <text:p/>
          </table:table-cell>
          <table:table-cell table:formula="of:=IF([.AC28]=&quot;x&quot;;&quot;x&quot;;&quot;&quot;)">
            <text:p/>
          </table:table-cell>
          <table:table-cell table:formula="of:=IF([.AD28]=&quot;x&quot;;&quot;x&quot;;&quot;&quot;)">
            <text:p/>
          </table:table-cell>
          <table:table-cell table:formula="of:=IF([.AE28]=&quot;x&quot;;&quot;x&quot;;&quot;&quot;)">
            <text:p/>
          </table:table-cell>
          <table:table-cell table:formula="of:=IF([.AF28]=&quot;x&quot;;&quot;x&quot;;&quot;&quot;)">
            <text:p/>
          </table:table-cell>
          <table:table-cell table:formula="of:=IF([.AG28]=&quot;x&quot;;&quot;x&quot;;&quot;&quot;)">
            <text:p/>
          </table:table-cell>
          <table:table-cell table:formula="of:=IF([.AH28]=&quot;x&quot;;&quot;x&quot;;&quot;&quot;)">
            <text:p/>
          </table:table-cell>
          <table:table-cell table:formula="of:=IF([.AI2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TST028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content-validation-name="val2" office:value-type="string" calcext:value-type="string">
            <text:p>no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content-validation-name="val2" office:value-type="string" calcext:value-type="string">
            <text:p>no</text:p>
          </table:table-cell>
          <table:table-cell table:content-validation-name="val5" office:value-type="float" office:value="560" calcext:value-type="float">
            <text:p>56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6"/>
          <table:table-cell table:formula="of:=IF([.L29]=&quot;x&quot;;&quot;x&quot;;&quot;&quot;)">
            <text:p/>
          </table:table-cell>
          <table:table-cell table:formula="of:=IF([.M29]=&quot;x&quot;;&quot;x&quot;;&quot;&quot;)">
            <text:p/>
          </table:table-cell>
          <table:table-cell table:formula="of:=IF([.N29]=&quot;x&quot;;&quot;x&quot;;&quot;&quot;)" office:value-type="string" office:string-value="x" calcext:value-type="string">
            <text:p>x</text:p>
          </table:table-cell>
          <table:table-cell table:formula="of:=IF([.O29]=&quot;x&quot;;&quot;x&quot;;&quot;&quot;)">
            <text:p/>
          </table:table-cell>
          <table:table-cell table:formula="of:=IF([.P29]=&quot;x&quot;;&quot;x&quot;;&quot;&quot;)">
            <text:p/>
          </table:table-cell>
          <table:table-cell table:formula="of:=IF([.Q29]=&quot;x&quot;;&quot;x&quot;;&quot;&quot;)">
            <text:p/>
          </table:table-cell>
          <table:table-cell table:formula="of:=IF([.R29]=&quot;x&quot;;&quot;x&quot;;&quot;&quot;)">
            <text:p/>
          </table:table-cell>
          <table:table-cell table:formula="of:=IF([.S29]=&quot;x&quot;;&quot;x&quot;;&quot;&quot;)">
            <text:p/>
          </table:table-cell>
          <table:table-cell table:formula="of:=IF([.T29]=&quot;x&quot;;&quot;x&quot;;&quot;&quot;)">
            <text:p/>
          </table:table-cell>
          <table:table-cell table:formula="of:=IF([.U29]=&quot;x&quot;;&quot;x&quot;;&quot;&quot;)">
            <text:p/>
          </table:table-cell>
          <table:table-cell table:formula="of:=IF([.V29]=&quot;x&quot;;&quot;x&quot;;&quot;&quot;)">
            <text:p/>
          </table:table-cell>
          <table:table-cell table:formula="of:=IF([.W29]=&quot;x&quot;;&quot;x&quot;;&quot;&quot;)">
            <text:p/>
          </table:table-cell>
          <table:table-cell table:formula="of:=IF([.X29]=&quot;x&quot;;&quot;x&quot;;&quot;&quot;)">
            <text:p/>
          </table:table-cell>
          <table:table-cell table:formula="of:=IF([.Y29]=&quot;x&quot;;&quot;x&quot;;&quot;&quot;)">
            <text:p/>
          </table:table-cell>
          <table:table-cell table:formula="of:=IF([.Z29]=&quot;x&quot;;&quot;x&quot;;&quot;&quot;)">
            <text:p/>
          </table:table-cell>
          <table:table-cell table:formula="of:=IF([.AA29]=&quot;x&quot;;&quot;x&quot;;&quot;&quot;)">
            <text:p/>
          </table:table-cell>
          <table:table-cell table:formula="of:=IF([.AB29]=&quot;x&quot;;&quot;x&quot;;&quot;&quot;)">
            <text:p/>
          </table:table-cell>
          <table:table-cell table:formula="of:=IF([.AC29]=&quot;x&quot;;&quot;x&quot;;&quot;&quot;)">
            <text:p/>
          </table:table-cell>
          <table:table-cell table:formula="of:=IF([.AD29]=&quot;x&quot;;&quot;x&quot;;&quot;&quot;)">
            <text:p/>
          </table:table-cell>
          <table:table-cell table:formula="of:=IF([.AE29]=&quot;x&quot;;&quot;x&quot;;&quot;&quot;)">
            <text:p/>
          </table:table-cell>
          <table:table-cell table:formula="of:=IF([.AF29]=&quot;x&quot;;&quot;x&quot;;&quot;&quot;)">
            <text:p/>
          </table:table-cell>
          <table:table-cell table:formula="of:=IF([.AG29]=&quot;x&quot;;&quot;x&quot;;&quot;&quot;)">
            <text:p/>
          </table:table-cell>
          <table:table-cell table:formula="of:=IF([.AH29]=&quot;x&quot;;&quot;x&quot;;&quot;&quot;)">
            <text:p/>
          </table:table-cell>
          <table:table-cell table:formula="of:=IF([.AI2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TST029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5" calcext:value-type="float">
            <text:p>-5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4" office:value-type="float" office:value="580" calcext:value-type="float">
            <text:p>58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6"/>
          <table:table-cell table:formula="of:=IF([.L30]=&quot;x&quot;;&quot;x&quot;;&quot;&quot;)">
            <text:p/>
          </table:table-cell>
          <table:table-cell table:formula="of:=IF([.M30]=&quot;x&quot;;&quot;x&quot;;&quot;&quot;)">
            <text:p/>
          </table:table-cell>
          <table:table-cell table:formula="of:=IF([.N30]=&quot;x&quot;;&quot;x&quot;;&quot;&quot;)" office:value-type="string" office:string-value="x" calcext:value-type="string">
            <text:p>x</text:p>
          </table:table-cell>
          <table:table-cell table:formula="of:=IF([.O30]=&quot;x&quot;;&quot;x&quot;;&quot;&quot;)">
            <text:p/>
          </table:table-cell>
          <table:table-cell table:formula="of:=IF([.P30]=&quot;x&quot;;&quot;x&quot;;&quot;&quot;)">
            <text:p/>
          </table:table-cell>
          <table:table-cell table:formula="of:=IF([.Q30]=&quot;x&quot;;&quot;x&quot;;&quot;&quot;)">
            <text:p/>
          </table:table-cell>
          <table:table-cell table:formula="of:=IF([.R30]=&quot;x&quot;;&quot;x&quot;;&quot;&quot;)">
            <text:p/>
          </table:table-cell>
          <table:table-cell table:formula="of:=IF([.S30]=&quot;x&quot;;&quot;x&quot;;&quot;&quot;)">
            <text:p/>
          </table:table-cell>
          <table:table-cell table:formula="of:=IF([.T30]=&quot;x&quot;;&quot;x&quot;;&quot;&quot;)">
            <text:p/>
          </table:table-cell>
          <table:table-cell table:formula="of:=IF([.U30]=&quot;x&quot;;&quot;x&quot;;&quot;&quot;)">
            <text:p/>
          </table:table-cell>
          <table:table-cell table:formula="of:=IF([.V30]=&quot;x&quot;;&quot;x&quot;;&quot;&quot;)">
            <text:p/>
          </table:table-cell>
          <table:table-cell table:formula="of:=IF([.W30]=&quot;x&quot;;&quot;x&quot;;&quot;&quot;)">
            <text:p/>
          </table:table-cell>
          <table:table-cell table:formula="of:=IF([.X30]=&quot;x&quot;;&quot;x&quot;;&quot;&quot;)">
            <text:p/>
          </table:table-cell>
          <table:table-cell table:formula="of:=IF([.Y30]=&quot;x&quot;;&quot;x&quot;;&quot;&quot;)">
            <text:p/>
          </table:table-cell>
          <table:table-cell table:formula="of:=IF([.Z30]=&quot;x&quot;;&quot;x&quot;;&quot;&quot;)">
            <text:p/>
          </table:table-cell>
          <table:table-cell table:formula="of:=IF([.AA30]=&quot;x&quot;;&quot;x&quot;;&quot;&quot;)">
            <text:p/>
          </table:table-cell>
          <table:table-cell table:formula="of:=IF([.AB30]=&quot;x&quot;;&quot;x&quot;;&quot;&quot;)">
            <text:p/>
          </table:table-cell>
          <table:table-cell table:formula="of:=IF([.AC30]=&quot;x&quot;;&quot;x&quot;;&quot;&quot;)">
            <text:p/>
          </table:table-cell>
          <table:table-cell table:formula="of:=IF([.AD30]=&quot;x&quot;;&quot;x&quot;;&quot;&quot;)">
            <text:p/>
          </table:table-cell>
          <table:table-cell table:formula="of:=IF([.AE30]=&quot;x&quot;;&quot;x&quot;;&quot;&quot;)">
            <text:p/>
          </table:table-cell>
          <table:table-cell table:formula="of:=IF([.AF30]=&quot;x&quot;;&quot;x&quot;;&quot;&quot;)">
            <text:p/>
          </table:table-cell>
          <table:table-cell table:formula="of:=IF([.AG30]=&quot;x&quot;;&quot;x&quot;;&quot;&quot;)">
            <text:p/>
          </table:table-cell>
          <table:table-cell table:formula="of:=IF([.AH30]=&quot;x&quot;;&quot;x&quot;;&quot;&quot;)">
            <text:p/>
          </table:table-cell>
          <table:table-cell table:formula="of:=IF([.AI3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TST030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content-validation-name="val2" office:value-type="string" calcext:value-type="string">
            <text:p>no</text:p>
          </table:table-cell>
          <table:table-cell table:style-name="ce9" table:content-validation-name="val3" office:value-type="float" office:value="-10" calcext:value-type="float">
            <text:p>-10</text:p>
          </table:table-cell>
          <table:table-cell table:content-validation-name="val2" office:value-type="string" calcext:value-type="string">
            <text:p>no</text:p>
          </table:table-cell>
          <table:table-cell table:content-validation-name="val5" office:value-type="float" office:value="600" calcext:value-type="float">
            <text:p>60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6"/>
          <table:table-cell table:formula="of:=IF([.L31]=&quot;x&quot;;&quot;x&quot;;&quot;&quot;)">
            <text:p/>
          </table:table-cell>
          <table:table-cell table:formula="of:=IF([.M31]=&quot;x&quot;;&quot;x&quot;;&quot;&quot;)">
            <text:p/>
          </table:table-cell>
          <table:table-cell table:formula="of:=IF([.N31]=&quot;x&quot;;&quot;x&quot;;&quot;&quot;)" office:value-type="string" office:string-value="x" calcext:value-type="string">
            <text:p>x</text:p>
          </table:table-cell>
          <table:table-cell table:formula="of:=IF([.O31]=&quot;x&quot;;&quot;x&quot;;&quot;&quot;)">
            <text:p/>
          </table:table-cell>
          <table:table-cell table:formula="of:=IF([.P31]=&quot;x&quot;;&quot;x&quot;;&quot;&quot;)">
            <text:p/>
          </table:table-cell>
          <table:table-cell table:formula="of:=IF([.Q31]=&quot;x&quot;;&quot;x&quot;;&quot;&quot;)">
            <text:p/>
          </table:table-cell>
          <table:table-cell table:formula="of:=IF([.R31]=&quot;x&quot;;&quot;x&quot;;&quot;&quot;)">
            <text:p/>
          </table:table-cell>
          <table:table-cell table:formula="of:=IF([.S31]=&quot;x&quot;;&quot;x&quot;;&quot;&quot;)">
            <text:p/>
          </table:table-cell>
          <table:table-cell table:formula="of:=IF([.T31]=&quot;x&quot;;&quot;x&quot;;&quot;&quot;)">
            <text:p/>
          </table:table-cell>
          <table:table-cell table:formula="of:=IF([.U31]=&quot;x&quot;;&quot;x&quot;;&quot;&quot;)">
            <text:p/>
          </table:table-cell>
          <table:table-cell table:formula="of:=IF([.V31]=&quot;x&quot;;&quot;x&quot;;&quot;&quot;)">
            <text:p/>
          </table:table-cell>
          <table:table-cell table:formula="of:=IF([.W31]=&quot;x&quot;;&quot;x&quot;;&quot;&quot;)">
            <text:p/>
          </table:table-cell>
          <table:table-cell table:formula="of:=IF([.X31]=&quot;x&quot;;&quot;x&quot;;&quot;&quot;)">
            <text:p/>
          </table:table-cell>
          <table:table-cell table:formula="of:=IF([.Y31]=&quot;x&quot;;&quot;x&quot;;&quot;&quot;)">
            <text:p/>
          </table:table-cell>
          <table:table-cell table:formula="of:=IF([.Z31]=&quot;x&quot;;&quot;x&quot;;&quot;&quot;)">
            <text:p/>
          </table:table-cell>
          <table:table-cell table:formula="of:=IF([.AA31]=&quot;x&quot;;&quot;x&quot;;&quot;&quot;)">
            <text:p/>
          </table:table-cell>
          <table:table-cell table:formula="of:=IF([.AB31]=&quot;x&quot;;&quot;x&quot;;&quot;&quot;)">
            <text:p/>
          </table:table-cell>
          <table:table-cell table:formula="of:=IF([.AC31]=&quot;x&quot;;&quot;x&quot;;&quot;&quot;)">
            <text:p/>
          </table:table-cell>
          <table:table-cell table:formula="of:=IF([.AD31]=&quot;x&quot;;&quot;x&quot;;&quot;&quot;)">
            <text:p/>
          </table:table-cell>
          <table:table-cell table:formula="of:=IF([.AE31]=&quot;x&quot;;&quot;x&quot;;&quot;&quot;)">
            <text:p/>
          </table:table-cell>
          <table:table-cell table:formula="of:=IF([.AF31]=&quot;x&quot;;&quot;x&quot;;&quot;&quot;)">
            <text:p/>
          </table:table-cell>
          <table:table-cell table:formula="of:=IF([.AG31]=&quot;x&quot;;&quot;x&quot;;&quot;&quot;)">
            <text:p/>
          </table:table-cell>
          <table:table-cell table:formula="of:=IF([.AH31]=&quot;x&quot;;&quot;x&quot;;&quot;&quot;)">
            <text:p/>
          </table:table-cell>
          <table:table-cell table:formula="of:=IF([.AI3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TST031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15" calcext:value-type="float">
            <text:p>-15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4" office:value-type="float" office:value="620" calcext:value-type="float">
            <text:p>62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6"/>
          <table:table-cell table:formula="of:=IF([.L32]=&quot;x&quot;;&quot;x&quot;;&quot;&quot;)">
            <text:p/>
          </table:table-cell>
          <table:table-cell table:formula="of:=IF([.M32]=&quot;x&quot;;&quot;x&quot;;&quot;&quot;)">
            <text:p/>
          </table:table-cell>
          <table:table-cell table:formula="of:=IF([.N32]=&quot;x&quot;;&quot;x&quot;;&quot;&quot;)" office:value-type="string" office:string-value="x" calcext:value-type="string">
            <text:p>x</text:p>
          </table:table-cell>
          <table:table-cell table:formula="of:=IF([.O32]=&quot;x&quot;;&quot;x&quot;;&quot;&quot;)">
            <text:p/>
          </table:table-cell>
          <table:table-cell table:formula="of:=IF([.P32]=&quot;x&quot;;&quot;x&quot;;&quot;&quot;)">
            <text:p/>
          </table:table-cell>
          <table:table-cell table:formula="of:=IF([.Q32]=&quot;x&quot;;&quot;x&quot;;&quot;&quot;)">
            <text:p/>
          </table:table-cell>
          <table:table-cell table:formula="of:=IF([.R32]=&quot;x&quot;;&quot;x&quot;;&quot;&quot;)">
            <text:p/>
          </table:table-cell>
          <table:table-cell table:formula="of:=IF([.S32]=&quot;x&quot;;&quot;x&quot;;&quot;&quot;)">
            <text:p/>
          </table:table-cell>
          <table:table-cell table:formula="of:=IF([.T32]=&quot;x&quot;;&quot;x&quot;;&quot;&quot;)">
            <text:p/>
          </table:table-cell>
          <table:table-cell table:formula="of:=IF([.U32]=&quot;x&quot;;&quot;x&quot;;&quot;&quot;)">
            <text:p/>
          </table:table-cell>
          <table:table-cell table:formula="of:=IF([.V32]=&quot;x&quot;;&quot;x&quot;;&quot;&quot;)">
            <text:p/>
          </table:table-cell>
          <table:table-cell table:formula="of:=IF([.W32]=&quot;x&quot;;&quot;x&quot;;&quot;&quot;)">
            <text:p/>
          </table:table-cell>
          <table:table-cell table:formula="of:=IF([.X32]=&quot;x&quot;;&quot;x&quot;;&quot;&quot;)">
            <text:p/>
          </table:table-cell>
          <table:table-cell table:formula="of:=IF([.Y32]=&quot;x&quot;;&quot;x&quot;;&quot;&quot;)">
            <text:p/>
          </table:table-cell>
          <table:table-cell table:formula="of:=IF([.Z32]=&quot;x&quot;;&quot;x&quot;;&quot;&quot;)">
            <text:p/>
          </table:table-cell>
          <table:table-cell table:formula="of:=IF([.AA32]=&quot;x&quot;;&quot;x&quot;;&quot;&quot;)">
            <text:p/>
          </table:table-cell>
          <table:table-cell table:formula="of:=IF([.AB32]=&quot;x&quot;;&quot;x&quot;;&quot;&quot;)">
            <text:p/>
          </table:table-cell>
          <table:table-cell table:formula="of:=IF([.AC32]=&quot;x&quot;;&quot;x&quot;;&quot;&quot;)">
            <text:p/>
          </table:table-cell>
          <table:table-cell table:formula="of:=IF([.AD32]=&quot;x&quot;;&quot;x&quot;;&quot;&quot;)">
            <text:p/>
          </table:table-cell>
          <table:table-cell table:formula="of:=IF([.AE32]=&quot;x&quot;;&quot;x&quot;;&quot;&quot;)">
            <text:p/>
          </table:table-cell>
          <table:table-cell table:formula="of:=IF([.AF32]=&quot;x&quot;;&quot;x&quot;;&quot;&quot;)">
            <text:p/>
          </table:table-cell>
          <table:table-cell table:formula="of:=IF([.AG32]=&quot;x&quot;;&quot;x&quot;;&quot;&quot;)">
            <text:p/>
          </table:table-cell>
          <table:table-cell table:formula="of:=IF([.AH32]=&quot;x&quot;;&quot;x&quot;;&quot;&quot;)">
            <text:p/>
          </table:table-cell>
          <table:table-cell table:formula="of:=IF([.AI3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TST032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content-validation-name="val2" office:value-type="string" calcext:value-type="string">
            <text:p>no</text:p>
          </table:table-cell>
          <table:table-cell table:style-name="ce9" table:content-validation-name="val3" office:value-type="float" office:value="-20" calcext:value-type="float">
            <text:p>-20</text:p>
          </table:table-cell>
          <table:table-cell table:content-validation-name="val2" office:value-type="string" calcext:value-type="string">
            <text:p>no</text:p>
          </table:table-cell>
          <table:table-cell table:content-validation-name="val5" office:value-type="float" office:value="640" calcext:value-type="float">
            <text:p>64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6"/>
          <table:table-cell table:formula="of:=IF([.L33]=&quot;x&quot;;&quot;x&quot;;&quot;&quot;)">
            <text:p/>
          </table:table-cell>
          <table:table-cell table:formula="of:=IF([.M33]=&quot;x&quot;;&quot;x&quot;;&quot;&quot;)">
            <text:p/>
          </table:table-cell>
          <table:table-cell table:formula="of:=IF([.N33]=&quot;x&quot;;&quot;x&quot;;&quot;&quot;)" office:value-type="string" office:string-value="x" calcext:value-type="string">
            <text:p>x</text:p>
          </table:table-cell>
          <table:table-cell table:formula="of:=IF([.O33]=&quot;x&quot;;&quot;x&quot;;&quot;&quot;)">
            <text:p/>
          </table:table-cell>
          <table:table-cell table:formula="of:=IF([.P33]=&quot;x&quot;;&quot;x&quot;;&quot;&quot;)">
            <text:p/>
          </table:table-cell>
          <table:table-cell table:formula="of:=IF([.Q33]=&quot;x&quot;;&quot;x&quot;;&quot;&quot;)">
            <text:p/>
          </table:table-cell>
          <table:table-cell table:formula="of:=IF([.R33]=&quot;x&quot;;&quot;x&quot;;&quot;&quot;)">
            <text:p/>
          </table:table-cell>
          <table:table-cell table:formula="of:=IF([.S33]=&quot;x&quot;;&quot;x&quot;;&quot;&quot;)">
            <text:p/>
          </table:table-cell>
          <table:table-cell table:formula="of:=IF([.T33]=&quot;x&quot;;&quot;x&quot;;&quot;&quot;)">
            <text:p/>
          </table:table-cell>
          <table:table-cell table:formula="of:=IF([.U33]=&quot;x&quot;;&quot;x&quot;;&quot;&quot;)">
            <text:p/>
          </table:table-cell>
          <table:table-cell table:formula="of:=IF([.V33]=&quot;x&quot;;&quot;x&quot;;&quot;&quot;)">
            <text:p/>
          </table:table-cell>
          <table:table-cell table:formula="of:=IF([.W33]=&quot;x&quot;;&quot;x&quot;;&quot;&quot;)">
            <text:p/>
          </table:table-cell>
          <table:table-cell table:formula="of:=IF([.X33]=&quot;x&quot;;&quot;x&quot;;&quot;&quot;)">
            <text:p/>
          </table:table-cell>
          <table:table-cell table:formula="of:=IF([.Y33]=&quot;x&quot;;&quot;x&quot;;&quot;&quot;)">
            <text:p/>
          </table:table-cell>
          <table:table-cell table:formula="of:=IF([.Z33]=&quot;x&quot;;&quot;x&quot;;&quot;&quot;)">
            <text:p/>
          </table:table-cell>
          <table:table-cell table:formula="of:=IF([.AA33]=&quot;x&quot;;&quot;x&quot;;&quot;&quot;)">
            <text:p/>
          </table:table-cell>
          <table:table-cell table:formula="of:=IF([.AB33]=&quot;x&quot;;&quot;x&quot;;&quot;&quot;)">
            <text:p/>
          </table:table-cell>
          <table:table-cell table:formula="of:=IF([.AC33]=&quot;x&quot;;&quot;x&quot;;&quot;&quot;)">
            <text:p/>
          </table:table-cell>
          <table:table-cell table:formula="of:=IF([.AD33]=&quot;x&quot;;&quot;x&quot;;&quot;&quot;)">
            <text:p/>
          </table:table-cell>
          <table:table-cell table:formula="of:=IF([.AE33]=&quot;x&quot;;&quot;x&quot;;&quot;&quot;)">
            <text:p/>
          </table:table-cell>
          <table:table-cell table:formula="of:=IF([.AF33]=&quot;x&quot;;&quot;x&quot;;&quot;&quot;)">
            <text:p/>
          </table:table-cell>
          <table:table-cell table:formula="of:=IF([.AG33]=&quot;x&quot;;&quot;x&quot;;&quot;&quot;)">
            <text:p/>
          </table:table-cell>
          <table:table-cell table:formula="of:=IF([.AH33]=&quot;x&quot;;&quot;x&quot;;&quot;&quot;)">
            <text:p/>
          </table:table-cell>
          <table:table-cell table:formula="of:=IF([.AI3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TST033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25" calcext:value-type="float">
            <text:p>-25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4" office:value-type="float" office:value="660" calcext:value-type="float">
            <text:p>66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6"/>
          <table:table-cell table:formula="of:=IF([.L34]=&quot;x&quot;;&quot;x&quot;;&quot;&quot;)">
            <text:p/>
          </table:table-cell>
          <table:table-cell table:formula="of:=IF([.M34]=&quot;x&quot;;&quot;x&quot;;&quot;&quot;)">
            <text:p/>
          </table:table-cell>
          <table:table-cell table:formula="of:=IF([.N34]=&quot;x&quot;;&quot;x&quot;;&quot;&quot;)" office:value-type="string" office:string-value="x" calcext:value-type="string">
            <text:p>x</text:p>
          </table:table-cell>
          <table:table-cell table:formula="of:=IF([.O34]=&quot;x&quot;;&quot;x&quot;;&quot;&quot;)">
            <text:p/>
          </table:table-cell>
          <table:table-cell table:formula="of:=IF([.P34]=&quot;x&quot;;&quot;x&quot;;&quot;&quot;)">
            <text:p/>
          </table:table-cell>
          <table:table-cell table:formula="of:=IF([.Q34]=&quot;x&quot;;&quot;x&quot;;&quot;&quot;)">
            <text:p/>
          </table:table-cell>
          <table:table-cell table:formula="of:=IF([.R34]=&quot;x&quot;;&quot;x&quot;;&quot;&quot;)">
            <text:p/>
          </table:table-cell>
          <table:table-cell table:formula="of:=IF([.S34]=&quot;x&quot;;&quot;x&quot;;&quot;&quot;)">
            <text:p/>
          </table:table-cell>
          <table:table-cell table:formula="of:=IF([.T34]=&quot;x&quot;;&quot;x&quot;;&quot;&quot;)">
            <text:p/>
          </table:table-cell>
          <table:table-cell table:formula="of:=IF([.U34]=&quot;x&quot;;&quot;x&quot;;&quot;&quot;)">
            <text:p/>
          </table:table-cell>
          <table:table-cell table:formula="of:=IF([.V34]=&quot;x&quot;;&quot;x&quot;;&quot;&quot;)">
            <text:p/>
          </table:table-cell>
          <table:table-cell table:formula="of:=IF([.W34]=&quot;x&quot;;&quot;x&quot;;&quot;&quot;)">
            <text:p/>
          </table:table-cell>
          <table:table-cell table:formula="of:=IF([.X34]=&quot;x&quot;;&quot;x&quot;;&quot;&quot;)">
            <text:p/>
          </table:table-cell>
          <table:table-cell table:formula="of:=IF([.Y34]=&quot;x&quot;;&quot;x&quot;;&quot;&quot;)">
            <text:p/>
          </table:table-cell>
          <table:table-cell table:formula="of:=IF([.Z34]=&quot;x&quot;;&quot;x&quot;;&quot;&quot;)">
            <text:p/>
          </table:table-cell>
          <table:table-cell table:formula="of:=IF([.AA34]=&quot;x&quot;;&quot;x&quot;;&quot;&quot;)">
            <text:p/>
          </table:table-cell>
          <table:table-cell table:formula="of:=IF([.AB34]=&quot;x&quot;;&quot;x&quot;;&quot;&quot;)">
            <text:p/>
          </table:table-cell>
          <table:table-cell table:formula="of:=IF([.AC34]=&quot;x&quot;;&quot;x&quot;;&quot;&quot;)">
            <text:p/>
          </table:table-cell>
          <table:table-cell table:formula="of:=IF([.AD34]=&quot;x&quot;;&quot;x&quot;;&quot;&quot;)">
            <text:p/>
          </table:table-cell>
          <table:table-cell table:formula="of:=IF([.AE34]=&quot;x&quot;;&quot;x&quot;;&quot;&quot;)">
            <text:p/>
          </table:table-cell>
          <table:table-cell table:formula="of:=IF([.AF34]=&quot;x&quot;;&quot;x&quot;;&quot;&quot;)">
            <text:p/>
          </table:table-cell>
          <table:table-cell table:formula="of:=IF([.AG34]=&quot;x&quot;;&quot;x&quot;;&quot;&quot;)">
            <text:p/>
          </table:table-cell>
          <table:table-cell table:formula="of:=IF([.AH34]=&quot;x&quot;;&quot;x&quot;;&quot;&quot;)">
            <text:p/>
          </table:table-cell>
          <table:table-cell table:formula="of:=IF([.AI3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TST034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content-validation-name="val2" office:value-type="string" calcext:value-type="string">
            <text:p>no</text:p>
          </table:table-cell>
          <table:table-cell table:style-name="ce9" table:content-validation-name="val3" office:value-type="float" office:value="-30" calcext:value-type="float">
            <text:p>-30</text:p>
          </table:table-cell>
          <table:table-cell table:content-validation-name="val2" office:value-type="string" calcext:value-type="string">
            <text:p>no</text:p>
          </table:table-cell>
          <table:table-cell table:content-validation-name="val5" office:value-type="float" office:value="680" calcext:value-type="float">
            <text:p>68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6"/>
          <table:table-cell table:formula="of:=IF([.L35]=&quot;x&quot;;&quot;x&quot;;&quot;&quot;)">
            <text:p/>
          </table:table-cell>
          <table:table-cell table:formula="of:=IF([.M35]=&quot;x&quot;;&quot;x&quot;;&quot;&quot;)">
            <text:p/>
          </table:table-cell>
          <table:table-cell table:formula="of:=IF([.N35]=&quot;x&quot;;&quot;x&quot;;&quot;&quot;)" office:value-type="string" office:string-value="x" calcext:value-type="string">
            <text:p>x</text:p>
          </table:table-cell>
          <table:table-cell table:formula="of:=IF([.O35]=&quot;x&quot;;&quot;x&quot;;&quot;&quot;)">
            <text:p/>
          </table:table-cell>
          <table:table-cell table:formula="of:=IF([.P35]=&quot;x&quot;;&quot;x&quot;;&quot;&quot;)">
            <text:p/>
          </table:table-cell>
          <table:table-cell table:formula="of:=IF([.Q35]=&quot;x&quot;;&quot;x&quot;;&quot;&quot;)">
            <text:p/>
          </table:table-cell>
          <table:table-cell table:formula="of:=IF([.R35]=&quot;x&quot;;&quot;x&quot;;&quot;&quot;)">
            <text:p/>
          </table:table-cell>
          <table:table-cell table:formula="of:=IF([.S35]=&quot;x&quot;;&quot;x&quot;;&quot;&quot;)">
            <text:p/>
          </table:table-cell>
          <table:table-cell table:formula="of:=IF([.T35]=&quot;x&quot;;&quot;x&quot;;&quot;&quot;)">
            <text:p/>
          </table:table-cell>
          <table:table-cell table:formula="of:=IF([.U35]=&quot;x&quot;;&quot;x&quot;;&quot;&quot;)">
            <text:p/>
          </table:table-cell>
          <table:table-cell table:formula="of:=IF([.V35]=&quot;x&quot;;&quot;x&quot;;&quot;&quot;)">
            <text:p/>
          </table:table-cell>
          <table:table-cell table:formula="of:=IF([.W35]=&quot;x&quot;;&quot;x&quot;;&quot;&quot;)">
            <text:p/>
          </table:table-cell>
          <table:table-cell table:formula="of:=IF([.X35]=&quot;x&quot;;&quot;x&quot;;&quot;&quot;)">
            <text:p/>
          </table:table-cell>
          <table:table-cell table:formula="of:=IF([.Y35]=&quot;x&quot;;&quot;x&quot;;&quot;&quot;)">
            <text:p/>
          </table:table-cell>
          <table:table-cell table:formula="of:=IF([.Z35]=&quot;x&quot;;&quot;x&quot;;&quot;&quot;)">
            <text:p/>
          </table:table-cell>
          <table:table-cell table:formula="of:=IF([.AA35]=&quot;x&quot;;&quot;x&quot;;&quot;&quot;)">
            <text:p/>
          </table:table-cell>
          <table:table-cell table:formula="of:=IF([.AB35]=&quot;x&quot;;&quot;x&quot;;&quot;&quot;)">
            <text:p/>
          </table:table-cell>
          <table:table-cell table:formula="of:=IF([.AC35]=&quot;x&quot;;&quot;x&quot;;&quot;&quot;)">
            <text:p/>
          </table:table-cell>
          <table:table-cell table:formula="of:=IF([.AD35]=&quot;x&quot;;&quot;x&quot;;&quot;&quot;)">
            <text:p/>
          </table:table-cell>
          <table:table-cell table:formula="of:=IF([.AE35]=&quot;x&quot;;&quot;x&quot;;&quot;&quot;)">
            <text:p/>
          </table:table-cell>
          <table:table-cell table:formula="of:=IF([.AF35]=&quot;x&quot;;&quot;x&quot;;&quot;&quot;)">
            <text:p/>
          </table:table-cell>
          <table:table-cell table:formula="of:=IF([.AG35]=&quot;x&quot;;&quot;x&quot;;&quot;&quot;)">
            <text:p/>
          </table:table-cell>
          <table:table-cell table:formula="of:=IF([.AH35]=&quot;x&quot;;&quot;x&quot;;&quot;&quot;)">
            <text:p/>
          </table:table-cell>
          <table:table-cell table:formula="of:=IF([.AI3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TST035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35" calcext:value-type="float">
            <text:p>-35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4" office:value-type="float" office:value="700" calcext:value-type="float">
            <text:p>70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6"/>
          <table:table-cell table:formula="of:=IF([.L36]=&quot;x&quot;;&quot;x&quot;;&quot;&quot;)">
            <text:p/>
          </table:table-cell>
          <table:table-cell table:formula="of:=IF([.M36]=&quot;x&quot;;&quot;x&quot;;&quot;&quot;)">
            <text:p/>
          </table:table-cell>
          <table:table-cell table:formula="of:=IF([.N36]=&quot;x&quot;;&quot;x&quot;;&quot;&quot;)" office:value-type="string" office:string-value="x" calcext:value-type="string">
            <text:p>x</text:p>
          </table:table-cell>
          <table:table-cell table:formula="of:=IF([.O36]=&quot;x&quot;;&quot;x&quot;;&quot;&quot;)">
            <text:p/>
          </table:table-cell>
          <table:table-cell table:formula="of:=IF([.P36]=&quot;x&quot;;&quot;x&quot;;&quot;&quot;)">
            <text:p/>
          </table:table-cell>
          <table:table-cell table:formula="of:=IF([.Q36]=&quot;x&quot;;&quot;x&quot;;&quot;&quot;)">
            <text:p/>
          </table:table-cell>
          <table:table-cell table:formula="of:=IF([.R36]=&quot;x&quot;;&quot;x&quot;;&quot;&quot;)">
            <text:p/>
          </table:table-cell>
          <table:table-cell table:formula="of:=IF([.S36]=&quot;x&quot;;&quot;x&quot;;&quot;&quot;)">
            <text:p/>
          </table:table-cell>
          <table:table-cell table:formula="of:=IF([.T36]=&quot;x&quot;;&quot;x&quot;;&quot;&quot;)">
            <text:p/>
          </table:table-cell>
          <table:table-cell table:formula="of:=IF([.U36]=&quot;x&quot;;&quot;x&quot;;&quot;&quot;)">
            <text:p/>
          </table:table-cell>
          <table:table-cell table:formula="of:=IF([.V36]=&quot;x&quot;;&quot;x&quot;;&quot;&quot;)">
            <text:p/>
          </table:table-cell>
          <table:table-cell table:formula="of:=IF([.W36]=&quot;x&quot;;&quot;x&quot;;&quot;&quot;)">
            <text:p/>
          </table:table-cell>
          <table:table-cell table:formula="of:=IF([.X36]=&quot;x&quot;;&quot;x&quot;;&quot;&quot;)">
            <text:p/>
          </table:table-cell>
          <table:table-cell table:formula="of:=IF([.Y36]=&quot;x&quot;;&quot;x&quot;;&quot;&quot;)">
            <text:p/>
          </table:table-cell>
          <table:table-cell table:formula="of:=IF([.Z36]=&quot;x&quot;;&quot;x&quot;;&quot;&quot;)">
            <text:p/>
          </table:table-cell>
          <table:table-cell table:formula="of:=IF([.AA36]=&quot;x&quot;;&quot;x&quot;;&quot;&quot;)">
            <text:p/>
          </table:table-cell>
          <table:table-cell table:formula="of:=IF([.AB36]=&quot;x&quot;;&quot;x&quot;;&quot;&quot;)">
            <text:p/>
          </table:table-cell>
          <table:table-cell table:formula="of:=IF([.AC36]=&quot;x&quot;;&quot;x&quot;;&quot;&quot;)">
            <text:p/>
          </table:table-cell>
          <table:table-cell table:formula="of:=IF([.AD36]=&quot;x&quot;;&quot;x&quot;;&quot;&quot;)">
            <text:p/>
          </table:table-cell>
          <table:table-cell table:formula="of:=IF([.AE36]=&quot;x&quot;;&quot;x&quot;;&quot;&quot;)">
            <text:p/>
          </table:table-cell>
          <table:table-cell table:formula="of:=IF([.AF36]=&quot;x&quot;;&quot;x&quot;;&quot;&quot;)">
            <text:p/>
          </table:table-cell>
          <table:table-cell table:formula="of:=IF([.AG36]=&quot;x&quot;;&quot;x&quot;;&quot;&quot;)">
            <text:p/>
          </table:table-cell>
          <table:table-cell table:formula="of:=IF([.AH36]=&quot;x&quot;;&quot;x&quot;;&quot;&quot;)">
            <text:p/>
          </table:table-cell>
          <table:table-cell table:formula="of:=IF([.AI3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TST036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content-validation-name="val2" office:value-type="string" calcext:value-type="string">
            <text:p>no</text:p>
          </table:table-cell>
          <table:table-cell table:style-name="ce9" table:content-validation-name="val3" office:value-type="float" office:value="-40" calcext:value-type="float">
            <text:p>-40</text:p>
          </table:table-cell>
          <table:table-cell table:content-validation-name="val2" office:value-type="string" calcext:value-type="string">
            <text:p>no</text:p>
          </table:table-cell>
          <table:table-cell table:content-validation-name="val5" office:value-type="float" office:value="720" calcext:value-type="float">
            <text:p>72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6"/>
          <table:table-cell table:formula="of:=IF([.L37]=&quot;x&quot;;&quot;x&quot;;&quot;&quot;)">
            <text:p/>
          </table:table-cell>
          <table:table-cell table:formula="of:=IF([.M37]=&quot;x&quot;;&quot;x&quot;;&quot;&quot;)">
            <text:p/>
          </table:table-cell>
          <table:table-cell table:formula="of:=IF([.N37]=&quot;x&quot;;&quot;x&quot;;&quot;&quot;)" office:value-type="string" office:string-value="x" calcext:value-type="string">
            <text:p>x</text:p>
          </table:table-cell>
          <table:table-cell table:formula="of:=IF([.O37]=&quot;x&quot;;&quot;x&quot;;&quot;&quot;)">
            <text:p/>
          </table:table-cell>
          <table:table-cell table:formula="of:=IF([.P37]=&quot;x&quot;;&quot;x&quot;;&quot;&quot;)">
            <text:p/>
          </table:table-cell>
          <table:table-cell table:formula="of:=IF([.Q37]=&quot;x&quot;;&quot;x&quot;;&quot;&quot;)">
            <text:p/>
          </table:table-cell>
          <table:table-cell table:formula="of:=IF([.R37]=&quot;x&quot;;&quot;x&quot;;&quot;&quot;)">
            <text:p/>
          </table:table-cell>
          <table:table-cell table:formula="of:=IF([.S37]=&quot;x&quot;;&quot;x&quot;;&quot;&quot;)">
            <text:p/>
          </table:table-cell>
          <table:table-cell table:formula="of:=IF([.T37]=&quot;x&quot;;&quot;x&quot;;&quot;&quot;)">
            <text:p/>
          </table:table-cell>
          <table:table-cell table:formula="of:=IF([.U37]=&quot;x&quot;;&quot;x&quot;;&quot;&quot;)">
            <text:p/>
          </table:table-cell>
          <table:table-cell table:formula="of:=IF([.V37]=&quot;x&quot;;&quot;x&quot;;&quot;&quot;)">
            <text:p/>
          </table:table-cell>
          <table:table-cell table:formula="of:=IF([.W37]=&quot;x&quot;;&quot;x&quot;;&quot;&quot;)">
            <text:p/>
          </table:table-cell>
          <table:table-cell table:formula="of:=IF([.X37]=&quot;x&quot;;&quot;x&quot;;&quot;&quot;)">
            <text:p/>
          </table:table-cell>
          <table:table-cell table:formula="of:=IF([.Y37]=&quot;x&quot;;&quot;x&quot;;&quot;&quot;)">
            <text:p/>
          </table:table-cell>
          <table:table-cell table:formula="of:=IF([.Z37]=&quot;x&quot;;&quot;x&quot;;&quot;&quot;)">
            <text:p/>
          </table:table-cell>
          <table:table-cell table:formula="of:=IF([.AA37]=&quot;x&quot;;&quot;x&quot;;&quot;&quot;)">
            <text:p/>
          </table:table-cell>
          <table:table-cell table:formula="of:=IF([.AB37]=&quot;x&quot;;&quot;x&quot;;&quot;&quot;)">
            <text:p/>
          </table:table-cell>
          <table:table-cell table:formula="of:=IF([.AC37]=&quot;x&quot;;&quot;x&quot;;&quot;&quot;)">
            <text:p/>
          </table:table-cell>
          <table:table-cell table:formula="of:=IF([.AD37]=&quot;x&quot;;&quot;x&quot;;&quot;&quot;)">
            <text:p/>
          </table:table-cell>
          <table:table-cell table:formula="of:=IF([.AE37]=&quot;x&quot;;&quot;x&quot;;&quot;&quot;)">
            <text:p/>
          </table:table-cell>
          <table:table-cell table:formula="of:=IF([.AF37]=&quot;x&quot;;&quot;x&quot;;&quot;&quot;)">
            <text:p/>
          </table:table-cell>
          <table:table-cell table:formula="of:=IF([.AG37]=&quot;x&quot;;&quot;x&quot;;&quot;&quot;)">
            <text:p/>
          </table:table-cell>
          <table:table-cell table:formula="of:=IF([.AH37]=&quot;x&quot;;&quot;x&quot;;&quot;&quot;)">
            <text:p/>
          </table:table-cell>
          <table:table-cell table:formula="of:=IF([.AI3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TST037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45" calcext:value-type="float">
            <text:p>-45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4" office:value-type="float" office:value="740" calcext:value-type="float">
            <text:p>74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5"/>
          <table:table-cell table:formula="of:=IF([.L38]=&quot;x&quot;;&quot;x&quot;;&quot;&quot;)">
            <text:p/>
          </table:table-cell>
          <table:table-cell table:formula="of:=IF([.M38]=&quot;x&quot;;&quot;x&quot;;&quot;&quot;)">
            <text:p/>
          </table:table-cell>
          <table:table-cell table:formula="of:=IF([.N38]=&quot;x&quot;;&quot;x&quot;;&quot;&quot;)">
            <text:p/>
          </table:table-cell>
          <table:table-cell table:formula="of:=IF([.O38]=&quot;x&quot;;&quot;x&quot;;&quot;&quot;)" office:value-type="string" office:string-value="x" calcext:value-type="string">
            <text:p>x</text:p>
          </table:table-cell>
          <table:table-cell table:formula="of:=IF([.P38]=&quot;x&quot;;&quot;x&quot;;&quot;&quot;)">
            <text:p/>
          </table:table-cell>
          <table:table-cell table:formula="of:=IF([.Q38]=&quot;x&quot;;&quot;x&quot;;&quot;&quot;)">
            <text:p/>
          </table:table-cell>
          <table:table-cell table:formula="of:=IF([.R38]=&quot;x&quot;;&quot;x&quot;;&quot;&quot;)">
            <text:p/>
          </table:table-cell>
          <table:table-cell table:formula="of:=IF([.S38]=&quot;x&quot;;&quot;x&quot;;&quot;&quot;)">
            <text:p/>
          </table:table-cell>
          <table:table-cell table:formula="of:=IF([.T38]=&quot;x&quot;;&quot;x&quot;;&quot;&quot;)">
            <text:p/>
          </table:table-cell>
          <table:table-cell table:formula="of:=IF([.U38]=&quot;x&quot;;&quot;x&quot;;&quot;&quot;)">
            <text:p/>
          </table:table-cell>
          <table:table-cell table:formula="of:=IF([.V38]=&quot;x&quot;;&quot;x&quot;;&quot;&quot;)">
            <text:p/>
          </table:table-cell>
          <table:table-cell table:formula="of:=IF([.W38]=&quot;x&quot;;&quot;x&quot;;&quot;&quot;)">
            <text:p/>
          </table:table-cell>
          <table:table-cell table:formula="of:=IF([.X38]=&quot;x&quot;;&quot;x&quot;;&quot;&quot;)">
            <text:p/>
          </table:table-cell>
          <table:table-cell table:formula="of:=IF([.Y38]=&quot;x&quot;;&quot;x&quot;;&quot;&quot;)">
            <text:p/>
          </table:table-cell>
          <table:table-cell table:formula="of:=IF([.Z38]=&quot;x&quot;;&quot;x&quot;;&quot;&quot;)">
            <text:p/>
          </table:table-cell>
          <table:table-cell table:formula="of:=IF([.AA38]=&quot;x&quot;;&quot;x&quot;;&quot;&quot;)">
            <text:p/>
          </table:table-cell>
          <table:table-cell table:formula="of:=IF([.AB38]=&quot;x&quot;;&quot;x&quot;;&quot;&quot;)">
            <text:p/>
          </table:table-cell>
          <table:table-cell table:formula="of:=IF([.AC38]=&quot;x&quot;;&quot;x&quot;;&quot;&quot;)">
            <text:p/>
          </table:table-cell>
          <table:table-cell table:formula="of:=IF([.AD38]=&quot;x&quot;;&quot;x&quot;;&quot;&quot;)">
            <text:p/>
          </table:table-cell>
          <table:table-cell table:formula="of:=IF([.AE38]=&quot;x&quot;;&quot;x&quot;;&quot;&quot;)">
            <text:p/>
          </table:table-cell>
          <table:table-cell table:formula="of:=IF([.AF38]=&quot;x&quot;;&quot;x&quot;;&quot;&quot;)">
            <text:p/>
          </table:table-cell>
          <table:table-cell table:formula="of:=IF([.AG38]=&quot;x&quot;;&quot;x&quot;;&quot;&quot;)">
            <text:p/>
          </table:table-cell>
          <table:table-cell table:formula="of:=IF([.AH38]=&quot;x&quot;;&quot;x&quot;;&quot;&quot;)">
            <text:p/>
          </table:table-cell>
          <table:table-cell table:formula="of:=IF([.AI3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TST038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content-validation-name="val2" office:value-type="string" calcext:value-type="string">
            <text:p>no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2" office:value-type="string" calcext:value-type="string">
            <text:p>no</text:p>
          </table:table-cell>
          <table:table-cell table:content-validation-name="val5" office:value-type="float" office:value="760" calcext:value-type="float">
            <text:p>76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5"/>
          <table:table-cell table:formula="of:=IF([.L39]=&quot;x&quot;;&quot;x&quot;;&quot;&quot;)">
            <text:p/>
          </table:table-cell>
          <table:table-cell table:formula="of:=IF([.M39]=&quot;x&quot;;&quot;x&quot;;&quot;&quot;)">
            <text:p/>
          </table:table-cell>
          <table:table-cell table:formula="of:=IF([.N39]=&quot;x&quot;;&quot;x&quot;;&quot;&quot;)">
            <text:p/>
          </table:table-cell>
          <table:table-cell table:formula="of:=IF([.O39]=&quot;x&quot;;&quot;x&quot;;&quot;&quot;)" office:value-type="string" office:string-value="x" calcext:value-type="string">
            <text:p>x</text:p>
          </table:table-cell>
          <table:table-cell table:formula="of:=IF([.P39]=&quot;x&quot;;&quot;x&quot;;&quot;&quot;)">
            <text:p/>
          </table:table-cell>
          <table:table-cell table:formula="of:=IF([.Q39]=&quot;x&quot;;&quot;x&quot;;&quot;&quot;)">
            <text:p/>
          </table:table-cell>
          <table:table-cell table:formula="of:=IF([.R39]=&quot;x&quot;;&quot;x&quot;;&quot;&quot;)">
            <text:p/>
          </table:table-cell>
          <table:table-cell table:formula="of:=IF([.S39]=&quot;x&quot;;&quot;x&quot;;&quot;&quot;)">
            <text:p/>
          </table:table-cell>
          <table:table-cell table:formula="of:=IF([.T39]=&quot;x&quot;;&quot;x&quot;;&quot;&quot;)">
            <text:p/>
          </table:table-cell>
          <table:table-cell table:formula="of:=IF([.U39]=&quot;x&quot;;&quot;x&quot;;&quot;&quot;)">
            <text:p/>
          </table:table-cell>
          <table:table-cell table:formula="of:=IF([.V39]=&quot;x&quot;;&quot;x&quot;;&quot;&quot;)">
            <text:p/>
          </table:table-cell>
          <table:table-cell table:formula="of:=IF([.W39]=&quot;x&quot;;&quot;x&quot;;&quot;&quot;)">
            <text:p/>
          </table:table-cell>
          <table:table-cell table:formula="of:=IF([.X39]=&quot;x&quot;;&quot;x&quot;;&quot;&quot;)">
            <text:p/>
          </table:table-cell>
          <table:table-cell table:formula="of:=IF([.Y39]=&quot;x&quot;;&quot;x&quot;;&quot;&quot;)">
            <text:p/>
          </table:table-cell>
          <table:table-cell table:formula="of:=IF([.Z39]=&quot;x&quot;;&quot;x&quot;;&quot;&quot;)">
            <text:p/>
          </table:table-cell>
          <table:table-cell table:formula="of:=IF([.AA39]=&quot;x&quot;;&quot;x&quot;;&quot;&quot;)">
            <text:p/>
          </table:table-cell>
          <table:table-cell table:formula="of:=IF([.AB39]=&quot;x&quot;;&quot;x&quot;;&quot;&quot;)">
            <text:p/>
          </table:table-cell>
          <table:table-cell table:formula="of:=IF([.AC39]=&quot;x&quot;;&quot;x&quot;;&quot;&quot;)">
            <text:p/>
          </table:table-cell>
          <table:table-cell table:formula="of:=IF([.AD39]=&quot;x&quot;;&quot;x&quot;;&quot;&quot;)">
            <text:p/>
          </table:table-cell>
          <table:table-cell table:formula="of:=IF([.AE39]=&quot;x&quot;;&quot;x&quot;;&quot;&quot;)">
            <text:p/>
          </table:table-cell>
          <table:table-cell table:formula="of:=IF([.AF39]=&quot;x&quot;;&quot;x&quot;;&quot;&quot;)">
            <text:p/>
          </table:table-cell>
          <table:table-cell table:formula="of:=IF([.AG39]=&quot;x&quot;;&quot;x&quot;;&quot;&quot;)">
            <text:p/>
          </table:table-cell>
          <table:table-cell table:formula="of:=IF([.AH39]=&quot;x&quot;;&quot;x&quot;;&quot;&quot;)">
            <text:p/>
          </table:table-cell>
          <table:table-cell table:formula="of:=IF([.AI3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TST039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4" office:value-type="float" office:value="780" calcext:value-type="float">
            <text:p>78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5"/>
          <table:table-cell table:formula="of:=IF([.L40]=&quot;x&quot;;&quot;x&quot;;&quot;&quot;)">
            <text:p/>
          </table:table-cell>
          <table:table-cell table:formula="of:=IF([.M40]=&quot;x&quot;;&quot;x&quot;;&quot;&quot;)">
            <text:p/>
          </table:table-cell>
          <table:table-cell table:formula="of:=IF([.N40]=&quot;x&quot;;&quot;x&quot;;&quot;&quot;)">
            <text:p/>
          </table:table-cell>
          <table:table-cell table:formula="of:=IF([.O40]=&quot;x&quot;;&quot;x&quot;;&quot;&quot;)" office:value-type="string" office:string-value="x" calcext:value-type="string">
            <text:p>x</text:p>
          </table:table-cell>
          <table:table-cell table:formula="of:=IF([.P40]=&quot;x&quot;;&quot;x&quot;;&quot;&quot;)">
            <text:p/>
          </table:table-cell>
          <table:table-cell table:formula="of:=IF([.Q40]=&quot;x&quot;;&quot;x&quot;;&quot;&quot;)">
            <text:p/>
          </table:table-cell>
          <table:table-cell table:formula="of:=IF([.R40]=&quot;x&quot;;&quot;x&quot;;&quot;&quot;)">
            <text:p/>
          </table:table-cell>
          <table:table-cell table:formula="of:=IF([.S40]=&quot;x&quot;;&quot;x&quot;;&quot;&quot;)">
            <text:p/>
          </table:table-cell>
          <table:table-cell table:formula="of:=IF([.T40]=&quot;x&quot;;&quot;x&quot;;&quot;&quot;)">
            <text:p/>
          </table:table-cell>
          <table:table-cell table:formula="of:=IF([.U40]=&quot;x&quot;;&quot;x&quot;;&quot;&quot;)">
            <text:p/>
          </table:table-cell>
          <table:table-cell table:formula="of:=IF([.V40]=&quot;x&quot;;&quot;x&quot;;&quot;&quot;)">
            <text:p/>
          </table:table-cell>
          <table:table-cell table:formula="of:=IF([.W40]=&quot;x&quot;;&quot;x&quot;;&quot;&quot;)">
            <text:p/>
          </table:table-cell>
          <table:table-cell table:formula="of:=IF([.X40]=&quot;x&quot;;&quot;x&quot;;&quot;&quot;)">
            <text:p/>
          </table:table-cell>
          <table:table-cell table:formula="of:=IF([.Y40]=&quot;x&quot;;&quot;x&quot;;&quot;&quot;)">
            <text:p/>
          </table:table-cell>
          <table:table-cell table:formula="of:=IF([.Z40]=&quot;x&quot;;&quot;x&quot;;&quot;&quot;)">
            <text:p/>
          </table:table-cell>
          <table:table-cell table:formula="of:=IF([.AA40]=&quot;x&quot;;&quot;x&quot;;&quot;&quot;)">
            <text:p/>
          </table:table-cell>
          <table:table-cell table:formula="of:=IF([.AB40]=&quot;x&quot;;&quot;x&quot;;&quot;&quot;)">
            <text:p/>
          </table:table-cell>
          <table:table-cell table:formula="of:=IF([.AC40]=&quot;x&quot;;&quot;x&quot;;&quot;&quot;)">
            <text:p/>
          </table:table-cell>
          <table:table-cell table:formula="of:=IF([.AD40]=&quot;x&quot;;&quot;x&quot;;&quot;&quot;)">
            <text:p/>
          </table:table-cell>
          <table:table-cell table:formula="of:=IF([.AE40]=&quot;x&quot;;&quot;x&quot;;&quot;&quot;)">
            <text:p/>
          </table:table-cell>
          <table:table-cell table:formula="of:=IF([.AF40]=&quot;x&quot;;&quot;x&quot;;&quot;&quot;)">
            <text:p/>
          </table:table-cell>
          <table:table-cell table:formula="of:=IF([.AG40]=&quot;x&quot;;&quot;x&quot;;&quot;&quot;)">
            <text:p/>
          </table:table-cell>
          <table:table-cell table:formula="of:=IF([.AH40]=&quot;x&quot;;&quot;x&quot;;&quot;&quot;)">
            <text:p/>
          </table:table-cell>
          <table:table-cell table:formula="of:=IF([.AI4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TST040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content-validation-name="val2" office:value-type="string" calcext:value-type="string">
            <text:p>no</text:p>
          </table:table-cell>
          <table:table-cell table:style-name="ce9" table:content-validation-name="val3" office:value-type="float" office:value="5" calcext:value-type="float">
            <text:p>5</text:p>
          </table:table-cell>
          <table:table-cell table:content-validation-name="val2" office:value-type="string" calcext:value-type="string">
            <text:p>no</text:p>
          </table:table-cell>
          <table:table-cell table:content-validation-name="val5" office:value-type="float" office:value="800" calcext:value-type="float">
            <text:p>80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5"/>
          <table:table-cell table:formula="of:=IF([.L41]=&quot;x&quot;;&quot;x&quot;;&quot;&quot;)">
            <text:p/>
          </table:table-cell>
          <table:table-cell table:formula="of:=IF([.M41]=&quot;x&quot;;&quot;x&quot;;&quot;&quot;)">
            <text:p/>
          </table:table-cell>
          <table:table-cell table:formula="of:=IF([.N41]=&quot;x&quot;;&quot;x&quot;;&quot;&quot;)">
            <text:p/>
          </table:table-cell>
          <table:table-cell table:formula="of:=IF([.O41]=&quot;x&quot;;&quot;x&quot;;&quot;&quot;)" office:value-type="string" office:string-value="x" calcext:value-type="string">
            <text:p>x</text:p>
          </table:table-cell>
          <table:table-cell table:formula="of:=IF([.P41]=&quot;x&quot;;&quot;x&quot;;&quot;&quot;)">
            <text:p/>
          </table:table-cell>
          <table:table-cell table:formula="of:=IF([.Q41]=&quot;x&quot;;&quot;x&quot;;&quot;&quot;)">
            <text:p/>
          </table:table-cell>
          <table:table-cell table:formula="of:=IF([.R41]=&quot;x&quot;;&quot;x&quot;;&quot;&quot;)">
            <text:p/>
          </table:table-cell>
          <table:table-cell table:formula="of:=IF([.S41]=&quot;x&quot;;&quot;x&quot;;&quot;&quot;)">
            <text:p/>
          </table:table-cell>
          <table:table-cell table:formula="of:=IF([.T41]=&quot;x&quot;;&quot;x&quot;;&quot;&quot;)">
            <text:p/>
          </table:table-cell>
          <table:table-cell table:formula="of:=IF([.U41]=&quot;x&quot;;&quot;x&quot;;&quot;&quot;)">
            <text:p/>
          </table:table-cell>
          <table:table-cell table:formula="of:=IF([.V41]=&quot;x&quot;;&quot;x&quot;;&quot;&quot;)">
            <text:p/>
          </table:table-cell>
          <table:table-cell table:formula="of:=IF([.W41]=&quot;x&quot;;&quot;x&quot;;&quot;&quot;)">
            <text:p/>
          </table:table-cell>
          <table:table-cell table:formula="of:=IF([.X41]=&quot;x&quot;;&quot;x&quot;;&quot;&quot;)">
            <text:p/>
          </table:table-cell>
          <table:table-cell table:formula="of:=IF([.Y41]=&quot;x&quot;;&quot;x&quot;;&quot;&quot;)">
            <text:p/>
          </table:table-cell>
          <table:table-cell table:formula="of:=IF([.Z41]=&quot;x&quot;;&quot;x&quot;;&quot;&quot;)">
            <text:p/>
          </table:table-cell>
          <table:table-cell table:formula="of:=IF([.AA41]=&quot;x&quot;;&quot;x&quot;;&quot;&quot;)">
            <text:p/>
          </table:table-cell>
          <table:table-cell table:formula="of:=IF([.AB41]=&quot;x&quot;;&quot;x&quot;;&quot;&quot;)">
            <text:p/>
          </table:table-cell>
          <table:table-cell table:formula="of:=IF([.AC41]=&quot;x&quot;;&quot;x&quot;;&quot;&quot;)">
            <text:p/>
          </table:table-cell>
          <table:table-cell table:formula="of:=IF([.AD41]=&quot;x&quot;;&quot;x&quot;;&quot;&quot;)">
            <text:p/>
          </table:table-cell>
          <table:table-cell table:formula="of:=IF([.AE41]=&quot;x&quot;;&quot;x&quot;;&quot;&quot;)">
            <text:p/>
          </table:table-cell>
          <table:table-cell table:formula="of:=IF([.AF41]=&quot;x&quot;;&quot;x&quot;;&quot;&quot;)">
            <text:p/>
          </table:table-cell>
          <table:table-cell table:formula="of:=IF([.AG41]=&quot;x&quot;;&quot;x&quot;;&quot;&quot;)">
            <text:p/>
          </table:table-cell>
          <table:table-cell table:formula="of:=IF([.AH41]=&quot;x&quot;;&quot;x&quot;;&quot;&quot;)">
            <text:p/>
          </table:table-cell>
          <table:table-cell table:formula="of:=IF([.AI4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TST041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4" office:value-type="float" office:value="820" calcext:value-type="float">
            <text:p>82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5"/>
          <table:table-cell table:formula="of:=IF([.L42]=&quot;x&quot;;&quot;x&quot;;&quot;&quot;)">
            <text:p/>
          </table:table-cell>
          <table:table-cell table:formula="of:=IF([.M42]=&quot;x&quot;;&quot;x&quot;;&quot;&quot;)">
            <text:p/>
          </table:table-cell>
          <table:table-cell table:formula="of:=IF([.N42]=&quot;x&quot;;&quot;x&quot;;&quot;&quot;)">
            <text:p/>
          </table:table-cell>
          <table:table-cell table:formula="of:=IF([.O42]=&quot;x&quot;;&quot;x&quot;;&quot;&quot;)" office:value-type="string" office:string-value="x" calcext:value-type="string">
            <text:p>x</text:p>
          </table:table-cell>
          <table:table-cell table:formula="of:=IF([.P42]=&quot;x&quot;;&quot;x&quot;;&quot;&quot;)">
            <text:p/>
          </table:table-cell>
          <table:table-cell table:formula="of:=IF([.Q42]=&quot;x&quot;;&quot;x&quot;;&quot;&quot;)">
            <text:p/>
          </table:table-cell>
          <table:table-cell table:formula="of:=IF([.R42]=&quot;x&quot;;&quot;x&quot;;&quot;&quot;)">
            <text:p/>
          </table:table-cell>
          <table:table-cell table:formula="of:=IF([.S42]=&quot;x&quot;;&quot;x&quot;;&quot;&quot;)">
            <text:p/>
          </table:table-cell>
          <table:table-cell table:formula="of:=IF([.T42]=&quot;x&quot;;&quot;x&quot;;&quot;&quot;)">
            <text:p/>
          </table:table-cell>
          <table:table-cell table:formula="of:=IF([.U42]=&quot;x&quot;;&quot;x&quot;;&quot;&quot;)">
            <text:p/>
          </table:table-cell>
          <table:table-cell table:formula="of:=IF([.V42]=&quot;x&quot;;&quot;x&quot;;&quot;&quot;)">
            <text:p/>
          </table:table-cell>
          <table:table-cell table:formula="of:=IF([.W42]=&quot;x&quot;;&quot;x&quot;;&quot;&quot;)">
            <text:p/>
          </table:table-cell>
          <table:table-cell table:formula="of:=IF([.X42]=&quot;x&quot;;&quot;x&quot;;&quot;&quot;)">
            <text:p/>
          </table:table-cell>
          <table:table-cell table:formula="of:=IF([.Y42]=&quot;x&quot;;&quot;x&quot;;&quot;&quot;)">
            <text:p/>
          </table:table-cell>
          <table:table-cell table:formula="of:=IF([.Z42]=&quot;x&quot;;&quot;x&quot;;&quot;&quot;)">
            <text:p/>
          </table:table-cell>
          <table:table-cell table:formula="of:=IF([.AA42]=&quot;x&quot;;&quot;x&quot;;&quot;&quot;)">
            <text:p/>
          </table:table-cell>
          <table:table-cell table:formula="of:=IF([.AB42]=&quot;x&quot;;&quot;x&quot;;&quot;&quot;)">
            <text:p/>
          </table:table-cell>
          <table:table-cell table:formula="of:=IF([.AC42]=&quot;x&quot;;&quot;x&quot;;&quot;&quot;)">
            <text:p/>
          </table:table-cell>
          <table:table-cell table:formula="of:=IF([.AD42]=&quot;x&quot;;&quot;x&quot;;&quot;&quot;)">
            <text:p/>
          </table:table-cell>
          <table:table-cell table:formula="of:=IF([.AE42]=&quot;x&quot;;&quot;x&quot;;&quot;&quot;)">
            <text:p/>
          </table:table-cell>
          <table:table-cell table:formula="of:=IF([.AF42]=&quot;x&quot;;&quot;x&quot;;&quot;&quot;)">
            <text:p/>
          </table:table-cell>
          <table:table-cell table:formula="of:=IF([.AG42]=&quot;x&quot;;&quot;x&quot;;&quot;&quot;)">
            <text:p/>
          </table:table-cell>
          <table:table-cell table:formula="of:=IF([.AH42]=&quot;x&quot;;&quot;x&quot;;&quot;&quot;)">
            <text:p/>
          </table:table-cell>
          <table:table-cell table:formula="of:=IF([.AI4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TST042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content-validation-name="val2" office:value-type="string" calcext:value-type="string">
            <text:p>no</text:p>
          </table:table-cell>
          <table:table-cell table:style-name="ce9" table:content-validation-name="val3" office:value-type="float" office:value="-5" calcext:value-type="float">
            <text:p>-5</text:p>
          </table:table-cell>
          <table:table-cell table:content-validation-name="val2" office:value-type="string" calcext:value-type="string">
            <text:p>no</text:p>
          </table:table-cell>
          <table:table-cell table:content-validation-name="val5" office:value-type="float" office:value="840" calcext:value-type="float">
            <text:p>84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5"/>
          <table:table-cell table:formula="of:=IF([.L43]=&quot;x&quot;;&quot;x&quot;;&quot;&quot;)">
            <text:p/>
          </table:table-cell>
          <table:table-cell table:formula="of:=IF([.M43]=&quot;x&quot;;&quot;x&quot;;&quot;&quot;)">
            <text:p/>
          </table:table-cell>
          <table:table-cell table:formula="of:=IF([.N43]=&quot;x&quot;;&quot;x&quot;;&quot;&quot;)">
            <text:p/>
          </table:table-cell>
          <table:table-cell table:formula="of:=IF([.O43]=&quot;x&quot;;&quot;x&quot;;&quot;&quot;)" office:value-type="string" office:string-value="x" calcext:value-type="string">
            <text:p>x</text:p>
          </table:table-cell>
          <table:table-cell table:formula="of:=IF([.P43]=&quot;x&quot;;&quot;x&quot;;&quot;&quot;)">
            <text:p/>
          </table:table-cell>
          <table:table-cell table:formula="of:=IF([.Q43]=&quot;x&quot;;&quot;x&quot;;&quot;&quot;)">
            <text:p/>
          </table:table-cell>
          <table:table-cell table:formula="of:=IF([.R43]=&quot;x&quot;;&quot;x&quot;;&quot;&quot;)">
            <text:p/>
          </table:table-cell>
          <table:table-cell table:formula="of:=IF([.S43]=&quot;x&quot;;&quot;x&quot;;&quot;&quot;)">
            <text:p/>
          </table:table-cell>
          <table:table-cell table:formula="of:=IF([.T43]=&quot;x&quot;;&quot;x&quot;;&quot;&quot;)">
            <text:p/>
          </table:table-cell>
          <table:table-cell table:formula="of:=IF([.U43]=&quot;x&quot;;&quot;x&quot;;&quot;&quot;)">
            <text:p/>
          </table:table-cell>
          <table:table-cell table:formula="of:=IF([.V43]=&quot;x&quot;;&quot;x&quot;;&quot;&quot;)">
            <text:p/>
          </table:table-cell>
          <table:table-cell table:formula="of:=IF([.W43]=&quot;x&quot;;&quot;x&quot;;&quot;&quot;)">
            <text:p/>
          </table:table-cell>
          <table:table-cell table:formula="of:=IF([.X43]=&quot;x&quot;;&quot;x&quot;;&quot;&quot;)">
            <text:p/>
          </table:table-cell>
          <table:table-cell table:formula="of:=IF([.Y43]=&quot;x&quot;;&quot;x&quot;;&quot;&quot;)">
            <text:p/>
          </table:table-cell>
          <table:table-cell table:formula="of:=IF([.Z43]=&quot;x&quot;;&quot;x&quot;;&quot;&quot;)">
            <text:p/>
          </table:table-cell>
          <table:table-cell table:formula="of:=IF([.AA43]=&quot;x&quot;;&quot;x&quot;;&quot;&quot;)">
            <text:p/>
          </table:table-cell>
          <table:table-cell table:formula="of:=IF([.AB43]=&quot;x&quot;;&quot;x&quot;;&quot;&quot;)">
            <text:p/>
          </table:table-cell>
          <table:table-cell table:formula="of:=IF([.AC43]=&quot;x&quot;;&quot;x&quot;;&quot;&quot;)">
            <text:p/>
          </table:table-cell>
          <table:table-cell table:formula="of:=IF([.AD43]=&quot;x&quot;;&quot;x&quot;;&quot;&quot;)">
            <text:p/>
          </table:table-cell>
          <table:table-cell table:formula="of:=IF([.AE43]=&quot;x&quot;;&quot;x&quot;;&quot;&quot;)">
            <text:p/>
          </table:table-cell>
          <table:table-cell table:formula="of:=IF([.AF43]=&quot;x&quot;;&quot;x&quot;;&quot;&quot;)">
            <text:p/>
          </table:table-cell>
          <table:table-cell table:formula="of:=IF([.AG43]=&quot;x&quot;;&quot;x&quot;;&quot;&quot;)">
            <text:p/>
          </table:table-cell>
          <table:table-cell table:formula="of:=IF([.AH43]=&quot;x&quot;;&quot;x&quot;;&quot;&quot;)">
            <text:p/>
          </table:table-cell>
          <table:table-cell table:formula="of:=IF([.AI4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TST043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10" calcext:value-type="float">
            <text:p>-10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4" office:value-type="float" office:value="860" calcext:value-type="float">
            <text:p>86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5"/>
          <table:table-cell table:formula="of:=IF([.L44]=&quot;x&quot;;&quot;x&quot;;&quot;&quot;)">
            <text:p/>
          </table:table-cell>
          <table:table-cell table:formula="of:=IF([.M44]=&quot;x&quot;;&quot;x&quot;;&quot;&quot;)">
            <text:p/>
          </table:table-cell>
          <table:table-cell table:formula="of:=IF([.N44]=&quot;x&quot;;&quot;x&quot;;&quot;&quot;)">
            <text:p/>
          </table:table-cell>
          <table:table-cell table:formula="of:=IF([.O44]=&quot;x&quot;;&quot;x&quot;;&quot;&quot;)" office:value-type="string" office:string-value="x" calcext:value-type="string">
            <text:p>x</text:p>
          </table:table-cell>
          <table:table-cell table:formula="of:=IF([.P44]=&quot;x&quot;;&quot;x&quot;;&quot;&quot;)">
            <text:p/>
          </table:table-cell>
          <table:table-cell table:formula="of:=IF([.Q44]=&quot;x&quot;;&quot;x&quot;;&quot;&quot;)">
            <text:p/>
          </table:table-cell>
          <table:table-cell table:formula="of:=IF([.R44]=&quot;x&quot;;&quot;x&quot;;&quot;&quot;)">
            <text:p/>
          </table:table-cell>
          <table:table-cell table:formula="of:=IF([.S44]=&quot;x&quot;;&quot;x&quot;;&quot;&quot;)">
            <text:p/>
          </table:table-cell>
          <table:table-cell table:formula="of:=IF([.T44]=&quot;x&quot;;&quot;x&quot;;&quot;&quot;)">
            <text:p/>
          </table:table-cell>
          <table:table-cell table:formula="of:=IF([.U44]=&quot;x&quot;;&quot;x&quot;;&quot;&quot;)">
            <text:p/>
          </table:table-cell>
          <table:table-cell table:formula="of:=IF([.V44]=&quot;x&quot;;&quot;x&quot;;&quot;&quot;)">
            <text:p/>
          </table:table-cell>
          <table:table-cell table:formula="of:=IF([.W44]=&quot;x&quot;;&quot;x&quot;;&quot;&quot;)">
            <text:p/>
          </table:table-cell>
          <table:table-cell table:formula="of:=IF([.X44]=&quot;x&quot;;&quot;x&quot;;&quot;&quot;)">
            <text:p/>
          </table:table-cell>
          <table:table-cell table:formula="of:=IF([.Y44]=&quot;x&quot;;&quot;x&quot;;&quot;&quot;)">
            <text:p/>
          </table:table-cell>
          <table:table-cell table:formula="of:=IF([.Z44]=&quot;x&quot;;&quot;x&quot;;&quot;&quot;)">
            <text:p/>
          </table:table-cell>
          <table:table-cell table:formula="of:=IF([.AA44]=&quot;x&quot;;&quot;x&quot;;&quot;&quot;)">
            <text:p/>
          </table:table-cell>
          <table:table-cell table:formula="of:=IF([.AB44]=&quot;x&quot;;&quot;x&quot;;&quot;&quot;)">
            <text:p/>
          </table:table-cell>
          <table:table-cell table:formula="of:=IF([.AC44]=&quot;x&quot;;&quot;x&quot;;&quot;&quot;)">
            <text:p/>
          </table:table-cell>
          <table:table-cell table:formula="of:=IF([.AD44]=&quot;x&quot;;&quot;x&quot;;&quot;&quot;)">
            <text:p/>
          </table:table-cell>
          <table:table-cell table:formula="of:=IF([.AE44]=&quot;x&quot;;&quot;x&quot;;&quot;&quot;)">
            <text:p/>
          </table:table-cell>
          <table:table-cell table:formula="of:=IF([.AF44]=&quot;x&quot;;&quot;x&quot;;&quot;&quot;)">
            <text:p/>
          </table:table-cell>
          <table:table-cell table:formula="of:=IF([.AG44]=&quot;x&quot;;&quot;x&quot;;&quot;&quot;)">
            <text:p/>
          </table:table-cell>
          <table:table-cell table:formula="of:=IF([.AH44]=&quot;x&quot;;&quot;x&quot;;&quot;&quot;)">
            <text:p/>
          </table:table-cell>
          <table:table-cell table:formula="of:=IF([.AI4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TST044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content-validation-name="val2" office:value-type="string" calcext:value-type="string">
            <text:p>no</text:p>
          </table:table-cell>
          <table:table-cell table:style-name="ce9" table:content-validation-name="val3" office:value-type="float" office:value="-15" calcext:value-type="float">
            <text:p>-15</text:p>
          </table:table-cell>
          <table:table-cell table:content-validation-name="val2" office:value-type="string" calcext:value-type="string">
            <text:p>no</text:p>
          </table:table-cell>
          <table:table-cell table:content-validation-name="val5" office:value-type="float" office:value="880" calcext:value-type="float">
            <text:p>88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5"/>
          <table:table-cell table:formula="of:=IF([.L45]=&quot;x&quot;;&quot;x&quot;;&quot;&quot;)">
            <text:p/>
          </table:table-cell>
          <table:table-cell table:formula="of:=IF([.M45]=&quot;x&quot;;&quot;x&quot;;&quot;&quot;)">
            <text:p/>
          </table:table-cell>
          <table:table-cell table:formula="of:=IF([.N45]=&quot;x&quot;;&quot;x&quot;;&quot;&quot;)">
            <text:p/>
          </table:table-cell>
          <table:table-cell table:formula="of:=IF([.O45]=&quot;x&quot;;&quot;x&quot;;&quot;&quot;)" office:value-type="string" office:string-value="x" calcext:value-type="string">
            <text:p>x</text:p>
          </table:table-cell>
          <table:table-cell table:formula="of:=IF([.P45]=&quot;x&quot;;&quot;x&quot;;&quot;&quot;)">
            <text:p/>
          </table:table-cell>
          <table:table-cell table:formula="of:=IF([.Q45]=&quot;x&quot;;&quot;x&quot;;&quot;&quot;)">
            <text:p/>
          </table:table-cell>
          <table:table-cell table:formula="of:=IF([.R45]=&quot;x&quot;;&quot;x&quot;;&quot;&quot;)">
            <text:p/>
          </table:table-cell>
          <table:table-cell table:formula="of:=IF([.S45]=&quot;x&quot;;&quot;x&quot;;&quot;&quot;)">
            <text:p/>
          </table:table-cell>
          <table:table-cell table:formula="of:=IF([.T45]=&quot;x&quot;;&quot;x&quot;;&quot;&quot;)">
            <text:p/>
          </table:table-cell>
          <table:table-cell table:formula="of:=IF([.U45]=&quot;x&quot;;&quot;x&quot;;&quot;&quot;)">
            <text:p/>
          </table:table-cell>
          <table:table-cell table:formula="of:=IF([.V45]=&quot;x&quot;;&quot;x&quot;;&quot;&quot;)">
            <text:p/>
          </table:table-cell>
          <table:table-cell table:formula="of:=IF([.W45]=&quot;x&quot;;&quot;x&quot;;&quot;&quot;)">
            <text:p/>
          </table:table-cell>
          <table:table-cell table:formula="of:=IF([.X45]=&quot;x&quot;;&quot;x&quot;;&quot;&quot;)">
            <text:p/>
          </table:table-cell>
          <table:table-cell table:formula="of:=IF([.Y45]=&quot;x&quot;;&quot;x&quot;;&quot;&quot;)">
            <text:p/>
          </table:table-cell>
          <table:table-cell table:formula="of:=IF([.Z45]=&quot;x&quot;;&quot;x&quot;;&quot;&quot;)">
            <text:p/>
          </table:table-cell>
          <table:table-cell table:formula="of:=IF([.AA45]=&quot;x&quot;;&quot;x&quot;;&quot;&quot;)">
            <text:p/>
          </table:table-cell>
          <table:table-cell table:formula="of:=IF([.AB45]=&quot;x&quot;;&quot;x&quot;;&quot;&quot;)">
            <text:p/>
          </table:table-cell>
          <table:table-cell table:formula="of:=IF([.AC45]=&quot;x&quot;;&quot;x&quot;;&quot;&quot;)">
            <text:p/>
          </table:table-cell>
          <table:table-cell table:formula="of:=IF([.AD45]=&quot;x&quot;;&quot;x&quot;;&quot;&quot;)">
            <text:p/>
          </table:table-cell>
          <table:table-cell table:formula="of:=IF([.AE45]=&quot;x&quot;;&quot;x&quot;;&quot;&quot;)">
            <text:p/>
          </table:table-cell>
          <table:table-cell table:formula="of:=IF([.AF45]=&quot;x&quot;;&quot;x&quot;;&quot;&quot;)">
            <text:p/>
          </table:table-cell>
          <table:table-cell table:formula="of:=IF([.AG45]=&quot;x&quot;;&quot;x&quot;;&quot;&quot;)">
            <text:p/>
          </table:table-cell>
          <table:table-cell table:formula="of:=IF([.AH45]=&quot;x&quot;;&quot;x&quot;;&quot;&quot;)">
            <text:p/>
          </table:table-cell>
          <table:table-cell table:formula="of:=IF([.AI4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TST045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20" calcext:value-type="float">
            <text:p>-20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4" office:value-type="float" office:value="900" calcext:value-type="float">
            <text:p>90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5"/>
          <table:table-cell table:formula="of:=IF([.L46]=&quot;x&quot;;&quot;x&quot;;&quot;&quot;)">
            <text:p/>
          </table:table-cell>
          <table:table-cell table:formula="of:=IF([.M46]=&quot;x&quot;;&quot;x&quot;;&quot;&quot;)">
            <text:p/>
          </table:table-cell>
          <table:table-cell table:formula="of:=IF([.N46]=&quot;x&quot;;&quot;x&quot;;&quot;&quot;)">
            <text:p/>
          </table:table-cell>
          <table:table-cell table:formula="of:=IF([.O46]=&quot;x&quot;;&quot;x&quot;;&quot;&quot;)" office:value-type="string" office:string-value="x" calcext:value-type="string">
            <text:p>x</text:p>
          </table:table-cell>
          <table:table-cell table:formula="of:=IF([.P46]=&quot;x&quot;;&quot;x&quot;;&quot;&quot;)">
            <text:p/>
          </table:table-cell>
          <table:table-cell table:formula="of:=IF([.Q46]=&quot;x&quot;;&quot;x&quot;;&quot;&quot;)">
            <text:p/>
          </table:table-cell>
          <table:table-cell table:formula="of:=IF([.R46]=&quot;x&quot;;&quot;x&quot;;&quot;&quot;)">
            <text:p/>
          </table:table-cell>
          <table:table-cell table:formula="of:=IF([.S46]=&quot;x&quot;;&quot;x&quot;;&quot;&quot;)">
            <text:p/>
          </table:table-cell>
          <table:table-cell table:formula="of:=IF([.T46]=&quot;x&quot;;&quot;x&quot;;&quot;&quot;)">
            <text:p/>
          </table:table-cell>
          <table:table-cell table:formula="of:=IF([.U46]=&quot;x&quot;;&quot;x&quot;;&quot;&quot;)">
            <text:p/>
          </table:table-cell>
          <table:table-cell table:formula="of:=IF([.V46]=&quot;x&quot;;&quot;x&quot;;&quot;&quot;)">
            <text:p/>
          </table:table-cell>
          <table:table-cell table:formula="of:=IF([.W46]=&quot;x&quot;;&quot;x&quot;;&quot;&quot;)">
            <text:p/>
          </table:table-cell>
          <table:table-cell table:formula="of:=IF([.X46]=&quot;x&quot;;&quot;x&quot;;&quot;&quot;)">
            <text:p/>
          </table:table-cell>
          <table:table-cell table:formula="of:=IF([.Y46]=&quot;x&quot;;&quot;x&quot;;&quot;&quot;)">
            <text:p/>
          </table:table-cell>
          <table:table-cell table:formula="of:=IF([.Z46]=&quot;x&quot;;&quot;x&quot;;&quot;&quot;)">
            <text:p/>
          </table:table-cell>
          <table:table-cell table:formula="of:=IF([.AA46]=&quot;x&quot;;&quot;x&quot;;&quot;&quot;)">
            <text:p/>
          </table:table-cell>
          <table:table-cell table:formula="of:=IF([.AB46]=&quot;x&quot;;&quot;x&quot;;&quot;&quot;)">
            <text:p/>
          </table:table-cell>
          <table:table-cell table:formula="of:=IF([.AC46]=&quot;x&quot;;&quot;x&quot;;&quot;&quot;)">
            <text:p/>
          </table:table-cell>
          <table:table-cell table:formula="of:=IF([.AD46]=&quot;x&quot;;&quot;x&quot;;&quot;&quot;)">
            <text:p/>
          </table:table-cell>
          <table:table-cell table:formula="of:=IF([.AE46]=&quot;x&quot;;&quot;x&quot;;&quot;&quot;)">
            <text:p/>
          </table:table-cell>
          <table:table-cell table:formula="of:=IF([.AF46]=&quot;x&quot;;&quot;x&quot;;&quot;&quot;)">
            <text:p/>
          </table:table-cell>
          <table:table-cell table:formula="of:=IF([.AG46]=&quot;x&quot;;&quot;x&quot;;&quot;&quot;)">
            <text:p/>
          </table:table-cell>
          <table:table-cell table:formula="of:=IF([.AH46]=&quot;x&quot;;&quot;x&quot;;&quot;&quot;)">
            <text:p/>
          </table:table-cell>
          <table:table-cell table:formula="of:=IF([.AI4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TST046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content-validation-name="val2" office:value-type="string" calcext:value-type="string">
            <text:p>no</text:p>
          </table:table-cell>
          <table:table-cell table:style-name="ce9" table:content-validation-name="val3" office:value-type="float" office:value="-25" calcext:value-type="float">
            <text:p>-25</text:p>
          </table:table-cell>
          <table:table-cell table:content-validation-name="val2" office:value-type="string" calcext:value-type="string">
            <text:p>no</text:p>
          </table:table-cell>
          <table:table-cell table:content-validation-name="val5" office:value-type="float" office:value="920" calcext:value-type="float">
            <text:p>92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5"/>
          <table:table-cell table:formula="of:=IF([.L47]=&quot;x&quot;;&quot;x&quot;;&quot;&quot;)">
            <text:p/>
          </table:table-cell>
          <table:table-cell table:formula="of:=IF([.M47]=&quot;x&quot;;&quot;x&quot;;&quot;&quot;)">
            <text:p/>
          </table:table-cell>
          <table:table-cell table:formula="of:=IF([.N47]=&quot;x&quot;;&quot;x&quot;;&quot;&quot;)">
            <text:p/>
          </table:table-cell>
          <table:table-cell table:formula="of:=IF([.O47]=&quot;x&quot;;&quot;x&quot;;&quot;&quot;)" office:value-type="string" office:string-value="x" calcext:value-type="string">
            <text:p>x</text:p>
          </table:table-cell>
          <table:table-cell table:formula="of:=IF([.P47]=&quot;x&quot;;&quot;x&quot;;&quot;&quot;)">
            <text:p/>
          </table:table-cell>
          <table:table-cell table:formula="of:=IF([.Q47]=&quot;x&quot;;&quot;x&quot;;&quot;&quot;)">
            <text:p/>
          </table:table-cell>
          <table:table-cell table:formula="of:=IF([.R47]=&quot;x&quot;;&quot;x&quot;;&quot;&quot;)">
            <text:p/>
          </table:table-cell>
          <table:table-cell table:formula="of:=IF([.S47]=&quot;x&quot;;&quot;x&quot;;&quot;&quot;)">
            <text:p/>
          </table:table-cell>
          <table:table-cell table:formula="of:=IF([.T47]=&quot;x&quot;;&quot;x&quot;;&quot;&quot;)">
            <text:p/>
          </table:table-cell>
          <table:table-cell table:formula="of:=IF([.U47]=&quot;x&quot;;&quot;x&quot;;&quot;&quot;)">
            <text:p/>
          </table:table-cell>
          <table:table-cell table:formula="of:=IF([.V47]=&quot;x&quot;;&quot;x&quot;;&quot;&quot;)">
            <text:p/>
          </table:table-cell>
          <table:table-cell table:formula="of:=IF([.W47]=&quot;x&quot;;&quot;x&quot;;&quot;&quot;)">
            <text:p/>
          </table:table-cell>
          <table:table-cell table:formula="of:=IF([.X47]=&quot;x&quot;;&quot;x&quot;;&quot;&quot;)">
            <text:p/>
          </table:table-cell>
          <table:table-cell table:formula="of:=IF([.Y47]=&quot;x&quot;;&quot;x&quot;;&quot;&quot;)">
            <text:p/>
          </table:table-cell>
          <table:table-cell table:formula="of:=IF([.Z47]=&quot;x&quot;;&quot;x&quot;;&quot;&quot;)">
            <text:p/>
          </table:table-cell>
          <table:table-cell table:formula="of:=IF([.AA47]=&quot;x&quot;;&quot;x&quot;;&quot;&quot;)">
            <text:p/>
          </table:table-cell>
          <table:table-cell table:formula="of:=IF([.AB47]=&quot;x&quot;;&quot;x&quot;;&quot;&quot;)">
            <text:p/>
          </table:table-cell>
          <table:table-cell table:formula="of:=IF([.AC47]=&quot;x&quot;;&quot;x&quot;;&quot;&quot;)">
            <text:p/>
          </table:table-cell>
          <table:table-cell table:formula="of:=IF([.AD47]=&quot;x&quot;;&quot;x&quot;;&quot;&quot;)">
            <text:p/>
          </table:table-cell>
          <table:table-cell table:formula="of:=IF([.AE47]=&quot;x&quot;;&quot;x&quot;;&quot;&quot;)">
            <text:p/>
          </table:table-cell>
          <table:table-cell table:formula="of:=IF([.AF47]=&quot;x&quot;;&quot;x&quot;;&quot;&quot;)">
            <text:p/>
          </table:table-cell>
          <table:table-cell table:formula="of:=IF([.AG47]=&quot;x&quot;;&quot;x&quot;;&quot;&quot;)">
            <text:p/>
          </table:table-cell>
          <table:table-cell table:formula="of:=IF([.AH47]=&quot;x&quot;;&quot;x&quot;;&quot;&quot;)">
            <text:p/>
          </table:table-cell>
          <table:table-cell table:formula="of:=IF([.AI4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TST047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30" calcext:value-type="float">
            <text:p>-30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4" office:value-type="float" office:value="940" calcext:value-type="float">
            <text:p>94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5"/>
          <table:table-cell table:formula="of:=IF([.L48]=&quot;x&quot;;&quot;x&quot;;&quot;&quot;)">
            <text:p/>
          </table:table-cell>
          <table:table-cell table:formula="of:=IF([.M48]=&quot;x&quot;;&quot;x&quot;;&quot;&quot;)">
            <text:p/>
          </table:table-cell>
          <table:table-cell table:formula="of:=IF([.N48]=&quot;x&quot;;&quot;x&quot;;&quot;&quot;)">
            <text:p/>
          </table:table-cell>
          <table:table-cell table:formula="of:=IF([.O48]=&quot;x&quot;;&quot;x&quot;;&quot;&quot;)" office:value-type="string" office:string-value="x" calcext:value-type="string">
            <text:p>x</text:p>
          </table:table-cell>
          <table:table-cell table:formula="of:=IF([.P48]=&quot;x&quot;;&quot;x&quot;;&quot;&quot;)">
            <text:p/>
          </table:table-cell>
          <table:table-cell table:formula="of:=IF([.Q48]=&quot;x&quot;;&quot;x&quot;;&quot;&quot;)">
            <text:p/>
          </table:table-cell>
          <table:table-cell table:formula="of:=IF([.R48]=&quot;x&quot;;&quot;x&quot;;&quot;&quot;)">
            <text:p/>
          </table:table-cell>
          <table:table-cell table:formula="of:=IF([.S48]=&quot;x&quot;;&quot;x&quot;;&quot;&quot;)">
            <text:p/>
          </table:table-cell>
          <table:table-cell table:formula="of:=IF([.T48]=&quot;x&quot;;&quot;x&quot;;&quot;&quot;)">
            <text:p/>
          </table:table-cell>
          <table:table-cell table:formula="of:=IF([.U48]=&quot;x&quot;;&quot;x&quot;;&quot;&quot;)">
            <text:p/>
          </table:table-cell>
          <table:table-cell table:formula="of:=IF([.V48]=&quot;x&quot;;&quot;x&quot;;&quot;&quot;)">
            <text:p/>
          </table:table-cell>
          <table:table-cell table:formula="of:=IF([.W48]=&quot;x&quot;;&quot;x&quot;;&quot;&quot;)">
            <text:p/>
          </table:table-cell>
          <table:table-cell table:formula="of:=IF([.X48]=&quot;x&quot;;&quot;x&quot;;&quot;&quot;)">
            <text:p/>
          </table:table-cell>
          <table:table-cell table:formula="of:=IF([.Y48]=&quot;x&quot;;&quot;x&quot;;&quot;&quot;)">
            <text:p/>
          </table:table-cell>
          <table:table-cell table:formula="of:=IF([.Z48]=&quot;x&quot;;&quot;x&quot;;&quot;&quot;)">
            <text:p/>
          </table:table-cell>
          <table:table-cell table:formula="of:=IF([.AA48]=&quot;x&quot;;&quot;x&quot;;&quot;&quot;)">
            <text:p/>
          </table:table-cell>
          <table:table-cell table:formula="of:=IF([.AB48]=&quot;x&quot;;&quot;x&quot;;&quot;&quot;)">
            <text:p/>
          </table:table-cell>
          <table:table-cell table:formula="of:=IF([.AC48]=&quot;x&quot;;&quot;x&quot;;&quot;&quot;)">
            <text:p/>
          </table:table-cell>
          <table:table-cell table:formula="of:=IF([.AD48]=&quot;x&quot;;&quot;x&quot;;&quot;&quot;)">
            <text:p/>
          </table:table-cell>
          <table:table-cell table:formula="of:=IF([.AE48]=&quot;x&quot;;&quot;x&quot;;&quot;&quot;)">
            <text:p/>
          </table:table-cell>
          <table:table-cell table:formula="of:=IF([.AF48]=&quot;x&quot;;&quot;x&quot;;&quot;&quot;)">
            <text:p/>
          </table:table-cell>
          <table:table-cell table:formula="of:=IF([.AG48]=&quot;x&quot;;&quot;x&quot;;&quot;&quot;)">
            <text:p/>
          </table:table-cell>
          <table:table-cell table:formula="of:=IF([.AH48]=&quot;x&quot;;&quot;x&quot;;&quot;&quot;)">
            <text:p/>
          </table:table-cell>
          <table:table-cell table:formula="of:=IF([.AI4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TST048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content-validation-name="val2" office:value-type="string" calcext:value-type="string">
            <text:p>no</text:p>
          </table:table-cell>
          <table:table-cell table:style-name="ce9" table:content-validation-name="val3" office:value-type="float" office:value="-35" calcext:value-type="float">
            <text:p>-35</text:p>
          </table:table-cell>
          <table:table-cell table:content-validation-name="val2" office:value-type="string" calcext:value-type="string">
            <text:p>no</text:p>
          </table:table-cell>
          <table:table-cell table:content-validation-name="val5" office:value-type="float" office:value="960" calcext:value-type="float">
            <text:p>96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5"/>
          <table:table-cell table:formula="of:=IF([.L49]=&quot;x&quot;;&quot;x&quot;;&quot;&quot;)">
            <text:p/>
          </table:table-cell>
          <table:table-cell table:formula="of:=IF([.M49]=&quot;x&quot;;&quot;x&quot;;&quot;&quot;)">
            <text:p/>
          </table:table-cell>
          <table:table-cell table:formula="of:=IF([.N49]=&quot;x&quot;;&quot;x&quot;;&quot;&quot;)">
            <text:p/>
          </table:table-cell>
          <table:table-cell table:formula="of:=IF([.O49]=&quot;x&quot;;&quot;x&quot;;&quot;&quot;)" office:value-type="string" office:string-value="x" calcext:value-type="string">
            <text:p>x</text:p>
          </table:table-cell>
          <table:table-cell table:formula="of:=IF([.P49]=&quot;x&quot;;&quot;x&quot;;&quot;&quot;)">
            <text:p/>
          </table:table-cell>
          <table:table-cell table:formula="of:=IF([.Q49]=&quot;x&quot;;&quot;x&quot;;&quot;&quot;)">
            <text:p/>
          </table:table-cell>
          <table:table-cell table:formula="of:=IF([.R49]=&quot;x&quot;;&quot;x&quot;;&quot;&quot;)">
            <text:p/>
          </table:table-cell>
          <table:table-cell table:formula="of:=IF([.S49]=&quot;x&quot;;&quot;x&quot;;&quot;&quot;)">
            <text:p/>
          </table:table-cell>
          <table:table-cell table:formula="of:=IF([.T49]=&quot;x&quot;;&quot;x&quot;;&quot;&quot;)">
            <text:p/>
          </table:table-cell>
          <table:table-cell table:formula="of:=IF([.U49]=&quot;x&quot;;&quot;x&quot;;&quot;&quot;)">
            <text:p/>
          </table:table-cell>
          <table:table-cell table:formula="of:=IF([.V49]=&quot;x&quot;;&quot;x&quot;;&quot;&quot;)">
            <text:p/>
          </table:table-cell>
          <table:table-cell table:formula="of:=IF([.W49]=&quot;x&quot;;&quot;x&quot;;&quot;&quot;)">
            <text:p/>
          </table:table-cell>
          <table:table-cell table:formula="of:=IF([.X49]=&quot;x&quot;;&quot;x&quot;;&quot;&quot;)">
            <text:p/>
          </table:table-cell>
          <table:table-cell table:formula="of:=IF([.Y49]=&quot;x&quot;;&quot;x&quot;;&quot;&quot;)">
            <text:p/>
          </table:table-cell>
          <table:table-cell table:formula="of:=IF([.Z49]=&quot;x&quot;;&quot;x&quot;;&quot;&quot;)">
            <text:p/>
          </table:table-cell>
          <table:table-cell table:formula="of:=IF([.AA49]=&quot;x&quot;;&quot;x&quot;;&quot;&quot;)">
            <text:p/>
          </table:table-cell>
          <table:table-cell table:formula="of:=IF([.AB49]=&quot;x&quot;;&quot;x&quot;;&quot;&quot;)">
            <text:p/>
          </table:table-cell>
          <table:table-cell table:formula="of:=IF([.AC49]=&quot;x&quot;;&quot;x&quot;;&quot;&quot;)">
            <text:p/>
          </table:table-cell>
          <table:table-cell table:formula="of:=IF([.AD49]=&quot;x&quot;;&quot;x&quot;;&quot;&quot;)">
            <text:p/>
          </table:table-cell>
          <table:table-cell table:formula="of:=IF([.AE49]=&quot;x&quot;;&quot;x&quot;;&quot;&quot;)">
            <text:p/>
          </table:table-cell>
          <table:table-cell table:formula="of:=IF([.AF49]=&quot;x&quot;;&quot;x&quot;;&quot;&quot;)">
            <text:p/>
          </table:table-cell>
          <table:table-cell table:formula="of:=IF([.AG49]=&quot;x&quot;;&quot;x&quot;;&quot;&quot;)">
            <text:p/>
          </table:table-cell>
          <table:table-cell table:formula="of:=IF([.AH49]=&quot;x&quot;;&quot;x&quot;;&quot;&quot;)">
            <text:p/>
          </table:table-cell>
          <table:table-cell table:formula="of:=IF([.AI4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4" office:value-type="string" calcext:value-type="string">
            <text:p>TST049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40" calcext:value-type="float">
            <text:p>-40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4" office:value-type="float" office:value="980" calcext:value-type="float">
            <text:p>98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4"/>
          <table:table-cell table:formula="of:=IF([.L50]=&quot;x&quot;;&quot;x&quot;;&quot;&quot;)">
            <text:p/>
          </table:table-cell>
          <table:table-cell table:formula="of:=IF([.M50]=&quot;x&quot;;&quot;x&quot;;&quot;&quot;)">
            <text:p/>
          </table:table-cell>
          <table:table-cell table:formula="of:=IF([.N50]=&quot;x&quot;;&quot;x&quot;;&quot;&quot;)">
            <text:p/>
          </table:table-cell>
          <table:table-cell table:formula="of:=IF([.O50]=&quot;x&quot;;&quot;x&quot;;&quot;&quot;)">
            <text:p/>
          </table:table-cell>
          <table:table-cell table:formula="of:=IF([.P50]=&quot;x&quot;;&quot;x&quot;;&quot;&quot;)" office:value-type="string" office:string-value="x" calcext:value-type="string">
            <text:p>x</text:p>
          </table:table-cell>
          <table:table-cell table:formula="of:=IF([.Q50]=&quot;x&quot;;&quot;x&quot;;&quot;&quot;)">
            <text:p/>
          </table:table-cell>
          <table:table-cell table:formula="of:=IF([.R50]=&quot;x&quot;;&quot;x&quot;;&quot;&quot;)">
            <text:p/>
          </table:table-cell>
          <table:table-cell table:formula="of:=IF([.S50]=&quot;x&quot;;&quot;x&quot;;&quot;&quot;)">
            <text:p/>
          </table:table-cell>
          <table:table-cell table:formula="of:=IF([.T50]=&quot;x&quot;;&quot;x&quot;;&quot;&quot;)">
            <text:p/>
          </table:table-cell>
          <table:table-cell table:formula="of:=IF([.U50]=&quot;x&quot;;&quot;x&quot;;&quot;&quot;)">
            <text:p/>
          </table:table-cell>
          <table:table-cell table:formula="of:=IF([.V50]=&quot;x&quot;;&quot;x&quot;;&quot;&quot;)">
            <text:p/>
          </table:table-cell>
          <table:table-cell table:formula="of:=IF([.W50]=&quot;x&quot;;&quot;x&quot;;&quot;&quot;)">
            <text:p/>
          </table:table-cell>
          <table:table-cell table:formula="of:=IF([.X50]=&quot;x&quot;;&quot;x&quot;;&quot;&quot;)">
            <text:p/>
          </table:table-cell>
          <table:table-cell table:formula="of:=IF([.Y50]=&quot;x&quot;;&quot;x&quot;;&quot;&quot;)">
            <text:p/>
          </table:table-cell>
          <table:table-cell table:formula="of:=IF([.Z50]=&quot;x&quot;;&quot;x&quot;;&quot;&quot;)">
            <text:p/>
          </table:table-cell>
          <table:table-cell table:formula="of:=IF([.AA50]=&quot;x&quot;;&quot;x&quot;;&quot;&quot;)">
            <text:p/>
          </table:table-cell>
          <table:table-cell table:formula="of:=IF([.AB50]=&quot;x&quot;;&quot;x&quot;;&quot;&quot;)">
            <text:p/>
          </table:table-cell>
          <table:table-cell table:formula="of:=IF([.AC50]=&quot;x&quot;;&quot;x&quot;;&quot;&quot;)">
            <text:p/>
          </table:table-cell>
          <table:table-cell table:formula="of:=IF([.AD50]=&quot;x&quot;;&quot;x&quot;;&quot;&quot;)">
            <text:p/>
          </table:table-cell>
          <table:table-cell table:formula="of:=IF([.AE50]=&quot;x&quot;;&quot;x&quot;;&quot;&quot;)">
            <text:p/>
          </table:table-cell>
          <table:table-cell table:formula="of:=IF([.AF50]=&quot;x&quot;;&quot;x&quot;;&quot;&quot;)">
            <text:p/>
          </table:table-cell>
          <table:table-cell table:formula="of:=IF([.AG50]=&quot;x&quot;;&quot;x&quot;;&quot;&quot;)">
            <text:p/>
          </table:table-cell>
          <table:table-cell table:formula="of:=IF([.AH50]=&quot;x&quot;;&quot;x&quot;;&quot;&quot;)">
            <text:p/>
          </table:table-cell>
          <table:table-cell table:formula="of:=IF([.AI5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4" office:value-type="string" calcext:value-type="string">
            <text:p>TST050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content-validation-name="val2" office:value-type="string" calcext:value-type="string">
            <text:p>no</text:p>
          </table:table-cell>
          <table:table-cell table:style-name="ce9" table:content-validation-name="val3" office:value-type="float" office:value="-45" calcext:value-type="float">
            <text:p>-45</text:p>
          </table:table-cell>
          <table:table-cell table:content-validation-name="val2" office:value-type="string" calcext:value-type="string">
            <text:p>no</text:p>
          </table:table-cell>
          <table:table-cell table:content-validation-name="val5" office:value-type="float" office:value="1000" calcext:value-type="float">
            <text:p>100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4"/>
          <table:table-cell table:formula="of:=IF([.L51]=&quot;x&quot;;&quot;x&quot;;&quot;&quot;)">
            <text:p/>
          </table:table-cell>
          <table:table-cell table:formula="of:=IF([.M51]=&quot;x&quot;;&quot;x&quot;;&quot;&quot;)">
            <text:p/>
          </table:table-cell>
          <table:table-cell table:formula="of:=IF([.N51]=&quot;x&quot;;&quot;x&quot;;&quot;&quot;)">
            <text:p/>
          </table:table-cell>
          <table:table-cell table:formula="of:=IF([.O51]=&quot;x&quot;;&quot;x&quot;;&quot;&quot;)">
            <text:p/>
          </table:table-cell>
          <table:table-cell table:formula="of:=IF([.P51]=&quot;x&quot;;&quot;x&quot;;&quot;&quot;)" office:value-type="string" office:string-value="x" calcext:value-type="string">
            <text:p>x</text:p>
          </table:table-cell>
          <table:table-cell table:formula="of:=IF([.Q51]=&quot;x&quot;;&quot;x&quot;;&quot;&quot;)">
            <text:p/>
          </table:table-cell>
          <table:table-cell table:formula="of:=IF([.R51]=&quot;x&quot;;&quot;x&quot;;&quot;&quot;)">
            <text:p/>
          </table:table-cell>
          <table:table-cell table:formula="of:=IF([.S51]=&quot;x&quot;;&quot;x&quot;;&quot;&quot;)">
            <text:p/>
          </table:table-cell>
          <table:table-cell table:formula="of:=IF([.T51]=&quot;x&quot;;&quot;x&quot;;&quot;&quot;)">
            <text:p/>
          </table:table-cell>
          <table:table-cell table:formula="of:=IF([.U51]=&quot;x&quot;;&quot;x&quot;;&quot;&quot;)">
            <text:p/>
          </table:table-cell>
          <table:table-cell table:formula="of:=IF([.V51]=&quot;x&quot;;&quot;x&quot;;&quot;&quot;)">
            <text:p/>
          </table:table-cell>
          <table:table-cell table:formula="of:=IF([.W51]=&quot;x&quot;;&quot;x&quot;;&quot;&quot;)">
            <text:p/>
          </table:table-cell>
          <table:table-cell table:formula="of:=IF([.X51]=&quot;x&quot;;&quot;x&quot;;&quot;&quot;)">
            <text:p/>
          </table:table-cell>
          <table:table-cell table:formula="of:=IF([.Y51]=&quot;x&quot;;&quot;x&quot;;&quot;&quot;)">
            <text:p/>
          </table:table-cell>
          <table:table-cell table:formula="of:=IF([.Z51]=&quot;x&quot;;&quot;x&quot;;&quot;&quot;)">
            <text:p/>
          </table:table-cell>
          <table:table-cell table:formula="of:=IF([.AA51]=&quot;x&quot;;&quot;x&quot;;&quot;&quot;)">
            <text:p/>
          </table:table-cell>
          <table:table-cell table:formula="of:=IF([.AB51]=&quot;x&quot;;&quot;x&quot;;&quot;&quot;)">
            <text:p/>
          </table:table-cell>
          <table:table-cell table:formula="of:=IF([.AC51]=&quot;x&quot;;&quot;x&quot;;&quot;&quot;)">
            <text:p/>
          </table:table-cell>
          <table:table-cell table:formula="of:=IF([.AD51]=&quot;x&quot;;&quot;x&quot;;&quot;&quot;)">
            <text:p/>
          </table:table-cell>
          <table:table-cell table:formula="of:=IF([.AE51]=&quot;x&quot;;&quot;x&quot;;&quot;&quot;)">
            <text:p/>
          </table:table-cell>
          <table:table-cell table:formula="of:=IF([.AF51]=&quot;x&quot;;&quot;x&quot;;&quot;&quot;)">
            <text:p/>
          </table:table-cell>
          <table:table-cell table:formula="of:=IF([.AG51]=&quot;x&quot;;&quot;x&quot;;&quot;&quot;)">
            <text:p/>
          </table:table-cell>
          <table:table-cell table:formula="of:=IF([.AH51]=&quot;x&quot;;&quot;x&quot;;&quot;&quot;)">
            <text:p/>
          </table:table-cell>
          <table:table-cell table:formula="of:=IF([.AI5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4" office:value-type="string" calcext:value-type="string">
            <text:p>TST051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4" office:value-type="float" office:value="1020" calcext:value-type="float">
            <text:p>102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4"/>
          <table:table-cell table:formula="of:=IF([.L52]=&quot;x&quot;;&quot;x&quot;;&quot;&quot;)">
            <text:p/>
          </table:table-cell>
          <table:table-cell table:formula="of:=IF([.M52]=&quot;x&quot;;&quot;x&quot;;&quot;&quot;)">
            <text:p/>
          </table:table-cell>
          <table:table-cell table:formula="of:=IF([.N52]=&quot;x&quot;;&quot;x&quot;;&quot;&quot;)">
            <text:p/>
          </table:table-cell>
          <table:table-cell table:formula="of:=IF([.O52]=&quot;x&quot;;&quot;x&quot;;&quot;&quot;)">
            <text:p/>
          </table:table-cell>
          <table:table-cell table:formula="of:=IF([.P52]=&quot;x&quot;;&quot;x&quot;;&quot;&quot;)" office:value-type="string" office:string-value="x" calcext:value-type="string">
            <text:p>x</text:p>
          </table:table-cell>
          <table:table-cell table:formula="of:=IF([.Q52]=&quot;x&quot;;&quot;x&quot;;&quot;&quot;)">
            <text:p/>
          </table:table-cell>
          <table:table-cell table:formula="of:=IF([.R52]=&quot;x&quot;;&quot;x&quot;;&quot;&quot;)">
            <text:p/>
          </table:table-cell>
          <table:table-cell table:formula="of:=IF([.S52]=&quot;x&quot;;&quot;x&quot;;&quot;&quot;)">
            <text:p/>
          </table:table-cell>
          <table:table-cell table:formula="of:=IF([.T52]=&quot;x&quot;;&quot;x&quot;;&quot;&quot;)">
            <text:p/>
          </table:table-cell>
          <table:table-cell table:formula="of:=IF([.U52]=&quot;x&quot;;&quot;x&quot;;&quot;&quot;)">
            <text:p/>
          </table:table-cell>
          <table:table-cell table:formula="of:=IF([.V52]=&quot;x&quot;;&quot;x&quot;;&quot;&quot;)">
            <text:p/>
          </table:table-cell>
          <table:table-cell table:formula="of:=IF([.W52]=&quot;x&quot;;&quot;x&quot;;&quot;&quot;)">
            <text:p/>
          </table:table-cell>
          <table:table-cell table:formula="of:=IF([.X52]=&quot;x&quot;;&quot;x&quot;;&quot;&quot;)">
            <text:p/>
          </table:table-cell>
          <table:table-cell table:formula="of:=IF([.Y52]=&quot;x&quot;;&quot;x&quot;;&quot;&quot;)">
            <text:p/>
          </table:table-cell>
          <table:table-cell table:formula="of:=IF([.Z52]=&quot;x&quot;;&quot;x&quot;;&quot;&quot;)">
            <text:p/>
          </table:table-cell>
          <table:table-cell table:formula="of:=IF([.AA52]=&quot;x&quot;;&quot;x&quot;;&quot;&quot;)">
            <text:p/>
          </table:table-cell>
          <table:table-cell table:formula="of:=IF([.AB52]=&quot;x&quot;;&quot;x&quot;;&quot;&quot;)">
            <text:p/>
          </table:table-cell>
          <table:table-cell table:formula="of:=IF([.AC52]=&quot;x&quot;;&quot;x&quot;;&quot;&quot;)">
            <text:p/>
          </table:table-cell>
          <table:table-cell table:formula="of:=IF([.AD52]=&quot;x&quot;;&quot;x&quot;;&quot;&quot;)">
            <text:p/>
          </table:table-cell>
          <table:table-cell table:formula="of:=IF([.AE52]=&quot;x&quot;;&quot;x&quot;;&quot;&quot;)">
            <text:p/>
          </table:table-cell>
          <table:table-cell table:formula="of:=IF([.AF52]=&quot;x&quot;;&quot;x&quot;;&quot;&quot;)">
            <text:p/>
          </table:table-cell>
          <table:table-cell table:formula="of:=IF([.AG52]=&quot;x&quot;;&quot;x&quot;;&quot;&quot;)">
            <text:p/>
          </table:table-cell>
          <table:table-cell table:formula="of:=IF([.AH52]=&quot;x&quot;;&quot;x&quot;;&quot;&quot;)">
            <text:p/>
          </table:table-cell>
          <table:table-cell table:formula="of:=IF([.AI5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4" office:value-type="string" calcext:value-type="string">
            <text:p>TST052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content-validation-name="val2" office:value-type="string" calcext:value-type="string">
            <text:p>no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content-validation-name="val2" office:value-type="string" calcext:value-type="string">
            <text:p>no</text:p>
          </table:table-cell>
          <table:table-cell table:content-validation-name="val5" office:value-type="float" office:value="1040" calcext:value-type="float">
            <text:p>104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4"/>
          <table:table-cell table:formula="of:=IF([.L53]=&quot;x&quot;;&quot;x&quot;;&quot;&quot;)">
            <text:p/>
          </table:table-cell>
          <table:table-cell table:formula="of:=IF([.M53]=&quot;x&quot;;&quot;x&quot;;&quot;&quot;)">
            <text:p/>
          </table:table-cell>
          <table:table-cell table:formula="of:=IF([.N53]=&quot;x&quot;;&quot;x&quot;;&quot;&quot;)">
            <text:p/>
          </table:table-cell>
          <table:table-cell table:formula="of:=IF([.O53]=&quot;x&quot;;&quot;x&quot;;&quot;&quot;)">
            <text:p/>
          </table:table-cell>
          <table:table-cell table:formula="of:=IF([.P53]=&quot;x&quot;;&quot;x&quot;;&quot;&quot;)" office:value-type="string" office:string-value="x" calcext:value-type="string">
            <text:p>x</text:p>
          </table:table-cell>
          <table:table-cell table:formula="of:=IF([.Q53]=&quot;x&quot;;&quot;x&quot;;&quot;&quot;)">
            <text:p/>
          </table:table-cell>
          <table:table-cell table:formula="of:=IF([.R53]=&quot;x&quot;;&quot;x&quot;;&quot;&quot;)">
            <text:p/>
          </table:table-cell>
          <table:table-cell table:formula="of:=IF([.S53]=&quot;x&quot;;&quot;x&quot;;&quot;&quot;)">
            <text:p/>
          </table:table-cell>
          <table:table-cell table:formula="of:=IF([.T53]=&quot;x&quot;;&quot;x&quot;;&quot;&quot;)">
            <text:p/>
          </table:table-cell>
          <table:table-cell table:formula="of:=IF([.U53]=&quot;x&quot;;&quot;x&quot;;&quot;&quot;)">
            <text:p/>
          </table:table-cell>
          <table:table-cell table:formula="of:=IF([.V53]=&quot;x&quot;;&quot;x&quot;;&quot;&quot;)">
            <text:p/>
          </table:table-cell>
          <table:table-cell table:formula="of:=IF([.W53]=&quot;x&quot;;&quot;x&quot;;&quot;&quot;)">
            <text:p/>
          </table:table-cell>
          <table:table-cell table:formula="of:=IF([.X53]=&quot;x&quot;;&quot;x&quot;;&quot;&quot;)">
            <text:p/>
          </table:table-cell>
          <table:table-cell table:formula="of:=IF([.Y53]=&quot;x&quot;;&quot;x&quot;;&quot;&quot;)">
            <text:p/>
          </table:table-cell>
          <table:table-cell table:formula="of:=IF([.Z53]=&quot;x&quot;;&quot;x&quot;;&quot;&quot;)">
            <text:p/>
          </table:table-cell>
          <table:table-cell table:formula="of:=IF([.AA53]=&quot;x&quot;;&quot;x&quot;;&quot;&quot;)">
            <text:p/>
          </table:table-cell>
          <table:table-cell table:formula="of:=IF([.AB53]=&quot;x&quot;;&quot;x&quot;;&quot;&quot;)">
            <text:p/>
          </table:table-cell>
          <table:table-cell table:formula="of:=IF([.AC53]=&quot;x&quot;;&quot;x&quot;;&quot;&quot;)">
            <text:p/>
          </table:table-cell>
          <table:table-cell table:formula="of:=IF([.AD53]=&quot;x&quot;;&quot;x&quot;;&quot;&quot;)">
            <text:p/>
          </table:table-cell>
          <table:table-cell table:formula="of:=IF([.AE53]=&quot;x&quot;;&quot;x&quot;;&quot;&quot;)">
            <text:p/>
          </table:table-cell>
          <table:table-cell table:formula="of:=IF([.AF53]=&quot;x&quot;;&quot;x&quot;;&quot;&quot;)">
            <text:p/>
          </table:table-cell>
          <table:table-cell table:formula="of:=IF([.AG53]=&quot;x&quot;;&quot;x&quot;;&quot;&quot;)">
            <text:p/>
          </table:table-cell>
          <table:table-cell table:formula="of:=IF([.AH53]=&quot;x&quot;;&quot;x&quot;;&quot;&quot;)">
            <text:p/>
          </table:table-cell>
          <table:table-cell table:formula="of:=IF([.AI5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4" office:value-type="string" calcext:value-type="string">
            <text:p>TST053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5" calcext:value-type="float">
            <text:p>5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4" office:value-type="float" office:value="1060" calcext:value-type="float">
            <text:p>106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4"/>
          <table:table-cell table:formula="of:=IF([.L54]=&quot;x&quot;;&quot;x&quot;;&quot;&quot;)">
            <text:p/>
          </table:table-cell>
          <table:table-cell table:formula="of:=IF([.M54]=&quot;x&quot;;&quot;x&quot;;&quot;&quot;)">
            <text:p/>
          </table:table-cell>
          <table:table-cell table:formula="of:=IF([.N54]=&quot;x&quot;;&quot;x&quot;;&quot;&quot;)">
            <text:p/>
          </table:table-cell>
          <table:table-cell table:formula="of:=IF([.O54]=&quot;x&quot;;&quot;x&quot;;&quot;&quot;)">
            <text:p/>
          </table:table-cell>
          <table:table-cell table:formula="of:=IF([.P54]=&quot;x&quot;;&quot;x&quot;;&quot;&quot;)" office:value-type="string" office:string-value="x" calcext:value-type="string">
            <text:p>x</text:p>
          </table:table-cell>
          <table:table-cell table:formula="of:=IF([.Q54]=&quot;x&quot;;&quot;x&quot;;&quot;&quot;)">
            <text:p/>
          </table:table-cell>
          <table:table-cell table:formula="of:=IF([.R54]=&quot;x&quot;;&quot;x&quot;;&quot;&quot;)">
            <text:p/>
          </table:table-cell>
          <table:table-cell table:formula="of:=IF([.S54]=&quot;x&quot;;&quot;x&quot;;&quot;&quot;)">
            <text:p/>
          </table:table-cell>
          <table:table-cell table:formula="of:=IF([.T54]=&quot;x&quot;;&quot;x&quot;;&quot;&quot;)">
            <text:p/>
          </table:table-cell>
          <table:table-cell table:formula="of:=IF([.U54]=&quot;x&quot;;&quot;x&quot;;&quot;&quot;)">
            <text:p/>
          </table:table-cell>
          <table:table-cell table:formula="of:=IF([.V54]=&quot;x&quot;;&quot;x&quot;;&quot;&quot;)">
            <text:p/>
          </table:table-cell>
          <table:table-cell table:formula="of:=IF([.W54]=&quot;x&quot;;&quot;x&quot;;&quot;&quot;)">
            <text:p/>
          </table:table-cell>
          <table:table-cell table:formula="of:=IF([.X54]=&quot;x&quot;;&quot;x&quot;;&quot;&quot;)">
            <text:p/>
          </table:table-cell>
          <table:table-cell table:formula="of:=IF([.Y54]=&quot;x&quot;;&quot;x&quot;;&quot;&quot;)">
            <text:p/>
          </table:table-cell>
          <table:table-cell table:formula="of:=IF([.Z54]=&quot;x&quot;;&quot;x&quot;;&quot;&quot;)">
            <text:p/>
          </table:table-cell>
          <table:table-cell table:formula="of:=IF([.AA54]=&quot;x&quot;;&quot;x&quot;;&quot;&quot;)">
            <text:p/>
          </table:table-cell>
          <table:table-cell table:formula="of:=IF([.AB54]=&quot;x&quot;;&quot;x&quot;;&quot;&quot;)">
            <text:p/>
          </table:table-cell>
          <table:table-cell table:formula="of:=IF([.AC54]=&quot;x&quot;;&quot;x&quot;;&quot;&quot;)">
            <text:p/>
          </table:table-cell>
          <table:table-cell table:formula="of:=IF([.AD54]=&quot;x&quot;;&quot;x&quot;;&quot;&quot;)">
            <text:p/>
          </table:table-cell>
          <table:table-cell table:formula="of:=IF([.AE54]=&quot;x&quot;;&quot;x&quot;;&quot;&quot;)">
            <text:p/>
          </table:table-cell>
          <table:table-cell table:formula="of:=IF([.AF54]=&quot;x&quot;;&quot;x&quot;;&quot;&quot;)">
            <text:p/>
          </table:table-cell>
          <table:table-cell table:formula="of:=IF([.AG54]=&quot;x&quot;;&quot;x&quot;;&quot;&quot;)">
            <text:p/>
          </table:table-cell>
          <table:table-cell table:formula="of:=IF([.AH54]=&quot;x&quot;;&quot;x&quot;;&quot;&quot;)">
            <text:p/>
          </table:table-cell>
          <table:table-cell table:formula="of:=IF([.AI5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4" office:value-type="string" calcext:value-type="string">
            <text:p>TST054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content-validation-name="val2" office:value-type="string" calcext:value-type="string">
            <text:p>no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content-validation-name="val2" office:value-type="string" calcext:value-type="string">
            <text:p>no</text:p>
          </table:table-cell>
          <table:table-cell table:content-validation-name="val5" office:value-type="float" office:value="1080" calcext:value-type="float">
            <text:p>108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4"/>
          <table:table-cell table:formula="of:=IF([.L55]=&quot;x&quot;;&quot;x&quot;;&quot;&quot;)">
            <text:p/>
          </table:table-cell>
          <table:table-cell table:formula="of:=IF([.M55]=&quot;x&quot;;&quot;x&quot;;&quot;&quot;)">
            <text:p/>
          </table:table-cell>
          <table:table-cell table:formula="of:=IF([.N55]=&quot;x&quot;;&quot;x&quot;;&quot;&quot;)">
            <text:p/>
          </table:table-cell>
          <table:table-cell table:formula="of:=IF([.O55]=&quot;x&quot;;&quot;x&quot;;&quot;&quot;)">
            <text:p/>
          </table:table-cell>
          <table:table-cell table:formula="of:=IF([.P55]=&quot;x&quot;;&quot;x&quot;;&quot;&quot;)" office:value-type="string" office:string-value="x" calcext:value-type="string">
            <text:p>x</text:p>
          </table:table-cell>
          <table:table-cell table:formula="of:=IF([.Q55]=&quot;x&quot;;&quot;x&quot;;&quot;&quot;)">
            <text:p/>
          </table:table-cell>
          <table:table-cell table:formula="of:=IF([.R55]=&quot;x&quot;;&quot;x&quot;;&quot;&quot;)">
            <text:p/>
          </table:table-cell>
          <table:table-cell table:formula="of:=IF([.S55]=&quot;x&quot;;&quot;x&quot;;&quot;&quot;)">
            <text:p/>
          </table:table-cell>
          <table:table-cell table:formula="of:=IF([.T55]=&quot;x&quot;;&quot;x&quot;;&quot;&quot;)">
            <text:p/>
          </table:table-cell>
          <table:table-cell table:formula="of:=IF([.U55]=&quot;x&quot;;&quot;x&quot;;&quot;&quot;)">
            <text:p/>
          </table:table-cell>
          <table:table-cell table:formula="of:=IF([.V55]=&quot;x&quot;;&quot;x&quot;;&quot;&quot;)">
            <text:p/>
          </table:table-cell>
          <table:table-cell table:formula="of:=IF([.W55]=&quot;x&quot;;&quot;x&quot;;&quot;&quot;)">
            <text:p/>
          </table:table-cell>
          <table:table-cell table:formula="of:=IF([.X55]=&quot;x&quot;;&quot;x&quot;;&quot;&quot;)">
            <text:p/>
          </table:table-cell>
          <table:table-cell table:formula="of:=IF([.Y55]=&quot;x&quot;;&quot;x&quot;;&quot;&quot;)">
            <text:p/>
          </table:table-cell>
          <table:table-cell table:formula="of:=IF([.Z55]=&quot;x&quot;;&quot;x&quot;;&quot;&quot;)">
            <text:p/>
          </table:table-cell>
          <table:table-cell table:formula="of:=IF([.AA55]=&quot;x&quot;;&quot;x&quot;;&quot;&quot;)">
            <text:p/>
          </table:table-cell>
          <table:table-cell table:formula="of:=IF([.AB55]=&quot;x&quot;;&quot;x&quot;;&quot;&quot;)">
            <text:p/>
          </table:table-cell>
          <table:table-cell table:formula="of:=IF([.AC55]=&quot;x&quot;;&quot;x&quot;;&quot;&quot;)">
            <text:p/>
          </table:table-cell>
          <table:table-cell table:formula="of:=IF([.AD55]=&quot;x&quot;;&quot;x&quot;;&quot;&quot;)">
            <text:p/>
          </table:table-cell>
          <table:table-cell table:formula="of:=IF([.AE55]=&quot;x&quot;;&quot;x&quot;;&quot;&quot;)">
            <text:p/>
          </table:table-cell>
          <table:table-cell table:formula="of:=IF([.AF55]=&quot;x&quot;;&quot;x&quot;;&quot;&quot;)">
            <text:p/>
          </table:table-cell>
          <table:table-cell table:formula="of:=IF([.AG55]=&quot;x&quot;;&quot;x&quot;;&quot;&quot;)">
            <text:p/>
          </table:table-cell>
          <table:table-cell table:formula="of:=IF([.AH55]=&quot;x&quot;;&quot;x&quot;;&quot;&quot;)">
            <text:p/>
          </table:table-cell>
          <table:table-cell table:formula="of:=IF([.AI5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4" office:value-type="string" calcext:value-type="string">
            <text:p>TST055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5" calcext:value-type="float">
            <text:p>-5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4" office:value-type="float" office:value="1100" calcext:value-type="float">
            <text:p>110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4"/>
          <table:table-cell table:formula="of:=IF([.L56]=&quot;x&quot;;&quot;x&quot;;&quot;&quot;)">
            <text:p/>
          </table:table-cell>
          <table:table-cell table:formula="of:=IF([.M56]=&quot;x&quot;;&quot;x&quot;;&quot;&quot;)">
            <text:p/>
          </table:table-cell>
          <table:table-cell table:formula="of:=IF([.N56]=&quot;x&quot;;&quot;x&quot;;&quot;&quot;)">
            <text:p/>
          </table:table-cell>
          <table:table-cell table:formula="of:=IF([.O56]=&quot;x&quot;;&quot;x&quot;;&quot;&quot;)">
            <text:p/>
          </table:table-cell>
          <table:table-cell table:formula="of:=IF([.P56]=&quot;x&quot;;&quot;x&quot;;&quot;&quot;)" office:value-type="string" office:string-value="x" calcext:value-type="string">
            <text:p>x</text:p>
          </table:table-cell>
          <table:table-cell table:formula="of:=IF([.Q56]=&quot;x&quot;;&quot;x&quot;;&quot;&quot;)">
            <text:p/>
          </table:table-cell>
          <table:table-cell table:formula="of:=IF([.R56]=&quot;x&quot;;&quot;x&quot;;&quot;&quot;)">
            <text:p/>
          </table:table-cell>
          <table:table-cell table:formula="of:=IF([.S56]=&quot;x&quot;;&quot;x&quot;;&quot;&quot;)">
            <text:p/>
          </table:table-cell>
          <table:table-cell table:formula="of:=IF([.T56]=&quot;x&quot;;&quot;x&quot;;&quot;&quot;)">
            <text:p/>
          </table:table-cell>
          <table:table-cell table:formula="of:=IF([.U56]=&quot;x&quot;;&quot;x&quot;;&quot;&quot;)">
            <text:p/>
          </table:table-cell>
          <table:table-cell table:formula="of:=IF([.V56]=&quot;x&quot;;&quot;x&quot;;&quot;&quot;)">
            <text:p/>
          </table:table-cell>
          <table:table-cell table:formula="of:=IF([.W56]=&quot;x&quot;;&quot;x&quot;;&quot;&quot;)">
            <text:p/>
          </table:table-cell>
          <table:table-cell table:formula="of:=IF([.X56]=&quot;x&quot;;&quot;x&quot;;&quot;&quot;)">
            <text:p/>
          </table:table-cell>
          <table:table-cell table:formula="of:=IF([.Y56]=&quot;x&quot;;&quot;x&quot;;&quot;&quot;)">
            <text:p/>
          </table:table-cell>
          <table:table-cell table:formula="of:=IF([.Z56]=&quot;x&quot;;&quot;x&quot;;&quot;&quot;)">
            <text:p/>
          </table:table-cell>
          <table:table-cell table:formula="of:=IF([.AA56]=&quot;x&quot;;&quot;x&quot;;&quot;&quot;)">
            <text:p/>
          </table:table-cell>
          <table:table-cell table:formula="of:=IF([.AB56]=&quot;x&quot;;&quot;x&quot;;&quot;&quot;)">
            <text:p/>
          </table:table-cell>
          <table:table-cell table:formula="of:=IF([.AC56]=&quot;x&quot;;&quot;x&quot;;&quot;&quot;)">
            <text:p/>
          </table:table-cell>
          <table:table-cell table:formula="of:=IF([.AD56]=&quot;x&quot;;&quot;x&quot;;&quot;&quot;)">
            <text:p/>
          </table:table-cell>
          <table:table-cell table:formula="of:=IF([.AE56]=&quot;x&quot;;&quot;x&quot;;&quot;&quot;)">
            <text:p/>
          </table:table-cell>
          <table:table-cell table:formula="of:=IF([.AF56]=&quot;x&quot;;&quot;x&quot;;&quot;&quot;)">
            <text:p/>
          </table:table-cell>
          <table:table-cell table:formula="of:=IF([.AG56]=&quot;x&quot;;&quot;x&quot;;&quot;&quot;)">
            <text:p/>
          </table:table-cell>
          <table:table-cell table:formula="of:=IF([.AH56]=&quot;x&quot;;&quot;x&quot;;&quot;&quot;)">
            <text:p/>
          </table:table-cell>
          <table:table-cell table:formula="of:=IF([.AI5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4" office:value-type="string" calcext:value-type="string">
            <text:p>TST056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content-validation-name="val2" office:value-type="string" calcext:value-type="string">
            <text:p>no</text:p>
          </table:table-cell>
          <table:table-cell table:style-name="ce9" table:content-validation-name="val3" office:value-type="float" office:value="-10" calcext:value-type="float">
            <text:p>-10</text:p>
          </table:table-cell>
          <table:table-cell table:content-validation-name="val2" office:value-type="string" calcext:value-type="string">
            <text:p>no</text:p>
          </table:table-cell>
          <table:table-cell table:content-validation-name="val5" office:value-type="float" office:value="1120" calcext:value-type="float">
            <text:p>112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4"/>
          <table:table-cell table:formula="of:=IF([.L57]=&quot;x&quot;;&quot;x&quot;;&quot;&quot;)">
            <text:p/>
          </table:table-cell>
          <table:table-cell table:formula="of:=IF([.M57]=&quot;x&quot;;&quot;x&quot;;&quot;&quot;)">
            <text:p/>
          </table:table-cell>
          <table:table-cell table:formula="of:=IF([.N57]=&quot;x&quot;;&quot;x&quot;;&quot;&quot;)">
            <text:p/>
          </table:table-cell>
          <table:table-cell table:formula="of:=IF([.O57]=&quot;x&quot;;&quot;x&quot;;&quot;&quot;)">
            <text:p/>
          </table:table-cell>
          <table:table-cell table:formula="of:=IF([.P57]=&quot;x&quot;;&quot;x&quot;;&quot;&quot;)" office:value-type="string" office:string-value="x" calcext:value-type="string">
            <text:p>x</text:p>
          </table:table-cell>
          <table:table-cell table:formula="of:=IF([.Q57]=&quot;x&quot;;&quot;x&quot;;&quot;&quot;)">
            <text:p/>
          </table:table-cell>
          <table:table-cell table:formula="of:=IF([.R57]=&quot;x&quot;;&quot;x&quot;;&quot;&quot;)">
            <text:p/>
          </table:table-cell>
          <table:table-cell table:formula="of:=IF([.S57]=&quot;x&quot;;&quot;x&quot;;&quot;&quot;)">
            <text:p/>
          </table:table-cell>
          <table:table-cell table:formula="of:=IF([.T57]=&quot;x&quot;;&quot;x&quot;;&quot;&quot;)">
            <text:p/>
          </table:table-cell>
          <table:table-cell table:formula="of:=IF([.U57]=&quot;x&quot;;&quot;x&quot;;&quot;&quot;)">
            <text:p/>
          </table:table-cell>
          <table:table-cell table:formula="of:=IF([.V57]=&quot;x&quot;;&quot;x&quot;;&quot;&quot;)">
            <text:p/>
          </table:table-cell>
          <table:table-cell table:formula="of:=IF([.W57]=&quot;x&quot;;&quot;x&quot;;&quot;&quot;)">
            <text:p/>
          </table:table-cell>
          <table:table-cell table:formula="of:=IF([.X57]=&quot;x&quot;;&quot;x&quot;;&quot;&quot;)">
            <text:p/>
          </table:table-cell>
          <table:table-cell table:formula="of:=IF([.Y57]=&quot;x&quot;;&quot;x&quot;;&quot;&quot;)">
            <text:p/>
          </table:table-cell>
          <table:table-cell table:formula="of:=IF([.Z57]=&quot;x&quot;;&quot;x&quot;;&quot;&quot;)">
            <text:p/>
          </table:table-cell>
          <table:table-cell table:formula="of:=IF([.AA57]=&quot;x&quot;;&quot;x&quot;;&quot;&quot;)">
            <text:p/>
          </table:table-cell>
          <table:table-cell table:formula="of:=IF([.AB57]=&quot;x&quot;;&quot;x&quot;;&quot;&quot;)">
            <text:p/>
          </table:table-cell>
          <table:table-cell table:formula="of:=IF([.AC57]=&quot;x&quot;;&quot;x&quot;;&quot;&quot;)">
            <text:p/>
          </table:table-cell>
          <table:table-cell table:formula="of:=IF([.AD57]=&quot;x&quot;;&quot;x&quot;;&quot;&quot;)">
            <text:p/>
          </table:table-cell>
          <table:table-cell table:formula="of:=IF([.AE57]=&quot;x&quot;;&quot;x&quot;;&quot;&quot;)">
            <text:p/>
          </table:table-cell>
          <table:table-cell table:formula="of:=IF([.AF57]=&quot;x&quot;;&quot;x&quot;;&quot;&quot;)">
            <text:p/>
          </table:table-cell>
          <table:table-cell table:formula="of:=IF([.AG57]=&quot;x&quot;;&quot;x&quot;;&quot;&quot;)">
            <text:p/>
          </table:table-cell>
          <table:table-cell table:formula="of:=IF([.AH57]=&quot;x&quot;;&quot;x&quot;;&quot;&quot;)">
            <text:p/>
          </table:table-cell>
          <table:table-cell table:formula="of:=IF([.AI5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4" office:value-type="string" calcext:value-type="string">
            <text:p>TST057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15" calcext:value-type="float">
            <text:p>-15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4" office:value-type="float" office:value="1140" calcext:value-type="float">
            <text:p>114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"/>
          <table:table-cell table:formula="of:=IF([.L58]=&quot;x&quot;;&quot;x&quot;;&quot;&quot;)">
            <text:p/>
          </table:table-cell>
          <table:table-cell table:formula="of:=IF([.M58]=&quot;x&quot;;&quot;x&quot;;&quot;&quot;)">
            <text:p/>
          </table:table-cell>
          <table:table-cell table:formula="of:=IF([.N58]=&quot;x&quot;;&quot;x&quot;;&quot;&quot;)">
            <text:p/>
          </table:table-cell>
          <table:table-cell table:formula="of:=IF([.O58]=&quot;x&quot;;&quot;x&quot;;&quot;&quot;)">
            <text:p/>
          </table:table-cell>
          <table:table-cell table:formula="of:=IF([.P58]=&quot;x&quot;;&quot;x&quot;;&quot;&quot;)" office:value-type="string" office:string-value="x" calcext:value-type="string">
            <text:p>x</text:p>
          </table:table-cell>
          <table:table-cell table:formula="of:=IF([.Q58]=&quot;x&quot;;&quot;x&quot;;&quot;&quot;)">
            <text:p/>
          </table:table-cell>
          <table:table-cell table:formula="of:=IF([.R58]=&quot;x&quot;;&quot;x&quot;;&quot;&quot;)">
            <text:p/>
          </table:table-cell>
          <table:table-cell table:formula="of:=IF([.S58]=&quot;x&quot;;&quot;x&quot;;&quot;&quot;)">
            <text:p/>
          </table:table-cell>
          <table:table-cell table:formula="of:=IF([.T58]=&quot;x&quot;;&quot;x&quot;;&quot;&quot;)">
            <text:p/>
          </table:table-cell>
          <table:table-cell table:formula="of:=IF([.U58]=&quot;x&quot;;&quot;x&quot;;&quot;&quot;)">
            <text:p/>
          </table:table-cell>
          <table:table-cell table:formula="of:=IF([.V58]=&quot;x&quot;;&quot;x&quot;;&quot;&quot;)">
            <text:p/>
          </table:table-cell>
          <table:table-cell table:formula="of:=IF([.W58]=&quot;x&quot;;&quot;x&quot;;&quot;&quot;)">
            <text:p/>
          </table:table-cell>
          <table:table-cell table:formula="of:=IF([.X58]=&quot;x&quot;;&quot;x&quot;;&quot;&quot;)">
            <text:p/>
          </table:table-cell>
          <table:table-cell table:formula="of:=IF([.Y58]=&quot;x&quot;;&quot;x&quot;;&quot;&quot;)">
            <text:p/>
          </table:table-cell>
          <table:table-cell table:formula="of:=IF([.Z58]=&quot;x&quot;;&quot;x&quot;;&quot;&quot;)">
            <text:p/>
          </table:table-cell>
          <table:table-cell table:formula="of:=IF([.AA58]=&quot;x&quot;;&quot;x&quot;;&quot;&quot;)">
            <text:p/>
          </table:table-cell>
          <table:table-cell table:formula="of:=IF([.AB58]=&quot;x&quot;;&quot;x&quot;;&quot;&quot;)">
            <text:p/>
          </table:table-cell>
          <table:table-cell table:formula="of:=IF([.AC58]=&quot;x&quot;;&quot;x&quot;;&quot;&quot;)">
            <text:p/>
          </table:table-cell>
          <table:table-cell table:formula="of:=IF([.AD58]=&quot;x&quot;;&quot;x&quot;;&quot;&quot;)">
            <text:p/>
          </table:table-cell>
          <table:table-cell table:formula="of:=IF([.AE58]=&quot;x&quot;;&quot;x&quot;;&quot;&quot;)">
            <text:p/>
          </table:table-cell>
          <table:table-cell table:formula="of:=IF([.AF58]=&quot;x&quot;;&quot;x&quot;;&quot;&quot;)">
            <text:p/>
          </table:table-cell>
          <table:table-cell table:formula="of:=IF([.AG58]=&quot;x&quot;;&quot;x&quot;;&quot;&quot;)">
            <text:p/>
          </table:table-cell>
          <table:table-cell table:formula="of:=IF([.AH58]=&quot;x&quot;;&quot;x&quot;;&quot;&quot;)">
            <text:p/>
          </table:table-cell>
          <table:table-cell table:formula="of:=IF([.AI5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4" office:value-type="string" calcext:value-type="string">
            <text:p>TST058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content-validation-name="val2" office:value-type="string" calcext:value-type="string">
            <text:p>no</text:p>
          </table:table-cell>
          <table:table-cell table:style-name="ce9" table:content-validation-name="val3" office:value-type="float" office:value="-20" calcext:value-type="float">
            <text:p>-20</text:p>
          </table:table-cell>
          <table:table-cell table:content-validation-name="val2" office:value-type="string" calcext:value-type="string">
            <text:p>no</text:p>
          </table:table-cell>
          <table:table-cell table:content-validation-name="val5" office:value-type="float" office:value="1160" calcext:value-type="float">
            <text:p>116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"/>
          <table:table-cell table:formula="of:=IF([.L59]=&quot;x&quot;;&quot;x&quot;;&quot;&quot;)">
            <text:p/>
          </table:table-cell>
          <table:table-cell table:formula="of:=IF([.M59]=&quot;x&quot;;&quot;x&quot;;&quot;&quot;)">
            <text:p/>
          </table:table-cell>
          <table:table-cell table:formula="of:=IF([.N59]=&quot;x&quot;;&quot;x&quot;;&quot;&quot;)">
            <text:p/>
          </table:table-cell>
          <table:table-cell table:formula="of:=IF([.O59]=&quot;x&quot;;&quot;x&quot;;&quot;&quot;)">
            <text:p/>
          </table:table-cell>
          <table:table-cell table:formula="of:=IF([.P59]=&quot;x&quot;;&quot;x&quot;;&quot;&quot;)" office:value-type="string" office:string-value="x" calcext:value-type="string">
            <text:p>x</text:p>
          </table:table-cell>
          <table:table-cell table:formula="of:=IF([.Q59]=&quot;x&quot;;&quot;x&quot;;&quot;&quot;)">
            <text:p/>
          </table:table-cell>
          <table:table-cell table:formula="of:=IF([.R59]=&quot;x&quot;;&quot;x&quot;;&quot;&quot;)">
            <text:p/>
          </table:table-cell>
          <table:table-cell table:formula="of:=IF([.S59]=&quot;x&quot;;&quot;x&quot;;&quot;&quot;)">
            <text:p/>
          </table:table-cell>
          <table:table-cell table:formula="of:=IF([.T59]=&quot;x&quot;;&quot;x&quot;;&quot;&quot;)">
            <text:p/>
          </table:table-cell>
          <table:table-cell table:formula="of:=IF([.U59]=&quot;x&quot;;&quot;x&quot;;&quot;&quot;)">
            <text:p/>
          </table:table-cell>
          <table:table-cell table:formula="of:=IF([.V59]=&quot;x&quot;;&quot;x&quot;;&quot;&quot;)">
            <text:p/>
          </table:table-cell>
          <table:table-cell table:formula="of:=IF([.W59]=&quot;x&quot;;&quot;x&quot;;&quot;&quot;)">
            <text:p/>
          </table:table-cell>
          <table:table-cell table:formula="of:=IF([.X59]=&quot;x&quot;;&quot;x&quot;;&quot;&quot;)">
            <text:p/>
          </table:table-cell>
          <table:table-cell table:formula="of:=IF([.Y59]=&quot;x&quot;;&quot;x&quot;;&quot;&quot;)">
            <text:p/>
          </table:table-cell>
          <table:table-cell table:formula="of:=IF([.Z59]=&quot;x&quot;;&quot;x&quot;;&quot;&quot;)">
            <text:p/>
          </table:table-cell>
          <table:table-cell table:formula="of:=IF([.AA59]=&quot;x&quot;;&quot;x&quot;;&quot;&quot;)">
            <text:p/>
          </table:table-cell>
          <table:table-cell table:formula="of:=IF([.AB59]=&quot;x&quot;;&quot;x&quot;;&quot;&quot;)">
            <text:p/>
          </table:table-cell>
          <table:table-cell table:formula="of:=IF([.AC59]=&quot;x&quot;;&quot;x&quot;;&quot;&quot;)">
            <text:p/>
          </table:table-cell>
          <table:table-cell table:formula="of:=IF([.AD59]=&quot;x&quot;;&quot;x&quot;;&quot;&quot;)">
            <text:p/>
          </table:table-cell>
          <table:table-cell table:formula="of:=IF([.AE59]=&quot;x&quot;;&quot;x&quot;;&quot;&quot;)">
            <text:p/>
          </table:table-cell>
          <table:table-cell table:formula="of:=IF([.AF59]=&quot;x&quot;;&quot;x&quot;;&quot;&quot;)">
            <text:p/>
          </table:table-cell>
          <table:table-cell table:formula="of:=IF([.AG59]=&quot;x&quot;;&quot;x&quot;;&quot;&quot;)">
            <text:p/>
          </table:table-cell>
          <table:table-cell table:formula="of:=IF([.AH59]=&quot;x&quot;;&quot;x&quot;;&quot;&quot;)">
            <text:p/>
          </table:table-cell>
          <table:table-cell table:formula="of:=IF([.AI5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4" office:value-type="string" calcext:value-type="string">
            <text:p>TST059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25" calcext:value-type="float">
            <text:p>-25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4" office:value-type="float" office:value="1180" calcext:value-type="float">
            <text:p>118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"/>
          <table:table-cell table:formula="of:=IF([.L60]=&quot;x&quot;;&quot;x&quot;;&quot;&quot;)">
            <text:p/>
          </table:table-cell>
          <table:table-cell table:formula="of:=IF([.M60]=&quot;x&quot;;&quot;x&quot;;&quot;&quot;)">
            <text:p/>
          </table:table-cell>
          <table:table-cell table:formula="of:=IF([.N60]=&quot;x&quot;;&quot;x&quot;;&quot;&quot;)">
            <text:p/>
          </table:table-cell>
          <table:table-cell table:formula="of:=IF([.O60]=&quot;x&quot;;&quot;x&quot;;&quot;&quot;)">
            <text:p/>
          </table:table-cell>
          <table:table-cell table:formula="of:=IF([.P60]=&quot;x&quot;;&quot;x&quot;;&quot;&quot;)" office:value-type="string" office:string-value="x" calcext:value-type="string">
            <text:p>x</text:p>
          </table:table-cell>
          <table:table-cell table:formula="of:=IF([.Q60]=&quot;x&quot;;&quot;x&quot;;&quot;&quot;)">
            <text:p/>
          </table:table-cell>
          <table:table-cell table:formula="of:=IF([.R60]=&quot;x&quot;;&quot;x&quot;;&quot;&quot;)">
            <text:p/>
          </table:table-cell>
          <table:table-cell table:formula="of:=IF([.S60]=&quot;x&quot;;&quot;x&quot;;&quot;&quot;)">
            <text:p/>
          </table:table-cell>
          <table:table-cell table:formula="of:=IF([.T60]=&quot;x&quot;;&quot;x&quot;;&quot;&quot;)">
            <text:p/>
          </table:table-cell>
          <table:table-cell table:formula="of:=IF([.U60]=&quot;x&quot;;&quot;x&quot;;&quot;&quot;)">
            <text:p/>
          </table:table-cell>
          <table:table-cell table:formula="of:=IF([.V60]=&quot;x&quot;;&quot;x&quot;;&quot;&quot;)">
            <text:p/>
          </table:table-cell>
          <table:table-cell table:formula="of:=IF([.W60]=&quot;x&quot;;&quot;x&quot;;&quot;&quot;)">
            <text:p/>
          </table:table-cell>
          <table:table-cell table:formula="of:=IF([.X60]=&quot;x&quot;;&quot;x&quot;;&quot;&quot;)">
            <text:p/>
          </table:table-cell>
          <table:table-cell table:formula="of:=IF([.Y60]=&quot;x&quot;;&quot;x&quot;;&quot;&quot;)">
            <text:p/>
          </table:table-cell>
          <table:table-cell table:formula="of:=IF([.Z60]=&quot;x&quot;;&quot;x&quot;;&quot;&quot;)">
            <text:p/>
          </table:table-cell>
          <table:table-cell table:formula="of:=IF([.AA60]=&quot;x&quot;;&quot;x&quot;;&quot;&quot;)">
            <text:p/>
          </table:table-cell>
          <table:table-cell table:formula="of:=IF([.AB60]=&quot;x&quot;;&quot;x&quot;;&quot;&quot;)">
            <text:p/>
          </table:table-cell>
          <table:table-cell table:formula="of:=IF([.AC60]=&quot;x&quot;;&quot;x&quot;;&quot;&quot;)">
            <text:p/>
          </table:table-cell>
          <table:table-cell table:formula="of:=IF([.AD60]=&quot;x&quot;;&quot;x&quot;;&quot;&quot;)">
            <text:p/>
          </table:table-cell>
          <table:table-cell table:formula="of:=IF([.AE60]=&quot;x&quot;;&quot;x&quot;;&quot;&quot;)">
            <text:p/>
          </table:table-cell>
          <table:table-cell table:formula="of:=IF([.AF60]=&quot;x&quot;;&quot;x&quot;;&quot;&quot;)">
            <text:p/>
          </table:table-cell>
          <table:table-cell table:formula="of:=IF([.AG60]=&quot;x&quot;;&quot;x&quot;;&quot;&quot;)">
            <text:p/>
          </table:table-cell>
          <table:table-cell table:formula="of:=IF([.AH60]=&quot;x&quot;;&quot;x&quot;;&quot;&quot;)">
            <text:p/>
          </table:table-cell>
          <table:table-cell table:formula="of:=IF([.AI6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4" office:value-type="string" calcext:value-type="string">
            <text:p>TST060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content-validation-name="val2" office:value-type="string" calcext:value-type="string">
            <text:p>no</text:p>
          </table:table-cell>
          <table:table-cell table:style-name="ce9" table:content-validation-name="val3" office:value-type="float" office:value="-30" calcext:value-type="float">
            <text:p>-30</text:p>
          </table:table-cell>
          <table:table-cell table:content-validation-name="val2" office:value-type="string" calcext:value-type="string">
            <text:p>no</text:p>
          </table:table-cell>
          <table:table-cell table:content-validation-name="val5" office:value-type="float" office:value="1200" calcext:value-type="float">
            <text:p>120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"/>
          <table:table-cell table:formula="of:=IF([.L61]=&quot;x&quot;;&quot;x&quot;;&quot;&quot;)">
            <text:p/>
          </table:table-cell>
          <table:table-cell table:formula="of:=IF([.M61]=&quot;x&quot;;&quot;x&quot;;&quot;&quot;)">
            <text:p/>
          </table:table-cell>
          <table:table-cell table:formula="of:=IF([.N61]=&quot;x&quot;;&quot;x&quot;;&quot;&quot;)">
            <text:p/>
          </table:table-cell>
          <table:table-cell table:formula="of:=IF([.O61]=&quot;x&quot;;&quot;x&quot;;&quot;&quot;)">
            <text:p/>
          </table:table-cell>
          <table:table-cell table:formula="of:=IF([.P61]=&quot;x&quot;;&quot;x&quot;;&quot;&quot;)" office:value-type="string" office:string-value="x" calcext:value-type="string">
            <text:p>x</text:p>
          </table:table-cell>
          <table:table-cell table:formula="of:=IF([.Q61]=&quot;x&quot;;&quot;x&quot;;&quot;&quot;)">
            <text:p/>
          </table:table-cell>
          <table:table-cell table:formula="of:=IF([.R61]=&quot;x&quot;;&quot;x&quot;;&quot;&quot;)">
            <text:p/>
          </table:table-cell>
          <table:table-cell table:formula="of:=IF([.S61]=&quot;x&quot;;&quot;x&quot;;&quot;&quot;)">
            <text:p/>
          </table:table-cell>
          <table:table-cell table:formula="of:=IF([.T61]=&quot;x&quot;;&quot;x&quot;;&quot;&quot;)">
            <text:p/>
          </table:table-cell>
          <table:table-cell table:formula="of:=IF([.U61]=&quot;x&quot;;&quot;x&quot;;&quot;&quot;)">
            <text:p/>
          </table:table-cell>
          <table:table-cell table:formula="of:=IF([.V61]=&quot;x&quot;;&quot;x&quot;;&quot;&quot;)">
            <text:p/>
          </table:table-cell>
          <table:table-cell table:formula="of:=IF([.W61]=&quot;x&quot;;&quot;x&quot;;&quot;&quot;)">
            <text:p/>
          </table:table-cell>
          <table:table-cell table:formula="of:=IF([.X61]=&quot;x&quot;;&quot;x&quot;;&quot;&quot;)">
            <text:p/>
          </table:table-cell>
          <table:table-cell table:formula="of:=IF([.Y61]=&quot;x&quot;;&quot;x&quot;;&quot;&quot;)">
            <text:p/>
          </table:table-cell>
          <table:table-cell table:formula="of:=IF([.Z61]=&quot;x&quot;;&quot;x&quot;;&quot;&quot;)">
            <text:p/>
          </table:table-cell>
          <table:table-cell table:formula="of:=IF([.AA61]=&quot;x&quot;;&quot;x&quot;;&quot;&quot;)">
            <text:p/>
          </table:table-cell>
          <table:table-cell table:formula="of:=IF([.AB61]=&quot;x&quot;;&quot;x&quot;;&quot;&quot;)">
            <text:p/>
          </table:table-cell>
          <table:table-cell table:formula="of:=IF([.AC61]=&quot;x&quot;;&quot;x&quot;;&quot;&quot;)">
            <text:p/>
          </table:table-cell>
          <table:table-cell table:formula="of:=IF([.AD61]=&quot;x&quot;;&quot;x&quot;;&quot;&quot;)">
            <text:p/>
          </table:table-cell>
          <table:table-cell table:formula="of:=IF([.AE61]=&quot;x&quot;;&quot;x&quot;;&quot;&quot;)">
            <text:p/>
          </table:table-cell>
          <table:table-cell table:formula="of:=IF([.AF61]=&quot;x&quot;;&quot;x&quot;;&quot;&quot;)">
            <text:p/>
          </table:table-cell>
          <table:table-cell table:formula="of:=IF([.AG61]=&quot;x&quot;;&quot;x&quot;;&quot;&quot;)">
            <text:p/>
          </table:table-cell>
          <table:table-cell table:formula="of:=IF([.AH61]=&quot;x&quot;;&quot;x&quot;;&quot;&quot;)">
            <text:p/>
          </table:table-cell>
          <table:table-cell table:formula="of:=IF([.AI6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4" office:value-type="string" calcext:value-type="string">
            <text:p>TST061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35" calcext:value-type="float">
            <text:p>-35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4" office:value-type="float" office:value="1220" calcext:value-type="float">
            <text:p>122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3"/>
          <table:table-cell table:formula="of:=IF([.L62]=&quot;x&quot;;&quot;x&quot;;&quot;&quot;)">
            <text:p/>
          </table:table-cell>
          <table:table-cell table:formula="of:=IF([.M62]=&quot;x&quot;;&quot;x&quot;;&quot;&quot;)">
            <text:p/>
          </table:table-cell>
          <table:table-cell table:formula="of:=IF([.N62]=&quot;x&quot;;&quot;x&quot;;&quot;&quot;)">
            <text:p/>
          </table:table-cell>
          <table:table-cell table:formula="of:=IF([.O62]=&quot;x&quot;;&quot;x&quot;;&quot;&quot;)">
            <text:p/>
          </table:table-cell>
          <table:table-cell table:formula="of:=IF([.P62]=&quot;x&quot;;&quot;x&quot;;&quot;&quot;)">
            <text:p/>
          </table:table-cell>
          <table:table-cell table:formula="of:=IF([.Q62]=&quot;x&quot;;&quot;x&quot;;&quot;&quot;)" office:value-type="string" office:string-value="x" calcext:value-type="string">
            <text:p>x</text:p>
          </table:table-cell>
          <table:table-cell table:formula="of:=IF([.R62]=&quot;x&quot;;&quot;x&quot;;&quot;&quot;)">
            <text:p/>
          </table:table-cell>
          <table:table-cell table:formula="of:=IF([.S62]=&quot;x&quot;;&quot;x&quot;;&quot;&quot;)">
            <text:p/>
          </table:table-cell>
          <table:table-cell table:formula="of:=IF([.T62]=&quot;x&quot;;&quot;x&quot;;&quot;&quot;)">
            <text:p/>
          </table:table-cell>
          <table:table-cell table:formula="of:=IF([.U62]=&quot;x&quot;;&quot;x&quot;;&quot;&quot;)">
            <text:p/>
          </table:table-cell>
          <table:table-cell table:formula="of:=IF([.V62]=&quot;x&quot;;&quot;x&quot;;&quot;&quot;)">
            <text:p/>
          </table:table-cell>
          <table:table-cell table:formula="of:=IF([.W62]=&quot;x&quot;;&quot;x&quot;;&quot;&quot;)">
            <text:p/>
          </table:table-cell>
          <table:table-cell table:formula="of:=IF([.X62]=&quot;x&quot;;&quot;x&quot;;&quot;&quot;)">
            <text:p/>
          </table:table-cell>
          <table:table-cell table:formula="of:=IF([.Y62]=&quot;x&quot;;&quot;x&quot;;&quot;&quot;)">
            <text:p/>
          </table:table-cell>
          <table:table-cell table:formula="of:=IF([.Z62]=&quot;x&quot;;&quot;x&quot;;&quot;&quot;)">
            <text:p/>
          </table:table-cell>
          <table:table-cell table:formula="of:=IF([.AA62]=&quot;x&quot;;&quot;x&quot;;&quot;&quot;)">
            <text:p/>
          </table:table-cell>
          <table:table-cell table:formula="of:=IF([.AB62]=&quot;x&quot;;&quot;x&quot;;&quot;&quot;)">
            <text:p/>
          </table:table-cell>
          <table:table-cell table:formula="of:=IF([.AC62]=&quot;x&quot;;&quot;x&quot;;&quot;&quot;)">
            <text:p/>
          </table:table-cell>
          <table:table-cell table:formula="of:=IF([.AD62]=&quot;x&quot;;&quot;x&quot;;&quot;&quot;)">
            <text:p/>
          </table:table-cell>
          <table:table-cell table:formula="of:=IF([.AE62]=&quot;x&quot;;&quot;x&quot;;&quot;&quot;)">
            <text:p/>
          </table:table-cell>
          <table:table-cell table:formula="of:=IF([.AF62]=&quot;x&quot;;&quot;x&quot;;&quot;&quot;)">
            <text:p/>
          </table:table-cell>
          <table:table-cell table:formula="of:=IF([.AG62]=&quot;x&quot;;&quot;x&quot;;&quot;&quot;)">
            <text:p/>
          </table:table-cell>
          <table:table-cell table:formula="of:=IF([.AH62]=&quot;x&quot;;&quot;x&quot;;&quot;&quot;)">
            <text:p/>
          </table:table-cell>
          <table:table-cell table:formula="of:=IF([.AI6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4" office:value-type="string" calcext:value-type="string">
            <text:p>TST062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content-validation-name="val2" office:value-type="string" calcext:value-type="string">
            <text:p>no</text:p>
          </table:table-cell>
          <table:table-cell table:style-name="ce9" table:content-validation-name="val3" office:value-type="float" office:value="-40" calcext:value-type="float">
            <text:p>-40</text:p>
          </table:table-cell>
          <table:table-cell table:content-validation-name="val2" office:value-type="string" calcext:value-type="string">
            <text:p>no</text:p>
          </table:table-cell>
          <table:table-cell table:content-validation-name="val5" office:value-type="float" office:value="1240" calcext:value-type="float">
            <text:p>124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3"/>
          <table:table-cell table:formula="of:=IF([.L63]=&quot;x&quot;;&quot;x&quot;;&quot;&quot;)">
            <text:p/>
          </table:table-cell>
          <table:table-cell table:formula="of:=IF([.M63]=&quot;x&quot;;&quot;x&quot;;&quot;&quot;)">
            <text:p/>
          </table:table-cell>
          <table:table-cell table:formula="of:=IF([.N63]=&quot;x&quot;;&quot;x&quot;;&quot;&quot;)">
            <text:p/>
          </table:table-cell>
          <table:table-cell table:formula="of:=IF([.O63]=&quot;x&quot;;&quot;x&quot;;&quot;&quot;)">
            <text:p/>
          </table:table-cell>
          <table:table-cell table:formula="of:=IF([.P63]=&quot;x&quot;;&quot;x&quot;;&quot;&quot;)">
            <text:p/>
          </table:table-cell>
          <table:table-cell table:formula="of:=IF([.Q63]=&quot;x&quot;;&quot;x&quot;;&quot;&quot;)" office:value-type="string" office:string-value="x" calcext:value-type="string">
            <text:p>x</text:p>
          </table:table-cell>
          <table:table-cell table:formula="of:=IF([.R63]=&quot;x&quot;;&quot;x&quot;;&quot;&quot;)">
            <text:p/>
          </table:table-cell>
          <table:table-cell table:formula="of:=IF([.S63]=&quot;x&quot;;&quot;x&quot;;&quot;&quot;)">
            <text:p/>
          </table:table-cell>
          <table:table-cell table:formula="of:=IF([.T63]=&quot;x&quot;;&quot;x&quot;;&quot;&quot;)">
            <text:p/>
          </table:table-cell>
          <table:table-cell table:formula="of:=IF([.U63]=&quot;x&quot;;&quot;x&quot;;&quot;&quot;)">
            <text:p/>
          </table:table-cell>
          <table:table-cell table:formula="of:=IF([.V63]=&quot;x&quot;;&quot;x&quot;;&quot;&quot;)">
            <text:p/>
          </table:table-cell>
          <table:table-cell table:formula="of:=IF([.W63]=&quot;x&quot;;&quot;x&quot;;&quot;&quot;)">
            <text:p/>
          </table:table-cell>
          <table:table-cell table:formula="of:=IF([.X63]=&quot;x&quot;;&quot;x&quot;;&quot;&quot;)">
            <text:p/>
          </table:table-cell>
          <table:table-cell table:formula="of:=IF([.Y63]=&quot;x&quot;;&quot;x&quot;;&quot;&quot;)">
            <text:p/>
          </table:table-cell>
          <table:table-cell table:formula="of:=IF([.Z63]=&quot;x&quot;;&quot;x&quot;;&quot;&quot;)">
            <text:p/>
          </table:table-cell>
          <table:table-cell table:formula="of:=IF([.AA63]=&quot;x&quot;;&quot;x&quot;;&quot;&quot;)">
            <text:p/>
          </table:table-cell>
          <table:table-cell table:formula="of:=IF([.AB63]=&quot;x&quot;;&quot;x&quot;;&quot;&quot;)">
            <text:p/>
          </table:table-cell>
          <table:table-cell table:formula="of:=IF([.AC63]=&quot;x&quot;;&quot;x&quot;;&quot;&quot;)">
            <text:p/>
          </table:table-cell>
          <table:table-cell table:formula="of:=IF([.AD63]=&quot;x&quot;;&quot;x&quot;;&quot;&quot;)">
            <text:p/>
          </table:table-cell>
          <table:table-cell table:formula="of:=IF([.AE63]=&quot;x&quot;;&quot;x&quot;;&quot;&quot;)">
            <text:p/>
          </table:table-cell>
          <table:table-cell table:formula="of:=IF([.AF63]=&quot;x&quot;;&quot;x&quot;;&quot;&quot;)">
            <text:p/>
          </table:table-cell>
          <table:table-cell table:formula="of:=IF([.AG63]=&quot;x&quot;;&quot;x&quot;;&quot;&quot;)">
            <text:p/>
          </table:table-cell>
          <table:table-cell table:formula="of:=IF([.AH63]=&quot;x&quot;;&quot;x&quot;;&quot;&quot;)">
            <text:p/>
          </table:table-cell>
          <table:table-cell table:formula="of:=IF([.AI6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4" office:value-type="string" calcext:value-type="string">
            <text:p>TST063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45" calcext:value-type="float">
            <text:p>-45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4" office:value-type="float" office:value="1260" calcext:value-type="float">
            <text:p>126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3"/>
          <table:table-cell table:formula="of:=IF([.L64]=&quot;x&quot;;&quot;x&quot;;&quot;&quot;)">
            <text:p/>
          </table:table-cell>
          <table:table-cell table:formula="of:=IF([.M64]=&quot;x&quot;;&quot;x&quot;;&quot;&quot;)">
            <text:p/>
          </table:table-cell>
          <table:table-cell table:formula="of:=IF([.N64]=&quot;x&quot;;&quot;x&quot;;&quot;&quot;)">
            <text:p/>
          </table:table-cell>
          <table:table-cell table:formula="of:=IF([.O64]=&quot;x&quot;;&quot;x&quot;;&quot;&quot;)">
            <text:p/>
          </table:table-cell>
          <table:table-cell table:formula="of:=IF([.P64]=&quot;x&quot;;&quot;x&quot;;&quot;&quot;)">
            <text:p/>
          </table:table-cell>
          <table:table-cell table:formula="of:=IF([.Q64]=&quot;x&quot;;&quot;x&quot;;&quot;&quot;)" office:value-type="string" office:string-value="x" calcext:value-type="string">
            <text:p>x</text:p>
          </table:table-cell>
          <table:table-cell table:formula="of:=IF([.R64]=&quot;x&quot;;&quot;x&quot;;&quot;&quot;)">
            <text:p/>
          </table:table-cell>
          <table:table-cell table:formula="of:=IF([.S64]=&quot;x&quot;;&quot;x&quot;;&quot;&quot;)">
            <text:p/>
          </table:table-cell>
          <table:table-cell table:formula="of:=IF([.T64]=&quot;x&quot;;&quot;x&quot;;&quot;&quot;)">
            <text:p/>
          </table:table-cell>
          <table:table-cell table:formula="of:=IF([.U64]=&quot;x&quot;;&quot;x&quot;;&quot;&quot;)">
            <text:p/>
          </table:table-cell>
          <table:table-cell table:formula="of:=IF([.V64]=&quot;x&quot;;&quot;x&quot;;&quot;&quot;)">
            <text:p/>
          </table:table-cell>
          <table:table-cell table:formula="of:=IF([.W64]=&quot;x&quot;;&quot;x&quot;;&quot;&quot;)">
            <text:p/>
          </table:table-cell>
          <table:table-cell table:formula="of:=IF([.X64]=&quot;x&quot;;&quot;x&quot;;&quot;&quot;)">
            <text:p/>
          </table:table-cell>
          <table:table-cell table:formula="of:=IF([.Y64]=&quot;x&quot;;&quot;x&quot;;&quot;&quot;)">
            <text:p/>
          </table:table-cell>
          <table:table-cell table:formula="of:=IF([.Z64]=&quot;x&quot;;&quot;x&quot;;&quot;&quot;)">
            <text:p/>
          </table:table-cell>
          <table:table-cell table:formula="of:=IF([.AA64]=&quot;x&quot;;&quot;x&quot;;&quot;&quot;)">
            <text:p/>
          </table:table-cell>
          <table:table-cell table:formula="of:=IF([.AB64]=&quot;x&quot;;&quot;x&quot;;&quot;&quot;)">
            <text:p/>
          </table:table-cell>
          <table:table-cell table:formula="of:=IF([.AC64]=&quot;x&quot;;&quot;x&quot;;&quot;&quot;)">
            <text:p/>
          </table:table-cell>
          <table:table-cell table:formula="of:=IF([.AD64]=&quot;x&quot;;&quot;x&quot;;&quot;&quot;)">
            <text:p/>
          </table:table-cell>
          <table:table-cell table:formula="of:=IF([.AE64]=&quot;x&quot;;&quot;x&quot;;&quot;&quot;)">
            <text:p/>
          </table:table-cell>
          <table:table-cell table:formula="of:=IF([.AF64]=&quot;x&quot;;&quot;x&quot;;&quot;&quot;)">
            <text:p/>
          </table:table-cell>
          <table:table-cell table:formula="of:=IF([.AG64]=&quot;x&quot;;&quot;x&quot;;&quot;&quot;)">
            <text:p/>
          </table:table-cell>
          <table:table-cell table:formula="of:=IF([.AH64]=&quot;x&quot;;&quot;x&quot;;&quot;&quot;)">
            <text:p/>
          </table:table-cell>
          <table:table-cell table:formula="of:=IF([.AI6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4" office:value-type="string" calcext:value-type="string">
            <text:p>TST064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content-validation-name="val2" office:value-type="string" calcext:value-type="string">
            <text:p>no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2" office:value-type="string" calcext:value-type="string">
            <text:p>no</text:p>
          </table:table-cell>
          <table:table-cell table:content-validation-name="val5" office:value-type="float" office:value="1280" calcext:value-type="float">
            <text:p>128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3"/>
          <table:table-cell table:formula="of:=IF([.L65]=&quot;x&quot;;&quot;x&quot;;&quot;&quot;)">
            <text:p/>
          </table:table-cell>
          <table:table-cell table:formula="of:=IF([.M65]=&quot;x&quot;;&quot;x&quot;;&quot;&quot;)">
            <text:p/>
          </table:table-cell>
          <table:table-cell table:formula="of:=IF([.N65]=&quot;x&quot;;&quot;x&quot;;&quot;&quot;)">
            <text:p/>
          </table:table-cell>
          <table:table-cell table:formula="of:=IF([.O65]=&quot;x&quot;;&quot;x&quot;;&quot;&quot;)">
            <text:p/>
          </table:table-cell>
          <table:table-cell table:formula="of:=IF([.P65]=&quot;x&quot;;&quot;x&quot;;&quot;&quot;)">
            <text:p/>
          </table:table-cell>
          <table:table-cell table:formula="of:=IF([.Q65]=&quot;x&quot;;&quot;x&quot;;&quot;&quot;)" office:value-type="string" office:string-value="x" calcext:value-type="string">
            <text:p>x</text:p>
          </table:table-cell>
          <table:table-cell table:formula="of:=IF([.R65]=&quot;x&quot;;&quot;x&quot;;&quot;&quot;)">
            <text:p/>
          </table:table-cell>
          <table:table-cell table:formula="of:=IF([.S65]=&quot;x&quot;;&quot;x&quot;;&quot;&quot;)">
            <text:p/>
          </table:table-cell>
          <table:table-cell table:formula="of:=IF([.T65]=&quot;x&quot;;&quot;x&quot;;&quot;&quot;)">
            <text:p/>
          </table:table-cell>
          <table:table-cell table:formula="of:=IF([.U65]=&quot;x&quot;;&quot;x&quot;;&quot;&quot;)">
            <text:p/>
          </table:table-cell>
          <table:table-cell table:formula="of:=IF([.V65]=&quot;x&quot;;&quot;x&quot;;&quot;&quot;)">
            <text:p/>
          </table:table-cell>
          <table:table-cell table:formula="of:=IF([.W65]=&quot;x&quot;;&quot;x&quot;;&quot;&quot;)">
            <text:p/>
          </table:table-cell>
          <table:table-cell table:formula="of:=IF([.X65]=&quot;x&quot;;&quot;x&quot;;&quot;&quot;)">
            <text:p/>
          </table:table-cell>
          <table:table-cell table:formula="of:=IF([.Y65]=&quot;x&quot;;&quot;x&quot;;&quot;&quot;)">
            <text:p/>
          </table:table-cell>
          <table:table-cell table:formula="of:=IF([.Z65]=&quot;x&quot;;&quot;x&quot;;&quot;&quot;)">
            <text:p/>
          </table:table-cell>
          <table:table-cell table:formula="of:=IF([.AA65]=&quot;x&quot;;&quot;x&quot;;&quot;&quot;)">
            <text:p/>
          </table:table-cell>
          <table:table-cell table:formula="of:=IF([.AB65]=&quot;x&quot;;&quot;x&quot;;&quot;&quot;)">
            <text:p/>
          </table:table-cell>
          <table:table-cell table:formula="of:=IF([.AC65]=&quot;x&quot;;&quot;x&quot;;&quot;&quot;)">
            <text:p/>
          </table:table-cell>
          <table:table-cell table:formula="of:=IF([.AD65]=&quot;x&quot;;&quot;x&quot;;&quot;&quot;)">
            <text:p/>
          </table:table-cell>
          <table:table-cell table:formula="of:=IF([.AE65]=&quot;x&quot;;&quot;x&quot;;&quot;&quot;)">
            <text:p/>
          </table:table-cell>
          <table:table-cell table:formula="of:=IF([.AF65]=&quot;x&quot;;&quot;x&quot;;&quot;&quot;)">
            <text:p/>
          </table:table-cell>
          <table:table-cell table:formula="of:=IF([.AG65]=&quot;x&quot;;&quot;x&quot;;&quot;&quot;)">
            <text:p/>
          </table:table-cell>
          <table:table-cell table:formula="of:=IF([.AH65]=&quot;x&quot;;&quot;x&quot;;&quot;&quot;)">
            <text:p/>
          </table:table-cell>
          <table:table-cell table:formula="of:=IF([.AI6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4" office:value-type="string" calcext:value-type="string">
            <text:p>TST065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4" office:value-type="float" office:value="1300" calcext:value-type="float">
            <text:p>130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3"/>
          <table:table-cell table:formula="of:=IF([.L66]=&quot;x&quot;;&quot;x&quot;;&quot;&quot;)">
            <text:p/>
          </table:table-cell>
          <table:table-cell table:formula="of:=IF([.M66]=&quot;x&quot;;&quot;x&quot;;&quot;&quot;)">
            <text:p/>
          </table:table-cell>
          <table:table-cell table:formula="of:=IF([.N66]=&quot;x&quot;;&quot;x&quot;;&quot;&quot;)">
            <text:p/>
          </table:table-cell>
          <table:table-cell table:formula="of:=IF([.O66]=&quot;x&quot;;&quot;x&quot;;&quot;&quot;)">
            <text:p/>
          </table:table-cell>
          <table:table-cell table:formula="of:=IF([.P66]=&quot;x&quot;;&quot;x&quot;;&quot;&quot;)">
            <text:p/>
          </table:table-cell>
          <table:table-cell table:formula="of:=IF([.Q66]=&quot;x&quot;;&quot;x&quot;;&quot;&quot;)" office:value-type="string" office:string-value="x" calcext:value-type="string">
            <text:p>x</text:p>
          </table:table-cell>
          <table:table-cell table:formula="of:=IF([.R66]=&quot;x&quot;;&quot;x&quot;;&quot;&quot;)">
            <text:p/>
          </table:table-cell>
          <table:table-cell table:formula="of:=IF([.S66]=&quot;x&quot;;&quot;x&quot;;&quot;&quot;)">
            <text:p/>
          </table:table-cell>
          <table:table-cell table:formula="of:=IF([.T66]=&quot;x&quot;;&quot;x&quot;;&quot;&quot;)">
            <text:p/>
          </table:table-cell>
          <table:table-cell table:formula="of:=IF([.U66]=&quot;x&quot;;&quot;x&quot;;&quot;&quot;)">
            <text:p/>
          </table:table-cell>
          <table:table-cell table:formula="of:=IF([.V66]=&quot;x&quot;;&quot;x&quot;;&quot;&quot;)">
            <text:p/>
          </table:table-cell>
          <table:table-cell table:formula="of:=IF([.W66]=&quot;x&quot;;&quot;x&quot;;&quot;&quot;)">
            <text:p/>
          </table:table-cell>
          <table:table-cell table:formula="of:=IF([.X66]=&quot;x&quot;;&quot;x&quot;;&quot;&quot;)">
            <text:p/>
          </table:table-cell>
          <table:table-cell table:formula="of:=IF([.Y66]=&quot;x&quot;;&quot;x&quot;;&quot;&quot;)">
            <text:p/>
          </table:table-cell>
          <table:table-cell table:formula="of:=IF([.Z66]=&quot;x&quot;;&quot;x&quot;;&quot;&quot;)">
            <text:p/>
          </table:table-cell>
          <table:table-cell table:formula="of:=IF([.AA66]=&quot;x&quot;;&quot;x&quot;;&quot;&quot;)">
            <text:p/>
          </table:table-cell>
          <table:table-cell table:formula="of:=IF([.AB66]=&quot;x&quot;;&quot;x&quot;;&quot;&quot;)">
            <text:p/>
          </table:table-cell>
          <table:table-cell table:formula="of:=IF([.AC66]=&quot;x&quot;;&quot;x&quot;;&quot;&quot;)">
            <text:p/>
          </table:table-cell>
          <table:table-cell table:formula="of:=IF([.AD66]=&quot;x&quot;;&quot;x&quot;;&quot;&quot;)">
            <text:p/>
          </table:table-cell>
          <table:table-cell table:formula="of:=IF([.AE66]=&quot;x&quot;;&quot;x&quot;;&quot;&quot;)">
            <text:p/>
          </table:table-cell>
          <table:table-cell table:formula="of:=IF([.AF66]=&quot;x&quot;;&quot;x&quot;;&quot;&quot;)">
            <text:p/>
          </table:table-cell>
          <table:table-cell table:formula="of:=IF([.AG66]=&quot;x&quot;;&quot;x&quot;;&quot;&quot;)">
            <text:p/>
          </table:table-cell>
          <table:table-cell table:formula="of:=IF([.AH66]=&quot;x&quot;;&quot;x&quot;;&quot;&quot;)">
            <text:p/>
          </table:table-cell>
          <table:table-cell table:formula="of:=IF([.AI6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4" office:value-type="string" calcext:value-type="string">
            <text:p>TST066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content-validation-name="val2" office:value-type="string" calcext:value-type="string">
            <text:p>no</text:p>
          </table:table-cell>
          <table:table-cell table:style-name="ce9" table:content-validation-name="val3" office:value-type="float" office:value="5" calcext:value-type="float">
            <text:p>5</text:p>
          </table:table-cell>
          <table:table-cell table:content-validation-name="val2" office:value-type="string" calcext:value-type="string">
            <text:p>no</text:p>
          </table:table-cell>
          <table:table-cell table:content-validation-name="val5" office:value-type="float" office:value="1320" calcext:value-type="float">
            <text:p>132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3"/>
          <table:table-cell table:formula="of:=IF([.L67]=&quot;x&quot;;&quot;x&quot;;&quot;&quot;)">
            <text:p/>
          </table:table-cell>
          <table:table-cell table:formula="of:=IF([.M67]=&quot;x&quot;;&quot;x&quot;;&quot;&quot;)">
            <text:p/>
          </table:table-cell>
          <table:table-cell table:formula="of:=IF([.N67]=&quot;x&quot;;&quot;x&quot;;&quot;&quot;)">
            <text:p/>
          </table:table-cell>
          <table:table-cell table:formula="of:=IF([.O67]=&quot;x&quot;;&quot;x&quot;;&quot;&quot;)">
            <text:p/>
          </table:table-cell>
          <table:table-cell table:formula="of:=IF([.P67]=&quot;x&quot;;&quot;x&quot;;&quot;&quot;)">
            <text:p/>
          </table:table-cell>
          <table:table-cell table:formula="of:=IF([.Q67]=&quot;x&quot;;&quot;x&quot;;&quot;&quot;)" office:value-type="string" office:string-value="x" calcext:value-type="string">
            <text:p>x</text:p>
          </table:table-cell>
          <table:table-cell table:formula="of:=IF([.R67]=&quot;x&quot;;&quot;x&quot;;&quot;&quot;)">
            <text:p/>
          </table:table-cell>
          <table:table-cell table:formula="of:=IF([.S67]=&quot;x&quot;;&quot;x&quot;;&quot;&quot;)">
            <text:p/>
          </table:table-cell>
          <table:table-cell table:formula="of:=IF([.T67]=&quot;x&quot;;&quot;x&quot;;&quot;&quot;)">
            <text:p/>
          </table:table-cell>
          <table:table-cell table:formula="of:=IF([.U67]=&quot;x&quot;;&quot;x&quot;;&quot;&quot;)">
            <text:p/>
          </table:table-cell>
          <table:table-cell table:formula="of:=IF([.V67]=&quot;x&quot;;&quot;x&quot;;&quot;&quot;)">
            <text:p/>
          </table:table-cell>
          <table:table-cell table:formula="of:=IF([.W67]=&quot;x&quot;;&quot;x&quot;;&quot;&quot;)">
            <text:p/>
          </table:table-cell>
          <table:table-cell table:formula="of:=IF([.X67]=&quot;x&quot;;&quot;x&quot;;&quot;&quot;)">
            <text:p/>
          </table:table-cell>
          <table:table-cell table:formula="of:=IF([.Y67]=&quot;x&quot;;&quot;x&quot;;&quot;&quot;)">
            <text:p/>
          </table:table-cell>
          <table:table-cell table:formula="of:=IF([.Z67]=&quot;x&quot;;&quot;x&quot;;&quot;&quot;)">
            <text:p/>
          </table:table-cell>
          <table:table-cell table:formula="of:=IF([.AA67]=&quot;x&quot;;&quot;x&quot;;&quot;&quot;)">
            <text:p/>
          </table:table-cell>
          <table:table-cell table:formula="of:=IF([.AB67]=&quot;x&quot;;&quot;x&quot;;&quot;&quot;)">
            <text:p/>
          </table:table-cell>
          <table:table-cell table:formula="of:=IF([.AC67]=&quot;x&quot;;&quot;x&quot;;&quot;&quot;)">
            <text:p/>
          </table:table-cell>
          <table:table-cell table:formula="of:=IF([.AD67]=&quot;x&quot;;&quot;x&quot;;&quot;&quot;)">
            <text:p/>
          </table:table-cell>
          <table:table-cell table:formula="of:=IF([.AE67]=&quot;x&quot;;&quot;x&quot;;&quot;&quot;)">
            <text:p/>
          </table:table-cell>
          <table:table-cell table:formula="of:=IF([.AF67]=&quot;x&quot;;&quot;x&quot;;&quot;&quot;)">
            <text:p/>
          </table:table-cell>
          <table:table-cell table:formula="of:=IF([.AG67]=&quot;x&quot;;&quot;x&quot;;&quot;&quot;)">
            <text:p/>
          </table:table-cell>
          <table:table-cell table:formula="of:=IF([.AH67]=&quot;x&quot;;&quot;x&quot;;&quot;&quot;)">
            <text:p/>
          </table:table-cell>
          <table:table-cell table:formula="of:=IF([.AI6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4" office:value-type="string" calcext:value-type="string">
            <text:p>TST067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4" office:value-type="float" office:value="1340" calcext:value-type="float">
            <text:p>134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3"/>
          <table:table-cell table:formula="of:=IF([.L68]=&quot;x&quot;;&quot;x&quot;;&quot;&quot;)">
            <text:p/>
          </table:table-cell>
          <table:table-cell table:formula="of:=IF([.M68]=&quot;x&quot;;&quot;x&quot;;&quot;&quot;)">
            <text:p/>
          </table:table-cell>
          <table:table-cell table:formula="of:=IF([.N68]=&quot;x&quot;;&quot;x&quot;;&quot;&quot;)">
            <text:p/>
          </table:table-cell>
          <table:table-cell table:formula="of:=IF([.O68]=&quot;x&quot;;&quot;x&quot;;&quot;&quot;)">
            <text:p/>
          </table:table-cell>
          <table:table-cell table:formula="of:=IF([.P68]=&quot;x&quot;;&quot;x&quot;;&quot;&quot;)">
            <text:p/>
          </table:table-cell>
          <table:table-cell table:formula="of:=IF([.Q68]=&quot;x&quot;;&quot;x&quot;;&quot;&quot;)" office:value-type="string" office:string-value="x" calcext:value-type="string">
            <text:p>x</text:p>
          </table:table-cell>
          <table:table-cell table:formula="of:=IF([.R68]=&quot;x&quot;;&quot;x&quot;;&quot;&quot;)">
            <text:p/>
          </table:table-cell>
          <table:table-cell table:formula="of:=IF([.S68]=&quot;x&quot;;&quot;x&quot;;&quot;&quot;)">
            <text:p/>
          </table:table-cell>
          <table:table-cell table:formula="of:=IF([.T68]=&quot;x&quot;;&quot;x&quot;;&quot;&quot;)">
            <text:p/>
          </table:table-cell>
          <table:table-cell table:formula="of:=IF([.U68]=&quot;x&quot;;&quot;x&quot;;&quot;&quot;)">
            <text:p/>
          </table:table-cell>
          <table:table-cell table:formula="of:=IF([.V68]=&quot;x&quot;;&quot;x&quot;;&quot;&quot;)">
            <text:p/>
          </table:table-cell>
          <table:table-cell table:formula="of:=IF([.W68]=&quot;x&quot;;&quot;x&quot;;&quot;&quot;)">
            <text:p/>
          </table:table-cell>
          <table:table-cell table:formula="of:=IF([.X68]=&quot;x&quot;;&quot;x&quot;;&quot;&quot;)">
            <text:p/>
          </table:table-cell>
          <table:table-cell table:formula="of:=IF([.Y68]=&quot;x&quot;;&quot;x&quot;;&quot;&quot;)">
            <text:p/>
          </table:table-cell>
          <table:table-cell table:formula="of:=IF([.Z68]=&quot;x&quot;;&quot;x&quot;;&quot;&quot;)">
            <text:p/>
          </table:table-cell>
          <table:table-cell table:formula="of:=IF([.AA68]=&quot;x&quot;;&quot;x&quot;;&quot;&quot;)">
            <text:p/>
          </table:table-cell>
          <table:table-cell table:formula="of:=IF([.AB68]=&quot;x&quot;;&quot;x&quot;;&quot;&quot;)">
            <text:p/>
          </table:table-cell>
          <table:table-cell table:formula="of:=IF([.AC68]=&quot;x&quot;;&quot;x&quot;;&quot;&quot;)">
            <text:p/>
          </table:table-cell>
          <table:table-cell table:formula="of:=IF([.AD68]=&quot;x&quot;;&quot;x&quot;;&quot;&quot;)">
            <text:p/>
          </table:table-cell>
          <table:table-cell table:formula="of:=IF([.AE68]=&quot;x&quot;;&quot;x&quot;;&quot;&quot;)">
            <text:p/>
          </table:table-cell>
          <table:table-cell table:formula="of:=IF([.AF68]=&quot;x&quot;;&quot;x&quot;;&quot;&quot;)">
            <text:p/>
          </table:table-cell>
          <table:table-cell table:formula="of:=IF([.AG68]=&quot;x&quot;;&quot;x&quot;;&quot;&quot;)">
            <text:p/>
          </table:table-cell>
          <table:table-cell table:formula="of:=IF([.AH68]=&quot;x&quot;;&quot;x&quot;;&quot;&quot;)">
            <text:p/>
          </table:table-cell>
          <table:table-cell table:formula="of:=IF([.AI6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4" office:value-type="string" calcext:value-type="string">
            <text:p>TST068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content-validation-name="val2" office:value-type="string" calcext:value-type="string">
            <text:p>no</text:p>
          </table:table-cell>
          <table:table-cell table:style-name="ce9" table:content-validation-name="val3" office:value-type="float" office:value="-5" calcext:value-type="float">
            <text:p>-5</text:p>
          </table:table-cell>
          <table:table-cell table:content-validation-name="val2" office:value-type="string" calcext:value-type="string">
            <text:p>no</text:p>
          </table:table-cell>
          <table:table-cell table:content-validation-name="val5" office:value-type="float" office:value="1360" calcext:value-type="float">
            <text:p>136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3"/>
          <table:table-cell table:formula="of:=IF([.L69]=&quot;x&quot;;&quot;x&quot;;&quot;&quot;)">
            <text:p/>
          </table:table-cell>
          <table:table-cell table:formula="of:=IF([.M69]=&quot;x&quot;;&quot;x&quot;;&quot;&quot;)">
            <text:p/>
          </table:table-cell>
          <table:table-cell table:formula="of:=IF([.N69]=&quot;x&quot;;&quot;x&quot;;&quot;&quot;)">
            <text:p/>
          </table:table-cell>
          <table:table-cell table:formula="of:=IF([.O69]=&quot;x&quot;;&quot;x&quot;;&quot;&quot;)">
            <text:p/>
          </table:table-cell>
          <table:table-cell table:formula="of:=IF([.P69]=&quot;x&quot;;&quot;x&quot;;&quot;&quot;)">
            <text:p/>
          </table:table-cell>
          <table:table-cell table:formula="of:=IF([.Q69]=&quot;x&quot;;&quot;x&quot;;&quot;&quot;)" office:value-type="string" office:string-value="x" calcext:value-type="string">
            <text:p>x</text:p>
          </table:table-cell>
          <table:table-cell table:formula="of:=IF([.R69]=&quot;x&quot;;&quot;x&quot;;&quot;&quot;)">
            <text:p/>
          </table:table-cell>
          <table:table-cell table:formula="of:=IF([.S69]=&quot;x&quot;;&quot;x&quot;;&quot;&quot;)">
            <text:p/>
          </table:table-cell>
          <table:table-cell table:formula="of:=IF([.T69]=&quot;x&quot;;&quot;x&quot;;&quot;&quot;)">
            <text:p/>
          </table:table-cell>
          <table:table-cell table:formula="of:=IF([.U69]=&quot;x&quot;;&quot;x&quot;;&quot;&quot;)">
            <text:p/>
          </table:table-cell>
          <table:table-cell table:formula="of:=IF([.V69]=&quot;x&quot;;&quot;x&quot;;&quot;&quot;)">
            <text:p/>
          </table:table-cell>
          <table:table-cell table:formula="of:=IF([.W69]=&quot;x&quot;;&quot;x&quot;;&quot;&quot;)">
            <text:p/>
          </table:table-cell>
          <table:table-cell table:formula="of:=IF([.X69]=&quot;x&quot;;&quot;x&quot;;&quot;&quot;)">
            <text:p/>
          </table:table-cell>
          <table:table-cell table:formula="of:=IF([.Y69]=&quot;x&quot;;&quot;x&quot;;&quot;&quot;)">
            <text:p/>
          </table:table-cell>
          <table:table-cell table:formula="of:=IF([.Z69]=&quot;x&quot;;&quot;x&quot;;&quot;&quot;)">
            <text:p/>
          </table:table-cell>
          <table:table-cell table:formula="of:=IF([.AA69]=&quot;x&quot;;&quot;x&quot;;&quot;&quot;)">
            <text:p/>
          </table:table-cell>
          <table:table-cell table:formula="of:=IF([.AB69]=&quot;x&quot;;&quot;x&quot;;&quot;&quot;)">
            <text:p/>
          </table:table-cell>
          <table:table-cell table:formula="of:=IF([.AC69]=&quot;x&quot;;&quot;x&quot;;&quot;&quot;)">
            <text:p/>
          </table:table-cell>
          <table:table-cell table:formula="of:=IF([.AD69]=&quot;x&quot;;&quot;x&quot;;&quot;&quot;)">
            <text:p/>
          </table:table-cell>
          <table:table-cell table:formula="of:=IF([.AE69]=&quot;x&quot;;&quot;x&quot;;&quot;&quot;)">
            <text:p/>
          </table:table-cell>
          <table:table-cell table:formula="of:=IF([.AF69]=&quot;x&quot;;&quot;x&quot;;&quot;&quot;)">
            <text:p/>
          </table:table-cell>
          <table:table-cell table:formula="of:=IF([.AG69]=&quot;x&quot;;&quot;x&quot;;&quot;&quot;)">
            <text:p/>
          </table:table-cell>
          <table:table-cell table:formula="of:=IF([.AH69]=&quot;x&quot;;&quot;x&quot;;&quot;&quot;)">
            <text:p/>
          </table:table-cell>
          <table:table-cell table:formula="of:=IF([.AI6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4" office:value-type="string" calcext:value-type="string">
            <text:p>TST069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10" calcext:value-type="float">
            <text:p>-10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4" office:value-type="float" office:value="1380" calcext:value-type="float">
            <text:p>138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3"/>
          <table:table-cell table:formula="of:=IF([.L70]=&quot;x&quot;;&quot;x&quot;;&quot;&quot;)">
            <text:p/>
          </table:table-cell>
          <table:table-cell table:formula="of:=IF([.M70]=&quot;x&quot;;&quot;x&quot;;&quot;&quot;)">
            <text:p/>
          </table:table-cell>
          <table:table-cell table:formula="of:=IF([.N70]=&quot;x&quot;;&quot;x&quot;;&quot;&quot;)">
            <text:p/>
          </table:table-cell>
          <table:table-cell table:formula="of:=IF([.O70]=&quot;x&quot;;&quot;x&quot;;&quot;&quot;)">
            <text:p/>
          </table:table-cell>
          <table:table-cell table:formula="of:=IF([.P70]=&quot;x&quot;;&quot;x&quot;;&quot;&quot;)">
            <text:p/>
          </table:table-cell>
          <table:table-cell table:formula="of:=IF([.Q70]=&quot;x&quot;;&quot;x&quot;;&quot;&quot;)" office:value-type="string" office:string-value="x" calcext:value-type="string">
            <text:p>x</text:p>
          </table:table-cell>
          <table:table-cell table:formula="of:=IF([.R70]=&quot;x&quot;;&quot;x&quot;;&quot;&quot;)">
            <text:p/>
          </table:table-cell>
          <table:table-cell table:formula="of:=IF([.S70]=&quot;x&quot;;&quot;x&quot;;&quot;&quot;)">
            <text:p/>
          </table:table-cell>
          <table:table-cell table:formula="of:=IF([.T70]=&quot;x&quot;;&quot;x&quot;;&quot;&quot;)">
            <text:p/>
          </table:table-cell>
          <table:table-cell table:formula="of:=IF([.U70]=&quot;x&quot;;&quot;x&quot;;&quot;&quot;)">
            <text:p/>
          </table:table-cell>
          <table:table-cell table:formula="of:=IF([.V70]=&quot;x&quot;;&quot;x&quot;;&quot;&quot;)">
            <text:p/>
          </table:table-cell>
          <table:table-cell table:formula="of:=IF([.W70]=&quot;x&quot;;&quot;x&quot;;&quot;&quot;)">
            <text:p/>
          </table:table-cell>
          <table:table-cell table:formula="of:=IF([.X70]=&quot;x&quot;;&quot;x&quot;;&quot;&quot;)">
            <text:p/>
          </table:table-cell>
          <table:table-cell table:formula="of:=IF([.Y70]=&quot;x&quot;;&quot;x&quot;;&quot;&quot;)">
            <text:p/>
          </table:table-cell>
          <table:table-cell table:formula="of:=IF([.Z70]=&quot;x&quot;;&quot;x&quot;;&quot;&quot;)">
            <text:p/>
          </table:table-cell>
          <table:table-cell table:formula="of:=IF([.AA70]=&quot;x&quot;;&quot;x&quot;;&quot;&quot;)">
            <text:p/>
          </table:table-cell>
          <table:table-cell table:formula="of:=IF([.AB70]=&quot;x&quot;;&quot;x&quot;;&quot;&quot;)">
            <text:p/>
          </table:table-cell>
          <table:table-cell table:formula="of:=IF([.AC70]=&quot;x&quot;;&quot;x&quot;;&quot;&quot;)">
            <text:p/>
          </table:table-cell>
          <table:table-cell table:formula="of:=IF([.AD70]=&quot;x&quot;;&quot;x&quot;;&quot;&quot;)">
            <text:p/>
          </table:table-cell>
          <table:table-cell table:formula="of:=IF([.AE70]=&quot;x&quot;;&quot;x&quot;;&quot;&quot;)">
            <text:p/>
          </table:table-cell>
          <table:table-cell table:formula="of:=IF([.AF70]=&quot;x&quot;;&quot;x&quot;;&quot;&quot;)">
            <text:p/>
          </table:table-cell>
          <table:table-cell table:formula="of:=IF([.AG70]=&quot;x&quot;;&quot;x&quot;;&quot;&quot;)">
            <text:p/>
          </table:table-cell>
          <table:table-cell table:formula="of:=IF([.AH70]=&quot;x&quot;;&quot;x&quot;;&quot;&quot;)">
            <text:p/>
          </table:table-cell>
          <table:table-cell table:formula="of:=IF([.AI7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4" office:value-type="string" calcext:value-type="string">
            <text:p>TST070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content-validation-name="val2" office:value-type="string" calcext:value-type="string">
            <text:p>no</text:p>
          </table:table-cell>
          <table:table-cell table:style-name="ce9" table:content-validation-name="val3" office:value-type="float" office:value="-15" calcext:value-type="float">
            <text:p>-15</text:p>
          </table:table-cell>
          <table:table-cell table:content-validation-name="val2" office:value-type="string" calcext:value-type="string">
            <text:p>no</text:p>
          </table:table-cell>
          <table:table-cell table:content-validation-name="val5" office:value-type="float" office:value="1400" calcext:value-type="float">
            <text:p>140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3"/>
          <table:table-cell table:formula="of:=IF([.L71]=&quot;x&quot;;&quot;x&quot;;&quot;&quot;)">
            <text:p/>
          </table:table-cell>
          <table:table-cell table:formula="of:=IF([.M71]=&quot;x&quot;;&quot;x&quot;;&quot;&quot;)">
            <text:p/>
          </table:table-cell>
          <table:table-cell table:formula="of:=IF([.N71]=&quot;x&quot;;&quot;x&quot;;&quot;&quot;)">
            <text:p/>
          </table:table-cell>
          <table:table-cell table:formula="of:=IF([.O71]=&quot;x&quot;;&quot;x&quot;;&quot;&quot;)">
            <text:p/>
          </table:table-cell>
          <table:table-cell table:formula="of:=IF([.P71]=&quot;x&quot;;&quot;x&quot;;&quot;&quot;)">
            <text:p/>
          </table:table-cell>
          <table:table-cell table:formula="of:=IF([.Q71]=&quot;x&quot;;&quot;x&quot;;&quot;&quot;)" office:value-type="string" office:string-value="x" calcext:value-type="string">
            <text:p>x</text:p>
          </table:table-cell>
          <table:table-cell table:formula="of:=IF([.R71]=&quot;x&quot;;&quot;x&quot;;&quot;&quot;)">
            <text:p/>
          </table:table-cell>
          <table:table-cell table:formula="of:=IF([.S71]=&quot;x&quot;;&quot;x&quot;;&quot;&quot;)">
            <text:p/>
          </table:table-cell>
          <table:table-cell table:formula="of:=IF([.T71]=&quot;x&quot;;&quot;x&quot;;&quot;&quot;)">
            <text:p/>
          </table:table-cell>
          <table:table-cell table:formula="of:=IF([.U71]=&quot;x&quot;;&quot;x&quot;;&quot;&quot;)">
            <text:p/>
          </table:table-cell>
          <table:table-cell table:formula="of:=IF([.V71]=&quot;x&quot;;&quot;x&quot;;&quot;&quot;)">
            <text:p/>
          </table:table-cell>
          <table:table-cell table:formula="of:=IF([.W71]=&quot;x&quot;;&quot;x&quot;;&quot;&quot;)">
            <text:p/>
          </table:table-cell>
          <table:table-cell table:formula="of:=IF([.X71]=&quot;x&quot;;&quot;x&quot;;&quot;&quot;)">
            <text:p/>
          </table:table-cell>
          <table:table-cell table:formula="of:=IF([.Y71]=&quot;x&quot;;&quot;x&quot;;&quot;&quot;)">
            <text:p/>
          </table:table-cell>
          <table:table-cell table:formula="of:=IF([.Z71]=&quot;x&quot;;&quot;x&quot;;&quot;&quot;)">
            <text:p/>
          </table:table-cell>
          <table:table-cell table:formula="of:=IF([.AA71]=&quot;x&quot;;&quot;x&quot;;&quot;&quot;)">
            <text:p/>
          </table:table-cell>
          <table:table-cell table:formula="of:=IF([.AB71]=&quot;x&quot;;&quot;x&quot;;&quot;&quot;)">
            <text:p/>
          </table:table-cell>
          <table:table-cell table:formula="of:=IF([.AC71]=&quot;x&quot;;&quot;x&quot;;&quot;&quot;)">
            <text:p/>
          </table:table-cell>
          <table:table-cell table:formula="of:=IF([.AD71]=&quot;x&quot;;&quot;x&quot;;&quot;&quot;)">
            <text:p/>
          </table:table-cell>
          <table:table-cell table:formula="of:=IF([.AE71]=&quot;x&quot;;&quot;x&quot;;&quot;&quot;)">
            <text:p/>
          </table:table-cell>
          <table:table-cell table:formula="of:=IF([.AF71]=&quot;x&quot;;&quot;x&quot;;&quot;&quot;)">
            <text:p/>
          </table:table-cell>
          <table:table-cell table:formula="of:=IF([.AG71]=&quot;x&quot;;&quot;x&quot;;&quot;&quot;)">
            <text:p/>
          </table:table-cell>
          <table:table-cell table:formula="of:=IF([.AH71]=&quot;x&quot;;&quot;x&quot;;&quot;&quot;)">
            <text:p/>
          </table:table-cell>
          <table:table-cell table:formula="of:=IF([.AI7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4" office:value-type="string" calcext:value-type="string">
            <text:p>TST071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20" calcext:value-type="float">
            <text:p>-20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4" office:value-type="float" office:value="1420" calcext:value-type="float">
            <text:p>142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3"/>
          <table:table-cell table:formula="of:=IF([.L72]=&quot;x&quot;;&quot;x&quot;;&quot;&quot;)">
            <text:p/>
          </table:table-cell>
          <table:table-cell table:formula="of:=IF([.M72]=&quot;x&quot;;&quot;x&quot;;&quot;&quot;)">
            <text:p/>
          </table:table-cell>
          <table:table-cell table:formula="of:=IF([.N72]=&quot;x&quot;;&quot;x&quot;;&quot;&quot;)">
            <text:p/>
          </table:table-cell>
          <table:table-cell table:formula="of:=IF([.O72]=&quot;x&quot;;&quot;x&quot;;&quot;&quot;)">
            <text:p/>
          </table:table-cell>
          <table:table-cell table:formula="of:=IF([.P72]=&quot;x&quot;;&quot;x&quot;;&quot;&quot;)">
            <text:p/>
          </table:table-cell>
          <table:table-cell table:formula="of:=IF([.Q72]=&quot;x&quot;;&quot;x&quot;;&quot;&quot;)" office:value-type="string" office:string-value="x" calcext:value-type="string">
            <text:p>x</text:p>
          </table:table-cell>
          <table:table-cell table:formula="of:=IF([.R72]=&quot;x&quot;;&quot;x&quot;;&quot;&quot;)">
            <text:p/>
          </table:table-cell>
          <table:table-cell table:formula="of:=IF([.S72]=&quot;x&quot;;&quot;x&quot;;&quot;&quot;)">
            <text:p/>
          </table:table-cell>
          <table:table-cell table:formula="of:=IF([.T72]=&quot;x&quot;;&quot;x&quot;;&quot;&quot;)">
            <text:p/>
          </table:table-cell>
          <table:table-cell table:formula="of:=IF([.U72]=&quot;x&quot;;&quot;x&quot;;&quot;&quot;)">
            <text:p/>
          </table:table-cell>
          <table:table-cell table:formula="of:=IF([.V72]=&quot;x&quot;;&quot;x&quot;;&quot;&quot;)">
            <text:p/>
          </table:table-cell>
          <table:table-cell table:formula="of:=IF([.W72]=&quot;x&quot;;&quot;x&quot;;&quot;&quot;)">
            <text:p/>
          </table:table-cell>
          <table:table-cell table:formula="of:=IF([.X72]=&quot;x&quot;;&quot;x&quot;;&quot;&quot;)">
            <text:p/>
          </table:table-cell>
          <table:table-cell table:formula="of:=IF([.Y72]=&quot;x&quot;;&quot;x&quot;;&quot;&quot;)">
            <text:p/>
          </table:table-cell>
          <table:table-cell table:formula="of:=IF([.Z72]=&quot;x&quot;;&quot;x&quot;;&quot;&quot;)">
            <text:p/>
          </table:table-cell>
          <table:table-cell table:formula="of:=IF([.AA72]=&quot;x&quot;;&quot;x&quot;;&quot;&quot;)">
            <text:p/>
          </table:table-cell>
          <table:table-cell table:formula="of:=IF([.AB72]=&quot;x&quot;;&quot;x&quot;;&quot;&quot;)">
            <text:p/>
          </table:table-cell>
          <table:table-cell table:formula="of:=IF([.AC72]=&quot;x&quot;;&quot;x&quot;;&quot;&quot;)">
            <text:p/>
          </table:table-cell>
          <table:table-cell table:formula="of:=IF([.AD72]=&quot;x&quot;;&quot;x&quot;;&quot;&quot;)">
            <text:p/>
          </table:table-cell>
          <table:table-cell table:formula="of:=IF([.AE72]=&quot;x&quot;;&quot;x&quot;;&quot;&quot;)">
            <text:p/>
          </table:table-cell>
          <table:table-cell table:formula="of:=IF([.AF72]=&quot;x&quot;;&quot;x&quot;;&quot;&quot;)">
            <text:p/>
          </table:table-cell>
          <table:table-cell table:formula="of:=IF([.AG72]=&quot;x&quot;;&quot;x&quot;;&quot;&quot;)">
            <text:p/>
          </table:table-cell>
          <table:table-cell table:formula="of:=IF([.AH72]=&quot;x&quot;;&quot;x&quot;;&quot;&quot;)">
            <text:p/>
          </table:table-cell>
          <table:table-cell table:formula="of:=IF([.AI7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4" office:value-type="string" calcext:value-type="string">
            <text:p>TST072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content-validation-name="val2" office:value-type="string" calcext:value-type="string">
            <text:p>no</text:p>
          </table:table-cell>
          <table:table-cell table:style-name="ce9" table:content-validation-name="val3" office:value-type="float" office:value="-25" calcext:value-type="float">
            <text:p>-25</text:p>
          </table:table-cell>
          <table:table-cell table:content-validation-name="val2" office:value-type="string" calcext:value-type="string">
            <text:p>no</text:p>
          </table:table-cell>
          <table:table-cell table:content-validation-name="val5" office:value-type="float" office:value="1440" calcext:value-type="float">
            <text:p>144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3"/>
          <table:table-cell table:formula="of:=IF([.L73]=&quot;x&quot;;&quot;x&quot;;&quot;&quot;)">
            <text:p/>
          </table:table-cell>
          <table:table-cell table:formula="of:=IF([.M73]=&quot;x&quot;;&quot;x&quot;;&quot;&quot;)">
            <text:p/>
          </table:table-cell>
          <table:table-cell table:formula="of:=IF([.N73]=&quot;x&quot;;&quot;x&quot;;&quot;&quot;)">
            <text:p/>
          </table:table-cell>
          <table:table-cell table:formula="of:=IF([.O73]=&quot;x&quot;;&quot;x&quot;;&quot;&quot;)">
            <text:p/>
          </table:table-cell>
          <table:table-cell table:formula="of:=IF([.P73]=&quot;x&quot;;&quot;x&quot;;&quot;&quot;)">
            <text:p/>
          </table:table-cell>
          <table:table-cell table:formula="of:=IF([.Q73]=&quot;x&quot;;&quot;x&quot;;&quot;&quot;)" office:value-type="string" office:string-value="x" calcext:value-type="string">
            <text:p>x</text:p>
          </table:table-cell>
          <table:table-cell table:formula="of:=IF([.R73]=&quot;x&quot;;&quot;x&quot;;&quot;&quot;)">
            <text:p/>
          </table:table-cell>
          <table:table-cell table:formula="of:=IF([.S73]=&quot;x&quot;;&quot;x&quot;;&quot;&quot;)">
            <text:p/>
          </table:table-cell>
          <table:table-cell table:formula="of:=IF([.T73]=&quot;x&quot;;&quot;x&quot;;&quot;&quot;)">
            <text:p/>
          </table:table-cell>
          <table:table-cell table:formula="of:=IF([.U73]=&quot;x&quot;;&quot;x&quot;;&quot;&quot;)">
            <text:p/>
          </table:table-cell>
          <table:table-cell table:formula="of:=IF([.V73]=&quot;x&quot;;&quot;x&quot;;&quot;&quot;)">
            <text:p/>
          </table:table-cell>
          <table:table-cell table:formula="of:=IF([.W73]=&quot;x&quot;;&quot;x&quot;;&quot;&quot;)">
            <text:p/>
          </table:table-cell>
          <table:table-cell table:formula="of:=IF([.X73]=&quot;x&quot;;&quot;x&quot;;&quot;&quot;)">
            <text:p/>
          </table:table-cell>
          <table:table-cell table:formula="of:=IF([.Y73]=&quot;x&quot;;&quot;x&quot;;&quot;&quot;)">
            <text:p/>
          </table:table-cell>
          <table:table-cell table:formula="of:=IF([.Z73]=&quot;x&quot;;&quot;x&quot;;&quot;&quot;)">
            <text:p/>
          </table:table-cell>
          <table:table-cell table:formula="of:=IF([.AA73]=&quot;x&quot;;&quot;x&quot;;&quot;&quot;)">
            <text:p/>
          </table:table-cell>
          <table:table-cell table:formula="of:=IF([.AB73]=&quot;x&quot;;&quot;x&quot;;&quot;&quot;)">
            <text:p/>
          </table:table-cell>
          <table:table-cell table:formula="of:=IF([.AC73]=&quot;x&quot;;&quot;x&quot;;&quot;&quot;)">
            <text:p/>
          </table:table-cell>
          <table:table-cell table:formula="of:=IF([.AD73]=&quot;x&quot;;&quot;x&quot;;&quot;&quot;)">
            <text:p/>
          </table:table-cell>
          <table:table-cell table:formula="of:=IF([.AE73]=&quot;x&quot;;&quot;x&quot;;&quot;&quot;)">
            <text:p/>
          </table:table-cell>
          <table:table-cell table:formula="of:=IF([.AF73]=&quot;x&quot;;&quot;x&quot;;&quot;&quot;)">
            <text:p/>
          </table:table-cell>
          <table:table-cell table:formula="of:=IF([.AG73]=&quot;x&quot;;&quot;x&quot;;&quot;&quot;)">
            <text:p/>
          </table:table-cell>
          <table:table-cell table:formula="of:=IF([.AH73]=&quot;x&quot;;&quot;x&quot;;&quot;&quot;)">
            <text:p/>
          </table:table-cell>
          <table:table-cell table:formula="of:=IF([.AI7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4" office:value-type="string" calcext:value-type="string">
            <text:p>TST073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30" calcext:value-type="float">
            <text:p>-30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4" office:value-type="float" office:value="1460" calcext:value-type="float">
            <text:p>146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2"/>
          <table:table-cell table:formula="of:=IF([.L74]=&quot;x&quot;;&quot;x&quot;;&quot;&quot;)">
            <text:p/>
          </table:table-cell>
          <table:table-cell table:formula="of:=IF([.M74]=&quot;x&quot;;&quot;x&quot;;&quot;&quot;)">
            <text:p/>
          </table:table-cell>
          <table:table-cell table:formula="of:=IF([.N74]=&quot;x&quot;;&quot;x&quot;;&quot;&quot;)">
            <text:p/>
          </table:table-cell>
          <table:table-cell table:formula="of:=IF([.O74]=&quot;x&quot;;&quot;x&quot;;&quot;&quot;)">
            <text:p/>
          </table:table-cell>
          <table:table-cell table:formula="of:=IF([.P74]=&quot;x&quot;;&quot;x&quot;;&quot;&quot;)">
            <text:p/>
          </table:table-cell>
          <table:table-cell table:formula="of:=IF([.Q74]=&quot;x&quot;;&quot;x&quot;;&quot;&quot;)">
            <text:p/>
          </table:table-cell>
          <table:table-cell table:formula="of:=IF([.R74]=&quot;x&quot;;&quot;x&quot;;&quot;&quot;)" office:value-type="string" office:string-value="x" calcext:value-type="string">
            <text:p>x</text:p>
          </table:table-cell>
          <table:table-cell table:formula="of:=IF([.S74]=&quot;x&quot;;&quot;x&quot;;&quot;&quot;)">
            <text:p/>
          </table:table-cell>
          <table:table-cell table:formula="of:=IF([.T74]=&quot;x&quot;;&quot;x&quot;;&quot;&quot;)">
            <text:p/>
          </table:table-cell>
          <table:table-cell table:formula="of:=IF([.U74]=&quot;x&quot;;&quot;x&quot;;&quot;&quot;)">
            <text:p/>
          </table:table-cell>
          <table:table-cell table:formula="of:=IF([.V74]=&quot;x&quot;;&quot;x&quot;;&quot;&quot;)">
            <text:p/>
          </table:table-cell>
          <table:table-cell table:formula="of:=IF([.W74]=&quot;x&quot;;&quot;x&quot;;&quot;&quot;)">
            <text:p/>
          </table:table-cell>
          <table:table-cell table:formula="of:=IF([.X74]=&quot;x&quot;;&quot;x&quot;;&quot;&quot;)">
            <text:p/>
          </table:table-cell>
          <table:table-cell table:formula="of:=IF([.Y74]=&quot;x&quot;;&quot;x&quot;;&quot;&quot;)">
            <text:p/>
          </table:table-cell>
          <table:table-cell table:formula="of:=IF([.Z74]=&quot;x&quot;;&quot;x&quot;;&quot;&quot;)">
            <text:p/>
          </table:table-cell>
          <table:table-cell table:formula="of:=IF([.AA74]=&quot;x&quot;;&quot;x&quot;;&quot;&quot;)">
            <text:p/>
          </table:table-cell>
          <table:table-cell table:formula="of:=IF([.AB74]=&quot;x&quot;;&quot;x&quot;;&quot;&quot;)">
            <text:p/>
          </table:table-cell>
          <table:table-cell table:formula="of:=IF([.AC74]=&quot;x&quot;;&quot;x&quot;;&quot;&quot;)">
            <text:p/>
          </table:table-cell>
          <table:table-cell table:formula="of:=IF([.AD74]=&quot;x&quot;;&quot;x&quot;;&quot;&quot;)">
            <text:p/>
          </table:table-cell>
          <table:table-cell table:formula="of:=IF([.AE74]=&quot;x&quot;;&quot;x&quot;;&quot;&quot;)">
            <text:p/>
          </table:table-cell>
          <table:table-cell table:formula="of:=IF([.AF74]=&quot;x&quot;;&quot;x&quot;;&quot;&quot;)">
            <text:p/>
          </table:table-cell>
          <table:table-cell table:formula="of:=IF([.AG74]=&quot;x&quot;;&quot;x&quot;;&quot;&quot;)">
            <text:p/>
          </table:table-cell>
          <table:table-cell table:formula="of:=IF([.AH74]=&quot;x&quot;;&quot;x&quot;;&quot;&quot;)">
            <text:p/>
          </table:table-cell>
          <table:table-cell table:formula="of:=IF([.AI7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4" office:value-type="string" calcext:value-type="string">
            <text:p>TST074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content-validation-name="val2" office:value-type="string" calcext:value-type="string">
            <text:p>no</text:p>
          </table:table-cell>
          <table:table-cell table:style-name="ce9" table:content-validation-name="val3" office:value-type="float" office:value="-35" calcext:value-type="float">
            <text:p>-35</text:p>
          </table:table-cell>
          <table:table-cell table:content-validation-name="val2" office:value-type="string" calcext:value-type="string">
            <text:p>no</text:p>
          </table:table-cell>
          <table:table-cell table:content-validation-name="val5" office:value-type="float" office:value="1480" calcext:value-type="float">
            <text:p>148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2"/>
          <table:table-cell table:formula="of:=IF([.L75]=&quot;x&quot;;&quot;x&quot;;&quot;&quot;)">
            <text:p/>
          </table:table-cell>
          <table:table-cell table:formula="of:=IF([.M75]=&quot;x&quot;;&quot;x&quot;;&quot;&quot;)">
            <text:p/>
          </table:table-cell>
          <table:table-cell table:formula="of:=IF([.N75]=&quot;x&quot;;&quot;x&quot;;&quot;&quot;)">
            <text:p/>
          </table:table-cell>
          <table:table-cell table:formula="of:=IF([.O75]=&quot;x&quot;;&quot;x&quot;;&quot;&quot;)">
            <text:p/>
          </table:table-cell>
          <table:table-cell table:formula="of:=IF([.P75]=&quot;x&quot;;&quot;x&quot;;&quot;&quot;)">
            <text:p/>
          </table:table-cell>
          <table:table-cell table:formula="of:=IF([.Q75]=&quot;x&quot;;&quot;x&quot;;&quot;&quot;)">
            <text:p/>
          </table:table-cell>
          <table:table-cell table:formula="of:=IF([.R75]=&quot;x&quot;;&quot;x&quot;;&quot;&quot;)" office:value-type="string" office:string-value="x" calcext:value-type="string">
            <text:p>x</text:p>
          </table:table-cell>
          <table:table-cell table:formula="of:=IF([.S75]=&quot;x&quot;;&quot;x&quot;;&quot;&quot;)">
            <text:p/>
          </table:table-cell>
          <table:table-cell table:formula="of:=IF([.T75]=&quot;x&quot;;&quot;x&quot;;&quot;&quot;)">
            <text:p/>
          </table:table-cell>
          <table:table-cell table:formula="of:=IF([.U75]=&quot;x&quot;;&quot;x&quot;;&quot;&quot;)">
            <text:p/>
          </table:table-cell>
          <table:table-cell table:formula="of:=IF([.V75]=&quot;x&quot;;&quot;x&quot;;&quot;&quot;)">
            <text:p/>
          </table:table-cell>
          <table:table-cell table:formula="of:=IF([.W75]=&quot;x&quot;;&quot;x&quot;;&quot;&quot;)">
            <text:p/>
          </table:table-cell>
          <table:table-cell table:formula="of:=IF([.X75]=&quot;x&quot;;&quot;x&quot;;&quot;&quot;)">
            <text:p/>
          </table:table-cell>
          <table:table-cell table:formula="of:=IF([.Y75]=&quot;x&quot;;&quot;x&quot;;&quot;&quot;)">
            <text:p/>
          </table:table-cell>
          <table:table-cell table:formula="of:=IF([.Z75]=&quot;x&quot;;&quot;x&quot;;&quot;&quot;)">
            <text:p/>
          </table:table-cell>
          <table:table-cell table:formula="of:=IF([.AA75]=&quot;x&quot;;&quot;x&quot;;&quot;&quot;)">
            <text:p/>
          </table:table-cell>
          <table:table-cell table:formula="of:=IF([.AB75]=&quot;x&quot;;&quot;x&quot;;&quot;&quot;)">
            <text:p/>
          </table:table-cell>
          <table:table-cell table:formula="of:=IF([.AC75]=&quot;x&quot;;&quot;x&quot;;&quot;&quot;)">
            <text:p/>
          </table:table-cell>
          <table:table-cell table:formula="of:=IF([.AD75]=&quot;x&quot;;&quot;x&quot;;&quot;&quot;)">
            <text:p/>
          </table:table-cell>
          <table:table-cell table:formula="of:=IF([.AE75]=&quot;x&quot;;&quot;x&quot;;&quot;&quot;)">
            <text:p/>
          </table:table-cell>
          <table:table-cell table:formula="of:=IF([.AF75]=&quot;x&quot;;&quot;x&quot;;&quot;&quot;)">
            <text:p/>
          </table:table-cell>
          <table:table-cell table:formula="of:=IF([.AG75]=&quot;x&quot;;&quot;x&quot;;&quot;&quot;)">
            <text:p/>
          </table:table-cell>
          <table:table-cell table:formula="of:=IF([.AH75]=&quot;x&quot;;&quot;x&quot;;&quot;&quot;)">
            <text:p/>
          </table:table-cell>
          <table:table-cell table:formula="of:=IF([.AI7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4" office:value-type="string" calcext:value-type="string">
            <text:p>TST075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40" calcext:value-type="float">
            <text:p>-40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4" office:value-type="float" office:value="1500" calcext:value-type="float">
            <text:p>150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2"/>
          <table:table-cell table:formula="of:=IF([.L76]=&quot;x&quot;;&quot;x&quot;;&quot;&quot;)">
            <text:p/>
          </table:table-cell>
          <table:table-cell table:formula="of:=IF([.M76]=&quot;x&quot;;&quot;x&quot;;&quot;&quot;)">
            <text:p/>
          </table:table-cell>
          <table:table-cell table:formula="of:=IF([.N76]=&quot;x&quot;;&quot;x&quot;;&quot;&quot;)">
            <text:p/>
          </table:table-cell>
          <table:table-cell table:formula="of:=IF([.O76]=&quot;x&quot;;&quot;x&quot;;&quot;&quot;)">
            <text:p/>
          </table:table-cell>
          <table:table-cell table:formula="of:=IF([.P76]=&quot;x&quot;;&quot;x&quot;;&quot;&quot;)">
            <text:p/>
          </table:table-cell>
          <table:table-cell table:formula="of:=IF([.Q76]=&quot;x&quot;;&quot;x&quot;;&quot;&quot;)">
            <text:p/>
          </table:table-cell>
          <table:table-cell table:formula="of:=IF([.R76]=&quot;x&quot;;&quot;x&quot;;&quot;&quot;)" office:value-type="string" office:string-value="x" calcext:value-type="string">
            <text:p>x</text:p>
          </table:table-cell>
          <table:table-cell table:formula="of:=IF([.S76]=&quot;x&quot;;&quot;x&quot;;&quot;&quot;)">
            <text:p/>
          </table:table-cell>
          <table:table-cell table:formula="of:=IF([.T76]=&quot;x&quot;;&quot;x&quot;;&quot;&quot;)">
            <text:p/>
          </table:table-cell>
          <table:table-cell table:formula="of:=IF([.U76]=&quot;x&quot;;&quot;x&quot;;&quot;&quot;)">
            <text:p/>
          </table:table-cell>
          <table:table-cell table:formula="of:=IF([.V76]=&quot;x&quot;;&quot;x&quot;;&quot;&quot;)">
            <text:p/>
          </table:table-cell>
          <table:table-cell table:formula="of:=IF([.W76]=&quot;x&quot;;&quot;x&quot;;&quot;&quot;)">
            <text:p/>
          </table:table-cell>
          <table:table-cell table:formula="of:=IF([.X76]=&quot;x&quot;;&quot;x&quot;;&quot;&quot;)">
            <text:p/>
          </table:table-cell>
          <table:table-cell table:formula="of:=IF([.Y76]=&quot;x&quot;;&quot;x&quot;;&quot;&quot;)">
            <text:p/>
          </table:table-cell>
          <table:table-cell table:formula="of:=IF([.Z76]=&quot;x&quot;;&quot;x&quot;;&quot;&quot;)">
            <text:p/>
          </table:table-cell>
          <table:table-cell table:formula="of:=IF([.AA76]=&quot;x&quot;;&quot;x&quot;;&quot;&quot;)">
            <text:p/>
          </table:table-cell>
          <table:table-cell table:formula="of:=IF([.AB76]=&quot;x&quot;;&quot;x&quot;;&quot;&quot;)">
            <text:p/>
          </table:table-cell>
          <table:table-cell table:formula="of:=IF([.AC76]=&quot;x&quot;;&quot;x&quot;;&quot;&quot;)">
            <text:p/>
          </table:table-cell>
          <table:table-cell table:formula="of:=IF([.AD76]=&quot;x&quot;;&quot;x&quot;;&quot;&quot;)">
            <text:p/>
          </table:table-cell>
          <table:table-cell table:formula="of:=IF([.AE76]=&quot;x&quot;;&quot;x&quot;;&quot;&quot;)">
            <text:p/>
          </table:table-cell>
          <table:table-cell table:formula="of:=IF([.AF76]=&quot;x&quot;;&quot;x&quot;;&quot;&quot;)">
            <text:p/>
          </table:table-cell>
          <table:table-cell table:formula="of:=IF([.AG76]=&quot;x&quot;;&quot;x&quot;;&quot;&quot;)">
            <text:p/>
          </table:table-cell>
          <table:table-cell table:formula="of:=IF([.AH76]=&quot;x&quot;;&quot;x&quot;;&quot;&quot;)">
            <text:p/>
          </table:table-cell>
          <table:table-cell table:formula="of:=IF([.AI7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4" office:value-type="string" calcext:value-type="string">
            <text:p>TST076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content-validation-name="val2" office:value-type="string" calcext:value-type="string">
            <text:p>no</text:p>
          </table:table-cell>
          <table:table-cell table:style-name="ce9" table:content-validation-name="val3" office:value-type="float" office:value="-45" calcext:value-type="float">
            <text:p>-45</text:p>
          </table:table-cell>
          <table:table-cell table:content-validation-name="val2" office:value-type="string" calcext:value-type="string">
            <text:p>no</text:p>
          </table:table-cell>
          <table:table-cell table:content-validation-name="val5" office:value-type="float" office:value="1520" calcext:value-type="float">
            <text:p>152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2"/>
          <table:table-cell table:formula="of:=IF([.L77]=&quot;x&quot;;&quot;x&quot;;&quot;&quot;)">
            <text:p/>
          </table:table-cell>
          <table:table-cell table:formula="of:=IF([.M77]=&quot;x&quot;;&quot;x&quot;;&quot;&quot;)">
            <text:p/>
          </table:table-cell>
          <table:table-cell table:formula="of:=IF([.N77]=&quot;x&quot;;&quot;x&quot;;&quot;&quot;)">
            <text:p/>
          </table:table-cell>
          <table:table-cell table:formula="of:=IF([.O77]=&quot;x&quot;;&quot;x&quot;;&quot;&quot;)">
            <text:p/>
          </table:table-cell>
          <table:table-cell table:formula="of:=IF([.P77]=&quot;x&quot;;&quot;x&quot;;&quot;&quot;)">
            <text:p/>
          </table:table-cell>
          <table:table-cell table:formula="of:=IF([.Q77]=&quot;x&quot;;&quot;x&quot;;&quot;&quot;)">
            <text:p/>
          </table:table-cell>
          <table:table-cell table:formula="of:=IF([.R77]=&quot;x&quot;;&quot;x&quot;;&quot;&quot;)" office:value-type="string" office:string-value="x" calcext:value-type="string">
            <text:p>x</text:p>
          </table:table-cell>
          <table:table-cell table:formula="of:=IF([.S77]=&quot;x&quot;;&quot;x&quot;;&quot;&quot;)">
            <text:p/>
          </table:table-cell>
          <table:table-cell table:formula="of:=IF([.T77]=&quot;x&quot;;&quot;x&quot;;&quot;&quot;)">
            <text:p/>
          </table:table-cell>
          <table:table-cell table:formula="of:=IF([.U77]=&quot;x&quot;;&quot;x&quot;;&quot;&quot;)">
            <text:p/>
          </table:table-cell>
          <table:table-cell table:formula="of:=IF([.V77]=&quot;x&quot;;&quot;x&quot;;&quot;&quot;)">
            <text:p/>
          </table:table-cell>
          <table:table-cell table:formula="of:=IF([.W77]=&quot;x&quot;;&quot;x&quot;;&quot;&quot;)">
            <text:p/>
          </table:table-cell>
          <table:table-cell table:formula="of:=IF([.X77]=&quot;x&quot;;&quot;x&quot;;&quot;&quot;)">
            <text:p/>
          </table:table-cell>
          <table:table-cell table:formula="of:=IF([.Y77]=&quot;x&quot;;&quot;x&quot;;&quot;&quot;)">
            <text:p/>
          </table:table-cell>
          <table:table-cell table:formula="of:=IF([.Z77]=&quot;x&quot;;&quot;x&quot;;&quot;&quot;)">
            <text:p/>
          </table:table-cell>
          <table:table-cell table:formula="of:=IF([.AA77]=&quot;x&quot;;&quot;x&quot;;&quot;&quot;)">
            <text:p/>
          </table:table-cell>
          <table:table-cell table:formula="of:=IF([.AB77]=&quot;x&quot;;&quot;x&quot;;&quot;&quot;)">
            <text:p/>
          </table:table-cell>
          <table:table-cell table:formula="of:=IF([.AC77]=&quot;x&quot;;&quot;x&quot;;&quot;&quot;)">
            <text:p/>
          </table:table-cell>
          <table:table-cell table:formula="of:=IF([.AD77]=&quot;x&quot;;&quot;x&quot;;&quot;&quot;)">
            <text:p/>
          </table:table-cell>
          <table:table-cell table:formula="of:=IF([.AE77]=&quot;x&quot;;&quot;x&quot;;&quot;&quot;)">
            <text:p/>
          </table:table-cell>
          <table:table-cell table:formula="of:=IF([.AF77]=&quot;x&quot;;&quot;x&quot;;&quot;&quot;)">
            <text:p/>
          </table:table-cell>
          <table:table-cell table:formula="of:=IF([.AG77]=&quot;x&quot;;&quot;x&quot;;&quot;&quot;)">
            <text:p/>
          </table:table-cell>
          <table:table-cell table:formula="of:=IF([.AH77]=&quot;x&quot;;&quot;x&quot;;&quot;&quot;)">
            <text:p/>
          </table:table-cell>
          <table:table-cell table:formula="of:=IF([.AI7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4" office:value-type="string" calcext:value-type="string">
            <text:p>TST077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4" office:value-type="float" office:value="1540" calcext:value-type="float">
            <text:p>154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2"/>
          <table:table-cell table:formula="of:=IF([.L78]=&quot;x&quot;;&quot;x&quot;;&quot;&quot;)">
            <text:p/>
          </table:table-cell>
          <table:table-cell table:formula="of:=IF([.M78]=&quot;x&quot;;&quot;x&quot;;&quot;&quot;)">
            <text:p/>
          </table:table-cell>
          <table:table-cell table:formula="of:=IF([.N78]=&quot;x&quot;;&quot;x&quot;;&quot;&quot;)">
            <text:p/>
          </table:table-cell>
          <table:table-cell table:formula="of:=IF([.O78]=&quot;x&quot;;&quot;x&quot;;&quot;&quot;)">
            <text:p/>
          </table:table-cell>
          <table:table-cell table:formula="of:=IF([.P78]=&quot;x&quot;;&quot;x&quot;;&quot;&quot;)">
            <text:p/>
          </table:table-cell>
          <table:table-cell table:formula="of:=IF([.Q78]=&quot;x&quot;;&quot;x&quot;;&quot;&quot;)">
            <text:p/>
          </table:table-cell>
          <table:table-cell table:formula="of:=IF([.R78]=&quot;x&quot;;&quot;x&quot;;&quot;&quot;)" office:value-type="string" office:string-value="x" calcext:value-type="string">
            <text:p>x</text:p>
          </table:table-cell>
          <table:table-cell table:formula="of:=IF([.S78]=&quot;x&quot;;&quot;x&quot;;&quot;&quot;)">
            <text:p/>
          </table:table-cell>
          <table:table-cell table:formula="of:=IF([.T78]=&quot;x&quot;;&quot;x&quot;;&quot;&quot;)">
            <text:p/>
          </table:table-cell>
          <table:table-cell table:formula="of:=IF([.U78]=&quot;x&quot;;&quot;x&quot;;&quot;&quot;)">
            <text:p/>
          </table:table-cell>
          <table:table-cell table:formula="of:=IF([.V78]=&quot;x&quot;;&quot;x&quot;;&quot;&quot;)">
            <text:p/>
          </table:table-cell>
          <table:table-cell table:formula="of:=IF([.W78]=&quot;x&quot;;&quot;x&quot;;&quot;&quot;)">
            <text:p/>
          </table:table-cell>
          <table:table-cell table:formula="of:=IF([.X78]=&quot;x&quot;;&quot;x&quot;;&quot;&quot;)">
            <text:p/>
          </table:table-cell>
          <table:table-cell table:formula="of:=IF([.Y78]=&quot;x&quot;;&quot;x&quot;;&quot;&quot;)">
            <text:p/>
          </table:table-cell>
          <table:table-cell table:formula="of:=IF([.Z78]=&quot;x&quot;;&quot;x&quot;;&quot;&quot;)">
            <text:p/>
          </table:table-cell>
          <table:table-cell table:formula="of:=IF([.AA78]=&quot;x&quot;;&quot;x&quot;;&quot;&quot;)">
            <text:p/>
          </table:table-cell>
          <table:table-cell table:formula="of:=IF([.AB78]=&quot;x&quot;;&quot;x&quot;;&quot;&quot;)">
            <text:p/>
          </table:table-cell>
          <table:table-cell table:formula="of:=IF([.AC78]=&quot;x&quot;;&quot;x&quot;;&quot;&quot;)">
            <text:p/>
          </table:table-cell>
          <table:table-cell table:formula="of:=IF([.AD78]=&quot;x&quot;;&quot;x&quot;;&quot;&quot;)">
            <text:p/>
          </table:table-cell>
          <table:table-cell table:formula="of:=IF([.AE78]=&quot;x&quot;;&quot;x&quot;;&quot;&quot;)">
            <text:p/>
          </table:table-cell>
          <table:table-cell table:formula="of:=IF([.AF78]=&quot;x&quot;;&quot;x&quot;;&quot;&quot;)">
            <text:p/>
          </table:table-cell>
          <table:table-cell table:formula="of:=IF([.AG78]=&quot;x&quot;;&quot;x&quot;;&quot;&quot;)">
            <text:p/>
          </table:table-cell>
          <table:table-cell table:formula="of:=IF([.AH78]=&quot;x&quot;;&quot;x&quot;;&quot;&quot;)">
            <text:p/>
          </table:table-cell>
          <table:table-cell table:formula="of:=IF([.AI7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4" office:value-type="string" calcext:value-type="string">
            <text:p>TST078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content-validation-name="val2" office:value-type="string" calcext:value-type="string">
            <text:p>no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content-validation-name="val2" office:value-type="string" calcext:value-type="string">
            <text:p>no</text:p>
          </table:table-cell>
          <table:table-cell table:content-validation-name="val5" office:value-type="float" office:value="1560" calcext:value-type="float">
            <text:p>156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2"/>
          <table:table-cell table:formula="of:=IF([.L79]=&quot;x&quot;;&quot;x&quot;;&quot;&quot;)">
            <text:p/>
          </table:table-cell>
          <table:table-cell table:formula="of:=IF([.M79]=&quot;x&quot;;&quot;x&quot;;&quot;&quot;)">
            <text:p/>
          </table:table-cell>
          <table:table-cell table:formula="of:=IF([.N79]=&quot;x&quot;;&quot;x&quot;;&quot;&quot;)">
            <text:p/>
          </table:table-cell>
          <table:table-cell table:formula="of:=IF([.O79]=&quot;x&quot;;&quot;x&quot;;&quot;&quot;)">
            <text:p/>
          </table:table-cell>
          <table:table-cell table:formula="of:=IF([.P79]=&quot;x&quot;;&quot;x&quot;;&quot;&quot;)">
            <text:p/>
          </table:table-cell>
          <table:table-cell table:formula="of:=IF([.Q79]=&quot;x&quot;;&quot;x&quot;;&quot;&quot;)">
            <text:p/>
          </table:table-cell>
          <table:table-cell table:formula="of:=IF([.R79]=&quot;x&quot;;&quot;x&quot;;&quot;&quot;)" office:value-type="string" office:string-value="x" calcext:value-type="string">
            <text:p>x</text:p>
          </table:table-cell>
          <table:table-cell table:formula="of:=IF([.S79]=&quot;x&quot;;&quot;x&quot;;&quot;&quot;)">
            <text:p/>
          </table:table-cell>
          <table:table-cell table:formula="of:=IF([.T79]=&quot;x&quot;;&quot;x&quot;;&quot;&quot;)">
            <text:p/>
          </table:table-cell>
          <table:table-cell table:formula="of:=IF([.U79]=&quot;x&quot;;&quot;x&quot;;&quot;&quot;)">
            <text:p/>
          </table:table-cell>
          <table:table-cell table:formula="of:=IF([.V79]=&quot;x&quot;;&quot;x&quot;;&quot;&quot;)">
            <text:p/>
          </table:table-cell>
          <table:table-cell table:formula="of:=IF([.W79]=&quot;x&quot;;&quot;x&quot;;&quot;&quot;)">
            <text:p/>
          </table:table-cell>
          <table:table-cell table:formula="of:=IF([.X79]=&quot;x&quot;;&quot;x&quot;;&quot;&quot;)">
            <text:p/>
          </table:table-cell>
          <table:table-cell table:formula="of:=IF([.Y79]=&quot;x&quot;;&quot;x&quot;;&quot;&quot;)">
            <text:p/>
          </table:table-cell>
          <table:table-cell table:formula="of:=IF([.Z79]=&quot;x&quot;;&quot;x&quot;;&quot;&quot;)">
            <text:p/>
          </table:table-cell>
          <table:table-cell table:formula="of:=IF([.AA79]=&quot;x&quot;;&quot;x&quot;;&quot;&quot;)">
            <text:p/>
          </table:table-cell>
          <table:table-cell table:formula="of:=IF([.AB79]=&quot;x&quot;;&quot;x&quot;;&quot;&quot;)">
            <text:p/>
          </table:table-cell>
          <table:table-cell table:formula="of:=IF([.AC79]=&quot;x&quot;;&quot;x&quot;;&quot;&quot;)">
            <text:p/>
          </table:table-cell>
          <table:table-cell table:formula="of:=IF([.AD79]=&quot;x&quot;;&quot;x&quot;;&quot;&quot;)">
            <text:p/>
          </table:table-cell>
          <table:table-cell table:formula="of:=IF([.AE79]=&quot;x&quot;;&quot;x&quot;;&quot;&quot;)">
            <text:p/>
          </table:table-cell>
          <table:table-cell table:formula="of:=IF([.AF79]=&quot;x&quot;;&quot;x&quot;;&quot;&quot;)">
            <text:p/>
          </table:table-cell>
          <table:table-cell table:formula="of:=IF([.AG79]=&quot;x&quot;;&quot;x&quot;;&quot;&quot;)">
            <text:p/>
          </table:table-cell>
          <table:table-cell table:formula="of:=IF([.AH79]=&quot;x&quot;;&quot;x&quot;;&quot;&quot;)">
            <text:p/>
          </table:table-cell>
          <table:table-cell table:formula="of:=IF([.AI7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4" office:value-type="string" calcext:value-type="string">
            <text:p>TST079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5" calcext:value-type="float">
            <text:p>5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4" office:value-type="float" office:value="1580" calcext:value-type="float">
            <text:p>158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2"/>
          <table:table-cell table:formula="of:=IF([.L80]=&quot;x&quot;;&quot;x&quot;;&quot;&quot;)">
            <text:p/>
          </table:table-cell>
          <table:table-cell table:formula="of:=IF([.M80]=&quot;x&quot;;&quot;x&quot;;&quot;&quot;)">
            <text:p/>
          </table:table-cell>
          <table:table-cell table:formula="of:=IF([.N80]=&quot;x&quot;;&quot;x&quot;;&quot;&quot;)">
            <text:p/>
          </table:table-cell>
          <table:table-cell table:formula="of:=IF([.O80]=&quot;x&quot;;&quot;x&quot;;&quot;&quot;)">
            <text:p/>
          </table:table-cell>
          <table:table-cell table:formula="of:=IF([.P80]=&quot;x&quot;;&quot;x&quot;;&quot;&quot;)">
            <text:p/>
          </table:table-cell>
          <table:table-cell table:formula="of:=IF([.Q80]=&quot;x&quot;;&quot;x&quot;;&quot;&quot;)">
            <text:p/>
          </table:table-cell>
          <table:table-cell table:formula="of:=IF([.R80]=&quot;x&quot;;&quot;x&quot;;&quot;&quot;)" office:value-type="string" office:string-value="x" calcext:value-type="string">
            <text:p>x</text:p>
          </table:table-cell>
          <table:table-cell table:formula="of:=IF([.S80]=&quot;x&quot;;&quot;x&quot;;&quot;&quot;)">
            <text:p/>
          </table:table-cell>
          <table:table-cell table:formula="of:=IF([.T80]=&quot;x&quot;;&quot;x&quot;;&quot;&quot;)">
            <text:p/>
          </table:table-cell>
          <table:table-cell table:formula="of:=IF([.U80]=&quot;x&quot;;&quot;x&quot;;&quot;&quot;)">
            <text:p/>
          </table:table-cell>
          <table:table-cell table:formula="of:=IF([.V80]=&quot;x&quot;;&quot;x&quot;;&quot;&quot;)">
            <text:p/>
          </table:table-cell>
          <table:table-cell table:formula="of:=IF([.W80]=&quot;x&quot;;&quot;x&quot;;&quot;&quot;)">
            <text:p/>
          </table:table-cell>
          <table:table-cell table:formula="of:=IF([.X80]=&quot;x&quot;;&quot;x&quot;;&quot;&quot;)">
            <text:p/>
          </table:table-cell>
          <table:table-cell table:formula="of:=IF([.Y80]=&quot;x&quot;;&quot;x&quot;;&quot;&quot;)">
            <text:p/>
          </table:table-cell>
          <table:table-cell table:formula="of:=IF([.Z80]=&quot;x&quot;;&quot;x&quot;;&quot;&quot;)">
            <text:p/>
          </table:table-cell>
          <table:table-cell table:formula="of:=IF([.AA80]=&quot;x&quot;;&quot;x&quot;;&quot;&quot;)">
            <text:p/>
          </table:table-cell>
          <table:table-cell table:formula="of:=IF([.AB80]=&quot;x&quot;;&quot;x&quot;;&quot;&quot;)">
            <text:p/>
          </table:table-cell>
          <table:table-cell table:formula="of:=IF([.AC80]=&quot;x&quot;;&quot;x&quot;;&quot;&quot;)">
            <text:p/>
          </table:table-cell>
          <table:table-cell table:formula="of:=IF([.AD80]=&quot;x&quot;;&quot;x&quot;;&quot;&quot;)">
            <text:p/>
          </table:table-cell>
          <table:table-cell table:formula="of:=IF([.AE80]=&quot;x&quot;;&quot;x&quot;;&quot;&quot;)">
            <text:p/>
          </table:table-cell>
          <table:table-cell table:formula="of:=IF([.AF80]=&quot;x&quot;;&quot;x&quot;;&quot;&quot;)">
            <text:p/>
          </table:table-cell>
          <table:table-cell table:formula="of:=IF([.AG80]=&quot;x&quot;;&quot;x&quot;;&quot;&quot;)">
            <text:p/>
          </table:table-cell>
          <table:table-cell table:formula="of:=IF([.AH80]=&quot;x&quot;;&quot;x&quot;;&quot;&quot;)">
            <text:p/>
          </table:table-cell>
          <table:table-cell table:formula="of:=IF([.AI8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4" office:value-type="string" calcext:value-type="string">
            <text:p>TST080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content-validation-name="val2" office:value-type="string" calcext:value-type="string">
            <text:p>no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content-validation-name="val2" office:value-type="string" calcext:value-type="string">
            <text:p>no</text:p>
          </table:table-cell>
          <table:table-cell table:content-validation-name="val5" office:value-type="float" office:value="1600" calcext:value-type="float">
            <text:p>160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2"/>
          <table:table-cell table:formula="of:=IF([.L81]=&quot;x&quot;;&quot;x&quot;;&quot;&quot;)">
            <text:p/>
          </table:table-cell>
          <table:table-cell table:formula="of:=IF([.M81]=&quot;x&quot;;&quot;x&quot;;&quot;&quot;)">
            <text:p/>
          </table:table-cell>
          <table:table-cell table:formula="of:=IF([.N81]=&quot;x&quot;;&quot;x&quot;;&quot;&quot;)">
            <text:p/>
          </table:table-cell>
          <table:table-cell table:formula="of:=IF([.O81]=&quot;x&quot;;&quot;x&quot;;&quot;&quot;)">
            <text:p/>
          </table:table-cell>
          <table:table-cell table:formula="of:=IF([.P81]=&quot;x&quot;;&quot;x&quot;;&quot;&quot;)">
            <text:p/>
          </table:table-cell>
          <table:table-cell table:formula="of:=IF([.Q81]=&quot;x&quot;;&quot;x&quot;;&quot;&quot;)">
            <text:p/>
          </table:table-cell>
          <table:table-cell table:formula="of:=IF([.R81]=&quot;x&quot;;&quot;x&quot;;&quot;&quot;)" office:value-type="string" office:string-value="x" calcext:value-type="string">
            <text:p>x</text:p>
          </table:table-cell>
          <table:table-cell table:formula="of:=IF([.S81]=&quot;x&quot;;&quot;x&quot;;&quot;&quot;)">
            <text:p/>
          </table:table-cell>
          <table:table-cell table:formula="of:=IF([.T81]=&quot;x&quot;;&quot;x&quot;;&quot;&quot;)">
            <text:p/>
          </table:table-cell>
          <table:table-cell table:formula="of:=IF([.U81]=&quot;x&quot;;&quot;x&quot;;&quot;&quot;)">
            <text:p/>
          </table:table-cell>
          <table:table-cell table:formula="of:=IF([.V81]=&quot;x&quot;;&quot;x&quot;;&quot;&quot;)">
            <text:p/>
          </table:table-cell>
          <table:table-cell table:formula="of:=IF([.W81]=&quot;x&quot;;&quot;x&quot;;&quot;&quot;)">
            <text:p/>
          </table:table-cell>
          <table:table-cell table:formula="of:=IF([.X81]=&quot;x&quot;;&quot;x&quot;;&quot;&quot;)">
            <text:p/>
          </table:table-cell>
          <table:table-cell table:formula="of:=IF([.Y81]=&quot;x&quot;;&quot;x&quot;;&quot;&quot;)">
            <text:p/>
          </table:table-cell>
          <table:table-cell table:formula="of:=IF([.Z81]=&quot;x&quot;;&quot;x&quot;;&quot;&quot;)">
            <text:p/>
          </table:table-cell>
          <table:table-cell table:formula="of:=IF([.AA81]=&quot;x&quot;;&quot;x&quot;;&quot;&quot;)">
            <text:p/>
          </table:table-cell>
          <table:table-cell table:formula="of:=IF([.AB81]=&quot;x&quot;;&quot;x&quot;;&quot;&quot;)">
            <text:p/>
          </table:table-cell>
          <table:table-cell table:formula="of:=IF([.AC81]=&quot;x&quot;;&quot;x&quot;;&quot;&quot;)">
            <text:p/>
          </table:table-cell>
          <table:table-cell table:formula="of:=IF([.AD81]=&quot;x&quot;;&quot;x&quot;;&quot;&quot;)">
            <text:p/>
          </table:table-cell>
          <table:table-cell table:formula="of:=IF([.AE81]=&quot;x&quot;;&quot;x&quot;;&quot;&quot;)">
            <text:p/>
          </table:table-cell>
          <table:table-cell table:formula="of:=IF([.AF81]=&quot;x&quot;;&quot;x&quot;;&quot;&quot;)">
            <text:p/>
          </table:table-cell>
          <table:table-cell table:formula="of:=IF([.AG81]=&quot;x&quot;;&quot;x&quot;;&quot;&quot;)">
            <text:p/>
          </table:table-cell>
          <table:table-cell table:formula="of:=IF([.AH81]=&quot;x&quot;;&quot;x&quot;;&quot;&quot;)">
            <text:p/>
          </table:table-cell>
          <table:table-cell table:formula="of:=IF([.AI8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4" office:value-type="string" calcext:value-type="string">
            <text:p>TST081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5" calcext:value-type="float">
            <text:p>-5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4" office:value-type="float" office:value="1620" calcext:value-type="float">
            <text:p>162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2"/>
          <table:table-cell table:formula="of:=IF([.L82]=&quot;x&quot;;&quot;x&quot;;&quot;&quot;)">
            <text:p/>
          </table:table-cell>
          <table:table-cell table:formula="of:=IF([.M82]=&quot;x&quot;;&quot;x&quot;;&quot;&quot;)">
            <text:p/>
          </table:table-cell>
          <table:table-cell table:formula="of:=IF([.N82]=&quot;x&quot;;&quot;x&quot;;&quot;&quot;)">
            <text:p/>
          </table:table-cell>
          <table:table-cell table:formula="of:=IF([.O82]=&quot;x&quot;;&quot;x&quot;;&quot;&quot;)">
            <text:p/>
          </table:table-cell>
          <table:table-cell table:formula="of:=IF([.P82]=&quot;x&quot;;&quot;x&quot;;&quot;&quot;)">
            <text:p/>
          </table:table-cell>
          <table:table-cell table:formula="of:=IF([.Q82]=&quot;x&quot;;&quot;x&quot;;&quot;&quot;)">
            <text:p/>
          </table:table-cell>
          <table:table-cell table:formula="of:=IF([.R82]=&quot;x&quot;;&quot;x&quot;;&quot;&quot;)" office:value-type="string" office:string-value="x" calcext:value-type="string">
            <text:p>x</text:p>
          </table:table-cell>
          <table:table-cell table:formula="of:=IF([.S82]=&quot;x&quot;;&quot;x&quot;;&quot;&quot;)">
            <text:p/>
          </table:table-cell>
          <table:table-cell table:formula="of:=IF([.T82]=&quot;x&quot;;&quot;x&quot;;&quot;&quot;)">
            <text:p/>
          </table:table-cell>
          <table:table-cell table:formula="of:=IF([.U82]=&quot;x&quot;;&quot;x&quot;;&quot;&quot;)">
            <text:p/>
          </table:table-cell>
          <table:table-cell table:formula="of:=IF([.V82]=&quot;x&quot;;&quot;x&quot;;&quot;&quot;)">
            <text:p/>
          </table:table-cell>
          <table:table-cell table:formula="of:=IF([.W82]=&quot;x&quot;;&quot;x&quot;;&quot;&quot;)">
            <text:p/>
          </table:table-cell>
          <table:table-cell table:formula="of:=IF([.X82]=&quot;x&quot;;&quot;x&quot;;&quot;&quot;)">
            <text:p/>
          </table:table-cell>
          <table:table-cell table:formula="of:=IF([.Y82]=&quot;x&quot;;&quot;x&quot;;&quot;&quot;)">
            <text:p/>
          </table:table-cell>
          <table:table-cell table:formula="of:=IF([.Z82]=&quot;x&quot;;&quot;x&quot;;&quot;&quot;)">
            <text:p/>
          </table:table-cell>
          <table:table-cell table:formula="of:=IF([.AA82]=&quot;x&quot;;&quot;x&quot;;&quot;&quot;)">
            <text:p/>
          </table:table-cell>
          <table:table-cell table:formula="of:=IF([.AB82]=&quot;x&quot;;&quot;x&quot;;&quot;&quot;)">
            <text:p/>
          </table:table-cell>
          <table:table-cell table:formula="of:=IF([.AC82]=&quot;x&quot;;&quot;x&quot;;&quot;&quot;)">
            <text:p/>
          </table:table-cell>
          <table:table-cell table:formula="of:=IF([.AD82]=&quot;x&quot;;&quot;x&quot;;&quot;&quot;)">
            <text:p/>
          </table:table-cell>
          <table:table-cell table:formula="of:=IF([.AE82]=&quot;x&quot;;&quot;x&quot;;&quot;&quot;)">
            <text:p/>
          </table:table-cell>
          <table:table-cell table:formula="of:=IF([.AF82]=&quot;x&quot;;&quot;x&quot;;&quot;&quot;)">
            <text:p/>
          </table:table-cell>
          <table:table-cell table:formula="of:=IF([.AG82]=&quot;x&quot;;&quot;x&quot;;&quot;&quot;)">
            <text:p/>
          </table:table-cell>
          <table:table-cell table:formula="of:=IF([.AH82]=&quot;x&quot;;&quot;x&quot;;&quot;&quot;)">
            <text:p/>
          </table:table-cell>
          <table:table-cell table:formula="of:=IF([.AI8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4" office:value-type="string" calcext:value-type="string">
            <text:p>TST082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content-validation-name="val2" office:value-type="string" calcext:value-type="string">
            <text:p>no</text:p>
          </table:table-cell>
          <table:table-cell table:style-name="ce9" table:content-validation-name="val3" office:value-type="float" office:value="-10" calcext:value-type="float">
            <text:p>-10</text:p>
          </table:table-cell>
          <table:table-cell table:content-validation-name="val2" office:value-type="string" calcext:value-type="string">
            <text:p>no</text:p>
          </table:table-cell>
          <table:table-cell table:content-validation-name="val5" office:value-type="float" office:value="1640" calcext:value-type="float">
            <text:p>164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2"/>
          <table:table-cell table:formula="of:=IF([.L83]=&quot;x&quot;;&quot;x&quot;;&quot;&quot;)">
            <text:p/>
          </table:table-cell>
          <table:table-cell table:formula="of:=IF([.M83]=&quot;x&quot;;&quot;x&quot;;&quot;&quot;)">
            <text:p/>
          </table:table-cell>
          <table:table-cell table:formula="of:=IF([.N83]=&quot;x&quot;;&quot;x&quot;;&quot;&quot;)">
            <text:p/>
          </table:table-cell>
          <table:table-cell table:formula="of:=IF([.O83]=&quot;x&quot;;&quot;x&quot;;&quot;&quot;)">
            <text:p/>
          </table:table-cell>
          <table:table-cell table:formula="of:=IF([.P83]=&quot;x&quot;;&quot;x&quot;;&quot;&quot;)">
            <text:p/>
          </table:table-cell>
          <table:table-cell table:formula="of:=IF([.Q83]=&quot;x&quot;;&quot;x&quot;;&quot;&quot;)">
            <text:p/>
          </table:table-cell>
          <table:table-cell table:formula="of:=IF([.R83]=&quot;x&quot;;&quot;x&quot;;&quot;&quot;)" office:value-type="string" office:string-value="x" calcext:value-type="string">
            <text:p>x</text:p>
          </table:table-cell>
          <table:table-cell table:formula="of:=IF([.S83]=&quot;x&quot;;&quot;x&quot;;&quot;&quot;)">
            <text:p/>
          </table:table-cell>
          <table:table-cell table:formula="of:=IF([.T83]=&quot;x&quot;;&quot;x&quot;;&quot;&quot;)">
            <text:p/>
          </table:table-cell>
          <table:table-cell table:formula="of:=IF([.U83]=&quot;x&quot;;&quot;x&quot;;&quot;&quot;)">
            <text:p/>
          </table:table-cell>
          <table:table-cell table:formula="of:=IF([.V83]=&quot;x&quot;;&quot;x&quot;;&quot;&quot;)">
            <text:p/>
          </table:table-cell>
          <table:table-cell table:formula="of:=IF([.W83]=&quot;x&quot;;&quot;x&quot;;&quot;&quot;)">
            <text:p/>
          </table:table-cell>
          <table:table-cell table:formula="of:=IF([.X83]=&quot;x&quot;;&quot;x&quot;;&quot;&quot;)">
            <text:p/>
          </table:table-cell>
          <table:table-cell table:formula="of:=IF([.Y83]=&quot;x&quot;;&quot;x&quot;;&quot;&quot;)">
            <text:p/>
          </table:table-cell>
          <table:table-cell table:formula="of:=IF([.Z83]=&quot;x&quot;;&quot;x&quot;;&quot;&quot;)">
            <text:p/>
          </table:table-cell>
          <table:table-cell table:formula="of:=IF([.AA83]=&quot;x&quot;;&quot;x&quot;;&quot;&quot;)">
            <text:p/>
          </table:table-cell>
          <table:table-cell table:formula="of:=IF([.AB83]=&quot;x&quot;;&quot;x&quot;;&quot;&quot;)">
            <text:p/>
          </table:table-cell>
          <table:table-cell table:formula="of:=IF([.AC83]=&quot;x&quot;;&quot;x&quot;;&quot;&quot;)">
            <text:p/>
          </table:table-cell>
          <table:table-cell table:formula="of:=IF([.AD83]=&quot;x&quot;;&quot;x&quot;;&quot;&quot;)">
            <text:p/>
          </table:table-cell>
          <table:table-cell table:formula="of:=IF([.AE83]=&quot;x&quot;;&quot;x&quot;;&quot;&quot;)">
            <text:p/>
          </table:table-cell>
          <table:table-cell table:formula="of:=IF([.AF83]=&quot;x&quot;;&quot;x&quot;;&quot;&quot;)">
            <text:p/>
          </table:table-cell>
          <table:table-cell table:formula="of:=IF([.AG83]=&quot;x&quot;;&quot;x&quot;;&quot;&quot;)">
            <text:p/>
          </table:table-cell>
          <table:table-cell table:formula="of:=IF([.AH83]=&quot;x&quot;;&quot;x&quot;;&quot;&quot;)">
            <text:p/>
          </table:table-cell>
          <table:table-cell table:formula="of:=IF([.AI8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4" office:value-type="string" calcext:value-type="string">
            <text:p>TST083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15" calcext:value-type="float">
            <text:p>-15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4" office:value-type="float" office:value="1660" calcext:value-type="float">
            <text:p>166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2"/>
          <table:table-cell table:formula="of:=IF([.L84]=&quot;x&quot;;&quot;x&quot;;&quot;&quot;)">
            <text:p/>
          </table:table-cell>
          <table:table-cell table:formula="of:=IF([.M84]=&quot;x&quot;;&quot;x&quot;;&quot;&quot;)">
            <text:p/>
          </table:table-cell>
          <table:table-cell table:formula="of:=IF([.N84]=&quot;x&quot;;&quot;x&quot;;&quot;&quot;)">
            <text:p/>
          </table:table-cell>
          <table:table-cell table:formula="of:=IF([.O84]=&quot;x&quot;;&quot;x&quot;;&quot;&quot;)">
            <text:p/>
          </table:table-cell>
          <table:table-cell table:formula="of:=IF([.P84]=&quot;x&quot;;&quot;x&quot;;&quot;&quot;)">
            <text:p/>
          </table:table-cell>
          <table:table-cell table:formula="of:=IF([.Q84]=&quot;x&quot;;&quot;x&quot;;&quot;&quot;)">
            <text:p/>
          </table:table-cell>
          <table:table-cell table:formula="of:=IF([.R84]=&quot;x&quot;;&quot;x&quot;;&quot;&quot;)" office:value-type="string" office:string-value="x" calcext:value-type="string">
            <text:p>x</text:p>
          </table:table-cell>
          <table:table-cell table:formula="of:=IF([.S84]=&quot;x&quot;;&quot;x&quot;;&quot;&quot;)">
            <text:p/>
          </table:table-cell>
          <table:table-cell table:formula="of:=IF([.T84]=&quot;x&quot;;&quot;x&quot;;&quot;&quot;)">
            <text:p/>
          </table:table-cell>
          <table:table-cell table:formula="of:=IF([.U84]=&quot;x&quot;;&quot;x&quot;;&quot;&quot;)">
            <text:p/>
          </table:table-cell>
          <table:table-cell table:formula="of:=IF([.V84]=&quot;x&quot;;&quot;x&quot;;&quot;&quot;)">
            <text:p/>
          </table:table-cell>
          <table:table-cell table:formula="of:=IF([.W84]=&quot;x&quot;;&quot;x&quot;;&quot;&quot;)">
            <text:p/>
          </table:table-cell>
          <table:table-cell table:formula="of:=IF([.X84]=&quot;x&quot;;&quot;x&quot;;&quot;&quot;)">
            <text:p/>
          </table:table-cell>
          <table:table-cell table:formula="of:=IF([.Y84]=&quot;x&quot;;&quot;x&quot;;&quot;&quot;)">
            <text:p/>
          </table:table-cell>
          <table:table-cell table:formula="of:=IF([.Z84]=&quot;x&quot;;&quot;x&quot;;&quot;&quot;)">
            <text:p/>
          </table:table-cell>
          <table:table-cell table:formula="of:=IF([.AA84]=&quot;x&quot;;&quot;x&quot;;&quot;&quot;)">
            <text:p/>
          </table:table-cell>
          <table:table-cell table:formula="of:=IF([.AB84]=&quot;x&quot;;&quot;x&quot;;&quot;&quot;)">
            <text:p/>
          </table:table-cell>
          <table:table-cell table:formula="of:=IF([.AC84]=&quot;x&quot;;&quot;x&quot;;&quot;&quot;)">
            <text:p/>
          </table:table-cell>
          <table:table-cell table:formula="of:=IF([.AD84]=&quot;x&quot;;&quot;x&quot;;&quot;&quot;)">
            <text:p/>
          </table:table-cell>
          <table:table-cell table:formula="of:=IF([.AE84]=&quot;x&quot;;&quot;x&quot;;&quot;&quot;)">
            <text:p/>
          </table:table-cell>
          <table:table-cell table:formula="of:=IF([.AF84]=&quot;x&quot;;&quot;x&quot;;&quot;&quot;)">
            <text:p/>
          </table:table-cell>
          <table:table-cell table:formula="of:=IF([.AG84]=&quot;x&quot;;&quot;x&quot;;&quot;&quot;)">
            <text:p/>
          </table:table-cell>
          <table:table-cell table:formula="of:=IF([.AH84]=&quot;x&quot;;&quot;x&quot;;&quot;&quot;)">
            <text:p/>
          </table:table-cell>
          <table:table-cell table:formula="of:=IF([.AI8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4" office:value-type="string" calcext:value-type="string">
            <text:p>TST084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content-validation-name="val2" office:value-type="string" calcext:value-type="string">
            <text:p>no</text:p>
          </table:table-cell>
          <table:table-cell table:style-name="ce9" table:content-validation-name="val3" office:value-type="float" office:value="-20" calcext:value-type="float">
            <text:p>-20</text:p>
          </table:table-cell>
          <table:table-cell table:content-validation-name="val2" office:value-type="string" calcext:value-type="string">
            <text:p>no</text:p>
          </table:table-cell>
          <table:table-cell table:content-validation-name="val5" office:value-type="float" office:value="1680" calcext:value-type="float">
            <text:p>168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2"/>
          <table:table-cell table:formula="of:=IF([.L85]=&quot;x&quot;;&quot;x&quot;;&quot;&quot;)">
            <text:p/>
          </table:table-cell>
          <table:table-cell table:formula="of:=IF([.M85]=&quot;x&quot;;&quot;x&quot;;&quot;&quot;)">
            <text:p/>
          </table:table-cell>
          <table:table-cell table:formula="of:=IF([.N85]=&quot;x&quot;;&quot;x&quot;;&quot;&quot;)">
            <text:p/>
          </table:table-cell>
          <table:table-cell table:formula="of:=IF([.O85]=&quot;x&quot;;&quot;x&quot;;&quot;&quot;)">
            <text:p/>
          </table:table-cell>
          <table:table-cell table:formula="of:=IF([.P85]=&quot;x&quot;;&quot;x&quot;;&quot;&quot;)">
            <text:p/>
          </table:table-cell>
          <table:table-cell table:formula="of:=IF([.Q85]=&quot;x&quot;;&quot;x&quot;;&quot;&quot;)">
            <text:p/>
          </table:table-cell>
          <table:table-cell table:formula="of:=IF([.R85]=&quot;x&quot;;&quot;x&quot;;&quot;&quot;)" office:value-type="string" office:string-value="x" calcext:value-type="string">
            <text:p>x</text:p>
          </table:table-cell>
          <table:table-cell table:formula="of:=IF([.S85]=&quot;x&quot;;&quot;x&quot;;&quot;&quot;)">
            <text:p/>
          </table:table-cell>
          <table:table-cell table:formula="of:=IF([.T85]=&quot;x&quot;;&quot;x&quot;;&quot;&quot;)">
            <text:p/>
          </table:table-cell>
          <table:table-cell table:formula="of:=IF([.U85]=&quot;x&quot;;&quot;x&quot;;&quot;&quot;)">
            <text:p/>
          </table:table-cell>
          <table:table-cell table:formula="of:=IF([.V85]=&quot;x&quot;;&quot;x&quot;;&quot;&quot;)">
            <text:p/>
          </table:table-cell>
          <table:table-cell table:formula="of:=IF([.W85]=&quot;x&quot;;&quot;x&quot;;&quot;&quot;)">
            <text:p/>
          </table:table-cell>
          <table:table-cell table:formula="of:=IF([.X85]=&quot;x&quot;;&quot;x&quot;;&quot;&quot;)">
            <text:p/>
          </table:table-cell>
          <table:table-cell table:formula="of:=IF([.Y85]=&quot;x&quot;;&quot;x&quot;;&quot;&quot;)">
            <text:p/>
          </table:table-cell>
          <table:table-cell table:formula="of:=IF([.Z85]=&quot;x&quot;;&quot;x&quot;;&quot;&quot;)">
            <text:p/>
          </table:table-cell>
          <table:table-cell table:formula="of:=IF([.AA85]=&quot;x&quot;;&quot;x&quot;;&quot;&quot;)">
            <text:p/>
          </table:table-cell>
          <table:table-cell table:formula="of:=IF([.AB85]=&quot;x&quot;;&quot;x&quot;;&quot;&quot;)">
            <text:p/>
          </table:table-cell>
          <table:table-cell table:formula="of:=IF([.AC85]=&quot;x&quot;;&quot;x&quot;;&quot;&quot;)">
            <text:p/>
          </table:table-cell>
          <table:table-cell table:formula="of:=IF([.AD85]=&quot;x&quot;;&quot;x&quot;;&quot;&quot;)">
            <text:p/>
          </table:table-cell>
          <table:table-cell table:formula="of:=IF([.AE85]=&quot;x&quot;;&quot;x&quot;;&quot;&quot;)">
            <text:p/>
          </table:table-cell>
          <table:table-cell table:formula="of:=IF([.AF85]=&quot;x&quot;;&quot;x&quot;;&quot;&quot;)">
            <text:p/>
          </table:table-cell>
          <table:table-cell table:formula="of:=IF([.AG85]=&quot;x&quot;;&quot;x&quot;;&quot;&quot;)">
            <text:p/>
          </table:table-cell>
          <table:table-cell table:formula="of:=IF([.AH85]=&quot;x&quot;;&quot;x&quot;;&quot;&quot;)">
            <text:p/>
          </table:table-cell>
          <table:table-cell table:formula="of:=IF([.AI8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4" office:value-type="string" calcext:value-type="string">
            <text:p>TST085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25" calcext:value-type="float">
            <text:p>-25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4" office:value-type="float" office:value="1700" calcext:value-type="float">
            <text:p>170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/>
          <table:table-cell table:formula="of:=IF([.L86]=&quot;x&quot;;&quot;x&quot;;&quot;&quot;)">
            <text:p/>
          </table:table-cell>
          <table:table-cell table:formula="of:=IF([.M86]=&quot;x&quot;;&quot;x&quot;;&quot;&quot;)">
            <text:p/>
          </table:table-cell>
          <table:table-cell table:formula="of:=IF([.N86]=&quot;x&quot;;&quot;x&quot;;&quot;&quot;)">
            <text:p/>
          </table:table-cell>
          <table:table-cell table:formula="of:=IF([.O86]=&quot;x&quot;;&quot;x&quot;;&quot;&quot;)">
            <text:p/>
          </table:table-cell>
          <table:table-cell table:formula="of:=IF([.P86]=&quot;x&quot;;&quot;x&quot;;&quot;&quot;)">
            <text:p/>
          </table:table-cell>
          <table:table-cell table:formula="of:=IF([.Q86]=&quot;x&quot;;&quot;x&quot;;&quot;&quot;)">
            <text:p/>
          </table:table-cell>
          <table:table-cell table:formula="of:=IF([.R86]=&quot;x&quot;;&quot;x&quot;;&quot;&quot;)">
            <text:p/>
          </table:table-cell>
          <table:table-cell table:formula="of:=IF([.S86]=&quot;x&quot;;&quot;x&quot;;&quot;&quot;)" office:value-type="string" office:string-value="x" calcext:value-type="string">
            <text:p>x</text:p>
          </table:table-cell>
          <table:table-cell table:formula="of:=IF([.T86]=&quot;x&quot;;&quot;x&quot;;&quot;&quot;)">
            <text:p/>
          </table:table-cell>
          <table:table-cell table:formula="of:=IF([.U86]=&quot;x&quot;;&quot;x&quot;;&quot;&quot;)">
            <text:p/>
          </table:table-cell>
          <table:table-cell table:formula="of:=IF([.V86]=&quot;x&quot;;&quot;x&quot;;&quot;&quot;)">
            <text:p/>
          </table:table-cell>
          <table:table-cell table:formula="of:=IF([.W86]=&quot;x&quot;;&quot;x&quot;;&quot;&quot;)">
            <text:p/>
          </table:table-cell>
          <table:table-cell table:formula="of:=IF([.X86]=&quot;x&quot;;&quot;x&quot;;&quot;&quot;)">
            <text:p/>
          </table:table-cell>
          <table:table-cell table:formula="of:=IF([.Y86]=&quot;x&quot;;&quot;x&quot;;&quot;&quot;)">
            <text:p/>
          </table:table-cell>
          <table:table-cell table:formula="of:=IF([.Z86]=&quot;x&quot;;&quot;x&quot;;&quot;&quot;)">
            <text:p/>
          </table:table-cell>
          <table:table-cell table:formula="of:=IF([.AA86]=&quot;x&quot;;&quot;x&quot;;&quot;&quot;)">
            <text:p/>
          </table:table-cell>
          <table:table-cell table:formula="of:=IF([.AB86]=&quot;x&quot;;&quot;x&quot;;&quot;&quot;)">
            <text:p/>
          </table:table-cell>
          <table:table-cell table:formula="of:=IF([.AC86]=&quot;x&quot;;&quot;x&quot;;&quot;&quot;)">
            <text:p/>
          </table:table-cell>
          <table:table-cell table:formula="of:=IF([.AD86]=&quot;x&quot;;&quot;x&quot;;&quot;&quot;)">
            <text:p/>
          </table:table-cell>
          <table:table-cell table:formula="of:=IF([.AE86]=&quot;x&quot;;&quot;x&quot;;&quot;&quot;)">
            <text:p/>
          </table:table-cell>
          <table:table-cell table:formula="of:=IF([.AF86]=&quot;x&quot;;&quot;x&quot;;&quot;&quot;)">
            <text:p/>
          </table:table-cell>
          <table:table-cell table:formula="of:=IF([.AG86]=&quot;x&quot;;&quot;x&quot;;&quot;&quot;)">
            <text:p/>
          </table:table-cell>
          <table:table-cell table:formula="of:=IF([.AH86]=&quot;x&quot;;&quot;x&quot;;&quot;&quot;)">
            <text:p/>
          </table:table-cell>
          <table:table-cell table:formula="of:=IF([.AI8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4" office:value-type="string" calcext:value-type="string">
            <text:p>TST086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no</text:p>
          </table:table-cell>
          <table:table-cell table:style-name="ce9" table:content-validation-name="val3" office:value-type="float" office:value="-30" calcext:value-type="float">
            <text:p>-30</text:p>
          </table:table-cell>
          <table:table-cell table:content-validation-name="val2" office:value-type="string" calcext:value-type="string">
            <text:p>no</text:p>
          </table:table-cell>
          <table:table-cell table:content-validation-name="val5" office:value-type="float" office:value="1720" calcext:value-type="float">
            <text:p>172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/>
          <table:table-cell table:formula="of:=IF([.L87]=&quot;x&quot;;&quot;x&quot;;&quot;&quot;)">
            <text:p/>
          </table:table-cell>
          <table:table-cell table:formula="of:=IF([.M87]=&quot;x&quot;;&quot;x&quot;;&quot;&quot;)">
            <text:p/>
          </table:table-cell>
          <table:table-cell table:formula="of:=IF([.N87]=&quot;x&quot;;&quot;x&quot;;&quot;&quot;)">
            <text:p/>
          </table:table-cell>
          <table:table-cell table:formula="of:=IF([.O87]=&quot;x&quot;;&quot;x&quot;;&quot;&quot;)">
            <text:p/>
          </table:table-cell>
          <table:table-cell table:formula="of:=IF([.P87]=&quot;x&quot;;&quot;x&quot;;&quot;&quot;)">
            <text:p/>
          </table:table-cell>
          <table:table-cell table:formula="of:=IF([.Q87]=&quot;x&quot;;&quot;x&quot;;&quot;&quot;)">
            <text:p/>
          </table:table-cell>
          <table:table-cell table:formula="of:=IF([.R87]=&quot;x&quot;;&quot;x&quot;;&quot;&quot;)">
            <text:p/>
          </table:table-cell>
          <table:table-cell table:formula="of:=IF([.S87]=&quot;x&quot;;&quot;x&quot;;&quot;&quot;)" office:value-type="string" office:string-value="x" calcext:value-type="string">
            <text:p>x</text:p>
          </table:table-cell>
          <table:table-cell table:formula="of:=IF([.T87]=&quot;x&quot;;&quot;x&quot;;&quot;&quot;)">
            <text:p/>
          </table:table-cell>
          <table:table-cell table:formula="of:=IF([.U87]=&quot;x&quot;;&quot;x&quot;;&quot;&quot;)">
            <text:p/>
          </table:table-cell>
          <table:table-cell table:formula="of:=IF([.V87]=&quot;x&quot;;&quot;x&quot;;&quot;&quot;)">
            <text:p/>
          </table:table-cell>
          <table:table-cell table:formula="of:=IF([.W87]=&quot;x&quot;;&quot;x&quot;;&quot;&quot;)">
            <text:p/>
          </table:table-cell>
          <table:table-cell table:formula="of:=IF([.X87]=&quot;x&quot;;&quot;x&quot;;&quot;&quot;)">
            <text:p/>
          </table:table-cell>
          <table:table-cell table:formula="of:=IF([.Y87]=&quot;x&quot;;&quot;x&quot;;&quot;&quot;)">
            <text:p/>
          </table:table-cell>
          <table:table-cell table:formula="of:=IF([.Z87]=&quot;x&quot;;&quot;x&quot;;&quot;&quot;)">
            <text:p/>
          </table:table-cell>
          <table:table-cell table:formula="of:=IF([.AA87]=&quot;x&quot;;&quot;x&quot;;&quot;&quot;)">
            <text:p/>
          </table:table-cell>
          <table:table-cell table:formula="of:=IF([.AB87]=&quot;x&quot;;&quot;x&quot;;&quot;&quot;)">
            <text:p/>
          </table:table-cell>
          <table:table-cell table:formula="of:=IF([.AC87]=&quot;x&quot;;&quot;x&quot;;&quot;&quot;)">
            <text:p/>
          </table:table-cell>
          <table:table-cell table:formula="of:=IF([.AD87]=&quot;x&quot;;&quot;x&quot;;&quot;&quot;)">
            <text:p/>
          </table:table-cell>
          <table:table-cell table:formula="of:=IF([.AE87]=&quot;x&quot;;&quot;x&quot;;&quot;&quot;)">
            <text:p/>
          </table:table-cell>
          <table:table-cell table:formula="of:=IF([.AF87]=&quot;x&quot;;&quot;x&quot;;&quot;&quot;)">
            <text:p/>
          </table:table-cell>
          <table:table-cell table:formula="of:=IF([.AG87]=&quot;x&quot;;&quot;x&quot;;&quot;&quot;)">
            <text:p/>
          </table:table-cell>
          <table:table-cell table:formula="of:=IF([.AH87]=&quot;x&quot;;&quot;x&quot;;&quot;&quot;)">
            <text:p/>
          </table:table-cell>
          <table:table-cell table:formula="of:=IF([.AI8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4" office:value-type="string" calcext:value-type="string">
            <text:p>TST087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35" calcext:value-type="float">
            <text:p>-35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4" office:value-type="float" office:value="1740" calcext:value-type="float">
            <text:p>174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/>
          <table:table-cell table:formula="of:=IF([.L88]=&quot;x&quot;;&quot;x&quot;;&quot;&quot;)">
            <text:p/>
          </table:table-cell>
          <table:table-cell table:formula="of:=IF([.M88]=&quot;x&quot;;&quot;x&quot;;&quot;&quot;)">
            <text:p/>
          </table:table-cell>
          <table:table-cell table:formula="of:=IF([.N88]=&quot;x&quot;;&quot;x&quot;;&quot;&quot;)">
            <text:p/>
          </table:table-cell>
          <table:table-cell table:formula="of:=IF([.O88]=&quot;x&quot;;&quot;x&quot;;&quot;&quot;)">
            <text:p/>
          </table:table-cell>
          <table:table-cell table:formula="of:=IF([.P88]=&quot;x&quot;;&quot;x&quot;;&quot;&quot;)">
            <text:p/>
          </table:table-cell>
          <table:table-cell table:formula="of:=IF([.Q88]=&quot;x&quot;;&quot;x&quot;;&quot;&quot;)">
            <text:p/>
          </table:table-cell>
          <table:table-cell table:formula="of:=IF([.R88]=&quot;x&quot;;&quot;x&quot;;&quot;&quot;)">
            <text:p/>
          </table:table-cell>
          <table:table-cell table:formula="of:=IF([.S88]=&quot;x&quot;;&quot;x&quot;;&quot;&quot;)" office:value-type="string" office:string-value="x" calcext:value-type="string">
            <text:p>x</text:p>
          </table:table-cell>
          <table:table-cell table:formula="of:=IF([.T88]=&quot;x&quot;;&quot;x&quot;;&quot;&quot;)">
            <text:p/>
          </table:table-cell>
          <table:table-cell table:formula="of:=IF([.U88]=&quot;x&quot;;&quot;x&quot;;&quot;&quot;)">
            <text:p/>
          </table:table-cell>
          <table:table-cell table:formula="of:=IF([.V88]=&quot;x&quot;;&quot;x&quot;;&quot;&quot;)">
            <text:p/>
          </table:table-cell>
          <table:table-cell table:formula="of:=IF([.W88]=&quot;x&quot;;&quot;x&quot;;&quot;&quot;)">
            <text:p/>
          </table:table-cell>
          <table:table-cell table:formula="of:=IF([.X88]=&quot;x&quot;;&quot;x&quot;;&quot;&quot;)">
            <text:p/>
          </table:table-cell>
          <table:table-cell table:formula="of:=IF([.Y88]=&quot;x&quot;;&quot;x&quot;;&quot;&quot;)">
            <text:p/>
          </table:table-cell>
          <table:table-cell table:formula="of:=IF([.Z88]=&quot;x&quot;;&quot;x&quot;;&quot;&quot;)">
            <text:p/>
          </table:table-cell>
          <table:table-cell table:formula="of:=IF([.AA88]=&quot;x&quot;;&quot;x&quot;;&quot;&quot;)">
            <text:p/>
          </table:table-cell>
          <table:table-cell table:formula="of:=IF([.AB88]=&quot;x&quot;;&quot;x&quot;;&quot;&quot;)">
            <text:p/>
          </table:table-cell>
          <table:table-cell table:formula="of:=IF([.AC88]=&quot;x&quot;;&quot;x&quot;;&quot;&quot;)">
            <text:p/>
          </table:table-cell>
          <table:table-cell table:formula="of:=IF([.AD88]=&quot;x&quot;;&quot;x&quot;;&quot;&quot;)">
            <text:p/>
          </table:table-cell>
          <table:table-cell table:formula="of:=IF([.AE88]=&quot;x&quot;;&quot;x&quot;;&quot;&quot;)">
            <text:p/>
          </table:table-cell>
          <table:table-cell table:formula="of:=IF([.AF88]=&quot;x&quot;;&quot;x&quot;;&quot;&quot;)">
            <text:p/>
          </table:table-cell>
          <table:table-cell table:formula="of:=IF([.AG88]=&quot;x&quot;;&quot;x&quot;;&quot;&quot;)">
            <text:p/>
          </table:table-cell>
          <table:table-cell table:formula="of:=IF([.AH88]=&quot;x&quot;;&quot;x&quot;;&quot;&quot;)">
            <text:p/>
          </table:table-cell>
          <table:table-cell table:formula="of:=IF([.AI8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4" office:value-type="string" calcext:value-type="string">
            <text:p>TST088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no</text:p>
          </table:table-cell>
          <table:table-cell table:style-name="ce9" table:content-validation-name="val3" office:value-type="float" office:value="-40" calcext:value-type="float">
            <text:p>-40</text:p>
          </table:table-cell>
          <table:table-cell table:content-validation-name="val2" office:value-type="string" calcext:value-type="string">
            <text:p>no</text:p>
          </table:table-cell>
          <table:table-cell table:content-validation-name="val5" office:value-type="float" office:value="1760" calcext:value-type="float">
            <text:p>176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/>
          <table:table-cell table:formula="of:=IF([.L89]=&quot;x&quot;;&quot;x&quot;;&quot;&quot;)">
            <text:p/>
          </table:table-cell>
          <table:table-cell table:formula="of:=IF([.M89]=&quot;x&quot;;&quot;x&quot;;&quot;&quot;)">
            <text:p/>
          </table:table-cell>
          <table:table-cell table:formula="of:=IF([.N89]=&quot;x&quot;;&quot;x&quot;;&quot;&quot;)">
            <text:p/>
          </table:table-cell>
          <table:table-cell table:formula="of:=IF([.O89]=&quot;x&quot;;&quot;x&quot;;&quot;&quot;)">
            <text:p/>
          </table:table-cell>
          <table:table-cell table:formula="of:=IF([.P89]=&quot;x&quot;;&quot;x&quot;;&quot;&quot;)">
            <text:p/>
          </table:table-cell>
          <table:table-cell table:formula="of:=IF([.Q89]=&quot;x&quot;;&quot;x&quot;;&quot;&quot;)">
            <text:p/>
          </table:table-cell>
          <table:table-cell table:formula="of:=IF([.R89]=&quot;x&quot;;&quot;x&quot;;&quot;&quot;)">
            <text:p/>
          </table:table-cell>
          <table:table-cell table:formula="of:=IF([.S89]=&quot;x&quot;;&quot;x&quot;;&quot;&quot;)" office:value-type="string" office:string-value="x" calcext:value-type="string">
            <text:p>x</text:p>
          </table:table-cell>
          <table:table-cell table:formula="of:=IF([.T89]=&quot;x&quot;;&quot;x&quot;;&quot;&quot;)">
            <text:p/>
          </table:table-cell>
          <table:table-cell table:formula="of:=IF([.U89]=&quot;x&quot;;&quot;x&quot;;&quot;&quot;)">
            <text:p/>
          </table:table-cell>
          <table:table-cell table:formula="of:=IF([.V89]=&quot;x&quot;;&quot;x&quot;;&quot;&quot;)">
            <text:p/>
          </table:table-cell>
          <table:table-cell table:formula="of:=IF([.W89]=&quot;x&quot;;&quot;x&quot;;&quot;&quot;)">
            <text:p/>
          </table:table-cell>
          <table:table-cell table:formula="of:=IF([.X89]=&quot;x&quot;;&quot;x&quot;;&quot;&quot;)">
            <text:p/>
          </table:table-cell>
          <table:table-cell table:formula="of:=IF([.Y89]=&quot;x&quot;;&quot;x&quot;;&quot;&quot;)">
            <text:p/>
          </table:table-cell>
          <table:table-cell table:formula="of:=IF([.Z89]=&quot;x&quot;;&quot;x&quot;;&quot;&quot;)">
            <text:p/>
          </table:table-cell>
          <table:table-cell table:formula="of:=IF([.AA89]=&quot;x&quot;;&quot;x&quot;;&quot;&quot;)">
            <text:p/>
          </table:table-cell>
          <table:table-cell table:formula="of:=IF([.AB89]=&quot;x&quot;;&quot;x&quot;;&quot;&quot;)">
            <text:p/>
          </table:table-cell>
          <table:table-cell table:formula="of:=IF([.AC89]=&quot;x&quot;;&quot;x&quot;;&quot;&quot;)">
            <text:p/>
          </table:table-cell>
          <table:table-cell table:formula="of:=IF([.AD89]=&quot;x&quot;;&quot;x&quot;;&quot;&quot;)">
            <text:p/>
          </table:table-cell>
          <table:table-cell table:formula="of:=IF([.AE89]=&quot;x&quot;;&quot;x&quot;;&quot;&quot;)">
            <text:p/>
          </table:table-cell>
          <table:table-cell table:formula="of:=IF([.AF89]=&quot;x&quot;;&quot;x&quot;;&quot;&quot;)">
            <text:p/>
          </table:table-cell>
          <table:table-cell table:formula="of:=IF([.AG89]=&quot;x&quot;;&quot;x&quot;;&quot;&quot;)">
            <text:p/>
          </table:table-cell>
          <table:table-cell table:formula="of:=IF([.AH89]=&quot;x&quot;;&quot;x&quot;;&quot;&quot;)">
            <text:p/>
          </table:table-cell>
          <table:table-cell table:formula="of:=IF([.AI8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4" office:value-type="string" calcext:value-type="string">
            <text:p>TST089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45" calcext:value-type="float">
            <text:p>-45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4" office:value-type="float" office:value="1780" calcext:value-type="float">
            <text:p>178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/>
          <table:table-cell table:formula="of:=IF([.L90]=&quot;x&quot;;&quot;x&quot;;&quot;&quot;)">
            <text:p/>
          </table:table-cell>
          <table:table-cell table:formula="of:=IF([.M90]=&quot;x&quot;;&quot;x&quot;;&quot;&quot;)">
            <text:p/>
          </table:table-cell>
          <table:table-cell table:formula="of:=IF([.N90]=&quot;x&quot;;&quot;x&quot;;&quot;&quot;)">
            <text:p/>
          </table:table-cell>
          <table:table-cell table:formula="of:=IF([.O90]=&quot;x&quot;;&quot;x&quot;;&quot;&quot;)">
            <text:p/>
          </table:table-cell>
          <table:table-cell table:formula="of:=IF([.P90]=&quot;x&quot;;&quot;x&quot;;&quot;&quot;)">
            <text:p/>
          </table:table-cell>
          <table:table-cell table:formula="of:=IF([.Q90]=&quot;x&quot;;&quot;x&quot;;&quot;&quot;)">
            <text:p/>
          </table:table-cell>
          <table:table-cell table:formula="of:=IF([.R90]=&quot;x&quot;;&quot;x&quot;;&quot;&quot;)">
            <text:p/>
          </table:table-cell>
          <table:table-cell table:formula="of:=IF([.S90]=&quot;x&quot;;&quot;x&quot;;&quot;&quot;)" office:value-type="string" office:string-value="x" calcext:value-type="string">
            <text:p>x</text:p>
          </table:table-cell>
          <table:table-cell table:formula="of:=IF([.T90]=&quot;x&quot;;&quot;x&quot;;&quot;&quot;)">
            <text:p/>
          </table:table-cell>
          <table:table-cell table:formula="of:=IF([.U90]=&quot;x&quot;;&quot;x&quot;;&quot;&quot;)">
            <text:p/>
          </table:table-cell>
          <table:table-cell table:formula="of:=IF([.V90]=&quot;x&quot;;&quot;x&quot;;&quot;&quot;)">
            <text:p/>
          </table:table-cell>
          <table:table-cell table:formula="of:=IF([.W90]=&quot;x&quot;;&quot;x&quot;;&quot;&quot;)">
            <text:p/>
          </table:table-cell>
          <table:table-cell table:formula="of:=IF([.X90]=&quot;x&quot;;&quot;x&quot;;&quot;&quot;)">
            <text:p/>
          </table:table-cell>
          <table:table-cell table:formula="of:=IF([.Y90]=&quot;x&quot;;&quot;x&quot;;&quot;&quot;)">
            <text:p/>
          </table:table-cell>
          <table:table-cell table:formula="of:=IF([.Z90]=&quot;x&quot;;&quot;x&quot;;&quot;&quot;)">
            <text:p/>
          </table:table-cell>
          <table:table-cell table:formula="of:=IF([.AA90]=&quot;x&quot;;&quot;x&quot;;&quot;&quot;)">
            <text:p/>
          </table:table-cell>
          <table:table-cell table:formula="of:=IF([.AB90]=&quot;x&quot;;&quot;x&quot;;&quot;&quot;)">
            <text:p/>
          </table:table-cell>
          <table:table-cell table:formula="of:=IF([.AC90]=&quot;x&quot;;&quot;x&quot;;&quot;&quot;)">
            <text:p/>
          </table:table-cell>
          <table:table-cell table:formula="of:=IF([.AD90]=&quot;x&quot;;&quot;x&quot;;&quot;&quot;)">
            <text:p/>
          </table:table-cell>
          <table:table-cell table:formula="of:=IF([.AE90]=&quot;x&quot;;&quot;x&quot;;&quot;&quot;)">
            <text:p/>
          </table:table-cell>
          <table:table-cell table:formula="of:=IF([.AF90]=&quot;x&quot;;&quot;x&quot;;&quot;&quot;)">
            <text:p/>
          </table:table-cell>
          <table:table-cell table:formula="of:=IF([.AG90]=&quot;x&quot;;&quot;x&quot;;&quot;&quot;)">
            <text:p/>
          </table:table-cell>
          <table:table-cell table:formula="of:=IF([.AH90]=&quot;x&quot;;&quot;x&quot;;&quot;&quot;)">
            <text:p/>
          </table:table-cell>
          <table:table-cell table:formula="of:=IF([.AI9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4" office:value-type="string" calcext:value-type="string">
            <text:p>TST090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no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2" office:value-type="string" calcext:value-type="string">
            <text:p>no</text:p>
          </table:table-cell>
          <table:table-cell table:content-validation-name="val5" office:value-type="float" office:value="1800" calcext:value-type="float">
            <text:p>180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/>
          <table:table-cell table:formula="of:=IF([.L91]=&quot;x&quot;;&quot;x&quot;;&quot;&quot;)">
            <text:p/>
          </table:table-cell>
          <table:table-cell table:formula="of:=IF([.M91]=&quot;x&quot;;&quot;x&quot;;&quot;&quot;)">
            <text:p/>
          </table:table-cell>
          <table:table-cell table:formula="of:=IF([.N91]=&quot;x&quot;;&quot;x&quot;;&quot;&quot;)">
            <text:p/>
          </table:table-cell>
          <table:table-cell table:formula="of:=IF([.O91]=&quot;x&quot;;&quot;x&quot;;&quot;&quot;)">
            <text:p/>
          </table:table-cell>
          <table:table-cell table:formula="of:=IF([.P91]=&quot;x&quot;;&quot;x&quot;;&quot;&quot;)">
            <text:p/>
          </table:table-cell>
          <table:table-cell table:formula="of:=IF([.Q91]=&quot;x&quot;;&quot;x&quot;;&quot;&quot;)">
            <text:p/>
          </table:table-cell>
          <table:table-cell table:formula="of:=IF([.R91]=&quot;x&quot;;&quot;x&quot;;&quot;&quot;)">
            <text:p/>
          </table:table-cell>
          <table:table-cell table:formula="of:=IF([.S91]=&quot;x&quot;;&quot;x&quot;;&quot;&quot;)" office:value-type="string" office:string-value="x" calcext:value-type="string">
            <text:p>x</text:p>
          </table:table-cell>
          <table:table-cell table:formula="of:=IF([.T91]=&quot;x&quot;;&quot;x&quot;;&quot;&quot;)">
            <text:p/>
          </table:table-cell>
          <table:table-cell table:formula="of:=IF([.U91]=&quot;x&quot;;&quot;x&quot;;&quot;&quot;)">
            <text:p/>
          </table:table-cell>
          <table:table-cell table:formula="of:=IF([.V91]=&quot;x&quot;;&quot;x&quot;;&quot;&quot;)">
            <text:p/>
          </table:table-cell>
          <table:table-cell table:formula="of:=IF([.W91]=&quot;x&quot;;&quot;x&quot;;&quot;&quot;)">
            <text:p/>
          </table:table-cell>
          <table:table-cell table:formula="of:=IF([.X91]=&quot;x&quot;;&quot;x&quot;;&quot;&quot;)">
            <text:p/>
          </table:table-cell>
          <table:table-cell table:formula="of:=IF([.Y91]=&quot;x&quot;;&quot;x&quot;;&quot;&quot;)">
            <text:p/>
          </table:table-cell>
          <table:table-cell table:formula="of:=IF([.Z91]=&quot;x&quot;;&quot;x&quot;;&quot;&quot;)">
            <text:p/>
          </table:table-cell>
          <table:table-cell table:formula="of:=IF([.AA91]=&quot;x&quot;;&quot;x&quot;;&quot;&quot;)">
            <text:p/>
          </table:table-cell>
          <table:table-cell table:formula="of:=IF([.AB91]=&quot;x&quot;;&quot;x&quot;;&quot;&quot;)">
            <text:p/>
          </table:table-cell>
          <table:table-cell table:formula="of:=IF([.AC91]=&quot;x&quot;;&quot;x&quot;;&quot;&quot;)">
            <text:p/>
          </table:table-cell>
          <table:table-cell table:formula="of:=IF([.AD91]=&quot;x&quot;;&quot;x&quot;;&quot;&quot;)">
            <text:p/>
          </table:table-cell>
          <table:table-cell table:formula="of:=IF([.AE91]=&quot;x&quot;;&quot;x&quot;;&quot;&quot;)">
            <text:p/>
          </table:table-cell>
          <table:table-cell table:formula="of:=IF([.AF91]=&quot;x&quot;;&quot;x&quot;;&quot;&quot;)">
            <text:p/>
          </table:table-cell>
          <table:table-cell table:formula="of:=IF([.AG91]=&quot;x&quot;;&quot;x&quot;;&quot;&quot;)">
            <text:p/>
          </table:table-cell>
          <table:table-cell table:formula="of:=IF([.AH91]=&quot;x&quot;;&quot;x&quot;;&quot;&quot;)">
            <text:p/>
          </table:table-cell>
          <table:table-cell table:formula="of:=IF([.AI9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4" office:value-type="string" calcext:value-type="string">
            <text:p>TST091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4" office:value-type="float" office:value="1820" calcext:value-type="float">
            <text:p>182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/>
          <table:table-cell table:formula="of:=IF([.L92]=&quot;x&quot;;&quot;x&quot;;&quot;&quot;)">
            <text:p/>
          </table:table-cell>
          <table:table-cell table:formula="of:=IF([.M92]=&quot;x&quot;;&quot;x&quot;;&quot;&quot;)">
            <text:p/>
          </table:table-cell>
          <table:table-cell table:formula="of:=IF([.N92]=&quot;x&quot;;&quot;x&quot;;&quot;&quot;)">
            <text:p/>
          </table:table-cell>
          <table:table-cell table:formula="of:=IF([.O92]=&quot;x&quot;;&quot;x&quot;;&quot;&quot;)">
            <text:p/>
          </table:table-cell>
          <table:table-cell table:formula="of:=IF([.P92]=&quot;x&quot;;&quot;x&quot;;&quot;&quot;)">
            <text:p/>
          </table:table-cell>
          <table:table-cell table:formula="of:=IF([.Q92]=&quot;x&quot;;&quot;x&quot;;&quot;&quot;)">
            <text:p/>
          </table:table-cell>
          <table:table-cell table:formula="of:=IF([.R92]=&quot;x&quot;;&quot;x&quot;;&quot;&quot;)">
            <text:p/>
          </table:table-cell>
          <table:table-cell table:formula="of:=IF([.S92]=&quot;x&quot;;&quot;x&quot;;&quot;&quot;)" office:value-type="string" office:string-value="x" calcext:value-type="string">
            <text:p>x</text:p>
          </table:table-cell>
          <table:table-cell table:formula="of:=IF([.T92]=&quot;x&quot;;&quot;x&quot;;&quot;&quot;)">
            <text:p/>
          </table:table-cell>
          <table:table-cell table:formula="of:=IF([.U92]=&quot;x&quot;;&quot;x&quot;;&quot;&quot;)">
            <text:p/>
          </table:table-cell>
          <table:table-cell table:formula="of:=IF([.V92]=&quot;x&quot;;&quot;x&quot;;&quot;&quot;)">
            <text:p/>
          </table:table-cell>
          <table:table-cell table:formula="of:=IF([.W92]=&quot;x&quot;;&quot;x&quot;;&quot;&quot;)">
            <text:p/>
          </table:table-cell>
          <table:table-cell table:formula="of:=IF([.X92]=&quot;x&quot;;&quot;x&quot;;&quot;&quot;)">
            <text:p/>
          </table:table-cell>
          <table:table-cell table:formula="of:=IF([.Y92]=&quot;x&quot;;&quot;x&quot;;&quot;&quot;)">
            <text:p/>
          </table:table-cell>
          <table:table-cell table:formula="of:=IF([.Z92]=&quot;x&quot;;&quot;x&quot;;&quot;&quot;)">
            <text:p/>
          </table:table-cell>
          <table:table-cell table:formula="of:=IF([.AA92]=&quot;x&quot;;&quot;x&quot;;&quot;&quot;)">
            <text:p/>
          </table:table-cell>
          <table:table-cell table:formula="of:=IF([.AB92]=&quot;x&quot;;&quot;x&quot;;&quot;&quot;)">
            <text:p/>
          </table:table-cell>
          <table:table-cell table:formula="of:=IF([.AC92]=&quot;x&quot;;&quot;x&quot;;&quot;&quot;)">
            <text:p/>
          </table:table-cell>
          <table:table-cell table:formula="of:=IF([.AD92]=&quot;x&quot;;&quot;x&quot;;&quot;&quot;)">
            <text:p/>
          </table:table-cell>
          <table:table-cell table:formula="of:=IF([.AE92]=&quot;x&quot;;&quot;x&quot;;&quot;&quot;)">
            <text:p/>
          </table:table-cell>
          <table:table-cell table:formula="of:=IF([.AF92]=&quot;x&quot;;&quot;x&quot;;&quot;&quot;)">
            <text:p/>
          </table:table-cell>
          <table:table-cell table:formula="of:=IF([.AG92]=&quot;x&quot;;&quot;x&quot;;&quot;&quot;)">
            <text:p/>
          </table:table-cell>
          <table:table-cell table:formula="of:=IF([.AH92]=&quot;x&quot;;&quot;x&quot;;&quot;&quot;)">
            <text:p/>
          </table:table-cell>
          <table:table-cell table:formula="of:=IF([.AI9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4" office:value-type="string" calcext:value-type="string">
            <text:p>TST092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no</text:p>
          </table:table-cell>
          <table:table-cell table:style-name="ce9" table:content-validation-name="val3" office:value-type="float" office:value="5" calcext:value-type="float">
            <text:p>5</text:p>
          </table:table-cell>
          <table:table-cell table:content-validation-name="val2" office:value-type="string" calcext:value-type="string">
            <text:p>no</text:p>
          </table:table-cell>
          <table:table-cell table:content-validation-name="val5" office:value-type="float" office:value="1840" calcext:value-type="float">
            <text:p>184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/>
          <table:table-cell table:formula="of:=IF([.L93]=&quot;x&quot;;&quot;x&quot;;&quot;&quot;)">
            <text:p/>
          </table:table-cell>
          <table:table-cell table:formula="of:=IF([.M93]=&quot;x&quot;;&quot;x&quot;;&quot;&quot;)">
            <text:p/>
          </table:table-cell>
          <table:table-cell table:formula="of:=IF([.N93]=&quot;x&quot;;&quot;x&quot;;&quot;&quot;)">
            <text:p/>
          </table:table-cell>
          <table:table-cell table:formula="of:=IF([.O93]=&quot;x&quot;;&quot;x&quot;;&quot;&quot;)">
            <text:p/>
          </table:table-cell>
          <table:table-cell table:formula="of:=IF([.P93]=&quot;x&quot;;&quot;x&quot;;&quot;&quot;)">
            <text:p/>
          </table:table-cell>
          <table:table-cell table:formula="of:=IF([.Q93]=&quot;x&quot;;&quot;x&quot;;&quot;&quot;)">
            <text:p/>
          </table:table-cell>
          <table:table-cell table:formula="of:=IF([.R93]=&quot;x&quot;;&quot;x&quot;;&quot;&quot;)">
            <text:p/>
          </table:table-cell>
          <table:table-cell table:formula="of:=IF([.S93]=&quot;x&quot;;&quot;x&quot;;&quot;&quot;)" office:value-type="string" office:string-value="x" calcext:value-type="string">
            <text:p>x</text:p>
          </table:table-cell>
          <table:table-cell table:formula="of:=IF([.T93]=&quot;x&quot;;&quot;x&quot;;&quot;&quot;)">
            <text:p/>
          </table:table-cell>
          <table:table-cell table:formula="of:=IF([.U93]=&quot;x&quot;;&quot;x&quot;;&quot;&quot;)">
            <text:p/>
          </table:table-cell>
          <table:table-cell table:formula="of:=IF([.V93]=&quot;x&quot;;&quot;x&quot;;&quot;&quot;)">
            <text:p/>
          </table:table-cell>
          <table:table-cell table:formula="of:=IF([.W93]=&quot;x&quot;;&quot;x&quot;;&quot;&quot;)">
            <text:p/>
          </table:table-cell>
          <table:table-cell table:formula="of:=IF([.X93]=&quot;x&quot;;&quot;x&quot;;&quot;&quot;)">
            <text:p/>
          </table:table-cell>
          <table:table-cell table:formula="of:=IF([.Y93]=&quot;x&quot;;&quot;x&quot;;&quot;&quot;)">
            <text:p/>
          </table:table-cell>
          <table:table-cell table:formula="of:=IF([.Z93]=&quot;x&quot;;&quot;x&quot;;&quot;&quot;)">
            <text:p/>
          </table:table-cell>
          <table:table-cell table:formula="of:=IF([.AA93]=&quot;x&quot;;&quot;x&quot;;&quot;&quot;)">
            <text:p/>
          </table:table-cell>
          <table:table-cell table:formula="of:=IF([.AB93]=&quot;x&quot;;&quot;x&quot;;&quot;&quot;)">
            <text:p/>
          </table:table-cell>
          <table:table-cell table:formula="of:=IF([.AC93]=&quot;x&quot;;&quot;x&quot;;&quot;&quot;)">
            <text:p/>
          </table:table-cell>
          <table:table-cell table:formula="of:=IF([.AD93]=&quot;x&quot;;&quot;x&quot;;&quot;&quot;)">
            <text:p/>
          </table:table-cell>
          <table:table-cell table:formula="of:=IF([.AE93]=&quot;x&quot;;&quot;x&quot;;&quot;&quot;)">
            <text:p/>
          </table:table-cell>
          <table:table-cell table:formula="of:=IF([.AF93]=&quot;x&quot;;&quot;x&quot;;&quot;&quot;)">
            <text:p/>
          </table:table-cell>
          <table:table-cell table:formula="of:=IF([.AG93]=&quot;x&quot;;&quot;x&quot;;&quot;&quot;)">
            <text:p/>
          </table:table-cell>
          <table:table-cell table:formula="of:=IF([.AH93]=&quot;x&quot;;&quot;x&quot;;&quot;&quot;)">
            <text:p/>
          </table:table-cell>
          <table:table-cell table:formula="of:=IF([.AI9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4" office:value-type="string" calcext:value-type="string">
            <text:p>TST093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4" office:value-type="float" office:value="1860" calcext:value-type="float">
            <text:p>186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/>
          <table:table-cell table:formula="of:=IF([.L94]=&quot;x&quot;;&quot;x&quot;;&quot;&quot;)">
            <text:p/>
          </table:table-cell>
          <table:table-cell table:formula="of:=IF([.M94]=&quot;x&quot;;&quot;x&quot;;&quot;&quot;)">
            <text:p/>
          </table:table-cell>
          <table:table-cell table:formula="of:=IF([.N94]=&quot;x&quot;;&quot;x&quot;;&quot;&quot;)">
            <text:p/>
          </table:table-cell>
          <table:table-cell table:formula="of:=IF([.O94]=&quot;x&quot;;&quot;x&quot;;&quot;&quot;)">
            <text:p/>
          </table:table-cell>
          <table:table-cell table:formula="of:=IF([.P94]=&quot;x&quot;;&quot;x&quot;;&quot;&quot;)">
            <text:p/>
          </table:table-cell>
          <table:table-cell table:formula="of:=IF([.Q94]=&quot;x&quot;;&quot;x&quot;;&quot;&quot;)">
            <text:p/>
          </table:table-cell>
          <table:table-cell table:formula="of:=IF([.R94]=&quot;x&quot;;&quot;x&quot;;&quot;&quot;)">
            <text:p/>
          </table:table-cell>
          <table:table-cell table:formula="of:=IF([.S94]=&quot;x&quot;;&quot;x&quot;;&quot;&quot;)" office:value-type="string" office:string-value="x" calcext:value-type="string">
            <text:p>x</text:p>
          </table:table-cell>
          <table:table-cell table:formula="of:=IF([.T94]=&quot;x&quot;;&quot;x&quot;;&quot;&quot;)">
            <text:p/>
          </table:table-cell>
          <table:table-cell table:formula="of:=IF([.U94]=&quot;x&quot;;&quot;x&quot;;&quot;&quot;)">
            <text:p/>
          </table:table-cell>
          <table:table-cell table:formula="of:=IF([.V94]=&quot;x&quot;;&quot;x&quot;;&quot;&quot;)">
            <text:p/>
          </table:table-cell>
          <table:table-cell table:formula="of:=IF([.W94]=&quot;x&quot;;&quot;x&quot;;&quot;&quot;)">
            <text:p/>
          </table:table-cell>
          <table:table-cell table:formula="of:=IF([.X94]=&quot;x&quot;;&quot;x&quot;;&quot;&quot;)">
            <text:p/>
          </table:table-cell>
          <table:table-cell table:formula="of:=IF([.Y94]=&quot;x&quot;;&quot;x&quot;;&quot;&quot;)">
            <text:p/>
          </table:table-cell>
          <table:table-cell table:formula="of:=IF([.Z94]=&quot;x&quot;;&quot;x&quot;;&quot;&quot;)">
            <text:p/>
          </table:table-cell>
          <table:table-cell table:formula="of:=IF([.AA94]=&quot;x&quot;;&quot;x&quot;;&quot;&quot;)">
            <text:p/>
          </table:table-cell>
          <table:table-cell table:formula="of:=IF([.AB94]=&quot;x&quot;;&quot;x&quot;;&quot;&quot;)">
            <text:p/>
          </table:table-cell>
          <table:table-cell table:formula="of:=IF([.AC94]=&quot;x&quot;;&quot;x&quot;;&quot;&quot;)">
            <text:p/>
          </table:table-cell>
          <table:table-cell table:formula="of:=IF([.AD94]=&quot;x&quot;;&quot;x&quot;;&quot;&quot;)">
            <text:p/>
          </table:table-cell>
          <table:table-cell table:formula="of:=IF([.AE94]=&quot;x&quot;;&quot;x&quot;;&quot;&quot;)">
            <text:p/>
          </table:table-cell>
          <table:table-cell table:formula="of:=IF([.AF94]=&quot;x&quot;;&quot;x&quot;;&quot;&quot;)">
            <text:p/>
          </table:table-cell>
          <table:table-cell table:formula="of:=IF([.AG94]=&quot;x&quot;;&quot;x&quot;;&quot;&quot;)">
            <text:p/>
          </table:table-cell>
          <table:table-cell table:formula="of:=IF([.AH94]=&quot;x&quot;;&quot;x&quot;;&quot;&quot;)">
            <text:p/>
          </table:table-cell>
          <table:table-cell table:formula="of:=IF([.AI9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4" office:value-type="string" calcext:value-type="string">
            <text:p>TST094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no</text:p>
          </table:table-cell>
          <table:table-cell table:style-name="ce9" table:content-validation-name="val3" office:value-type="float" office:value="-5" calcext:value-type="float">
            <text:p>-5</text:p>
          </table:table-cell>
          <table:table-cell table:content-validation-name="val2" office:value-type="string" calcext:value-type="string">
            <text:p>no</text:p>
          </table:table-cell>
          <table:table-cell table:content-validation-name="val5" office:value-type="float" office:value="1880" calcext:value-type="float">
            <text:p>188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/>
          <table:table-cell table:formula="of:=IF([.L95]=&quot;x&quot;;&quot;x&quot;;&quot;&quot;)">
            <text:p/>
          </table:table-cell>
          <table:table-cell table:formula="of:=IF([.M95]=&quot;x&quot;;&quot;x&quot;;&quot;&quot;)">
            <text:p/>
          </table:table-cell>
          <table:table-cell table:formula="of:=IF([.N95]=&quot;x&quot;;&quot;x&quot;;&quot;&quot;)">
            <text:p/>
          </table:table-cell>
          <table:table-cell table:formula="of:=IF([.O95]=&quot;x&quot;;&quot;x&quot;;&quot;&quot;)">
            <text:p/>
          </table:table-cell>
          <table:table-cell table:formula="of:=IF([.P95]=&quot;x&quot;;&quot;x&quot;;&quot;&quot;)">
            <text:p/>
          </table:table-cell>
          <table:table-cell table:formula="of:=IF([.Q95]=&quot;x&quot;;&quot;x&quot;;&quot;&quot;)">
            <text:p/>
          </table:table-cell>
          <table:table-cell table:formula="of:=IF([.R95]=&quot;x&quot;;&quot;x&quot;;&quot;&quot;)">
            <text:p/>
          </table:table-cell>
          <table:table-cell table:formula="of:=IF([.S95]=&quot;x&quot;;&quot;x&quot;;&quot;&quot;)" office:value-type="string" office:string-value="x" calcext:value-type="string">
            <text:p>x</text:p>
          </table:table-cell>
          <table:table-cell table:formula="of:=IF([.T95]=&quot;x&quot;;&quot;x&quot;;&quot;&quot;)">
            <text:p/>
          </table:table-cell>
          <table:table-cell table:formula="of:=IF([.U95]=&quot;x&quot;;&quot;x&quot;;&quot;&quot;)">
            <text:p/>
          </table:table-cell>
          <table:table-cell table:formula="of:=IF([.V95]=&quot;x&quot;;&quot;x&quot;;&quot;&quot;)">
            <text:p/>
          </table:table-cell>
          <table:table-cell table:formula="of:=IF([.W95]=&quot;x&quot;;&quot;x&quot;;&quot;&quot;)">
            <text:p/>
          </table:table-cell>
          <table:table-cell table:formula="of:=IF([.X95]=&quot;x&quot;;&quot;x&quot;;&quot;&quot;)">
            <text:p/>
          </table:table-cell>
          <table:table-cell table:formula="of:=IF([.Y95]=&quot;x&quot;;&quot;x&quot;;&quot;&quot;)">
            <text:p/>
          </table:table-cell>
          <table:table-cell table:formula="of:=IF([.Z95]=&quot;x&quot;;&quot;x&quot;;&quot;&quot;)">
            <text:p/>
          </table:table-cell>
          <table:table-cell table:formula="of:=IF([.AA95]=&quot;x&quot;;&quot;x&quot;;&quot;&quot;)">
            <text:p/>
          </table:table-cell>
          <table:table-cell table:formula="of:=IF([.AB95]=&quot;x&quot;;&quot;x&quot;;&quot;&quot;)">
            <text:p/>
          </table:table-cell>
          <table:table-cell table:formula="of:=IF([.AC95]=&quot;x&quot;;&quot;x&quot;;&quot;&quot;)">
            <text:p/>
          </table:table-cell>
          <table:table-cell table:formula="of:=IF([.AD95]=&quot;x&quot;;&quot;x&quot;;&quot;&quot;)">
            <text:p/>
          </table:table-cell>
          <table:table-cell table:formula="of:=IF([.AE95]=&quot;x&quot;;&quot;x&quot;;&quot;&quot;)">
            <text:p/>
          </table:table-cell>
          <table:table-cell table:formula="of:=IF([.AF95]=&quot;x&quot;;&quot;x&quot;;&quot;&quot;)">
            <text:p/>
          </table:table-cell>
          <table:table-cell table:formula="of:=IF([.AG95]=&quot;x&quot;;&quot;x&quot;;&quot;&quot;)">
            <text:p/>
          </table:table-cell>
          <table:table-cell table:formula="of:=IF([.AH95]=&quot;x&quot;;&quot;x&quot;;&quot;&quot;)">
            <text:p/>
          </table:table-cell>
          <table:table-cell table:formula="of:=IF([.AI9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4" office:value-type="string" calcext:value-type="string">
            <text:p>TST095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10" calcext:value-type="float">
            <text:p>-10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4" office:value-type="float" office:value="1900" calcext:value-type="float">
            <text:p>190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/>
          <table:table-cell table:formula="of:=IF([.L96]=&quot;x&quot;;&quot;x&quot;;&quot;&quot;)">
            <text:p/>
          </table:table-cell>
          <table:table-cell table:formula="of:=IF([.M96]=&quot;x&quot;;&quot;x&quot;;&quot;&quot;)">
            <text:p/>
          </table:table-cell>
          <table:table-cell table:formula="of:=IF([.N96]=&quot;x&quot;;&quot;x&quot;;&quot;&quot;)">
            <text:p/>
          </table:table-cell>
          <table:table-cell table:formula="of:=IF([.O96]=&quot;x&quot;;&quot;x&quot;;&quot;&quot;)">
            <text:p/>
          </table:table-cell>
          <table:table-cell table:formula="of:=IF([.P96]=&quot;x&quot;;&quot;x&quot;;&quot;&quot;)">
            <text:p/>
          </table:table-cell>
          <table:table-cell table:formula="of:=IF([.Q96]=&quot;x&quot;;&quot;x&quot;;&quot;&quot;)">
            <text:p/>
          </table:table-cell>
          <table:table-cell table:formula="of:=IF([.R96]=&quot;x&quot;;&quot;x&quot;;&quot;&quot;)">
            <text:p/>
          </table:table-cell>
          <table:table-cell table:formula="of:=IF([.S96]=&quot;x&quot;;&quot;x&quot;;&quot;&quot;)" office:value-type="string" office:string-value="x" calcext:value-type="string">
            <text:p>x</text:p>
          </table:table-cell>
          <table:table-cell table:formula="of:=IF([.T96]=&quot;x&quot;;&quot;x&quot;;&quot;&quot;)">
            <text:p/>
          </table:table-cell>
          <table:table-cell table:formula="of:=IF([.U96]=&quot;x&quot;;&quot;x&quot;;&quot;&quot;)">
            <text:p/>
          </table:table-cell>
          <table:table-cell table:formula="of:=IF([.V96]=&quot;x&quot;;&quot;x&quot;;&quot;&quot;)">
            <text:p/>
          </table:table-cell>
          <table:table-cell table:formula="of:=IF([.W96]=&quot;x&quot;;&quot;x&quot;;&quot;&quot;)">
            <text:p/>
          </table:table-cell>
          <table:table-cell table:formula="of:=IF([.X96]=&quot;x&quot;;&quot;x&quot;;&quot;&quot;)">
            <text:p/>
          </table:table-cell>
          <table:table-cell table:formula="of:=IF([.Y96]=&quot;x&quot;;&quot;x&quot;;&quot;&quot;)">
            <text:p/>
          </table:table-cell>
          <table:table-cell table:formula="of:=IF([.Z96]=&quot;x&quot;;&quot;x&quot;;&quot;&quot;)">
            <text:p/>
          </table:table-cell>
          <table:table-cell table:formula="of:=IF([.AA96]=&quot;x&quot;;&quot;x&quot;;&quot;&quot;)">
            <text:p/>
          </table:table-cell>
          <table:table-cell table:formula="of:=IF([.AB96]=&quot;x&quot;;&quot;x&quot;;&quot;&quot;)">
            <text:p/>
          </table:table-cell>
          <table:table-cell table:formula="of:=IF([.AC96]=&quot;x&quot;;&quot;x&quot;;&quot;&quot;)">
            <text:p/>
          </table:table-cell>
          <table:table-cell table:formula="of:=IF([.AD96]=&quot;x&quot;;&quot;x&quot;;&quot;&quot;)">
            <text:p/>
          </table:table-cell>
          <table:table-cell table:formula="of:=IF([.AE96]=&quot;x&quot;;&quot;x&quot;;&quot;&quot;)">
            <text:p/>
          </table:table-cell>
          <table:table-cell table:formula="of:=IF([.AF96]=&quot;x&quot;;&quot;x&quot;;&quot;&quot;)">
            <text:p/>
          </table:table-cell>
          <table:table-cell table:formula="of:=IF([.AG96]=&quot;x&quot;;&quot;x&quot;;&quot;&quot;)">
            <text:p/>
          </table:table-cell>
          <table:table-cell table:formula="of:=IF([.AH96]=&quot;x&quot;;&quot;x&quot;;&quot;&quot;)">
            <text:p/>
          </table:table-cell>
          <table:table-cell table:formula="of:=IF([.AI9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4" office:value-type="string" calcext:value-type="string">
            <text:p>TST096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no</text:p>
          </table:table-cell>
          <table:table-cell table:style-name="ce9" table:content-validation-name="val3" office:value-type="float" office:value="-15" calcext:value-type="float">
            <text:p>-15</text:p>
          </table:table-cell>
          <table:table-cell table:content-validation-name="val2" office:value-type="string" calcext:value-type="string">
            <text:p>no</text:p>
          </table:table-cell>
          <table:table-cell table:content-validation-name="val5" office:value-type="float" office:value="1920" calcext:value-type="float">
            <text:p>192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/>
          <table:table-cell table:formula="of:=IF([.L97]=&quot;x&quot;;&quot;x&quot;;&quot;&quot;)">
            <text:p/>
          </table:table-cell>
          <table:table-cell table:formula="of:=IF([.M97]=&quot;x&quot;;&quot;x&quot;;&quot;&quot;)">
            <text:p/>
          </table:table-cell>
          <table:table-cell table:formula="of:=IF([.N97]=&quot;x&quot;;&quot;x&quot;;&quot;&quot;)">
            <text:p/>
          </table:table-cell>
          <table:table-cell table:formula="of:=IF([.O97]=&quot;x&quot;;&quot;x&quot;;&quot;&quot;)">
            <text:p/>
          </table:table-cell>
          <table:table-cell table:formula="of:=IF([.P97]=&quot;x&quot;;&quot;x&quot;;&quot;&quot;)">
            <text:p/>
          </table:table-cell>
          <table:table-cell table:formula="of:=IF([.Q97]=&quot;x&quot;;&quot;x&quot;;&quot;&quot;)">
            <text:p/>
          </table:table-cell>
          <table:table-cell table:formula="of:=IF([.R97]=&quot;x&quot;;&quot;x&quot;;&quot;&quot;)">
            <text:p/>
          </table:table-cell>
          <table:table-cell table:formula="of:=IF([.S97]=&quot;x&quot;;&quot;x&quot;;&quot;&quot;)" office:value-type="string" office:string-value="x" calcext:value-type="string">
            <text:p>x</text:p>
          </table:table-cell>
          <table:table-cell table:formula="of:=IF([.T97]=&quot;x&quot;;&quot;x&quot;;&quot;&quot;)">
            <text:p/>
          </table:table-cell>
          <table:table-cell table:formula="of:=IF([.U97]=&quot;x&quot;;&quot;x&quot;;&quot;&quot;)">
            <text:p/>
          </table:table-cell>
          <table:table-cell table:formula="of:=IF([.V97]=&quot;x&quot;;&quot;x&quot;;&quot;&quot;)">
            <text:p/>
          </table:table-cell>
          <table:table-cell table:formula="of:=IF([.W97]=&quot;x&quot;;&quot;x&quot;;&quot;&quot;)">
            <text:p/>
          </table:table-cell>
          <table:table-cell table:formula="of:=IF([.X97]=&quot;x&quot;;&quot;x&quot;;&quot;&quot;)">
            <text:p/>
          </table:table-cell>
          <table:table-cell table:formula="of:=IF([.Y97]=&quot;x&quot;;&quot;x&quot;;&quot;&quot;)">
            <text:p/>
          </table:table-cell>
          <table:table-cell table:formula="of:=IF([.Z97]=&quot;x&quot;;&quot;x&quot;;&quot;&quot;)">
            <text:p/>
          </table:table-cell>
          <table:table-cell table:formula="of:=IF([.AA97]=&quot;x&quot;;&quot;x&quot;;&quot;&quot;)">
            <text:p/>
          </table:table-cell>
          <table:table-cell table:formula="of:=IF([.AB97]=&quot;x&quot;;&quot;x&quot;;&quot;&quot;)">
            <text:p/>
          </table:table-cell>
          <table:table-cell table:formula="of:=IF([.AC97]=&quot;x&quot;;&quot;x&quot;;&quot;&quot;)">
            <text:p/>
          </table:table-cell>
          <table:table-cell table:formula="of:=IF([.AD97]=&quot;x&quot;;&quot;x&quot;;&quot;&quot;)">
            <text:p/>
          </table:table-cell>
          <table:table-cell table:formula="of:=IF([.AE97]=&quot;x&quot;;&quot;x&quot;;&quot;&quot;)">
            <text:p/>
          </table:table-cell>
          <table:table-cell table:formula="of:=IF([.AF97]=&quot;x&quot;;&quot;x&quot;;&quot;&quot;)">
            <text:p/>
          </table:table-cell>
          <table:table-cell table:formula="of:=IF([.AG97]=&quot;x&quot;;&quot;x&quot;;&quot;&quot;)">
            <text:p/>
          </table:table-cell>
          <table:table-cell table:formula="of:=IF([.AH97]=&quot;x&quot;;&quot;x&quot;;&quot;&quot;)">
            <text:p/>
          </table:table-cell>
          <table:table-cell table:formula="of:=IF([.AI9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4" office:value-type="string" calcext:value-type="string">
            <text:p>TST097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20" calcext:value-type="float">
            <text:p>-20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4" office:value-type="float" office:value="1940" calcext:value-type="float">
            <text:p>194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98]=&quot;x&quot;;&quot;x&quot;;&quot;&quot;)">
            <text:p/>
          </table:table-cell>
          <table:table-cell table:formula="of:=IF([.M98]=&quot;x&quot;;&quot;x&quot;;&quot;&quot;)">
            <text:p/>
          </table:table-cell>
          <table:table-cell table:formula="of:=IF([.N98]=&quot;x&quot;;&quot;x&quot;;&quot;&quot;)">
            <text:p/>
          </table:table-cell>
          <table:table-cell table:formula="of:=IF([.O98]=&quot;x&quot;;&quot;x&quot;;&quot;&quot;)">
            <text:p/>
          </table:table-cell>
          <table:table-cell table:formula="of:=IF([.P98]=&quot;x&quot;;&quot;x&quot;;&quot;&quot;)">
            <text:p/>
          </table:table-cell>
          <table:table-cell table:formula="of:=IF([.Q98]=&quot;x&quot;;&quot;x&quot;;&quot;&quot;)">
            <text:p/>
          </table:table-cell>
          <table:table-cell table:formula="of:=IF([.R98]=&quot;x&quot;;&quot;x&quot;;&quot;&quot;)">
            <text:p/>
          </table:table-cell>
          <table:table-cell table:formula="of:=IF([.S98]=&quot;x&quot;;&quot;x&quot;;&quot;&quot;)">
            <text:p/>
          </table:table-cell>
          <table:table-cell table:formula="of:=IF([.T98]=&quot;x&quot;;&quot;x&quot;;&quot;&quot;)" office:value-type="string" office:string-value="x" calcext:value-type="string">
            <text:p>x</text:p>
          </table:table-cell>
          <table:table-cell table:formula="of:=IF([.U98]=&quot;x&quot;;&quot;x&quot;;&quot;&quot;)">
            <text:p/>
          </table:table-cell>
          <table:table-cell table:formula="of:=IF([.V98]=&quot;x&quot;;&quot;x&quot;;&quot;&quot;)">
            <text:p/>
          </table:table-cell>
          <table:table-cell table:formula="of:=IF([.W98]=&quot;x&quot;;&quot;x&quot;;&quot;&quot;)">
            <text:p/>
          </table:table-cell>
          <table:table-cell table:formula="of:=IF([.X98]=&quot;x&quot;;&quot;x&quot;;&quot;&quot;)">
            <text:p/>
          </table:table-cell>
          <table:table-cell table:formula="of:=IF([.Y98]=&quot;x&quot;;&quot;x&quot;;&quot;&quot;)">
            <text:p/>
          </table:table-cell>
          <table:table-cell table:formula="of:=IF([.Z98]=&quot;x&quot;;&quot;x&quot;;&quot;&quot;)">
            <text:p/>
          </table:table-cell>
          <table:table-cell table:formula="of:=IF([.AA98]=&quot;x&quot;;&quot;x&quot;;&quot;&quot;)">
            <text:p/>
          </table:table-cell>
          <table:table-cell table:formula="of:=IF([.AB98]=&quot;x&quot;;&quot;x&quot;;&quot;&quot;)">
            <text:p/>
          </table:table-cell>
          <table:table-cell table:formula="of:=IF([.AC98]=&quot;x&quot;;&quot;x&quot;;&quot;&quot;)">
            <text:p/>
          </table:table-cell>
          <table:table-cell table:formula="of:=IF([.AD98]=&quot;x&quot;;&quot;x&quot;;&quot;&quot;)">
            <text:p/>
          </table:table-cell>
          <table:table-cell table:formula="of:=IF([.AE98]=&quot;x&quot;;&quot;x&quot;;&quot;&quot;)">
            <text:p/>
          </table:table-cell>
          <table:table-cell table:formula="of:=IF([.AF98]=&quot;x&quot;;&quot;x&quot;;&quot;&quot;)">
            <text:p/>
          </table:table-cell>
          <table:table-cell table:formula="of:=IF([.AG98]=&quot;x&quot;;&quot;x&quot;;&quot;&quot;)">
            <text:p/>
          </table:table-cell>
          <table:table-cell table:formula="of:=IF([.AH98]=&quot;x&quot;;&quot;x&quot;;&quot;&quot;)">
            <text:p/>
          </table:table-cell>
          <table:table-cell table:formula="of:=IF([.AI9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4" office:value-type="string" calcext:value-type="string">
            <text:p>TST098</text:p>
          </table:table-cell>
          <table:table-cell table:style-name="ce7" table:content-validation-name="val1" office:value-type="string" calcext:value-type="string">
            <text:p>red</text:p>
          </table:table-cell>
          <table:table-cell table:content-validation-name="val2" office:value-type="string" calcext:value-type="string">
            <text:p>no</text:p>
          </table:table-cell>
          <table:table-cell table:style-name="ce9" table:content-validation-name="val3" office:value-type="float" office:value="-25" calcext:value-type="float">
            <text:p>-25</text:p>
          </table:table-cell>
          <table:table-cell table:content-validation-name="val2" office:value-type="string" calcext:value-type="string">
            <text:p>no</text:p>
          </table:table-cell>
          <table:table-cell table:content-validation-name="val5" office:value-type="float" office:value="1960" calcext:value-type="float">
            <text:p>196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99]=&quot;x&quot;;&quot;x&quot;;&quot;&quot;)">
            <text:p/>
          </table:table-cell>
          <table:table-cell table:formula="of:=IF([.M99]=&quot;x&quot;;&quot;x&quot;;&quot;&quot;)">
            <text:p/>
          </table:table-cell>
          <table:table-cell table:formula="of:=IF([.N99]=&quot;x&quot;;&quot;x&quot;;&quot;&quot;)">
            <text:p/>
          </table:table-cell>
          <table:table-cell table:formula="of:=IF([.O99]=&quot;x&quot;;&quot;x&quot;;&quot;&quot;)">
            <text:p/>
          </table:table-cell>
          <table:table-cell table:formula="of:=IF([.P99]=&quot;x&quot;;&quot;x&quot;;&quot;&quot;)">
            <text:p/>
          </table:table-cell>
          <table:table-cell table:formula="of:=IF([.Q99]=&quot;x&quot;;&quot;x&quot;;&quot;&quot;)">
            <text:p/>
          </table:table-cell>
          <table:table-cell table:formula="of:=IF([.R99]=&quot;x&quot;;&quot;x&quot;;&quot;&quot;)">
            <text:p/>
          </table:table-cell>
          <table:table-cell table:formula="of:=IF([.S99]=&quot;x&quot;;&quot;x&quot;;&quot;&quot;)">
            <text:p/>
          </table:table-cell>
          <table:table-cell table:formula="of:=IF([.T99]=&quot;x&quot;;&quot;x&quot;;&quot;&quot;)" office:value-type="string" office:string-value="x" calcext:value-type="string">
            <text:p>x</text:p>
          </table:table-cell>
          <table:table-cell table:formula="of:=IF([.U99]=&quot;x&quot;;&quot;x&quot;;&quot;&quot;)">
            <text:p/>
          </table:table-cell>
          <table:table-cell table:formula="of:=IF([.V99]=&quot;x&quot;;&quot;x&quot;;&quot;&quot;)">
            <text:p/>
          </table:table-cell>
          <table:table-cell table:formula="of:=IF([.W99]=&quot;x&quot;;&quot;x&quot;;&quot;&quot;)">
            <text:p/>
          </table:table-cell>
          <table:table-cell table:formula="of:=IF([.X99]=&quot;x&quot;;&quot;x&quot;;&quot;&quot;)">
            <text:p/>
          </table:table-cell>
          <table:table-cell table:formula="of:=IF([.Y99]=&quot;x&quot;;&quot;x&quot;;&quot;&quot;)">
            <text:p/>
          </table:table-cell>
          <table:table-cell table:formula="of:=IF([.Z99]=&quot;x&quot;;&quot;x&quot;;&quot;&quot;)">
            <text:p/>
          </table:table-cell>
          <table:table-cell table:formula="of:=IF([.AA99]=&quot;x&quot;;&quot;x&quot;;&quot;&quot;)">
            <text:p/>
          </table:table-cell>
          <table:table-cell table:formula="of:=IF([.AB99]=&quot;x&quot;;&quot;x&quot;;&quot;&quot;)">
            <text:p/>
          </table:table-cell>
          <table:table-cell table:formula="of:=IF([.AC99]=&quot;x&quot;;&quot;x&quot;;&quot;&quot;)">
            <text:p/>
          </table:table-cell>
          <table:table-cell table:formula="of:=IF([.AD99]=&quot;x&quot;;&quot;x&quot;;&quot;&quot;)">
            <text:p/>
          </table:table-cell>
          <table:table-cell table:formula="of:=IF([.AE99]=&quot;x&quot;;&quot;x&quot;;&quot;&quot;)">
            <text:p/>
          </table:table-cell>
          <table:table-cell table:formula="of:=IF([.AF99]=&quot;x&quot;;&quot;x&quot;;&quot;&quot;)">
            <text:p/>
          </table:table-cell>
          <table:table-cell table:formula="of:=IF([.AG99]=&quot;x&quot;;&quot;x&quot;;&quot;&quot;)">
            <text:p/>
          </table:table-cell>
          <table:table-cell table:formula="of:=IF([.AH99]=&quot;x&quot;;&quot;x&quot;;&quot;&quot;)">
            <text:p/>
          </table:table-cell>
          <table:table-cell table:formula="of:=IF([.AI9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4" office:value-type="string" calcext:value-type="string">
            <text:p>TST099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30" calcext:value-type="float">
            <text:p>-30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4" office:value-type="float" office:value="1980" calcext:value-type="float">
            <text:p>198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0]=&quot;x&quot;;&quot;x&quot;;&quot;&quot;)">
            <text:p/>
          </table:table-cell>
          <table:table-cell table:formula="of:=IF([.M100]=&quot;x&quot;;&quot;x&quot;;&quot;&quot;)">
            <text:p/>
          </table:table-cell>
          <table:table-cell table:formula="of:=IF([.N100]=&quot;x&quot;;&quot;x&quot;;&quot;&quot;)">
            <text:p/>
          </table:table-cell>
          <table:table-cell table:formula="of:=IF([.O100]=&quot;x&quot;;&quot;x&quot;;&quot;&quot;)">
            <text:p/>
          </table:table-cell>
          <table:table-cell table:formula="of:=IF([.P100]=&quot;x&quot;;&quot;x&quot;;&quot;&quot;)">
            <text:p/>
          </table:table-cell>
          <table:table-cell table:formula="of:=IF([.Q100]=&quot;x&quot;;&quot;x&quot;;&quot;&quot;)">
            <text:p/>
          </table:table-cell>
          <table:table-cell table:formula="of:=IF([.R100]=&quot;x&quot;;&quot;x&quot;;&quot;&quot;)">
            <text:p/>
          </table:table-cell>
          <table:table-cell table:formula="of:=IF([.S100]=&quot;x&quot;;&quot;x&quot;;&quot;&quot;)">
            <text:p/>
          </table:table-cell>
          <table:table-cell table:formula="of:=IF([.T100]=&quot;x&quot;;&quot;x&quot;;&quot;&quot;)" office:value-type="string" office:string-value="x" calcext:value-type="string">
            <text:p>x</text:p>
          </table:table-cell>
          <table:table-cell table:formula="of:=IF([.U100]=&quot;x&quot;;&quot;x&quot;;&quot;&quot;)">
            <text:p/>
          </table:table-cell>
          <table:table-cell table:formula="of:=IF([.V100]=&quot;x&quot;;&quot;x&quot;;&quot;&quot;)">
            <text:p/>
          </table:table-cell>
          <table:table-cell table:formula="of:=IF([.W100]=&quot;x&quot;;&quot;x&quot;;&quot;&quot;)">
            <text:p/>
          </table:table-cell>
          <table:table-cell table:formula="of:=IF([.X100]=&quot;x&quot;;&quot;x&quot;;&quot;&quot;)">
            <text:p/>
          </table:table-cell>
          <table:table-cell table:formula="of:=IF([.Y100]=&quot;x&quot;;&quot;x&quot;;&quot;&quot;)">
            <text:p/>
          </table:table-cell>
          <table:table-cell table:formula="of:=IF([.Z100]=&quot;x&quot;;&quot;x&quot;;&quot;&quot;)">
            <text:p/>
          </table:table-cell>
          <table:table-cell table:formula="of:=IF([.AA100]=&quot;x&quot;;&quot;x&quot;;&quot;&quot;)">
            <text:p/>
          </table:table-cell>
          <table:table-cell table:formula="of:=IF([.AB100]=&quot;x&quot;;&quot;x&quot;;&quot;&quot;)">
            <text:p/>
          </table:table-cell>
          <table:table-cell table:formula="of:=IF([.AC100]=&quot;x&quot;;&quot;x&quot;;&quot;&quot;)">
            <text:p/>
          </table:table-cell>
          <table:table-cell table:formula="of:=IF([.AD100]=&quot;x&quot;;&quot;x&quot;;&quot;&quot;)">
            <text:p/>
          </table:table-cell>
          <table:table-cell table:formula="of:=IF([.AE100]=&quot;x&quot;;&quot;x&quot;;&quot;&quot;)">
            <text:p/>
          </table:table-cell>
          <table:table-cell table:formula="of:=IF([.AF100]=&quot;x&quot;;&quot;x&quot;;&quot;&quot;)">
            <text:p/>
          </table:table-cell>
          <table:table-cell table:formula="of:=IF([.AG100]=&quot;x&quot;;&quot;x&quot;;&quot;&quot;)">
            <text:p/>
          </table:table-cell>
          <table:table-cell table:formula="of:=IF([.AH100]=&quot;x&quot;;&quot;x&quot;;&quot;&quot;)">
            <text:p/>
          </table:table-cell>
          <table:table-cell table:formula="of:=IF([.AI10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4" office:value-type="string" calcext:value-type="string">
            <text:p>TST100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content-validation-name="val2" office:value-type="string" calcext:value-type="string">
            <text:p>no</text:p>
          </table:table-cell>
          <table:table-cell table:style-name="ce9" table:content-validation-name="val3" office:value-type="float" office:value="-35" calcext:value-type="float">
            <text:p>-35</text:p>
          </table:table-cell>
          <table:table-cell table:content-validation-name="val2" office:value-type="string" calcext:value-type="string">
            <text:p>no</text:p>
          </table:table-cell>
          <table:table-cell table:content-validation-name="val5" office:value-type="float" office:value="2000" calcext:value-type="float">
            <text:p>200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1]=&quot;x&quot;;&quot;x&quot;;&quot;&quot;)">
            <text:p/>
          </table:table-cell>
          <table:table-cell table:formula="of:=IF([.M101]=&quot;x&quot;;&quot;x&quot;;&quot;&quot;)">
            <text:p/>
          </table:table-cell>
          <table:table-cell table:formula="of:=IF([.N101]=&quot;x&quot;;&quot;x&quot;;&quot;&quot;)">
            <text:p/>
          </table:table-cell>
          <table:table-cell table:formula="of:=IF([.O101]=&quot;x&quot;;&quot;x&quot;;&quot;&quot;)">
            <text:p/>
          </table:table-cell>
          <table:table-cell table:formula="of:=IF([.P101]=&quot;x&quot;;&quot;x&quot;;&quot;&quot;)">
            <text:p/>
          </table:table-cell>
          <table:table-cell table:formula="of:=IF([.Q101]=&quot;x&quot;;&quot;x&quot;;&quot;&quot;)">
            <text:p/>
          </table:table-cell>
          <table:table-cell table:formula="of:=IF([.R101]=&quot;x&quot;;&quot;x&quot;;&quot;&quot;)">
            <text:p/>
          </table:table-cell>
          <table:table-cell table:formula="of:=IF([.S101]=&quot;x&quot;;&quot;x&quot;;&quot;&quot;)">
            <text:p/>
          </table:table-cell>
          <table:table-cell table:formula="of:=IF([.T101]=&quot;x&quot;;&quot;x&quot;;&quot;&quot;)" office:value-type="string" office:string-value="x" calcext:value-type="string">
            <text:p>x</text:p>
          </table:table-cell>
          <table:table-cell table:formula="of:=IF([.U101]=&quot;x&quot;;&quot;x&quot;;&quot;&quot;)">
            <text:p/>
          </table:table-cell>
          <table:table-cell table:formula="of:=IF([.V101]=&quot;x&quot;;&quot;x&quot;;&quot;&quot;)">
            <text:p/>
          </table:table-cell>
          <table:table-cell table:formula="of:=IF([.W101]=&quot;x&quot;;&quot;x&quot;;&quot;&quot;)">
            <text:p/>
          </table:table-cell>
          <table:table-cell table:formula="of:=IF([.X101]=&quot;x&quot;;&quot;x&quot;;&quot;&quot;)">
            <text:p/>
          </table:table-cell>
          <table:table-cell table:formula="of:=IF([.Y101]=&quot;x&quot;;&quot;x&quot;;&quot;&quot;)">
            <text:p/>
          </table:table-cell>
          <table:table-cell table:formula="of:=IF([.Z101]=&quot;x&quot;;&quot;x&quot;;&quot;&quot;)">
            <text:p/>
          </table:table-cell>
          <table:table-cell table:formula="of:=IF([.AA101]=&quot;x&quot;;&quot;x&quot;;&quot;&quot;)">
            <text:p/>
          </table:table-cell>
          <table:table-cell table:formula="of:=IF([.AB101]=&quot;x&quot;;&quot;x&quot;;&quot;&quot;)">
            <text:p/>
          </table:table-cell>
          <table:table-cell table:formula="of:=IF([.AC101]=&quot;x&quot;;&quot;x&quot;;&quot;&quot;)">
            <text:p/>
          </table:table-cell>
          <table:table-cell table:formula="of:=IF([.AD101]=&quot;x&quot;;&quot;x&quot;;&quot;&quot;)">
            <text:p/>
          </table:table-cell>
          <table:table-cell table:formula="of:=IF([.AE101]=&quot;x&quot;;&quot;x&quot;;&quot;&quot;)">
            <text:p/>
          </table:table-cell>
          <table:table-cell table:formula="of:=IF([.AF101]=&quot;x&quot;;&quot;x&quot;;&quot;&quot;)">
            <text:p/>
          </table:table-cell>
          <table:table-cell table:formula="of:=IF([.AG101]=&quot;x&quot;;&quot;x&quot;;&quot;&quot;)">
            <text:p/>
          </table:table-cell>
          <table:table-cell table:formula="of:=IF([.AH101]=&quot;x&quot;;&quot;x&quot;;&quot;&quot;)">
            <text:p/>
          </table:table-cell>
          <table:table-cell table:formula="of:=IF([.AI10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4" office:value-type="string" calcext:value-type="string">
            <text:p>TST101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40" calcext:value-type="float">
            <text:p>-40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2]=&quot;x&quot;;&quot;x&quot;;&quot;&quot;)">
            <text:p/>
          </table:table-cell>
          <table:table-cell table:formula="of:=IF([.M102]=&quot;x&quot;;&quot;x&quot;;&quot;&quot;)">
            <text:p/>
          </table:table-cell>
          <table:table-cell table:formula="of:=IF([.N102]=&quot;x&quot;;&quot;x&quot;;&quot;&quot;)">
            <text:p/>
          </table:table-cell>
          <table:table-cell table:formula="of:=IF([.O102]=&quot;x&quot;;&quot;x&quot;;&quot;&quot;)">
            <text:p/>
          </table:table-cell>
          <table:table-cell table:formula="of:=IF([.P102]=&quot;x&quot;;&quot;x&quot;;&quot;&quot;)">
            <text:p/>
          </table:table-cell>
          <table:table-cell table:formula="of:=IF([.Q102]=&quot;x&quot;;&quot;x&quot;;&quot;&quot;)">
            <text:p/>
          </table:table-cell>
          <table:table-cell table:formula="of:=IF([.R102]=&quot;x&quot;;&quot;x&quot;;&quot;&quot;)">
            <text:p/>
          </table:table-cell>
          <table:table-cell table:formula="of:=IF([.S102]=&quot;x&quot;;&quot;x&quot;;&quot;&quot;)">
            <text:p/>
          </table:table-cell>
          <table:table-cell table:formula="of:=IF([.T102]=&quot;x&quot;;&quot;x&quot;;&quot;&quot;)" office:value-type="string" office:string-value="x" calcext:value-type="string">
            <text:p>x</text:p>
          </table:table-cell>
          <table:table-cell table:formula="of:=IF([.U102]=&quot;x&quot;;&quot;x&quot;;&quot;&quot;)">
            <text:p/>
          </table:table-cell>
          <table:table-cell table:formula="of:=IF([.V102]=&quot;x&quot;;&quot;x&quot;;&quot;&quot;)">
            <text:p/>
          </table:table-cell>
          <table:table-cell table:formula="of:=IF([.W102]=&quot;x&quot;;&quot;x&quot;;&quot;&quot;)">
            <text:p/>
          </table:table-cell>
          <table:table-cell table:formula="of:=IF([.X102]=&quot;x&quot;;&quot;x&quot;;&quot;&quot;)">
            <text:p/>
          </table:table-cell>
          <table:table-cell table:formula="of:=IF([.Y102]=&quot;x&quot;;&quot;x&quot;;&quot;&quot;)">
            <text:p/>
          </table:table-cell>
          <table:table-cell table:formula="of:=IF([.Z102]=&quot;x&quot;;&quot;x&quot;;&quot;&quot;)">
            <text:p/>
          </table:table-cell>
          <table:table-cell table:formula="of:=IF([.AA102]=&quot;x&quot;;&quot;x&quot;;&quot;&quot;)">
            <text:p/>
          </table:table-cell>
          <table:table-cell table:formula="of:=IF([.AB102]=&quot;x&quot;;&quot;x&quot;;&quot;&quot;)">
            <text:p/>
          </table:table-cell>
          <table:table-cell table:formula="of:=IF([.AC102]=&quot;x&quot;;&quot;x&quot;;&quot;&quot;)">
            <text:p/>
          </table:table-cell>
          <table:table-cell table:formula="of:=IF([.AD102]=&quot;x&quot;;&quot;x&quot;;&quot;&quot;)">
            <text:p/>
          </table:table-cell>
          <table:table-cell table:formula="of:=IF([.AE102]=&quot;x&quot;;&quot;x&quot;;&quot;&quot;)">
            <text:p/>
          </table:table-cell>
          <table:table-cell table:formula="of:=IF([.AF102]=&quot;x&quot;;&quot;x&quot;;&quot;&quot;)">
            <text:p/>
          </table:table-cell>
          <table:table-cell table:formula="of:=IF([.AG102]=&quot;x&quot;;&quot;x&quot;;&quot;&quot;)">
            <text:p/>
          </table:table-cell>
          <table:table-cell table:formula="of:=IF([.AH102]=&quot;x&quot;;&quot;x&quot;;&quot;&quot;)">
            <text:p/>
          </table:table-cell>
          <table:table-cell table:formula="of:=IF([.AI10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4" office:value-type="string" calcext:value-type="string">
            <text:p>TST102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content-validation-name="val2" office:value-type="string" calcext:value-type="string">
            <text:p>no</text:p>
          </table:table-cell>
          <table:table-cell table:style-name="ce9" table:content-validation-name="val3" office:value-type="float" office:value="-45" calcext:value-type="float">
            <text:p>-45</text:p>
          </table:table-cell>
          <table:table-cell table:content-validation-name="val2" office:value-type="string" calcext:value-type="string">
            <text:p>no</text:p>
          </table:table-cell>
          <table:table-cell table:content-validation-name="val5" office:value-type="float" office:value="40" calcext:value-type="float">
            <text:p>4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3]=&quot;x&quot;;&quot;x&quot;;&quot;&quot;)">
            <text:p/>
          </table:table-cell>
          <table:table-cell table:formula="of:=IF([.M103]=&quot;x&quot;;&quot;x&quot;;&quot;&quot;)">
            <text:p/>
          </table:table-cell>
          <table:table-cell table:formula="of:=IF([.N103]=&quot;x&quot;;&quot;x&quot;;&quot;&quot;)">
            <text:p/>
          </table:table-cell>
          <table:table-cell table:formula="of:=IF([.O103]=&quot;x&quot;;&quot;x&quot;;&quot;&quot;)">
            <text:p/>
          </table:table-cell>
          <table:table-cell table:formula="of:=IF([.P103]=&quot;x&quot;;&quot;x&quot;;&quot;&quot;)">
            <text:p/>
          </table:table-cell>
          <table:table-cell table:formula="of:=IF([.Q103]=&quot;x&quot;;&quot;x&quot;;&quot;&quot;)">
            <text:p/>
          </table:table-cell>
          <table:table-cell table:formula="of:=IF([.R103]=&quot;x&quot;;&quot;x&quot;;&quot;&quot;)">
            <text:p/>
          </table:table-cell>
          <table:table-cell table:formula="of:=IF([.S103]=&quot;x&quot;;&quot;x&quot;;&quot;&quot;)">
            <text:p/>
          </table:table-cell>
          <table:table-cell table:formula="of:=IF([.T103]=&quot;x&quot;;&quot;x&quot;;&quot;&quot;)" office:value-type="string" office:string-value="x" calcext:value-type="string">
            <text:p>x</text:p>
          </table:table-cell>
          <table:table-cell table:formula="of:=IF([.U103]=&quot;x&quot;;&quot;x&quot;;&quot;&quot;)">
            <text:p/>
          </table:table-cell>
          <table:table-cell table:formula="of:=IF([.V103]=&quot;x&quot;;&quot;x&quot;;&quot;&quot;)">
            <text:p/>
          </table:table-cell>
          <table:table-cell table:formula="of:=IF([.W103]=&quot;x&quot;;&quot;x&quot;;&quot;&quot;)">
            <text:p/>
          </table:table-cell>
          <table:table-cell table:formula="of:=IF([.X103]=&quot;x&quot;;&quot;x&quot;;&quot;&quot;)">
            <text:p/>
          </table:table-cell>
          <table:table-cell table:formula="of:=IF([.Y103]=&quot;x&quot;;&quot;x&quot;;&quot;&quot;)">
            <text:p/>
          </table:table-cell>
          <table:table-cell table:formula="of:=IF([.Z103]=&quot;x&quot;;&quot;x&quot;;&quot;&quot;)">
            <text:p/>
          </table:table-cell>
          <table:table-cell table:formula="of:=IF([.AA103]=&quot;x&quot;;&quot;x&quot;;&quot;&quot;)">
            <text:p/>
          </table:table-cell>
          <table:table-cell table:formula="of:=IF([.AB103]=&quot;x&quot;;&quot;x&quot;;&quot;&quot;)">
            <text:p/>
          </table:table-cell>
          <table:table-cell table:formula="of:=IF([.AC103]=&quot;x&quot;;&quot;x&quot;;&quot;&quot;)">
            <text:p/>
          </table:table-cell>
          <table:table-cell table:formula="of:=IF([.AD103]=&quot;x&quot;;&quot;x&quot;;&quot;&quot;)">
            <text:p/>
          </table:table-cell>
          <table:table-cell table:formula="of:=IF([.AE103]=&quot;x&quot;;&quot;x&quot;;&quot;&quot;)">
            <text:p/>
          </table:table-cell>
          <table:table-cell table:formula="of:=IF([.AF103]=&quot;x&quot;;&quot;x&quot;;&quot;&quot;)">
            <text:p/>
          </table:table-cell>
          <table:table-cell table:formula="of:=IF([.AG103]=&quot;x&quot;;&quot;x&quot;;&quot;&quot;)">
            <text:p/>
          </table:table-cell>
          <table:table-cell table:formula="of:=IF([.AH103]=&quot;x&quot;;&quot;x&quot;;&quot;&quot;)">
            <text:p/>
          </table:table-cell>
          <table:table-cell table:formula="of:=IF([.AI10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4" office:value-type="string" calcext:value-type="string">
            <text:p>TST103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4" office:value-type="float" office:value="60" calcext:value-type="float">
            <text:p>6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4]=&quot;x&quot;;&quot;x&quot;;&quot;&quot;)">
            <text:p/>
          </table:table-cell>
          <table:table-cell table:formula="of:=IF([.M104]=&quot;x&quot;;&quot;x&quot;;&quot;&quot;)">
            <text:p/>
          </table:table-cell>
          <table:table-cell table:formula="of:=IF([.N104]=&quot;x&quot;;&quot;x&quot;;&quot;&quot;)">
            <text:p/>
          </table:table-cell>
          <table:table-cell table:formula="of:=IF([.O104]=&quot;x&quot;;&quot;x&quot;;&quot;&quot;)">
            <text:p/>
          </table:table-cell>
          <table:table-cell table:formula="of:=IF([.P104]=&quot;x&quot;;&quot;x&quot;;&quot;&quot;)">
            <text:p/>
          </table:table-cell>
          <table:table-cell table:formula="of:=IF([.Q104]=&quot;x&quot;;&quot;x&quot;;&quot;&quot;)">
            <text:p/>
          </table:table-cell>
          <table:table-cell table:formula="of:=IF([.R104]=&quot;x&quot;;&quot;x&quot;;&quot;&quot;)">
            <text:p/>
          </table:table-cell>
          <table:table-cell table:formula="of:=IF([.S104]=&quot;x&quot;;&quot;x&quot;;&quot;&quot;)">
            <text:p/>
          </table:table-cell>
          <table:table-cell table:formula="of:=IF([.T104]=&quot;x&quot;;&quot;x&quot;;&quot;&quot;)" office:value-type="string" office:string-value="x" calcext:value-type="string">
            <text:p>x</text:p>
          </table:table-cell>
          <table:table-cell table:formula="of:=IF([.U104]=&quot;x&quot;;&quot;x&quot;;&quot;&quot;)">
            <text:p/>
          </table:table-cell>
          <table:table-cell table:formula="of:=IF([.V104]=&quot;x&quot;;&quot;x&quot;;&quot;&quot;)">
            <text:p/>
          </table:table-cell>
          <table:table-cell table:formula="of:=IF([.W104]=&quot;x&quot;;&quot;x&quot;;&quot;&quot;)">
            <text:p/>
          </table:table-cell>
          <table:table-cell table:formula="of:=IF([.X104]=&quot;x&quot;;&quot;x&quot;;&quot;&quot;)">
            <text:p/>
          </table:table-cell>
          <table:table-cell table:formula="of:=IF([.Y104]=&quot;x&quot;;&quot;x&quot;;&quot;&quot;)">
            <text:p/>
          </table:table-cell>
          <table:table-cell table:formula="of:=IF([.Z104]=&quot;x&quot;;&quot;x&quot;;&quot;&quot;)">
            <text:p/>
          </table:table-cell>
          <table:table-cell table:formula="of:=IF([.AA104]=&quot;x&quot;;&quot;x&quot;;&quot;&quot;)">
            <text:p/>
          </table:table-cell>
          <table:table-cell table:formula="of:=IF([.AB104]=&quot;x&quot;;&quot;x&quot;;&quot;&quot;)">
            <text:p/>
          </table:table-cell>
          <table:table-cell table:formula="of:=IF([.AC104]=&quot;x&quot;;&quot;x&quot;;&quot;&quot;)">
            <text:p/>
          </table:table-cell>
          <table:table-cell table:formula="of:=IF([.AD104]=&quot;x&quot;;&quot;x&quot;;&quot;&quot;)">
            <text:p/>
          </table:table-cell>
          <table:table-cell table:formula="of:=IF([.AE104]=&quot;x&quot;;&quot;x&quot;;&quot;&quot;)">
            <text:p/>
          </table:table-cell>
          <table:table-cell table:formula="of:=IF([.AF104]=&quot;x&quot;;&quot;x&quot;;&quot;&quot;)">
            <text:p/>
          </table:table-cell>
          <table:table-cell table:formula="of:=IF([.AG104]=&quot;x&quot;;&quot;x&quot;;&quot;&quot;)">
            <text:p/>
          </table:table-cell>
          <table:table-cell table:formula="of:=IF([.AH104]=&quot;x&quot;;&quot;x&quot;;&quot;&quot;)">
            <text:p/>
          </table:table-cell>
          <table:table-cell table:formula="of:=IF([.AI10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4" office:value-type="string" calcext:value-type="string">
            <text:p>TST104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no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content-validation-name="val2" office:value-type="string" calcext:value-type="string">
            <text:p>no</text:p>
          </table:table-cell>
          <table:table-cell table:content-validation-name="val5" office:value-type="float" office:value="80" calcext:value-type="float">
            <text:p>8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5]=&quot;x&quot;;&quot;x&quot;;&quot;&quot;)">
            <text:p/>
          </table:table-cell>
          <table:table-cell table:formula="of:=IF([.M105]=&quot;x&quot;;&quot;x&quot;;&quot;&quot;)">
            <text:p/>
          </table:table-cell>
          <table:table-cell table:formula="of:=IF([.N105]=&quot;x&quot;;&quot;x&quot;;&quot;&quot;)">
            <text:p/>
          </table:table-cell>
          <table:table-cell table:formula="of:=IF([.O105]=&quot;x&quot;;&quot;x&quot;;&quot;&quot;)">
            <text:p/>
          </table:table-cell>
          <table:table-cell table:formula="of:=IF([.P105]=&quot;x&quot;;&quot;x&quot;;&quot;&quot;)">
            <text:p/>
          </table:table-cell>
          <table:table-cell table:formula="of:=IF([.Q105]=&quot;x&quot;;&quot;x&quot;;&quot;&quot;)">
            <text:p/>
          </table:table-cell>
          <table:table-cell table:formula="of:=IF([.R105]=&quot;x&quot;;&quot;x&quot;;&quot;&quot;)">
            <text:p/>
          </table:table-cell>
          <table:table-cell table:formula="of:=IF([.S105]=&quot;x&quot;;&quot;x&quot;;&quot;&quot;)">
            <text:p/>
          </table:table-cell>
          <table:table-cell table:formula="of:=IF([.T105]=&quot;x&quot;;&quot;x&quot;;&quot;&quot;)" office:value-type="string" office:string-value="x" calcext:value-type="string">
            <text:p>x</text:p>
          </table:table-cell>
          <table:table-cell table:formula="of:=IF([.U105]=&quot;x&quot;;&quot;x&quot;;&quot;&quot;)">
            <text:p/>
          </table:table-cell>
          <table:table-cell table:formula="of:=IF([.V105]=&quot;x&quot;;&quot;x&quot;;&quot;&quot;)">
            <text:p/>
          </table:table-cell>
          <table:table-cell table:formula="of:=IF([.W105]=&quot;x&quot;;&quot;x&quot;;&quot;&quot;)">
            <text:p/>
          </table:table-cell>
          <table:table-cell table:formula="of:=IF([.X105]=&quot;x&quot;;&quot;x&quot;;&quot;&quot;)">
            <text:p/>
          </table:table-cell>
          <table:table-cell table:formula="of:=IF([.Y105]=&quot;x&quot;;&quot;x&quot;;&quot;&quot;)">
            <text:p/>
          </table:table-cell>
          <table:table-cell table:formula="of:=IF([.Z105]=&quot;x&quot;;&quot;x&quot;;&quot;&quot;)">
            <text:p/>
          </table:table-cell>
          <table:table-cell table:formula="of:=IF([.AA105]=&quot;x&quot;;&quot;x&quot;;&quot;&quot;)">
            <text:p/>
          </table:table-cell>
          <table:table-cell table:formula="of:=IF([.AB105]=&quot;x&quot;;&quot;x&quot;;&quot;&quot;)">
            <text:p/>
          </table:table-cell>
          <table:table-cell table:formula="of:=IF([.AC105]=&quot;x&quot;;&quot;x&quot;;&quot;&quot;)">
            <text:p/>
          </table:table-cell>
          <table:table-cell table:formula="of:=IF([.AD105]=&quot;x&quot;;&quot;x&quot;;&quot;&quot;)">
            <text:p/>
          </table:table-cell>
          <table:table-cell table:formula="of:=IF([.AE105]=&quot;x&quot;;&quot;x&quot;;&quot;&quot;)">
            <text:p/>
          </table:table-cell>
          <table:table-cell table:formula="of:=IF([.AF105]=&quot;x&quot;;&quot;x&quot;;&quot;&quot;)">
            <text:p/>
          </table:table-cell>
          <table:table-cell table:formula="of:=IF([.AG105]=&quot;x&quot;;&quot;x&quot;;&quot;&quot;)">
            <text:p/>
          </table:table-cell>
          <table:table-cell table:formula="of:=IF([.AH105]=&quot;x&quot;;&quot;x&quot;;&quot;&quot;)">
            <text:p/>
          </table:table-cell>
          <table:table-cell table:formula="of:=IF([.AI10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4" office:value-type="string" calcext:value-type="string">
            <text:p>TST105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5" calcext:value-type="float">
            <text:p>5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4" office:value-type="float" office:value="100" calcext:value-type="float">
            <text:p>10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6]=&quot;x&quot;;&quot;x&quot;;&quot;&quot;)">
            <text:p/>
          </table:table-cell>
          <table:table-cell table:formula="of:=IF([.M106]=&quot;x&quot;;&quot;x&quot;;&quot;&quot;)">
            <text:p/>
          </table:table-cell>
          <table:table-cell table:formula="of:=IF([.N106]=&quot;x&quot;;&quot;x&quot;;&quot;&quot;)">
            <text:p/>
          </table:table-cell>
          <table:table-cell table:formula="of:=IF([.O106]=&quot;x&quot;;&quot;x&quot;;&quot;&quot;)">
            <text:p/>
          </table:table-cell>
          <table:table-cell table:formula="of:=IF([.P106]=&quot;x&quot;;&quot;x&quot;;&quot;&quot;)">
            <text:p/>
          </table:table-cell>
          <table:table-cell table:formula="of:=IF([.Q106]=&quot;x&quot;;&quot;x&quot;;&quot;&quot;)">
            <text:p/>
          </table:table-cell>
          <table:table-cell table:formula="of:=IF([.R106]=&quot;x&quot;;&quot;x&quot;;&quot;&quot;)">
            <text:p/>
          </table:table-cell>
          <table:table-cell table:formula="of:=IF([.S106]=&quot;x&quot;;&quot;x&quot;;&quot;&quot;)">
            <text:p/>
          </table:table-cell>
          <table:table-cell table:formula="of:=IF([.T106]=&quot;x&quot;;&quot;x&quot;;&quot;&quot;)" office:value-type="string" office:string-value="x" calcext:value-type="string">
            <text:p>x</text:p>
          </table:table-cell>
          <table:table-cell table:formula="of:=IF([.U106]=&quot;x&quot;;&quot;x&quot;;&quot;&quot;)">
            <text:p/>
          </table:table-cell>
          <table:table-cell table:formula="of:=IF([.V106]=&quot;x&quot;;&quot;x&quot;;&quot;&quot;)">
            <text:p/>
          </table:table-cell>
          <table:table-cell table:formula="of:=IF([.W106]=&quot;x&quot;;&quot;x&quot;;&quot;&quot;)">
            <text:p/>
          </table:table-cell>
          <table:table-cell table:formula="of:=IF([.X106]=&quot;x&quot;;&quot;x&quot;;&quot;&quot;)">
            <text:p/>
          </table:table-cell>
          <table:table-cell table:formula="of:=IF([.Y106]=&quot;x&quot;;&quot;x&quot;;&quot;&quot;)">
            <text:p/>
          </table:table-cell>
          <table:table-cell table:formula="of:=IF([.Z106]=&quot;x&quot;;&quot;x&quot;;&quot;&quot;)">
            <text:p/>
          </table:table-cell>
          <table:table-cell table:formula="of:=IF([.AA106]=&quot;x&quot;;&quot;x&quot;;&quot;&quot;)">
            <text:p/>
          </table:table-cell>
          <table:table-cell table:formula="of:=IF([.AB106]=&quot;x&quot;;&quot;x&quot;;&quot;&quot;)">
            <text:p/>
          </table:table-cell>
          <table:table-cell table:formula="of:=IF([.AC106]=&quot;x&quot;;&quot;x&quot;;&quot;&quot;)">
            <text:p/>
          </table:table-cell>
          <table:table-cell table:formula="of:=IF([.AD106]=&quot;x&quot;;&quot;x&quot;;&quot;&quot;)">
            <text:p/>
          </table:table-cell>
          <table:table-cell table:formula="of:=IF([.AE106]=&quot;x&quot;;&quot;x&quot;;&quot;&quot;)">
            <text:p/>
          </table:table-cell>
          <table:table-cell table:formula="of:=IF([.AF106]=&quot;x&quot;;&quot;x&quot;;&quot;&quot;)">
            <text:p/>
          </table:table-cell>
          <table:table-cell table:formula="of:=IF([.AG106]=&quot;x&quot;;&quot;x&quot;;&quot;&quot;)">
            <text:p/>
          </table:table-cell>
          <table:table-cell table:formula="of:=IF([.AH106]=&quot;x&quot;;&quot;x&quot;;&quot;&quot;)">
            <text:p/>
          </table:table-cell>
          <table:table-cell table:formula="of:=IF([.AI10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ce4" office:value-type="string" calcext:value-type="string">
            <text:p>TST106</text:p>
          </table:table-cell>
          <table:table-cell table:style-name="ce7" table:content-validation-name="val1" office:value-type="string" calcext:value-type="string">
            <text:p>red</text:p>
          </table:table-cell>
          <table:table-cell table:content-validation-name="val2" office:value-type="string" calcext:value-type="string">
            <text:p>no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content-validation-name="val2" office:value-type="string" calcext:value-type="string">
            <text:p>no</text:p>
          </table:table-cell>
          <table:table-cell table:content-validation-name="val5" office:value-type="float" office:value="120" calcext:value-type="float">
            <text:p>12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7]=&quot;x&quot;;&quot;x&quot;;&quot;&quot;)">
            <text:p/>
          </table:table-cell>
          <table:table-cell table:formula="of:=IF([.M107]=&quot;x&quot;;&quot;x&quot;;&quot;&quot;)">
            <text:p/>
          </table:table-cell>
          <table:table-cell table:formula="of:=IF([.N107]=&quot;x&quot;;&quot;x&quot;;&quot;&quot;)">
            <text:p/>
          </table:table-cell>
          <table:table-cell table:formula="of:=IF([.O107]=&quot;x&quot;;&quot;x&quot;;&quot;&quot;)">
            <text:p/>
          </table:table-cell>
          <table:table-cell table:formula="of:=IF([.P107]=&quot;x&quot;;&quot;x&quot;;&quot;&quot;)">
            <text:p/>
          </table:table-cell>
          <table:table-cell table:formula="of:=IF([.Q107]=&quot;x&quot;;&quot;x&quot;;&quot;&quot;)">
            <text:p/>
          </table:table-cell>
          <table:table-cell table:formula="of:=IF([.R107]=&quot;x&quot;;&quot;x&quot;;&quot;&quot;)">
            <text:p/>
          </table:table-cell>
          <table:table-cell table:formula="of:=IF([.S107]=&quot;x&quot;;&quot;x&quot;;&quot;&quot;)">
            <text:p/>
          </table:table-cell>
          <table:table-cell table:formula="of:=IF([.T107]=&quot;x&quot;;&quot;x&quot;;&quot;&quot;)" office:value-type="string" office:string-value="x" calcext:value-type="string">
            <text:p>x</text:p>
          </table:table-cell>
          <table:table-cell table:formula="of:=IF([.U107]=&quot;x&quot;;&quot;x&quot;;&quot;&quot;)">
            <text:p/>
          </table:table-cell>
          <table:table-cell table:formula="of:=IF([.V107]=&quot;x&quot;;&quot;x&quot;;&quot;&quot;)">
            <text:p/>
          </table:table-cell>
          <table:table-cell table:formula="of:=IF([.W107]=&quot;x&quot;;&quot;x&quot;;&quot;&quot;)">
            <text:p/>
          </table:table-cell>
          <table:table-cell table:formula="of:=IF([.X107]=&quot;x&quot;;&quot;x&quot;;&quot;&quot;)">
            <text:p/>
          </table:table-cell>
          <table:table-cell table:formula="of:=IF([.Y107]=&quot;x&quot;;&quot;x&quot;;&quot;&quot;)">
            <text:p/>
          </table:table-cell>
          <table:table-cell table:formula="of:=IF([.Z107]=&quot;x&quot;;&quot;x&quot;;&quot;&quot;)">
            <text:p/>
          </table:table-cell>
          <table:table-cell table:formula="of:=IF([.AA107]=&quot;x&quot;;&quot;x&quot;;&quot;&quot;)">
            <text:p/>
          </table:table-cell>
          <table:table-cell table:formula="of:=IF([.AB107]=&quot;x&quot;;&quot;x&quot;;&quot;&quot;)">
            <text:p/>
          </table:table-cell>
          <table:table-cell table:formula="of:=IF([.AC107]=&quot;x&quot;;&quot;x&quot;;&quot;&quot;)">
            <text:p/>
          </table:table-cell>
          <table:table-cell table:formula="of:=IF([.AD107]=&quot;x&quot;;&quot;x&quot;;&quot;&quot;)">
            <text:p/>
          </table:table-cell>
          <table:table-cell table:formula="of:=IF([.AE107]=&quot;x&quot;;&quot;x&quot;;&quot;&quot;)">
            <text:p/>
          </table:table-cell>
          <table:table-cell table:formula="of:=IF([.AF107]=&quot;x&quot;;&quot;x&quot;;&quot;&quot;)">
            <text:p/>
          </table:table-cell>
          <table:table-cell table:formula="of:=IF([.AG107]=&quot;x&quot;;&quot;x&quot;;&quot;&quot;)">
            <text:p/>
          </table:table-cell>
          <table:table-cell table:formula="of:=IF([.AH107]=&quot;x&quot;;&quot;x&quot;;&quot;&quot;)">
            <text:p/>
          </table:table-cell>
          <table:table-cell table:formula="of:=IF([.AI10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4" office:value-type="string" calcext:value-type="string">
            <text:p>TST107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5" calcext:value-type="float">
            <text:p>-5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4" office:value-type="float" office:value="140" calcext:value-type="float">
            <text:p>14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8]=&quot;x&quot;;&quot;x&quot;;&quot;&quot;)">
            <text:p/>
          </table:table-cell>
          <table:table-cell table:formula="of:=IF([.M108]=&quot;x&quot;;&quot;x&quot;;&quot;&quot;)">
            <text:p/>
          </table:table-cell>
          <table:table-cell table:formula="of:=IF([.N108]=&quot;x&quot;;&quot;x&quot;;&quot;&quot;)">
            <text:p/>
          </table:table-cell>
          <table:table-cell table:formula="of:=IF([.O108]=&quot;x&quot;;&quot;x&quot;;&quot;&quot;)">
            <text:p/>
          </table:table-cell>
          <table:table-cell table:formula="of:=IF([.P108]=&quot;x&quot;;&quot;x&quot;;&quot;&quot;)">
            <text:p/>
          </table:table-cell>
          <table:table-cell table:formula="of:=IF([.Q108]=&quot;x&quot;;&quot;x&quot;;&quot;&quot;)">
            <text:p/>
          </table:table-cell>
          <table:table-cell table:formula="of:=IF([.R108]=&quot;x&quot;;&quot;x&quot;;&quot;&quot;)">
            <text:p/>
          </table:table-cell>
          <table:table-cell table:formula="of:=IF([.S108]=&quot;x&quot;;&quot;x&quot;;&quot;&quot;)">
            <text:p/>
          </table:table-cell>
          <table:table-cell table:formula="of:=IF([.T108]=&quot;x&quot;;&quot;x&quot;;&quot;&quot;)" office:value-type="string" office:string-value="x" calcext:value-type="string">
            <text:p>x</text:p>
          </table:table-cell>
          <table:table-cell table:formula="of:=IF([.U108]=&quot;x&quot;;&quot;x&quot;;&quot;&quot;)">
            <text:p/>
          </table:table-cell>
          <table:table-cell table:formula="of:=IF([.V108]=&quot;x&quot;;&quot;x&quot;;&quot;&quot;)">
            <text:p/>
          </table:table-cell>
          <table:table-cell table:formula="of:=IF([.W108]=&quot;x&quot;;&quot;x&quot;;&quot;&quot;)">
            <text:p/>
          </table:table-cell>
          <table:table-cell table:formula="of:=IF([.X108]=&quot;x&quot;;&quot;x&quot;;&quot;&quot;)">
            <text:p/>
          </table:table-cell>
          <table:table-cell table:formula="of:=IF([.Y108]=&quot;x&quot;;&quot;x&quot;;&quot;&quot;)">
            <text:p/>
          </table:table-cell>
          <table:table-cell table:formula="of:=IF([.Z108]=&quot;x&quot;;&quot;x&quot;;&quot;&quot;)">
            <text:p/>
          </table:table-cell>
          <table:table-cell table:formula="of:=IF([.AA108]=&quot;x&quot;;&quot;x&quot;;&quot;&quot;)">
            <text:p/>
          </table:table-cell>
          <table:table-cell table:formula="of:=IF([.AB108]=&quot;x&quot;;&quot;x&quot;;&quot;&quot;)">
            <text:p/>
          </table:table-cell>
          <table:table-cell table:formula="of:=IF([.AC108]=&quot;x&quot;;&quot;x&quot;;&quot;&quot;)">
            <text:p/>
          </table:table-cell>
          <table:table-cell table:formula="of:=IF([.AD108]=&quot;x&quot;;&quot;x&quot;;&quot;&quot;)">
            <text:p/>
          </table:table-cell>
          <table:table-cell table:formula="of:=IF([.AE108]=&quot;x&quot;;&quot;x&quot;;&quot;&quot;)">
            <text:p/>
          </table:table-cell>
          <table:table-cell table:formula="of:=IF([.AF108]=&quot;x&quot;;&quot;x&quot;;&quot;&quot;)">
            <text:p/>
          </table:table-cell>
          <table:table-cell table:formula="of:=IF([.AG108]=&quot;x&quot;;&quot;x&quot;;&quot;&quot;)">
            <text:p/>
          </table:table-cell>
          <table:table-cell table:formula="of:=IF([.AH108]=&quot;x&quot;;&quot;x&quot;;&quot;&quot;)">
            <text:p/>
          </table:table-cell>
          <table:table-cell table:formula="of:=IF([.AI10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4" office:value-type="string" calcext:value-type="string">
            <text:p>TST108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content-validation-name="val2" office:value-type="string" calcext:value-type="string">
            <text:p>no</text:p>
          </table:table-cell>
          <table:table-cell table:style-name="ce9" table:content-validation-name="val3" office:value-type="float" office:value="-10" calcext:value-type="float">
            <text:p>-10</text:p>
          </table:table-cell>
          <table:table-cell table:content-validation-name="val2" office:value-type="string" calcext:value-type="string">
            <text:p>no</text:p>
          </table:table-cell>
          <table:table-cell table:content-validation-name="val5" office:value-type="float" office:value="160" calcext:value-type="float">
            <text:p>16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9]=&quot;x&quot;;&quot;x&quot;;&quot;&quot;)">
            <text:p/>
          </table:table-cell>
          <table:table-cell table:formula="of:=IF([.M109]=&quot;x&quot;;&quot;x&quot;;&quot;&quot;)">
            <text:p/>
          </table:table-cell>
          <table:table-cell table:formula="of:=IF([.N109]=&quot;x&quot;;&quot;x&quot;;&quot;&quot;)">
            <text:p/>
          </table:table-cell>
          <table:table-cell table:formula="of:=IF([.O109]=&quot;x&quot;;&quot;x&quot;;&quot;&quot;)">
            <text:p/>
          </table:table-cell>
          <table:table-cell table:formula="of:=IF([.P109]=&quot;x&quot;;&quot;x&quot;;&quot;&quot;)">
            <text:p/>
          </table:table-cell>
          <table:table-cell table:formula="of:=IF([.Q109]=&quot;x&quot;;&quot;x&quot;;&quot;&quot;)">
            <text:p/>
          </table:table-cell>
          <table:table-cell table:formula="of:=IF([.R109]=&quot;x&quot;;&quot;x&quot;;&quot;&quot;)">
            <text:p/>
          </table:table-cell>
          <table:table-cell table:formula="of:=IF([.S109]=&quot;x&quot;;&quot;x&quot;;&quot;&quot;)">
            <text:p/>
          </table:table-cell>
          <table:table-cell table:formula="of:=IF([.T109]=&quot;x&quot;;&quot;x&quot;;&quot;&quot;)" office:value-type="string" office:string-value="x" calcext:value-type="string">
            <text:p>x</text:p>
          </table:table-cell>
          <table:table-cell table:formula="of:=IF([.U109]=&quot;x&quot;;&quot;x&quot;;&quot;&quot;)">
            <text:p/>
          </table:table-cell>
          <table:table-cell table:formula="of:=IF([.V109]=&quot;x&quot;;&quot;x&quot;;&quot;&quot;)">
            <text:p/>
          </table:table-cell>
          <table:table-cell table:formula="of:=IF([.W109]=&quot;x&quot;;&quot;x&quot;;&quot;&quot;)">
            <text:p/>
          </table:table-cell>
          <table:table-cell table:formula="of:=IF([.X109]=&quot;x&quot;;&quot;x&quot;;&quot;&quot;)">
            <text:p/>
          </table:table-cell>
          <table:table-cell table:formula="of:=IF([.Y109]=&quot;x&quot;;&quot;x&quot;;&quot;&quot;)">
            <text:p/>
          </table:table-cell>
          <table:table-cell table:formula="of:=IF([.Z109]=&quot;x&quot;;&quot;x&quot;;&quot;&quot;)">
            <text:p/>
          </table:table-cell>
          <table:table-cell table:formula="of:=IF([.AA109]=&quot;x&quot;;&quot;x&quot;;&quot;&quot;)">
            <text:p/>
          </table:table-cell>
          <table:table-cell table:formula="of:=IF([.AB109]=&quot;x&quot;;&quot;x&quot;;&quot;&quot;)">
            <text:p/>
          </table:table-cell>
          <table:table-cell table:formula="of:=IF([.AC109]=&quot;x&quot;;&quot;x&quot;;&quot;&quot;)">
            <text:p/>
          </table:table-cell>
          <table:table-cell table:formula="of:=IF([.AD109]=&quot;x&quot;;&quot;x&quot;;&quot;&quot;)">
            <text:p/>
          </table:table-cell>
          <table:table-cell table:formula="of:=IF([.AE109]=&quot;x&quot;;&quot;x&quot;;&quot;&quot;)">
            <text:p/>
          </table:table-cell>
          <table:table-cell table:formula="of:=IF([.AF109]=&quot;x&quot;;&quot;x&quot;;&quot;&quot;)">
            <text:p/>
          </table:table-cell>
          <table:table-cell table:formula="of:=IF([.AG109]=&quot;x&quot;;&quot;x&quot;;&quot;&quot;)">
            <text:p/>
          </table:table-cell>
          <table:table-cell table:formula="of:=IF([.AH109]=&quot;x&quot;;&quot;x&quot;;&quot;&quot;)">
            <text:p/>
          </table:table-cell>
          <table:table-cell table:formula="of:=IF([.AI10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4" office:value-type="string" calcext:value-type="string">
            <text:p>TST109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15" calcext:value-type="float">
            <text:p>-15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4" office:value-type="float" office:value="180" calcext:value-type="float">
            <text:p>18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0]=&quot;x&quot;;&quot;x&quot;;&quot;&quot;)">
            <text:p/>
          </table:table-cell>
          <table:table-cell table:formula="of:=IF([.M110]=&quot;x&quot;;&quot;x&quot;;&quot;&quot;)">
            <text:p/>
          </table:table-cell>
          <table:table-cell table:formula="of:=IF([.N110]=&quot;x&quot;;&quot;x&quot;;&quot;&quot;)">
            <text:p/>
          </table:table-cell>
          <table:table-cell table:formula="of:=IF([.O110]=&quot;x&quot;;&quot;x&quot;;&quot;&quot;)">
            <text:p/>
          </table:table-cell>
          <table:table-cell table:formula="of:=IF([.P110]=&quot;x&quot;;&quot;x&quot;;&quot;&quot;)">
            <text:p/>
          </table:table-cell>
          <table:table-cell table:formula="of:=IF([.Q110]=&quot;x&quot;;&quot;x&quot;;&quot;&quot;)">
            <text:p/>
          </table:table-cell>
          <table:table-cell table:formula="of:=IF([.R110]=&quot;x&quot;;&quot;x&quot;;&quot;&quot;)">
            <text:p/>
          </table:table-cell>
          <table:table-cell table:formula="of:=IF([.S110]=&quot;x&quot;;&quot;x&quot;;&quot;&quot;)">
            <text:p/>
          </table:table-cell>
          <table:table-cell table:formula="of:=IF([.T110]=&quot;x&quot;;&quot;x&quot;;&quot;&quot;)">
            <text:p/>
          </table:table-cell>
          <table:table-cell table:formula="of:=IF([.U110]=&quot;x&quot;;&quot;x&quot;;&quot;&quot;)" office:value-type="string" office:string-value="x" calcext:value-type="string">
            <text:p>x</text:p>
          </table:table-cell>
          <table:table-cell table:formula="of:=IF([.V110]=&quot;x&quot;;&quot;x&quot;;&quot;&quot;)">
            <text:p/>
          </table:table-cell>
          <table:table-cell table:formula="of:=IF([.W110]=&quot;x&quot;;&quot;x&quot;;&quot;&quot;)">
            <text:p/>
          </table:table-cell>
          <table:table-cell table:formula="of:=IF([.X110]=&quot;x&quot;;&quot;x&quot;;&quot;&quot;)">
            <text:p/>
          </table:table-cell>
          <table:table-cell table:formula="of:=IF([.Y110]=&quot;x&quot;;&quot;x&quot;;&quot;&quot;)">
            <text:p/>
          </table:table-cell>
          <table:table-cell table:formula="of:=IF([.Z110]=&quot;x&quot;;&quot;x&quot;;&quot;&quot;)">
            <text:p/>
          </table:table-cell>
          <table:table-cell table:formula="of:=IF([.AA110]=&quot;x&quot;;&quot;x&quot;;&quot;&quot;)">
            <text:p/>
          </table:table-cell>
          <table:table-cell table:formula="of:=IF([.AB110]=&quot;x&quot;;&quot;x&quot;;&quot;&quot;)">
            <text:p/>
          </table:table-cell>
          <table:table-cell table:formula="of:=IF([.AC110]=&quot;x&quot;;&quot;x&quot;;&quot;&quot;)">
            <text:p/>
          </table:table-cell>
          <table:table-cell table:formula="of:=IF([.AD110]=&quot;x&quot;;&quot;x&quot;;&quot;&quot;)">
            <text:p/>
          </table:table-cell>
          <table:table-cell table:formula="of:=IF([.AE110]=&quot;x&quot;;&quot;x&quot;;&quot;&quot;)">
            <text:p/>
          </table:table-cell>
          <table:table-cell table:formula="of:=IF([.AF110]=&quot;x&quot;;&quot;x&quot;;&quot;&quot;)">
            <text:p/>
          </table:table-cell>
          <table:table-cell table:formula="of:=IF([.AG110]=&quot;x&quot;;&quot;x&quot;;&quot;&quot;)">
            <text:p/>
          </table:table-cell>
          <table:table-cell table:formula="of:=IF([.AH110]=&quot;x&quot;;&quot;x&quot;;&quot;&quot;)">
            <text:p/>
          </table:table-cell>
          <table:table-cell table:formula="of:=IF([.AI11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4" office:value-type="string" calcext:value-type="string">
            <text:p>TST110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content-validation-name="val2" office:value-type="string" calcext:value-type="string">
            <text:p>no</text:p>
          </table:table-cell>
          <table:table-cell table:style-name="ce9" table:content-validation-name="val3" office:value-type="float" office:value="-20" calcext:value-type="float">
            <text:p>-20</text:p>
          </table:table-cell>
          <table:table-cell table:content-validation-name="val2" office:value-type="string" calcext:value-type="string">
            <text:p>no</text:p>
          </table:table-cell>
          <table:table-cell table:content-validation-name="val5" office:value-type="float" office:value="200" calcext:value-type="float">
            <text:p>20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1]=&quot;x&quot;;&quot;x&quot;;&quot;&quot;)">
            <text:p/>
          </table:table-cell>
          <table:table-cell table:formula="of:=IF([.M111]=&quot;x&quot;;&quot;x&quot;;&quot;&quot;)">
            <text:p/>
          </table:table-cell>
          <table:table-cell table:formula="of:=IF([.N111]=&quot;x&quot;;&quot;x&quot;;&quot;&quot;)">
            <text:p/>
          </table:table-cell>
          <table:table-cell table:formula="of:=IF([.O111]=&quot;x&quot;;&quot;x&quot;;&quot;&quot;)">
            <text:p/>
          </table:table-cell>
          <table:table-cell table:formula="of:=IF([.P111]=&quot;x&quot;;&quot;x&quot;;&quot;&quot;)">
            <text:p/>
          </table:table-cell>
          <table:table-cell table:formula="of:=IF([.Q111]=&quot;x&quot;;&quot;x&quot;;&quot;&quot;)">
            <text:p/>
          </table:table-cell>
          <table:table-cell table:formula="of:=IF([.R111]=&quot;x&quot;;&quot;x&quot;;&quot;&quot;)">
            <text:p/>
          </table:table-cell>
          <table:table-cell table:formula="of:=IF([.S111]=&quot;x&quot;;&quot;x&quot;;&quot;&quot;)">
            <text:p/>
          </table:table-cell>
          <table:table-cell table:formula="of:=IF([.T111]=&quot;x&quot;;&quot;x&quot;;&quot;&quot;)">
            <text:p/>
          </table:table-cell>
          <table:table-cell table:formula="of:=IF([.U111]=&quot;x&quot;;&quot;x&quot;;&quot;&quot;)" office:value-type="string" office:string-value="x" calcext:value-type="string">
            <text:p>x</text:p>
          </table:table-cell>
          <table:table-cell table:formula="of:=IF([.V111]=&quot;x&quot;;&quot;x&quot;;&quot;&quot;)">
            <text:p/>
          </table:table-cell>
          <table:table-cell table:formula="of:=IF([.W111]=&quot;x&quot;;&quot;x&quot;;&quot;&quot;)">
            <text:p/>
          </table:table-cell>
          <table:table-cell table:formula="of:=IF([.X111]=&quot;x&quot;;&quot;x&quot;;&quot;&quot;)">
            <text:p/>
          </table:table-cell>
          <table:table-cell table:formula="of:=IF([.Y111]=&quot;x&quot;;&quot;x&quot;;&quot;&quot;)">
            <text:p/>
          </table:table-cell>
          <table:table-cell table:formula="of:=IF([.Z111]=&quot;x&quot;;&quot;x&quot;;&quot;&quot;)">
            <text:p/>
          </table:table-cell>
          <table:table-cell table:formula="of:=IF([.AA111]=&quot;x&quot;;&quot;x&quot;;&quot;&quot;)">
            <text:p/>
          </table:table-cell>
          <table:table-cell table:formula="of:=IF([.AB111]=&quot;x&quot;;&quot;x&quot;;&quot;&quot;)">
            <text:p/>
          </table:table-cell>
          <table:table-cell table:formula="of:=IF([.AC111]=&quot;x&quot;;&quot;x&quot;;&quot;&quot;)">
            <text:p/>
          </table:table-cell>
          <table:table-cell table:formula="of:=IF([.AD111]=&quot;x&quot;;&quot;x&quot;;&quot;&quot;)">
            <text:p/>
          </table:table-cell>
          <table:table-cell table:formula="of:=IF([.AE111]=&quot;x&quot;;&quot;x&quot;;&quot;&quot;)">
            <text:p/>
          </table:table-cell>
          <table:table-cell table:formula="of:=IF([.AF111]=&quot;x&quot;;&quot;x&quot;;&quot;&quot;)">
            <text:p/>
          </table:table-cell>
          <table:table-cell table:formula="of:=IF([.AG111]=&quot;x&quot;;&quot;x&quot;;&quot;&quot;)">
            <text:p/>
          </table:table-cell>
          <table:table-cell table:formula="of:=IF([.AH111]=&quot;x&quot;;&quot;x&quot;;&quot;&quot;)">
            <text:p/>
          </table:table-cell>
          <table:table-cell table:formula="of:=IF([.AI11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ce4" office:value-type="string" calcext:value-type="string">
            <text:p>TST111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25" calcext:value-type="float">
            <text:p>-25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4" office:value-type="float" office:value="220" calcext:value-type="float">
            <text:p>22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2]=&quot;x&quot;;&quot;x&quot;;&quot;&quot;)">
            <text:p/>
          </table:table-cell>
          <table:table-cell table:formula="of:=IF([.M112]=&quot;x&quot;;&quot;x&quot;;&quot;&quot;)">
            <text:p/>
          </table:table-cell>
          <table:table-cell table:formula="of:=IF([.N112]=&quot;x&quot;;&quot;x&quot;;&quot;&quot;)">
            <text:p/>
          </table:table-cell>
          <table:table-cell table:formula="of:=IF([.O112]=&quot;x&quot;;&quot;x&quot;;&quot;&quot;)">
            <text:p/>
          </table:table-cell>
          <table:table-cell table:formula="of:=IF([.P112]=&quot;x&quot;;&quot;x&quot;;&quot;&quot;)">
            <text:p/>
          </table:table-cell>
          <table:table-cell table:formula="of:=IF([.Q112]=&quot;x&quot;;&quot;x&quot;;&quot;&quot;)">
            <text:p/>
          </table:table-cell>
          <table:table-cell table:formula="of:=IF([.R112]=&quot;x&quot;;&quot;x&quot;;&quot;&quot;)">
            <text:p/>
          </table:table-cell>
          <table:table-cell table:formula="of:=IF([.S112]=&quot;x&quot;;&quot;x&quot;;&quot;&quot;)">
            <text:p/>
          </table:table-cell>
          <table:table-cell table:formula="of:=IF([.T112]=&quot;x&quot;;&quot;x&quot;;&quot;&quot;)">
            <text:p/>
          </table:table-cell>
          <table:table-cell table:formula="of:=IF([.U112]=&quot;x&quot;;&quot;x&quot;;&quot;&quot;)" office:value-type="string" office:string-value="x" calcext:value-type="string">
            <text:p>x</text:p>
          </table:table-cell>
          <table:table-cell table:formula="of:=IF([.V112]=&quot;x&quot;;&quot;x&quot;;&quot;&quot;)">
            <text:p/>
          </table:table-cell>
          <table:table-cell table:formula="of:=IF([.W112]=&quot;x&quot;;&quot;x&quot;;&quot;&quot;)">
            <text:p/>
          </table:table-cell>
          <table:table-cell table:formula="of:=IF([.X112]=&quot;x&quot;;&quot;x&quot;;&quot;&quot;)">
            <text:p/>
          </table:table-cell>
          <table:table-cell table:formula="of:=IF([.Y112]=&quot;x&quot;;&quot;x&quot;;&quot;&quot;)">
            <text:p/>
          </table:table-cell>
          <table:table-cell table:formula="of:=IF([.Z112]=&quot;x&quot;;&quot;x&quot;;&quot;&quot;)">
            <text:p/>
          </table:table-cell>
          <table:table-cell table:formula="of:=IF([.AA112]=&quot;x&quot;;&quot;x&quot;;&quot;&quot;)">
            <text:p/>
          </table:table-cell>
          <table:table-cell table:formula="of:=IF([.AB112]=&quot;x&quot;;&quot;x&quot;;&quot;&quot;)">
            <text:p/>
          </table:table-cell>
          <table:table-cell table:formula="of:=IF([.AC112]=&quot;x&quot;;&quot;x&quot;;&quot;&quot;)">
            <text:p/>
          </table:table-cell>
          <table:table-cell table:formula="of:=IF([.AD112]=&quot;x&quot;;&quot;x&quot;;&quot;&quot;)">
            <text:p/>
          </table:table-cell>
          <table:table-cell table:formula="of:=IF([.AE112]=&quot;x&quot;;&quot;x&quot;;&quot;&quot;)">
            <text:p/>
          </table:table-cell>
          <table:table-cell table:formula="of:=IF([.AF112]=&quot;x&quot;;&quot;x&quot;;&quot;&quot;)">
            <text:p/>
          </table:table-cell>
          <table:table-cell table:formula="of:=IF([.AG112]=&quot;x&quot;;&quot;x&quot;;&quot;&quot;)">
            <text:p/>
          </table:table-cell>
          <table:table-cell table:formula="of:=IF([.AH112]=&quot;x&quot;;&quot;x&quot;;&quot;&quot;)">
            <text:p/>
          </table:table-cell>
          <table:table-cell table:formula="of:=IF([.AI11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4" office:value-type="string" calcext:value-type="string">
            <text:p>TST112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no</text:p>
          </table:table-cell>
          <table:table-cell table:style-name="ce9" table:content-validation-name="val3" office:value-type="float" office:value="-30" calcext:value-type="float">
            <text:p>-30</text:p>
          </table:table-cell>
          <table:table-cell table:content-validation-name="val2" office:value-type="string" calcext:value-type="string">
            <text:p>no</text:p>
          </table:table-cell>
          <table:table-cell table:content-validation-name="val5" office:value-type="float" office:value="240" calcext:value-type="float">
            <text:p>24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3]=&quot;x&quot;;&quot;x&quot;;&quot;&quot;)">
            <text:p/>
          </table:table-cell>
          <table:table-cell table:formula="of:=IF([.M113]=&quot;x&quot;;&quot;x&quot;;&quot;&quot;)">
            <text:p/>
          </table:table-cell>
          <table:table-cell table:formula="of:=IF([.N113]=&quot;x&quot;;&quot;x&quot;;&quot;&quot;)">
            <text:p/>
          </table:table-cell>
          <table:table-cell table:formula="of:=IF([.O113]=&quot;x&quot;;&quot;x&quot;;&quot;&quot;)">
            <text:p/>
          </table:table-cell>
          <table:table-cell table:formula="of:=IF([.P113]=&quot;x&quot;;&quot;x&quot;;&quot;&quot;)">
            <text:p/>
          </table:table-cell>
          <table:table-cell table:formula="of:=IF([.Q113]=&quot;x&quot;;&quot;x&quot;;&quot;&quot;)">
            <text:p/>
          </table:table-cell>
          <table:table-cell table:formula="of:=IF([.R113]=&quot;x&quot;;&quot;x&quot;;&quot;&quot;)">
            <text:p/>
          </table:table-cell>
          <table:table-cell table:formula="of:=IF([.S113]=&quot;x&quot;;&quot;x&quot;;&quot;&quot;)">
            <text:p/>
          </table:table-cell>
          <table:table-cell table:formula="of:=IF([.T113]=&quot;x&quot;;&quot;x&quot;;&quot;&quot;)">
            <text:p/>
          </table:table-cell>
          <table:table-cell table:formula="of:=IF([.U113]=&quot;x&quot;;&quot;x&quot;;&quot;&quot;)" office:value-type="string" office:string-value="x" calcext:value-type="string">
            <text:p>x</text:p>
          </table:table-cell>
          <table:table-cell table:formula="of:=IF([.V113]=&quot;x&quot;;&quot;x&quot;;&quot;&quot;)">
            <text:p/>
          </table:table-cell>
          <table:table-cell table:formula="of:=IF([.W113]=&quot;x&quot;;&quot;x&quot;;&quot;&quot;)">
            <text:p/>
          </table:table-cell>
          <table:table-cell table:formula="of:=IF([.X113]=&quot;x&quot;;&quot;x&quot;;&quot;&quot;)">
            <text:p/>
          </table:table-cell>
          <table:table-cell table:formula="of:=IF([.Y113]=&quot;x&quot;;&quot;x&quot;;&quot;&quot;)">
            <text:p/>
          </table:table-cell>
          <table:table-cell table:formula="of:=IF([.Z113]=&quot;x&quot;;&quot;x&quot;;&quot;&quot;)">
            <text:p/>
          </table:table-cell>
          <table:table-cell table:formula="of:=IF([.AA113]=&quot;x&quot;;&quot;x&quot;;&quot;&quot;)">
            <text:p/>
          </table:table-cell>
          <table:table-cell table:formula="of:=IF([.AB113]=&quot;x&quot;;&quot;x&quot;;&quot;&quot;)">
            <text:p/>
          </table:table-cell>
          <table:table-cell table:formula="of:=IF([.AC113]=&quot;x&quot;;&quot;x&quot;;&quot;&quot;)">
            <text:p/>
          </table:table-cell>
          <table:table-cell table:formula="of:=IF([.AD113]=&quot;x&quot;;&quot;x&quot;;&quot;&quot;)">
            <text:p/>
          </table:table-cell>
          <table:table-cell table:formula="of:=IF([.AE113]=&quot;x&quot;;&quot;x&quot;;&quot;&quot;)">
            <text:p/>
          </table:table-cell>
          <table:table-cell table:formula="of:=IF([.AF113]=&quot;x&quot;;&quot;x&quot;;&quot;&quot;)">
            <text:p/>
          </table:table-cell>
          <table:table-cell table:formula="of:=IF([.AG113]=&quot;x&quot;;&quot;x&quot;;&quot;&quot;)">
            <text:p/>
          </table:table-cell>
          <table:table-cell table:formula="of:=IF([.AH113]=&quot;x&quot;;&quot;x&quot;;&quot;&quot;)">
            <text:p/>
          </table:table-cell>
          <table:table-cell table:formula="of:=IF([.AI11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4" office:value-type="string" calcext:value-type="string">
            <text:p>TST113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35" calcext:value-type="float">
            <text:p>-35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4" office:value-type="float" office:value="260" calcext:value-type="float">
            <text:p>26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4]=&quot;x&quot;;&quot;x&quot;;&quot;&quot;)">
            <text:p/>
          </table:table-cell>
          <table:table-cell table:formula="of:=IF([.M114]=&quot;x&quot;;&quot;x&quot;;&quot;&quot;)">
            <text:p/>
          </table:table-cell>
          <table:table-cell table:formula="of:=IF([.N114]=&quot;x&quot;;&quot;x&quot;;&quot;&quot;)">
            <text:p/>
          </table:table-cell>
          <table:table-cell table:formula="of:=IF([.O114]=&quot;x&quot;;&quot;x&quot;;&quot;&quot;)">
            <text:p/>
          </table:table-cell>
          <table:table-cell table:formula="of:=IF([.P114]=&quot;x&quot;;&quot;x&quot;;&quot;&quot;)">
            <text:p/>
          </table:table-cell>
          <table:table-cell table:formula="of:=IF([.Q114]=&quot;x&quot;;&quot;x&quot;;&quot;&quot;)">
            <text:p/>
          </table:table-cell>
          <table:table-cell table:formula="of:=IF([.R114]=&quot;x&quot;;&quot;x&quot;;&quot;&quot;)">
            <text:p/>
          </table:table-cell>
          <table:table-cell table:formula="of:=IF([.S114]=&quot;x&quot;;&quot;x&quot;;&quot;&quot;)">
            <text:p/>
          </table:table-cell>
          <table:table-cell table:formula="of:=IF([.T114]=&quot;x&quot;;&quot;x&quot;;&quot;&quot;)">
            <text:p/>
          </table:table-cell>
          <table:table-cell table:formula="of:=IF([.U114]=&quot;x&quot;;&quot;x&quot;;&quot;&quot;)" office:value-type="string" office:string-value="x" calcext:value-type="string">
            <text:p>x</text:p>
          </table:table-cell>
          <table:table-cell table:formula="of:=IF([.V114]=&quot;x&quot;;&quot;x&quot;;&quot;&quot;)">
            <text:p/>
          </table:table-cell>
          <table:table-cell table:formula="of:=IF([.W114]=&quot;x&quot;;&quot;x&quot;;&quot;&quot;)">
            <text:p/>
          </table:table-cell>
          <table:table-cell table:formula="of:=IF([.X114]=&quot;x&quot;;&quot;x&quot;;&quot;&quot;)">
            <text:p/>
          </table:table-cell>
          <table:table-cell table:formula="of:=IF([.Y114]=&quot;x&quot;;&quot;x&quot;;&quot;&quot;)">
            <text:p/>
          </table:table-cell>
          <table:table-cell table:formula="of:=IF([.Z114]=&quot;x&quot;;&quot;x&quot;;&quot;&quot;)">
            <text:p/>
          </table:table-cell>
          <table:table-cell table:formula="of:=IF([.AA114]=&quot;x&quot;;&quot;x&quot;;&quot;&quot;)">
            <text:p/>
          </table:table-cell>
          <table:table-cell table:formula="of:=IF([.AB114]=&quot;x&quot;;&quot;x&quot;;&quot;&quot;)">
            <text:p/>
          </table:table-cell>
          <table:table-cell table:formula="of:=IF([.AC114]=&quot;x&quot;;&quot;x&quot;;&quot;&quot;)">
            <text:p/>
          </table:table-cell>
          <table:table-cell table:formula="of:=IF([.AD114]=&quot;x&quot;;&quot;x&quot;;&quot;&quot;)">
            <text:p/>
          </table:table-cell>
          <table:table-cell table:formula="of:=IF([.AE114]=&quot;x&quot;;&quot;x&quot;;&quot;&quot;)">
            <text:p/>
          </table:table-cell>
          <table:table-cell table:formula="of:=IF([.AF114]=&quot;x&quot;;&quot;x&quot;;&quot;&quot;)">
            <text:p/>
          </table:table-cell>
          <table:table-cell table:formula="of:=IF([.AG114]=&quot;x&quot;;&quot;x&quot;;&quot;&quot;)">
            <text:p/>
          </table:table-cell>
          <table:table-cell table:formula="of:=IF([.AH114]=&quot;x&quot;;&quot;x&quot;;&quot;&quot;)">
            <text:p/>
          </table:table-cell>
          <table:table-cell table:formula="of:=IF([.AI11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4" office:value-type="string" calcext:value-type="string">
            <text:p>TST114</text:p>
          </table:table-cell>
          <table:table-cell table:style-name="ce7" table:content-validation-name="val1" office:value-type="string" calcext:value-type="string">
            <text:p>red</text:p>
          </table:table-cell>
          <table:table-cell table:content-validation-name="val2" office:value-type="string" calcext:value-type="string">
            <text:p>no</text:p>
          </table:table-cell>
          <table:table-cell table:style-name="ce9" table:content-validation-name="val3" office:value-type="float" office:value="-40" calcext:value-type="float">
            <text:p>-40</text:p>
          </table:table-cell>
          <table:table-cell table:content-validation-name="val2" office:value-type="string" calcext:value-type="string">
            <text:p>no</text:p>
          </table:table-cell>
          <table:table-cell table:content-validation-name="val5" office:value-type="float" office:value="280" calcext:value-type="float">
            <text:p>28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5]=&quot;x&quot;;&quot;x&quot;;&quot;&quot;)">
            <text:p/>
          </table:table-cell>
          <table:table-cell table:formula="of:=IF([.M115]=&quot;x&quot;;&quot;x&quot;;&quot;&quot;)">
            <text:p/>
          </table:table-cell>
          <table:table-cell table:formula="of:=IF([.N115]=&quot;x&quot;;&quot;x&quot;;&quot;&quot;)">
            <text:p/>
          </table:table-cell>
          <table:table-cell table:formula="of:=IF([.O115]=&quot;x&quot;;&quot;x&quot;;&quot;&quot;)">
            <text:p/>
          </table:table-cell>
          <table:table-cell table:formula="of:=IF([.P115]=&quot;x&quot;;&quot;x&quot;;&quot;&quot;)">
            <text:p/>
          </table:table-cell>
          <table:table-cell table:formula="of:=IF([.Q115]=&quot;x&quot;;&quot;x&quot;;&quot;&quot;)">
            <text:p/>
          </table:table-cell>
          <table:table-cell table:formula="of:=IF([.R115]=&quot;x&quot;;&quot;x&quot;;&quot;&quot;)">
            <text:p/>
          </table:table-cell>
          <table:table-cell table:formula="of:=IF([.S115]=&quot;x&quot;;&quot;x&quot;;&quot;&quot;)">
            <text:p/>
          </table:table-cell>
          <table:table-cell table:formula="of:=IF([.T115]=&quot;x&quot;;&quot;x&quot;;&quot;&quot;)">
            <text:p/>
          </table:table-cell>
          <table:table-cell table:formula="of:=IF([.U115]=&quot;x&quot;;&quot;x&quot;;&quot;&quot;)" office:value-type="string" office:string-value="x" calcext:value-type="string">
            <text:p>x</text:p>
          </table:table-cell>
          <table:table-cell table:formula="of:=IF([.V115]=&quot;x&quot;;&quot;x&quot;;&quot;&quot;)">
            <text:p/>
          </table:table-cell>
          <table:table-cell table:formula="of:=IF([.W115]=&quot;x&quot;;&quot;x&quot;;&quot;&quot;)">
            <text:p/>
          </table:table-cell>
          <table:table-cell table:formula="of:=IF([.X115]=&quot;x&quot;;&quot;x&quot;;&quot;&quot;)">
            <text:p/>
          </table:table-cell>
          <table:table-cell table:formula="of:=IF([.Y115]=&quot;x&quot;;&quot;x&quot;;&quot;&quot;)">
            <text:p/>
          </table:table-cell>
          <table:table-cell table:formula="of:=IF([.Z115]=&quot;x&quot;;&quot;x&quot;;&quot;&quot;)">
            <text:p/>
          </table:table-cell>
          <table:table-cell table:formula="of:=IF([.AA115]=&quot;x&quot;;&quot;x&quot;;&quot;&quot;)">
            <text:p/>
          </table:table-cell>
          <table:table-cell table:formula="of:=IF([.AB115]=&quot;x&quot;;&quot;x&quot;;&quot;&quot;)">
            <text:p/>
          </table:table-cell>
          <table:table-cell table:formula="of:=IF([.AC115]=&quot;x&quot;;&quot;x&quot;;&quot;&quot;)">
            <text:p/>
          </table:table-cell>
          <table:table-cell table:formula="of:=IF([.AD115]=&quot;x&quot;;&quot;x&quot;;&quot;&quot;)">
            <text:p/>
          </table:table-cell>
          <table:table-cell table:formula="of:=IF([.AE115]=&quot;x&quot;;&quot;x&quot;;&quot;&quot;)">
            <text:p/>
          </table:table-cell>
          <table:table-cell table:formula="of:=IF([.AF115]=&quot;x&quot;;&quot;x&quot;;&quot;&quot;)">
            <text:p/>
          </table:table-cell>
          <table:table-cell table:formula="of:=IF([.AG115]=&quot;x&quot;;&quot;x&quot;;&quot;&quot;)">
            <text:p/>
          </table:table-cell>
          <table:table-cell table:formula="of:=IF([.AH115]=&quot;x&quot;;&quot;x&quot;;&quot;&quot;)">
            <text:p/>
          </table:table-cell>
          <table:table-cell table:formula="of:=IF([.AI11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4" office:value-type="string" calcext:value-type="string">
            <text:p>TST115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45" calcext:value-type="float">
            <text:p>-45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4" office:value-type="float" office:value="300" calcext:value-type="float">
            <text:p>30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6]=&quot;x&quot;;&quot;x&quot;;&quot;&quot;)">
            <text:p/>
          </table:table-cell>
          <table:table-cell table:formula="of:=IF([.M116]=&quot;x&quot;;&quot;x&quot;;&quot;&quot;)">
            <text:p/>
          </table:table-cell>
          <table:table-cell table:formula="of:=IF([.N116]=&quot;x&quot;;&quot;x&quot;;&quot;&quot;)">
            <text:p/>
          </table:table-cell>
          <table:table-cell table:formula="of:=IF([.O116]=&quot;x&quot;;&quot;x&quot;;&quot;&quot;)">
            <text:p/>
          </table:table-cell>
          <table:table-cell table:formula="of:=IF([.P116]=&quot;x&quot;;&quot;x&quot;;&quot;&quot;)">
            <text:p/>
          </table:table-cell>
          <table:table-cell table:formula="of:=IF([.Q116]=&quot;x&quot;;&quot;x&quot;;&quot;&quot;)">
            <text:p/>
          </table:table-cell>
          <table:table-cell table:formula="of:=IF([.R116]=&quot;x&quot;;&quot;x&quot;;&quot;&quot;)">
            <text:p/>
          </table:table-cell>
          <table:table-cell table:formula="of:=IF([.S116]=&quot;x&quot;;&quot;x&quot;;&quot;&quot;)">
            <text:p/>
          </table:table-cell>
          <table:table-cell table:formula="of:=IF([.T116]=&quot;x&quot;;&quot;x&quot;;&quot;&quot;)">
            <text:p/>
          </table:table-cell>
          <table:table-cell table:formula="of:=IF([.U116]=&quot;x&quot;;&quot;x&quot;;&quot;&quot;)" office:value-type="string" office:string-value="x" calcext:value-type="string">
            <text:p>x</text:p>
          </table:table-cell>
          <table:table-cell table:formula="of:=IF([.V116]=&quot;x&quot;;&quot;x&quot;;&quot;&quot;)">
            <text:p/>
          </table:table-cell>
          <table:table-cell table:formula="of:=IF([.W116]=&quot;x&quot;;&quot;x&quot;;&quot;&quot;)">
            <text:p/>
          </table:table-cell>
          <table:table-cell table:formula="of:=IF([.X116]=&quot;x&quot;;&quot;x&quot;;&quot;&quot;)">
            <text:p/>
          </table:table-cell>
          <table:table-cell table:formula="of:=IF([.Y116]=&quot;x&quot;;&quot;x&quot;;&quot;&quot;)">
            <text:p/>
          </table:table-cell>
          <table:table-cell table:formula="of:=IF([.Z116]=&quot;x&quot;;&quot;x&quot;;&quot;&quot;)">
            <text:p/>
          </table:table-cell>
          <table:table-cell table:formula="of:=IF([.AA116]=&quot;x&quot;;&quot;x&quot;;&quot;&quot;)">
            <text:p/>
          </table:table-cell>
          <table:table-cell table:formula="of:=IF([.AB116]=&quot;x&quot;;&quot;x&quot;;&quot;&quot;)">
            <text:p/>
          </table:table-cell>
          <table:table-cell table:formula="of:=IF([.AC116]=&quot;x&quot;;&quot;x&quot;;&quot;&quot;)">
            <text:p/>
          </table:table-cell>
          <table:table-cell table:formula="of:=IF([.AD116]=&quot;x&quot;;&quot;x&quot;;&quot;&quot;)">
            <text:p/>
          </table:table-cell>
          <table:table-cell table:formula="of:=IF([.AE116]=&quot;x&quot;;&quot;x&quot;;&quot;&quot;)">
            <text:p/>
          </table:table-cell>
          <table:table-cell table:formula="of:=IF([.AF116]=&quot;x&quot;;&quot;x&quot;;&quot;&quot;)">
            <text:p/>
          </table:table-cell>
          <table:table-cell table:formula="of:=IF([.AG116]=&quot;x&quot;;&quot;x&quot;;&quot;&quot;)">
            <text:p/>
          </table:table-cell>
          <table:table-cell table:formula="of:=IF([.AH116]=&quot;x&quot;;&quot;x&quot;;&quot;&quot;)">
            <text:p/>
          </table:table-cell>
          <table:table-cell table:formula="of:=IF([.AI11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ce4" office:value-type="string" calcext:value-type="string">
            <text:p>TST116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content-validation-name="val2" office:value-type="string" calcext:value-type="string">
            <text:p>no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2" office:value-type="string" calcext:value-type="string">
            <text:p>no</text:p>
          </table:table-cell>
          <table:table-cell table:content-validation-name="val5" office:value-type="float" office:value="320" calcext:value-type="float">
            <text:p>32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7]=&quot;x&quot;;&quot;x&quot;;&quot;&quot;)">
            <text:p/>
          </table:table-cell>
          <table:table-cell table:formula="of:=IF([.M117]=&quot;x&quot;;&quot;x&quot;;&quot;&quot;)">
            <text:p/>
          </table:table-cell>
          <table:table-cell table:formula="of:=IF([.N117]=&quot;x&quot;;&quot;x&quot;;&quot;&quot;)">
            <text:p/>
          </table:table-cell>
          <table:table-cell table:formula="of:=IF([.O117]=&quot;x&quot;;&quot;x&quot;;&quot;&quot;)">
            <text:p/>
          </table:table-cell>
          <table:table-cell table:formula="of:=IF([.P117]=&quot;x&quot;;&quot;x&quot;;&quot;&quot;)">
            <text:p/>
          </table:table-cell>
          <table:table-cell table:formula="of:=IF([.Q117]=&quot;x&quot;;&quot;x&quot;;&quot;&quot;)">
            <text:p/>
          </table:table-cell>
          <table:table-cell table:formula="of:=IF([.R117]=&quot;x&quot;;&quot;x&quot;;&quot;&quot;)">
            <text:p/>
          </table:table-cell>
          <table:table-cell table:formula="of:=IF([.S117]=&quot;x&quot;;&quot;x&quot;;&quot;&quot;)">
            <text:p/>
          </table:table-cell>
          <table:table-cell table:formula="of:=IF([.T117]=&quot;x&quot;;&quot;x&quot;;&quot;&quot;)">
            <text:p/>
          </table:table-cell>
          <table:table-cell table:formula="of:=IF([.U117]=&quot;x&quot;;&quot;x&quot;;&quot;&quot;)" office:value-type="string" office:string-value="x" calcext:value-type="string">
            <text:p>x</text:p>
          </table:table-cell>
          <table:table-cell table:formula="of:=IF([.V117]=&quot;x&quot;;&quot;x&quot;;&quot;&quot;)">
            <text:p/>
          </table:table-cell>
          <table:table-cell table:formula="of:=IF([.W117]=&quot;x&quot;;&quot;x&quot;;&quot;&quot;)">
            <text:p/>
          </table:table-cell>
          <table:table-cell table:formula="of:=IF([.X117]=&quot;x&quot;;&quot;x&quot;;&quot;&quot;)">
            <text:p/>
          </table:table-cell>
          <table:table-cell table:formula="of:=IF([.Y117]=&quot;x&quot;;&quot;x&quot;;&quot;&quot;)">
            <text:p/>
          </table:table-cell>
          <table:table-cell table:formula="of:=IF([.Z117]=&quot;x&quot;;&quot;x&quot;;&quot;&quot;)">
            <text:p/>
          </table:table-cell>
          <table:table-cell table:formula="of:=IF([.AA117]=&quot;x&quot;;&quot;x&quot;;&quot;&quot;)">
            <text:p/>
          </table:table-cell>
          <table:table-cell table:formula="of:=IF([.AB117]=&quot;x&quot;;&quot;x&quot;;&quot;&quot;)">
            <text:p/>
          </table:table-cell>
          <table:table-cell table:formula="of:=IF([.AC117]=&quot;x&quot;;&quot;x&quot;;&quot;&quot;)">
            <text:p/>
          </table:table-cell>
          <table:table-cell table:formula="of:=IF([.AD117]=&quot;x&quot;;&quot;x&quot;;&quot;&quot;)">
            <text:p/>
          </table:table-cell>
          <table:table-cell table:formula="of:=IF([.AE117]=&quot;x&quot;;&quot;x&quot;;&quot;&quot;)">
            <text:p/>
          </table:table-cell>
          <table:table-cell table:formula="of:=IF([.AF117]=&quot;x&quot;;&quot;x&quot;;&quot;&quot;)">
            <text:p/>
          </table:table-cell>
          <table:table-cell table:formula="of:=IF([.AG117]=&quot;x&quot;;&quot;x&quot;;&quot;&quot;)">
            <text:p/>
          </table:table-cell>
          <table:table-cell table:formula="of:=IF([.AH117]=&quot;x&quot;;&quot;x&quot;;&quot;&quot;)">
            <text:p/>
          </table:table-cell>
          <table:table-cell table:formula="of:=IF([.AI11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4" office:value-type="string" calcext:value-type="string">
            <text:p>TST117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4" office:value-type="float" office:value="340" calcext:value-type="float">
            <text:p>34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8]=&quot;x&quot;;&quot;x&quot;;&quot;&quot;)">
            <text:p/>
          </table:table-cell>
          <table:table-cell table:formula="of:=IF([.M118]=&quot;x&quot;;&quot;x&quot;;&quot;&quot;)">
            <text:p/>
          </table:table-cell>
          <table:table-cell table:formula="of:=IF([.N118]=&quot;x&quot;;&quot;x&quot;;&quot;&quot;)">
            <text:p/>
          </table:table-cell>
          <table:table-cell table:formula="of:=IF([.O118]=&quot;x&quot;;&quot;x&quot;;&quot;&quot;)">
            <text:p/>
          </table:table-cell>
          <table:table-cell table:formula="of:=IF([.P118]=&quot;x&quot;;&quot;x&quot;;&quot;&quot;)">
            <text:p/>
          </table:table-cell>
          <table:table-cell table:formula="of:=IF([.Q118]=&quot;x&quot;;&quot;x&quot;;&quot;&quot;)">
            <text:p/>
          </table:table-cell>
          <table:table-cell table:formula="of:=IF([.R118]=&quot;x&quot;;&quot;x&quot;;&quot;&quot;)">
            <text:p/>
          </table:table-cell>
          <table:table-cell table:formula="of:=IF([.S118]=&quot;x&quot;;&quot;x&quot;;&quot;&quot;)">
            <text:p/>
          </table:table-cell>
          <table:table-cell table:formula="of:=IF([.T118]=&quot;x&quot;;&quot;x&quot;;&quot;&quot;)">
            <text:p/>
          </table:table-cell>
          <table:table-cell table:formula="of:=IF([.U118]=&quot;x&quot;;&quot;x&quot;;&quot;&quot;)" office:value-type="string" office:string-value="x" calcext:value-type="string">
            <text:p>x</text:p>
          </table:table-cell>
          <table:table-cell table:formula="of:=IF([.V118]=&quot;x&quot;;&quot;x&quot;;&quot;&quot;)">
            <text:p/>
          </table:table-cell>
          <table:table-cell table:formula="of:=IF([.W118]=&quot;x&quot;;&quot;x&quot;;&quot;&quot;)">
            <text:p/>
          </table:table-cell>
          <table:table-cell table:formula="of:=IF([.X118]=&quot;x&quot;;&quot;x&quot;;&quot;&quot;)">
            <text:p/>
          </table:table-cell>
          <table:table-cell table:formula="of:=IF([.Y118]=&quot;x&quot;;&quot;x&quot;;&quot;&quot;)">
            <text:p/>
          </table:table-cell>
          <table:table-cell table:formula="of:=IF([.Z118]=&quot;x&quot;;&quot;x&quot;;&quot;&quot;)">
            <text:p/>
          </table:table-cell>
          <table:table-cell table:formula="of:=IF([.AA118]=&quot;x&quot;;&quot;x&quot;;&quot;&quot;)">
            <text:p/>
          </table:table-cell>
          <table:table-cell table:formula="of:=IF([.AB118]=&quot;x&quot;;&quot;x&quot;;&quot;&quot;)">
            <text:p/>
          </table:table-cell>
          <table:table-cell table:formula="of:=IF([.AC118]=&quot;x&quot;;&quot;x&quot;;&quot;&quot;)">
            <text:p/>
          </table:table-cell>
          <table:table-cell table:formula="of:=IF([.AD118]=&quot;x&quot;;&quot;x&quot;;&quot;&quot;)">
            <text:p/>
          </table:table-cell>
          <table:table-cell table:formula="of:=IF([.AE118]=&quot;x&quot;;&quot;x&quot;;&quot;&quot;)">
            <text:p/>
          </table:table-cell>
          <table:table-cell table:formula="of:=IF([.AF118]=&quot;x&quot;;&quot;x&quot;;&quot;&quot;)">
            <text:p/>
          </table:table-cell>
          <table:table-cell table:formula="of:=IF([.AG118]=&quot;x&quot;;&quot;x&quot;;&quot;&quot;)">
            <text:p/>
          </table:table-cell>
          <table:table-cell table:formula="of:=IF([.AH118]=&quot;x&quot;;&quot;x&quot;;&quot;&quot;)">
            <text:p/>
          </table:table-cell>
          <table:table-cell table:formula="of:=IF([.AI11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ce4" office:value-type="string" calcext:value-type="string">
            <text:p>TST118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content-validation-name="val2" office:value-type="string" calcext:value-type="string">
            <text:p>no</text:p>
          </table:table-cell>
          <table:table-cell table:style-name="ce9" table:content-validation-name="val3" office:value-type="float" office:value="5" calcext:value-type="float">
            <text:p>5</text:p>
          </table:table-cell>
          <table:table-cell table:content-validation-name="val2" office:value-type="string" calcext:value-type="string">
            <text:p>no</text:p>
          </table:table-cell>
          <table:table-cell table:content-validation-name="val5" office:value-type="float" office:value="360" calcext:value-type="float">
            <text:p>36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9]=&quot;x&quot;;&quot;x&quot;;&quot;&quot;)">
            <text:p/>
          </table:table-cell>
          <table:table-cell table:formula="of:=IF([.M119]=&quot;x&quot;;&quot;x&quot;;&quot;&quot;)">
            <text:p/>
          </table:table-cell>
          <table:table-cell table:formula="of:=IF([.N119]=&quot;x&quot;;&quot;x&quot;;&quot;&quot;)">
            <text:p/>
          </table:table-cell>
          <table:table-cell table:formula="of:=IF([.O119]=&quot;x&quot;;&quot;x&quot;;&quot;&quot;)">
            <text:p/>
          </table:table-cell>
          <table:table-cell table:formula="of:=IF([.P119]=&quot;x&quot;;&quot;x&quot;;&quot;&quot;)">
            <text:p/>
          </table:table-cell>
          <table:table-cell table:formula="of:=IF([.Q119]=&quot;x&quot;;&quot;x&quot;;&quot;&quot;)">
            <text:p/>
          </table:table-cell>
          <table:table-cell table:formula="of:=IF([.R119]=&quot;x&quot;;&quot;x&quot;;&quot;&quot;)">
            <text:p/>
          </table:table-cell>
          <table:table-cell table:formula="of:=IF([.S119]=&quot;x&quot;;&quot;x&quot;;&quot;&quot;)">
            <text:p/>
          </table:table-cell>
          <table:table-cell table:formula="of:=IF([.T119]=&quot;x&quot;;&quot;x&quot;;&quot;&quot;)">
            <text:p/>
          </table:table-cell>
          <table:table-cell table:formula="of:=IF([.U119]=&quot;x&quot;;&quot;x&quot;;&quot;&quot;)" office:value-type="string" office:string-value="x" calcext:value-type="string">
            <text:p>x</text:p>
          </table:table-cell>
          <table:table-cell table:formula="of:=IF([.V119]=&quot;x&quot;;&quot;x&quot;;&quot;&quot;)">
            <text:p/>
          </table:table-cell>
          <table:table-cell table:formula="of:=IF([.W119]=&quot;x&quot;;&quot;x&quot;;&quot;&quot;)">
            <text:p/>
          </table:table-cell>
          <table:table-cell table:formula="of:=IF([.X119]=&quot;x&quot;;&quot;x&quot;;&quot;&quot;)">
            <text:p/>
          </table:table-cell>
          <table:table-cell table:formula="of:=IF([.Y119]=&quot;x&quot;;&quot;x&quot;;&quot;&quot;)">
            <text:p/>
          </table:table-cell>
          <table:table-cell table:formula="of:=IF([.Z119]=&quot;x&quot;;&quot;x&quot;;&quot;&quot;)">
            <text:p/>
          </table:table-cell>
          <table:table-cell table:formula="of:=IF([.AA119]=&quot;x&quot;;&quot;x&quot;;&quot;&quot;)">
            <text:p/>
          </table:table-cell>
          <table:table-cell table:formula="of:=IF([.AB119]=&quot;x&quot;;&quot;x&quot;;&quot;&quot;)">
            <text:p/>
          </table:table-cell>
          <table:table-cell table:formula="of:=IF([.AC119]=&quot;x&quot;;&quot;x&quot;;&quot;&quot;)">
            <text:p/>
          </table:table-cell>
          <table:table-cell table:formula="of:=IF([.AD119]=&quot;x&quot;;&quot;x&quot;;&quot;&quot;)">
            <text:p/>
          </table:table-cell>
          <table:table-cell table:formula="of:=IF([.AE119]=&quot;x&quot;;&quot;x&quot;;&quot;&quot;)">
            <text:p/>
          </table:table-cell>
          <table:table-cell table:formula="of:=IF([.AF119]=&quot;x&quot;;&quot;x&quot;;&quot;&quot;)">
            <text:p/>
          </table:table-cell>
          <table:table-cell table:formula="of:=IF([.AG119]=&quot;x&quot;;&quot;x&quot;;&quot;&quot;)">
            <text:p/>
          </table:table-cell>
          <table:table-cell table:formula="of:=IF([.AH119]=&quot;x&quot;;&quot;x&quot;;&quot;&quot;)">
            <text:p/>
          </table:table-cell>
          <table:table-cell table:formula="of:=IF([.AI11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4" office:value-type="string" calcext:value-type="string">
            <text:p>TST119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4" office:value-type="float" office:value="380" calcext:value-type="float">
            <text:p>38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20]=&quot;x&quot;;&quot;x&quot;;&quot;&quot;)">
            <text:p/>
          </table:table-cell>
          <table:table-cell table:formula="of:=IF([.M120]=&quot;x&quot;;&quot;x&quot;;&quot;&quot;)">
            <text:p/>
          </table:table-cell>
          <table:table-cell table:formula="of:=IF([.N120]=&quot;x&quot;;&quot;x&quot;;&quot;&quot;)">
            <text:p/>
          </table:table-cell>
          <table:table-cell table:formula="of:=IF([.O120]=&quot;x&quot;;&quot;x&quot;;&quot;&quot;)">
            <text:p/>
          </table:table-cell>
          <table:table-cell table:formula="of:=IF([.P120]=&quot;x&quot;;&quot;x&quot;;&quot;&quot;)">
            <text:p/>
          </table:table-cell>
          <table:table-cell table:formula="of:=IF([.Q120]=&quot;x&quot;;&quot;x&quot;;&quot;&quot;)">
            <text:p/>
          </table:table-cell>
          <table:table-cell table:formula="of:=IF([.R120]=&quot;x&quot;;&quot;x&quot;;&quot;&quot;)">
            <text:p/>
          </table:table-cell>
          <table:table-cell table:formula="of:=IF([.S120]=&quot;x&quot;;&quot;x&quot;;&quot;&quot;)">
            <text:p/>
          </table:table-cell>
          <table:table-cell table:formula="of:=IF([.T120]=&quot;x&quot;;&quot;x&quot;;&quot;&quot;)">
            <text:p/>
          </table:table-cell>
          <table:table-cell table:formula="of:=IF([.U120]=&quot;x&quot;;&quot;x&quot;;&quot;&quot;)" office:value-type="string" office:string-value="x" calcext:value-type="string">
            <text:p>x</text:p>
          </table:table-cell>
          <table:table-cell table:formula="of:=IF([.V120]=&quot;x&quot;;&quot;x&quot;;&quot;&quot;)">
            <text:p/>
          </table:table-cell>
          <table:table-cell table:formula="of:=IF([.W120]=&quot;x&quot;;&quot;x&quot;;&quot;&quot;)">
            <text:p/>
          </table:table-cell>
          <table:table-cell table:formula="of:=IF([.X120]=&quot;x&quot;;&quot;x&quot;;&quot;&quot;)">
            <text:p/>
          </table:table-cell>
          <table:table-cell table:formula="of:=IF([.Y120]=&quot;x&quot;;&quot;x&quot;;&quot;&quot;)">
            <text:p/>
          </table:table-cell>
          <table:table-cell table:formula="of:=IF([.Z120]=&quot;x&quot;;&quot;x&quot;;&quot;&quot;)">
            <text:p/>
          </table:table-cell>
          <table:table-cell table:formula="of:=IF([.AA120]=&quot;x&quot;;&quot;x&quot;;&quot;&quot;)">
            <text:p/>
          </table:table-cell>
          <table:table-cell table:formula="of:=IF([.AB120]=&quot;x&quot;;&quot;x&quot;;&quot;&quot;)">
            <text:p/>
          </table:table-cell>
          <table:table-cell table:formula="of:=IF([.AC120]=&quot;x&quot;;&quot;x&quot;;&quot;&quot;)">
            <text:p/>
          </table:table-cell>
          <table:table-cell table:formula="of:=IF([.AD120]=&quot;x&quot;;&quot;x&quot;;&quot;&quot;)">
            <text:p/>
          </table:table-cell>
          <table:table-cell table:formula="of:=IF([.AE120]=&quot;x&quot;;&quot;x&quot;;&quot;&quot;)">
            <text:p/>
          </table:table-cell>
          <table:table-cell table:formula="of:=IF([.AF120]=&quot;x&quot;;&quot;x&quot;;&quot;&quot;)">
            <text:p/>
          </table:table-cell>
          <table:table-cell table:formula="of:=IF([.AG120]=&quot;x&quot;;&quot;x&quot;;&quot;&quot;)">
            <text:p/>
          </table:table-cell>
          <table:table-cell table:formula="of:=IF([.AH120]=&quot;x&quot;;&quot;x&quot;;&quot;&quot;)">
            <text:p/>
          </table:table-cell>
          <table:table-cell table:formula="of:=IF([.AI12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4" office:value-type="string" calcext:value-type="string">
            <text:p>TST120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no</text:p>
          </table:table-cell>
          <table:table-cell table:style-name="ce9" table:content-validation-name="val3" office:value-type="float" office:value="-5" calcext:value-type="float">
            <text:p>-5</text:p>
          </table:table-cell>
          <table:table-cell table:content-validation-name="val2" office:value-type="string" calcext:value-type="string">
            <text:p>no</text:p>
          </table:table-cell>
          <table:table-cell table:content-validation-name="val5" office:value-type="float" office:value="400" calcext:value-type="float">
            <text:p>40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21]=&quot;x&quot;;&quot;x&quot;;&quot;&quot;)">
            <text:p/>
          </table:table-cell>
          <table:table-cell table:formula="of:=IF([.M121]=&quot;x&quot;;&quot;x&quot;;&quot;&quot;)">
            <text:p/>
          </table:table-cell>
          <table:table-cell table:formula="of:=IF([.N121]=&quot;x&quot;;&quot;x&quot;;&quot;&quot;)">
            <text:p/>
          </table:table-cell>
          <table:table-cell table:formula="of:=IF([.O121]=&quot;x&quot;;&quot;x&quot;;&quot;&quot;)">
            <text:p/>
          </table:table-cell>
          <table:table-cell table:formula="of:=IF([.P121]=&quot;x&quot;;&quot;x&quot;;&quot;&quot;)">
            <text:p/>
          </table:table-cell>
          <table:table-cell table:formula="of:=IF([.Q121]=&quot;x&quot;;&quot;x&quot;;&quot;&quot;)">
            <text:p/>
          </table:table-cell>
          <table:table-cell table:formula="of:=IF([.R121]=&quot;x&quot;;&quot;x&quot;;&quot;&quot;)">
            <text:p/>
          </table:table-cell>
          <table:table-cell table:formula="of:=IF([.S121]=&quot;x&quot;;&quot;x&quot;;&quot;&quot;)">
            <text:p/>
          </table:table-cell>
          <table:table-cell table:formula="of:=IF([.T121]=&quot;x&quot;;&quot;x&quot;;&quot;&quot;)">
            <text:p/>
          </table:table-cell>
          <table:table-cell table:formula="of:=IF([.U121]=&quot;x&quot;;&quot;x&quot;;&quot;&quot;)" office:value-type="string" office:string-value="x" calcext:value-type="string">
            <text:p>x</text:p>
          </table:table-cell>
          <table:table-cell table:formula="of:=IF([.V121]=&quot;x&quot;;&quot;x&quot;;&quot;&quot;)">
            <text:p/>
          </table:table-cell>
          <table:table-cell table:formula="of:=IF([.W121]=&quot;x&quot;;&quot;x&quot;;&quot;&quot;)">
            <text:p/>
          </table:table-cell>
          <table:table-cell table:formula="of:=IF([.X121]=&quot;x&quot;;&quot;x&quot;;&quot;&quot;)">
            <text:p/>
          </table:table-cell>
          <table:table-cell table:formula="of:=IF([.Y121]=&quot;x&quot;;&quot;x&quot;;&quot;&quot;)">
            <text:p/>
          </table:table-cell>
          <table:table-cell table:formula="of:=IF([.Z121]=&quot;x&quot;;&quot;x&quot;;&quot;&quot;)">
            <text:p/>
          </table:table-cell>
          <table:table-cell table:formula="of:=IF([.AA121]=&quot;x&quot;;&quot;x&quot;;&quot;&quot;)">
            <text:p/>
          </table:table-cell>
          <table:table-cell table:formula="of:=IF([.AB121]=&quot;x&quot;;&quot;x&quot;;&quot;&quot;)">
            <text:p/>
          </table:table-cell>
          <table:table-cell table:formula="of:=IF([.AC121]=&quot;x&quot;;&quot;x&quot;;&quot;&quot;)">
            <text:p/>
          </table:table-cell>
          <table:table-cell table:formula="of:=IF([.AD121]=&quot;x&quot;;&quot;x&quot;;&quot;&quot;)">
            <text:p/>
          </table:table-cell>
          <table:table-cell table:formula="of:=IF([.AE121]=&quot;x&quot;;&quot;x&quot;;&quot;&quot;)">
            <text:p/>
          </table:table-cell>
          <table:table-cell table:formula="of:=IF([.AF121]=&quot;x&quot;;&quot;x&quot;;&quot;&quot;)">
            <text:p/>
          </table:table-cell>
          <table:table-cell table:formula="of:=IF([.AG121]=&quot;x&quot;;&quot;x&quot;;&quot;&quot;)">
            <text:p/>
          </table:table-cell>
          <table:table-cell table:formula="of:=IF([.AH121]=&quot;x&quot;;&quot;x&quot;;&quot;&quot;)">
            <text:p/>
          </table:table-cell>
          <table:table-cell table:formula="of:=IF([.AI12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ce4" office:value-type="string" calcext:value-type="string">
            <text:p>TST121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10" calcext:value-type="float">
            <text:p>-10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4" office:value-type="float" office:value="420" calcext:value-type="float">
            <text:p>42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2]=&quot;x&quot;;&quot;x&quot;;&quot;&quot;)">
            <text:p/>
          </table:table-cell>
          <table:table-cell table:formula="of:=IF([.M122]=&quot;x&quot;;&quot;x&quot;;&quot;&quot;)">
            <text:p/>
          </table:table-cell>
          <table:table-cell table:formula="of:=IF([.N122]=&quot;x&quot;;&quot;x&quot;;&quot;&quot;)">
            <text:p/>
          </table:table-cell>
          <table:table-cell table:formula="of:=IF([.O122]=&quot;x&quot;;&quot;x&quot;;&quot;&quot;)">
            <text:p/>
          </table:table-cell>
          <table:table-cell table:formula="of:=IF([.P122]=&quot;x&quot;;&quot;x&quot;;&quot;&quot;)">
            <text:p/>
          </table:table-cell>
          <table:table-cell table:formula="of:=IF([.Q122]=&quot;x&quot;;&quot;x&quot;;&quot;&quot;)">
            <text:p/>
          </table:table-cell>
          <table:table-cell table:formula="of:=IF([.R122]=&quot;x&quot;;&quot;x&quot;;&quot;&quot;)">
            <text:p/>
          </table:table-cell>
          <table:table-cell table:formula="of:=IF([.S122]=&quot;x&quot;;&quot;x&quot;;&quot;&quot;)">
            <text:p/>
          </table:table-cell>
          <table:table-cell table:formula="of:=IF([.T122]=&quot;x&quot;;&quot;x&quot;;&quot;&quot;)">
            <text:p/>
          </table:table-cell>
          <table:table-cell table:formula="of:=IF([.U122]=&quot;x&quot;;&quot;x&quot;;&quot;&quot;)">
            <text:p/>
          </table:table-cell>
          <table:table-cell table:formula="of:=IF([.V122]=&quot;x&quot;;&quot;x&quot;;&quot;&quot;)" office:value-type="string" office:string-value="x" calcext:value-type="string">
            <text:p>x</text:p>
          </table:table-cell>
          <table:table-cell table:formula="of:=IF([.W122]=&quot;x&quot;;&quot;x&quot;;&quot;&quot;)">
            <text:p/>
          </table:table-cell>
          <table:table-cell table:formula="of:=IF([.X122]=&quot;x&quot;;&quot;x&quot;;&quot;&quot;)">
            <text:p/>
          </table:table-cell>
          <table:table-cell table:formula="of:=IF([.Y122]=&quot;x&quot;;&quot;x&quot;;&quot;&quot;)">
            <text:p/>
          </table:table-cell>
          <table:table-cell table:formula="of:=IF([.Z122]=&quot;x&quot;;&quot;x&quot;;&quot;&quot;)">
            <text:p/>
          </table:table-cell>
          <table:table-cell table:formula="of:=IF([.AA122]=&quot;x&quot;;&quot;x&quot;;&quot;&quot;)">
            <text:p/>
          </table:table-cell>
          <table:table-cell table:formula="of:=IF([.AB122]=&quot;x&quot;;&quot;x&quot;;&quot;&quot;)">
            <text:p/>
          </table:table-cell>
          <table:table-cell table:formula="of:=IF([.AC122]=&quot;x&quot;;&quot;x&quot;;&quot;&quot;)">
            <text:p/>
          </table:table-cell>
          <table:table-cell table:formula="of:=IF([.AD122]=&quot;x&quot;;&quot;x&quot;;&quot;&quot;)">
            <text:p/>
          </table:table-cell>
          <table:table-cell table:formula="of:=IF([.AE122]=&quot;x&quot;;&quot;x&quot;;&quot;&quot;)">
            <text:p/>
          </table:table-cell>
          <table:table-cell table:formula="of:=IF([.AF122]=&quot;x&quot;;&quot;x&quot;;&quot;&quot;)">
            <text:p/>
          </table:table-cell>
          <table:table-cell table:formula="of:=IF([.AG122]=&quot;x&quot;;&quot;x&quot;;&quot;&quot;)">
            <text:p/>
          </table:table-cell>
          <table:table-cell table:formula="of:=IF([.AH122]=&quot;x&quot;;&quot;x&quot;;&quot;&quot;)">
            <text:p/>
          </table:table-cell>
          <table:table-cell table:formula="of:=IF([.AI12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4" office:value-type="string" calcext:value-type="string">
            <text:p>TST122</text:p>
          </table:table-cell>
          <table:table-cell table:style-name="ce7" table:content-validation-name="val1" office:value-type="string" calcext:value-type="string">
            <text:p>red</text:p>
          </table:table-cell>
          <table:table-cell table:content-validation-name="val2" office:value-type="string" calcext:value-type="string">
            <text:p>no</text:p>
          </table:table-cell>
          <table:table-cell table:style-name="ce9" table:content-validation-name="val3" office:value-type="float" office:value="-15" calcext:value-type="float">
            <text:p>-15</text:p>
          </table:table-cell>
          <table:table-cell table:content-validation-name="val2" office:value-type="string" calcext:value-type="string">
            <text:p>no</text:p>
          </table:table-cell>
          <table:table-cell table:content-validation-name="val5" office:value-type="float" office:value="440" calcext:value-type="float">
            <text:p>44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3]=&quot;x&quot;;&quot;x&quot;;&quot;&quot;)">
            <text:p/>
          </table:table-cell>
          <table:table-cell table:formula="of:=IF([.M123]=&quot;x&quot;;&quot;x&quot;;&quot;&quot;)">
            <text:p/>
          </table:table-cell>
          <table:table-cell table:formula="of:=IF([.N123]=&quot;x&quot;;&quot;x&quot;;&quot;&quot;)">
            <text:p/>
          </table:table-cell>
          <table:table-cell table:formula="of:=IF([.O123]=&quot;x&quot;;&quot;x&quot;;&quot;&quot;)">
            <text:p/>
          </table:table-cell>
          <table:table-cell table:formula="of:=IF([.P123]=&quot;x&quot;;&quot;x&quot;;&quot;&quot;)">
            <text:p/>
          </table:table-cell>
          <table:table-cell table:formula="of:=IF([.Q123]=&quot;x&quot;;&quot;x&quot;;&quot;&quot;)">
            <text:p/>
          </table:table-cell>
          <table:table-cell table:formula="of:=IF([.R123]=&quot;x&quot;;&quot;x&quot;;&quot;&quot;)">
            <text:p/>
          </table:table-cell>
          <table:table-cell table:formula="of:=IF([.S123]=&quot;x&quot;;&quot;x&quot;;&quot;&quot;)">
            <text:p/>
          </table:table-cell>
          <table:table-cell table:formula="of:=IF([.T123]=&quot;x&quot;;&quot;x&quot;;&quot;&quot;)">
            <text:p/>
          </table:table-cell>
          <table:table-cell table:formula="of:=IF([.U123]=&quot;x&quot;;&quot;x&quot;;&quot;&quot;)">
            <text:p/>
          </table:table-cell>
          <table:table-cell table:formula="of:=IF([.V123]=&quot;x&quot;;&quot;x&quot;;&quot;&quot;)" office:value-type="string" office:string-value="x" calcext:value-type="string">
            <text:p>x</text:p>
          </table:table-cell>
          <table:table-cell table:formula="of:=IF([.W123]=&quot;x&quot;;&quot;x&quot;;&quot;&quot;)">
            <text:p/>
          </table:table-cell>
          <table:table-cell table:formula="of:=IF([.X123]=&quot;x&quot;;&quot;x&quot;;&quot;&quot;)">
            <text:p/>
          </table:table-cell>
          <table:table-cell table:formula="of:=IF([.Y123]=&quot;x&quot;;&quot;x&quot;;&quot;&quot;)">
            <text:p/>
          </table:table-cell>
          <table:table-cell table:formula="of:=IF([.Z123]=&quot;x&quot;;&quot;x&quot;;&quot;&quot;)">
            <text:p/>
          </table:table-cell>
          <table:table-cell table:formula="of:=IF([.AA123]=&quot;x&quot;;&quot;x&quot;;&quot;&quot;)">
            <text:p/>
          </table:table-cell>
          <table:table-cell table:formula="of:=IF([.AB123]=&quot;x&quot;;&quot;x&quot;;&quot;&quot;)">
            <text:p/>
          </table:table-cell>
          <table:table-cell table:formula="of:=IF([.AC123]=&quot;x&quot;;&quot;x&quot;;&quot;&quot;)">
            <text:p/>
          </table:table-cell>
          <table:table-cell table:formula="of:=IF([.AD123]=&quot;x&quot;;&quot;x&quot;;&quot;&quot;)">
            <text:p/>
          </table:table-cell>
          <table:table-cell table:formula="of:=IF([.AE123]=&quot;x&quot;;&quot;x&quot;;&quot;&quot;)">
            <text:p/>
          </table:table-cell>
          <table:table-cell table:formula="of:=IF([.AF123]=&quot;x&quot;;&quot;x&quot;;&quot;&quot;)">
            <text:p/>
          </table:table-cell>
          <table:table-cell table:formula="of:=IF([.AG123]=&quot;x&quot;;&quot;x&quot;;&quot;&quot;)">
            <text:p/>
          </table:table-cell>
          <table:table-cell table:formula="of:=IF([.AH123]=&quot;x&quot;;&quot;x&quot;;&quot;&quot;)">
            <text:p/>
          </table:table-cell>
          <table:table-cell table:formula="of:=IF([.AI12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ce4" office:value-type="string" calcext:value-type="string">
            <text:p>TST123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20" calcext:value-type="float">
            <text:p>-20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4" office:value-type="float" office:value="460" calcext:value-type="float">
            <text:p>46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4]=&quot;x&quot;;&quot;x&quot;;&quot;&quot;)">
            <text:p/>
          </table:table-cell>
          <table:table-cell table:formula="of:=IF([.M124]=&quot;x&quot;;&quot;x&quot;;&quot;&quot;)">
            <text:p/>
          </table:table-cell>
          <table:table-cell table:formula="of:=IF([.N124]=&quot;x&quot;;&quot;x&quot;;&quot;&quot;)">
            <text:p/>
          </table:table-cell>
          <table:table-cell table:formula="of:=IF([.O124]=&quot;x&quot;;&quot;x&quot;;&quot;&quot;)">
            <text:p/>
          </table:table-cell>
          <table:table-cell table:formula="of:=IF([.P124]=&quot;x&quot;;&quot;x&quot;;&quot;&quot;)">
            <text:p/>
          </table:table-cell>
          <table:table-cell table:formula="of:=IF([.Q124]=&quot;x&quot;;&quot;x&quot;;&quot;&quot;)">
            <text:p/>
          </table:table-cell>
          <table:table-cell table:formula="of:=IF([.R124]=&quot;x&quot;;&quot;x&quot;;&quot;&quot;)">
            <text:p/>
          </table:table-cell>
          <table:table-cell table:formula="of:=IF([.S124]=&quot;x&quot;;&quot;x&quot;;&quot;&quot;)">
            <text:p/>
          </table:table-cell>
          <table:table-cell table:formula="of:=IF([.T124]=&quot;x&quot;;&quot;x&quot;;&quot;&quot;)">
            <text:p/>
          </table:table-cell>
          <table:table-cell table:formula="of:=IF([.U124]=&quot;x&quot;;&quot;x&quot;;&quot;&quot;)">
            <text:p/>
          </table:table-cell>
          <table:table-cell table:formula="of:=IF([.V124]=&quot;x&quot;;&quot;x&quot;;&quot;&quot;)" office:value-type="string" office:string-value="x" calcext:value-type="string">
            <text:p>x</text:p>
          </table:table-cell>
          <table:table-cell table:formula="of:=IF([.W124]=&quot;x&quot;;&quot;x&quot;;&quot;&quot;)">
            <text:p/>
          </table:table-cell>
          <table:table-cell table:formula="of:=IF([.X124]=&quot;x&quot;;&quot;x&quot;;&quot;&quot;)">
            <text:p/>
          </table:table-cell>
          <table:table-cell table:formula="of:=IF([.Y124]=&quot;x&quot;;&quot;x&quot;;&quot;&quot;)">
            <text:p/>
          </table:table-cell>
          <table:table-cell table:formula="of:=IF([.Z124]=&quot;x&quot;;&quot;x&quot;;&quot;&quot;)">
            <text:p/>
          </table:table-cell>
          <table:table-cell table:formula="of:=IF([.AA124]=&quot;x&quot;;&quot;x&quot;;&quot;&quot;)">
            <text:p/>
          </table:table-cell>
          <table:table-cell table:formula="of:=IF([.AB124]=&quot;x&quot;;&quot;x&quot;;&quot;&quot;)">
            <text:p/>
          </table:table-cell>
          <table:table-cell table:formula="of:=IF([.AC124]=&quot;x&quot;;&quot;x&quot;;&quot;&quot;)">
            <text:p/>
          </table:table-cell>
          <table:table-cell table:formula="of:=IF([.AD124]=&quot;x&quot;;&quot;x&quot;;&quot;&quot;)">
            <text:p/>
          </table:table-cell>
          <table:table-cell table:formula="of:=IF([.AE124]=&quot;x&quot;;&quot;x&quot;;&quot;&quot;)">
            <text:p/>
          </table:table-cell>
          <table:table-cell table:formula="of:=IF([.AF124]=&quot;x&quot;;&quot;x&quot;;&quot;&quot;)">
            <text:p/>
          </table:table-cell>
          <table:table-cell table:formula="of:=IF([.AG124]=&quot;x&quot;;&quot;x&quot;;&quot;&quot;)">
            <text:p/>
          </table:table-cell>
          <table:table-cell table:formula="of:=IF([.AH124]=&quot;x&quot;;&quot;x&quot;;&quot;&quot;)">
            <text:p/>
          </table:table-cell>
          <table:table-cell table:formula="of:=IF([.AI12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style-name="ce4" office:value-type="string" calcext:value-type="string">
            <text:p>TST124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content-validation-name="val2" office:value-type="string" calcext:value-type="string">
            <text:p>no</text:p>
          </table:table-cell>
          <table:table-cell table:style-name="ce9" table:content-validation-name="val3" office:value-type="float" office:value="-25" calcext:value-type="float">
            <text:p>-25</text:p>
          </table:table-cell>
          <table:table-cell table:content-validation-name="val2" office:value-type="string" calcext:value-type="string">
            <text:p>no</text:p>
          </table:table-cell>
          <table:table-cell table:content-validation-name="val5" office:value-type="float" office:value="480" calcext:value-type="float">
            <text:p>48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5]=&quot;x&quot;;&quot;x&quot;;&quot;&quot;)">
            <text:p/>
          </table:table-cell>
          <table:table-cell table:formula="of:=IF([.M125]=&quot;x&quot;;&quot;x&quot;;&quot;&quot;)">
            <text:p/>
          </table:table-cell>
          <table:table-cell table:formula="of:=IF([.N125]=&quot;x&quot;;&quot;x&quot;;&quot;&quot;)">
            <text:p/>
          </table:table-cell>
          <table:table-cell table:formula="of:=IF([.O125]=&quot;x&quot;;&quot;x&quot;;&quot;&quot;)">
            <text:p/>
          </table:table-cell>
          <table:table-cell table:formula="of:=IF([.P125]=&quot;x&quot;;&quot;x&quot;;&quot;&quot;)">
            <text:p/>
          </table:table-cell>
          <table:table-cell table:formula="of:=IF([.Q125]=&quot;x&quot;;&quot;x&quot;;&quot;&quot;)">
            <text:p/>
          </table:table-cell>
          <table:table-cell table:formula="of:=IF([.R125]=&quot;x&quot;;&quot;x&quot;;&quot;&quot;)">
            <text:p/>
          </table:table-cell>
          <table:table-cell table:formula="of:=IF([.S125]=&quot;x&quot;;&quot;x&quot;;&quot;&quot;)">
            <text:p/>
          </table:table-cell>
          <table:table-cell table:formula="of:=IF([.T125]=&quot;x&quot;;&quot;x&quot;;&quot;&quot;)">
            <text:p/>
          </table:table-cell>
          <table:table-cell table:formula="of:=IF([.U125]=&quot;x&quot;;&quot;x&quot;;&quot;&quot;)">
            <text:p/>
          </table:table-cell>
          <table:table-cell table:formula="of:=IF([.V125]=&quot;x&quot;;&quot;x&quot;;&quot;&quot;)" office:value-type="string" office:string-value="x" calcext:value-type="string">
            <text:p>x</text:p>
          </table:table-cell>
          <table:table-cell table:formula="of:=IF([.W125]=&quot;x&quot;;&quot;x&quot;;&quot;&quot;)">
            <text:p/>
          </table:table-cell>
          <table:table-cell table:formula="of:=IF([.X125]=&quot;x&quot;;&quot;x&quot;;&quot;&quot;)">
            <text:p/>
          </table:table-cell>
          <table:table-cell table:formula="of:=IF([.Y125]=&quot;x&quot;;&quot;x&quot;;&quot;&quot;)">
            <text:p/>
          </table:table-cell>
          <table:table-cell table:formula="of:=IF([.Z125]=&quot;x&quot;;&quot;x&quot;;&quot;&quot;)">
            <text:p/>
          </table:table-cell>
          <table:table-cell table:formula="of:=IF([.AA125]=&quot;x&quot;;&quot;x&quot;;&quot;&quot;)">
            <text:p/>
          </table:table-cell>
          <table:table-cell table:formula="of:=IF([.AB125]=&quot;x&quot;;&quot;x&quot;;&quot;&quot;)">
            <text:p/>
          </table:table-cell>
          <table:table-cell table:formula="of:=IF([.AC125]=&quot;x&quot;;&quot;x&quot;;&quot;&quot;)">
            <text:p/>
          </table:table-cell>
          <table:table-cell table:formula="of:=IF([.AD125]=&quot;x&quot;;&quot;x&quot;;&quot;&quot;)">
            <text:p/>
          </table:table-cell>
          <table:table-cell table:formula="of:=IF([.AE125]=&quot;x&quot;;&quot;x&quot;;&quot;&quot;)">
            <text:p/>
          </table:table-cell>
          <table:table-cell table:formula="of:=IF([.AF125]=&quot;x&quot;;&quot;x&quot;;&quot;&quot;)">
            <text:p/>
          </table:table-cell>
          <table:table-cell table:formula="of:=IF([.AG125]=&quot;x&quot;;&quot;x&quot;;&quot;&quot;)">
            <text:p/>
          </table:table-cell>
          <table:table-cell table:formula="of:=IF([.AH125]=&quot;x&quot;;&quot;x&quot;;&quot;&quot;)">
            <text:p/>
          </table:table-cell>
          <table:table-cell table:formula="of:=IF([.AI12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4" office:value-type="string" calcext:value-type="string">
            <text:p>TST125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30" calcext:value-type="float">
            <text:p>-30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4" office:value-type="float" office:value="500" calcext:value-type="float">
            <text:p>50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6]=&quot;x&quot;;&quot;x&quot;;&quot;&quot;)">
            <text:p/>
          </table:table-cell>
          <table:table-cell table:formula="of:=IF([.M126]=&quot;x&quot;;&quot;x&quot;;&quot;&quot;)">
            <text:p/>
          </table:table-cell>
          <table:table-cell table:formula="of:=IF([.N126]=&quot;x&quot;;&quot;x&quot;;&quot;&quot;)">
            <text:p/>
          </table:table-cell>
          <table:table-cell table:formula="of:=IF([.O126]=&quot;x&quot;;&quot;x&quot;;&quot;&quot;)">
            <text:p/>
          </table:table-cell>
          <table:table-cell table:formula="of:=IF([.P126]=&quot;x&quot;;&quot;x&quot;;&quot;&quot;)">
            <text:p/>
          </table:table-cell>
          <table:table-cell table:formula="of:=IF([.Q126]=&quot;x&quot;;&quot;x&quot;;&quot;&quot;)">
            <text:p/>
          </table:table-cell>
          <table:table-cell table:formula="of:=IF([.R126]=&quot;x&quot;;&quot;x&quot;;&quot;&quot;)">
            <text:p/>
          </table:table-cell>
          <table:table-cell table:formula="of:=IF([.S126]=&quot;x&quot;;&quot;x&quot;;&quot;&quot;)">
            <text:p/>
          </table:table-cell>
          <table:table-cell table:formula="of:=IF([.T126]=&quot;x&quot;;&quot;x&quot;;&quot;&quot;)">
            <text:p/>
          </table:table-cell>
          <table:table-cell table:formula="of:=IF([.U126]=&quot;x&quot;;&quot;x&quot;;&quot;&quot;)">
            <text:p/>
          </table:table-cell>
          <table:table-cell table:formula="of:=IF([.V126]=&quot;x&quot;;&quot;x&quot;;&quot;&quot;)" office:value-type="string" office:string-value="x" calcext:value-type="string">
            <text:p>x</text:p>
          </table:table-cell>
          <table:table-cell table:formula="of:=IF([.W126]=&quot;x&quot;;&quot;x&quot;;&quot;&quot;)">
            <text:p/>
          </table:table-cell>
          <table:table-cell table:formula="of:=IF([.X126]=&quot;x&quot;;&quot;x&quot;;&quot;&quot;)">
            <text:p/>
          </table:table-cell>
          <table:table-cell table:formula="of:=IF([.Y126]=&quot;x&quot;;&quot;x&quot;;&quot;&quot;)">
            <text:p/>
          </table:table-cell>
          <table:table-cell table:formula="of:=IF([.Z126]=&quot;x&quot;;&quot;x&quot;;&quot;&quot;)">
            <text:p/>
          </table:table-cell>
          <table:table-cell table:formula="of:=IF([.AA126]=&quot;x&quot;;&quot;x&quot;;&quot;&quot;)">
            <text:p/>
          </table:table-cell>
          <table:table-cell table:formula="of:=IF([.AB126]=&quot;x&quot;;&quot;x&quot;;&quot;&quot;)">
            <text:p/>
          </table:table-cell>
          <table:table-cell table:formula="of:=IF([.AC126]=&quot;x&quot;;&quot;x&quot;;&quot;&quot;)">
            <text:p/>
          </table:table-cell>
          <table:table-cell table:formula="of:=IF([.AD126]=&quot;x&quot;;&quot;x&quot;;&quot;&quot;)">
            <text:p/>
          </table:table-cell>
          <table:table-cell table:formula="of:=IF([.AE126]=&quot;x&quot;;&quot;x&quot;;&quot;&quot;)">
            <text:p/>
          </table:table-cell>
          <table:table-cell table:formula="of:=IF([.AF126]=&quot;x&quot;;&quot;x&quot;;&quot;&quot;)">
            <text:p/>
          </table:table-cell>
          <table:table-cell table:formula="of:=IF([.AG126]=&quot;x&quot;;&quot;x&quot;;&quot;&quot;)">
            <text:p/>
          </table:table-cell>
          <table:table-cell table:formula="of:=IF([.AH126]=&quot;x&quot;;&quot;x&quot;;&quot;&quot;)">
            <text:p/>
          </table:table-cell>
          <table:table-cell table:formula="of:=IF([.AI12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style-name="ce4" office:value-type="string" calcext:value-type="string">
            <text:p>TST126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content-validation-name="val2" office:value-type="string" calcext:value-type="string">
            <text:p>no</text:p>
          </table:table-cell>
          <table:table-cell table:style-name="ce9" table:content-validation-name="val3" office:value-type="float" office:value="-35" calcext:value-type="float">
            <text:p>-35</text:p>
          </table:table-cell>
          <table:table-cell table:content-validation-name="val2" office:value-type="string" calcext:value-type="string">
            <text:p>no</text:p>
          </table:table-cell>
          <table:table-cell table:content-validation-name="val5" office:value-type="float" office:value="520" calcext:value-type="float">
            <text:p>52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7]=&quot;x&quot;;&quot;x&quot;;&quot;&quot;)">
            <text:p/>
          </table:table-cell>
          <table:table-cell table:formula="of:=IF([.M127]=&quot;x&quot;;&quot;x&quot;;&quot;&quot;)">
            <text:p/>
          </table:table-cell>
          <table:table-cell table:formula="of:=IF([.N127]=&quot;x&quot;;&quot;x&quot;;&quot;&quot;)">
            <text:p/>
          </table:table-cell>
          <table:table-cell table:formula="of:=IF([.O127]=&quot;x&quot;;&quot;x&quot;;&quot;&quot;)">
            <text:p/>
          </table:table-cell>
          <table:table-cell table:formula="of:=IF([.P127]=&quot;x&quot;;&quot;x&quot;;&quot;&quot;)">
            <text:p/>
          </table:table-cell>
          <table:table-cell table:formula="of:=IF([.Q127]=&quot;x&quot;;&quot;x&quot;;&quot;&quot;)">
            <text:p/>
          </table:table-cell>
          <table:table-cell table:formula="of:=IF([.R127]=&quot;x&quot;;&quot;x&quot;;&quot;&quot;)">
            <text:p/>
          </table:table-cell>
          <table:table-cell table:formula="of:=IF([.S127]=&quot;x&quot;;&quot;x&quot;;&quot;&quot;)">
            <text:p/>
          </table:table-cell>
          <table:table-cell table:formula="of:=IF([.T127]=&quot;x&quot;;&quot;x&quot;;&quot;&quot;)">
            <text:p/>
          </table:table-cell>
          <table:table-cell table:formula="of:=IF([.U127]=&quot;x&quot;;&quot;x&quot;;&quot;&quot;)">
            <text:p/>
          </table:table-cell>
          <table:table-cell table:formula="of:=IF([.V127]=&quot;x&quot;;&quot;x&quot;;&quot;&quot;)" office:value-type="string" office:string-value="x" calcext:value-type="string">
            <text:p>x</text:p>
          </table:table-cell>
          <table:table-cell table:formula="of:=IF([.W127]=&quot;x&quot;;&quot;x&quot;;&quot;&quot;)">
            <text:p/>
          </table:table-cell>
          <table:table-cell table:formula="of:=IF([.X127]=&quot;x&quot;;&quot;x&quot;;&quot;&quot;)">
            <text:p/>
          </table:table-cell>
          <table:table-cell table:formula="of:=IF([.Y127]=&quot;x&quot;;&quot;x&quot;;&quot;&quot;)">
            <text:p/>
          </table:table-cell>
          <table:table-cell table:formula="of:=IF([.Z127]=&quot;x&quot;;&quot;x&quot;;&quot;&quot;)">
            <text:p/>
          </table:table-cell>
          <table:table-cell table:formula="of:=IF([.AA127]=&quot;x&quot;;&quot;x&quot;;&quot;&quot;)">
            <text:p/>
          </table:table-cell>
          <table:table-cell table:formula="of:=IF([.AB127]=&quot;x&quot;;&quot;x&quot;;&quot;&quot;)">
            <text:p/>
          </table:table-cell>
          <table:table-cell table:formula="of:=IF([.AC127]=&quot;x&quot;;&quot;x&quot;;&quot;&quot;)">
            <text:p/>
          </table:table-cell>
          <table:table-cell table:formula="of:=IF([.AD127]=&quot;x&quot;;&quot;x&quot;;&quot;&quot;)">
            <text:p/>
          </table:table-cell>
          <table:table-cell table:formula="of:=IF([.AE127]=&quot;x&quot;;&quot;x&quot;;&quot;&quot;)">
            <text:p/>
          </table:table-cell>
          <table:table-cell table:formula="of:=IF([.AF127]=&quot;x&quot;;&quot;x&quot;;&quot;&quot;)">
            <text:p/>
          </table:table-cell>
          <table:table-cell table:formula="of:=IF([.AG127]=&quot;x&quot;;&quot;x&quot;;&quot;&quot;)">
            <text:p/>
          </table:table-cell>
          <table:table-cell table:formula="of:=IF([.AH127]=&quot;x&quot;;&quot;x&quot;;&quot;&quot;)">
            <text:p/>
          </table:table-cell>
          <table:table-cell table:formula="of:=IF([.AI12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table:style-name="ce4" office:value-type="string" calcext:value-type="string">
            <text:p>TST127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40" calcext:value-type="float">
            <text:p>-40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4" office:value-type="float" office:value="540" calcext:value-type="float">
            <text:p>54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8]=&quot;x&quot;;&quot;x&quot;;&quot;&quot;)">
            <text:p/>
          </table:table-cell>
          <table:table-cell table:formula="of:=IF([.M128]=&quot;x&quot;;&quot;x&quot;;&quot;&quot;)">
            <text:p/>
          </table:table-cell>
          <table:table-cell table:formula="of:=IF([.N128]=&quot;x&quot;;&quot;x&quot;;&quot;&quot;)">
            <text:p/>
          </table:table-cell>
          <table:table-cell table:formula="of:=IF([.O128]=&quot;x&quot;;&quot;x&quot;;&quot;&quot;)">
            <text:p/>
          </table:table-cell>
          <table:table-cell table:formula="of:=IF([.P128]=&quot;x&quot;;&quot;x&quot;;&quot;&quot;)">
            <text:p/>
          </table:table-cell>
          <table:table-cell table:formula="of:=IF([.Q128]=&quot;x&quot;;&quot;x&quot;;&quot;&quot;)">
            <text:p/>
          </table:table-cell>
          <table:table-cell table:formula="of:=IF([.R128]=&quot;x&quot;;&quot;x&quot;;&quot;&quot;)">
            <text:p/>
          </table:table-cell>
          <table:table-cell table:formula="of:=IF([.S128]=&quot;x&quot;;&quot;x&quot;;&quot;&quot;)">
            <text:p/>
          </table:table-cell>
          <table:table-cell table:formula="of:=IF([.T128]=&quot;x&quot;;&quot;x&quot;;&quot;&quot;)">
            <text:p/>
          </table:table-cell>
          <table:table-cell table:formula="of:=IF([.U128]=&quot;x&quot;;&quot;x&quot;;&quot;&quot;)">
            <text:p/>
          </table:table-cell>
          <table:table-cell table:formula="of:=IF([.V128]=&quot;x&quot;;&quot;x&quot;;&quot;&quot;)" office:value-type="string" office:string-value="x" calcext:value-type="string">
            <text:p>x</text:p>
          </table:table-cell>
          <table:table-cell table:formula="of:=IF([.W128]=&quot;x&quot;;&quot;x&quot;;&quot;&quot;)">
            <text:p/>
          </table:table-cell>
          <table:table-cell table:formula="of:=IF([.X128]=&quot;x&quot;;&quot;x&quot;;&quot;&quot;)">
            <text:p/>
          </table:table-cell>
          <table:table-cell table:formula="of:=IF([.Y128]=&quot;x&quot;;&quot;x&quot;;&quot;&quot;)">
            <text:p/>
          </table:table-cell>
          <table:table-cell table:formula="of:=IF([.Z128]=&quot;x&quot;;&quot;x&quot;;&quot;&quot;)">
            <text:p/>
          </table:table-cell>
          <table:table-cell table:formula="of:=IF([.AA128]=&quot;x&quot;;&quot;x&quot;;&quot;&quot;)">
            <text:p/>
          </table:table-cell>
          <table:table-cell table:formula="of:=IF([.AB128]=&quot;x&quot;;&quot;x&quot;;&quot;&quot;)">
            <text:p/>
          </table:table-cell>
          <table:table-cell table:formula="of:=IF([.AC128]=&quot;x&quot;;&quot;x&quot;;&quot;&quot;)">
            <text:p/>
          </table:table-cell>
          <table:table-cell table:formula="of:=IF([.AD128]=&quot;x&quot;;&quot;x&quot;;&quot;&quot;)">
            <text:p/>
          </table:table-cell>
          <table:table-cell table:formula="of:=IF([.AE128]=&quot;x&quot;;&quot;x&quot;;&quot;&quot;)">
            <text:p/>
          </table:table-cell>
          <table:table-cell table:formula="of:=IF([.AF128]=&quot;x&quot;;&quot;x&quot;;&quot;&quot;)">
            <text:p/>
          </table:table-cell>
          <table:table-cell table:formula="of:=IF([.AG128]=&quot;x&quot;;&quot;x&quot;;&quot;&quot;)">
            <text:p/>
          </table:table-cell>
          <table:table-cell table:formula="of:=IF([.AH128]=&quot;x&quot;;&quot;x&quot;;&quot;&quot;)">
            <text:p/>
          </table:table-cell>
          <table:table-cell table:formula="of:=IF([.AI12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table:style-name="ce4" office:value-type="string" calcext:value-type="string">
            <text:p>TST128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no</text:p>
          </table:table-cell>
          <table:table-cell table:style-name="ce9" table:content-validation-name="val3" office:value-type="float" office:value="-45" calcext:value-type="float">
            <text:p>-45</text:p>
          </table:table-cell>
          <table:table-cell table:content-validation-name="val2" office:value-type="string" calcext:value-type="string">
            <text:p>no</text:p>
          </table:table-cell>
          <table:table-cell table:content-validation-name="val5" office:value-type="float" office:value="560" calcext:value-type="float">
            <text:p>560</text:p>
          </table:table-cell>
          <table:table-cell/>
          <table:table-cell table:style-name="ce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9]=&quot;x&quot;;&quot;x&quot;;&quot;&quot;)">
            <text:p/>
          </table:table-cell>
          <table:table-cell table:formula="of:=IF([.M129]=&quot;x&quot;;&quot;x&quot;;&quot;&quot;)">
            <text:p/>
          </table:table-cell>
          <table:table-cell table:formula="of:=IF([.N129]=&quot;x&quot;;&quot;x&quot;;&quot;&quot;)">
            <text:p/>
          </table:table-cell>
          <table:table-cell table:formula="of:=IF([.O129]=&quot;x&quot;;&quot;x&quot;;&quot;&quot;)">
            <text:p/>
          </table:table-cell>
          <table:table-cell table:formula="of:=IF([.P129]=&quot;x&quot;;&quot;x&quot;;&quot;&quot;)">
            <text:p/>
          </table:table-cell>
          <table:table-cell table:formula="of:=IF([.Q129]=&quot;x&quot;;&quot;x&quot;;&quot;&quot;)">
            <text:p/>
          </table:table-cell>
          <table:table-cell table:formula="of:=IF([.R129]=&quot;x&quot;;&quot;x&quot;;&quot;&quot;)">
            <text:p/>
          </table:table-cell>
          <table:table-cell table:formula="of:=IF([.S129]=&quot;x&quot;;&quot;x&quot;;&quot;&quot;)">
            <text:p/>
          </table:table-cell>
          <table:table-cell table:formula="of:=IF([.T129]=&quot;x&quot;;&quot;x&quot;;&quot;&quot;)">
            <text:p/>
          </table:table-cell>
          <table:table-cell table:formula="of:=IF([.U129]=&quot;x&quot;;&quot;x&quot;;&quot;&quot;)">
            <text:p/>
          </table:table-cell>
          <table:table-cell table:formula="of:=IF([.V129]=&quot;x&quot;;&quot;x&quot;;&quot;&quot;)" office:value-type="string" office:string-value="x" calcext:value-type="string">
            <text:p>x</text:p>
          </table:table-cell>
          <table:table-cell table:formula="of:=IF([.W129]=&quot;x&quot;;&quot;x&quot;;&quot;&quot;)">
            <text:p/>
          </table:table-cell>
          <table:table-cell table:formula="of:=IF([.X129]=&quot;x&quot;;&quot;x&quot;;&quot;&quot;)">
            <text:p/>
          </table:table-cell>
          <table:table-cell table:formula="of:=IF([.Y129]=&quot;x&quot;;&quot;x&quot;;&quot;&quot;)">
            <text:p/>
          </table:table-cell>
          <table:table-cell table:formula="of:=IF([.Z129]=&quot;x&quot;;&quot;x&quot;;&quot;&quot;)">
            <text:p/>
          </table:table-cell>
          <table:table-cell table:formula="of:=IF([.AA129]=&quot;x&quot;;&quot;x&quot;;&quot;&quot;)">
            <text:p/>
          </table:table-cell>
          <table:table-cell table:formula="of:=IF([.AB129]=&quot;x&quot;;&quot;x&quot;;&quot;&quot;)">
            <text:p/>
          </table:table-cell>
          <table:table-cell table:formula="of:=IF([.AC129]=&quot;x&quot;;&quot;x&quot;;&quot;&quot;)">
            <text:p/>
          </table:table-cell>
          <table:table-cell table:formula="of:=IF([.AD129]=&quot;x&quot;;&quot;x&quot;;&quot;&quot;)">
            <text:p/>
          </table:table-cell>
          <table:table-cell table:formula="of:=IF([.AE129]=&quot;x&quot;;&quot;x&quot;;&quot;&quot;)">
            <text:p/>
          </table:table-cell>
          <table:table-cell table:formula="of:=IF([.AF129]=&quot;x&quot;;&quot;x&quot;;&quot;&quot;)">
            <text:p/>
          </table:table-cell>
          <table:table-cell table:formula="of:=IF([.AG129]=&quot;x&quot;;&quot;x&quot;;&quot;&quot;)">
            <text:p/>
          </table:table-cell>
          <table:table-cell table:formula="of:=IF([.AH129]=&quot;x&quot;;&quot;x&quot;;&quot;&quot;)">
            <text:p/>
          </table:table-cell>
          <table:table-cell table:formula="of:=IF([.AI12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/>
          <table:table-cell table:number-columns-repeated="3"/>
          <table:table-cell table:style-name="ce9" table:content-validation-name="val3"/>
          <table:table-cell/>
          <table:table-cell table:content-validation-name="val4"/>
          <table:table-cell table:number-columns-repeated="16377"/>
        </table:table-row>
        <table:table-row table:style-name="ro2">
          <table:table-cell table:style-name="ce2"/>
          <table:table-cell table:number-columns-repeated="3"/>
          <table:table-cell table:style-name="ce9" table:content-validation-name="val3"/>
          <table:table-cell/>
          <table:table-cell table:content-validation-name="val5"/>
          <table:table-cell table:number-columns-repeated="16377"/>
        </table:table-row>
        <table:table-row table:style-name="ro2">
          <table:table-cell table:number-columns-repeated="4"/>
          <table:table-cell table:style-name="ce9" table:content-validation-name="val3"/>
          <table:table-cell/>
          <table:table-cell table:content-validation-name="val4"/>
          <table:table-cell table:number-columns-repeated="16377"/>
        </table:table-row>
        <table:table-row table:style-name="ro2">
          <table:table-cell table:number-columns-repeated="4"/>
          <table:table-cell table:style-name="ce9" table:content-validation-name="val3"/>
          <table:table-cell/>
          <table:table-cell table:content-validation-name="val5"/>
          <table:table-cell table:number-columns-repeated="16377"/>
        </table:table-row>
        <table:table-row table:style-name="ro2">
          <table:table-cell table:number-columns-repeated="6"/>
          <table:table-cell table:content-validation-name="val4"/>
          <table:table-cell table:number-columns-repeated="16377"/>
        </table:table-row>
        <table:table-row table:style-name="ro2">
          <table:table-cell table:number-columns-repeated="6"/>
          <table:table-cell table:content-validation-name="val5"/>
          <table:table-cell table:number-columns-repeated="16377"/>
        </table:table-row>
        <table:table-row table:style-name="ro2" table:number-rows-repeated="1048440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Channels.I4:Channels.I1048576 Channels.C1:Channels.C1048576 Channels.I1:Channels.I1">
            <calcext:condition calcext:apply-style-name="ConditionalStyle_1" calcext:value="=&quot;purple&quot;" calcext:base-cell-address="Channels.C1"/>
            <calcext:condition calcext:apply-style-name="ConditionalStyle_2" calcext:value="=&quot;light blue&quot;" calcext:base-cell-address="Channels.C1"/>
            <calcext:condition calcext:apply-style-name="ConditionalStyle_3" calcext:value="=&quot;green&quot;" calcext:base-cell-address="Channels.C1"/>
            <calcext:condition calcext:apply-style-name="ConditionalStyle_4" calcext:value="=&quot;red&quot;" calcext:base-cell-address="Channels.C1"/>
            <calcext:condition calcext:apply-style-name="ConditionalStyle_5" calcext:value="=&quot;black&quot;" calcext:base-cell-address="Channels.C1"/>
            <calcext:condition calcext:apply-style-name="ConditionalStyle_6" calcext:value="=&quot;yellow&quot;" calcext:base-cell-address="Channels.C1"/>
            <calcext:condition calcext:apply-style-name="ConditionalStyle_7" calcext:value="=&quot;blue&quot;" calcext:base-cell-address="Channels.C1"/>
          </calcext:conditional-format>
        </calcext:conditional-formats>
      </table:table>
      <table:table table:name="Sockets" table:style-name="ta2">
        <office:forms form:automatic-focus="false" form:apply-design-mode="false"/>
        <table:table-column table:style-name="co8" table:default-cell-style-name="ce11"/>
        <table:table-column table:style-name="co9" table:default-cell-style-name="ce2"/>
        <table:table-column table:style-name="co10" table:number-columns-repeated="2" table:default-cell-style-name="ce2"/>
        <table:table-column table:style-name="co11" table:default-cell-style-name="ce2"/>
        <table:table-column table:style-name="co12" table:number-columns-repeated="7" table:default-cell-style-name="ce2"/>
        <table:table-column table:style-name="co13" table:number-columns-repeated="4" table:default-cell-style-name="ce2"/>
        <table:table-column table:style-name="co12" table:default-cell-style-name="ce2"/>
        <table:table-column table:style-name="co12" table:number-columns-repeated="2" table:default-cell-style-name="ce11"/>
        <table:table-column table:style-name="co13" table:number-columns-repeated="2" table:default-cell-style-name="ce11"/>
        <table:table-column table:style-name="co14" table:default-cell-style-name="ce11"/>
        <table:table-column table:style-name="co7" table:number-columns-repeated="16362" table:default-cell-style-name="Default"/>
        <table:table-row table:style-name="ro3">
          <table:table-cell table:style-name="ce14" office:value-type="string" calcext:value-type="string">
            <text:p>Indication Start/End Socket</text:p>
            <text:p>For</text:p>
            <text:p>Mixrack / Expanders</text:p>
            <text:p/>
          </table:table-cell>
          <table:table-cell table:style-name="ce16" office:value-type="string" calcext:value-type="string">
            <text:p>Socket Number</text:p>
          </table:table-cell>
          <table:table-cell table:style-name="ce17" office:value-type="string" calcext:value-type="string">
            <text:p>Local Phantom</text:p>
          </table:table-cell>
          <table:table-cell table:style-name="ce17" office:value-type="string" calcext:value-type="string">
            <text:p>Local Pad</text:p>
          </table:table-cell>
          <table:table-cell table:style-name="ce17" office:value-type="string" calcext:value-type="string">
            <text:p>Local Gain</text:p>
          </table:table-cell>
          <table:table-cell table:style-name="ce18"/>
          <table:table-cell table:style-name="ce19" office:value-type="string" calcext:value-type="string">
            <text:p>DX1 Phantom</text:p>
          </table:table-cell>
          <table:table-cell table:style-name="ce19" office:value-type="string" calcext:value-type="string">
            <text:p>DX1 Pad</text:p>
          </table:table-cell>
          <table:table-cell table:style-name="ce19" office:value-type="string" calcext:value-type="string">
            <text:p>DX1 Gain</text:p>
          </table:table-cell>
          <table:table-cell table:style-name="ce18"/>
          <table:table-cell table:style-name="ce20" office:value-type="string" calcext:value-type="string">
            <text:p>DX3 Phantom</text:p>
          </table:table-cell>
          <table:table-cell table:style-name="ce20" office:value-type="string" calcext:value-type="string">
            <text:p>DX3 Pad</text:p>
          </table:table-cell>
          <table:table-cell table:style-name="ce20" office:value-type="string" calcext:value-type="string">
            <text:p>DX3 Gain</text:p>
          </table:table-cell>
          <table:table-cell table:style-name="ce18"/>
          <table:table-cell table:style-name="ce21" office:value-type="string" calcext:value-type="string">
            <text:p>Slink Phantom</text:p>
          </table:table-cell>
          <table:table-cell table:style-name="ce21" office:value-type="string" calcext:value-type="string">
            <text:p>Slink Pad</text:p>
          </table:table-cell>
          <table:table-cell table:style-name="ce21" office:value-type="string" calcext:value-type="string">
            <text:p>Slink Gain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float" office:value="5" calcext:value-type="float">
            <text:p>5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float" office:value="5" calcext:value-type="float">
            <text:p>5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float" office:value="5" calcext:value-type="float">
            <text:p>5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float" office:value="5" calcext:value-type="float">
            <text:p>5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float" office:value="10" calcext:value-type="float">
            <text:p>10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float" office:value="10" calcext:value-type="float">
            <text:p>10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float" office:value="10" calcext:value-type="float">
            <text:p>10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float" office:value="10" calcext:value-type="float">
            <text:p>10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float" office:value="15" calcext:value-type="float">
            <text:p>15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float" office:value="15" calcext:value-type="float">
            <text:p>15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float" office:value="15" calcext:value-type="float">
            <text:p>15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float" office:value="15" calcext:value-type="float">
            <text:p>15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float" office:value="20" calcext:value-type="float">
            <text:p>20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float" office:value="20" calcext:value-type="float">
            <text:p>20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float" office:value="20" calcext:value-type="float">
            <text:p>20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float" office:value="20" calcext:value-type="float">
            <text:p>20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float" office:value="25" calcext:value-type="float">
            <text:p>25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float" office:value="25" calcext:value-type="float">
            <text:p>25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float" office:value="25" calcext:value-type="float">
            <text:p>25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float" office:value="25" calcext:value-type="float">
            <text:p>25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float" office:value="30" calcext:value-type="float">
            <text:p>30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float" office:value="30" calcext:value-type="float">
            <text:p>30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float" office:value="30" calcext:value-type="float">
            <text:p>30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float" office:value="30" calcext:value-type="float">
            <text:p>30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float" office:value="35" calcext:value-type="float">
            <text:p>35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float" office:value="35" calcext:value-type="float">
            <text:p>35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float" office:value="35" calcext:value-type="float">
            <text:p>35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float" office:value="35" calcext:value-type="float">
            <text:p>35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float" office:value="40" calcext:value-type="float">
            <text:p>40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float" office:value="40" calcext:value-type="float">
            <text:p>40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float" office:value="40" calcext:value-type="float">
            <text:p>40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float" office:value="40" calcext:value-type="float">
            <text:p>40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float" office:value="45" calcext:value-type="float">
            <text:p>45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float" office:value="45" calcext:value-type="float">
            <text:p>45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float" office:value="45" calcext:value-type="float">
            <text:p>45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float" office:value="45" calcext:value-type="float">
            <text:p>45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float" office:value="50" calcext:value-type="float">
            <text:p>50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float" office:value="50" calcext:value-type="float">
            <text:p>50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float" office:value="50" calcext:value-type="float">
            <text:p>50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float" office:value="50" calcext:value-type="float">
            <text:p>50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Avantis Local End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float" office:value="55" calcext:value-type="float">
            <text:p>55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float" office:value="55" calcext:value-type="float">
            <text:p>55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float" office:value="55" calcext:value-type="float">
            <text:p>55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float" office:value="55" calcext:value-type="float">
            <text:p>55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float" office:value="60" calcext:value-type="float">
            <text:p>60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float" office:value="60" calcext:value-type="float">
            <text:p>60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float" office:value="60" calcext:value-type="float">
            <text:p>60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float" office:value="60" calcext:value-type="float">
            <text:p>60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(C)DM32 End + <text:s/>DX1/3 End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(C)DM48 End + GX4816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(C)DM64 End</text:p>
          </table:table-cell>
          <table:table-cell office:value-type="float" office:value="64" calcext:value-type="float">
            <text:p>64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Slink-DX1 Start</text:p>
          </table:table-cell>
          <table:table-cell office:value-type="float" office:value="65" calcext:value-type="float">
            <text:p>65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 table:style-name="ce15" office:value-type="string" calcext:value-type="string">
            <text:p>Slink-DX1 End</text:p>
          </table:table-cell>
          <table:table-cell office:value-type="float" office:value="95" calcext:value-type="float">
            <text:p>95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 table:style-name="ce15" office:value-type="string" calcext:value-type="string">
            <text:p>Slink-DX2 Start</text:p>
          </table:table-cell>
          <table:table-cell office:value-type="float" office:value="96" calcext:value-type="float">
            <text:p>96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 table:style-name="ce15" office:value-type="string" calcext:value-type="string">
            <text:p>Slink-DX2 End</text:p>
          </table:table-cell>
          <table:table-cell office:value-type="float" office:value="128" calcext:value-type="float">
            <text:p>128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16367"/>
        </table:table-row>
        <table:table-row table:style-name="ro4" table:number-rows-repeated="1048446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Groups" table:style-name="ta3">
        <office:forms form:automatic-focus="false" form:apply-design-mode="false"/>
        <table:table-column table:style-name="co7" table:default-cell-style-name="ce2"/>
        <table:table-column table:style-name="co15" table:number-columns-repeated="2" table:default-cell-style-name="ce11"/>
        <table:table-column table:style-name="co16" table:default-cell-style-name="ce11"/>
        <table:table-column table:style-name="co16" table:default-cell-style-name="ce2"/>
        <table:table-column table:style-name="co17" table:default-cell-style-name="ce11"/>
        <table:table-column table:style-name="co7" table:default-cell-style-name="Default"/>
        <table:table-column table:style-name="co7" table:visibility="collapse" table:default-cell-style-name="ce2"/>
        <table:table-column table:style-name="co18" table:number-columns-repeated="2" table:default-cell-style-name="ce2"/>
        <table:table-column table:style-name="co19" table:default-cell-style-name="ce11"/>
        <table:table-column table:style-name="co7" table:default-cell-style-name="Default"/>
        <table:table-column table:style-name="co7" table:visibility="collapse" table:default-cell-style-name="ce11"/>
        <table:table-column table:style-name="co7" table:default-cell-style-name="Default"/>
        <table:table-column table:style-name="co7" table:default-cell-style-name="ce2"/>
        <table:table-column table:style-name="co15" table:default-cell-style-name="ce11"/>
        <table:table-column table:style-name="co7" table:default-cell-style-name="Default"/>
        <table:table-column table:style-name="co7" table:visibility="collapse" table:default-cell-style-name="ce2"/>
        <table:table-column table:style-name="co20" table:number-columns-repeated="2" table:default-cell-style-name="ce2"/>
        <table:table-column table:style-name="co21" table:default-cell-style-name="ce11"/>
        <table:table-column table:style-name="co22" table:default-cell-style-name="ce11"/>
        <table:table-column table:style-name="co7" table:visibility="collapse" table:default-cell-style-name="ce2"/>
        <table:table-column table:style-name="co15" table:number-columns-repeated="2" table:default-cell-style-name="ce2"/>
        <table:table-column table:style-name="co18" table:default-cell-style-name="ce11"/>
        <table:table-column table:style-name="co23" table:default-cell-style-name="ce11"/>
        <table:table-column table:style-name="co16" table:visibility="collapse" table:default-cell-style-name="ce11"/>
        <table:table-column table:style-name="co20" table:default-cell-style-name="ce11"/>
        <table:table-column table:style-name="co20" table:default-cell-style-name="ce2"/>
        <table:table-column table:style-name="co24" table:default-cell-style-name="ce11"/>
        <table:table-column table:style-name="co21" table:default-cell-style-name="ce11"/>
        <table:table-column table:style-name="co7" table:visibility="collapse" table:default-cell-style-name="ce2"/>
        <table:table-column table:style-name="co25" table:default-cell-style-name="ce2"/>
        <table:table-column table:style-name="co25" table:default-cell-style-name="ce11"/>
        <table:table-column table:style-name="co7" table:number-columns-repeated="2" table:default-cell-style-name="Default"/>
        <table:table-column table:style-name="co7" table:visibility="collapse" table:default-cell-style-name="ce11"/>
        <table:table-column table:style-name="co24" table:number-columns-repeated="2" table:default-cell-style-name="ce11"/>
        <table:table-column table:style-name="co7" table:number-columns-repeated="2" table:default-cell-style-name="Default"/>
        <table:table-column table:style-name="co7" table:visibility="collapse" table:default-cell-style-name="ce11"/>
        <table:table-column table:style-name="co7" table:number-columns-repeated="2" table:default-cell-style-name="Default"/>
        <table:table-column table:style-name="co26" table:default-cell-style-name="ce11"/>
        <table:table-column table:style-name="co27" table:default-cell-style-name="ce11"/>
        <table:table-column table:style-name="co7" table:number-columns-repeated="16337" table:default-cell-style-name="Default"/>
        <table:table-row table:style-name="ro2">
          <table:table-cell table:style-name="ce22" office:value-type="string" calcext:value-type="string">
            <text:p>DCA</text:p>
          </table:table-cell>
          <table:table-cell table:style-name="ce22" office:value-type="string" calcext:value-type="string">
            <text:p>DCA Name</text:p>
          </table:table-cell>
          <table:table-cell table:style-name="ce22" office:value-type="string" calcext:value-type="string">
            <text:p>DCA Color</text:p>
          </table:table-cell>
          <table:table-cell table:style-name="ce26"/>
          <table:table-cell table:style-name="ce27" office:value-type="string" calcext:value-type="string">
            <text:p>Mono Auxes</text:p>
          </table:table-cell>
          <table:table-cell table:style-name="ce27" office:value-type="string" calcext:value-type="string">
            <text:p>Aux Name</text:p>
          </table:table-cell>
          <table:table-cell table:style-name="ce27" office:value-type="string" calcext:value-type="string">
            <text:p>Aux Color</text:p>
          </table:table-cell>
          <table:table-cell table:style-name="ce26" table:number-columns-repeated="2"/>
          <table:table-cell table:style-name="ce27" office:value-type="string" calcext:value-type="string">
            <text:p>Stereo Auxes</text:p>
          </table:table-cell>
          <table:table-cell table:style-name="ce27" office:value-type="string" calcext:value-type="string">
            <text:p>StAux Name</text:p>
          </table:table-cell>
          <table:table-cell table:style-name="ce27" office:value-type="string" calcext:value-type="string">
            <text:p>StAux Color</text:p>
          </table:table-cell>
          <table:table-cell table:style-name="ce26" table:number-columns-repeated="2"/>
          <table:table-cell table:style-name="ce31" office:value-type="string" calcext:value-type="string">
            <text:p>Mono Group</text:p>
          </table:table-cell>
          <table:table-cell table:style-name="ce31" office:value-type="string" calcext:value-type="string">
            <text:p>Group Name</text:p>
          </table:table-cell>
          <table:table-cell table:style-name="ce31" office:value-type="string" calcext:value-type="string">
            <text:p>Group Color</text:p>
          </table:table-cell>
          <table:table-cell table:style-name="ce26" table:number-columns-repeated="2"/>
          <table:table-cell table:style-name="ce31" office:value-type="string" calcext:value-type="string">
            <text:p>Stereo Group</text:p>
          </table:table-cell>
          <table:table-cell table:style-name="ce31" office:value-type="string" calcext:value-type="string">
            <text:p>StGroup Name</text:p>
          </table:table-cell>
          <table:table-cell table:style-name="ce31" office:value-type="string" calcext:value-type="string">
            <text:p>StGroup Color</text:p>
          </table:table-cell>
          <table:table-cell table:style-name="ce26" table:number-columns-repeated="2"/>
          <table:table-cell table:style-name="ce33" office:value-type="string" calcext:value-type="string">
            <text:p>Mono Matrix</text:p>
          </table:table-cell>
          <table:table-cell table:style-name="ce33" office:value-type="string" calcext:value-type="string">
            <text:p>Matrix Name</text:p>
          </table:table-cell>
          <table:table-cell table:style-name="ce33" office:value-type="string" calcext:value-type="string">
            <text:p>Matrix Color</text:p>
          </table:table-cell>
          <table:table-cell table:style-name="ce26" table:number-columns-repeated="2"/>
          <table:table-cell table:style-name="ce33" office:value-type="string" calcext:value-type="string">
            <text:p>Stereo Matrix</text:p>
          </table:table-cell>
          <table:table-cell table:style-name="ce33" office:value-type="string" calcext:value-type="string">
            <text:p>StMatrix Name</text:p>
          </table:table-cell>
          <table:table-cell table:style-name="ce33" office:value-type="string" calcext:value-type="string">
            <text:p>StMatrix Color</text:p>
          </table:table-cell>
          <table:table-cell table:number-columns-repeated="2"/>
          <table:table-cell table:style-name="ce27" office:value-type="string" calcext:value-type="string">
            <text:p>Mono FX Send</text:p>
          </table:table-cell>
          <table:table-cell table:style-name="ce27" office:value-type="string" calcext:value-type="string">
            <text:p>FX Name</text:p>
          </table:table-cell>
          <table:table-cell table:style-name="ce27" office:value-type="string" calcext:value-type="string">
            <text:p>FX Color</text:p>
          </table:table-cell>
          <table:table-cell table:number-columns-repeated="2"/>
          <table:table-cell table:style-name="ce27" office:value-type="string" calcext:value-type="string">
            <text:p>Stereo FX Send</text:p>
          </table:table-cell>
          <table:table-cell table:style-name="ce27" office:value-type="string" calcext:value-type="string">
            <text:p>StFX Name</text:p>
          </table:table-cell>
          <table:table-cell table:style-name="ce27" office:value-type="string" calcext:value-type="string">
            <text:p>StFX Color</text:p>
          </table:table-cell>
          <table:table-cell/>
          <table:table-cell table:style-name="ce11"/>
          <table:table-cell table:style-name="ce36" office:value-type="string" calcext:value-type="string">
            <text:p>FX Return</text:p>
          </table:table-cell>
          <table:table-cell table:style-name="ce36" office:value-type="string" calcext:value-type="string">
            <text:p>FX Return Name</text:p>
          </table:table-cell>
          <table:table-cell table:style-name="ce36" office:value-type="string" calcext:value-type="string">
            <text:p>FX Return Color</text:p>
          </table:table-cell>
          <table:table-cell table:style-name="ce11" table:number-columns-repeated="16337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4" office:value-type="string" calcext:value-type="string">
            <text:p>Dca1</text:p>
          </table:table-cell>
          <table:table-cell table:style-name="ce25" table:content-validation-name="val1" office:value-type="string" calcext:value-type="string">
            <text:p>blue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28" office:value-type="string" calcext:value-type="string">
            <text:p>Aux1</text:p>
          </table:table-cell>
          <table:table-cell table:style-name="ce25" table:content-validation-name="val1" office:value-type="string" calcext:value-type="string">
            <text:p>blue</text:p>
          </table:table-cell>
          <table:table-cell table:formula="of:=IF([.F2]&lt;&gt;CONCATENATE(&quot;Aux&quot;;[.E2]);1;0)" office:value-type="float" office:value="0" calcext:value-type="float">
            <text:p>0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28" office:value-type="string" calcext:value-type="string">
            <text:p>StAux1</text:p>
          </table:table-cell>
          <table:table-cell table:style-name="ce25" table:content-validation-name="val1" office:value-type="string" calcext:value-type="string">
            <text:p>blue</text:p>
          </table:table-cell>
          <table:table-cell table:style-name="ce2" table:formula="of:=IF([.K2]&lt;&gt;CONCATENATE(&quot;STAux&quot;;[.J2]);1;0)" office:value-type="float" office:value="0" calcext:value-type="float">
            <text:p>0</text:p>
          </table:table-cell>
          <table:table-cell table:style-name="ce2"/>
          <table:table-cell table:style-name="ce23" office:value-type="float" office:value="1" calcext:value-type="float">
            <text:p>1</text:p>
          </table:table-cell>
          <table:table-cell table:style-name="ce28" office:value-type="string" calcext:value-type="string">
            <text:p>Grp1</text:p>
          </table:table-cell>
          <table:table-cell table:style-name="ce25" table:content-validation-name="val1" office:value-type="string" calcext:value-type="string">
            <text:p>blue</text:p>
          </table:table-cell>
          <table:table-cell table:style-name="ce32" table:formula="of:=IF([.P2]&lt;&gt;CONCATENATE(&quot;Grp&quot;;[.O2]);1;0)" office:value-type="float" office:value="0" calcext:value-type="float">
            <text:p>0</text:p>
          </table:table-cell>
          <table:table-cell table:style-name="ce32"/>
          <table:table-cell table:style-name="ce23" office:value-type="float" office:value="1" calcext:value-type="float">
            <text:p>1</text:p>
          </table:table-cell>
          <table:table-cell table:style-name="ce28" office:value-type="string" calcext:value-type="string">
            <text:p>StGrp1</text:p>
          </table:table-cell>
          <table:table-cell table:style-name="ce25" table:content-validation-name="val1" office:value-type="string" calcext:value-type="string">
            <text:p>blue</text:p>
          </table:table-cell>
          <table:table-cell table:formula="of:=IF([.U2]&lt;&gt;CONCATENATE(&quot;StGrp&quot;;[.T2]);1;0)" office:value-type="float" office:value="0" calcext:value-type="float">
            <text:p>0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28" office:value-type="string" calcext:value-type="string">
            <text:p>Mtx1</text:p>
          </table:table-cell>
          <table:table-cell table:style-name="ce25" table:content-validation-name="val1" office:value-type="string" calcext:value-type="string">
            <text:p>blue</text:p>
          </table:table-cell>
          <table:table-cell table:style-name="ce2" table:formula="of:=IF([.Z2]&lt;&gt;CONCATENATE(&quot;Mtx&quot;;[.Y2]);1;0)" office:value-type="float" office:value="0" calcext:value-type="float">
            <text:p>0</text:p>
          </table:table-cell>
          <table:table-cell table:style-name="ce2"/>
          <table:table-cell table:style-name="ce23" office:value-type="float" office:value="1" calcext:value-type="float">
            <text:p>1</text:p>
          </table:table-cell>
          <table:table-cell table:style-name="ce28" office:value-type="string" calcext:value-type="string">
            <text:p>StMtx1</text:p>
          </table:table-cell>
          <table:table-cell table:style-name="ce25" table:content-validation-name="val1" office:value-type="string" calcext:value-type="string">
            <text:p>blue</text:p>
          </table:table-cell>
          <table:table-cell table:formula="of:=IF([.AE2]&lt;&gt;CONCATENATE(&quot;StMtx&quot;;[.AD2]);1;0)" office:value-type="float" office:value="0" calcext:value-type="float">
            <text:p>0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28" office:value-type="string" calcext:value-type="string">
            <text:p>Fx1</text:p>
          </table:table-cell>
          <table:table-cell table:style-name="ce25" table:content-validation-name="val1" office:value-type="string" calcext:value-type="string">
            <text:p>blue</text:p>
          </table:table-cell>
          <table:table-cell table:style-name="ce2" table:formula="of:=IF([.AJ2]&lt;&gt;CONCATENATE(&quot;Fx&quot;;[.AI2]);1;0)" office:value-type="float" office:value="0" calcext:value-type="float">
            <text:p>0</text:p>
          </table:table-cell>
          <table:table-cell table:style-name="ce2"/>
          <table:table-cell table:style-name="ce23" office:value-type="float" office:value="1" calcext:value-type="float">
            <text:p>1</text:p>
          </table:table-cell>
          <table:table-cell table:style-name="ce28" office:value-type="string" calcext:value-type="string">
            <text:p>StFx1</text:p>
          </table:table-cell>
          <table:table-cell table:style-name="ce25" table:content-validation-name="val1" office:value-type="string" calcext:value-type="string">
            <text:p>blue</text:p>
          </table:table-cell>
          <table:table-cell table:style-name="ce2" table:formula="of:=IF([.AO2]&lt;&gt;CONCATENATE(&quot;StFx&quot;;[.AN2]);1;0)" office:value-type="float" office:value="0" calcext:value-type="float">
            <text:p>0</text:p>
          </table:table-cell>
          <table:table-cell table:style-name="ce2"/>
          <table:table-cell table:style-name="ce23" office:value-type="float" office:value="1" calcext:value-type="float">
            <text:p>1</text:p>
          </table:table-cell>
          <table:table-cell table:style-name="ce28" office:value-type="string" calcext:value-type="string">
            <text:p>FxRet1</text:p>
          </table:table-cell>
          <table:table-cell table:style-name="ce25" table:content-validation-name="val1" office:value-type="string" calcext:value-type="string">
            <text:p>blue</text:p>
          </table:table-cell>
          <table:table-cell table:number-columns-repeated="16337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4" office:value-type="string" calcext:value-type="string">
            <text:p>Dca2</text:p>
          </table:table-cell>
          <table:table-cell table:style-name="ce25" table:content-validation-name="val1" office:value-type="string" calcext:value-type="string">
            <text:p>red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ce28" office:value-type="string" calcext:value-type="string">
            <text:p>Aux2</text:p>
          </table:table-cell>
          <table:table-cell table:style-name="ce25" table:content-validation-name="val1" office:value-type="string" calcext:value-type="string">
            <text:p>red</text:p>
          </table:table-cell>
          <table:table-cell table:formula="of:=IF([.F3]&lt;&gt;CONCATENATE(&quot;Aux&quot;;[.E3]);1;0)" office:value-type="float" office:value="0" calcext:value-type="float">
            <text:p>0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ce28" office:value-type="string" calcext:value-type="string">
            <text:p>StAux2</text:p>
          </table:table-cell>
          <table:table-cell table:style-name="ce25" table:content-validation-name="val1" office:value-type="string" calcext:value-type="string">
            <text:p>red</text:p>
          </table:table-cell>
          <table:table-cell table:style-name="ce2" table:formula="of:=IF([.K3]&lt;&gt;CONCATENATE(&quot;STAux&quot;;[.J3]);1;0)" office:value-type="float" office:value="0" calcext:value-type="float">
            <text:p>0</text:p>
          </table:table-cell>
          <table:table-cell table:style-name="ce2"/>
          <table:table-cell table:style-name="ce23" office:value-type="float" office:value="2" calcext:value-type="float">
            <text:p>2</text:p>
          </table:table-cell>
          <table:table-cell table:style-name="ce28" office:value-type="string" calcext:value-type="string">
            <text:p>Grp2</text:p>
          </table:table-cell>
          <table:table-cell table:style-name="ce25" table:content-validation-name="val1" office:value-type="string" calcext:value-type="string">
            <text:p>red</text:p>
          </table:table-cell>
          <table:table-cell table:style-name="ce32" table:formula="of:=IF([.P3]&lt;&gt;CONCATENATE(&quot;Grp&quot;;[.O3]);1;0)" office:value-type="float" office:value="0" calcext:value-type="float">
            <text:p>0</text:p>
          </table:table-cell>
          <table:table-cell table:style-name="ce32"/>
          <table:table-cell table:style-name="ce23" office:value-type="float" office:value="2" calcext:value-type="float">
            <text:p>2</text:p>
          </table:table-cell>
          <table:table-cell table:style-name="ce28" office:value-type="string" calcext:value-type="string">
            <text:p>StGrp2</text:p>
          </table:table-cell>
          <table:table-cell table:style-name="ce25" table:content-validation-name="val1" office:value-type="string" calcext:value-type="string">
            <text:p>red</text:p>
          </table:table-cell>
          <table:table-cell table:formula="of:=IF([.U3]&lt;&gt;CONCATENATE(&quot;StGrp&quot;;[.T3]);1;0)" office:value-type="float" office:value="0" calcext:value-type="float">
            <text:p>0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ce28" office:value-type="string" calcext:value-type="string">
            <text:p>Mtx2</text:p>
          </table:table-cell>
          <table:table-cell table:style-name="ce25" table:content-validation-name="val1" office:value-type="string" calcext:value-type="string">
            <text:p>red</text:p>
          </table:table-cell>
          <table:table-cell table:style-name="ce2" table:formula="of:=IF([.Z3]&lt;&gt;CONCATENATE(&quot;Mtx&quot;;[.Y3]);1;0)" office:value-type="float" office:value="0" calcext:value-type="float">
            <text:p>0</text:p>
          </table:table-cell>
          <table:table-cell table:style-name="ce2"/>
          <table:table-cell table:style-name="ce23" office:value-type="float" office:value="2" calcext:value-type="float">
            <text:p>2</text:p>
          </table:table-cell>
          <table:table-cell table:style-name="ce28" office:value-type="string" calcext:value-type="string">
            <text:p>StMtx2</text:p>
          </table:table-cell>
          <table:table-cell table:style-name="ce25" table:content-validation-name="val1" office:value-type="string" calcext:value-type="string">
            <text:p>red</text:p>
          </table:table-cell>
          <table:table-cell table:formula="of:=IF([.AE3]&lt;&gt;CONCATENATE(&quot;StMtx&quot;;[.AD3]);1;0)" office:value-type="float" office:value="0" calcext:value-type="float">
            <text:p>0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ce28" office:value-type="string" calcext:value-type="string">
            <text:p>Fx2</text:p>
          </table:table-cell>
          <table:table-cell table:style-name="ce25" table:content-validation-name="val1" office:value-type="string" calcext:value-type="string">
            <text:p>red</text:p>
          </table:table-cell>
          <table:table-cell table:style-name="ce2" table:formula="of:=IF([.AJ3]&lt;&gt;CONCATENATE(&quot;Fx&quot;;[.AI3]);1;0)" office:value-type="float" office:value="0" calcext:value-type="float">
            <text:p>0</text:p>
          </table:table-cell>
          <table:table-cell table:style-name="ce2"/>
          <table:table-cell table:style-name="ce23" office:value-type="float" office:value="2" calcext:value-type="float">
            <text:p>2</text:p>
          </table:table-cell>
          <table:table-cell table:style-name="ce28" office:value-type="string" calcext:value-type="string">
            <text:p>StFx2</text:p>
          </table:table-cell>
          <table:table-cell table:style-name="ce25" table:content-validation-name="val1" office:value-type="string" calcext:value-type="string">
            <text:p>red</text:p>
          </table:table-cell>
          <table:table-cell table:style-name="ce2" table:formula="of:=IF([.AO3]&lt;&gt;CONCATENATE(&quot;StFx&quot;;[.AN3]);1;0)" office:value-type="float" office:value="0" calcext:value-type="float">
            <text:p>0</text:p>
          </table:table-cell>
          <table:table-cell table:style-name="ce2"/>
          <table:table-cell table:style-name="ce23" office:value-type="float" office:value="2" calcext:value-type="float">
            <text:p>2</text:p>
          </table:table-cell>
          <table:table-cell table:style-name="ce28" office:value-type="string" calcext:value-type="string">
            <text:p>FxRet2</text:p>
          </table:table-cell>
          <table:table-cell table:style-name="ce25" table:content-validation-name="val1" office:value-type="string" calcext:value-type="string">
            <text:p>red</text:p>
          </table:table-cell>
          <table:table-cell table:number-columns-repeated="16337"/>
        </table:table-row>
        <table:table-row table:style-name="ro2">
          <table:table-cell table:style-name="ce23" office:value-type="float" office:value="3" calcext:value-type="float">
            <text:p>3</text:p>
          </table:table-cell>
          <table:table-cell table:style-name="ce24" office:value-type="string" calcext:value-type="string">
            <text:p>Dca3</text:p>
          </table:table-cell>
          <table:table-cell table:style-name="ce25" table:content-validation-name="val1" office:value-type="string" calcext:value-type="string">
            <text:p>yellow</text:p>
          </table:table-cell>
          <table:table-cell/>
          <table:table-cell table:style-name="ce23" office:value-type="float" office:value="3" calcext:value-type="float">
            <text:p>3</text:p>
          </table:table-cell>
          <table:table-cell table:style-name="ce28" office:value-type="string" calcext:value-type="string">
            <text:p>Aux3</text:p>
          </table:table-cell>
          <table:table-cell table:style-name="ce25" table:content-validation-name="val1" office:value-type="string" calcext:value-type="string">
            <text:p>yellow</text:p>
          </table:table-cell>
          <table:table-cell table:formula="of:=IF([.F4]&lt;&gt;CONCATENATE(&quot;Aux&quot;;[.E4]);1;0)" office:value-type="float" office:value="0" calcext:value-type="float">
            <text:p>0</text:p>
          </table:table-cell>
          <table:table-cell/>
          <table:table-cell table:style-name="ce23" office:value-type="float" office:value="3" calcext:value-type="float">
            <text:p>3</text:p>
          </table:table-cell>
          <table:table-cell table:style-name="ce28" office:value-type="string" calcext:value-type="string">
            <text:p>StAux3</text:p>
          </table:table-cell>
          <table:table-cell table:style-name="ce25" table:content-validation-name="val1" office:value-type="string" calcext:value-type="string">
            <text:p>yellow</text:p>
          </table:table-cell>
          <table:table-cell table:style-name="ce2" table:formula="of:=IF([.K4]&lt;&gt;CONCATENATE(&quot;STAux&quot;;[.J4]);1;0)" office:value-type="float" office:value="0" calcext:value-type="float">
            <text:p>0</text:p>
          </table:table-cell>
          <table:table-cell table:style-name="ce2"/>
          <table:table-cell table:style-name="ce23" office:value-type="float" office:value="3" calcext:value-type="float">
            <text:p>3</text:p>
          </table:table-cell>
          <table:table-cell table:style-name="ce28" office:value-type="string" calcext:value-type="string">
            <text:p>Grp3</text:p>
          </table:table-cell>
          <table:table-cell table:style-name="ce25" table:content-validation-name="val1" office:value-type="string" calcext:value-type="string">
            <text:p>yellow</text:p>
          </table:table-cell>
          <table:table-cell table:style-name="ce32" table:formula="of:=IF([.P4]&lt;&gt;CONCATENATE(&quot;Grp&quot;;[.O4]);1;0)" office:value-type="float" office:value="0" calcext:value-type="float">
            <text:p>0</text:p>
          </table:table-cell>
          <table:table-cell table:style-name="ce32"/>
          <table:table-cell table:style-name="ce23" office:value-type="float" office:value="3" calcext:value-type="float">
            <text:p>3</text:p>
          </table:table-cell>
          <table:table-cell table:style-name="ce28" office:value-type="string" calcext:value-type="string">
            <text:p>StGrp3</text:p>
          </table:table-cell>
          <table:table-cell table:style-name="ce25" table:content-validation-name="val1" office:value-type="string" calcext:value-type="string">
            <text:p>yellow</text:p>
          </table:table-cell>
          <table:table-cell table:formula="of:=IF([.U4]&lt;&gt;CONCATENATE(&quot;StGrp&quot;;[.T4]);1;0)" office:value-type="float" office:value="0" calcext:value-type="float">
            <text:p>0</text:p>
          </table:table-cell>
          <table:table-cell/>
          <table:table-cell table:style-name="ce23" office:value-type="float" office:value="3" calcext:value-type="float">
            <text:p>3</text:p>
          </table:table-cell>
          <table:table-cell table:style-name="ce28" office:value-type="string" calcext:value-type="string">
            <text:p>Mtx3</text:p>
          </table:table-cell>
          <table:table-cell table:style-name="ce25" table:content-validation-name="val1" office:value-type="string" calcext:value-type="string">
            <text:p>yellow</text:p>
          </table:table-cell>
          <table:table-cell table:style-name="ce2" table:formula="of:=IF([.Z4]&lt;&gt;CONCATENATE(&quot;Mtx&quot;;[.Y4]);1;0)" office:value-type="float" office:value="0" calcext:value-type="float">
            <text:p>0</text:p>
          </table:table-cell>
          <table:table-cell table:style-name="ce2"/>
          <table:table-cell table:style-name="ce23" office:value-type="float" office:value="3" calcext:value-type="float">
            <text:p>3</text:p>
          </table:table-cell>
          <table:table-cell table:style-name="ce28" office:value-type="string" calcext:value-type="string">
            <text:p>StMtx3</text:p>
          </table:table-cell>
          <table:table-cell table:style-name="ce25" table:content-validation-name="val1" office:value-type="string" calcext:value-type="string">
            <text:p>yellow</text:p>
          </table:table-cell>
          <table:table-cell table:formula="of:=IF([.AE4]&lt;&gt;CONCATENATE(&quot;StMtx&quot;;[.AD4]);1;0)" office:value-type="float" office:value="0" calcext:value-type="float">
            <text:p>0</text:p>
          </table:table-cell>
          <table:table-cell/>
          <table:table-cell table:style-name="ce23" office:value-type="float" office:value="3" calcext:value-type="float">
            <text:p>3</text:p>
          </table:table-cell>
          <table:table-cell table:style-name="ce28" office:value-type="string" calcext:value-type="string">
            <text:p>Fx3</text:p>
          </table:table-cell>
          <table:table-cell table:style-name="ce25" table:content-validation-name="val1" office:value-type="string" calcext:value-type="string">
            <text:p>yellow</text:p>
          </table:table-cell>
          <table:table-cell table:style-name="ce2" table:formula="of:=IF([.AJ4]&lt;&gt;CONCATENATE(&quot;Fx&quot;;[.AI4]);1;0)" office:value-type="float" office:value="0" calcext:value-type="float">
            <text:p>0</text:p>
          </table:table-cell>
          <table:table-cell table:style-name="ce2"/>
          <table:table-cell table:style-name="ce23" office:value-type="float" office:value="3" calcext:value-type="float">
            <text:p>3</text:p>
          </table:table-cell>
          <table:table-cell table:style-name="ce28" office:value-type="string" calcext:value-type="string">
            <text:p>StFx3</text:p>
          </table:table-cell>
          <table:table-cell table:style-name="ce25" table:content-validation-name="val1" office:value-type="string" calcext:value-type="string">
            <text:p>yellow</text:p>
          </table:table-cell>
          <table:table-cell table:style-name="ce2" table:formula="of:=IF([.AO4]&lt;&gt;CONCATENATE(&quot;StFx&quot;;[.AN4]);1;0)" office:value-type="float" office:value="0" calcext:value-type="float">
            <text:p>0</text:p>
          </table:table-cell>
          <table:table-cell table:style-name="ce2"/>
          <table:table-cell table:style-name="ce23" office:value-type="float" office:value="3" calcext:value-type="float">
            <text:p>3</text:p>
          </table:table-cell>
          <table:table-cell table:style-name="ce28" office:value-type="string" calcext:value-type="string">
            <text:p>FxRet3</text:p>
          </table:table-cell>
          <table:table-cell table:style-name="ce25" table:content-validation-name="val1" office:value-type="string" calcext:value-type="string">
            <text:p>yellow</text:p>
          </table:table-cell>
          <table:table-cell table:number-columns-repeated="16337"/>
        </table:table-row>
        <table:table-row table:style-name="ro2">
          <table:table-cell table:style-name="ce23" office:value-type="float" office:value="4" calcext:value-type="float">
            <text:p>4</text:p>
          </table:table-cell>
          <table:table-cell table:style-name="ce24" office:value-type="string" calcext:value-type="string">
            <text:p>Dca4</text:p>
          </table:table-cell>
          <table:table-cell table:style-name="ce25" table:content-validation-name="val1" office:value-type="string" calcext:value-type="string">
            <text:p>green</text:p>
          </table:table-cell>
          <table:table-cell/>
          <table:table-cell table:style-name="ce23" office:value-type="float" office:value="4" calcext:value-type="float">
            <text:p>4</text:p>
          </table:table-cell>
          <table:table-cell table:style-name="ce28" office:value-type="string" calcext:value-type="string">
            <text:p>Aux4</text:p>
          </table:table-cell>
          <table:table-cell table:style-name="ce25" table:content-validation-name="val1" office:value-type="string" calcext:value-type="string">
            <text:p>green</text:p>
          </table:table-cell>
          <table:table-cell table:formula="of:=IF([.F5]&lt;&gt;CONCATENATE(&quot;Aux&quot;;[.E5]);1;0)" office:value-type="float" office:value="0" calcext:value-type="float">
            <text:p>0</text:p>
          </table:table-cell>
          <table:table-cell/>
          <table:table-cell table:style-name="ce23" office:value-type="float" office:value="4" calcext:value-type="float">
            <text:p>4</text:p>
          </table:table-cell>
          <table:table-cell table:style-name="ce28" office:value-type="string" calcext:value-type="string">
            <text:p>StAux4</text:p>
          </table:table-cell>
          <table:table-cell table:style-name="ce25" table:content-validation-name="val1" office:value-type="string" calcext:value-type="string">
            <text:p>green</text:p>
          </table:table-cell>
          <table:table-cell table:style-name="ce2" table:formula="of:=IF([.K5]&lt;&gt;CONCATENATE(&quot;STAux&quot;;[.J5]);1;0)" office:value-type="float" office:value="0" calcext:value-type="float">
            <text:p>0</text:p>
          </table:table-cell>
          <table:table-cell table:style-name="ce2"/>
          <table:table-cell table:style-name="ce23" office:value-type="float" office:value="4" calcext:value-type="float">
            <text:p>4</text:p>
          </table:table-cell>
          <table:table-cell table:style-name="ce28" office:value-type="string" calcext:value-type="string">
            <text:p>Grp4</text:p>
          </table:table-cell>
          <table:table-cell table:style-name="ce25" table:content-validation-name="val1" office:value-type="string" calcext:value-type="string">
            <text:p>green</text:p>
          </table:table-cell>
          <table:table-cell table:style-name="ce32" table:formula="of:=IF([.P5]&lt;&gt;CONCATENATE(&quot;Grp&quot;;[.O5]);1;0)" office:value-type="float" office:value="0" calcext:value-type="float">
            <text:p>0</text:p>
          </table:table-cell>
          <table:table-cell table:style-name="ce32"/>
          <table:table-cell table:style-name="ce23" office:value-type="float" office:value="4" calcext:value-type="float">
            <text:p>4</text:p>
          </table:table-cell>
          <table:table-cell table:style-name="ce28" office:value-type="string" calcext:value-type="string">
            <text:p>StGrp4</text:p>
          </table:table-cell>
          <table:table-cell table:style-name="ce25" table:content-validation-name="val1" office:value-type="string" calcext:value-type="string">
            <text:p>green</text:p>
          </table:table-cell>
          <table:table-cell table:formula="of:=IF([.U5]&lt;&gt;CONCATENATE(&quot;StGrp&quot;;[.T5]);1;0)" office:value-type="float" office:value="0" calcext:value-type="float">
            <text:p>0</text:p>
          </table:table-cell>
          <table:table-cell/>
          <table:table-cell table:style-name="ce23" office:value-type="float" office:value="4" calcext:value-type="float">
            <text:p>4</text:p>
          </table:table-cell>
          <table:table-cell table:style-name="ce28" office:value-type="string" calcext:value-type="string">
            <text:p>Mtx4</text:p>
          </table:table-cell>
          <table:table-cell table:style-name="ce25" table:content-validation-name="val1" office:value-type="string" calcext:value-type="string">
            <text:p>green</text:p>
          </table:table-cell>
          <table:table-cell table:style-name="ce2" table:formula="of:=IF([.Z5]&lt;&gt;CONCATENATE(&quot;Mtx&quot;;[.Y5]);1;0)" office:value-type="float" office:value="0" calcext:value-type="float">
            <text:p>0</text:p>
          </table:table-cell>
          <table:table-cell table:style-name="ce2"/>
          <table:table-cell table:style-name="ce23" office:value-type="float" office:value="4" calcext:value-type="float">
            <text:p>4</text:p>
          </table:table-cell>
          <table:table-cell table:style-name="ce28" office:value-type="string" calcext:value-type="string">
            <text:p>StMtx4</text:p>
          </table:table-cell>
          <table:table-cell table:style-name="ce25" table:content-validation-name="val1" office:value-type="string" calcext:value-type="string">
            <text:p>green</text:p>
          </table:table-cell>
          <table:table-cell table:formula="of:=IF([.AE5]&lt;&gt;CONCATENATE(&quot;StMtx&quot;;[.AD5]);1;0)" office:value-type="float" office:value="0" calcext:value-type="float">
            <text:p>0</text:p>
          </table:table-cell>
          <table:table-cell/>
          <table:table-cell table:style-name="ce23" office:value-type="float" office:value="4" calcext:value-type="float">
            <text:p>4</text:p>
          </table:table-cell>
          <table:table-cell table:style-name="ce28" office:value-type="string" calcext:value-type="string">
            <text:p>Fx4</text:p>
          </table:table-cell>
          <table:table-cell table:style-name="ce25" table:content-validation-name="val1" office:value-type="string" calcext:value-type="string">
            <text:p>green</text:p>
          </table:table-cell>
          <table:table-cell table:style-name="ce2" table:formula="of:=IF([.AJ5]&lt;&gt;CONCATENATE(&quot;Fx&quot;;[.AI5]);1;0)" office:value-type="float" office:value="0" calcext:value-type="float">
            <text:p>0</text:p>
          </table:table-cell>
          <table:table-cell table:style-name="ce2"/>
          <table:table-cell table:style-name="ce23" office:value-type="float" office:value="4" calcext:value-type="float">
            <text:p>4</text:p>
          </table:table-cell>
          <table:table-cell table:style-name="ce28" office:value-type="string" calcext:value-type="string">
            <text:p>StFx4</text:p>
          </table:table-cell>
          <table:table-cell table:style-name="ce25" table:content-validation-name="val1" office:value-type="string" calcext:value-type="string">
            <text:p>green</text:p>
          </table:table-cell>
          <table:table-cell table:style-name="ce2" table:formula="of:=IF([.AO5]&lt;&gt;CONCATENATE(&quot;StFx&quot;;[.AN5]);1;0)" office:value-type="float" office:value="0" calcext:value-type="float">
            <text:p>0</text:p>
          </table:table-cell>
          <table:table-cell table:style-name="ce2"/>
          <table:table-cell table:style-name="ce23" office:value-type="float" office:value="4" calcext:value-type="float">
            <text:p>4</text:p>
          </table:table-cell>
          <table:table-cell table:style-name="ce28" office:value-type="string" calcext:value-type="string">
            <text:p>FxRet4</text:p>
          </table:table-cell>
          <table:table-cell table:style-name="ce25" table:content-validation-name="val1" office:value-type="string" calcext:value-type="string">
            <text:p>green</text:p>
          </table:table-cell>
          <table:table-cell table:number-columns-repeated="16337"/>
        </table:table-row>
        <table:table-row table:style-name="ro2">
          <table:table-cell table:style-name="ce23" office:value-type="float" office:value="5" calcext:value-type="float">
            <text:p>5</text:p>
          </table:table-cell>
          <table:table-cell table:style-name="ce24" office:value-type="string" calcext:value-type="string">
            <text:p>Dca5</text:p>
          </table:table-cell>
          <table:table-cell table:style-name="ce25" table:content-validation-name="val1" office:value-type="string" calcext:value-type="string">
            <text:p>light blue</text:p>
          </table:table-cell>
          <table:table-cell/>
          <table:table-cell table:style-name="ce23" office:value-type="float" office:value="5" calcext:value-type="float">
            <text:p>5</text:p>
          </table:table-cell>
          <table:table-cell table:style-name="ce28" office:value-type="string" calcext:value-type="string">
            <text:p>Aux5</text:p>
          </table:table-cell>
          <table:table-cell table:style-name="ce25" table:content-validation-name="val1" office:value-type="string" calcext:value-type="string">
            <text:p>light blue</text:p>
          </table:table-cell>
          <table:table-cell table:formula="of:=IF([.F6]&lt;&gt;CONCATENATE(&quot;Aux&quot;;[.E6]);1;0)" office:value-type="float" office:value="0" calcext:value-type="float">
            <text:p>0</text:p>
          </table:table-cell>
          <table:table-cell/>
          <table:table-cell table:style-name="ce23" office:value-type="float" office:value="5" calcext:value-type="float">
            <text:p>5</text:p>
          </table:table-cell>
          <table:table-cell table:style-name="ce28" office:value-type="string" calcext:value-type="string">
            <text:p>StAux5</text:p>
          </table:table-cell>
          <table:table-cell table:style-name="ce25" table:content-validation-name="val1" office:value-type="string" calcext:value-type="string">
            <text:p>light blue</text:p>
          </table:table-cell>
          <table:table-cell table:style-name="ce2" table:formula="of:=IF([.K6]&lt;&gt;CONCATENATE(&quot;STAux&quot;;[.J6]);1;0)" office:value-type="float" office:value="0" calcext:value-type="float">
            <text:p>0</text:p>
          </table:table-cell>
          <table:table-cell table:style-name="ce2"/>
          <table:table-cell table:style-name="ce23" office:value-type="float" office:value="5" calcext:value-type="float">
            <text:p>5</text:p>
          </table:table-cell>
          <table:table-cell table:style-name="ce28" office:value-type="string" calcext:value-type="string">
            <text:p>Grp5</text:p>
          </table:table-cell>
          <table:table-cell table:style-name="ce25" table:content-validation-name="val1" office:value-type="string" calcext:value-type="string">
            <text:p>light blue</text:p>
          </table:table-cell>
          <table:table-cell table:style-name="ce32" table:formula="of:=IF([.P6]&lt;&gt;CONCATENATE(&quot;Grp&quot;;[.O6]);1;0)" office:value-type="float" office:value="0" calcext:value-type="float">
            <text:p>0</text:p>
          </table:table-cell>
          <table:table-cell table:style-name="ce32"/>
          <table:table-cell table:style-name="ce23" office:value-type="float" office:value="5" calcext:value-type="float">
            <text:p>5</text:p>
          </table:table-cell>
          <table:table-cell table:style-name="ce28" office:value-type="string" calcext:value-type="string">
            <text:p>StGrp5</text:p>
          </table:table-cell>
          <table:table-cell table:style-name="ce25" table:content-validation-name="val1" office:value-type="string" calcext:value-type="string">
            <text:p>light blue</text:p>
          </table:table-cell>
          <table:table-cell table:formula="of:=IF([.U6]&lt;&gt;CONCATENATE(&quot;StGrp&quot;;[.T6]);1;0)" office:value-type="float" office:value="0" calcext:value-type="float">
            <text:p>0</text:p>
          </table:table-cell>
          <table:table-cell/>
          <table:table-cell table:style-name="ce23" office:value-type="float" office:value="5" calcext:value-type="float">
            <text:p>5</text:p>
          </table:table-cell>
          <table:table-cell table:style-name="ce28" office:value-type="string" calcext:value-type="string">
            <text:p>Mtx5</text:p>
          </table:table-cell>
          <table:table-cell table:style-name="ce25" table:content-validation-name="val1" office:value-type="string" calcext:value-type="string">
            <text:p>light blue</text:p>
          </table:table-cell>
          <table:table-cell table:style-name="ce2" table:formula="of:=IF([.Z6]&lt;&gt;CONCATENATE(&quot;Mtx&quot;;[.Y6]);1;0)" office:value-type="float" office:value="0" calcext:value-type="float">
            <text:p>0</text:p>
          </table:table-cell>
          <table:table-cell table:style-name="ce2"/>
          <table:table-cell table:style-name="ce23" office:value-type="float" office:value="5" calcext:value-type="float">
            <text:p>5</text:p>
          </table:table-cell>
          <table:table-cell table:style-name="ce28" office:value-type="string" calcext:value-type="string">
            <text:p>StMtx5</text:p>
          </table:table-cell>
          <table:table-cell table:style-name="ce25" table:content-validation-name="val1" office:value-type="string" calcext:value-type="string">
            <text:p>light blue</text:p>
          </table:table-cell>
          <table:table-cell table:formula="of:=IF([.AE6]&lt;&gt;CONCATENATE(&quot;StMtx&quot;;[.AD6]);1;0)" office:value-type="float" office:value="0" calcext:value-type="float">
            <text:p>0</text:p>
          </table:table-cell>
          <table:table-cell/>
          <table:table-cell table:style-name="ce23" office:value-type="float" office:value="5" calcext:value-type="float">
            <text:p>5</text:p>
          </table:table-cell>
          <table:table-cell table:style-name="ce28" office:value-type="string" calcext:value-type="string">
            <text:p>Fx5</text:p>
          </table:table-cell>
          <table:table-cell table:style-name="ce25" table:content-validation-name="val1" office:value-type="string" calcext:value-type="string">
            <text:p>light blue</text:p>
          </table:table-cell>
          <table:table-cell table:style-name="ce2" table:formula="of:=IF([.AJ6]&lt;&gt;CONCATENATE(&quot;Fx&quot;;[.AI6]);1;0)" office:value-type="float" office:value="0" calcext:value-type="float">
            <text:p>0</text:p>
          </table:table-cell>
          <table:table-cell table:style-name="ce2"/>
          <table:table-cell table:style-name="ce23" office:value-type="float" office:value="5" calcext:value-type="float">
            <text:p>5</text:p>
          </table:table-cell>
          <table:table-cell table:style-name="ce28" office:value-type="string" calcext:value-type="string">
            <text:p>StFx5</text:p>
          </table:table-cell>
          <table:table-cell table:style-name="ce25" table:content-validation-name="val1" office:value-type="string" calcext:value-type="string">
            <text:p>light blue</text:p>
          </table:table-cell>
          <table:table-cell table:style-name="ce2" table:formula="of:=IF([.AO6]&lt;&gt;CONCATENATE(&quot;StFx&quot;;[.AN6]);1;0)" office:value-type="float" office:value="0" calcext:value-type="float">
            <text:p>0</text:p>
          </table:table-cell>
          <table:table-cell table:style-name="ce2"/>
          <table:table-cell table:style-name="ce23" office:value-type="float" office:value="5" calcext:value-type="float">
            <text:p>5</text:p>
          </table:table-cell>
          <table:table-cell table:style-name="ce28" office:value-type="string" calcext:value-type="string">
            <text:p>FxRet5</text:p>
          </table:table-cell>
          <table:table-cell table:style-name="ce25" table:content-validation-name="val1" office:value-type="string" calcext:value-type="string">
            <text:p>light blue</text:p>
          </table:table-cell>
          <table:table-cell table:number-columns-repeated="16337"/>
        </table:table-row>
        <table:table-row table:style-name="ro2">
          <table:table-cell table:style-name="ce23" office:value-type="float" office:value="6" calcext:value-type="float">
            <text:p>6</text:p>
          </table:table-cell>
          <table:table-cell table:style-name="ce24" office:value-type="string" calcext:value-type="string">
            <text:p>Dca6</text:p>
          </table:table-cell>
          <table:table-cell table:style-name="ce25" table:content-validation-name="val1" office:value-type="string" calcext:value-type="string">
            <text:p>white</text:p>
          </table:table-cell>
          <table:table-cell table:style-name="ce2"/>
          <table:table-cell table:style-name="ce23" office:value-type="float" office:value="6" calcext:value-type="float">
            <text:p>6</text:p>
          </table:table-cell>
          <table:table-cell table:style-name="ce28" office:value-type="string" calcext:value-type="string">
            <text:p>Aux6</text:p>
          </table:table-cell>
          <table:table-cell table:style-name="ce25" table:content-validation-name="val1" office:value-type="string" calcext:value-type="string">
            <text:p>white</text:p>
          </table:table-cell>
          <table:table-cell table:formula="of:=IF([.F7]&lt;&gt;CONCATENATE(&quot;Aux&quot;;[.E7]);1;0)" office:value-type="float" office:value="0" calcext:value-type="float">
            <text:p>0</text:p>
          </table:table-cell>
          <table:table-cell/>
          <table:table-cell table:style-name="ce23" office:value-type="float" office:value="6" calcext:value-type="float">
            <text:p>6</text:p>
          </table:table-cell>
          <table:table-cell table:style-name="ce28" office:value-type="string" calcext:value-type="string">
            <text:p>StAux6</text:p>
          </table:table-cell>
          <table:table-cell table:style-name="ce25" table:content-validation-name="val1" office:value-type="string" calcext:value-type="string">
            <text:p>white</text:p>
          </table:table-cell>
          <table:table-cell table:style-name="ce2" table:formula="of:=IF([.K7]&lt;&gt;CONCATENATE(&quot;STAux&quot;;[.J7]);1;0)" office:value-type="float" office:value="0" calcext:value-type="float">
            <text:p>0</text:p>
          </table:table-cell>
          <table:table-cell table:style-name="ce2"/>
          <table:table-cell table:style-name="ce23" office:value-type="float" office:value="6" calcext:value-type="float">
            <text:p>6</text:p>
          </table:table-cell>
          <table:table-cell table:style-name="ce28" office:value-type="string" calcext:value-type="string">
            <text:p>Grp6</text:p>
          </table:table-cell>
          <table:table-cell table:style-name="ce25" table:content-validation-name="val1" office:value-type="string" calcext:value-type="string">
            <text:p>white</text:p>
          </table:table-cell>
          <table:table-cell table:style-name="ce32" table:formula="of:=IF([.P7]&lt;&gt;CONCATENATE(&quot;Grp&quot;;[.O7]);1;0)" office:value-type="float" office:value="0" calcext:value-type="float">
            <text:p>0</text:p>
          </table:table-cell>
          <table:table-cell table:style-name="ce32"/>
          <table:table-cell table:style-name="ce23" office:value-type="float" office:value="6" calcext:value-type="float">
            <text:p>6</text:p>
          </table:table-cell>
          <table:table-cell table:style-name="ce28" office:value-type="string" calcext:value-type="string">
            <text:p>StGrp6</text:p>
          </table:table-cell>
          <table:table-cell table:style-name="ce25" table:content-validation-name="val1" office:value-type="string" calcext:value-type="string">
            <text:p>white</text:p>
          </table:table-cell>
          <table:table-cell table:formula="of:=IF([.U7]&lt;&gt;CONCATENATE(&quot;StGrp&quot;;[.T7]);1;0)" office:value-type="float" office:value="0" calcext:value-type="float">
            <text:p>0</text:p>
          </table:table-cell>
          <table:table-cell/>
          <table:table-cell table:style-name="ce23" office:value-type="float" office:value="6" calcext:value-type="float">
            <text:p>6</text:p>
          </table:table-cell>
          <table:table-cell table:style-name="ce28" office:value-type="string" calcext:value-type="string">
            <text:p>Mtx6</text:p>
          </table:table-cell>
          <table:table-cell table:style-name="ce25" table:content-validation-name="val1" office:value-type="string" calcext:value-type="string">
            <text:p>white</text:p>
          </table:table-cell>
          <table:table-cell table:style-name="ce2" table:formula="of:=IF([.Z7]&lt;&gt;CONCATENATE(&quot;Mtx&quot;;[.Y7]);1;0)" office:value-type="float" office:value="0" calcext:value-type="float">
            <text:p>0</text:p>
          </table:table-cell>
          <table:table-cell table:style-name="ce2"/>
          <table:table-cell table:style-name="ce23" office:value-type="float" office:value="6" calcext:value-type="float">
            <text:p>6</text:p>
          </table:table-cell>
          <table:table-cell table:style-name="ce28" office:value-type="string" calcext:value-type="string">
            <text:p>StMtx6</text:p>
          </table:table-cell>
          <table:table-cell table:style-name="ce25" table:content-validation-name="val1" office:value-type="string" calcext:value-type="string">
            <text:p>white</text:p>
          </table:table-cell>
          <table:table-cell table:formula="of:=IF([.AE7]&lt;&gt;CONCATENATE(&quot;StMtx&quot;;[.AD7]);1;0)" office:value-type="float" office:value="0" calcext:value-type="float">
            <text:p>0</text:p>
          </table:table-cell>
          <table:table-cell/>
          <table:table-cell table:style-name="ce23" office:value-type="float" office:value="6" calcext:value-type="float">
            <text:p>6</text:p>
          </table:table-cell>
          <table:table-cell table:style-name="ce28" office:value-type="string" calcext:value-type="string">
            <text:p>Fx6</text:p>
          </table:table-cell>
          <table:table-cell table:style-name="ce25" table:content-validation-name="val1" office:value-type="string" calcext:value-type="string">
            <text:p>white</text:p>
          </table:table-cell>
          <table:table-cell table:style-name="ce2" table:formula="of:=IF([.AJ7]&lt;&gt;CONCATENATE(&quot;Fx&quot;;[.AI7]);1;0)" office:value-type="float" office:value="0" calcext:value-type="float">
            <text:p>0</text:p>
          </table:table-cell>
          <table:table-cell table:style-name="ce2"/>
          <table:table-cell table:style-name="ce23" office:value-type="float" office:value="6" calcext:value-type="float">
            <text:p>6</text:p>
          </table:table-cell>
          <table:table-cell table:style-name="ce28" office:value-type="string" calcext:value-type="string">
            <text:p>StFx6</text:p>
          </table:table-cell>
          <table:table-cell table:style-name="ce25" table:content-validation-name="val1" office:value-type="string" calcext:value-type="string">
            <text:p>white</text:p>
          </table:table-cell>
          <table:table-cell table:style-name="ce2" table:formula="of:=IF([.AO7]&lt;&gt;CONCATENATE(&quot;StFx&quot;;[.AN7]);1;0)" office:value-type="float" office:value="0" calcext:value-type="float">
            <text:p>0</text:p>
          </table:table-cell>
          <table:table-cell table:style-name="ce2"/>
          <table:table-cell table:style-name="ce23" office:value-type="float" office:value="6" calcext:value-type="float">
            <text:p>6</text:p>
          </table:table-cell>
          <table:table-cell table:style-name="ce28" office:value-type="string" calcext:value-type="string">
            <text:p>FxRet6</text:p>
          </table:table-cell>
          <table:table-cell table:style-name="ce25" table:content-validation-name="val1" office:value-type="string" calcext:value-type="string">
            <text:p>white</text:p>
          </table:table-cell>
          <table:table-cell table:number-columns-repeated="16337"/>
        </table:table-row>
        <table:table-row table:style-name="ro2">
          <table:table-cell table:style-name="ce23" office:value-type="float" office:value="7" calcext:value-type="float">
            <text:p>7</text:p>
          </table:table-cell>
          <table:table-cell table:style-name="ce24" office:value-type="string" calcext:value-type="string">
            <text:p>Dca7</text:p>
          </table:table-cell>
          <table:table-cell table:style-name="ce25" table:content-validation-name="val1" office:value-type="string" calcext:value-type="string">
            <text:p>purple</text:p>
          </table:table-cell>
          <table:table-cell/>
          <table:table-cell table:style-name="ce23" office:value-type="float" office:value="7" calcext:value-type="float">
            <text:p>7</text:p>
          </table:table-cell>
          <table:table-cell table:style-name="ce28" office:value-type="string" calcext:value-type="string">
            <text:p>Aux7</text:p>
          </table:table-cell>
          <table:table-cell table:style-name="ce25" table:content-validation-name="val1" office:value-type="string" calcext:value-type="string">
            <text:p>purple</text:p>
          </table:table-cell>
          <table:table-cell table:formula="of:=IF([.F8]&lt;&gt;CONCATENATE(&quot;Aux&quot;;[.E8]);1;0)" office:value-type="float" office:value="0" calcext:value-type="float">
            <text:p>0</text:p>
          </table:table-cell>
          <table:table-cell/>
          <table:table-cell table:style-name="ce23" office:value-type="float" office:value="7" calcext:value-type="float">
            <text:p>7</text:p>
          </table:table-cell>
          <table:table-cell table:style-name="ce28" office:value-type="string" calcext:value-type="string">
            <text:p>StAux7</text:p>
          </table:table-cell>
          <table:table-cell table:style-name="ce25" table:content-validation-name="val1" office:value-type="string" calcext:value-type="string">
            <text:p>purple</text:p>
          </table:table-cell>
          <table:table-cell table:style-name="ce2" table:formula="of:=IF([.K8]&lt;&gt;CONCATENATE(&quot;STAux&quot;;[.J8]);1;0)" office:value-type="float" office:value="0" calcext:value-type="float">
            <text:p>0</text:p>
          </table:table-cell>
          <table:table-cell table:style-name="ce2"/>
          <table:table-cell table:style-name="ce23" office:value-type="float" office:value="7" calcext:value-type="float">
            <text:p>7</text:p>
          </table:table-cell>
          <table:table-cell table:style-name="ce28" office:value-type="string" calcext:value-type="string">
            <text:p>Grp7</text:p>
          </table:table-cell>
          <table:table-cell table:style-name="ce25" table:content-validation-name="val1" office:value-type="string" calcext:value-type="string">
            <text:p>purple</text:p>
          </table:table-cell>
          <table:table-cell table:style-name="ce32" table:formula="of:=IF([.P8]&lt;&gt;CONCATENATE(&quot;Grp&quot;;[.O8]);1;0)" office:value-type="float" office:value="0" calcext:value-type="float">
            <text:p>0</text:p>
          </table:table-cell>
          <table:table-cell table:style-name="ce32"/>
          <table:table-cell table:style-name="ce23" office:value-type="float" office:value="7" calcext:value-type="float">
            <text:p>7</text:p>
          </table:table-cell>
          <table:table-cell table:style-name="ce28" office:value-type="string" calcext:value-type="string">
            <text:p>StGrp7</text:p>
          </table:table-cell>
          <table:table-cell table:style-name="ce25" table:content-validation-name="val1" office:value-type="string" calcext:value-type="string">
            <text:p>purple</text:p>
          </table:table-cell>
          <table:table-cell table:formula="of:=IF([.U8]&lt;&gt;CONCATENATE(&quot;StGrp&quot;;[.T8]);1;0)" office:value-type="float" office:value="0" calcext:value-type="float">
            <text:p>0</text:p>
          </table:table-cell>
          <table:table-cell/>
          <table:table-cell table:style-name="ce23" office:value-type="float" office:value="7" calcext:value-type="float">
            <text:p>7</text:p>
          </table:table-cell>
          <table:table-cell table:style-name="ce28" office:value-type="string" calcext:value-type="string">
            <text:p>Mtx7</text:p>
          </table:table-cell>
          <table:table-cell table:style-name="ce25" table:content-validation-name="val1" office:value-type="string" calcext:value-type="string">
            <text:p>purple</text:p>
          </table:table-cell>
          <table:table-cell table:style-name="ce2" table:formula="of:=IF([.Z8]&lt;&gt;CONCATENATE(&quot;Mtx&quot;;[.Y8]);1;0)" office:value-type="float" office:value="0" calcext:value-type="float">
            <text:p>0</text:p>
          </table:table-cell>
          <table:table-cell table:style-name="ce2"/>
          <table:table-cell table:style-name="ce23" office:value-type="float" office:value="7" calcext:value-type="float">
            <text:p>7</text:p>
          </table:table-cell>
          <table:table-cell table:style-name="ce28" office:value-type="string" calcext:value-type="string">
            <text:p>StMtx7</text:p>
          </table:table-cell>
          <table:table-cell table:style-name="ce25" table:content-validation-name="val1" office:value-type="string" calcext:value-type="string">
            <text:p>purple</text:p>
          </table:table-cell>
          <table:table-cell table:formula="of:=IF([.AE8]&lt;&gt;CONCATENATE(&quot;StMtx&quot;;[.AD8]);1;0)" office:value-type="float" office:value="0" calcext:value-type="float">
            <text:p>0</text:p>
          </table:table-cell>
          <table:table-cell/>
          <table:table-cell table:style-name="ce23" office:value-type="float" office:value="7" calcext:value-type="float">
            <text:p>7</text:p>
          </table:table-cell>
          <table:table-cell table:style-name="ce28" office:value-type="string" calcext:value-type="string">
            <text:p>Fx7</text:p>
          </table:table-cell>
          <table:table-cell table:style-name="ce25" table:content-validation-name="val1" office:value-type="string" calcext:value-type="string">
            <text:p>purple</text:p>
          </table:table-cell>
          <table:table-cell table:style-name="ce2" table:formula="of:=IF([.AJ8]&lt;&gt;CONCATENATE(&quot;Fx&quot;;[.AI8]);1;0)" office:value-type="float" office:value="0" calcext:value-type="float">
            <text:p>0</text:p>
          </table:table-cell>
          <table:table-cell table:style-name="ce2"/>
          <table:table-cell table:style-name="ce23" office:value-type="float" office:value="7" calcext:value-type="float">
            <text:p>7</text:p>
          </table:table-cell>
          <table:table-cell table:style-name="ce28" office:value-type="string" calcext:value-type="string">
            <text:p>StFx7</text:p>
          </table:table-cell>
          <table:table-cell table:style-name="ce25" table:content-validation-name="val1" office:value-type="string" calcext:value-type="string">
            <text:p>purple</text:p>
          </table:table-cell>
          <table:table-cell table:style-name="ce2" table:formula="of:=IF([.AO8]&lt;&gt;CONCATENATE(&quot;StFx&quot;;[.AN8]);1;0)" office:value-type="float" office:value="0" calcext:value-type="float">
            <text:p>0</text:p>
          </table:table-cell>
          <table:table-cell table:style-name="ce2"/>
          <table:table-cell table:style-name="ce23" office:value-type="float" office:value="7" calcext:value-type="float">
            <text:p>7</text:p>
          </table:table-cell>
          <table:table-cell table:style-name="ce28" office:value-type="string" calcext:value-type="string">
            <text:p>FxRet7</text:p>
          </table:table-cell>
          <table:table-cell table:style-name="ce25" table:content-validation-name="val1" office:value-type="string" calcext:value-type="string">
            <text:p>purple</text:p>
          </table:table-cell>
          <table:table-cell table:number-columns-repeated="16337"/>
        </table:table-row>
        <table:table-row table:style-name="ro2">
          <table:table-cell table:style-name="ce23" office:value-type="float" office:value="8" calcext:value-type="float">
            <text:p>8</text:p>
          </table:table-cell>
          <table:table-cell table:style-name="ce24" office:value-type="string" calcext:value-type="string">
            <text:p>Dca8</text:p>
          </table:table-cell>
          <table:table-cell table:style-name="ce25" table:content-validation-name="val1" office:value-type="string" calcext:value-type="string">
            <text:p>black</text:p>
          </table:table-cell>
          <table:table-cell/>
          <table:table-cell table:style-name="ce23" office:value-type="float" office:value="8" calcext:value-type="float">
            <text:p>8</text:p>
          </table:table-cell>
          <table:table-cell table:style-name="ce28" office:value-type="string" calcext:value-type="string">
            <text:p>Aux8</text:p>
          </table:table-cell>
          <table:table-cell table:style-name="ce25" table:content-validation-name="val1" office:value-type="string" calcext:value-type="string">
            <text:p>black</text:p>
          </table:table-cell>
          <table:table-cell table:formula="of:=IF([.F9]&lt;&gt;CONCATENATE(&quot;Aux&quot;;[.E9]);1;0)" office:value-type="float" office:value="0" calcext:value-type="float">
            <text:p>0</text:p>
          </table:table-cell>
          <table:table-cell/>
          <table:table-cell table:style-name="ce23" office:value-type="float" office:value="8" calcext:value-type="float">
            <text:p>8</text:p>
          </table:table-cell>
          <table:table-cell table:style-name="ce28" office:value-type="string" calcext:value-type="string">
            <text:p>StAux8</text:p>
          </table:table-cell>
          <table:table-cell table:style-name="ce25" table:content-validation-name="val1" office:value-type="string" calcext:value-type="string">
            <text:p>black</text:p>
          </table:table-cell>
          <table:table-cell table:style-name="ce2" table:formula="of:=IF([.K9]&lt;&gt;CONCATENATE(&quot;STAux&quot;;[.J9]);1;0)" office:value-type="float" office:value="0" calcext:value-type="float">
            <text:p>0</text:p>
          </table:table-cell>
          <table:table-cell table:style-name="ce2"/>
          <table:table-cell table:style-name="ce23" office:value-type="float" office:value="8" calcext:value-type="float">
            <text:p>8</text:p>
          </table:table-cell>
          <table:table-cell table:style-name="ce28" office:value-type="string" calcext:value-type="string">
            <text:p>Grp8</text:p>
          </table:table-cell>
          <table:table-cell table:style-name="ce25" table:content-validation-name="val1" office:value-type="string" calcext:value-type="string">
            <text:p>black</text:p>
          </table:table-cell>
          <table:table-cell table:style-name="ce32" table:formula="of:=IF([.P9]&lt;&gt;CONCATENATE(&quot;Grp&quot;;[.O9]);1;0)" office:value-type="float" office:value="0" calcext:value-type="float">
            <text:p>0</text:p>
          </table:table-cell>
          <table:table-cell table:style-name="ce32"/>
          <table:table-cell table:style-name="ce23" office:value-type="float" office:value="8" calcext:value-type="float">
            <text:p>8</text:p>
          </table:table-cell>
          <table:table-cell table:style-name="ce28" office:value-type="string" calcext:value-type="string">
            <text:p>StGrp8</text:p>
          </table:table-cell>
          <table:table-cell table:style-name="ce25" table:content-validation-name="val1" office:value-type="string" calcext:value-type="string">
            <text:p>black</text:p>
          </table:table-cell>
          <table:table-cell table:formula="of:=IF([.U9]&lt;&gt;CONCATENATE(&quot;StGrp&quot;;[.T9]);1;0)" office:value-type="float" office:value="0" calcext:value-type="float">
            <text:p>0</text:p>
          </table:table-cell>
          <table:table-cell/>
          <table:table-cell table:style-name="ce23" office:value-type="float" office:value="8" calcext:value-type="float">
            <text:p>8</text:p>
          </table:table-cell>
          <table:table-cell table:style-name="ce28" office:value-type="string" calcext:value-type="string">
            <text:p>Mtx8</text:p>
          </table:table-cell>
          <table:table-cell table:style-name="ce25" table:content-validation-name="val1" office:value-type="string" calcext:value-type="string">
            <text:p>black</text:p>
          </table:table-cell>
          <table:table-cell table:style-name="ce2" table:formula="of:=IF([.Z9]&lt;&gt;CONCATENATE(&quot;Mtx&quot;;[.Y9]);1;0)" office:value-type="float" office:value="0" calcext:value-type="float">
            <text:p>0</text:p>
          </table:table-cell>
          <table:table-cell table:style-name="ce2"/>
          <table:table-cell table:style-name="ce23" office:value-type="float" office:value="8" calcext:value-type="float">
            <text:p>8</text:p>
          </table:table-cell>
          <table:table-cell table:style-name="ce28" office:value-type="string" calcext:value-type="string">
            <text:p>StMtx8</text:p>
          </table:table-cell>
          <table:table-cell table:style-name="ce25" table:content-validation-name="val1" office:value-type="string" calcext:value-type="string">
            <text:p>black</text:p>
          </table:table-cell>
          <table:table-cell table:formula="of:=IF([.AE9]&lt;&gt;CONCATENATE(&quot;StMtx&quot;;[.AD9]);1;0)" office:value-type="float" office:value="0" calcext:value-type="float">
            <text:p>0</text:p>
          </table:table-cell>
          <table:table-cell/>
          <table:table-cell table:style-name="ce23" office:value-type="float" office:value="8" calcext:value-type="float">
            <text:p>8</text:p>
          </table:table-cell>
          <table:table-cell table:style-name="ce28" office:value-type="string" calcext:value-type="string">
            <text:p>Fx8</text:p>
          </table:table-cell>
          <table:table-cell table:style-name="ce25" table:content-validation-name="val1" office:value-type="string" calcext:value-type="string">
            <text:p>black</text:p>
          </table:table-cell>
          <table:table-cell table:style-name="ce2" table:formula="of:=IF([.AJ9]&lt;&gt;CONCATENATE(&quot;Fx&quot;;[.AI9]);1;0)" office:value-type="float" office:value="0" calcext:value-type="float">
            <text:p>0</text:p>
          </table:table-cell>
          <table:table-cell table:style-name="ce2"/>
          <table:table-cell table:style-name="ce23" office:value-type="float" office:value="8" calcext:value-type="float">
            <text:p>8</text:p>
          </table:table-cell>
          <table:table-cell table:style-name="ce28" office:value-type="string" calcext:value-type="string">
            <text:p>StFx8</text:p>
          </table:table-cell>
          <table:table-cell table:style-name="ce25" table:content-validation-name="val1" office:value-type="string" calcext:value-type="string">
            <text:p>black</text:p>
          </table:table-cell>
          <table:table-cell table:style-name="ce2" table:formula="of:=IF([.AO9]&lt;&gt;CONCATENATE(&quot;StFx&quot;;[.AN9]);1;0)" office:value-type="float" office:value="0" calcext:value-type="float">
            <text:p>0</text:p>
          </table:table-cell>
          <table:table-cell table:style-name="ce2"/>
          <table:table-cell table:style-name="ce23" office:value-type="float" office:value="8" calcext:value-type="float">
            <text:p>8</text:p>
          </table:table-cell>
          <table:table-cell table:style-name="ce28" office:value-type="string" calcext:value-type="string">
            <text:p>FxRet8</text:p>
          </table:table-cell>
          <table:table-cell table:style-name="ce25" table:content-validation-name="val1" office:value-type="string" calcext:value-type="string">
            <text:p>black</text:p>
          </table:table-cell>
          <table:table-cell table:number-columns-repeated="16337"/>
        </table:table-row>
        <table:table-row table:style-name="ro2">
          <table:table-cell table:style-name="ce23" office:value-type="float" office:value="9" calcext:value-type="float">
            <text:p>9</text:p>
          </table:table-cell>
          <table:table-cell table:style-name="ce24" office:value-type="string" calcext:value-type="string">
            <text:p>Dca9</text:p>
          </table:table-cell>
          <table:table-cell table:style-name="ce25" table:content-validation-name="val1" office:value-type="string" calcext:value-type="string">
            <text:p>blue</text:p>
          </table:table-cell>
          <table:table-cell/>
          <table:table-cell table:style-name="ce23" office:value-type="float" office:value="9" calcext:value-type="float">
            <text:p>9</text:p>
          </table:table-cell>
          <table:table-cell table:style-name="ce28" office:value-type="string" calcext:value-type="string">
            <text:p>Aux9</text:p>
          </table:table-cell>
          <table:table-cell table:style-name="ce25" table:content-validation-name="val1" office:value-type="string" calcext:value-type="string">
            <text:p>blue</text:p>
          </table:table-cell>
          <table:table-cell table:formula="of:=IF([.F10]&lt;&gt;CONCATENATE(&quot;Aux&quot;;[.E10]);1;0)" office:value-type="float" office:value="0" calcext:value-type="float">
            <text:p>0</text:p>
          </table:table-cell>
          <table:table-cell/>
          <table:table-cell table:style-name="ce23" office:value-type="float" office:value="9" calcext:value-type="float">
            <text:p>9</text:p>
          </table:table-cell>
          <table:table-cell table:style-name="ce28" office:value-type="string" calcext:value-type="string">
            <text:p>StAux9</text:p>
          </table:table-cell>
          <table:table-cell table:style-name="ce25" table:content-validation-name="val1" office:value-type="string" calcext:value-type="string">
            <text:p>blue</text:p>
          </table:table-cell>
          <table:table-cell table:style-name="ce2" table:formula="of:=IF([.K10]&lt;&gt;CONCATENATE(&quot;STAux&quot;;[.J10]);1;0)" office:value-type="float" office:value="0" calcext:value-type="float">
            <text:p>0</text:p>
          </table:table-cell>
          <table:table-cell table:style-name="ce2"/>
          <table:table-cell table:style-name="ce23" office:value-type="float" office:value="9" calcext:value-type="float">
            <text:p>9</text:p>
          </table:table-cell>
          <table:table-cell table:style-name="ce28" office:value-type="string" calcext:value-type="string">
            <text:p>Grp9</text:p>
          </table:table-cell>
          <table:table-cell table:style-name="ce25" table:content-validation-name="val1" office:value-type="string" calcext:value-type="string">
            <text:p>blue</text:p>
          </table:table-cell>
          <table:table-cell table:style-name="ce32" table:formula="of:=IF([.P10]&lt;&gt;CONCATENATE(&quot;Grp&quot;;[.O10]);1;0)" office:value-type="float" office:value="0" calcext:value-type="float">
            <text:p>0</text:p>
          </table:table-cell>
          <table:table-cell table:style-name="ce32"/>
          <table:table-cell table:style-name="ce23" office:value-type="float" office:value="9" calcext:value-type="float">
            <text:p>9</text:p>
          </table:table-cell>
          <table:table-cell table:style-name="ce28" office:value-type="string" calcext:value-type="string">
            <text:p>StGrp9</text:p>
          </table:table-cell>
          <table:table-cell table:style-name="ce25" table:content-validation-name="val1" office:value-type="string" calcext:value-type="string">
            <text:p>blue</text:p>
          </table:table-cell>
          <table:table-cell table:formula="of:=IF([.U10]&lt;&gt;CONCATENATE(&quot;StGrp&quot;;[.T10]);1;0)" office:value-type="float" office:value="0" calcext:value-type="float">
            <text:p>0</text:p>
          </table:table-cell>
          <table:table-cell/>
          <table:table-cell table:style-name="ce23" office:value-type="float" office:value="9" calcext:value-type="float">
            <text:p>9</text:p>
          </table:table-cell>
          <table:table-cell table:style-name="ce28" office:value-type="string" calcext:value-type="string">
            <text:p>Mtx9</text:p>
          </table:table-cell>
          <table:table-cell table:style-name="ce25" table:content-validation-name="val1" office:value-type="string" calcext:value-type="string">
            <text:p>blue</text:p>
          </table:table-cell>
          <table:table-cell table:style-name="ce2" table:formula="of:=IF([.Z10]&lt;&gt;CONCATENATE(&quot;Mtx&quot;;[.Y10]);1;0)" office:value-type="float" office:value="0" calcext:value-type="float">
            <text:p>0</text:p>
          </table:table-cell>
          <table:table-cell table:style-name="ce2"/>
          <table:table-cell table:style-name="ce23" office:value-type="float" office:value="9" calcext:value-type="float">
            <text:p>9</text:p>
          </table:table-cell>
          <table:table-cell table:style-name="ce28" office:value-type="string" calcext:value-type="string">
            <text:p>StMtx9</text:p>
          </table:table-cell>
          <table:table-cell table:style-name="ce25" table:content-validation-name="val1" office:value-type="string" calcext:value-type="string">
            <text:p>blue</text:p>
          </table:table-cell>
          <table:table-cell table:formula="of:=IF([.AE10]&lt;&gt;CONCATENATE(&quot;StMtx&quot;;[.AD10]);1;0)" office:value-type="float" office:value="0" calcext:value-type="float">
            <text:p>0</text:p>
          </table:table-cell>
          <table:table-cell/>
          <table:table-cell table:style-name="ce23" office:value-type="float" office:value="9" calcext:value-type="float">
            <text:p>9</text:p>
          </table:table-cell>
          <table:table-cell table:style-name="ce28" office:value-type="string" calcext:value-type="string">
            <text:p>Fx9</text:p>
          </table:table-cell>
          <table:table-cell table:style-name="ce25" table:content-validation-name="val1" office:value-type="string" calcext:value-type="string">
            <text:p>blue</text:p>
          </table:table-cell>
          <table:table-cell table:style-name="ce2" table:formula="of:=IF([.AJ10]&lt;&gt;CONCATENATE(&quot;Fx&quot;;[.AI10]);1;0)" office:value-type="float" office:value="0" calcext:value-type="float">
            <text:p>0</text:p>
          </table:table-cell>
          <table:table-cell table:style-name="ce2"/>
          <table:table-cell table:style-name="ce23" office:value-type="float" office:value="9" calcext:value-type="float">
            <text:p>9</text:p>
          </table:table-cell>
          <table:table-cell table:style-name="ce28" office:value-type="string" calcext:value-type="string">
            <text:p>StFx9</text:p>
          </table:table-cell>
          <table:table-cell table:style-name="ce25" table:content-validation-name="val1" office:value-type="string" calcext:value-type="string">
            <text:p>blue</text:p>
          </table:table-cell>
          <table:table-cell table:style-name="ce2" table:formula="of:=IF([.AO10]&lt;&gt;CONCATENATE(&quot;StFx&quot;;[.AN10]);1;0)" office:value-type="float" office:value="0" calcext:value-type="float">
            <text:p>0</text:p>
          </table:table-cell>
          <table:table-cell table:style-name="ce2"/>
          <table:table-cell table:style-name="ce23" office:value-type="float" office:value="9" calcext:value-type="float">
            <text:p>9</text:p>
          </table:table-cell>
          <table:table-cell table:style-name="ce28" office:value-type="string" calcext:value-type="string">
            <text:p>FxRet9</text:p>
          </table:table-cell>
          <table:table-cell table:style-name="ce25" table:content-validation-name="val1" office:value-type="string" calcext:value-type="string">
            <text:p>blue</text:p>
          </table:table-cell>
          <table:table-cell table:number-columns-repeated="16337"/>
        </table:table-row>
        <table:table-row table:style-name="ro2">
          <table:table-cell table:style-name="ce23" office:value-type="float" office:value="10" calcext:value-type="float">
            <text:p>10</text:p>
          </table:table-cell>
          <table:table-cell table:style-name="ce24" office:value-type="string" calcext:value-type="string">
            <text:p>Dca10</text:p>
          </table:table-cell>
          <table:table-cell table:style-name="ce25" table:content-validation-name="val1" office:value-type="string" calcext:value-type="string">
            <text:p>red</text:p>
          </table:table-cell>
          <table:table-cell/>
          <table:table-cell table:style-name="ce23" office:value-type="float" office:value="10" calcext:value-type="float">
            <text:p>10</text:p>
          </table:table-cell>
          <table:table-cell table:style-name="ce28" office:value-type="string" calcext:value-type="string">
            <text:p>Aux10</text:p>
          </table:table-cell>
          <table:table-cell table:style-name="ce25" table:content-validation-name="val1" office:value-type="string" calcext:value-type="string">
            <text:p>red</text:p>
          </table:table-cell>
          <table:table-cell table:formula="of:=IF([.F11]&lt;&gt;CONCATENATE(&quot;Aux&quot;;[.E11]);1;0)" office:value-type="float" office:value="0" calcext:value-type="float">
            <text:p>0</text:p>
          </table:table-cell>
          <table:table-cell/>
          <table:table-cell table:style-name="ce23" office:value-type="float" office:value="10" calcext:value-type="float">
            <text:p>10</text:p>
          </table:table-cell>
          <table:table-cell table:style-name="ce28" office:value-type="string" calcext:value-type="string">
            <text:p>StAux10</text:p>
          </table:table-cell>
          <table:table-cell table:style-name="ce25" table:content-validation-name="val1" office:value-type="string" calcext:value-type="string">
            <text:p>red</text:p>
          </table:table-cell>
          <table:table-cell table:style-name="ce2" table:formula="of:=IF([.K11]&lt;&gt;CONCATENATE(&quot;STAux&quot;;[.J11]);1;0)" office:value-type="float" office:value="0" calcext:value-type="float">
            <text:p>0</text:p>
          </table:table-cell>
          <table:table-cell table:style-name="ce2"/>
          <table:table-cell table:style-name="ce23" office:value-type="float" office:value="10" calcext:value-type="float">
            <text:p>10</text:p>
          </table:table-cell>
          <table:table-cell table:style-name="ce28" office:value-type="string" calcext:value-type="string">
            <text:p>Grp10</text:p>
          </table:table-cell>
          <table:table-cell table:style-name="ce25" table:content-validation-name="val1" office:value-type="string" calcext:value-type="string">
            <text:p>red</text:p>
          </table:table-cell>
          <table:table-cell table:style-name="ce32" table:formula="of:=IF([.P11]&lt;&gt;CONCATENATE(&quot;Grp&quot;;[.O11]);1;0)" office:value-type="float" office:value="0" calcext:value-type="float">
            <text:p>0</text:p>
          </table:table-cell>
          <table:table-cell table:style-name="ce32"/>
          <table:table-cell table:style-name="ce23" office:value-type="float" office:value="10" calcext:value-type="float">
            <text:p>10</text:p>
          </table:table-cell>
          <table:table-cell table:style-name="ce28" office:value-type="string" calcext:value-type="string">
            <text:p>StGrp10</text:p>
          </table:table-cell>
          <table:table-cell table:style-name="ce25" table:content-validation-name="val1" office:value-type="string" calcext:value-type="string">
            <text:p>red</text:p>
          </table:table-cell>
          <table:table-cell table:formula="of:=IF([.U11]&lt;&gt;CONCATENATE(&quot;StGrp&quot;;[.T11]);1;0)" office:value-type="float" office:value="0" calcext:value-type="float">
            <text:p>0</text:p>
          </table:table-cell>
          <table:table-cell/>
          <table:table-cell table:style-name="ce23" office:value-type="float" office:value="10" calcext:value-type="float">
            <text:p>10</text:p>
          </table:table-cell>
          <table:table-cell table:style-name="ce28" office:value-type="string" calcext:value-type="string">
            <text:p>Mtx10</text:p>
          </table:table-cell>
          <table:table-cell table:style-name="ce25" table:content-validation-name="val1" office:value-type="string" calcext:value-type="string">
            <text:p>red</text:p>
          </table:table-cell>
          <table:table-cell table:style-name="ce2" table:formula="of:=IF([.Z11]&lt;&gt;CONCATENATE(&quot;Mtx&quot;;[.Y11]);1;0)" office:value-type="float" office:value="0" calcext:value-type="float">
            <text:p>0</text:p>
          </table:table-cell>
          <table:table-cell table:style-name="ce2"/>
          <table:table-cell table:style-name="ce23" office:value-type="float" office:value="10" calcext:value-type="float">
            <text:p>10</text:p>
          </table:table-cell>
          <table:table-cell table:style-name="ce28" office:value-type="string" calcext:value-type="string">
            <text:p>StMtx10</text:p>
          </table:table-cell>
          <table:table-cell table:style-name="ce25" table:content-validation-name="val1" office:value-type="string" calcext:value-type="string">
            <text:p>red</text:p>
          </table:table-cell>
          <table:table-cell table:formula="of:=IF([.AE11]&lt;&gt;CONCATENATE(&quot;StMtx&quot;;[.AD11]);1;0)" office:value-type="float" office:value="0" calcext:value-type="float">
            <text:p>0</text:p>
          </table:table-cell>
          <table:table-cell/>
          <table:table-cell table:style-name="ce23" office:value-type="float" office:value="10" calcext:value-type="float">
            <text:p>10</text:p>
          </table:table-cell>
          <table:table-cell table:style-name="ce28" office:value-type="string" calcext:value-type="string">
            <text:p>Fx10</text:p>
          </table:table-cell>
          <table:table-cell table:style-name="ce25" table:content-validation-name="val1" office:value-type="string" calcext:value-type="string">
            <text:p>red</text:p>
          </table:table-cell>
          <table:table-cell table:style-name="ce2" table:formula="of:=IF([.AJ11]&lt;&gt;CONCATENATE(&quot;Fx&quot;;[.AI11]);1;0)" office:value-type="float" office:value="0" calcext:value-type="float">
            <text:p>0</text:p>
          </table:table-cell>
          <table:table-cell table:style-name="ce2"/>
          <table:table-cell table:style-name="ce23" office:value-type="float" office:value="10" calcext:value-type="float">
            <text:p>10</text:p>
          </table:table-cell>
          <table:table-cell table:style-name="ce28" office:value-type="string" calcext:value-type="string">
            <text:p>StFx10</text:p>
          </table:table-cell>
          <table:table-cell table:style-name="ce25" table:content-validation-name="val1" office:value-type="string" calcext:value-type="string">
            <text:p>red</text:p>
          </table:table-cell>
          <table:table-cell table:style-name="ce2" table:formula="of:=IF([.AO11]&lt;&gt;CONCATENATE(&quot;StFx&quot;;[.AN11]);1;0)" office:value-type="float" office:value="0" calcext:value-type="float">
            <text:p>0</text:p>
          </table:table-cell>
          <table:table-cell table:style-name="ce2"/>
          <table:table-cell table:style-name="ce23" office:value-type="float" office:value="10" calcext:value-type="float">
            <text:p>10</text:p>
          </table:table-cell>
          <table:table-cell table:style-name="ce28" office:value-type="string" calcext:value-type="string">
            <text:p>FxRet10</text:p>
          </table:table-cell>
          <table:table-cell table:style-name="ce25" table:content-validation-name="val1" office:value-type="string" calcext:value-type="string">
            <text:p>red</text:p>
          </table:table-cell>
          <table:table-cell table:number-columns-repeated="16337"/>
        </table:table-row>
        <table:table-row table:style-name="ro2">
          <table:table-cell table:style-name="ce23" office:value-type="float" office:value="11" calcext:value-type="float">
            <text:p>11</text:p>
          </table:table-cell>
          <table:table-cell table:style-name="ce24" office:value-type="string" calcext:value-type="string">
            <text:p>Dca11</text:p>
          </table:table-cell>
          <table:table-cell table:style-name="ce25" table:content-validation-name="val1" office:value-type="string" calcext:value-type="string">
            <text:p>yellow</text:p>
          </table:table-cell>
          <table:table-cell/>
          <table:table-cell table:style-name="ce23" office:value-type="float" office:value="11" calcext:value-type="float">
            <text:p>11</text:p>
          </table:table-cell>
          <table:table-cell table:style-name="ce28" office:value-type="string" calcext:value-type="string">
            <text:p>Aux11</text:p>
          </table:table-cell>
          <table:table-cell table:style-name="ce25" table:content-validation-name="val1" office:value-type="string" calcext:value-type="string">
            <text:p>yellow</text:p>
          </table:table-cell>
          <table:table-cell table:formula="of:=IF([.F12]&lt;&gt;CONCATENATE(&quot;Aux&quot;;[.E12]);1;0)" office:value-type="float" office:value="0" calcext:value-type="float">
            <text:p>0</text:p>
          </table:table-cell>
          <table:table-cell/>
          <table:table-cell table:style-name="ce23" office:value-type="float" office:value="11" calcext:value-type="float">
            <text:p>11</text:p>
          </table:table-cell>
          <table:table-cell table:style-name="ce28" office:value-type="string" calcext:value-type="string">
            <text:p>StAux11</text:p>
          </table:table-cell>
          <table:table-cell table:style-name="ce25" table:content-validation-name="val1" office:value-type="string" calcext:value-type="string">
            <text:p>yellow</text:p>
          </table:table-cell>
          <table:table-cell table:style-name="ce2" table:formula="of:=IF([.K12]&lt;&gt;CONCATENATE(&quot;STAux&quot;;[.J12]);1;0)" office:value-type="float" office:value="0" calcext:value-type="float">
            <text:p>0</text:p>
          </table:table-cell>
          <table:table-cell table:style-name="ce2"/>
          <table:table-cell table:style-name="ce23" office:value-type="float" office:value="11" calcext:value-type="float">
            <text:p>11</text:p>
          </table:table-cell>
          <table:table-cell table:style-name="ce28" office:value-type="string" calcext:value-type="string">
            <text:p>Grp11</text:p>
          </table:table-cell>
          <table:table-cell table:style-name="ce25" table:content-validation-name="val1" office:value-type="string" calcext:value-type="string">
            <text:p>yellow</text:p>
          </table:table-cell>
          <table:table-cell table:style-name="ce32" table:formula="of:=IF([.P12]&lt;&gt;CONCATENATE(&quot;Grp&quot;;[.O12]);1;0)" office:value-type="float" office:value="0" calcext:value-type="float">
            <text:p>0</text:p>
          </table:table-cell>
          <table:table-cell table:style-name="ce32"/>
          <table:table-cell table:style-name="ce23" office:value-type="float" office:value="11" calcext:value-type="float">
            <text:p>11</text:p>
          </table:table-cell>
          <table:table-cell table:style-name="ce28" office:value-type="string" calcext:value-type="string">
            <text:p>StGrp11</text:p>
          </table:table-cell>
          <table:table-cell table:style-name="ce25" table:content-validation-name="val1" office:value-type="string" calcext:value-type="string">
            <text:p>yellow</text:p>
          </table:table-cell>
          <table:table-cell table:formula="of:=IF([.U12]&lt;&gt;CONCATENATE(&quot;StGrp&quot;;[.T12]);1;0)" office:value-type="float" office:value="0" calcext:value-type="float">
            <text:p>0</text:p>
          </table:table-cell>
          <table:table-cell/>
          <table:table-cell table:style-name="ce23" office:value-type="float" office:value="11" calcext:value-type="float">
            <text:p>11</text:p>
          </table:table-cell>
          <table:table-cell table:style-name="ce28" office:value-type="string" calcext:value-type="string">
            <text:p>Mtx11</text:p>
          </table:table-cell>
          <table:table-cell table:style-name="ce25" table:content-validation-name="val1" office:value-type="string" calcext:value-type="string">
            <text:p>yellow</text:p>
          </table:table-cell>
          <table:table-cell table:style-name="ce2" table:formula="of:=IF([.Z12]&lt;&gt;CONCATENATE(&quot;Mtx&quot;;[.Y12]);1;0)" office:value-type="float" office:value="0" calcext:value-type="float">
            <text:p>0</text:p>
          </table:table-cell>
          <table:table-cell table:style-name="ce2"/>
          <table:table-cell table:style-name="ce23" office:value-type="float" office:value="11" calcext:value-type="float">
            <text:p>11</text:p>
          </table:table-cell>
          <table:table-cell table:style-name="ce28" office:value-type="string" calcext:value-type="string">
            <text:p>StMtx11</text:p>
          </table:table-cell>
          <table:table-cell table:style-name="ce25" table:content-validation-name="val1" office:value-type="string" calcext:value-type="string">
            <text:p>yellow</text:p>
          </table:table-cell>
          <table:table-cell table:formula="of:=IF([.AE12]&lt;&gt;CONCATENATE(&quot;StMtx&quot;;[.AD12]);1;0)" office:value-type="float" office:value="0" calcext:value-type="float">
            <text:p>0</text:p>
          </table:table-cell>
          <table:table-cell/>
          <table:table-cell table:style-name="ce23" office:value-type="float" office:value="11" calcext:value-type="float">
            <text:p>11</text:p>
          </table:table-cell>
          <table:table-cell table:style-name="ce28" office:value-type="string" calcext:value-type="string">
            <text:p>Fx11</text:p>
          </table:table-cell>
          <table:table-cell table:style-name="ce25" table:content-validation-name="val1" office:value-type="string" calcext:value-type="string">
            <text:p>yellow</text:p>
          </table:table-cell>
          <table:table-cell table:style-name="ce2" table:formula="of:=IF([.AJ12]&lt;&gt;CONCATENATE(&quot;Fx&quot;;[.AI12]);1;0)" office:value-type="float" office:value="0" calcext:value-type="float">
            <text:p>0</text:p>
          </table:table-cell>
          <table:table-cell table:style-name="ce2"/>
          <table:table-cell table:style-name="ce23" office:value-type="float" office:value="11" calcext:value-type="float">
            <text:p>11</text:p>
          </table:table-cell>
          <table:table-cell table:style-name="ce28" office:value-type="string" calcext:value-type="string">
            <text:p>StFx11</text:p>
          </table:table-cell>
          <table:table-cell table:style-name="ce25" table:content-validation-name="val1" office:value-type="string" calcext:value-type="string">
            <text:p>yellow</text:p>
          </table:table-cell>
          <table:table-cell table:style-name="ce2" table:formula="of:=IF([.AO12]&lt;&gt;CONCATENATE(&quot;StFx&quot;;[.AN12]);1;0)" office:value-type="float" office:value="0" calcext:value-type="float">
            <text:p>0</text:p>
          </table:table-cell>
          <table:table-cell table:style-name="ce2"/>
          <table:table-cell table:style-name="ce23" office:value-type="float" office:value="11" calcext:value-type="float">
            <text:p>11</text:p>
          </table:table-cell>
          <table:table-cell table:style-name="ce28" office:value-type="string" calcext:value-type="string">
            <text:p>FxRet11</text:p>
          </table:table-cell>
          <table:table-cell table:style-name="ce25" table:content-validation-name="val1" office:value-type="string" calcext:value-type="string">
            <text:p>yellow</text:p>
          </table:table-cell>
          <table:table-cell table:number-columns-repeated="16337"/>
        </table:table-row>
        <table:table-row table:style-name="ro2">
          <table:table-cell table:style-name="ce23" office:value-type="float" office:value="12" calcext:value-type="float">
            <text:p>12</text:p>
          </table:table-cell>
          <table:table-cell table:style-name="ce24" office:value-type="string" calcext:value-type="string">
            <text:p>Dca12</text:p>
          </table:table-cell>
          <table:table-cell table:style-name="ce25" table:content-validation-name="val1" office:value-type="string" calcext:value-type="string">
            <text:p>green</text:p>
          </table:table-cell>
          <table:table-cell/>
          <table:table-cell table:style-name="ce23" office:value-type="float" office:value="12" calcext:value-type="float">
            <text:p>12</text:p>
          </table:table-cell>
          <table:table-cell table:style-name="ce28" office:value-type="string" calcext:value-type="string">
            <text:p>Aux12</text:p>
          </table:table-cell>
          <table:table-cell table:style-name="ce25" table:content-validation-name="val1" office:value-type="string" calcext:value-type="string">
            <text:p>green</text:p>
          </table:table-cell>
          <table:table-cell table:formula="of:=IF([.F13]&lt;&gt;CONCATENATE(&quot;Aux&quot;;[.E13]);1;0)" office:value-type="float" office:value="0" calcext:value-type="float">
            <text:p>0</text:p>
          </table:table-cell>
          <table:table-cell/>
          <table:table-cell table:style-name="ce23" office:value-type="float" office:value="12" calcext:value-type="float">
            <text:p>12</text:p>
          </table:table-cell>
          <table:table-cell table:style-name="ce28" office:value-type="string" calcext:value-type="string">
            <text:p>StAux12</text:p>
          </table:table-cell>
          <table:table-cell table:style-name="ce25" table:content-validation-name="val1" office:value-type="string" calcext:value-type="string">
            <text:p>green</text:p>
          </table:table-cell>
          <table:table-cell table:style-name="ce2" table:formula="of:=IF([.K13]&lt;&gt;CONCATENATE(&quot;STAux&quot;;[.J13]);1;0)" office:value-type="float" office:value="0" calcext:value-type="float">
            <text:p>0</text:p>
          </table:table-cell>
          <table:table-cell table:style-name="ce2"/>
          <table:table-cell table:style-name="ce23" office:value-type="float" office:value="12" calcext:value-type="float">
            <text:p>12</text:p>
          </table:table-cell>
          <table:table-cell table:style-name="ce28" office:value-type="string" calcext:value-type="string">
            <text:p>Grp12</text:p>
          </table:table-cell>
          <table:table-cell table:style-name="ce25" table:content-validation-name="val1" office:value-type="string" calcext:value-type="string">
            <text:p>green</text:p>
          </table:table-cell>
          <table:table-cell table:style-name="ce32" table:formula="of:=IF([.P13]&lt;&gt;CONCATENATE(&quot;Grp&quot;;[.O13]);1;0)" office:value-type="float" office:value="0" calcext:value-type="float">
            <text:p>0</text:p>
          </table:table-cell>
          <table:table-cell table:style-name="ce32"/>
          <table:table-cell table:style-name="ce23" office:value-type="float" office:value="12" calcext:value-type="float">
            <text:p>12</text:p>
          </table:table-cell>
          <table:table-cell table:style-name="ce28" office:value-type="string" calcext:value-type="string">
            <text:p>StGrp12</text:p>
          </table:table-cell>
          <table:table-cell table:style-name="ce25" table:content-validation-name="val1" office:value-type="string" calcext:value-type="string">
            <text:p>green</text:p>
          </table:table-cell>
          <table:table-cell table:formula="of:=IF([.U13]&lt;&gt;CONCATENATE(&quot;StGrp&quot;;[.T13]);1;0)" office:value-type="float" office:value="0" calcext:value-type="float">
            <text:p>0</text:p>
          </table:table-cell>
          <table:table-cell/>
          <table:table-cell table:style-name="ce23" office:value-type="float" office:value="12" calcext:value-type="float">
            <text:p>12</text:p>
          </table:table-cell>
          <table:table-cell table:style-name="ce28" office:value-type="string" calcext:value-type="string">
            <text:p>Mtx12</text:p>
          </table:table-cell>
          <table:table-cell table:style-name="ce25" table:content-validation-name="val1" office:value-type="string" calcext:value-type="string">
            <text:p>green</text:p>
          </table:table-cell>
          <table:table-cell table:style-name="ce2" table:formula="of:=IF([.Z13]&lt;&gt;CONCATENATE(&quot;Mtx&quot;;[.Y13]);1;0)" office:value-type="float" office:value="0" calcext:value-type="float">
            <text:p>0</text:p>
          </table:table-cell>
          <table:table-cell table:style-name="ce2"/>
          <table:table-cell table:style-name="ce23" office:value-type="float" office:value="12" calcext:value-type="float">
            <text:p>12</text:p>
          </table:table-cell>
          <table:table-cell table:style-name="ce28" office:value-type="string" calcext:value-type="string">
            <text:p>StMtx12</text:p>
          </table:table-cell>
          <table:table-cell table:style-name="ce25" table:content-validation-name="val1" office:value-type="string" calcext:value-type="string">
            <text:p>green</text:p>
          </table:table-cell>
          <table:table-cell table:formula="of:=IF([.AE13]&lt;&gt;CONCATENATE(&quot;StMtx&quot;;[.AD13]);1;0)" office:value-type="float" office:value="0" calcext:value-type="float">
            <text:p>0</text:p>
          </table:table-cell>
          <table:table-cell/>
          <table:table-cell table:style-name="ce23" office:value-type="float" office:value="12" calcext:value-type="float">
            <text:p>12</text:p>
          </table:table-cell>
          <table:table-cell table:style-name="ce28" office:value-type="string" calcext:value-type="string">
            <text:p>Fx12</text:p>
          </table:table-cell>
          <table:table-cell table:style-name="ce25" table:content-validation-name="val1" office:value-type="string" calcext:value-type="string">
            <text:p>green</text:p>
          </table:table-cell>
          <table:table-cell table:style-name="ce2" table:formula="of:=IF([.AJ13]&lt;&gt;CONCATENATE(&quot;Fx&quot;;[.AI13]);1;0)" office:value-type="float" office:value="0" calcext:value-type="float">
            <text:p>0</text:p>
          </table:table-cell>
          <table:table-cell table:style-name="ce2"/>
          <table:table-cell table:style-name="ce23" office:value-type="float" office:value="12" calcext:value-type="float">
            <text:p>12</text:p>
          </table:table-cell>
          <table:table-cell table:style-name="ce28" office:value-type="string" calcext:value-type="string">
            <text:p>StFx12</text:p>
          </table:table-cell>
          <table:table-cell table:style-name="ce25" table:content-validation-name="val1" office:value-type="string" calcext:value-type="string">
            <text:p>green</text:p>
          </table:table-cell>
          <table:table-cell table:style-name="ce2" table:formula="of:=IF([.AO13]&lt;&gt;CONCATENATE(&quot;StFx&quot;;[.AN13]);1;0)" office:value-type="float" office:value="0" calcext:value-type="float">
            <text:p>0</text:p>
          </table:table-cell>
          <table:table-cell table:style-name="ce2"/>
          <table:table-cell table:style-name="ce23" office:value-type="float" office:value="12" calcext:value-type="float">
            <text:p>12</text:p>
          </table:table-cell>
          <table:table-cell table:style-name="ce28" office:value-type="string" calcext:value-type="string">
            <text:p>FxRet12</text:p>
          </table:table-cell>
          <table:table-cell table:style-name="ce25" table:content-validation-name="val1" office:value-type="string" calcext:value-type="string">
            <text:p>green</text:p>
          </table:table-cell>
          <table:table-cell table:number-columns-repeated="16337"/>
        </table:table-row>
        <table:table-row table:style-name="ro2">
          <table:table-cell table:style-name="ce23" office:value-type="float" office:value="13" calcext:value-type="float">
            <text:p>13</text:p>
          </table:table-cell>
          <table:table-cell table:style-name="ce24" office:value-type="string" calcext:value-type="string">
            <text:p>Dca13</text:p>
          </table:table-cell>
          <table:table-cell table:style-name="ce25" table:content-validation-name="val1" office:value-type="string" calcext:value-type="string">
            <text:p>light blue</text:p>
          </table:table-cell>
          <table:table-cell/>
          <table:table-cell table:style-name="ce23" office:value-type="float" office:value="13" calcext:value-type="float">
            <text:p>13</text:p>
          </table:table-cell>
          <table:table-cell table:style-name="ce28" office:value-type="string" calcext:value-type="string">
            <text:p>Aux13</text:p>
          </table:table-cell>
          <table:table-cell table:style-name="ce25" table:content-validation-name="val1" office:value-type="string" calcext:value-type="string">
            <text:p>light blue</text:p>
          </table:table-cell>
          <table:table-cell table:formula="of:=IF([.F14]&lt;&gt;CONCATENATE(&quot;Aux&quot;;[.E14]);1;0)" office:value-type="float" office:value="0" calcext:value-type="float">
            <text:p>0</text:p>
          </table:table-cell>
          <table:table-cell/>
          <table:table-cell table:style-name="ce23" office:value-type="float" office:value="13" calcext:value-type="float">
            <text:p>13</text:p>
          </table:table-cell>
          <table:table-cell table:style-name="ce28" office:value-type="string" calcext:value-type="string">
            <text:p>StAux13</text:p>
          </table:table-cell>
          <table:table-cell table:style-name="ce25" table:content-validation-name="val1" office:value-type="string" calcext:value-type="string">
            <text:p>light blue</text:p>
          </table:table-cell>
          <table:table-cell table:style-name="ce2" table:formula="of:=IF([.K14]&lt;&gt;CONCATENATE(&quot;STAux&quot;;[.J14]);1;0)" office:value-type="float" office:value="0" calcext:value-type="float">
            <text:p>0</text:p>
          </table:table-cell>
          <table:table-cell table:style-name="ce2"/>
          <table:table-cell table:style-name="ce23" office:value-type="float" office:value="13" calcext:value-type="float">
            <text:p>13</text:p>
          </table:table-cell>
          <table:table-cell table:style-name="ce28" office:value-type="string" calcext:value-type="string">
            <text:p>Grp13</text:p>
          </table:table-cell>
          <table:table-cell table:style-name="ce25" table:content-validation-name="val1" office:value-type="string" calcext:value-type="string">
            <text:p>light blue</text:p>
          </table:table-cell>
          <table:table-cell table:style-name="ce32" table:formula="of:=IF([.P14]&lt;&gt;CONCATENATE(&quot;Grp&quot;;[.O14]);1;0)" office:value-type="float" office:value="0" calcext:value-type="float">
            <text:p>0</text:p>
          </table:table-cell>
          <table:table-cell table:style-name="ce32"/>
          <table:table-cell table:style-name="ce23" office:value-type="float" office:value="13" calcext:value-type="float">
            <text:p>13</text:p>
          </table:table-cell>
          <table:table-cell table:style-name="ce28" office:value-type="string" calcext:value-type="string">
            <text:p>StGrp13</text:p>
          </table:table-cell>
          <table:table-cell table:style-name="ce25" table:content-validation-name="val1" office:value-type="string" calcext:value-type="string">
            <text:p>light blue</text:p>
          </table:table-cell>
          <table:table-cell table:formula="of:=IF([.U14]&lt;&gt;CONCATENATE(&quot;StGrp&quot;;[.T14]);1;0)" office:value-type="float" office:value="0" calcext:value-type="float">
            <text:p>0</text:p>
          </table:table-cell>
          <table:table-cell/>
          <table:table-cell table:style-name="ce23" office:value-type="float" office:value="13" calcext:value-type="float">
            <text:p>13</text:p>
          </table:table-cell>
          <table:table-cell table:style-name="ce28" office:value-type="string" calcext:value-type="string">
            <text:p>Mtx13</text:p>
          </table:table-cell>
          <table:table-cell table:style-name="ce25" table:content-validation-name="val1" office:value-type="string" calcext:value-type="string">
            <text:p>light blue</text:p>
          </table:table-cell>
          <table:table-cell table:style-name="ce2" table:formula="of:=IF([.Z14]&lt;&gt;CONCATENATE(&quot;Mtx&quot;;[.Y14]);1;0)" office:value-type="float" office:value="0" calcext:value-type="float">
            <text:p>0</text:p>
          </table:table-cell>
          <table:table-cell table:style-name="ce2"/>
          <table:table-cell table:style-name="ce23" office:value-type="float" office:value="13" calcext:value-type="float">
            <text:p>13</text:p>
          </table:table-cell>
          <table:table-cell table:style-name="ce28" office:value-type="string" calcext:value-type="string">
            <text:p>StMtx13</text:p>
          </table:table-cell>
          <table:table-cell table:style-name="ce25" table:content-validation-name="val1" office:value-type="string" calcext:value-type="string">
            <text:p>light blue</text:p>
          </table:table-cell>
          <table:table-cell table:formula="of:=IF([.AE14]&lt;&gt;CONCATENATE(&quot;StMtx&quot;;[.AD14]);1;0)" office:value-type="float" office:value="0" calcext:value-type="float">
            <text:p>0</text:p>
          </table:table-cell>
          <table:table-cell/>
          <table:table-cell table:style-name="ce23" office:value-type="float" office:value="13" calcext:value-type="float">
            <text:p>13</text:p>
          </table:table-cell>
          <table:table-cell table:style-name="ce28" office:value-type="string" calcext:value-type="string">
            <text:p>Fx13</text:p>
          </table:table-cell>
          <table:table-cell table:style-name="ce25" table:content-validation-name="val1" office:value-type="string" calcext:value-type="string">
            <text:p>light blue</text:p>
          </table:table-cell>
          <table:table-cell table:style-name="ce2" table:formula="of:=IF([.AJ14]&lt;&gt;CONCATENATE(&quot;Fx&quot;;[.AI14]);1;0)" office:value-type="float" office:value="0" calcext:value-type="float">
            <text:p>0</text:p>
          </table:table-cell>
          <table:table-cell table:style-name="ce2"/>
          <table:table-cell table:style-name="ce23" office:value-type="float" office:value="13" calcext:value-type="float">
            <text:p>13</text:p>
          </table:table-cell>
          <table:table-cell table:style-name="ce28" office:value-type="string" calcext:value-type="string">
            <text:p>StFx13</text:p>
          </table:table-cell>
          <table:table-cell table:style-name="ce25" table:content-validation-name="val1" office:value-type="string" calcext:value-type="string">
            <text:p>light blue</text:p>
          </table:table-cell>
          <table:table-cell table:style-name="ce2" table:formula="of:=IF([.AO14]&lt;&gt;CONCATENATE(&quot;StFx&quot;;[.AN14]);1;0)" office:value-type="float" office:value="0" calcext:value-type="float">
            <text:p>0</text:p>
          </table:table-cell>
          <table:table-cell table:style-name="ce2"/>
          <table:table-cell table:style-name="ce23" office:value-type="float" office:value="13" calcext:value-type="float">
            <text:p>13</text:p>
          </table:table-cell>
          <table:table-cell table:style-name="ce28" office:value-type="string" calcext:value-type="string">
            <text:p>FxRet13</text:p>
          </table:table-cell>
          <table:table-cell table:style-name="ce25" table:content-validation-name="val1" office:value-type="string" calcext:value-type="string">
            <text:p>light blue</text:p>
          </table:table-cell>
          <table:table-cell table:number-columns-repeated="16337"/>
        </table:table-row>
        <table:table-row table:style-name="ro2">
          <table:table-cell table:style-name="ce23" office:value-type="float" office:value="14" calcext:value-type="float">
            <text:p>14</text:p>
          </table:table-cell>
          <table:table-cell table:style-name="ce24" office:value-type="string" calcext:value-type="string">
            <text:p>Dca14</text:p>
          </table:table-cell>
          <table:table-cell table:style-name="ce25" table:content-validation-name="val1" office:value-type="string" calcext:value-type="string">
            <text:p>white</text:p>
          </table:table-cell>
          <table:table-cell/>
          <table:table-cell table:style-name="ce23" office:value-type="float" office:value="14" calcext:value-type="float">
            <text:p>14</text:p>
          </table:table-cell>
          <table:table-cell table:style-name="ce28" office:value-type="string" calcext:value-type="string">
            <text:p>Aux14</text:p>
          </table:table-cell>
          <table:table-cell table:style-name="ce25" table:content-validation-name="val1" office:value-type="string" calcext:value-type="string">
            <text:p>white</text:p>
          </table:table-cell>
          <table:table-cell table:formula="of:=IF([.F15]&lt;&gt;CONCATENATE(&quot;Aux&quot;;[.E15]);1;0)" office:value-type="float" office:value="0" calcext:value-type="float">
            <text:p>0</text:p>
          </table:table-cell>
          <table:table-cell/>
          <table:table-cell table:style-name="ce23" office:value-type="float" office:value="14" calcext:value-type="float">
            <text:p>14</text:p>
          </table:table-cell>
          <table:table-cell table:style-name="ce28" office:value-type="string" calcext:value-type="string">
            <text:p>StAux14</text:p>
          </table:table-cell>
          <table:table-cell table:style-name="ce25" table:content-validation-name="val1" office:value-type="string" calcext:value-type="string">
            <text:p>white</text:p>
          </table:table-cell>
          <table:table-cell table:style-name="ce2" table:formula="of:=IF([.K15]&lt;&gt;CONCATENATE(&quot;STAux&quot;;[.J15]);1;0)" office:value-type="float" office:value="0" calcext:value-type="float">
            <text:p>0</text:p>
          </table:table-cell>
          <table:table-cell table:style-name="ce2"/>
          <table:table-cell table:style-name="ce23" office:value-type="float" office:value="14" calcext:value-type="float">
            <text:p>14</text:p>
          </table:table-cell>
          <table:table-cell table:style-name="ce28" office:value-type="string" calcext:value-type="string">
            <text:p>Grp14</text:p>
          </table:table-cell>
          <table:table-cell table:style-name="ce25" table:content-validation-name="val1" office:value-type="string" calcext:value-type="string">
            <text:p>white</text:p>
          </table:table-cell>
          <table:table-cell table:style-name="ce32" table:formula="of:=IF([.P15]&lt;&gt;CONCATENATE(&quot;Grp&quot;;[.O15]);1;0)" office:value-type="float" office:value="0" calcext:value-type="float">
            <text:p>0</text:p>
          </table:table-cell>
          <table:table-cell table:style-name="ce32"/>
          <table:table-cell table:style-name="ce23" office:value-type="float" office:value="14" calcext:value-type="float">
            <text:p>14</text:p>
          </table:table-cell>
          <table:table-cell table:style-name="ce28" office:value-type="string" calcext:value-type="string">
            <text:p>StGrp14</text:p>
          </table:table-cell>
          <table:table-cell table:style-name="ce25" table:content-validation-name="val1" office:value-type="string" calcext:value-type="string">
            <text:p>white</text:p>
          </table:table-cell>
          <table:table-cell table:formula="of:=IF([.U15]&lt;&gt;CONCATENATE(&quot;StGrp&quot;;[.T15]);1;0)" office:value-type="float" office:value="0" calcext:value-type="float">
            <text:p>0</text:p>
          </table:table-cell>
          <table:table-cell/>
          <table:table-cell table:style-name="ce23" office:value-type="float" office:value="14" calcext:value-type="float">
            <text:p>14</text:p>
          </table:table-cell>
          <table:table-cell table:style-name="ce28" office:value-type="string" calcext:value-type="string">
            <text:p>Mtx14</text:p>
          </table:table-cell>
          <table:table-cell table:style-name="ce25" table:content-validation-name="val1" office:value-type="string" calcext:value-type="string">
            <text:p>white</text:p>
          </table:table-cell>
          <table:table-cell table:style-name="ce2" table:formula="of:=IF([.Z15]&lt;&gt;CONCATENATE(&quot;Mtx&quot;;[.Y15]);1;0)" office:value-type="float" office:value="0" calcext:value-type="float">
            <text:p>0</text:p>
          </table:table-cell>
          <table:table-cell table:style-name="ce2"/>
          <table:table-cell table:style-name="ce23" office:value-type="float" office:value="14" calcext:value-type="float">
            <text:p>14</text:p>
          </table:table-cell>
          <table:table-cell table:style-name="ce28" office:value-type="string" calcext:value-type="string">
            <text:p>StMtx14</text:p>
          </table:table-cell>
          <table:table-cell table:style-name="ce25" table:content-validation-name="val1" office:value-type="string" calcext:value-type="string">
            <text:p>white</text:p>
          </table:table-cell>
          <table:table-cell table:formula="of:=IF([.AE15]&lt;&gt;CONCATENATE(&quot;StMtx&quot;;[.AD15]);1;0)" office:value-type="float" office:value="0" calcext:value-type="float">
            <text:p>0</text:p>
          </table:table-cell>
          <table:table-cell/>
          <table:table-cell table:style-name="ce23" office:value-type="float" office:value="14" calcext:value-type="float">
            <text:p>14</text:p>
          </table:table-cell>
          <table:table-cell table:style-name="ce28" office:value-type="string" calcext:value-type="string">
            <text:p>Fx14</text:p>
          </table:table-cell>
          <table:table-cell table:style-name="ce25" table:content-validation-name="val1" office:value-type="string" calcext:value-type="string">
            <text:p>white</text:p>
          </table:table-cell>
          <table:table-cell table:style-name="ce2" table:formula="of:=IF([.AJ15]&lt;&gt;CONCATENATE(&quot;Fx&quot;;[.AI15]);1;0)" office:value-type="float" office:value="0" calcext:value-type="float">
            <text:p>0</text:p>
          </table:table-cell>
          <table:table-cell table:style-name="ce2"/>
          <table:table-cell table:style-name="ce23" office:value-type="float" office:value="14" calcext:value-type="float">
            <text:p>14</text:p>
          </table:table-cell>
          <table:table-cell table:style-name="ce28" office:value-type="string" calcext:value-type="string">
            <text:p>StFx14</text:p>
          </table:table-cell>
          <table:table-cell table:style-name="ce25" table:content-validation-name="val1" office:value-type="string" calcext:value-type="string">
            <text:p>white</text:p>
          </table:table-cell>
          <table:table-cell table:style-name="ce2" table:formula="of:=IF([.AO15]&lt;&gt;CONCATENATE(&quot;StFx&quot;;[.AN15]);1;0)" office:value-type="float" office:value="0" calcext:value-type="float">
            <text:p>0</text:p>
          </table:table-cell>
          <table:table-cell table:style-name="ce2"/>
          <table:table-cell table:style-name="ce23" office:value-type="float" office:value="14" calcext:value-type="float">
            <text:p>14</text:p>
          </table:table-cell>
          <table:table-cell table:style-name="ce28" office:value-type="string" calcext:value-type="string">
            <text:p>FxRet14</text:p>
          </table:table-cell>
          <table:table-cell table:style-name="ce25" table:content-validation-name="val1" office:value-type="string" calcext:value-type="string">
            <text:p>white</text:p>
          </table:table-cell>
          <table:table-cell table:number-columns-repeated="16337"/>
        </table:table-row>
        <table:table-row table:style-name="ro2">
          <table:table-cell table:style-name="ce23" office:value-type="float" office:value="15" calcext:value-type="float">
            <text:p>15</text:p>
          </table:table-cell>
          <table:table-cell table:style-name="ce24" office:value-type="string" calcext:value-type="string">
            <text:p>Dca15</text:p>
          </table:table-cell>
          <table:table-cell table:style-name="ce25" table:content-validation-name="val1" office:value-type="string" calcext:value-type="string">
            <text:p>purple</text:p>
          </table:table-cell>
          <table:table-cell/>
          <table:table-cell table:style-name="ce23" office:value-type="float" office:value="15" calcext:value-type="float">
            <text:p>15</text:p>
          </table:table-cell>
          <table:table-cell table:style-name="ce28" office:value-type="string" calcext:value-type="string">
            <text:p>Aux15</text:p>
          </table:table-cell>
          <table:table-cell table:style-name="ce25" table:content-validation-name="val1" office:value-type="string" calcext:value-type="string">
            <text:p>purple</text:p>
          </table:table-cell>
          <table:table-cell table:formula="of:=IF([.F16]&lt;&gt;CONCATENATE(&quot;Aux&quot;;[.E16]);1;0)" office:value-type="float" office:value="0" calcext:value-type="float">
            <text:p>0</text:p>
          </table:table-cell>
          <table:table-cell/>
          <table:table-cell table:style-name="ce23" office:value-type="float" office:value="15" calcext:value-type="float">
            <text:p>15</text:p>
          </table:table-cell>
          <table:table-cell table:style-name="ce28" office:value-type="string" calcext:value-type="string">
            <text:p>StAux15</text:p>
          </table:table-cell>
          <table:table-cell table:style-name="ce25" table:content-validation-name="val1" office:value-type="string" calcext:value-type="string">
            <text:p>purple</text:p>
          </table:table-cell>
          <table:table-cell table:style-name="ce2" table:formula="of:=IF([.K16]&lt;&gt;CONCATENATE(&quot;STAux&quot;;[.J16]);1;0)" office:value-type="float" office:value="0" calcext:value-type="float">
            <text:p>0</text:p>
          </table:table-cell>
          <table:table-cell table:style-name="ce2"/>
          <table:table-cell table:style-name="ce23" office:value-type="float" office:value="15" calcext:value-type="float">
            <text:p>15</text:p>
          </table:table-cell>
          <table:table-cell table:style-name="ce28" office:value-type="string" calcext:value-type="string">
            <text:p>Grp15</text:p>
          </table:table-cell>
          <table:table-cell table:style-name="ce25" table:content-validation-name="val1" office:value-type="string" calcext:value-type="string">
            <text:p>purple</text:p>
          </table:table-cell>
          <table:table-cell table:style-name="ce32" table:formula="of:=IF([.P16]&lt;&gt;CONCATENATE(&quot;Grp&quot;;[.O16]);1;0)" office:value-type="float" office:value="0" calcext:value-type="float">
            <text:p>0</text:p>
          </table:table-cell>
          <table:table-cell table:style-name="ce32"/>
          <table:table-cell table:style-name="ce23" office:value-type="float" office:value="15" calcext:value-type="float">
            <text:p>15</text:p>
          </table:table-cell>
          <table:table-cell table:style-name="ce28" office:value-type="string" calcext:value-type="string">
            <text:p>StGrp15</text:p>
          </table:table-cell>
          <table:table-cell table:style-name="ce25" table:content-validation-name="val1" office:value-type="string" calcext:value-type="string">
            <text:p>purple</text:p>
          </table:table-cell>
          <table:table-cell table:formula="of:=IF([.U16]&lt;&gt;CONCATENATE(&quot;StGrp&quot;;[.T16]);1;0)" office:value-type="float" office:value="0" calcext:value-type="float">
            <text:p>0</text:p>
          </table:table-cell>
          <table:table-cell/>
          <table:table-cell table:style-name="ce23" office:value-type="float" office:value="15" calcext:value-type="float">
            <text:p>15</text:p>
          </table:table-cell>
          <table:table-cell table:style-name="ce28" office:value-type="string" calcext:value-type="string">
            <text:p>Mtx15</text:p>
          </table:table-cell>
          <table:table-cell table:style-name="ce25" table:content-validation-name="val1" office:value-type="string" calcext:value-type="string">
            <text:p>purple</text:p>
          </table:table-cell>
          <table:table-cell table:style-name="ce2" table:formula="of:=IF([.Z16]&lt;&gt;CONCATENATE(&quot;Mtx&quot;;[.Y16]);1;0)" office:value-type="float" office:value="0" calcext:value-type="float">
            <text:p>0</text:p>
          </table:table-cell>
          <table:table-cell table:style-name="ce2"/>
          <table:table-cell table:style-name="ce23" office:value-type="float" office:value="15" calcext:value-type="float">
            <text:p>15</text:p>
          </table:table-cell>
          <table:table-cell table:style-name="ce28" office:value-type="string" calcext:value-type="string">
            <text:p>StMtx15</text:p>
          </table:table-cell>
          <table:table-cell table:style-name="ce25" table:content-validation-name="val1" office:value-type="string" calcext:value-type="string">
            <text:p>purple</text:p>
          </table:table-cell>
          <table:table-cell table:formula="of:=IF([.AE16]&lt;&gt;CONCATENATE(&quot;StMtx&quot;;[.AD16]);1;0)" office:value-type="float" office:value="0" calcext:value-type="float">
            <text:p>0</text:p>
          </table:table-cell>
          <table:table-cell/>
          <table:table-cell table:style-name="ce23" office:value-type="float" office:value="15" calcext:value-type="float">
            <text:p>15</text:p>
          </table:table-cell>
          <table:table-cell table:style-name="ce28" office:value-type="string" calcext:value-type="string">
            <text:p>Fx15</text:p>
          </table:table-cell>
          <table:table-cell table:style-name="ce25" table:content-validation-name="val1" office:value-type="string" calcext:value-type="string">
            <text:p>purple</text:p>
          </table:table-cell>
          <table:table-cell table:style-name="ce2" table:formula="of:=IF([.AJ16]&lt;&gt;CONCATENATE(&quot;Fx&quot;;[.AI16]);1;0)" office:value-type="float" office:value="0" calcext:value-type="float">
            <text:p>0</text:p>
          </table:table-cell>
          <table:table-cell table:style-name="ce2"/>
          <table:table-cell table:style-name="ce23" office:value-type="float" office:value="15" calcext:value-type="float">
            <text:p>15</text:p>
          </table:table-cell>
          <table:table-cell table:style-name="ce28" office:value-type="string" calcext:value-type="string">
            <text:p>StFx15</text:p>
          </table:table-cell>
          <table:table-cell table:style-name="ce25" table:content-validation-name="val1" office:value-type="string" calcext:value-type="string">
            <text:p>purple</text:p>
          </table:table-cell>
          <table:table-cell table:style-name="ce2" table:formula="of:=IF([.AO16]&lt;&gt;CONCATENATE(&quot;StFx&quot;;[.AN16]);1;0)" office:value-type="float" office:value="0" calcext:value-type="float">
            <text:p>0</text:p>
          </table:table-cell>
          <table:table-cell table:style-name="ce2"/>
          <table:table-cell table:style-name="ce23" office:value-type="float" office:value="15" calcext:value-type="float">
            <text:p>15</text:p>
          </table:table-cell>
          <table:table-cell table:style-name="ce28" office:value-type="string" calcext:value-type="string">
            <text:p>FxRet15</text:p>
          </table:table-cell>
          <table:table-cell table:style-name="ce25" table:content-validation-name="val1" office:value-type="string" calcext:value-type="string">
            <text:p>purple</text:p>
          </table:table-cell>
          <table:table-cell table:number-columns-repeated="16337"/>
        </table:table-row>
        <table:table-row table:style-name="ro2">
          <table:table-cell table:style-name="ce23" office:value-type="float" office:value="16" calcext:value-type="float">
            <text:p>16</text:p>
          </table:table-cell>
          <table:table-cell table:style-name="ce24" office:value-type="string" calcext:value-type="string">
            <text:p>Dca16</text:p>
          </table:table-cell>
          <table:table-cell table:style-name="ce25" table:content-validation-name="val1" office:value-type="string" calcext:value-type="string">
            <text:p>black</text:p>
          </table:table-cell>
          <table:table-cell/>
          <table:table-cell table:style-name="ce23" office:value-type="float" office:value="16" calcext:value-type="float">
            <text:p>16</text:p>
          </table:table-cell>
          <table:table-cell table:style-name="ce28" office:value-type="string" calcext:value-type="string">
            <text:p>Aux16</text:p>
          </table:table-cell>
          <table:table-cell table:style-name="ce25" table:content-validation-name="val1" office:value-type="string" calcext:value-type="string">
            <text:p>black</text:p>
          </table:table-cell>
          <table:table-cell table:formula="of:=IF([.F17]&lt;&gt;CONCATENATE(&quot;Aux&quot;;[.E17]);1;0)" office:value-type="float" office:value="0" calcext:value-type="float">
            <text:p>0</text:p>
          </table:table-cell>
          <table:table-cell/>
          <table:table-cell table:style-name="ce23" office:value-type="float" office:value="16" calcext:value-type="float">
            <text:p>16</text:p>
          </table:table-cell>
          <table:table-cell table:style-name="ce28" office:value-type="string" calcext:value-type="string">
            <text:p>StAux16</text:p>
          </table:table-cell>
          <table:table-cell table:style-name="ce25" table:content-validation-name="val1" office:value-type="string" calcext:value-type="string">
            <text:p>black</text:p>
          </table:table-cell>
          <table:table-cell table:style-name="ce2" table:formula="of:=IF([.K17]&lt;&gt;CONCATENATE(&quot;STAux&quot;;[.J17]);1;0)" office:value-type="float" office:value="0" calcext:value-type="float">
            <text:p>0</text:p>
          </table:table-cell>
          <table:table-cell table:style-name="ce2"/>
          <table:table-cell table:style-name="ce23" office:value-type="float" office:value="16" calcext:value-type="float">
            <text:p>16</text:p>
          </table:table-cell>
          <table:table-cell table:style-name="ce28" office:value-type="string" calcext:value-type="string">
            <text:p>Grp16</text:p>
          </table:table-cell>
          <table:table-cell table:style-name="ce25" table:content-validation-name="val1" office:value-type="string" calcext:value-type="string">
            <text:p>black</text:p>
          </table:table-cell>
          <table:table-cell table:style-name="ce32" table:formula="of:=IF([.P17]&lt;&gt;CONCATENATE(&quot;Grp&quot;;[.O17]);1;0)" office:value-type="float" office:value="0" calcext:value-type="float">
            <text:p>0</text:p>
          </table:table-cell>
          <table:table-cell table:style-name="ce32"/>
          <table:table-cell table:style-name="ce23" office:value-type="float" office:value="16" calcext:value-type="float">
            <text:p>16</text:p>
          </table:table-cell>
          <table:table-cell table:style-name="ce28" office:value-type="string" calcext:value-type="string">
            <text:p>StGrp16</text:p>
          </table:table-cell>
          <table:table-cell table:style-name="ce25" table:content-validation-name="val1" office:value-type="string" calcext:value-type="string">
            <text:p>black</text:p>
          </table:table-cell>
          <table:table-cell table:formula="of:=IF([.U17]&lt;&gt;CONCATENATE(&quot;StGrp&quot;;[.T17]);1;0)" office:value-type="float" office:value="0" calcext:value-type="float">
            <text:p>0</text:p>
          </table:table-cell>
          <table:table-cell/>
          <table:table-cell table:style-name="ce23" office:value-type="float" office:value="16" calcext:value-type="float">
            <text:p>16</text:p>
          </table:table-cell>
          <table:table-cell table:style-name="ce28" office:value-type="string" calcext:value-type="string">
            <text:p>Mtx16</text:p>
          </table:table-cell>
          <table:table-cell table:style-name="ce25" table:content-validation-name="val1" office:value-type="string" calcext:value-type="string">
            <text:p>black</text:p>
          </table:table-cell>
          <table:table-cell table:style-name="ce2" table:formula="of:=IF([.Z17]&lt;&gt;CONCATENATE(&quot;Mtx&quot;;[.Y17]);1;0)" office:value-type="float" office:value="0" calcext:value-type="float">
            <text:p>0</text:p>
          </table:table-cell>
          <table:table-cell table:style-name="ce2"/>
          <table:table-cell table:style-name="ce23" office:value-type="float" office:value="16" calcext:value-type="float">
            <text:p>16</text:p>
          </table:table-cell>
          <table:table-cell table:style-name="ce28" office:value-type="string" calcext:value-type="string">
            <text:p>StMtx16</text:p>
          </table:table-cell>
          <table:table-cell table:style-name="ce25" table:content-validation-name="val1" office:value-type="string" calcext:value-type="string">
            <text:p>black</text:p>
          </table:table-cell>
          <table:table-cell table:formula="of:=IF([.AE17]&lt;&gt;CONCATENATE(&quot;StMtx&quot;;[.AD17]);1;0)" office:value-type="float" office:value="0" calcext:value-type="float">
            <text:p>0</text:p>
          </table:table-cell>
          <table:table-cell/>
          <table:table-cell table:style-name="ce23" office:value-type="float" office:value="16" calcext:value-type="float">
            <text:p>16</text:p>
          </table:table-cell>
          <table:table-cell table:style-name="ce28" office:value-type="string" calcext:value-type="string">
            <text:p>Fx16</text:p>
          </table:table-cell>
          <table:table-cell table:style-name="ce25" table:content-validation-name="val1" office:value-type="string" calcext:value-type="string">
            <text:p>black</text:p>
          </table:table-cell>
          <table:table-cell table:style-name="ce2" table:formula="of:=IF([.AJ17]&lt;&gt;CONCATENATE(&quot;Fx&quot;;[.AI17]);1;0)" office:value-type="float" office:value="0" calcext:value-type="float">
            <text:p>0</text:p>
          </table:table-cell>
          <table:table-cell table:style-name="ce2"/>
          <table:table-cell table:style-name="ce23" office:value-type="float" office:value="16" calcext:value-type="float">
            <text:p>16</text:p>
          </table:table-cell>
          <table:table-cell table:style-name="ce28" office:value-type="string" calcext:value-type="string">
            <text:p>StFx16</text:p>
          </table:table-cell>
          <table:table-cell table:style-name="ce25" table:content-validation-name="val1" office:value-type="string" calcext:value-type="string">
            <text:p>black</text:p>
          </table:table-cell>
          <table:table-cell table:style-name="ce2" table:formula="of:=IF([.AO17]&lt;&gt;CONCATENATE(&quot;StFx&quot;;[.AN17]);1;0)" office:value-type="float" office:value="0" calcext:value-type="float">
            <text:p>0</text:p>
          </table:table-cell>
          <table:table-cell table:style-name="ce2"/>
          <table:table-cell table:style-name="ce23" office:value-type="float" office:value="16" calcext:value-type="float">
            <text:p>16</text:p>
          </table:table-cell>
          <table:table-cell table:style-name="ce28" office:value-type="string" calcext:value-type="string">
            <text:p>FxRet16</text:p>
          </table:table-cell>
          <table:table-cell table:style-name="ce25" table:content-validation-name="val1" office:value-type="string" calcext:value-type="string">
            <text:p>black</text:p>
          </table:table-cell>
          <table:table-cell table:number-columns-repeated="16337"/>
        </table:table-row>
        <table:table-row table:style-name="ro2">
          <table:table-cell table:style-name="ce23" office:value-type="float" office:value="17" calcext:value-type="float">
            <text:p>17</text:p>
          </table:table-cell>
          <table:table-cell table:style-name="ce24" office:value-type="string" calcext:value-type="string">
            <text:p>Dca17</text:p>
          </table:table-cell>
          <table:table-cell table:style-name="ce25" table:content-validation-name="val1" office:value-type="string" calcext:value-type="string">
            <text:p>blue</text:p>
          </table:table-cell>
          <table:table-cell/>
          <table:table-cell table:style-name="ce23" office:value-type="float" office:value="17" calcext:value-type="float">
            <text:p>17</text:p>
          </table:table-cell>
          <table:table-cell table:style-name="ce28" office:value-type="string" calcext:value-type="string">
            <text:p>Aux17</text:p>
          </table:table-cell>
          <table:table-cell table:style-name="ce25" table:content-validation-name="val1" office:value-type="string" calcext:value-type="string">
            <text:p>blue</text:p>
          </table:table-cell>
          <table:table-cell table:formula="of:=IF([.F18]&lt;&gt;CONCATENATE(&quot;Aux&quot;;[.E18]);1;0)" office:value-type="float" office:value="0" calcext:value-type="float">
            <text:p>0</text:p>
          </table:table-cell>
          <table:table-cell/>
          <table:table-cell table:style-name="ce23" office:value-type="float" office:value="17" calcext:value-type="float">
            <text:p>17</text:p>
          </table:table-cell>
          <table:table-cell table:style-name="ce28" office:value-type="string" calcext:value-type="string">
            <text:p>StAux17</text:p>
          </table:table-cell>
          <table:table-cell table:style-name="ce25" table:content-validation-name="val1" office:value-type="string" calcext:value-type="string">
            <text:p>blue</text:p>
          </table:table-cell>
          <table:table-cell table:style-name="ce2" table:formula="of:=IF([.K18]&lt;&gt;CONCATENATE(&quot;STAux&quot;;[.J18]);1;0)" office:value-type="float" office:value="0" calcext:value-type="float">
            <text:p>0</text:p>
          </table:table-cell>
          <table:table-cell table:style-name="ce2"/>
          <table:table-cell table:style-name="ce23" office:value-type="float" office:value="17" calcext:value-type="float">
            <text:p>17</text:p>
          </table:table-cell>
          <table:table-cell table:style-name="ce28" office:value-type="string" calcext:value-type="string">
            <text:p>Grp17</text:p>
          </table:table-cell>
          <table:table-cell table:style-name="ce25" table:content-validation-name="val1" office:value-type="string" calcext:value-type="string">
            <text:p>blue</text:p>
          </table:table-cell>
          <table:table-cell table:style-name="ce32" table:formula="of:=IF([.P18]&lt;&gt;CONCATENATE(&quot;Grp&quot;;[.O18]);1;0)" office:value-type="float" office:value="0" calcext:value-type="float">
            <text:p>0</text:p>
          </table:table-cell>
          <table:table-cell table:style-name="ce32"/>
          <table:table-cell table:style-name="ce23" office:value-type="float" office:value="17" calcext:value-type="float">
            <text:p>17</text:p>
          </table:table-cell>
          <table:table-cell table:style-name="ce28" office:value-type="string" calcext:value-type="string">
            <text:p>StGrp17</text:p>
          </table:table-cell>
          <table:table-cell table:style-name="ce25" table:content-validation-name="val1" office:value-type="string" calcext:value-type="string">
            <text:p>blue</text:p>
          </table:table-cell>
          <table:table-cell table:formula="of:=IF([.U18]&lt;&gt;CONCATENATE(&quot;StGrp&quot;;[.T18]);1;0)" office:value-type="float" office:value="0" calcext:value-type="float">
            <text:p>0</text:p>
          </table:table-cell>
          <table:table-cell/>
          <table:table-cell table:style-name="ce23" office:value-type="float" office:value="17" calcext:value-type="float">
            <text:p>17</text:p>
          </table:table-cell>
          <table:table-cell table:style-name="ce28" office:value-type="string" calcext:value-type="string">
            <text:p>Mtx17</text:p>
          </table:table-cell>
          <table:table-cell table:style-name="ce25" table:content-validation-name="val1" office:value-type="string" calcext:value-type="string">
            <text:p>blue</text:p>
          </table:table-cell>
          <table:table-cell table:style-name="ce2" table:formula="of:=IF([.Z18]&lt;&gt;CONCATENATE(&quot;Mtx&quot;;[.Y18]);1;0)" office:value-type="float" office:value="0" calcext:value-type="float">
            <text:p>0</text:p>
          </table:table-cell>
          <table:table-cell table:style-name="ce2"/>
          <table:table-cell table:style-name="ce23" office:value-type="float" office:value="17" calcext:value-type="float">
            <text:p>17</text:p>
          </table:table-cell>
          <table:table-cell table:style-name="ce28" office:value-type="string" calcext:value-type="string">
            <text:p>StMtx17</text:p>
          </table:table-cell>
          <table:table-cell table:style-name="ce25" table:content-validation-name="val1" office:value-type="string" calcext:value-type="string">
            <text:p>blue</text:p>
          </table:table-cell>
          <table:table-cell table:formula="of:=IF([.AE18]&lt;&gt;CONCATENATE(&quot;StMtx&quot;;[.AD18]);1;0)" office:value-type="float" office:value="0" calcext:value-type="float">
            <text:p>0</text:p>
          </table:table-cell>
          <table:table-cell table:number-columns-repeated="16351"/>
        </table:table-row>
        <table:table-row table:style-name="ro2">
          <table:table-cell table:style-name="ce23" office:value-type="float" office:value="18" calcext:value-type="float">
            <text:p>18</text:p>
          </table:table-cell>
          <table:table-cell table:style-name="ce24" office:value-type="string" calcext:value-type="string">
            <text:p>Dca18</text:p>
          </table:table-cell>
          <table:table-cell table:style-name="ce25" table:content-validation-name="val1" office:value-type="string" calcext:value-type="string">
            <text:p>red</text:p>
          </table:table-cell>
          <table:table-cell/>
          <table:table-cell table:style-name="ce23" office:value-type="float" office:value="18" calcext:value-type="float">
            <text:p>18</text:p>
          </table:table-cell>
          <table:table-cell table:style-name="ce28" office:value-type="string" calcext:value-type="string">
            <text:p>Aux18</text:p>
          </table:table-cell>
          <table:table-cell table:style-name="ce25" table:content-validation-name="val1" office:value-type="string" calcext:value-type="string">
            <text:p>red</text:p>
          </table:table-cell>
          <table:table-cell table:formula="of:=IF([.F19]&lt;&gt;CONCATENATE(&quot;Aux&quot;;[.E19]);1;0)" office:value-type="float" office:value="0" calcext:value-type="float">
            <text:p>0</text:p>
          </table:table-cell>
          <table:table-cell/>
          <table:table-cell table:style-name="ce23" office:value-type="float" office:value="18" calcext:value-type="float">
            <text:p>18</text:p>
          </table:table-cell>
          <table:table-cell table:style-name="ce28" office:value-type="string" calcext:value-type="string">
            <text:p>StAux18</text:p>
          </table:table-cell>
          <table:table-cell table:style-name="ce25" table:content-validation-name="val1" office:value-type="string" calcext:value-type="string">
            <text:p>red</text:p>
          </table:table-cell>
          <table:table-cell table:style-name="ce2" table:formula="of:=IF([.K19]&lt;&gt;CONCATENATE(&quot;STAux&quot;;[.J19]);1;0)" office:value-type="float" office:value="0" calcext:value-type="float">
            <text:p>0</text:p>
          </table:table-cell>
          <table:table-cell table:style-name="ce2"/>
          <table:table-cell table:style-name="ce23" office:value-type="float" office:value="18" calcext:value-type="float">
            <text:p>18</text:p>
          </table:table-cell>
          <table:table-cell table:style-name="ce28" office:value-type="string" calcext:value-type="string">
            <text:p>Grp18</text:p>
          </table:table-cell>
          <table:table-cell table:style-name="ce25" table:content-validation-name="val1" office:value-type="string" calcext:value-type="string">
            <text:p>red</text:p>
          </table:table-cell>
          <table:table-cell table:style-name="ce32" table:formula="of:=IF([.P19]&lt;&gt;CONCATENATE(&quot;Grp&quot;;[.O19]);1;0)" office:value-type="float" office:value="0" calcext:value-type="float">
            <text:p>0</text:p>
          </table:table-cell>
          <table:table-cell table:style-name="ce32"/>
          <table:table-cell table:style-name="ce23" office:value-type="float" office:value="18" calcext:value-type="float">
            <text:p>18</text:p>
          </table:table-cell>
          <table:table-cell table:style-name="ce28" office:value-type="string" calcext:value-type="string">
            <text:p>StGrp18</text:p>
          </table:table-cell>
          <table:table-cell table:style-name="ce25" table:content-validation-name="val1" office:value-type="string" calcext:value-type="string">
            <text:p>red</text:p>
          </table:table-cell>
          <table:table-cell table:formula="of:=IF([.U19]&lt;&gt;CONCATENATE(&quot;StGrp&quot;;[.T19]);1;0)" office:value-type="float" office:value="0" calcext:value-type="float">
            <text:p>0</text:p>
          </table:table-cell>
          <table:table-cell/>
          <table:table-cell table:style-name="ce23" office:value-type="float" office:value="18" calcext:value-type="float">
            <text:p>18</text:p>
          </table:table-cell>
          <table:table-cell table:style-name="ce28" office:value-type="string" calcext:value-type="string">
            <text:p>Mtx18</text:p>
          </table:table-cell>
          <table:table-cell table:style-name="ce25" table:content-validation-name="val1" office:value-type="string" calcext:value-type="string">
            <text:p>red</text:p>
          </table:table-cell>
          <table:table-cell table:style-name="ce2" table:formula="of:=IF([.Z19]&lt;&gt;CONCATENATE(&quot;Mtx&quot;;[.Y19]);1;0)" office:value-type="float" office:value="0" calcext:value-type="float">
            <text:p>0</text:p>
          </table:table-cell>
          <table:table-cell table:style-name="ce2"/>
          <table:table-cell table:style-name="ce23" office:value-type="float" office:value="18" calcext:value-type="float">
            <text:p>18</text:p>
          </table:table-cell>
          <table:table-cell table:style-name="ce28" office:value-type="string" calcext:value-type="string">
            <text:p>StMtx18</text:p>
          </table:table-cell>
          <table:table-cell table:style-name="ce25" table:content-validation-name="val1" office:value-type="string" calcext:value-type="string">
            <text:p>red</text:p>
          </table:table-cell>
          <table:table-cell table:formula="of:=IF([.AE19]&lt;&gt;CONCATENATE(&quot;StMtx&quot;;[.AD19]);1;0)" office:value-type="float" office:value="0" calcext:value-type="float">
            <text:p>0</text:p>
          </table:table-cell>
          <table:table-cell table:number-columns-repeated="16351"/>
        </table:table-row>
        <table:table-row table:style-name="ro2">
          <table:table-cell table:style-name="ce23" office:value-type="float" office:value="19" calcext:value-type="float">
            <text:p>19</text:p>
          </table:table-cell>
          <table:table-cell table:style-name="ce24" office:value-type="string" calcext:value-type="string">
            <text:p>Dca19</text:p>
          </table:table-cell>
          <table:table-cell table:style-name="ce25" table:content-validation-name="val1" office:value-type="string" calcext:value-type="string">
            <text:p>yellow</text:p>
          </table:table-cell>
          <table:table-cell/>
          <table:table-cell table:style-name="ce23" office:value-type="float" office:value="19" calcext:value-type="float">
            <text:p>19</text:p>
          </table:table-cell>
          <table:table-cell table:style-name="ce28" office:value-type="string" calcext:value-type="string">
            <text:p>Aux19</text:p>
          </table:table-cell>
          <table:table-cell table:style-name="ce25" table:content-validation-name="val1" office:value-type="string" calcext:value-type="string">
            <text:p>yellow</text:p>
          </table:table-cell>
          <table:table-cell table:formula="of:=IF([.F20]&lt;&gt;CONCATENATE(&quot;Aux&quot;;[.E20]);1;0)" office:value-type="float" office:value="0" calcext:value-type="float">
            <text:p>0</text:p>
          </table:table-cell>
          <table:table-cell/>
          <table:table-cell table:style-name="ce23" office:value-type="float" office:value="19" calcext:value-type="float">
            <text:p>19</text:p>
          </table:table-cell>
          <table:table-cell table:style-name="ce28" office:value-type="string" calcext:value-type="string">
            <text:p>StAux19</text:p>
          </table:table-cell>
          <table:table-cell table:style-name="ce25" table:content-validation-name="val1" office:value-type="string" calcext:value-type="string">
            <text:p>yellow</text:p>
          </table:table-cell>
          <table:table-cell table:style-name="ce2" table:formula="of:=IF([.K20]&lt;&gt;CONCATENATE(&quot;STAux&quot;;[.J20]);1;0)" office:value-type="float" office:value="0" calcext:value-type="float">
            <text:p>0</text:p>
          </table:table-cell>
          <table:table-cell table:style-name="ce2"/>
          <table:table-cell table:style-name="ce23" office:value-type="float" office:value="19" calcext:value-type="float">
            <text:p>19</text:p>
          </table:table-cell>
          <table:table-cell table:style-name="ce28" office:value-type="string" calcext:value-type="string">
            <text:p>Grp19</text:p>
          </table:table-cell>
          <table:table-cell table:style-name="ce25" table:content-validation-name="val1" office:value-type="string" calcext:value-type="string">
            <text:p>yellow</text:p>
          </table:table-cell>
          <table:table-cell table:style-name="ce32" table:formula="of:=IF([.P20]&lt;&gt;CONCATENATE(&quot;Grp&quot;;[.O20]);1;0)" office:value-type="float" office:value="0" calcext:value-type="float">
            <text:p>0</text:p>
          </table:table-cell>
          <table:table-cell table:style-name="ce32"/>
          <table:table-cell table:style-name="ce23" office:value-type="float" office:value="19" calcext:value-type="float">
            <text:p>19</text:p>
          </table:table-cell>
          <table:table-cell table:style-name="ce28" office:value-type="string" calcext:value-type="string">
            <text:p>StGrp19</text:p>
          </table:table-cell>
          <table:table-cell table:style-name="ce25" table:content-validation-name="val1" office:value-type="string" calcext:value-type="string">
            <text:p>yellow</text:p>
          </table:table-cell>
          <table:table-cell table:formula="of:=IF([.U20]&lt;&gt;CONCATENATE(&quot;StGrp&quot;;[.T20]);1;0)" office:value-type="float" office:value="0" calcext:value-type="float">
            <text:p>0</text:p>
          </table:table-cell>
          <table:table-cell/>
          <table:table-cell table:style-name="ce23" office:value-type="float" office:value="19" calcext:value-type="float">
            <text:p>19</text:p>
          </table:table-cell>
          <table:table-cell table:style-name="ce28" office:value-type="string" calcext:value-type="string">
            <text:p>Mtx19</text:p>
          </table:table-cell>
          <table:table-cell table:style-name="ce25" table:content-validation-name="val1" office:value-type="string" calcext:value-type="string">
            <text:p>yellow</text:p>
          </table:table-cell>
          <table:table-cell table:style-name="ce2" table:formula="of:=IF([.Z20]&lt;&gt;CONCATENATE(&quot;Mtx&quot;;[.Y20]);1;0)" office:value-type="float" office:value="0" calcext:value-type="float">
            <text:p>0</text:p>
          </table:table-cell>
          <table:table-cell table:style-name="ce2"/>
          <table:table-cell table:style-name="ce23" office:value-type="float" office:value="19" calcext:value-type="float">
            <text:p>19</text:p>
          </table:table-cell>
          <table:table-cell table:style-name="ce28" office:value-type="string" calcext:value-type="string">
            <text:p>StMtx19</text:p>
          </table:table-cell>
          <table:table-cell table:style-name="ce25" table:content-validation-name="val1" office:value-type="string" calcext:value-type="string">
            <text:p>yellow</text:p>
          </table:table-cell>
          <table:table-cell table:formula="of:=IF([.AE20]&lt;&gt;CONCATENATE(&quot;StMtx&quot;;[.AD20]);1;0)" office:value-type="float" office:value="0" calcext:value-type="float">
            <text:p>0</text:p>
          </table:table-cell>
          <table:table-cell table:number-columns-repeated="16351"/>
        </table:table-row>
        <table:table-row table:style-name="ro2">
          <table:table-cell table:style-name="ce23" office:value-type="float" office:value="20" calcext:value-type="float">
            <text:p>20</text:p>
          </table:table-cell>
          <table:table-cell table:style-name="ce24" office:value-type="string" calcext:value-type="string">
            <text:p>Dca20</text:p>
          </table:table-cell>
          <table:table-cell table:style-name="ce25" table:content-validation-name="val1" office:value-type="string" calcext:value-type="string">
            <text:p>green</text:p>
          </table:table-cell>
          <table:table-cell/>
          <table:table-cell table:style-name="ce23" office:value-type="float" office:value="20" calcext:value-type="float">
            <text:p>20</text:p>
          </table:table-cell>
          <table:table-cell table:style-name="ce28" office:value-type="string" calcext:value-type="string">
            <text:p>Aux20</text:p>
          </table:table-cell>
          <table:table-cell table:style-name="ce25" table:content-validation-name="val1" office:value-type="string" calcext:value-type="string">
            <text:p>green</text:p>
          </table:table-cell>
          <table:table-cell table:formula="of:=IF([.F21]&lt;&gt;CONCATENATE(&quot;Aux&quot;;[.E21]);1;0)" office:value-type="float" office:value="0" calcext:value-type="float">
            <text:p>0</text:p>
          </table:table-cell>
          <table:table-cell/>
          <table:table-cell table:style-name="ce23" office:value-type="float" office:value="20" calcext:value-type="float">
            <text:p>20</text:p>
          </table:table-cell>
          <table:table-cell table:style-name="ce28" office:value-type="string" calcext:value-type="string">
            <text:p>StAux20</text:p>
          </table:table-cell>
          <table:table-cell table:style-name="ce25" table:content-validation-name="val1" office:value-type="string" calcext:value-type="string">
            <text:p>green</text:p>
          </table:table-cell>
          <table:table-cell table:style-name="ce2" table:formula="of:=IF([.K21]&lt;&gt;CONCATENATE(&quot;STAux&quot;;[.J21]);1;0)" office:value-type="float" office:value="0" calcext:value-type="float">
            <text:p>0</text:p>
          </table:table-cell>
          <table:table-cell table:style-name="ce2"/>
          <table:table-cell table:style-name="ce23" office:value-type="float" office:value="20" calcext:value-type="float">
            <text:p>20</text:p>
          </table:table-cell>
          <table:table-cell table:style-name="ce28" office:value-type="string" calcext:value-type="string">
            <text:p>Grp20</text:p>
          </table:table-cell>
          <table:table-cell table:style-name="ce25" table:content-validation-name="val1" office:value-type="string" calcext:value-type="string">
            <text:p>green</text:p>
          </table:table-cell>
          <table:table-cell table:style-name="ce32" table:formula="of:=IF([.P21]&lt;&gt;CONCATENATE(&quot;Grp&quot;;[.O21]);1;0)" office:value-type="float" office:value="0" calcext:value-type="float">
            <text:p>0</text:p>
          </table:table-cell>
          <table:table-cell table:style-name="ce32"/>
          <table:table-cell table:style-name="ce23" office:value-type="float" office:value="20" calcext:value-type="float">
            <text:p>20</text:p>
          </table:table-cell>
          <table:table-cell table:style-name="ce28" office:value-type="string" calcext:value-type="string">
            <text:p>StGrp20</text:p>
          </table:table-cell>
          <table:table-cell table:style-name="ce25" table:content-validation-name="val1" office:value-type="string" calcext:value-type="string">
            <text:p>green</text:p>
          </table:table-cell>
          <table:table-cell table:formula="of:=IF([.U21]&lt;&gt;CONCATENATE(&quot;StGrp&quot;;[.T21]);1;0)" office:value-type="float" office:value="0" calcext:value-type="float">
            <text:p>0</text:p>
          </table:table-cell>
          <table:table-cell/>
          <table:table-cell table:style-name="ce23" office:value-type="float" office:value="20" calcext:value-type="float">
            <text:p>20</text:p>
          </table:table-cell>
          <table:table-cell table:style-name="ce28" office:value-type="string" calcext:value-type="string">
            <text:p>Mtx20</text:p>
          </table:table-cell>
          <table:table-cell table:style-name="ce25" table:content-validation-name="val1" office:value-type="string" calcext:value-type="string">
            <text:p>green</text:p>
          </table:table-cell>
          <table:table-cell table:style-name="ce2" table:formula="of:=IF([.Z21]&lt;&gt;CONCATENATE(&quot;Mtx&quot;;[.Y21]);1;0)" office:value-type="float" office:value="0" calcext:value-type="float">
            <text:p>0</text:p>
          </table:table-cell>
          <table:table-cell table:style-name="ce2"/>
          <table:table-cell table:style-name="ce23" office:value-type="float" office:value="20" calcext:value-type="float">
            <text:p>20</text:p>
          </table:table-cell>
          <table:table-cell table:style-name="ce28" office:value-type="string" calcext:value-type="string">
            <text:p>StMtx20</text:p>
          </table:table-cell>
          <table:table-cell table:style-name="ce25" table:content-validation-name="val1" office:value-type="string" calcext:value-type="string">
            <text:p>green</text:p>
          </table:table-cell>
          <table:table-cell table:formula="of:=IF([.AE21]&lt;&gt;CONCATENATE(&quot;StMtx&quot;;[.AD21]);1;0)" office:value-type="float" office:value="0" calcext:value-type="float">
            <text:p>0</text:p>
          </table:table-cell>
          <table:table-cell table:number-columns-repeated="16351"/>
        </table:table-row>
        <table:table-row table:style-name="ro2">
          <table:table-cell table:style-name="ce23" office:value-type="float" office:value="21" calcext:value-type="float">
            <text:p>21</text:p>
          </table:table-cell>
          <table:table-cell table:style-name="ce24" office:value-type="string" calcext:value-type="string">
            <text:p>Dca21</text:p>
          </table:table-cell>
          <table:table-cell table:style-name="ce25" table:content-validation-name="val1" office:value-type="string" calcext:value-type="string">
            <text:p>light blue</text:p>
          </table:table-cell>
          <table:table-cell/>
          <table:table-cell table:style-name="ce23" office:value-type="float" office:value="21" calcext:value-type="float">
            <text:p>21</text:p>
          </table:table-cell>
          <table:table-cell table:style-name="ce28" office:value-type="string" calcext:value-type="string">
            <text:p>Aux21</text:p>
          </table:table-cell>
          <table:table-cell table:style-name="ce25" table:content-validation-name="val1" office:value-type="string" calcext:value-type="string">
            <text:p>light blue</text:p>
          </table:table-cell>
          <table:table-cell table:formula="of:=IF([.F22]&lt;&gt;CONCATENATE(&quot;Aux&quot;;[.E22]);1;0)" office:value-type="float" office:value="0" calcext:value-type="float">
            <text:p>0</text:p>
          </table:table-cell>
          <table:table-cell/>
          <table:table-cell table:style-name="ce23" office:value-type="float" office:value="21" calcext:value-type="float">
            <text:p>21</text:p>
          </table:table-cell>
          <table:table-cell table:style-name="ce28" office:value-type="string" calcext:value-type="string">
            <text:p>StAux21</text:p>
          </table:table-cell>
          <table:table-cell table:style-name="ce25" table:content-validation-name="val1" office:value-type="string" calcext:value-type="string">
            <text:p>light blue</text:p>
          </table:table-cell>
          <table:table-cell table:style-name="ce2" table:formula="of:=IF([.K22]&lt;&gt;CONCATENATE(&quot;STAux&quot;;[.J22]);1;0)" office:value-type="float" office:value="0" calcext:value-type="float">
            <text:p>0</text:p>
          </table:table-cell>
          <table:table-cell table:style-name="ce2"/>
          <table:table-cell table:style-name="ce23" office:value-type="float" office:value="21" calcext:value-type="float">
            <text:p>21</text:p>
          </table:table-cell>
          <table:table-cell table:style-name="ce28" office:value-type="string" calcext:value-type="string">
            <text:p>Grp21</text:p>
          </table:table-cell>
          <table:table-cell table:style-name="ce25" table:content-validation-name="val1" office:value-type="string" calcext:value-type="string">
            <text:p>light blue</text:p>
          </table:table-cell>
          <table:table-cell table:style-name="ce32" table:formula="of:=IF([.P22]&lt;&gt;CONCATENATE(&quot;Grp&quot;;[.O22]);1;0)" office:value-type="float" office:value="0" calcext:value-type="float">
            <text:p>0</text:p>
          </table:table-cell>
          <table:table-cell table:style-name="ce32"/>
          <table:table-cell table:style-name="ce23" office:value-type="float" office:value="21" calcext:value-type="float">
            <text:p>21</text:p>
          </table:table-cell>
          <table:table-cell table:style-name="ce28" office:value-type="string" calcext:value-type="string">
            <text:p>StGrp21</text:p>
          </table:table-cell>
          <table:table-cell table:style-name="ce25" table:content-validation-name="val1" office:value-type="string" calcext:value-type="string">
            <text:p>light blue</text:p>
          </table:table-cell>
          <table:table-cell table:formula="of:=IF([.U22]&lt;&gt;CONCATENATE(&quot;StGrp&quot;;[.T22]);1;0)" office:value-type="float" office:value="0" calcext:value-type="float">
            <text:p>0</text:p>
          </table:table-cell>
          <table:table-cell/>
          <table:table-cell table:style-name="ce23" office:value-type="float" office:value="21" calcext:value-type="float">
            <text:p>21</text:p>
          </table:table-cell>
          <table:table-cell table:style-name="ce28" office:value-type="string" calcext:value-type="string">
            <text:p>Mtx21</text:p>
          </table:table-cell>
          <table:table-cell table:style-name="ce25" table:content-validation-name="val1" office:value-type="string" calcext:value-type="string">
            <text:p>light blue</text:p>
          </table:table-cell>
          <table:table-cell table:style-name="ce2" table:formula="of:=IF([.Z22]&lt;&gt;CONCATENATE(&quot;Mtx&quot;;[.Y22]);1;0)" office:value-type="float" office:value="0" calcext:value-type="float">
            <text:p>0</text:p>
          </table:table-cell>
          <table:table-cell table:style-name="ce2"/>
          <table:table-cell table:style-name="ce23" office:value-type="float" office:value="21" calcext:value-type="float">
            <text:p>21</text:p>
          </table:table-cell>
          <table:table-cell table:style-name="ce28" office:value-type="string" calcext:value-type="string">
            <text:p>StMtx21</text:p>
          </table:table-cell>
          <table:table-cell table:style-name="ce25" table:content-validation-name="val1" office:value-type="string" calcext:value-type="string">
            <text:p>light blue</text:p>
          </table:table-cell>
          <table:table-cell table:formula="of:=IF([.AE22]&lt;&gt;CONCATENATE(&quot;StMtx&quot;;[.AD22]);1;0)" office:value-type="float" office:value="0" calcext:value-type="float">
            <text:p>0</text:p>
          </table:table-cell>
          <table:table-cell table:number-columns-repeated="16351"/>
        </table:table-row>
        <table:table-row table:style-name="ro2">
          <table:table-cell table:style-name="ce23" office:value-type="float" office:value="22" calcext:value-type="float">
            <text:p>22</text:p>
          </table:table-cell>
          <table:table-cell table:style-name="ce24" office:value-type="string" calcext:value-type="string">
            <text:p>Dca22</text:p>
          </table:table-cell>
          <table:table-cell table:style-name="ce25" table:content-validation-name="val1" office:value-type="string" calcext:value-type="string">
            <text:p>white</text:p>
          </table:table-cell>
          <table:table-cell/>
          <table:table-cell table:style-name="ce23" office:value-type="float" office:value="22" calcext:value-type="float">
            <text:p>22</text:p>
          </table:table-cell>
          <table:table-cell table:style-name="ce28" office:value-type="string" calcext:value-type="string">
            <text:p>Aux22</text:p>
          </table:table-cell>
          <table:table-cell table:style-name="ce25" table:content-validation-name="val1" office:value-type="string" calcext:value-type="string">
            <text:p>white</text:p>
          </table:table-cell>
          <table:table-cell table:formula="of:=IF([.F23]&lt;&gt;CONCATENATE(&quot;Aux&quot;;[.E23]);1;0)" office:value-type="float" office:value="0" calcext:value-type="float">
            <text:p>0</text:p>
          </table:table-cell>
          <table:table-cell/>
          <table:table-cell table:style-name="ce23" office:value-type="float" office:value="22" calcext:value-type="float">
            <text:p>22</text:p>
          </table:table-cell>
          <table:table-cell table:style-name="ce28" office:value-type="string" calcext:value-type="string">
            <text:p>StAux22</text:p>
          </table:table-cell>
          <table:table-cell table:style-name="ce25" table:content-validation-name="val1" office:value-type="string" calcext:value-type="string">
            <text:p>white</text:p>
          </table:table-cell>
          <table:table-cell table:style-name="ce2" table:formula="of:=IF([.K23]&lt;&gt;CONCATENATE(&quot;STAux&quot;;[.J23]);1;0)" office:value-type="float" office:value="0" calcext:value-type="float">
            <text:p>0</text:p>
          </table:table-cell>
          <table:table-cell table:style-name="ce2"/>
          <table:table-cell table:style-name="ce23" office:value-type="float" office:value="22" calcext:value-type="float">
            <text:p>22</text:p>
          </table:table-cell>
          <table:table-cell table:style-name="ce28" office:value-type="string" calcext:value-type="string">
            <text:p>Grp22</text:p>
          </table:table-cell>
          <table:table-cell table:style-name="ce25" table:content-validation-name="val1" office:value-type="string" calcext:value-type="string">
            <text:p>white</text:p>
          </table:table-cell>
          <table:table-cell table:style-name="ce32" table:formula="of:=IF([.P23]&lt;&gt;CONCATENATE(&quot;Grp&quot;;[.O23]);1;0)" office:value-type="float" office:value="0" calcext:value-type="float">
            <text:p>0</text:p>
          </table:table-cell>
          <table:table-cell table:style-name="ce32"/>
          <table:table-cell table:style-name="ce23" office:value-type="float" office:value="22" calcext:value-type="float">
            <text:p>22</text:p>
          </table:table-cell>
          <table:table-cell table:style-name="ce28" office:value-type="string" calcext:value-type="string">
            <text:p>StGrp22</text:p>
          </table:table-cell>
          <table:table-cell table:style-name="ce25" table:content-validation-name="val1" office:value-type="string" calcext:value-type="string">
            <text:p>white</text:p>
          </table:table-cell>
          <table:table-cell table:formula="of:=IF([.U23]&lt;&gt;CONCATENATE(&quot;StGrp&quot;;[.T23]);1;0)" office:value-type="float" office:value="0" calcext:value-type="float">
            <text:p>0</text:p>
          </table:table-cell>
          <table:table-cell/>
          <table:table-cell table:style-name="ce23" office:value-type="float" office:value="22" calcext:value-type="float">
            <text:p>22</text:p>
          </table:table-cell>
          <table:table-cell table:style-name="ce28" office:value-type="string" calcext:value-type="string">
            <text:p>Mtx22</text:p>
          </table:table-cell>
          <table:table-cell table:style-name="ce25" table:content-validation-name="val1" office:value-type="string" calcext:value-type="string">
            <text:p>white</text:p>
          </table:table-cell>
          <table:table-cell table:style-name="ce2" table:formula="of:=IF([.Z23]&lt;&gt;CONCATENATE(&quot;Mtx&quot;;[.Y23]);1;0)" office:value-type="float" office:value="0" calcext:value-type="float">
            <text:p>0</text:p>
          </table:table-cell>
          <table:table-cell table:style-name="ce2"/>
          <table:table-cell table:style-name="ce23" office:value-type="float" office:value="22" calcext:value-type="float">
            <text:p>22</text:p>
          </table:table-cell>
          <table:table-cell table:style-name="ce28" office:value-type="string" calcext:value-type="string">
            <text:p>StMtx22</text:p>
          </table:table-cell>
          <table:table-cell table:style-name="ce25" table:content-validation-name="val1" office:value-type="string" calcext:value-type="string">
            <text:p>white</text:p>
          </table:table-cell>
          <table:table-cell table:formula="of:=IF([.AE23]&lt;&gt;CONCATENATE(&quot;StMtx&quot;;[.AD23]);1;0)" office:value-type="float" office:value="0" calcext:value-type="float">
            <text:p>0</text:p>
          </table:table-cell>
          <table:table-cell table:number-columns-repeated="16351"/>
        </table:table-row>
        <table:table-row table:style-name="ro2">
          <table:table-cell table:style-name="ce23" office:value-type="float" office:value="23" calcext:value-type="float">
            <text:p>23</text:p>
          </table:table-cell>
          <table:table-cell table:style-name="ce24" office:value-type="string" calcext:value-type="string">
            <text:p>Dca23</text:p>
          </table:table-cell>
          <table:table-cell table:style-name="ce25" table:content-validation-name="val1" office:value-type="string" calcext:value-type="string">
            <text:p>purple</text:p>
          </table:table-cell>
          <table:table-cell/>
          <table:table-cell table:style-name="ce23" office:value-type="float" office:value="23" calcext:value-type="float">
            <text:p>23</text:p>
          </table:table-cell>
          <table:table-cell table:style-name="ce28" office:value-type="string" calcext:value-type="string">
            <text:p>Aux23</text:p>
          </table:table-cell>
          <table:table-cell table:style-name="ce25" table:content-validation-name="val1" office:value-type="string" calcext:value-type="string">
            <text:p>purple</text:p>
          </table:table-cell>
          <table:table-cell table:formula="of:=IF([.F24]&lt;&gt;CONCATENATE(&quot;Aux&quot;;[.E24]);1;0)" office:value-type="float" office:value="0" calcext:value-type="float">
            <text:p>0</text:p>
          </table:table-cell>
          <table:table-cell/>
          <table:table-cell table:style-name="ce23" office:value-type="float" office:value="23" calcext:value-type="float">
            <text:p>23</text:p>
          </table:table-cell>
          <table:table-cell table:style-name="ce28" office:value-type="string" calcext:value-type="string">
            <text:p>StAux23</text:p>
          </table:table-cell>
          <table:table-cell table:style-name="ce25" table:content-validation-name="val1" office:value-type="string" calcext:value-type="string">
            <text:p>purple</text:p>
          </table:table-cell>
          <table:table-cell table:style-name="ce2" table:formula="of:=IF([.K24]&lt;&gt;CONCATENATE(&quot;STAux&quot;;[.J24]);1;0)" office:value-type="float" office:value="0" calcext:value-type="float">
            <text:p>0</text:p>
          </table:table-cell>
          <table:table-cell table:style-name="ce2"/>
          <table:table-cell table:style-name="ce23" office:value-type="float" office:value="23" calcext:value-type="float">
            <text:p>23</text:p>
          </table:table-cell>
          <table:table-cell table:style-name="ce28" office:value-type="string" calcext:value-type="string">
            <text:p>Grp23</text:p>
          </table:table-cell>
          <table:table-cell table:style-name="ce25" table:content-validation-name="val1" office:value-type="string" calcext:value-type="string">
            <text:p>purple</text:p>
          </table:table-cell>
          <table:table-cell table:style-name="ce32" table:formula="of:=IF([.P24]&lt;&gt;CONCATENATE(&quot;Grp&quot;;[.O24]);1;0)" office:value-type="float" office:value="0" calcext:value-type="float">
            <text:p>0</text:p>
          </table:table-cell>
          <table:table-cell table:style-name="ce32"/>
          <table:table-cell table:style-name="ce23" office:value-type="float" office:value="23" calcext:value-type="float">
            <text:p>23</text:p>
          </table:table-cell>
          <table:table-cell table:style-name="ce28" office:value-type="string" calcext:value-type="string">
            <text:p>StGrp23</text:p>
          </table:table-cell>
          <table:table-cell table:style-name="ce25" table:content-validation-name="val1" office:value-type="string" calcext:value-type="string">
            <text:p>purple</text:p>
          </table:table-cell>
          <table:table-cell table:formula="of:=IF([.U24]&lt;&gt;CONCATENATE(&quot;StGrp&quot;;[.T24]);1;0)" office:value-type="float" office:value="0" calcext:value-type="float">
            <text:p>0</text:p>
          </table:table-cell>
          <table:table-cell/>
          <table:table-cell table:style-name="ce23" office:value-type="float" office:value="23" calcext:value-type="float">
            <text:p>23</text:p>
          </table:table-cell>
          <table:table-cell table:style-name="ce28" office:value-type="string" calcext:value-type="string">
            <text:p>Mtx23</text:p>
          </table:table-cell>
          <table:table-cell table:style-name="ce25" table:content-validation-name="val1" office:value-type="string" calcext:value-type="string">
            <text:p>purple</text:p>
          </table:table-cell>
          <table:table-cell table:style-name="ce2" table:formula="of:=IF([.Z24]&lt;&gt;CONCATENATE(&quot;Mtx&quot;;[.Y24]);1;0)" office:value-type="float" office:value="0" calcext:value-type="float">
            <text:p>0</text:p>
          </table:table-cell>
          <table:table-cell table:style-name="ce2"/>
          <table:table-cell table:style-name="ce23" office:value-type="float" office:value="23" calcext:value-type="float">
            <text:p>23</text:p>
          </table:table-cell>
          <table:table-cell table:style-name="ce28" office:value-type="string" calcext:value-type="string">
            <text:p>StMtx23</text:p>
          </table:table-cell>
          <table:table-cell table:style-name="ce25" table:content-validation-name="val1" office:value-type="string" calcext:value-type="string">
            <text:p>purple</text:p>
          </table:table-cell>
          <table:table-cell table:formula="of:=IF([.AE24]&lt;&gt;CONCATENATE(&quot;StMtx&quot;;[.AD24]);1;0)" office:value-type="float" office:value="0" calcext:value-type="float">
            <text:p>0</text:p>
          </table:table-cell>
          <table:table-cell table:number-columns-repeated="16351"/>
        </table:table-row>
        <table:table-row table:style-name="ro2">
          <table:table-cell table:style-name="ce23" office:value-type="float" office:value="24" calcext:value-type="float">
            <text:p>24</text:p>
          </table:table-cell>
          <table:table-cell table:style-name="ce24" office:value-type="string" calcext:value-type="string">
            <text:p>Dca24</text:p>
          </table:table-cell>
          <table:table-cell table:style-name="ce25" table:content-validation-name="val1" office:value-type="string" calcext:value-type="string">
            <text:p>black</text:p>
          </table:table-cell>
          <table:table-cell/>
          <table:table-cell table:style-name="ce23" office:value-type="float" office:value="24" calcext:value-type="float">
            <text:p>24</text:p>
          </table:table-cell>
          <table:table-cell table:style-name="ce28" office:value-type="string" calcext:value-type="string">
            <text:p>Aux24</text:p>
          </table:table-cell>
          <table:table-cell table:style-name="ce25" table:content-validation-name="val1" office:value-type="string" calcext:value-type="string">
            <text:p>black</text:p>
          </table:table-cell>
          <table:table-cell table:formula="of:=IF([.F25]&lt;&gt;CONCATENATE(&quot;Aux&quot;;[.E25]);1;0)" office:value-type="float" office:value="0" calcext:value-type="float">
            <text:p>0</text:p>
          </table:table-cell>
          <table:table-cell/>
          <table:table-cell table:style-name="ce23" office:value-type="float" office:value="24" calcext:value-type="float">
            <text:p>24</text:p>
          </table:table-cell>
          <table:table-cell table:style-name="ce28" office:value-type="string" calcext:value-type="string">
            <text:p>StAux24</text:p>
          </table:table-cell>
          <table:table-cell table:style-name="ce25" table:content-validation-name="val1" office:value-type="string" calcext:value-type="string">
            <text:p>black</text:p>
          </table:table-cell>
          <table:table-cell table:style-name="ce2" table:formula="of:=IF([.K25]&lt;&gt;CONCATENATE(&quot;STAux&quot;;[.J25]);1;0)" office:value-type="float" office:value="0" calcext:value-type="float">
            <text:p>0</text:p>
          </table:table-cell>
          <table:table-cell table:style-name="ce2"/>
          <table:table-cell table:style-name="ce23" office:value-type="float" office:value="24" calcext:value-type="float">
            <text:p>24</text:p>
          </table:table-cell>
          <table:table-cell table:style-name="ce28" office:value-type="string" calcext:value-type="string">
            <text:p>Grp24</text:p>
          </table:table-cell>
          <table:table-cell table:style-name="ce25" table:content-validation-name="val1" office:value-type="string" calcext:value-type="string">
            <text:p>black</text:p>
          </table:table-cell>
          <table:table-cell table:style-name="ce32" table:formula="of:=IF([.P25]&lt;&gt;CONCATENATE(&quot;Grp&quot;;[.O25]);1;0)" office:value-type="float" office:value="0" calcext:value-type="float">
            <text:p>0</text:p>
          </table:table-cell>
          <table:table-cell table:style-name="ce32"/>
          <table:table-cell table:style-name="ce23" office:value-type="float" office:value="24" calcext:value-type="float">
            <text:p>24</text:p>
          </table:table-cell>
          <table:table-cell table:style-name="ce28" office:value-type="string" calcext:value-type="string">
            <text:p>StGrp24</text:p>
          </table:table-cell>
          <table:table-cell table:style-name="ce25" table:content-validation-name="val1" office:value-type="string" calcext:value-type="string">
            <text:p>black</text:p>
          </table:table-cell>
          <table:table-cell table:formula="of:=IF([.U25]&lt;&gt;CONCATENATE(&quot;StGrp&quot;;[.T25]);1;0)" office:value-type="float" office:value="0" calcext:value-type="float">
            <text:p>0</text:p>
          </table:table-cell>
          <table:table-cell/>
          <table:table-cell table:style-name="ce23" office:value-type="float" office:value="24" calcext:value-type="float">
            <text:p>24</text:p>
          </table:table-cell>
          <table:table-cell table:style-name="ce28" office:value-type="string" calcext:value-type="string">
            <text:p>Mtx24</text:p>
          </table:table-cell>
          <table:table-cell table:style-name="ce25" table:content-validation-name="val1" office:value-type="string" calcext:value-type="string">
            <text:p>black</text:p>
          </table:table-cell>
          <table:table-cell table:style-name="ce2" table:formula="of:=IF([.Z25]&lt;&gt;CONCATENATE(&quot;Mtx&quot;;[.Y25]);1;0)" office:value-type="float" office:value="0" calcext:value-type="float">
            <text:p>0</text:p>
          </table:table-cell>
          <table:table-cell table:style-name="ce2"/>
          <table:table-cell table:style-name="ce23" office:value-type="float" office:value="24" calcext:value-type="float">
            <text:p>24</text:p>
          </table:table-cell>
          <table:table-cell table:style-name="ce28" office:value-type="string" calcext:value-type="string">
            <text:p>StMtx24</text:p>
          </table:table-cell>
          <table:table-cell table:style-name="ce25" table:content-validation-name="val1" office:value-type="string" calcext:value-type="string">
            <text:p>black</text:p>
          </table:table-cell>
          <table:table-cell table:formula="of:=IF([.AE25]&lt;&gt;CONCATENATE(&quot;StMtx&quot;;[.AD25]);1;0)" office:value-type="float" office:value="0" calcext:value-type="float">
            <text:p>0</text:p>
          </table:table-cell>
          <table:table-cell table:number-columns-repeated="16351"/>
        </table:table-row>
        <table:table-row table:style-name="ro2">
          <table:table-cell table:number-columns-repeated="4"/>
          <table:table-cell table:style-name="ce23" office:value-type="float" office:value="25" calcext:value-type="float">
            <text:p>25</text:p>
          </table:table-cell>
          <table:table-cell table:style-name="ce28" office:value-type="string" calcext:value-type="string">
            <text:p>Aux25</text:p>
          </table:table-cell>
          <table:table-cell table:style-name="ce25" table:content-validation-name="val1" office:value-type="string" calcext:value-type="string">
            <text:p>blue</text:p>
          </table:table-cell>
          <table:table-cell table:formula="of:=IF([.F26]&lt;&gt;CONCATENATE(&quot;Aux&quot;;[.E26]);1;0)" office:value-type="float" office:value="0" calcext:value-type="float">
            <text:p>0</text:p>
          </table:table-cell>
          <table:table-cell/>
          <table:table-cell table:style-name="ce23" office:value-type="float" office:value="25" calcext:value-type="float">
            <text:p>25</text:p>
          </table:table-cell>
          <table:table-cell table:style-name="ce28" office:value-type="string" calcext:value-type="string">
            <text:p>StAux25</text:p>
          </table:table-cell>
          <table:table-cell table:style-name="ce25" table:content-validation-name="val1" office:value-type="string" calcext:value-type="string">
            <text:p>blue</text:p>
          </table:table-cell>
          <table:table-cell table:style-name="ce2" table:formula="of:=IF([.K26]&lt;&gt;CONCATENATE(&quot;STAux&quot;;[.J26]);1;0)" office:value-type="float" office:value="0" calcext:value-type="float">
            <text:p>0</text:p>
          </table:table-cell>
          <table:table-cell table:style-name="ce2"/>
          <table:table-cell table:style-name="ce23" office:value-type="float" office:value="25" calcext:value-type="float">
            <text:p>25</text:p>
          </table:table-cell>
          <table:table-cell table:style-name="ce28" office:value-type="string" calcext:value-type="string">
            <text:p>Grp25</text:p>
          </table:table-cell>
          <table:table-cell table:style-name="ce25" table:content-validation-name="val1" office:value-type="string" calcext:value-type="string">
            <text:p>blue</text:p>
          </table:table-cell>
          <table:table-cell table:style-name="ce32" table:formula="of:=IF([.P26]&lt;&gt;CONCATENATE(&quot;Grp&quot;;[.O26]);1;0)" office:value-type="float" office:value="0" calcext:value-type="float">
            <text:p>0</text:p>
          </table:table-cell>
          <table:table-cell table:style-name="ce32"/>
          <table:table-cell table:style-name="ce23" office:value-type="float" office:value="25" calcext:value-type="float">
            <text:p>25</text:p>
          </table:table-cell>
          <table:table-cell table:style-name="ce28" office:value-type="string" calcext:value-type="string">
            <text:p>StGrp25</text:p>
          </table:table-cell>
          <table:table-cell table:style-name="ce25" table:content-validation-name="val1" office:value-type="string" calcext:value-type="string">
            <text:p>blue</text:p>
          </table:table-cell>
          <table:table-cell table:formula="of:=IF([.U26]&lt;&gt;CONCATENATE(&quot;StGrp&quot;;[.T26]);1;0)" office:value-type="float" office:value="0" calcext:value-type="float">
            <text:p>0</text:p>
          </table:table-cell>
          <table:table-cell/>
          <table:table-cell table:style-name="ce23" office:value-type="float" office:value="25" calcext:value-type="float">
            <text:p>25</text:p>
          </table:table-cell>
          <table:table-cell table:style-name="ce28" office:value-type="string" calcext:value-type="string">
            <text:p>Mtx25</text:p>
          </table:table-cell>
          <table:table-cell table:style-name="ce25" table:content-validation-name="val1" office:value-type="string" calcext:value-type="string">
            <text:p>blue</text:p>
          </table:table-cell>
          <table:table-cell table:style-name="ce2" table:formula="of:=IF([.Z26]&lt;&gt;CONCATENATE(&quot;Mtx&quot;;[.Y26]);1;0)" office:value-type="float" office:value="0" calcext:value-type="float">
            <text:p>0</text:p>
          </table:table-cell>
          <table:table-cell table:style-name="ce2"/>
          <table:table-cell table:style-name="ce23" office:value-type="float" office:value="25" calcext:value-type="float">
            <text:p>25</text:p>
          </table:table-cell>
          <table:table-cell table:style-name="ce28" office:value-type="string" calcext:value-type="string">
            <text:p>StMtx25</text:p>
          </table:table-cell>
          <table:table-cell table:style-name="ce25" table:content-validation-name="val1" office:value-type="string" calcext:value-type="string">
            <text:p>blue</text:p>
          </table:table-cell>
          <table:table-cell table:formula="of:=IF([.AE26]&lt;&gt;CONCATENATE(&quot;StMtx&quot;;[.AD26]);1;0)" office:value-type="float" office:value="0" calcext:value-type="float">
            <text:p>0</text:p>
          </table:table-cell>
          <table:table-cell table:number-columns-repeated="16351"/>
        </table:table-row>
        <table:table-row table:style-name="ro2">
          <table:table-cell table:number-columns-repeated="4"/>
          <table:table-cell table:style-name="ce23" office:value-type="float" office:value="26" calcext:value-type="float">
            <text:p>26</text:p>
          </table:table-cell>
          <table:table-cell table:style-name="ce28" office:value-type="string" calcext:value-type="string">
            <text:p>Aux26</text:p>
          </table:table-cell>
          <table:table-cell table:style-name="ce25" table:content-validation-name="val1" office:value-type="string" calcext:value-type="string">
            <text:p>red</text:p>
          </table:table-cell>
          <table:table-cell table:formula="of:=IF([.F27]&lt;&gt;CONCATENATE(&quot;Aux&quot;;[.E27]);1;0)" office:value-type="float" office:value="0" calcext:value-type="float">
            <text:p>0</text:p>
          </table:table-cell>
          <table:table-cell/>
          <table:table-cell table:style-name="ce23" office:value-type="float" office:value="26" calcext:value-type="float">
            <text:p>26</text:p>
          </table:table-cell>
          <table:table-cell table:style-name="ce28" office:value-type="string" calcext:value-type="string">
            <text:p>StAux26</text:p>
          </table:table-cell>
          <table:table-cell table:style-name="ce25" table:content-validation-name="val1" office:value-type="string" calcext:value-type="string">
            <text:p>red</text:p>
          </table:table-cell>
          <table:table-cell table:style-name="ce2" table:formula="of:=IF([.K27]&lt;&gt;CONCATENATE(&quot;STAux&quot;;[.J27]);1;0)" office:value-type="float" office:value="0" calcext:value-type="float">
            <text:p>0</text:p>
          </table:table-cell>
          <table:table-cell table:style-name="ce2"/>
          <table:table-cell table:style-name="ce23" office:value-type="float" office:value="26" calcext:value-type="float">
            <text:p>26</text:p>
          </table:table-cell>
          <table:table-cell table:style-name="ce28" office:value-type="string" calcext:value-type="string">
            <text:p>Grp26</text:p>
          </table:table-cell>
          <table:table-cell table:style-name="ce25" table:content-validation-name="val1" office:value-type="string" calcext:value-type="string">
            <text:p>red</text:p>
          </table:table-cell>
          <table:table-cell table:style-name="ce32" table:formula="of:=IF([.P27]&lt;&gt;CONCATENATE(&quot;Grp&quot;;[.O27]);1;0)" office:value-type="float" office:value="0" calcext:value-type="float">
            <text:p>0</text:p>
          </table:table-cell>
          <table:table-cell table:style-name="ce32"/>
          <table:table-cell table:style-name="ce23" office:value-type="float" office:value="26" calcext:value-type="float">
            <text:p>26</text:p>
          </table:table-cell>
          <table:table-cell table:style-name="ce28" office:value-type="string" calcext:value-type="string">
            <text:p>StGrp26</text:p>
          </table:table-cell>
          <table:table-cell table:style-name="ce25" table:content-validation-name="val1" office:value-type="string" calcext:value-type="string">
            <text:p>red</text:p>
          </table:table-cell>
          <table:table-cell table:formula="of:=IF([.U27]&lt;&gt;CONCATENATE(&quot;StGrp&quot;;[.T27]);1;0)" office:value-type="float" office:value="0" calcext:value-type="float">
            <text:p>0</text:p>
          </table:table-cell>
          <table:table-cell/>
          <table:table-cell table:style-name="ce23" office:value-type="float" office:value="26" calcext:value-type="float">
            <text:p>26</text:p>
          </table:table-cell>
          <table:table-cell table:style-name="ce28" office:value-type="string" calcext:value-type="string">
            <text:p>Mtx26</text:p>
          </table:table-cell>
          <table:table-cell table:style-name="ce25" table:content-validation-name="val1" office:value-type="string" calcext:value-type="string">
            <text:p>red</text:p>
          </table:table-cell>
          <table:table-cell table:style-name="ce2" table:formula="of:=IF([.Z27]&lt;&gt;CONCATENATE(&quot;Mtx&quot;;[.Y27]);1;0)" office:value-type="float" office:value="0" calcext:value-type="float">
            <text:p>0</text:p>
          </table:table-cell>
          <table:table-cell table:style-name="ce2"/>
          <table:table-cell table:style-name="ce23" office:value-type="float" office:value="26" calcext:value-type="float">
            <text:p>26</text:p>
          </table:table-cell>
          <table:table-cell table:style-name="ce28" office:value-type="string" calcext:value-type="string">
            <text:p>StMtx26</text:p>
          </table:table-cell>
          <table:table-cell table:style-name="ce25" table:content-validation-name="val1" office:value-type="string" calcext:value-type="string">
            <text:p>red</text:p>
          </table:table-cell>
          <table:table-cell table:formula="of:=IF([.AE27]&lt;&gt;CONCATENATE(&quot;StMtx&quot;;[.AD27]);1;0)" office:value-type="float" office:value="0" calcext:value-type="float">
            <text:p>0</text:p>
          </table:table-cell>
          <table:table-cell table:number-columns-repeated="16351"/>
        </table:table-row>
        <table:table-row table:style-name="ro2">
          <table:table-cell table:number-columns-repeated="4"/>
          <table:table-cell table:style-name="ce23" office:value-type="float" office:value="27" calcext:value-type="float">
            <text:p>27</text:p>
          </table:table-cell>
          <table:table-cell table:style-name="ce28" office:value-type="string" calcext:value-type="string">
            <text:p>Aux27</text:p>
          </table:table-cell>
          <table:table-cell table:style-name="ce25" table:content-validation-name="val1" office:value-type="string" calcext:value-type="string">
            <text:p>yellow</text:p>
          </table:table-cell>
          <table:table-cell table:formula="of:=IF([.F28]&lt;&gt;CONCATENATE(&quot;Aux&quot;;[.E28]);1;0)" office:value-type="float" office:value="0" calcext:value-type="float">
            <text:p>0</text:p>
          </table:table-cell>
          <table:table-cell/>
          <table:table-cell table:style-name="ce23" office:value-type="float" office:value="27" calcext:value-type="float">
            <text:p>27</text:p>
          </table:table-cell>
          <table:table-cell table:style-name="ce28" office:value-type="string" calcext:value-type="string">
            <text:p>StAux27</text:p>
          </table:table-cell>
          <table:table-cell table:style-name="ce25" table:content-validation-name="val1" office:value-type="string" calcext:value-type="string">
            <text:p>yellow</text:p>
          </table:table-cell>
          <table:table-cell table:style-name="ce2" table:formula="of:=IF([.K28]&lt;&gt;CONCATENATE(&quot;STAux&quot;;[.J28]);1;0)" office:value-type="float" office:value="0" calcext:value-type="float">
            <text:p>0</text:p>
          </table:table-cell>
          <table:table-cell table:style-name="ce2"/>
          <table:table-cell table:style-name="ce23" office:value-type="float" office:value="27" calcext:value-type="float">
            <text:p>27</text:p>
          </table:table-cell>
          <table:table-cell table:style-name="ce28" office:value-type="string" calcext:value-type="string">
            <text:p>Grp27</text:p>
          </table:table-cell>
          <table:table-cell table:style-name="ce25" table:content-validation-name="val1" office:value-type="string" calcext:value-type="string">
            <text:p>yellow</text:p>
          </table:table-cell>
          <table:table-cell table:style-name="ce32" table:formula="of:=IF([.P28]&lt;&gt;CONCATENATE(&quot;Grp&quot;;[.O28]);1;0)" office:value-type="float" office:value="0" calcext:value-type="float">
            <text:p>0</text:p>
          </table:table-cell>
          <table:table-cell table:style-name="ce32"/>
          <table:table-cell table:style-name="ce23" office:value-type="float" office:value="27" calcext:value-type="float">
            <text:p>27</text:p>
          </table:table-cell>
          <table:table-cell table:style-name="ce28" office:value-type="string" calcext:value-type="string">
            <text:p>StGrp27</text:p>
          </table:table-cell>
          <table:table-cell table:style-name="ce25" table:content-validation-name="val1" office:value-type="string" calcext:value-type="string">
            <text:p>yellow</text:p>
          </table:table-cell>
          <table:table-cell table:formula="of:=IF([.U28]&lt;&gt;CONCATENATE(&quot;StGrp&quot;;[.T28]);1;0)" office:value-type="float" office:value="0" calcext:value-type="float">
            <text:p>0</text:p>
          </table:table-cell>
          <table:table-cell/>
          <table:table-cell table:style-name="ce23" office:value-type="float" office:value="27" calcext:value-type="float">
            <text:p>27</text:p>
          </table:table-cell>
          <table:table-cell table:style-name="ce28" office:value-type="string" calcext:value-type="string">
            <text:p>Mtx27</text:p>
          </table:table-cell>
          <table:table-cell table:style-name="ce25" table:content-validation-name="val1" office:value-type="string" calcext:value-type="string">
            <text:p>yellow</text:p>
          </table:table-cell>
          <table:table-cell table:style-name="ce2" table:formula="of:=IF([.Z28]&lt;&gt;CONCATENATE(&quot;Mtx&quot;;[.Y28]);1;0)" office:value-type="float" office:value="0" calcext:value-type="float">
            <text:p>0</text:p>
          </table:table-cell>
          <table:table-cell table:style-name="ce2"/>
          <table:table-cell table:style-name="ce23" office:value-type="float" office:value="27" calcext:value-type="float">
            <text:p>27</text:p>
          </table:table-cell>
          <table:table-cell table:style-name="ce28" office:value-type="string" calcext:value-type="string">
            <text:p>StMtx27</text:p>
          </table:table-cell>
          <table:table-cell table:style-name="ce25" table:content-validation-name="val1" office:value-type="string" calcext:value-type="string">
            <text:p>yellow</text:p>
          </table:table-cell>
          <table:table-cell table:formula="of:=IF([.AE28]&lt;&gt;CONCATENATE(&quot;StMtx&quot;;[.AD28]);1;0)" office:value-type="float" office:value="0" calcext:value-type="float">
            <text:p>0</text:p>
          </table:table-cell>
          <table:table-cell table:number-columns-repeated="16351"/>
        </table:table-row>
        <table:table-row table:style-name="ro2">
          <table:table-cell table:number-columns-repeated="4"/>
          <table:table-cell table:style-name="ce23" office:value-type="float" office:value="28" calcext:value-type="float">
            <text:p>28</text:p>
          </table:table-cell>
          <table:table-cell table:style-name="ce28" office:value-type="string" calcext:value-type="string">
            <text:p>Aux28</text:p>
          </table:table-cell>
          <table:table-cell table:style-name="ce25" table:content-validation-name="val1" office:value-type="string" calcext:value-type="string">
            <text:p>green</text:p>
          </table:table-cell>
          <table:table-cell table:formula="of:=IF([.F29]&lt;&gt;CONCATENATE(&quot;Aux&quot;;[.E29]);1;0)" office:value-type="float" office:value="0" calcext:value-type="float">
            <text:p>0</text:p>
          </table:table-cell>
          <table:table-cell/>
          <table:table-cell table:style-name="ce23" office:value-type="float" office:value="28" calcext:value-type="float">
            <text:p>28</text:p>
          </table:table-cell>
          <table:table-cell table:style-name="ce28" office:value-type="string" calcext:value-type="string">
            <text:p>StAux28</text:p>
          </table:table-cell>
          <table:table-cell table:style-name="ce25" table:content-validation-name="val1" office:value-type="string" calcext:value-type="string">
            <text:p>green</text:p>
          </table:table-cell>
          <table:table-cell table:style-name="ce2" table:formula="of:=IF([.K29]&lt;&gt;CONCATENATE(&quot;STAux&quot;;[.J29]);1;0)" office:value-type="float" office:value="0" calcext:value-type="float">
            <text:p>0</text:p>
          </table:table-cell>
          <table:table-cell table:style-name="ce2"/>
          <table:table-cell table:style-name="ce23" office:value-type="float" office:value="28" calcext:value-type="float">
            <text:p>28</text:p>
          </table:table-cell>
          <table:table-cell table:style-name="ce28" office:value-type="string" calcext:value-type="string">
            <text:p>Grp28</text:p>
          </table:table-cell>
          <table:table-cell table:style-name="ce25" table:content-validation-name="val1" office:value-type="string" calcext:value-type="string">
            <text:p>green</text:p>
          </table:table-cell>
          <table:table-cell table:style-name="ce32" table:formula="of:=IF([.P29]&lt;&gt;CONCATENATE(&quot;Grp&quot;;[.O29]);1;0)" office:value-type="float" office:value="0" calcext:value-type="float">
            <text:p>0</text:p>
          </table:table-cell>
          <table:table-cell table:style-name="ce32"/>
          <table:table-cell table:style-name="ce23" office:value-type="float" office:value="28" calcext:value-type="float">
            <text:p>28</text:p>
          </table:table-cell>
          <table:table-cell table:style-name="ce28" office:value-type="string" calcext:value-type="string">
            <text:p>StGrp28</text:p>
          </table:table-cell>
          <table:table-cell table:style-name="ce25" table:content-validation-name="val1" office:value-type="string" calcext:value-type="string">
            <text:p>green</text:p>
          </table:table-cell>
          <table:table-cell table:formula="of:=IF([.U29]&lt;&gt;CONCATENATE(&quot;StGrp&quot;;[.T29]);1;0)" office:value-type="float" office:value="0" calcext:value-type="float">
            <text:p>0</text:p>
          </table:table-cell>
          <table:table-cell/>
          <table:table-cell table:style-name="ce23" office:value-type="float" office:value="28" calcext:value-type="float">
            <text:p>28</text:p>
          </table:table-cell>
          <table:table-cell table:style-name="ce28" office:value-type="string" calcext:value-type="string">
            <text:p>Mtx28</text:p>
          </table:table-cell>
          <table:table-cell table:style-name="ce25" table:content-validation-name="val1" office:value-type="string" calcext:value-type="string">
            <text:p>green</text:p>
          </table:table-cell>
          <table:table-cell table:style-name="ce2" table:formula="of:=IF([.Z29]&lt;&gt;CONCATENATE(&quot;Mtx&quot;;[.Y29]);1;0)" office:value-type="float" office:value="0" calcext:value-type="float">
            <text:p>0</text:p>
          </table:table-cell>
          <table:table-cell table:style-name="ce2"/>
          <table:table-cell table:style-name="ce23" office:value-type="float" office:value="28" calcext:value-type="float">
            <text:p>28</text:p>
          </table:table-cell>
          <table:table-cell table:style-name="ce28" office:value-type="string" calcext:value-type="string">
            <text:p>StMtx28</text:p>
          </table:table-cell>
          <table:table-cell table:style-name="ce25" table:content-validation-name="val1" office:value-type="string" calcext:value-type="string">
            <text:p>green</text:p>
          </table:table-cell>
          <table:table-cell table:formula="of:=IF([.AE29]&lt;&gt;CONCATENATE(&quot;StMtx&quot;;[.AD29]);1;0)" office:value-type="float" office:value="0" calcext:value-type="float">
            <text:p>0</text:p>
          </table:table-cell>
          <table:table-cell table:number-columns-repeated="16351"/>
        </table:table-row>
        <table:table-row table:style-name="ro2">
          <table:table-cell table:number-columns-repeated="4"/>
          <table:table-cell table:style-name="ce23" office:value-type="float" office:value="29" calcext:value-type="float">
            <text:p>29</text:p>
          </table:table-cell>
          <table:table-cell table:style-name="ce28" office:value-type="string" calcext:value-type="string">
            <text:p>Aux29</text:p>
          </table:table-cell>
          <table:table-cell table:style-name="ce25" table:content-validation-name="val1" office:value-type="string" calcext:value-type="string">
            <text:p>light blue</text:p>
          </table:table-cell>
          <table:table-cell table:formula="of:=IF([.F30]&lt;&gt;CONCATENATE(&quot;Aux&quot;;[.E30]);1;0)" office:value-type="float" office:value="0" calcext:value-type="float">
            <text:p>0</text:p>
          </table:table-cell>
          <table:table-cell/>
          <table:table-cell table:style-name="ce23" office:value-type="float" office:value="29" calcext:value-type="float">
            <text:p>29</text:p>
          </table:table-cell>
          <table:table-cell table:style-name="ce28" office:value-type="string" calcext:value-type="string">
            <text:p>StAux29</text:p>
          </table:table-cell>
          <table:table-cell table:style-name="ce25" table:content-validation-name="val1" office:value-type="string" calcext:value-type="string">
            <text:p>light blue</text:p>
          </table:table-cell>
          <table:table-cell table:style-name="ce2" table:formula="of:=IF([.K30]&lt;&gt;CONCATENATE(&quot;STAux&quot;;[.J30]);1;0)" office:value-type="float" office:value="0" calcext:value-type="float">
            <text:p>0</text:p>
          </table:table-cell>
          <table:table-cell table:style-name="ce2"/>
          <table:table-cell table:style-name="ce23" office:value-type="float" office:value="29" calcext:value-type="float">
            <text:p>29</text:p>
          </table:table-cell>
          <table:table-cell table:style-name="ce28" office:value-type="string" calcext:value-type="string">
            <text:p>Grp29</text:p>
          </table:table-cell>
          <table:table-cell table:style-name="ce25" table:content-validation-name="val1" office:value-type="string" calcext:value-type="string">
            <text:p>light blue</text:p>
          </table:table-cell>
          <table:table-cell table:style-name="ce32" table:formula="of:=IF([.P30]&lt;&gt;CONCATENATE(&quot;Grp&quot;;[.O30]);1;0)" office:value-type="float" office:value="0" calcext:value-type="float">
            <text:p>0</text:p>
          </table:table-cell>
          <table:table-cell table:style-name="ce32"/>
          <table:table-cell table:style-name="ce23" office:value-type="float" office:value="29" calcext:value-type="float">
            <text:p>29</text:p>
          </table:table-cell>
          <table:table-cell table:style-name="ce28" office:value-type="string" calcext:value-type="string">
            <text:p>StGrp29</text:p>
          </table:table-cell>
          <table:table-cell table:style-name="ce25" table:content-validation-name="val1" office:value-type="string" calcext:value-type="string">
            <text:p>light blue</text:p>
          </table:table-cell>
          <table:table-cell table:formula="of:=IF([.U30]&lt;&gt;CONCATENATE(&quot;StGrp&quot;;[.T30]);1;0)" office:value-type="float" office:value="0" calcext:value-type="float">
            <text:p>0</text:p>
          </table:table-cell>
          <table:table-cell/>
          <table:table-cell table:style-name="ce23" office:value-type="float" office:value="29" calcext:value-type="float">
            <text:p>29</text:p>
          </table:table-cell>
          <table:table-cell table:style-name="ce28" office:value-type="string" calcext:value-type="string">
            <text:p>Mtx29</text:p>
          </table:table-cell>
          <table:table-cell table:style-name="ce25" table:content-validation-name="val1" office:value-type="string" calcext:value-type="string">
            <text:p>light blue</text:p>
          </table:table-cell>
          <table:table-cell table:style-name="ce2" table:formula="of:=IF([.Z30]&lt;&gt;CONCATENATE(&quot;Mtx&quot;;[.Y30]);1;0)" office:value-type="float" office:value="0" calcext:value-type="float">
            <text:p>0</text:p>
          </table:table-cell>
          <table:table-cell table:style-name="ce2"/>
          <table:table-cell table:style-name="ce23" office:value-type="float" office:value="29" calcext:value-type="float">
            <text:p>29</text:p>
          </table:table-cell>
          <table:table-cell table:style-name="ce28" office:value-type="string" calcext:value-type="string">
            <text:p>StMtx29</text:p>
          </table:table-cell>
          <table:table-cell table:style-name="ce25" table:content-validation-name="val1" office:value-type="string" calcext:value-type="string">
            <text:p>light blue</text:p>
          </table:table-cell>
          <table:table-cell table:formula="of:=IF([.AE30]&lt;&gt;CONCATENATE(&quot;StMtx&quot;;[.AD30]);1;0)" office:value-type="float" office:value="0" calcext:value-type="float">
            <text:p>0</text:p>
          </table:table-cell>
          <table:table-cell table:number-columns-repeated="16351"/>
        </table:table-row>
        <table:table-row table:style-name="ro2">
          <table:table-cell table:number-columns-repeated="4"/>
          <table:table-cell table:style-name="ce23" office:value-type="float" office:value="30" calcext:value-type="float">
            <text:p>30</text:p>
          </table:table-cell>
          <table:table-cell table:style-name="ce28" office:value-type="string" calcext:value-type="string">
            <text:p>Aux30</text:p>
          </table:table-cell>
          <table:table-cell table:style-name="ce25" table:content-validation-name="val1" office:value-type="string" calcext:value-type="string">
            <text:p>white</text:p>
          </table:table-cell>
          <table:table-cell table:formula="of:=IF([.F31]&lt;&gt;CONCATENATE(&quot;Aux&quot;;[.E31]);1;0)" office:value-type="float" office:value="0" calcext:value-type="float">
            <text:p>0</text:p>
          </table:table-cell>
          <table:table-cell/>
          <table:table-cell table:style-name="ce23" office:value-type="float" office:value="30" calcext:value-type="float">
            <text:p>30</text:p>
          </table:table-cell>
          <table:table-cell table:style-name="ce28" office:value-type="string" calcext:value-type="string">
            <text:p>StAux30</text:p>
          </table:table-cell>
          <table:table-cell table:style-name="ce25" table:content-validation-name="val1" office:value-type="string" calcext:value-type="string">
            <text:p>white</text:p>
          </table:table-cell>
          <table:table-cell table:style-name="ce2" table:formula="of:=IF([.K31]&lt;&gt;CONCATENATE(&quot;STAux&quot;;[.J31]);1;0)" office:value-type="float" office:value="0" calcext:value-type="float">
            <text:p>0</text:p>
          </table:table-cell>
          <table:table-cell table:style-name="ce2"/>
          <table:table-cell table:style-name="ce23" office:value-type="float" office:value="30" calcext:value-type="float">
            <text:p>30</text:p>
          </table:table-cell>
          <table:table-cell table:style-name="ce28" office:value-type="string" calcext:value-type="string">
            <text:p>Grp30</text:p>
          </table:table-cell>
          <table:table-cell table:style-name="ce25" table:content-validation-name="val1" office:value-type="string" calcext:value-type="string">
            <text:p>white</text:p>
          </table:table-cell>
          <table:table-cell table:style-name="ce32" table:formula="of:=IF([.P31]&lt;&gt;CONCATENATE(&quot;Grp&quot;;[.O31]);1;0)" office:value-type="float" office:value="0" calcext:value-type="float">
            <text:p>0</text:p>
          </table:table-cell>
          <table:table-cell table:style-name="ce32"/>
          <table:table-cell table:style-name="ce23" office:value-type="float" office:value="30" calcext:value-type="float">
            <text:p>30</text:p>
          </table:table-cell>
          <table:table-cell table:style-name="ce28" office:value-type="string" calcext:value-type="string">
            <text:p>StGrp30</text:p>
          </table:table-cell>
          <table:table-cell table:style-name="ce25" table:content-validation-name="val1" office:value-type="string" calcext:value-type="string">
            <text:p>white</text:p>
          </table:table-cell>
          <table:table-cell table:formula="of:=IF([.U31]&lt;&gt;CONCATENATE(&quot;StGrp&quot;;[.T31]);1;0)" office:value-type="float" office:value="0" calcext:value-type="float">
            <text:p>0</text:p>
          </table:table-cell>
          <table:table-cell/>
          <table:table-cell table:style-name="ce23" office:value-type="float" office:value="30" calcext:value-type="float">
            <text:p>30</text:p>
          </table:table-cell>
          <table:table-cell table:style-name="ce28" office:value-type="string" calcext:value-type="string">
            <text:p>Mtx30</text:p>
          </table:table-cell>
          <table:table-cell table:style-name="ce25" table:content-validation-name="val1" office:value-type="string" calcext:value-type="string">
            <text:p>white</text:p>
          </table:table-cell>
          <table:table-cell table:style-name="ce2" table:formula="of:=IF([.Z31]&lt;&gt;CONCATENATE(&quot;Mtx&quot;;[.Y31]);1;0)" office:value-type="float" office:value="0" calcext:value-type="float">
            <text:p>0</text:p>
          </table:table-cell>
          <table:table-cell table:style-name="ce2"/>
          <table:table-cell table:style-name="ce23" office:value-type="float" office:value="30" calcext:value-type="float">
            <text:p>30</text:p>
          </table:table-cell>
          <table:table-cell table:style-name="ce28" office:value-type="string" calcext:value-type="string">
            <text:p>StMtx30</text:p>
          </table:table-cell>
          <table:table-cell table:style-name="ce25" table:content-validation-name="val1" office:value-type="string" calcext:value-type="string">
            <text:p>white</text:p>
          </table:table-cell>
          <table:table-cell table:formula="of:=IF([.AE31]&lt;&gt;CONCATENATE(&quot;StMtx&quot;;[.AD31]);1;0)" office:value-type="float" office:value="0" calcext:value-type="float">
            <text:p>0</text:p>
          </table:table-cell>
          <table:table-cell table:number-columns-repeated="16351"/>
        </table:table-row>
        <table:table-row table:style-name="ro2">
          <table:table-cell table:number-columns-repeated="4"/>
          <table:table-cell table:style-name="ce23" office:value-type="float" office:value="31" calcext:value-type="float">
            <text:p>31</text:p>
          </table:table-cell>
          <table:table-cell table:style-name="ce28" office:value-type="string" calcext:value-type="string">
            <text:p>Aux31</text:p>
          </table:table-cell>
          <table:table-cell table:style-name="ce25" table:content-validation-name="val1" office:value-type="string" calcext:value-type="string">
            <text:p>purple</text:p>
          </table:table-cell>
          <table:table-cell table:formula="of:=IF([.F32]&lt;&gt;CONCATENATE(&quot;Aux&quot;;[.E32]);1;0)" office:value-type="float" office:value="0" calcext:value-type="float">
            <text:p>0</text:p>
          </table:table-cell>
          <table:table-cell/>
          <table:table-cell table:style-name="ce23" office:value-type="float" office:value="31" calcext:value-type="float">
            <text:p>31</text:p>
          </table:table-cell>
          <table:table-cell table:style-name="ce28" office:value-type="string" calcext:value-type="string">
            <text:p>StAux31</text:p>
          </table:table-cell>
          <table:table-cell table:style-name="ce25" table:content-validation-name="val1" office:value-type="string" calcext:value-type="string">
            <text:p>purple</text:p>
          </table:table-cell>
          <table:table-cell table:style-name="ce2" table:formula="of:=IF([.K32]&lt;&gt;CONCATENATE(&quot;STAux&quot;;[.J32]);1;0)" office:value-type="float" office:value="0" calcext:value-type="float">
            <text:p>0</text:p>
          </table:table-cell>
          <table:table-cell table:style-name="ce2"/>
          <table:table-cell table:style-name="ce23" office:value-type="float" office:value="31" calcext:value-type="float">
            <text:p>31</text:p>
          </table:table-cell>
          <table:table-cell table:style-name="ce28" office:value-type="string" calcext:value-type="string">
            <text:p>Grp31</text:p>
          </table:table-cell>
          <table:table-cell table:style-name="ce25" table:content-validation-name="val1" office:value-type="string" calcext:value-type="string">
            <text:p>purple</text:p>
          </table:table-cell>
          <table:table-cell table:style-name="ce32" table:formula="of:=IF([.P32]&lt;&gt;CONCATENATE(&quot;Grp&quot;;[.O32]);1;0)" office:value-type="float" office:value="0" calcext:value-type="float">
            <text:p>0</text:p>
          </table:table-cell>
          <table:table-cell table:style-name="ce32"/>
          <table:table-cell table:style-name="ce23" office:value-type="float" office:value="31" calcext:value-type="float">
            <text:p>31</text:p>
          </table:table-cell>
          <table:table-cell table:style-name="ce28" office:value-type="string" calcext:value-type="string">
            <text:p>StGrp31</text:p>
          </table:table-cell>
          <table:table-cell table:style-name="ce25" table:content-validation-name="val1" office:value-type="string" calcext:value-type="string">
            <text:p>purple</text:p>
          </table:table-cell>
          <table:table-cell table:formula="of:=IF([.U32]&lt;&gt;CONCATENATE(&quot;StGrp&quot;;[.T32]);1;0)" office:value-type="float" office:value="0" calcext:value-type="float">
            <text:p>0</text:p>
          </table:table-cell>
          <table:table-cell/>
          <table:table-cell table:style-name="ce23" office:value-type="float" office:value="31" calcext:value-type="float">
            <text:p>31</text:p>
          </table:table-cell>
          <table:table-cell table:style-name="ce28" office:value-type="string" calcext:value-type="string">
            <text:p>Mtx31</text:p>
          </table:table-cell>
          <table:table-cell table:style-name="ce25" table:content-validation-name="val1" office:value-type="string" calcext:value-type="string">
            <text:p>purple</text:p>
          </table:table-cell>
          <table:table-cell table:style-name="ce2" table:formula="of:=IF([.Z32]&lt;&gt;CONCATENATE(&quot;Mtx&quot;;[.Y32]);1;0)" office:value-type="float" office:value="0" calcext:value-type="float">
            <text:p>0</text:p>
          </table:table-cell>
          <table:table-cell table:style-name="ce2"/>
          <table:table-cell table:style-name="ce23" office:value-type="float" office:value="31" calcext:value-type="float">
            <text:p>31</text:p>
          </table:table-cell>
          <table:table-cell table:style-name="ce28" office:value-type="string" calcext:value-type="string">
            <text:p>StMtx31</text:p>
          </table:table-cell>
          <table:table-cell table:style-name="ce25" table:content-validation-name="val1" office:value-type="string" calcext:value-type="string">
            <text:p>purple</text:p>
          </table:table-cell>
          <table:table-cell table:formula="of:=IF([.AE32]&lt;&gt;CONCATENATE(&quot;StMtx&quot;;[.AD32]);1;0)" office:value-type="float" office:value="0" calcext:value-type="float">
            <text:p>0</text:p>
          </table:table-cell>
          <table:table-cell table:number-columns-repeated="16351"/>
        </table:table-row>
        <table:table-row table:style-name="ro2">
          <table:table-cell table:number-columns-repeated="4"/>
          <table:table-cell table:style-name="ce23" office:value-type="float" office:value="32" calcext:value-type="float">
            <text:p>32</text:p>
          </table:table-cell>
          <table:table-cell table:style-name="ce28" office:value-type="string" calcext:value-type="string">
            <text:p>Aux32</text:p>
          </table:table-cell>
          <table:table-cell table:style-name="ce25" table:content-validation-name="val1" office:value-type="string" calcext:value-type="string">
            <text:p>black</text:p>
          </table:table-cell>
          <table:table-cell table:formula="of:=IF([.F33]&lt;&gt;CONCATENATE(&quot;Aux&quot;;[.E33]);1;0)" office:value-type="float" office:value="0" calcext:value-type="float">
            <text:p>0</text:p>
          </table:table-cell>
          <table:table-cell table:number-columns-repeated="3"/>
          <table:table-cell table:style-name="ce30" table:content-validation-name="val1"/>
          <table:table-cell table:number-columns-repeated="2"/>
          <table:table-cell table:style-name="ce23" office:value-type="float" office:value="32" calcext:value-type="float">
            <text:p>32</text:p>
          </table:table-cell>
          <table:table-cell table:style-name="ce28" office:value-type="string" calcext:value-type="string">
            <text:p>Grp32</text:p>
          </table:table-cell>
          <table:table-cell table:style-name="ce25" table:content-validation-name="val1" office:value-type="string" calcext:value-type="string">
            <text:p>black</text:p>
          </table:table-cell>
          <table:table-cell table:style-name="ce32" table:formula="of:=IF([.P33]&lt;&gt;CONCATENATE(&quot;Grp&quot;;[.O33]);1;0)" office:value-type="float" office:value="0" calcext:value-type="float">
            <text:p>0</text:p>
          </table:table-cell>
          <table:table-cell table:style-name="ce32"/>
          <table:table-cell table:number-columns-repeated="2"/>
          <table:table-cell table:style-name="ce30" table:content-validation-name="val1"/>
          <table:table-cell table:number-columns-repeated="2"/>
          <table:table-cell table:style-name="ce23" office:value-type="float" office:value="32" calcext:value-type="float">
            <text:p>32</text:p>
          </table:table-cell>
          <table:table-cell table:style-name="ce28" office:value-type="string" calcext:value-type="string">
            <text:p>Mtx32</text:p>
          </table:table-cell>
          <table:table-cell table:style-name="ce25" table:content-validation-name="val1" office:value-type="string" calcext:value-type="string">
            <text:p>black</text:p>
          </table:table-cell>
          <table:table-cell table:style-name="ce2" table:formula="of:=IF([.Z33]&lt;&gt;CONCATENATE(&quot;Mtx&quot;;[.Y33]);1;0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4" table:content-validation-name="val1"/>
          <table:table-cell table:number-columns-repeated="3"/>
          <table:table-cell table:style-name="ce29"/>
          <table:table-cell table:number-columns-repeated="16348"/>
        </table:table-row>
        <table:table-row table:style-name="ro2">
          <table:table-cell table:number-columns-repeated="4"/>
          <table:table-cell table:style-name="ce23" office:value-type="float" office:value="33" calcext:value-type="float">
            <text:p>33</text:p>
          </table:table-cell>
          <table:table-cell table:style-name="ce28" office:value-type="string" calcext:value-type="string">
            <text:p>Aux33</text:p>
          </table:table-cell>
          <table:table-cell table:style-name="ce25" table:content-validation-name="val1" office:value-type="string" calcext:value-type="string">
            <text:p>blue</text:p>
          </table:table-cell>
          <table:table-cell table:formula="of:=IF([.F34]&lt;&gt;CONCATENATE(&quot;Aux&quot;;[.E34]);1;0)" office:value-type="float" office:value="0" calcext:value-type="float">
            <text:p>0</text:p>
          </table:table-cell>
          <table:table-cell table:number-columns-repeated="6"/>
          <table:table-cell table:style-name="ce23" office:value-type="float" office:value="33" calcext:value-type="float">
            <text:p>33</text:p>
          </table:table-cell>
          <table:table-cell table:style-name="ce28" office:value-type="string" calcext:value-type="string">
            <text:p>Grp33</text:p>
          </table:table-cell>
          <table:table-cell table:style-name="ce25" table:content-validation-name="val1" office:value-type="string" calcext:value-type="string">
            <text:p>blue</text:p>
          </table:table-cell>
          <table:table-cell table:style-name="ce32" table:formula="of:=IF([.P34]&lt;&gt;CONCATENATE(&quot;Grp&quot;;[.O34]);1;0)" office:value-type="float" office:value="0" calcext:value-type="float">
            <text:p>0</text:p>
          </table:table-cell>
          <table:table-cell table:style-name="ce32"/>
          <table:table-cell table:number-columns-repeated="5"/>
          <table:table-cell table:style-name="ce23" office:value-type="float" office:value="33" calcext:value-type="float">
            <text:p>33</text:p>
          </table:table-cell>
          <table:table-cell table:style-name="ce28" office:value-type="string" calcext:value-type="string">
            <text:p>Mtx33</text:p>
          </table:table-cell>
          <table:table-cell table:style-name="ce25" table:content-validation-name="val1" office:value-type="string" calcext:value-type="string">
            <text:p>blue</text:p>
          </table:table-cell>
          <table:table-cell table:style-name="ce2" table:formula="of:=IF([.Z34]&lt;&gt;CONCATENATE(&quot;Mtx&quot;;[.Y34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5" table:content-validation-name="val1"/>
          <table:table-cell table:number-columns-repeated="16348"/>
        </table:table-row>
        <table:table-row table:style-name="ro2">
          <table:table-cell table:number-columns-repeated="4"/>
          <table:table-cell table:style-name="ce23" office:value-type="float" office:value="34" calcext:value-type="float">
            <text:p>34</text:p>
          </table:table-cell>
          <table:table-cell table:style-name="ce28" office:value-type="string" calcext:value-type="string">
            <text:p>Aux34</text:p>
          </table:table-cell>
          <table:table-cell table:style-name="ce25" table:content-validation-name="val1" office:value-type="string" calcext:value-type="string">
            <text:p>red</text:p>
          </table:table-cell>
          <table:table-cell table:formula="of:=IF([.F35]&lt;&gt;CONCATENATE(&quot;Aux&quot;;[.E35]);1;0)" office:value-type="float" office:value="0" calcext:value-type="float">
            <text:p>0</text:p>
          </table:table-cell>
          <table:table-cell table:number-columns-repeated="6"/>
          <table:table-cell table:style-name="ce23" office:value-type="float" office:value="34" calcext:value-type="float">
            <text:p>34</text:p>
          </table:table-cell>
          <table:table-cell table:style-name="ce28" office:value-type="string" calcext:value-type="string">
            <text:p>Grp34</text:p>
          </table:table-cell>
          <table:table-cell table:style-name="ce25" table:content-validation-name="val1" office:value-type="string" calcext:value-type="string">
            <text:p>red</text:p>
          </table:table-cell>
          <table:table-cell table:style-name="ce32" table:formula="of:=IF([.P35]&lt;&gt;CONCATENATE(&quot;Grp&quot;;[.O35]);1;0)" office:value-type="float" office:value="0" calcext:value-type="float">
            <text:p>0</text:p>
          </table:table-cell>
          <table:table-cell table:style-name="ce32"/>
          <table:table-cell table:number-columns-repeated="5"/>
          <table:table-cell table:style-name="ce23" office:value-type="float" office:value="34" calcext:value-type="float">
            <text:p>34</text:p>
          </table:table-cell>
          <table:table-cell table:style-name="ce28" office:value-type="string" calcext:value-type="string">
            <text:p>Mtx34</text:p>
          </table:table-cell>
          <table:table-cell table:style-name="ce25" table:content-validation-name="val1" office:value-type="string" calcext:value-type="string">
            <text:p>red</text:p>
          </table:table-cell>
          <table:table-cell table:style-name="ce2" table:formula="of:=IF([.Z35]&lt;&gt;CONCATENATE(&quot;Mtx&quot;;[.Y35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29"/>
          <table:table-cell table:number-columns-repeated="16348"/>
        </table:table-row>
        <table:table-row table:style-name="ro2">
          <table:table-cell table:number-columns-repeated="4"/>
          <table:table-cell table:style-name="ce23" office:value-type="float" office:value="35" calcext:value-type="float">
            <text:p>35</text:p>
          </table:table-cell>
          <table:table-cell table:style-name="ce28" office:value-type="string" calcext:value-type="string">
            <text:p>Aux35</text:p>
          </table:table-cell>
          <table:table-cell table:style-name="ce25" table:content-validation-name="val1" office:value-type="string" calcext:value-type="string">
            <text:p>yellow</text:p>
          </table:table-cell>
          <table:table-cell table:formula="of:=IF([.F36]&lt;&gt;CONCATENATE(&quot;Aux&quot;;[.E36]);1;0)" office:value-type="float" office:value="0" calcext:value-type="float">
            <text:p>0</text:p>
          </table:table-cell>
          <table:table-cell table:number-columns-repeated="6"/>
          <table:table-cell table:style-name="ce23" office:value-type="float" office:value="35" calcext:value-type="float">
            <text:p>35</text:p>
          </table:table-cell>
          <table:table-cell table:style-name="ce28" office:value-type="string" calcext:value-type="string">
            <text:p>Grp35</text:p>
          </table:table-cell>
          <table:table-cell table:style-name="ce25" table:content-validation-name="val1" office:value-type="string" calcext:value-type="string">
            <text:p>yellow</text:p>
          </table:table-cell>
          <table:table-cell table:style-name="ce32" table:formula="of:=IF([.P36]&lt;&gt;CONCATENATE(&quot;Grp&quot;;[.O36]);1;0)" office:value-type="float" office:value="0" calcext:value-type="float">
            <text:p>0</text:p>
          </table:table-cell>
          <table:table-cell table:style-name="ce32"/>
          <table:table-cell table:number-columns-repeated="5"/>
          <table:table-cell table:style-name="ce23" office:value-type="float" office:value="35" calcext:value-type="float">
            <text:p>35</text:p>
          </table:table-cell>
          <table:table-cell table:style-name="ce28" office:value-type="string" calcext:value-type="string">
            <text:p>Mtx35</text:p>
          </table:table-cell>
          <table:table-cell table:style-name="ce25" table:content-validation-name="val1" office:value-type="string" calcext:value-type="string">
            <text:p>yellow</text:p>
          </table:table-cell>
          <table:table-cell table:style-name="ce2" table:formula="of:=IF([.Z36]&lt;&gt;CONCATENATE(&quot;Mtx&quot;;[.Y36]);1;0)" office:value-type="float" office:value="0" calcext:value-type="float">
            <text:p>0</text:p>
          </table:table-cell>
          <table:table-cell table:style-name="ce2"/>
          <table:table-cell table:number-columns-repeated="16355"/>
        </table:table-row>
        <table:table-row table:style-name="ro2">
          <table:table-cell table:number-columns-repeated="4"/>
          <table:table-cell table:style-name="ce23" office:value-type="float" office:value="36" calcext:value-type="float">
            <text:p>36</text:p>
          </table:table-cell>
          <table:table-cell table:style-name="ce28" office:value-type="string" calcext:value-type="string">
            <text:p>Aux36</text:p>
          </table:table-cell>
          <table:table-cell table:style-name="ce25" table:content-validation-name="val1" office:value-type="string" calcext:value-type="string">
            <text:p>green</text:p>
          </table:table-cell>
          <table:table-cell table:formula="of:=IF([.F37]&lt;&gt;CONCATENATE(&quot;Aux&quot;;[.E37]);1;0)" office:value-type="float" office:value="0" calcext:value-type="float">
            <text:p>0</text:p>
          </table:table-cell>
          <table:table-cell table:number-columns-repeated="6"/>
          <table:table-cell table:style-name="ce23" office:value-type="float" office:value="36" calcext:value-type="float">
            <text:p>36</text:p>
          </table:table-cell>
          <table:table-cell table:style-name="ce28" office:value-type="string" calcext:value-type="string">
            <text:p>Grp36</text:p>
          </table:table-cell>
          <table:table-cell table:style-name="ce25" table:content-validation-name="val1" office:value-type="string" calcext:value-type="string">
            <text:p>green</text:p>
          </table:table-cell>
          <table:table-cell table:style-name="ce32" table:formula="of:=IF([.P37]&lt;&gt;CONCATENATE(&quot;Grp&quot;;[.O37]);1;0)" office:value-type="float" office:value="0" calcext:value-type="float">
            <text:p>0</text:p>
          </table:table-cell>
          <table:table-cell table:style-name="ce32"/>
          <table:table-cell table:number-columns-repeated="5"/>
          <table:table-cell table:style-name="ce23" office:value-type="float" office:value="36" calcext:value-type="float">
            <text:p>36</text:p>
          </table:table-cell>
          <table:table-cell table:style-name="ce28" office:value-type="string" calcext:value-type="string">
            <text:p>Mtx36</text:p>
          </table:table-cell>
          <table:table-cell table:style-name="ce25" table:content-validation-name="val1" office:value-type="string" calcext:value-type="string">
            <text:p>green</text:p>
          </table:table-cell>
          <table:table-cell table:style-name="ce2" table:formula="of:=IF([.Z37]&lt;&gt;CONCATENATE(&quot;Mtx&quot;;[.Y37]);1;0)" office:value-type="float" office:value="0" calcext:value-type="float">
            <text:p>0</text:p>
          </table:table-cell>
          <table:table-cell table:style-name="ce2"/>
          <table:table-cell table:number-columns-repeated="16355"/>
        </table:table-row>
        <table:table-row table:style-name="ro2">
          <table:table-cell table:number-columns-repeated="4"/>
          <table:table-cell table:style-name="ce23" office:value-type="float" office:value="37" calcext:value-type="float">
            <text:p>37</text:p>
          </table:table-cell>
          <table:table-cell table:style-name="ce28" office:value-type="string" calcext:value-type="string">
            <text:p>Aux37</text:p>
          </table:table-cell>
          <table:table-cell table:style-name="ce25" table:content-validation-name="val1" office:value-type="string" calcext:value-type="string">
            <text:p>light blue</text:p>
          </table:table-cell>
          <table:table-cell table:formula="of:=IF([.F38]&lt;&gt;CONCATENATE(&quot;Aux&quot;;[.E38]);1;0)" office:value-type="float" office:value="0" calcext:value-type="float">
            <text:p>0</text:p>
          </table:table-cell>
          <table:table-cell table:number-columns-repeated="6"/>
          <table:table-cell table:style-name="ce23" office:value-type="float" office:value="37" calcext:value-type="float">
            <text:p>37</text:p>
          </table:table-cell>
          <table:table-cell table:style-name="ce28" office:value-type="string" calcext:value-type="string">
            <text:p>Grp37</text:p>
          </table:table-cell>
          <table:table-cell table:style-name="ce25" table:content-validation-name="val1" office:value-type="string" calcext:value-type="string">
            <text:p>light blue</text:p>
          </table:table-cell>
          <table:table-cell table:style-name="ce32" table:formula="of:=IF([.P38]&lt;&gt;CONCATENATE(&quot;Grp&quot;;[.O38]);1;0)" office:value-type="float" office:value="0" calcext:value-type="float">
            <text:p>0</text:p>
          </table:table-cell>
          <table:table-cell table:style-name="ce32"/>
          <table:table-cell table:number-columns-repeated="5"/>
          <table:table-cell table:style-name="ce23" office:value-type="float" office:value="37" calcext:value-type="float">
            <text:p>37</text:p>
          </table:table-cell>
          <table:table-cell table:style-name="ce28" office:value-type="string" calcext:value-type="string">
            <text:p>Mtx37</text:p>
          </table:table-cell>
          <table:table-cell table:style-name="ce25" table:content-validation-name="val1" office:value-type="string" calcext:value-type="string">
            <text:p>light blue</text:p>
          </table:table-cell>
          <table:table-cell table:style-name="ce2" table:formula="of:=IF([.Z38]&lt;&gt;CONCATENATE(&quot;Mtx&quot;;[.Y38]);1;0)" office:value-type="float" office:value="0" calcext:value-type="float">
            <text:p>0</text:p>
          </table:table-cell>
          <table:table-cell table:style-name="ce2"/>
          <table:table-cell table:number-columns-repeated="16355"/>
        </table:table-row>
        <table:table-row table:style-name="ro2">
          <table:table-cell table:number-columns-repeated="4"/>
          <table:table-cell table:style-name="ce23" office:value-type="float" office:value="38" calcext:value-type="float">
            <text:p>38</text:p>
          </table:table-cell>
          <table:table-cell table:style-name="ce28" office:value-type="string" calcext:value-type="string">
            <text:p>Aux38</text:p>
          </table:table-cell>
          <table:table-cell table:style-name="ce25" table:content-validation-name="val1" office:value-type="string" calcext:value-type="string">
            <text:p>white</text:p>
          </table:table-cell>
          <table:table-cell table:formula="of:=IF([.F39]&lt;&gt;CONCATENATE(&quot;Aux&quot;;[.E39]);1;0)" office:value-type="float" office:value="0" calcext:value-type="float">
            <text:p>0</text:p>
          </table:table-cell>
          <table:table-cell table:number-columns-repeated="6"/>
          <table:table-cell table:style-name="ce23" office:value-type="float" office:value="38" calcext:value-type="float">
            <text:p>38</text:p>
          </table:table-cell>
          <table:table-cell table:style-name="ce28" office:value-type="string" calcext:value-type="string">
            <text:p>Grp38</text:p>
          </table:table-cell>
          <table:table-cell table:style-name="ce25" table:content-validation-name="val1" office:value-type="string" calcext:value-type="string">
            <text:p>white</text:p>
          </table:table-cell>
          <table:table-cell table:style-name="ce32" table:formula="of:=IF([.P39]&lt;&gt;CONCATENATE(&quot;Grp&quot;;[.O39]);1;0)" office:value-type="float" office:value="0" calcext:value-type="float">
            <text:p>0</text:p>
          </table:table-cell>
          <table:table-cell table:style-name="ce32"/>
          <table:table-cell table:number-columns-repeated="5"/>
          <table:table-cell table:style-name="ce23" office:value-type="float" office:value="38" calcext:value-type="float">
            <text:p>38</text:p>
          </table:table-cell>
          <table:table-cell table:style-name="ce28" office:value-type="string" calcext:value-type="string">
            <text:p>Mtx38</text:p>
          </table:table-cell>
          <table:table-cell table:style-name="ce25" table:content-validation-name="val1" office:value-type="string" calcext:value-type="string">
            <text:p>white</text:p>
          </table:table-cell>
          <table:table-cell table:style-name="ce2" table:formula="of:=IF([.Z39]&lt;&gt;CONCATENATE(&quot;Mtx&quot;;[.Y39]);1;0)" office:value-type="float" office:value="0" calcext:value-type="float">
            <text:p>0</text:p>
          </table:table-cell>
          <table:table-cell table:style-name="ce2"/>
          <table:table-cell table:number-columns-repeated="16355"/>
        </table:table-row>
        <table:table-row table:style-name="ro2">
          <table:table-cell table:number-columns-repeated="4"/>
          <table:table-cell table:style-name="ce23" office:value-type="float" office:value="39" calcext:value-type="float">
            <text:p>39</text:p>
          </table:table-cell>
          <table:table-cell table:style-name="ce28" office:value-type="string" calcext:value-type="string">
            <text:p>Aux39</text:p>
          </table:table-cell>
          <table:table-cell table:style-name="ce25" table:content-validation-name="val1" office:value-type="string" calcext:value-type="string">
            <text:p>purple</text:p>
          </table:table-cell>
          <table:table-cell table:formula="of:=IF([.F40]&lt;&gt;CONCATENATE(&quot;Aux&quot;;[.E40]);1;0)" office:value-type="float" office:value="0" calcext:value-type="float">
            <text:p>0</text:p>
          </table:table-cell>
          <table:table-cell table:number-columns-repeated="6"/>
          <table:table-cell table:style-name="ce23" office:value-type="float" office:value="39" calcext:value-type="float">
            <text:p>39</text:p>
          </table:table-cell>
          <table:table-cell table:style-name="ce28" office:value-type="string" calcext:value-type="string">
            <text:p>Grp39</text:p>
          </table:table-cell>
          <table:table-cell table:style-name="ce25" table:content-validation-name="val1" office:value-type="string" calcext:value-type="string">
            <text:p>purple</text:p>
          </table:table-cell>
          <table:table-cell table:style-name="ce32" table:formula="of:=IF([.P40]&lt;&gt;CONCATENATE(&quot;Grp&quot;;[.O40]);1;0)" office:value-type="float" office:value="0" calcext:value-type="float">
            <text:p>0</text:p>
          </table:table-cell>
          <table:table-cell table:style-name="ce32"/>
          <table:table-cell table:number-columns-repeated="5"/>
          <table:table-cell table:style-name="ce23" office:value-type="float" office:value="39" calcext:value-type="float">
            <text:p>39</text:p>
          </table:table-cell>
          <table:table-cell table:style-name="ce28" office:value-type="string" calcext:value-type="string">
            <text:p>Mtx39</text:p>
          </table:table-cell>
          <table:table-cell table:style-name="ce25" table:content-validation-name="val1" office:value-type="string" calcext:value-type="string">
            <text:p>purple</text:p>
          </table:table-cell>
          <table:table-cell table:style-name="ce2" table:formula="of:=IF([.Z40]&lt;&gt;CONCATENATE(&quot;Mtx&quot;;[.Y40]);1;0)" office:value-type="float" office:value="0" calcext:value-type="float">
            <text:p>0</text:p>
          </table:table-cell>
          <table:table-cell table:style-name="ce2"/>
          <table:table-cell table:number-columns-repeated="16355"/>
        </table:table-row>
        <table:table-row table:style-name="ro2">
          <table:table-cell table:number-columns-repeated="4"/>
          <table:table-cell table:style-name="ce23" office:value-type="float" office:value="40" calcext:value-type="float">
            <text:p>40</text:p>
          </table:table-cell>
          <table:table-cell table:style-name="ce28" office:value-type="string" calcext:value-type="string">
            <text:p>Aux40</text:p>
          </table:table-cell>
          <table:table-cell table:style-name="ce25" table:content-validation-name="val1" office:value-type="string" calcext:value-type="string">
            <text:p>black</text:p>
          </table:table-cell>
          <table:table-cell table:formula="of:=IF([.F41]&lt;&gt;CONCATENATE(&quot;Aux&quot;;[.E41]);1;0)" office:value-type="float" office:value="0" calcext:value-type="float">
            <text:p>0</text:p>
          </table:table-cell>
          <table:table-cell table:number-columns-repeated="6"/>
          <table:table-cell table:style-name="ce23" office:value-type="float" office:value="40" calcext:value-type="float">
            <text:p>40</text:p>
          </table:table-cell>
          <table:table-cell table:style-name="ce28" office:value-type="string" calcext:value-type="string">
            <text:p>Grp40</text:p>
          </table:table-cell>
          <table:table-cell table:style-name="ce25" table:content-validation-name="val1" office:value-type="string" calcext:value-type="string">
            <text:p>black</text:p>
          </table:table-cell>
          <table:table-cell table:style-name="ce32" table:formula="of:=IF([.P41]&lt;&gt;CONCATENATE(&quot;Grp&quot;;[.O41]);1;0)" office:value-type="float" office:value="0" calcext:value-type="float">
            <text:p>0</text:p>
          </table:table-cell>
          <table:table-cell table:style-name="ce32"/>
          <table:table-cell table:number-columns-repeated="5"/>
          <table:table-cell table:style-name="ce23" office:value-type="float" office:value="40" calcext:value-type="float">
            <text:p>40</text:p>
          </table:table-cell>
          <table:table-cell table:style-name="ce28" office:value-type="string" calcext:value-type="string">
            <text:p>Mtx40</text:p>
          </table:table-cell>
          <table:table-cell table:style-name="ce25" table:content-validation-name="val1" office:value-type="string" calcext:value-type="string">
            <text:p>black</text:p>
          </table:table-cell>
          <table:table-cell table:style-name="ce2" table:formula="of:=IF([.Z41]&lt;&gt;CONCATENATE(&quot;Mtx&quot;;[.Y41]);1;0)" office:value-type="float" office:value="0" calcext:value-type="float">
            <text:p>0</text:p>
          </table:table-cell>
          <table:table-cell table:style-name="ce2"/>
          <table:table-cell table:number-columns-repeated="16355"/>
        </table:table-row>
        <table:table-row table:style-name="ro2">
          <table:table-cell table:number-columns-repeated="4"/>
          <table:table-cell table:style-name="ce23" office:value-type="float" office:value="41" calcext:value-type="float">
            <text:p>41</text:p>
          </table:table-cell>
          <table:table-cell table:style-name="ce28" office:value-type="string" calcext:value-type="string">
            <text:p>Aux41</text:p>
          </table:table-cell>
          <table:table-cell table:style-name="ce25" table:content-validation-name="val1" office:value-type="string" calcext:value-type="string">
            <text:p>blue</text:p>
          </table:table-cell>
          <table:table-cell table:formula="of:=IF([.F42]&lt;&gt;CONCATENATE(&quot;Aux&quot;;[.E42]);1;0)" office:value-type="float" office:value="0" calcext:value-type="float">
            <text:p>0</text:p>
          </table:table-cell>
          <table:table-cell table:number-columns-repeated="6"/>
          <table:table-cell table:style-name="ce23" office:value-type="float" office:value="41" calcext:value-type="float">
            <text:p>41</text:p>
          </table:table-cell>
          <table:table-cell table:style-name="ce28" office:value-type="string" calcext:value-type="string">
            <text:p>Grp41</text:p>
          </table:table-cell>
          <table:table-cell table:style-name="ce25" table:content-validation-name="val1" office:value-type="string" calcext:value-type="string">
            <text:p>blue</text:p>
          </table:table-cell>
          <table:table-cell table:style-name="ce32" table:formula="of:=IF([.P42]&lt;&gt;CONCATENATE(&quot;Grp&quot;;[.O42]);1;0)" office:value-type="float" office:value="0" calcext:value-type="float">
            <text:p>0</text:p>
          </table:table-cell>
          <table:table-cell table:style-name="ce32"/>
          <table:table-cell table:number-columns-repeated="5"/>
          <table:table-cell table:style-name="ce23" office:value-type="float" office:value="41" calcext:value-type="float">
            <text:p>41</text:p>
          </table:table-cell>
          <table:table-cell table:style-name="ce28" office:value-type="string" calcext:value-type="string">
            <text:p>Mtx41</text:p>
          </table:table-cell>
          <table:table-cell table:style-name="ce25" table:content-validation-name="val1" office:value-type="string" calcext:value-type="string">
            <text:p>blue</text:p>
          </table:table-cell>
          <table:table-cell table:style-name="ce2" table:formula="of:=IF([.Z42]&lt;&gt;CONCATENATE(&quot;Mtx&quot;;[.Y42]);1;0)" office:value-type="float" office:value="0" calcext:value-type="float">
            <text:p>0</text:p>
          </table:table-cell>
          <table:table-cell table:style-name="ce2"/>
          <table:table-cell table:number-columns-repeated="16355"/>
        </table:table-row>
        <table:table-row table:style-name="ro2">
          <table:table-cell table:number-columns-repeated="4"/>
          <table:table-cell table:style-name="ce23" office:value-type="float" office:value="42" calcext:value-type="float">
            <text:p>42</text:p>
          </table:table-cell>
          <table:table-cell table:style-name="ce28" office:value-type="string" calcext:value-type="string">
            <text:p>Aux42</text:p>
          </table:table-cell>
          <table:table-cell table:style-name="ce25" table:content-validation-name="val1" office:value-type="string" calcext:value-type="string">
            <text:p>red</text:p>
          </table:table-cell>
          <table:table-cell table:formula="of:=IF([.F43]&lt;&gt;CONCATENATE(&quot;Aux&quot;;[.E43]);1;0)" office:value-type="float" office:value="0" calcext:value-type="float">
            <text:p>0</text:p>
          </table:table-cell>
          <table:table-cell table:number-columns-repeated="6"/>
          <table:table-cell table:style-name="ce23" office:value-type="float" office:value="42" calcext:value-type="float">
            <text:p>42</text:p>
          </table:table-cell>
          <table:table-cell table:style-name="ce28" office:value-type="string" calcext:value-type="string">
            <text:p>Grp42</text:p>
          </table:table-cell>
          <table:table-cell table:style-name="ce25" table:content-validation-name="val1" office:value-type="string" calcext:value-type="string">
            <text:p>red</text:p>
          </table:table-cell>
          <table:table-cell table:style-name="ce32" table:formula="of:=IF([.P43]&lt;&gt;CONCATENATE(&quot;Grp&quot;;[.O43]);1;0)" office:value-type="float" office:value="0" calcext:value-type="float">
            <text:p>0</text:p>
          </table:table-cell>
          <table:table-cell table:style-name="ce32"/>
          <table:table-cell table:number-columns-repeated="5"/>
          <table:table-cell table:style-name="ce23" office:value-type="float" office:value="42" calcext:value-type="float">
            <text:p>42</text:p>
          </table:table-cell>
          <table:table-cell table:style-name="ce28" office:value-type="string" calcext:value-type="string">
            <text:p>Mtx42</text:p>
          </table:table-cell>
          <table:table-cell table:style-name="ce25" table:content-validation-name="val1" office:value-type="string" calcext:value-type="string">
            <text:p>red</text:p>
          </table:table-cell>
          <table:table-cell table:style-name="ce2" table:formula="of:=IF([.Z43]&lt;&gt;CONCATENATE(&quot;Mtx&quot;;[.Y43]);1;0)" office:value-type="float" office:value="0" calcext:value-type="float">
            <text:p>0</text:p>
          </table:table-cell>
          <table:table-cell table:style-name="ce2"/>
          <table:table-cell table:number-columns-repeated="16355"/>
        </table:table-row>
        <table:table-row table:style-name="ro2">
          <table:table-cell table:number-columns-repeated="4"/>
          <table:table-cell table:style-name="ce23" office:value-type="float" office:value="43" calcext:value-type="float">
            <text:p>43</text:p>
          </table:table-cell>
          <table:table-cell table:style-name="ce28" office:value-type="string" calcext:value-type="string">
            <text:p>Aux43</text:p>
          </table:table-cell>
          <table:table-cell table:style-name="ce25" table:content-validation-name="val1" office:value-type="string" calcext:value-type="string">
            <text:p>yellow</text:p>
          </table:table-cell>
          <table:table-cell table:formula="of:=IF([.F44]&lt;&gt;CONCATENATE(&quot;Aux&quot;;[.E44]);1;0)" office:value-type="float" office:value="0" calcext:value-type="float">
            <text:p>0</text:p>
          </table:table-cell>
          <table:table-cell table:number-columns-repeated="6"/>
          <table:table-cell table:style-name="ce23" office:value-type="float" office:value="43" calcext:value-type="float">
            <text:p>43</text:p>
          </table:table-cell>
          <table:table-cell table:style-name="ce28" office:value-type="string" calcext:value-type="string">
            <text:p>Grp43</text:p>
          </table:table-cell>
          <table:table-cell table:style-name="ce25" table:content-validation-name="val1" office:value-type="string" calcext:value-type="string">
            <text:p>yellow</text:p>
          </table:table-cell>
          <table:table-cell table:style-name="ce32" table:formula="of:=IF([.P44]&lt;&gt;CONCATENATE(&quot;Grp&quot;;[.O44]);1;0)" office:value-type="float" office:value="0" calcext:value-type="float">
            <text:p>0</text:p>
          </table:table-cell>
          <table:table-cell table:style-name="ce32"/>
          <table:table-cell table:number-columns-repeated="5"/>
          <table:table-cell table:style-name="ce23" office:value-type="float" office:value="43" calcext:value-type="float">
            <text:p>43</text:p>
          </table:table-cell>
          <table:table-cell table:style-name="ce28" office:value-type="string" calcext:value-type="string">
            <text:p>Mtx43</text:p>
          </table:table-cell>
          <table:table-cell table:style-name="ce25" table:content-validation-name="val1" office:value-type="string" calcext:value-type="string">
            <text:p>yellow</text:p>
          </table:table-cell>
          <table:table-cell table:style-name="ce2" table:formula="of:=IF([.Z44]&lt;&gt;CONCATENATE(&quot;Mtx&quot;;[.Y44]);1;0)" office:value-type="float" office:value="0" calcext:value-type="float">
            <text:p>0</text:p>
          </table:table-cell>
          <table:table-cell table:style-name="ce2"/>
          <table:table-cell table:number-columns-repeated="16355"/>
        </table:table-row>
        <table:table-row table:style-name="ro2">
          <table:table-cell table:number-columns-repeated="4"/>
          <table:table-cell table:style-name="ce23" office:value-type="float" office:value="44" calcext:value-type="float">
            <text:p>44</text:p>
          </table:table-cell>
          <table:table-cell table:style-name="ce28" office:value-type="string" calcext:value-type="string">
            <text:p>Aux44</text:p>
          </table:table-cell>
          <table:table-cell table:style-name="ce25" table:content-validation-name="val1" office:value-type="string" calcext:value-type="string">
            <text:p>green</text:p>
          </table:table-cell>
          <table:table-cell table:formula="of:=IF([.F45]&lt;&gt;CONCATENATE(&quot;Aux&quot;;[.E45]);1;0)" office:value-type="float" office:value="0" calcext:value-type="float">
            <text:p>0</text:p>
          </table:table-cell>
          <table:table-cell table:number-columns-repeated="6"/>
          <table:table-cell table:style-name="ce23" office:value-type="float" office:value="44" calcext:value-type="float">
            <text:p>44</text:p>
          </table:table-cell>
          <table:table-cell table:style-name="ce28" office:value-type="string" calcext:value-type="string">
            <text:p>Grp44</text:p>
          </table:table-cell>
          <table:table-cell table:style-name="ce25" table:content-validation-name="val1" office:value-type="string" calcext:value-type="string">
            <text:p>green</text:p>
          </table:table-cell>
          <table:table-cell table:style-name="ce32" table:formula="of:=IF([.P45]&lt;&gt;CONCATENATE(&quot;Grp&quot;;[.O45]);1;0)" office:value-type="float" office:value="0" calcext:value-type="float">
            <text:p>0</text:p>
          </table:table-cell>
          <table:table-cell table:style-name="ce32"/>
          <table:table-cell table:number-columns-repeated="5"/>
          <table:table-cell table:style-name="ce23" office:value-type="float" office:value="44" calcext:value-type="float">
            <text:p>44</text:p>
          </table:table-cell>
          <table:table-cell table:style-name="ce28" office:value-type="string" calcext:value-type="string">
            <text:p>Mtx44</text:p>
          </table:table-cell>
          <table:table-cell table:style-name="ce25" table:content-validation-name="val1" office:value-type="string" calcext:value-type="string">
            <text:p>green</text:p>
          </table:table-cell>
          <table:table-cell table:style-name="ce2" table:formula="of:=IF([.Z45]&lt;&gt;CONCATENATE(&quot;Mtx&quot;;[.Y45]);1;0)" office:value-type="float" office:value="0" calcext:value-type="float">
            <text:p>0</text:p>
          </table:table-cell>
          <table:table-cell table:style-name="ce2"/>
          <table:table-cell table:number-columns-repeated="16355"/>
        </table:table-row>
        <table:table-row table:style-name="ro2">
          <table:table-cell table:number-columns-repeated="4"/>
          <table:table-cell table:style-name="ce23" office:value-type="float" office:value="45" calcext:value-type="float">
            <text:p>45</text:p>
          </table:table-cell>
          <table:table-cell table:style-name="ce28" office:value-type="string" calcext:value-type="string">
            <text:p>Aux45</text:p>
          </table:table-cell>
          <table:table-cell table:style-name="ce25" table:content-validation-name="val1" office:value-type="string" calcext:value-type="string">
            <text:p>light blue</text:p>
          </table:table-cell>
          <table:table-cell table:formula="of:=IF([.F46]&lt;&gt;CONCATENATE(&quot;Aux&quot;;[.E46]);1;0)" office:value-type="float" office:value="0" calcext:value-type="float">
            <text:p>0</text:p>
          </table:table-cell>
          <table:table-cell table:number-columns-repeated="6"/>
          <table:table-cell table:style-name="ce23" office:value-type="float" office:value="45" calcext:value-type="float">
            <text:p>45</text:p>
          </table:table-cell>
          <table:table-cell table:style-name="ce28" office:value-type="string" calcext:value-type="string">
            <text:p>Grp45</text:p>
          </table:table-cell>
          <table:table-cell table:style-name="ce25" table:content-validation-name="val1" office:value-type="string" calcext:value-type="string">
            <text:p>light blue</text:p>
          </table:table-cell>
          <table:table-cell table:style-name="ce32" table:formula="of:=IF([.P46]&lt;&gt;CONCATENATE(&quot;Grp&quot;;[.O46]);1;0)" office:value-type="float" office:value="0" calcext:value-type="float">
            <text:p>0</text:p>
          </table:table-cell>
          <table:table-cell table:style-name="ce32"/>
          <table:table-cell table:number-columns-repeated="5"/>
          <table:table-cell table:style-name="ce23" office:value-type="float" office:value="45" calcext:value-type="float">
            <text:p>45</text:p>
          </table:table-cell>
          <table:table-cell table:style-name="ce28" office:value-type="string" calcext:value-type="string">
            <text:p>Mtx45</text:p>
          </table:table-cell>
          <table:table-cell table:style-name="ce25" table:content-validation-name="val1" office:value-type="string" calcext:value-type="string">
            <text:p>light blue</text:p>
          </table:table-cell>
          <table:table-cell table:style-name="ce2" table:formula="of:=IF([.Z46]&lt;&gt;CONCATENATE(&quot;Mtx&quot;;[.Y46]);1;0)" office:value-type="float" office:value="0" calcext:value-type="float">
            <text:p>0</text:p>
          </table:table-cell>
          <table:table-cell table:style-name="ce2"/>
          <table:table-cell table:number-columns-repeated="16355"/>
        </table:table-row>
        <table:table-row table:style-name="ro2">
          <table:table-cell table:number-columns-repeated="4"/>
          <table:table-cell table:style-name="ce23" office:value-type="float" office:value="46" calcext:value-type="float">
            <text:p>46</text:p>
          </table:table-cell>
          <table:table-cell table:style-name="ce28" office:value-type="string" calcext:value-type="string">
            <text:p>Aux46</text:p>
          </table:table-cell>
          <table:table-cell table:style-name="ce25" table:content-validation-name="val1" office:value-type="string" calcext:value-type="string">
            <text:p>white</text:p>
          </table:table-cell>
          <table:table-cell table:formula="of:=IF([.F47]&lt;&gt;CONCATENATE(&quot;Aux&quot;;[.E47]);1;0)" office:value-type="float" office:value="0" calcext:value-type="float">
            <text:p>0</text:p>
          </table:table-cell>
          <table:table-cell table:number-columns-repeated="6"/>
          <table:table-cell table:style-name="ce23" office:value-type="float" office:value="46" calcext:value-type="float">
            <text:p>46</text:p>
          </table:table-cell>
          <table:table-cell table:style-name="ce28" office:value-type="string" calcext:value-type="string">
            <text:p>Grp46</text:p>
          </table:table-cell>
          <table:table-cell table:style-name="ce25" table:content-validation-name="val1" office:value-type="string" calcext:value-type="string">
            <text:p>white</text:p>
          </table:table-cell>
          <table:table-cell table:style-name="ce32" table:formula="of:=IF([.P47]&lt;&gt;CONCATENATE(&quot;Grp&quot;;[.O47]);1;0)" office:value-type="float" office:value="0" calcext:value-type="float">
            <text:p>0</text:p>
          </table:table-cell>
          <table:table-cell table:style-name="ce32"/>
          <table:table-cell table:number-columns-repeated="5"/>
          <table:table-cell table:style-name="ce23" office:value-type="float" office:value="46" calcext:value-type="float">
            <text:p>46</text:p>
          </table:table-cell>
          <table:table-cell table:style-name="ce28" office:value-type="string" calcext:value-type="string">
            <text:p>Mtx46</text:p>
          </table:table-cell>
          <table:table-cell table:style-name="ce25" table:content-validation-name="val1" office:value-type="string" calcext:value-type="string">
            <text:p>white</text:p>
          </table:table-cell>
          <table:table-cell table:style-name="ce2" table:formula="of:=IF([.Z47]&lt;&gt;CONCATENATE(&quot;Mtx&quot;;[.Y47]);1;0)" office:value-type="float" office:value="0" calcext:value-type="float">
            <text:p>0</text:p>
          </table:table-cell>
          <table:table-cell table:style-name="ce2"/>
          <table:table-cell table:number-columns-repeated="16355"/>
        </table:table-row>
        <table:table-row table:style-name="ro2">
          <table:table-cell table:number-columns-repeated="4"/>
          <table:table-cell table:style-name="ce23" office:value-type="float" office:value="47" calcext:value-type="float">
            <text:p>47</text:p>
          </table:table-cell>
          <table:table-cell table:style-name="ce28" office:value-type="string" calcext:value-type="string">
            <text:p>Aux47</text:p>
          </table:table-cell>
          <table:table-cell table:style-name="ce25" table:content-validation-name="val1" office:value-type="string" calcext:value-type="string">
            <text:p>purple</text:p>
          </table:table-cell>
          <table:table-cell table:formula="of:=IF([.F48]&lt;&gt;CONCATENATE(&quot;Aux&quot;;[.E48]);1;0)" office:value-type="float" office:value="0" calcext:value-type="float">
            <text:p>0</text:p>
          </table:table-cell>
          <table:table-cell table:number-columns-repeated="6"/>
          <table:table-cell table:style-name="ce23" office:value-type="float" office:value="47" calcext:value-type="float">
            <text:p>47</text:p>
          </table:table-cell>
          <table:table-cell table:style-name="ce28" office:value-type="string" calcext:value-type="string">
            <text:p>Grp47</text:p>
          </table:table-cell>
          <table:table-cell table:style-name="ce25" table:content-validation-name="val1" office:value-type="string" calcext:value-type="string">
            <text:p>purple</text:p>
          </table:table-cell>
          <table:table-cell table:style-name="ce32" table:formula="of:=IF([.P48]&lt;&gt;CONCATENATE(&quot;Grp&quot;;[.O48]);1;0)" office:value-type="float" office:value="0" calcext:value-type="float">
            <text:p>0</text:p>
          </table:table-cell>
          <table:table-cell table:style-name="ce32"/>
          <table:table-cell table:number-columns-repeated="5"/>
          <table:table-cell table:style-name="ce23" office:value-type="float" office:value="47" calcext:value-type="float">
            <text:p>47</text:p>
          </table:table-cell>
          <table:table-cell table:style-name="ce28" office:value-type="string" calcext:value-type="string">
            <text:p>Mtx47</text:p>
          </table:table-cell>
          <table:table-cell table:style-name="ce25" table:content-validation-name="val1" office:value-type="string" calcext:value-type="string">
            <text:p>purple</text:p>
          </table:table-cell>
          <table:table-cell table:style-name="ce2" table:formula="of:=IF([.Z48]&lt;&gt;CONCATENATE(&quot;Mtx&quot;;[.Y48]);1;0)" office:value-type="float" office:value="0" calcext:value-type="float">
            <text:p>0</text:p>
          </table:table-cell>
          <table:table-cell table:style-name="ce2"/>
          <table:table-cell table:number-columns-repeated="16355"/>
        </table:table-row>
        <table:table-row table:style-name="ro2">
          <table:table-cell table:number-columns-repeated="4"/>
          <table:table-cell table:style-name="ce23" office:value-type="float" office:value="48" calcext:value-type="float">
            <text:p>48</text:p>
          </table:table-cell>
          <table:table-cell table:style-name="ce28" office:value-type="string" calcext:value-type="string">
            <text:p>Aux48</text:p>
          </table:table-cell>
          <table:table-cell table:style-name="ce25" table:content-validation-name="val1" office:value-type="string" calcext:value-type="string">
            <text:p>black</text:p>
          </table:table-cell>
          <table:table-cell table:formula="of:=IF([.F49]&lt;&gt;CONCATENATE(&quot;Aux&quot;;[.E49]);1;0)" office:value-type="float" office:value="0" calcext:value-type="float">
            <text:p>0</text:p>
          </table:table-cell>
          <table:table-cell table:number-columns-repeated="6"/>
          <table:table-cell table:style-name="ce23" office:value-type="float" office:value="48" calcext:value-type="float">
            <text:p>48</text:p>
          </table:table-cell>
          <table:table-cell table:style-name="ce28" office:value-type="string" calcext:value-type="string">
            <text:p>Grp48</text:p>
          </table:table-cell>
          <table:table-cell table:style-name="ce25" table:content-validation-name="val1" office:value-type="string" calcext:value-type="string">
            <text:p>black</text:p>
          </table:table-cell>
          <table:table-cell table:style-name="ce32" table:formula="of:=IF([.P49]&lt;&gt;CONCATENATE(&quot;Grp&quot;;[.O49]);1;0)" office:value-type="float" office:value="0" calcext:value-type="float">
            <text:p>0</text:p>
          </table:table-cell>
          <table:table-cell table:style-name="ce32"/>
          <table:table-cell table:number-columns-repeated="5"/>
          <table:table-cell table:style-name="ce23" office:value-type="float" office:value="48" calcext:value-type="float">
            <text:p>48</text:p>
          </table:table-cell>
          <table:table-cell table:style-name="ce28" office:value-type="string" calcext:value-type="string">
            <text:p>Mtx48</text:p>
          </table:table-cell>
          <table:table-cell table:style-name="ce25" table:content-validation-name="val1" office:value-type="string" calcext:value-type="string">
            <text:p>black</text:p>
          </table:table-cell>
          <table:table-cell table:style-name="ce2" table:formula="of:=IF([.Z49]&lt;&gt;CONCATENATE(&quot;Mtx&quot;;[.Y49]);1;0)" office:value-type="float" office:value="0" calcext:value-type="float">
            <text:p>0</text:p>
          </table:table-cell>
          <table:table-cell table:style-name="ce2"/>
          <table:table-cell table:number-columns-repeated="16355"/>
        </table:table-row>
        <table:table-row table:style-name="ro2">
          <table:table-cell table:number-columns-repeated="4"/>
          <table:table-cell table:style-name="ce23" office:value-type="float" office:value="49" calcext:value-type="float">
            <text:p>49</text:p>
          </table:table-cell>
          <table:table-cell table:style-name="ce28" office:value-type="string" calcext:value-type="string">
            <text:p>Aux49</text:p>
          </table:table-cell>
          <table:table-cell table:style-name="ce25" table:content-validation-name="val1" office:value-type="string" calcext:value-type="string">
            <text:p>blue</text:p>
          </table:table-cell>
          <table:table-cell table:formula="of:=IF([.F50]&lt;&gt;CONCATENATE(&quot;Aux&quot;;[.E50]);1;0)" office:value-type="float" office:value="0" calcext:value-type="float">
            <text:p>0</text:p>
          </table:table-cell>
          <table:table-cell table:number-columns-repeated="6"/>
          <table:table-cell table:style-name="ce23" office:value-type="float" office:value="49" calcext:value-type="float">
            <text:p>49</text:p>
          </table:table-cell>
          <table:table-cell table:style-name="ce28" office:value-type="string" calcext:value-type="string">
            <text:p>Grp49</text:p>
          </table:table-cell>
          <table:table-cell table:style-name="ce25" table:content-validation-name="val1" office:value-type="string" calcext:value-type="string">
            <text:p>blue</text:p>
          </table:table-cell>
          <table:table-cell table:style-name="ce32" table:formula="of:=IF([.P50]&lt;&gt;CONCATENATE(&quot;Grp&quot;;[.O50]);1;0)" office:value-type="float" office:value="0" calcext:value-type="float">
            <text:p>0</text:p>
          </table:table-cell>
          <table:table-cell table:style-name="ce32"/>
          <table:table-cell table:number-columns-repeated="5"/>
          <table:table-cell table:style-name="ce23" office:value-type="float" office:value="49" calcext:value-type="float">
            <text:p>49</text:p>
          </table:table-cell>
          <table:table-cell table:style-name="ce28" office:value-type="string" calcext:value-type="string">
            <text:p>Mtx49</text:p>
          </table:table-cell>
          <table:table-cell table:style-name="ce25" table:content-validation-name="val1" office:value-type="string" calcext:value-type="string">
            <text:p>blue</text:p>
          </table:table-cell>
          <table:table-cell table:style-name="ce2" table:formula="of:=IF([.Z50]&lt;&gt;CONCATENATE(&quot;Mtx&quot;;[.Y50]);1;0)" office:value-type="float" office:value="0" calcext:value-type="float">
            <text:p>0</text:p>
          </table:table-cell>
          <table:table-cell table:style-name="ce2"/>
          <table:table-cell table:number-columns-repeated="16355"/>
        </table:table-row>
        <table:table-row table:style-name="ro2">
          <table:table-cell table:number-columns-repeated="4"/>
          <table:table-cell table:style-name="ce23" office:value-type="float" office:value="50" calcext:value-type="float">
            <text:p>50</text:p>
          </table:table-cell>
          <table:table-cell table:style-name="ce28" office:value-type="string" calcext:value-type="string">
            <text:p>Aux50</text:p>
          </table:table-cell>
          <table:table-cell table:style-name="ce25" table:content-validation-name="val1" office:value-type="string" calcext:value-type="string">
            <text:p>red</text:p>
          </table:table-cell>
          <table:table-cell table:formula="of:=IF([.F51]&lt;&gt;CONCATENATE(&quot;Aux&quot;;[.E51]);1;0)" office:value-type="float" office:value="0" calcext:value-type="float">
            <text:p>0</text:p>
          </table:table-cell>
          <table:table-cell table:number-columns-repeated="6"/>
          <table:table-cell table:style-name="ce23" office:value-type="float" office:value="50" calcext:value-type="float">
            <text:p>50</text:p>
          </table:table-cell>
          <table:table-cell table:style-name="ce28" office:value-type="string" calcext:value-type="string">
            <text:p>Grp50</text:p>
          </table:table-cell>
          <table:table-cell table:style-name="ce25" table:content-validation-name="val1" office:value-type="string" calcext:value-type="string">
            <text:p>red</text:p>
          </table:table-cell>
          <table:table-cell table:style-name="ce32" table:formula="of:=IF([.P51]&lt;&gt;CONCATENATE(&quot;Grp&quot;;[.O51]);1;0)" office:value-type="float" office:value="0" calcext:value-type="float">
            <text:p>0</text:p>
          </table:table-cell>
          <table:table-cell table:style-name="ce32"/>
          <table:table-cell table:number-columns-repeated="5"/>
          <table:table-cell table:style-name="ce23" office:value-type="float" office:value="50" calcext:value-type="float">
            <text:p>50</text:p>
          </table:table-cell>
          <table:table-cell table:style-name="ce28" office:value-type="string" calcext:value-type="string">
            <text:p>Mtx50</text:p>
          </table:table-cell>
          <table:table-cell table:style-name="ce25" table:content-validation-name="val1" office:value-type="string" calcext:value-type="string">
            <text:p>red</text:p>
          </table:table-cell>
          <table:table-cell table:style-name="ce2" table:formula="of:=IF([.Z51]&lt;&gt;CONCATENATE(&quot;Mtx&quot;;[.Y51]);1;0)" office:value-type="float" office:value="0" calcext:value-type="float">
            <text:p>0</text:p>
          </table:table-cell>
          <table:table-cell table:style-name="ce2"/>
          <table:table-cell table:number-columns-repeated="16355"/>
        </table:table-row>
        <table:table-row table:style-name="ro2">
          <table:table-cell table:number-columns-repeated="4"/>
          <table:table-cell table:style-name="ce23" office:value-type="float" office:value="51" calcext:value-type="float">
            <text:p>51</text:p>
          </table:table-cell>
          <table:table-cell table:style-name="ce28" office:value-type="string" calcext:value-type="string">
            <text:p>Aux51</text:p>
          </table:table-cell>
          <table:table-cell table:style-name="ce25" table:content-validation-name="val1" office:value-type="string" calcext:value-type="string">
            <text:p>yellow</text:p>
          </table:table-cell>
          <table:table-cell table:formula="of:=IF([.F52]&lt;&gt;CONCATENATE(&quot;Aux&quot;;[.E52]);1;0)" office:value-type="float" office:value="0" calcext:value-type="float">
            <text:p>0</text:p>
          </table:table-cell>
          <table:table-cell table:number-columns-repeated="6"/>
          <table:table-cell table:style-name="ce23" office:value-type="float" office:value="51" calcext:value-type="float">
            <text:p>51</text:p>
          </table:table-cell>
          <table:table-cell table:style-name="ce28" office:value-type="string" calcext:value-type="string">
            <text:p>Grp51</text:p>
          </table:table-cell>
          <table:table-cell table:style-name="ce25" table:content-validation-name="val1" office:value-type="string" calcext:value-type="string">
            <text:p>yellow</text:p>
          </table:table-cell>
          <table:table-cell table:style-name="ce32" table:formula="of:=IF([.P52]&lt;&gt;CONCATENATE(&quot;Grp&quot;;[.O52]);1;0)" office:value-type="float" office:value="0" calcext:value-type="float">
            <text:p>0</text:p>
          </table:table-cell>
          <table:table-cell table:style-name="ce32"/>
          <table:table-cell table:number-columns-repeated="5"/>
          <table:table-cell table:style-name="ce23" office:value-type="float" office:value="51" calcext:value-type="float">
            <text:p>51</text:p>
          </table:table-cell>
          <table:table-cell table:style-name="ce28" office:value-type="string" calcext:value-type="string">
            <text:p>Mtx51</text:p>
          </table:table-cell>
          <table:table-cell table:style-name="ce25" table:content-validation-name="val1" office:value-type="string" calcext:value-type="string">
            <text:p>yellow</text:p>
          </table:table-cell>
          <table:table-cell table:style-name="ce2" table:formula="of:=IF([.Z52]&lt;&gt;CONCATENATE(&quot;Mtx&quot;;[.Y52]);1;0)" office:value-type="float" office:value="0" calcext:value-type="float">
            <text:p>0</text:p>
          </table:table-cell>
          <table:table-cell table:style-name="ce2"/>
          <table:table-cell table:number-columns-repeated="16355"/>
        </table:table-row>
        <table:table-row table:style-name="ro2">
          <table:table-cell table:number-columns-repeated="4"/>
          <table:table-cell table:style-name="ce23" office:value-type="float" office:value="52" calcext:value-type="float">
            <text:p>52</text:p>
          </table:table-cell>
          <table:table-cell table:style-name="ce28" office:value-type="string" calcext:value-type="string">
            <text:p>Aux52</text:p>
          </table:table-cell>
          <table:table-cell table:style-name="ce25" table:content-validation-name="val1" office:value-type="string" calcext:value-type="string">
            <text:p>green</text:p>
          </table:table-cell>
          <table:table-cell table:formula="of:=IF([.F53]&lt;&gt;CONCATENATE(&quot;Aux&quot;;[.E53]);1;0)" office:value-type="float" office:value="0" calcext:value-type="float">
            <text:p>0</text:p>
          </table:table-cell>
          <table:table-cell table:number-columns-repeated="6"/>
          <table:table-cell table:style-name="ce23" office:value-type="float" office:value="52" calcext:value-type="float">
            <text:p>52</text:p>
          </table:table-cell>
          <table:table-cell table:style-name="ce28" office:value-type="string" calcext:value-type="string">
            <text:p>Grp52</text:p>
          </table:table-cell>
          <table:table-cell table:style-name="ce25" table:content-validation-name="val1" office:value-type="string" calcext:value-type="string">
            <text:p>green</text:p>
          </table:table-cell>
          <table:table-cell table:style-name="ce32" table:formula="of:=IF([.P53]&lt;&gt;CONCATENATE(&quot;Grp&quot;;[.O53]);1;0)" office:value-type="float" office:value="0" calcext:value-type="float">
            <text:p>0</text:p>
          </table:table-cell>
          <table:table-cell table:style-name="ce32"/>
          <table:table-cell table:number-columns-repeated="5"/>
          <table:table-cell table:style-name="ce23" office:value-type="float" office:value="52" calcext:value-type="float">
            <text:p>52</text:p>
          </table:table-cell>
          <table:table-cell table:style-name="ce28" office:value-type="string" calcext:value-type="string">
            <text:p>Mtx52</text:p>
          </table:table-cell>
          <table:table-cell table:style-name="ce25" table:content-validation-name="val1" office:value-type="string" calcext:value-type="string">
            <text:p>green</text:p>
          </table:table-cell>
          <table:table-cell table:style-name="ce2" table:formula="of:=IF([.Z53]&lt;&gt;CONCATENATE(&quot;Mtx&quot;;[.Y53]);1;0)" office:value-type="float" office:value="0" calcext:value-type="float">
            <text:p>0</text:p>
          </table:table-cell>
          <table:table-cell table:style-name="ce2"/>
          <table:table-cell table:number-columns-repeated="16355"/>
        </table:table-row>
        <table:table-row table:style-name="ro2">
          <table:table-cell table:number-columns-repeated="4"/>
          <table:table-cell table:style-name="ce23" office:value-type="float" office:value="53" calcext:value-type="float">
            <text:p>53</text:p>
          </table:table-cell>
          <table:table-cell table:style-name="ce28" office:value-type="string" calcext:value-type="string">
            <text:p>Aux53</text:p>
          </table:table-cell>
          <table:table-cell table:style-name="ce25" table:content-validation-name="val1" office:value-type="string" calcext:value-type="string">
            <text:p>light blue</text:p>
          </table:table-cell>
          <table:table-cell table:formula="of:=IF([.F54]&lt;&gt;CONCATENATE(&quot;Aux&quot;;[.E54]);1;0)" office:value-type="float" office:value="0" calcext:value-type="float">
            <text:p>0</text:p>
          </table:table-cell>
          <table:table-cell table:number-columns-repeated="6"/>
          <table:table-cell table:style-name="ce23" office:value-type="float" office:value="53" calcext:value-type="float">
            <text:p>53</text:p>
          </table:table-cell>
          <table:table-cell table:style-name="ce28" office:value-type="string" calcext:value-type="string">
            <text:p>Grp53</text:p>
          </table:table-cell>
          <table:table-cell table:style-name="ce25" table:content-validation-name="val1" office:value-type="string" calcext:value-type="string">
            <text:p>light blue</text:p>
          </table:table-cell>
          <table:table-cell table:style-name="ce32" table:formula="of:=IF([.P54]&lt;&gt;CONCATENATE(&quot;Grp&quot;;[.O54]);1;0)" office:value-type="float" office:value="0" calcext:value-type="float">
            <text:p>0</text:p>
          </table:table-cell>
          <table:table-cell table:style-name="ce32"/>
          <table:table-cell table:number-columns-repeated="5"/>
          <table:table-cell table:style-name="ce23" office:value-type="float" office:value="53" calcext:value-type="float">
            <text:p>53</text:p>
          </table:table-cell>
          <table:table-cell table:style-name="ce28" office:value-type="string" calcext:value-type="string">
            <text:p>Mtx53</text:p>
          </table:table-cell>
          <table:table-cell table:style-name="ce25" table:content-validation-name="val1" office:value-type="string" calcext:value-type="string">
            <text:p>light blue</text:p>
          </table:table-cell>
          <table:table-cell table:style-name="ce2" table:formula="of:=IF([.Z54]&lt;&gt;CONCATENATE(&quot;Mtx&quot;;[.Y54]);1;0)" office:value-type="float" office:value="0" calcext:value-type="float">
            <text:p>0</text:p>
          </table:table-cell>
          <table:table-cell table:style-name="ce2"/>
          <table:table-cell table:number-columns-repeated="16355"/>
        </table:table-row>
        <table:table-row table:style-name="ro2">
          <table:table-cell table:number-columns-repeated="4"/>
          <table:table-cell table:style-name="ce23" office:value-type="float" office:value="54" calcext:value-type="float">
            <text:p>54</text:p>
          </table:table-cell>
          <table:table-cell table:style-name="ce28" office:value-type="string" calcext:value-type="string">
            <text:p>Aux54</text:p>
          </table:table-cell>
          <table:table-cell table:style-name="ce25" table:content-validation-name="val1" office:value-type="string" calcext:value-type="string">
            <text:p>white</text:p>
          </table:table-cell>
          <table:table-cell table:formula="of:=IF([.F55]&lt;&gt;CONCATENATE(&quot;Aux&quot;;[.E55]);1;0)" office:value-type="float" office:value="0" calcext:value-type="float">
            <text:p>0</text:p>
          </table:table-cell>
          <table:table-cell table:number-columns-repeated="6"/>
          <table:table-cell table:style-name="ce23" office:value-type="float" office:value="54" calcext:value-type="float">
            <text:p>54</text:p>
          </table:table-cell>
          <table:table-cell table:style-name="ce28" office:value-type="string" calcext:value-type="string">
            <text:p>Grp54</text:p>
          </table:table-cell>
          <table:table-cell table:style-name="ce25" table:content-validation-name="val1" office:value-type="string" calcext:value-type="string">
            <text:p>white</text:p>
          </table:table-cell>
          <table:table-cell table:style-name="ce32" table:formula="of:=IF([.P55]&lt;&gt;CONCATENATE(&quot;Grp&quot;;[.O55]);1;0)" office:value-type="float" office:value="0" calcext:value-type="float">
            <text:p>0</text:p>
          </table:table-cell>
          <table:table-cell table:style-name="ce32"/>
          <table:table-cell table:number-columns-repeated="5"/>
          <table:table-cell table:style-name="ce23" office:value-type="float" office:value="54" calcext:value-type="float">
            <text:p>54</text:p>
          </table:table-cell>
          <table:table-cell table:style-name="ce28" office:value-type="string" calcext:value-type="string">
            <text:p>Mtx54</text:p>
          </table:table-cell>
          <table:table-cell table:style-name="ce25" table:content-validation-name="val1" office:value-type="string" calcext:value-type="string">
            <text:p>white</text:p>
          </table:table-cell>
          <table:table-cell table:style-name="ce2" table:formula="of:=IF([.Z55]&lt;&gt;CONCATENATE(&quot;Mtx&quot;;[.Y55]);1;0)" office:value-type="float" office:value="0" calcext:value-type="float">
            <text:p>0</text:p>
          </table:table-cell>
          <table:table-cell table:style-name="ce2"/>
          <table:table-cell table:number-columns-repeated="16355"/>
        </table:table-row>
        <table:table-row table:style-name="ro2">
          <table:table-cell table:number-columns-repeated="4"/>
          <table:table-cell table:style-name="ce23" office:value-type="float" office:value="55" calcext:value-type="float">
            <text:p>55</text:p>
          </table:table-cell>
          <table:table-cell table:style-name="ce28" office:value-type="string" calcext:value-type="string">
            <text:p>Aux55</text:p>
          </table:table-cell>
          <table:table-cell table:style-name="ce25" table:content-validation-name="val1" office:value-type="string" calcext:value-type="string">
            <text:p>purple</text:p>
          </table:table-cell>
          <table:table-cell table:formula="of:=IF([.F56]&lt;&gt;CONCATENATE(&quot;Aux&quot;;[.E56]);1;0)" office:value-type="float" office:value="0" calcext:value-type="float">
            <text:p>0</text:p>
          </table:table-cell>
          <table:table-cell table:number-columns-repeated="6"/>
          <table:table-cell table:style-name="ce23" office:value-type="float" office:value="55" calcext:value-type="float">
            <text:p>55</text:p>
          </table:table-cell>
          <table:table-cell table:style-name="ce28" office:value-type="string" calcext:value-type="string">
            <text:p>Grp55</text:p>
          </table:table-cell>
          <table:table-cell table:style-name="ce25" table:content-validation-name="val1" office:value-type="string" calcext:value-type="string">
            <text:p>purple</text:p>
          </table:table-cell>
          <table:table-cell table:style-name="ce32" table:formula="of:=IF([.P56]&lt;&gt;CONCATENATE(&quot;Grp&quot;;[.O56]);1;0)" office:value-type="float" office:value="0" calcext:value-type="float">
            <text:p>0</text:p>
          </table:table-cell>
          <table:table-cell table:style-name="ce32"/>
          <table:table-cell table:number-columns-repeated="5"/>
          <table:table-cell table:style-name="ce23" office:value-type="float" office:value="55" calcext:value-type="float">
            <text:p>55</text:p>
          </table:table-cell>
          <table:table-cell table:style-name="ce28" office:value-type="string" calcext:value-type="string">
            <text:p>Mtx55</text:p>
          </table:table-cell>
          <table:table-cell table:style-name="ce25" table:content-validation-name="val1" office:value-type="string" calcext:value-type="string">
            <text:p>purple</text:p>
          </table:table-cell>
          <table:table-cell table:style-name="ce2" table:formula="of:=IF([.Z56]&lt;&gt;CONCATENATE(&quot;Mtx&quot;;[.Y56]);1;0)" office:value-type="float" office:value="0" calcext:value-type="float">
            <text:p>0</text:p>
          </table:table-cell>
          <table:table-cell table:style-name="ce2"/>
          <table:table-cell table:number-columns-repeated="16355"/>
        </table:table-row>
        <table:table-row table:style-name="ro2">
          <table:table-cell table:number-columns-repeated="4"/>
          <table:table-cell table:style-name="ce23" office:value-type="float" office:value="56" calcext:value-type="float">
            <text:p>56</text:p>
          </table:table-cell>
          <table:table-cell table:style-name="ce28" office:value-type="string" calcext:value-type="string">
            <text:p>Aux56</text:p>
          </table:table-cell>
          <table:table-cell table:style-name="ce25" table:content-validation-name="val1" office:value-type="string" calcext:value-type="string">
            <text:p>black</text:p>
          </table:table-cell>
          <table:table-cell table:formula="of:=IF([.F57]&lt;&gt;CONCATENATE(&quot;Aux&quot;;[.E57]);1;0)" office:value-type="float" office:value="0" calcext:value-type="float">
            <text:p>0</text:p>
          </table:table-cell>
          <table:table-cell table:number-columns-repeated="6"/>
          <table:table-cell table:style-name="ce23" office:value-type="float" office:value="56" calcext:value-type="float">
            <text:p>56</text:p>
          </table:table-cell>
          <table:table-cell table:style-name="ce28" office:value-type="string" calcext:value-type="string">
            <text:p>Grp56</text:p>
          </table:table-cell>
          <table:table-cell table:style-name="ce25" table:content-validation-name="val1" office:value-type="string" calcext:value-type="string">
            <text:p>black</text:p>
          </table:table-cell>
          <table:table-cell table:style-name="ce32" table:formula="of:=IF([.P57]&lt;&gt;CONCATENATE(&quot;Grp&quot;;[.O57]);1;0)" office:value-type="float" office:value="0" calcext:value-type="float">
            <text:p>0</text:p>
          </table:table-cell>
          <table:table-cell table:style-name="ce32"/>
          <table:table-cell table:number-columns-repeated="5"/>
          <table:table-cell table:style-name="ce23" office:value-type="float" office:value="56" calcext:value-type="float">
            <text:p>56</text:p>
          </table:table-cell>
          <table:table-cell table:style-name="ce28" office:value-type="string" calcext:value-type="string">
            <text:p>Mtx56</text:p>
          </table:table-cell>
          <table:table-cell table:style-name="ce25" table:content-validation-name="val1" office:value-type="string" calcext:value-type="string">
            <text:p>black</text:p>
          </table:table-cell>
          <table:table-cell table:style-name="ce2" table:formula="of:=IF([.Z57]&lt;&gt;CONCATENATE(&quot;Mtx&quot;;[.Y57]);1;0)" office:value-type="float" office:value="0" calcext:value-type="float">
            <text:p>0</text:p>
          </table:table-cell>
          <table:table-cell table:style-name="ce2"/>
          <table:table-cell table:number-columns-repeated="16355"/>
        </table:table-row>
        <table:table-row table:style-name="ro2">
          <table:table-cell table:number-columns-repeated="4"/>
          <table:table-cell table:style-name="ce23" office:value-type="float" office:value="57" calcext:value-type="float">
            <text:p>57</text:p>
          </table:table-cell>
          <table:table-cell table:style-name="ce28" office:value-type="string" calcext:value-type="string">
            <text:p>Aux57</text:p>
          </table:table-cell>
          <table:table-cell table:style-name="ce25" table:content-validation-name="val1" office:value-type="string" calcext:value-type="string">
            <text:p>blue</text:p>
          </table:table-cell>
          <table:table-cell table:formula="of:=IF([.F58]&lt;&gt;CONCATENATE(&quot;Aux&quot;;[.E58]);1;0)" office:value-type="float" office:value="0" calcext:value-type="float">
            <text:p>0</text:p>
          </table:table-cell>
          <table:table-cell table:number-columns-repeated="6"/>
          <table:table-cell table:style-name="ce23" office:value-type="float" office:value="57" calcext:value-type="float">
            <text:p>57</text:p>
          </table:table-cell>
          <table:table-cell table:style-name="ce28" office:value-type="string" calcext:value-type="string">
            <text:p>Grp57</text:p>
          </table:table-cell>
          <table:table-cell table:style-name="ce25" table:content-validation-name="val1" office:value-type="string" calcext:value-type="string">
            <text:p>blue</text:p>
          </table:table-cell>
          <table:table-cell table:style-name="ce32" table:formula="of:=IF([.P58]&lt;&gt;CONCATENATE(&quot;Grp&quot;;[.O58]);1;0)" office:value-type="float" office:value="0" calcext:value-type="float">
            <text:p>0</text:p>
          </table:table-cell>
          <table:table-cell table:style-name="ce32"/>
          <table:table-cell table:number-columns-repeated="5"/>
          <table:table-cell table:style-name="ce23" office:value-type="float" office:value="57" calcext:value-type="float">
            <text:p>57</text:p>
          </table:table-cell>
          <table:table-cell table:style-name="ce28" office:value-type="string" calcext:value-type="string">
            <text:p>Mtx57</text:p>
          </table:table-cell>
          <table:table-cell table:style-name="ce25" table:content-validation-name="val1" office:value-type="string" calcext:value-type="string">
            <text:p>blue</text:p>
          </table:table-cell>
          <table:table-cell table:style-name="ce2" table:formula="of:=IF([.Z58]&lt;&gt;CONCATENATE(&quot;Mtx&quot;;[.Y58]);1;0)" office:value-type="float" office:value="0" calcext:value-type="float">
            <text:p>0</text:p>
          </table:table-cell>
          <table:table-cell table:style-name="ce2"/>
          <table:table-cell table:number-columns-repeated="16355"/>
        </table:table-row>
        <table:table-row table:style-name="ro2">
          <table:table-cell table:number-columns-repeated="4"/>
          <table:table-cell table:style-name="ce23" office:value-type="float" office:value="58" calcext:value-type="float">
            <text:p>58</text:p>
          </table:table-cell>
          <table:table-cell table:style-name="ce28" office:value-type="string" calcext:value-type="string">
            <text:p>Aux58</text:p>
          </table:table-cell>
          <table:table-cell table:style-name="ce25" table:content-validation-name="val1" office:value-type="string" calcext:value-type="string">
            <text:p>red</text:p>
          </table:table-cell>
          <table:table-cell table:formula="of:=IF([.F59]&lt;&gt;CONCATENATE(&quot;Aux&quot;;[.E59]);1;0)" office:value-type="float" office:value="0" calcext:value-type="float">
            <text:p>0</text:p>
          </table:table-cell>
          <table:table-cell table:number-columns-repeated="6"/>
          <table:table-cell table:style-name="ce23" office:value-type="float" office:value="58" calcext:value-type="float">
            <text:p>58</text:p>
          </table:table-cell>
          <table:table-cell table:style-name="ce28" office:value-type="string" calcext:value-type="string">
            <text:p>Grp58</text:p>
          </table:table-cell>
          <table:table-cell table:style-name="ce25" table:content-validation-name="val1" office:value-type="string" calcext:value-type="string">
            <text:p>red</text:p>
          </table:table-cell>
          <table:table-cell table:style-name="ce32" table:formula="of:=IF([.P59]&lt;&gt;CONCATENATE(&quot;Grp&quot;;[.O59]);1;0)" office:value-type="float" office:value="0" calcext:value-type="float">
            <text:p>0</text:p>
          </table:table-cell>
          <table:table-cell table:style-name="ce32"/>
          <table:table-cell table:number-columns-repeated="5"/>
          <table:table-cell table:style-name="ce23" office:value-type="float" office:value="58" calcext:value-type="float">
            <text:p>58</text:p>
          </table:table-cell>
          <table:table-cell table:style-name="ce28" office:value-type="string" calcext:value-type="string">
            <text:p>Mtx58</text:p>
          </table:table-cell>
          <table:table-cell table:style-name="ce25" table:content-validation-name="val1" office:value-type="string" calcext:value-type="string">
            <text:p>red</text:p>
          </table:table-cell>
          <table:table-cell table:style-name="ce2" table:formula="of:=IF([.Z59]&lt;&gt;CONCATENATE(&quot;Mtx&quot;;[.Y59]);1;0)" office:value-type="float" office:value="0" calcext:value-type="float">
            <text:p>0</text:p>
          </table:table-cell>
          <table:table-cell table:style-name="ce2"/>
          <table:table-cell table:number-columns-repeated="16355"/>
        </table:table-row>
        <table:table-row table:style-name="ro2">
          <table:table-cell table:number-columns-repeated="4"/>
          <table:table-cell table:style-name="ce23" office:value-type="float" office:value="59" calcext:value-type="float">
            <text:p>59</text:p>
          </table:table-cell>
          <table:table-cell table:style-name="ce28" office:value-type="string" calcext:value-type="string">
            <text:p>Aux59</text:p>
          </table:table-cell>
          <table:table-cell table:style-name="ce25" table:content-validation-name="val1" office:value-type="string" calcext:value-type="string">
            <text:p>yellow</text:p>
          </table:table-cell>
          <table:table-cell table:formula="of:=IF([.F60]&lt;&gt;CONCATENATE(&quot;Aux&quot;;[.E60]);1;0)" office:value-type="float" office:value="0" calcext:value-type="float">
            <text:p>0</text:p>
          </table:table-cell>
          <table:table-cell table:number-columns-repeated="6"/>
          <table:table-cell table:style-name="ce23" office:value-type="float" office:value="59" calcext:value-type="float">
            <text:p>59</text:p>
          </table:table-cell>
          <table:table-cell table:style-name="ce28" office:value-type="string" calcext:value-type="string">
            <text:p>Grp59</text:p>
          </table:table-cell>
          <table:table-cell table:style-name="ce25" table:content-validation-name="val1" office:value-type="string" calcext:value-type="string">
            <text:p>yellow</text:p>
          </table:table-cell>
          <table:table-cell table:style-name="ce32" table:formula="of:=IF([.P60]&lt;&gt;CONCATENATE(&quot;Grp&quot;;[.O60]);1;0)" office:value-type="float" office:value="0" calcext:value-type="float">
            <text:p>0</text:p>
          </table:table-cell>
          <table:table-cell table:style-name="ce32"/>
          <table:table-cell table:number-columns-repeated="5"/>
          <table:table-cell table:style-name="ce23" office:value-type="float" office:value="59" calcext:value-type="float">
            <text:p>59</text:p>
          </table:table-cell>
          <table:table-cell table:style-name="ce28" office:value-type="string" calcext:value-type="string">
            <text:p>Mtx59</text:p>
          </table:table-cell>
          <table:table-cell table:style-name="ce25" table:content-validation-name="val1" office:value-type="string" calcext:value-type="string">
            <text:p>yellow</text:p>
          </table:table-cell>
          <table:table-cell table:style-name="ce2" table:formula="of:=IF([.Z60]&lt;&gt;CONCATENATE(&quot;Mtx&quot;;[.Y60]);1;0)" office:value-type="float" office:value="0" calcext:value-type="float">
            <text:p>0</text:p>
          </table:table-cell>
          <table:table-cell table:style-name="ce2"/>
          <table:table-cell table:number-columns-repeated="16355"/>
        </table:table-row>
        <table:table-row table:style-name="ro2">
          <table:table-cell table:number-columns-repeated="4"/>
          <table:table-cell table:style-name="ce23" office:value-type="float" office:value="60" calcext:value-type="float">
            <text:p>60</text:p>
          </table:table-cell>
          <table:table-cell table:style-name="ce28" office:value-type="string" calcext:value-type="string">
            <text:p>Aux60</text:p>
          </table:table-cell>
          <table:table-cell table:style-name="ce25" table:content-validation-name="val1" office:value-type="string" calcext:value-type="string">
            <text:p>green</text:p>
          </table:table-cell>
          <table:table-cell table:formula="of:=IF([.F61]&lt;&gt;CONCATENATE(&quot;Aux&quot;;[.E61]);1;0)" office:value-type="float" office:value="0" calcext:value-type="float">
            <text:p>0</text:p>
          </table:table-cell>
          <table:table-cell table:number-columns-repeated="6"/>
          <table:table-cell table:style-name="ce23" office:value-type="float" office:value="60" calcext:value-type="float">
            <text:p>60</text:p>
          </table:table-cell>
          <table:table-cell table:style-name="ce28" office:value-type="string" calcext:value-type="string">
            <text:p>Grp60</text:p>
          </table:table-cell>
          <table:table-cell table:style-name="ce25" table:content-validation-name="val1" office:value-type="string" calcext:value-type="string">
            <text:p>green</text:p>
          </table:table-cell>
          <table:table-cell table:style-name="ce32" table:formula="of:=IF([.P61]&lt;&gt;CONCATENATE(&quot;Grp&quot;;[.O61]);1;0)" office:value-type="float" office:value="0" calcext:value-type="float">
            <text:p>0</text:p>
          </table:table-cell>
          <table:table-cell table:style-name="ce32"/>
          <table:table-cell table:number-columns-repeated="5"/>
          <table:table-cell table:style-name="ce23" office:value-type="float" office:value="60" calcext:value-type="float">
            <text:p>60</text:p>
          </table:table-cell>
          <table:table-cell table:style-name="ce28" office:value-type="string" calcext:value-type="string">
            <text:p>Mtx60</text:p>
          </table:table-cell>
          <table:table-cell table:style-name="ce25" table:content-validation-name="val1" office:value-type="string" calcext:value-type="string">
            <text:p>green</text:p>
          </table:table-cell>
          <table:table-cell table:style-name="ce2" table:formula="of:=IF([.Z61]&lt;&gt;CONCATENATE(&quot;Mtx&quot;;[.Y61]);1;0)" office:value-type="float" office:value="0" calcext:value-type="float">
            <text:p>0</text:p>
          </table:table-cell>
          <table:table-cell table:style-name="ce2"/>
          <table:table-cell table:number-columns-repeated="16355"/>
        </table:table-row>
        <table:table-row table:style-name="ro2">
          <table:table-cell table:number-columns-repeated="4"/>
          <table:table-cell table:style-name="ce23" office:value-type="float" office:value="61" calcext:value-type="float">
            <text:p>61</text:p>
          </table:table-cell>
          <table:table-cell table:style-name="ce28" office:value-type="string" calcext:value-type="string">
            <text:p>Aux61</text:p>
          </table:table-cell>
          <table:table-cell table:style-name="ce25" table:content-validation-name="val1" office:value-type="string" calcext:value-type="string">
            <text:p>light blue</text:p>
          </table:table-cell>
          <table:table-cell table:formula="of:=IF([.F62]&lt;&gt;CONCATENATE(&quot;Aux&quot;;[.E62]);1;0)" office:value-type="float" office:value="0" calcext:value-type="float">
            <text:p>0</text:p>
          </table:table-cell>
          <table:table-cell table:number-columns-repeated="6"/>
          <table:table-cell table:style-name="ce23" office:value-type="float" office:value="61" calcext:value-type="float">
            <text:p>61</text:p>
          </table:table-cell>
          <table:table-cell table:style-name="ce28" office:value-type="string" calcext:value-type="string">
            <text:p>Grp61</text:p>
          </table:table-cell>
          <table:table-cell table:style-name="ce25" table:content-validation-name="val1" office:value-type="string" calcext:value-type="string">
            <text:p>light blue</text:p>
          </table:table-cell>
          <table:table-cell table:style-name="ce32" table:formula="of:=IF([.P62]&lt;&gt;CONCATENATE(&quot;Grp&quot;;[.O62]);1;0)" office:value-type="float" office:value="0" calcext:value-type="float">
            <text:p>0</text:p>
          </table:table-cell>
          <table:table-cell table:style-name="ce32"/>
          <table:table-cell table:number-columns-repeated="5"/>
          <table:table-cell table:style-name="ce23" office:value-type="float" office:value="61" calcext:value-type="float">
            <text:p>61</text:p>
          </table:table-cell>
          <table:table-cell table:style-name="ce28" office:value-type="string" calcext:value-type="string">
            <text:p>Mtx61</text:p>
          </table:table-cell>
          <table:table-cell table:style-name="ce25" table:content-validation-name="val1" office:value-type="string" calcext:value-type="string">
            <text:p>light blue</text:p>
          </table:table-cell>
          <table:table-cell table:style-name="ce2" table:formula="of:=IF([.Z62]&lt;&gt;CONCATENATE(&quot;Mtx&quot;;[.Y62]);1;0)" office:value-type="float" office:value="0" calcext:value-type="float">
            <text:p>0</text:p>
          </table:table-cell>
          <table:table-cell table:style-name="ce2"/>
          <table:table-cell table:number-columns-repeated="16355"/>
        </table:table-row>
        <table:table-row table:style-name="ro2">
          <table:table-cell table:number-columns-repeated="4"/>
          <table:table-cell table:style-name="ce23" office:value-type="float" office:value="62" calcext:value-type="float">
            <text:p>62</text:p>
          </table:table-cell>
          <table:table-cell table:style-name="ce28" office:value-type="string" calcext:value-type="string">
            <text:p>Aux62</text:p>
          </table:table-cell>
          <table:table-cell table:style-name="ce25" table:content-validation-name="val1" office:value-type="string" calcext:value-type="string">
            <text:p>white</text:p>
          </table:table-cell>
          <table:table-cell table:formula="of:=IF([.F63]&lt;&gt;CONCATENATE(&quot;Aux&quot;;[.E63]);1;0)" office:value-type="float" office:value="0" calcext:value-type="float">
            <text:p>0</text:p>
          </table:table-cell>
          <table:table-cell table:number-columns-repeated="6"/>
          <table:table-cell table:style-name="ce23" office:value-type="float" office:value="62" calcext:value-type="float">
            <text:p>62</text:p>
          </table:table-cell>
          <table:table-cell table:style-name="ce28" office:value-type="string" calcext:value-type="string">
            <text:p>Grp62</text:p>
          </table:table-cell>
          <table:table-cell table:style-name="ce25" table:content-validation-name="val1" office:value-type="string" calcext:value-type="string">
            <text:p>white</text:p>
          </table:table-cell>
          <table:table-cell table:style-name="ce32" table:formula="of:=IF([.P63]&lt;&gt;CONCATENATE(&quot;Grp&quot;;[.O63]);1;0)" office:value-type="float" office:value="0" calcext:value-type="float">
            <text:p>0</text:p>
          </table:table-cell>
          <table:table-cell table:style-name="ce32"/>
          <table:table-cell table:number-columns-repeated="5"/>
          <table:table-cell table:style-name="ce23" office:value-type="float" office:value="62" calcext:value-type="float">
            <text:p>62</text:p>
          </table:table-cell>
          <table:table-cell table:style-name="ce28" office:value-type="string" calcext:value-type="string">
            <text:p>Mtx62</text:p>
          </table:table-cell>
          <table:table-cell table:style-name="ce25" table:content-validation-name="val1" office:value-type="string" calcext:value-type="string">
            <text:p>white</text:p>
          </table:table-cell>
          <table:table-cell table:style-name="ce2" table:formula="of:=IF([.Z63]&lt;&gt;CONCATENATE(&quot;Mtx&quot;;[.Y63]);1;0)" office:value-type="float" office:value="0" calcext:value-type="float">
            <text:p>0</text:p>
          </table:table-cell>
          <table:table-cell table:style-name="ce2"/>
          <table:table-cell table:number-columns-repeated="16355"/>
        </table:table-row>
        <table:table-row table:style-name="ro2">
          <table:table-cell table:number-columns-repeated="5"/>
          <table:table-cell table:style-name="ce29"/>
          <table:table-cell table:style-name="ce30" table:content-validation-name="val1"/>
          <table:table-cell table:number-columns-repeated="8"/>
          <table:table-cell table:style-name="ce29"/>
          <table:table-cell table:style-name="ce30" table:content-validation-name="val1"/>
          <table:table-cell table:number-columns-repeated="9"/>
          <table:table-cell table:style-name="ce30" table:content-validation-name="val1"/>
          <table:table-cell table:number-columns-repeated="16357"/>
        </table:table-row>
        <table:table-row table:style-name="ro2">
          <table:table-cell table:number-columns-repeated="6"/>
          <table:table-cell table:style-name="ce30" table:content-validation-name="val1"/>
          <table:table-cell table:formula="of:=COUNTIF([.H2:.H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M2:.M63];1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0" table:content-validation-name="val1"/>
          <table:table-cell table:formula="of:=COUNTIF([.R2:.R63];1)" office:value-type="float" office:value="0" calcext:value-type="float">
            <text:p>0</text:p>
          </table:table-cell>
          <table:table-cell table:number-columns-repeated="4"/>
          <table:table-cell table:formula="of:=COUNTIF([.W2:.W63];1)" office:value-type="float" office:value="0" calcext:value-type="float">
            <text:p>0</text:p>
          </table:table-cell>
          <table:table-cell table:number-columns-repeated="3"/>
          <table:table-cell table:style-name="ce30" table:content-validation-name="val1"/>
          <table:table-cell table:style-name="ce2" table:formula="of:=COUNTIF([.AB2:.AB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formula="of:=COUNTIF([.AG2:.AG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AL2:.AL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style-name="ce2" table:formula="of:=COUNTIF([.AQ2:.AQ63];1)" office:value-type="float" office:value="0" calcext:value-type="float">
            <text:p>0</text:p>
          </table:table-cell>
          <table:table-cell table:style-name="ce2"/>
          <table:table-cell table:number-columns-repeated="16340"/>
        </table:table-row>
        <table:table-row table:style-name="ro2" table:number-rows-repeated="1048510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Groups.L2:Groups.L33 Groups.Q2:Groups.Q65 Groups.V2:Groups.V33 Groups.AA2:Groups.AA65 Groups.AF2:Groups.AF33 Groups.C2:Groups.C25 Groups.G2:Groups.G65 Groups.AK2:Groups.AK17 Groups.AP2:Groups.AP17 Groups.AU2:Groups.AU17">
            <calcext:condition calcext:apply-style-name="ConditionalStyle_8" calcext:value="=&quot;purple&quot;" calcext:base-cell-address="Groups.C2"/>
            <calcext:condition calcext:apply-style-name="ConditionalStyle_9" calcext:value="=&quot;light blue&quot;" calcext:base-cell-address="Groups.C2"/>
            <calcext:condition calcext:apply-style-name="ConditionalStyle_10" calcext:value="=&quot;green&quot;" calcext:base-cell-address="Groups.C2"/>
            <calcext:condition calcext:apply-style-name="ConditionalStyle_11" calcext:value="=&quot;red&quot;" calcext:base-cell-address="Groups.C2"/>
            <calcext:condition calcext:apply-style-name="ConditionalStyle_12" calcext:value="=&quot;black&quot;" calcext:base-cell-address="Groups.C2"/>
            <calcext:condition calcext:apply-style-name="ConditionalStyle_13" calcext:value="=&quot;yellow&quot;" calcext:base-cell-address="Groups.C2"/>
            <calcext:condition calcext:apply-style-name="ConditionalStyle_14" calcext:value="=&quot;blue&quot;" calcext:base-cell-address="Groups.C2"/>
          </calcext:conditional-format>
          <calcext:conditional-format calcext:target-range-address="Groups.AJ34:Groups.AJ34">
            <calcext:condition calcext:apply-style-name="ConditionalStyle_15" calcext:value="=&quot;purple&quot;" calcext:base-cell-address="Groups.AJ34"/>
            <calcext:condition calcext:apply-style-name="ConditionalStyle_16" calcext:value="=&quot;light blue&quot;" calcext:base-cell-address="Groups.AJ34"/>
            <calcext:condition calcext:apply-style-name="ConditionalStyle_17" calcext:value="=&quot;green&quot;" calcext:base-cell-address="Groups.AJ34"/>
            <calcext:condition calcext:apply-style-name="ConditionalStyle_18" calcext:value="=&quot;red&quot;" calcext:base-cell-address="Groups.AJ34"/>
            <calcext:condition calcext:apply-style-name="ConditionalStyle_19" calcext:value="=&quot;black&quot;" calcext:base-cell-address="Groups.AJ34"/>
            <calcext:condition calcext:apply-style-name="ConditionalStyle_20" calcext:value="=&quot;yellow&quot;" calcext:base-cell-address="Groups.AJ34"/>
            <calcext:condition calcext:apply-style-name="ConditionalStyle_21" calcext:value="=&quot;blue&quot;" calcext:base-cell-address="Groups.AJ34"/>
          </calcext:conditional-format>
        </calcext:conditional-formats>
      </table:table>
      <table:table table:name="Mixer Config" table:style-name="ta4">
        <table:table-column table:style-name="co28" table:default-cell-style-name="ce39"/>
        <table:table-column table:style-name="co28" table:number-columns-repeated="2" table:default-cell-style-name="ce43"/>
        <table:table-column table:style-name="co28" table:number-columns-repeated="3" table:default-cell-style-name="Default"/>
        <table:table-row table:style-name="ro2">
          <table:table-cell table:style-name="ce37"/>
          <table:table-cell table:style-name="ce42" office:value-type="string" calcext:value-type="string">
            <text:p>Mono</text:p>
          </table:table-cell>
          <table:table-cell table:style-name="ce42" office:value-type="string" calcext:value-type="string">
            <text:p>Stereo</text:p>
          </table:table-cell>
          <table:table-cell table:number-columns-repeated="3"/>
        </table:table-row>
        <table:table-row table:style-name="ro2">
          <table:table-cell table:style-name="ce38" office:value-type="string" calcext:value-type="string">
            <text:p>Group</text:p>
          </table:table-cell>
          <table:table-cell table:formula="of:=[$Groups.R65]" office:value-type="float" office:value="0" calcext:value-type="float">
            <text:p>0</text:p>
          </table:table-cell>
          <table:table-cell table:formula="of:=[$Groups.W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X</text:p>
          </table:table-cell>
          <table:table-cell table:formula="of:=[$Groups.AL65]" office:value-type="float" office:value="0" calcext:value-type="float">
            <text:p>0</text:p>
          </table:table-cell>
          <table:table-cell table:formula="of:=[$Groups.AQ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x</text:p>
          </table:table-cell>
          <table:table-cell table:formula="of:=[$Groups.H65]" office:value-type="float" office:value="0" calcext:value-type="float">
            <text:p>0</text:p>
          </table:table-cell>
          <table:table-cell table:formula="of:=[$Groups.M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40" office:value-type="string" calcext:value-type="string">
            <text:p>Matrix</text:p>
          </table:table-cell>
          <table:table-cell table:formula="of:=[$Groups.AB65]" office:value-type="float" office:value="0" calcext:value-type="float">
            <text:p>0</text:p>
          </table:table-cell>
          <table:table-cell table:formula="of:=[$Groups.AG65]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Default" table:number-columns-repeated="3"/>
          <table:table-cell table:number-columns-repeated="3"/>
        </table:table-row>
        <table:table-row table:style-name="ro6">
          <table:table-cell table:style-name="ce41" office:value-type="string" calcext:value-type="string" table:number-columns-spanned="6" table:number-rows-spanned="1">
            <text:p>This is a report from the „Groups“ sheet. It does not change the Mixer Config. </text:p>
            <text:p>When you change the default name in the „Groups“ sheet, </text:p>
            <text:p>the corresponding value is increased here.</text:p>
          </table:table-cell>
          <table:covered-table-cell table:number-columns-repeated="5" table:style-name="ce41"/>
        </table:table-row>
      </table:table>
      <table:table table:name="Misc" table:style-name="ta5">
        <office:forms form:automatic-focus="false" form:apply-design-mode="false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1" table:number-columns-repeated="16381" table:default-cell-style-name="Default"/>
        <table:table-row table:style-name="ro4">
          <table:table-cell table:style-name="ce26" office:value-type="string" calcext:value-type="string">
            <text:p>Property</text:p>
          </table:table-cell>
          <table:table-cell table:style-name="ce26" office:value-type="string" calcext:value-type="string">
            <text:p>Value</text:p>
          </table:table-cell>
          <table:table-cell table:style-name="ce44" office:value-type="string" calcext:value-type="string">
            <text:p>Description</text:p>
          </table:table-cell>
          <table:table-cell table:number-columns-repeated="16381"/>
        </table:table-row>
        <table:table-row table:style-name="ro4">
          <table:table-cell table:style-name="ce9" office:value-type="string" calcext:value-type="string">
            <text:p>Version</text:p>
          </table:table-cell>
          <table:table-cell table:style-name="ce9" office:value-type="float" office:value="8" calcext:value-type="float">
            <text:p>8</text:p>
          </table:table-cell>
          <table:table-cell office:value-type="string" calcext:value-type="string">
            <text:p>Version of the sheet, indicates how the cell/columns are arranged.</text:p>
          </table:table-cell>
          <table:table-cell table:number-columns-repeated="16381"/>
        </table:table-row>
        <table:table-row table:style-name="ro4" table:number-rows-repeated="1048573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1">
      <number:day number:style="long"/>
      <number:text>. </number:text>
      <number:month number:textual="true"/>
      <number:text> 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8" style:display-name="ConditionalStyle_8" style:family="table-cell" style:parent-style-name="Default">
      <style:table-cell-properties fo:background-color="#7030a0"/>
    </style:style>
    <style:style style:name="ConditionalStyle_5f_9" style:display-name="ConditionalStyle_9" style:family="table-cell" style:parent-style-name="Default">
      <style:table-cell-properties fo:background-color="#c6d9f1"/>
    </style:style>
    <style:style style:name="ConditionalStyle_5f_10" style:display-name="ConditionalStyle_10" style:family="table-cell" style:parent-style-name="Default">
      <style:table-cell-properties fo:background-color="#92d05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0000"/>
      <style:text-properties fo:color="#ffffff"/>
    </style:style>
    <style:style style:name="ConditionalStyle_5f_13" style:display-name="ConditionalStyle_13" style:family="table-cell" style:parent-style-name="Default">
      <style:table-cell-properties fo:background-color="#ffff00"/>
    </style:style>
    <style:style style:name="ConditionalStyle_5f_14" style:display-name="ConditionalStyle_14" style:family="table-cell" style:parent-style-name="Default">
      <style:table-cell-properties fo:background-color="#558ed5"/>
    </style:style>
    <style:style style:name="ConditionalStyle_5f_15" style:display-name="ConditionalStyle_15" style:family="table-cell" style:parent-style-name="Default">
      <style:table-cell-properties fo:background-color="#7030a0"/>
    </style:style>
    <style:style style:name="ConditionalStyle_5f_16" style:display-name="ConditionalStyle_16" style:family="table-cell" style:parent-style-name="Default">
      <style:table-cell-properties fo:background-color="#c6d9f1"/>
    </style:style>
    <style:style style:name="ConditionalStyle_5f_17" style:display-name="ConditionalStyle_17" style:family="table-cell" style:parent-style-name="Default">
      <style:table-cell-properties fo:background-color="#92d050"/>
    </style:style>
    <style:style style:name="ConditionalStyle_5f_18" style:display-name="ConditionalStyle_18" style:family="table-cell" style:parent-style-name="Default">
      <style:table-cell-properties fo:background-color="#ff0000"/>
    </style:style>
    <style:style style:name="ConditionalStyle_5f_19" style:display-name="ConditionalStyle_19" style:family="table-cell" style:parent-style-name="Default">
      <style:table-cell-properties fo:background-color="#000000"/>
      <style:text-properties fo:color="#ffffff"/>
    </style:style>
    <style:style style:name="ConditionalStyle_5f_20" style:display-name="ConditionalStyle_20" style:family="table-cell" style:parent-style-name="Default">
      <style:table-cell-properties fo:background-color="#ffff00"/>
    </style:style>
    <style:style style:name="ConditionalStyle_5f_21" style:display-name="ConditionalStyle_21" style:family="table-cell" style:parent-style-name="Default">
      <style:table-cell-properties fo:background-color="#558ed5"/>
    </style:style>
    <style:style style:name="ConditionalStyle_5f_1" style:display-name="ConditionalStyle_1" style:family="table-cell" style:parent-style-name="Default">
      <style:table-cell-properties fo:background-color="#7030a0"/>
    </style:style>
    <style:style style:name="ConditionalStyle_5f_2" style:display-name="ConditionalStyle_2" style:family="table-cell" style:parent-style-name="Default">
      <style:table-cell-properties fo:background-color="#c6d9f1"/>
    </style:style>
    <style:style style:name="ConditionalStyle_5f_3" style:display-name="ConditionalStyle_3" style:family="table-cell" style:parent-style-name="Default">
      <style:table-cell-properties fo:background-color="#92d05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000000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fff00"/>
    </style:style>
    <style:style style:name="ConditionalStyle_5f_7" style:display-name="ConditionalStyle_7" style:family="table-cell" style:parent-style-name="Default">
      <style:table-cell-properties fo:background-color="#558ed5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Misc" style:display-name="PageStyle_Misc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ps" style:display-name="PageStyle_Group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hannels" style:display-name="PageStyle_Channel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ixer_20_Config" style:display-name="PageStyle_Mixer Config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ockets" style:display-name="PageStyle_Socket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3:29:36</meta:creation-date>
    <meta:initial-creator>togrupe</meta:initial-creator>
    <dc:language>de-DE</dc:language>
    <dc:date>2023-08-08T02:29:18.058169340</dc:date>
    <meta:editing-cycles>266</meta:editing-cycles>
    <meta:editing-duration>PT10H43M16S</meta:editing-duration>
    <meta:generator>LibreOffice/7.4.2.3$MacOSX_X86_64 LibreOffice_project/382eef1f22670f7f4118c8c2dd222ec7ad009daf</meta:generator>
    <meta:document-statistic meta:table-count="5" meta:cell-count="6861" meta:object-count="0"/>
    <meta:user-defined meta:name="AppVersion">15.0000</meta:user-defined>
  </office:meta>
</office:document-meta>
</file>